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9465in"/>
    </style:style>
    <style:style style:name="co2" style:family="table-column">
      <style:table-column-properties fo:break-before="auto" style:column-width="0.9929in"/>
    </style:style>
    <style:style style:name="co3" style:family="table-column">
      <style:table-column-properties fo:break-before="auto" style:column-width="0.9173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155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number-columns-repeated="8" table:default-cell-style-name="ce1"/>
        <table:table-column table:style-name="co2" table:number-columns-repeated="2" table:default-cell-style-name="Default"/>
        <table:table-column table:style-name="co2" table:number-columns-repeated="72" table:default-cell-style-name="ce1"/>
        <table:table-column table:style-name="co4" table:default-cell-style-name="Default"/>
        <table:table-row table:style-name="ro1">
          <table:table-cell office:value-type="string">
            <text:p>FileName</text:p>
            <draw:frame table:end-cell-address="Sheet1.F40" table:end-x="0.635in" table:end-y="0.1776in" draw:z-index="0" draw:style-name="gr1" svg:width="12.9787in" svg:height="7.0012in" svg:x="0.5268in" svg:y="0.0835in">
              <draw:object draw:notify-on-update-of-ranges="Sheet1.B1:Sheet1.B1 Sheet1.C1:Sheet1.IV1 Sheet1.A31:Sheet1.A31 Sheet1.B31:Sheet1.IV3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1.3458252">
            <text:p>1.3458252</text:p>
          </table:table-cell>
          <table:table-cell office:value-type="float" office:value="45.758057">
            <text:p>45.758057</text:p>
          </table:table-cell>
          <table:table-cell office:value-type="float" office:value="131.89087">
            <text:p>131.89087</text:p>
          </table:table-cell>
          <table:table-cell office:value-type="float" office:value="218.02368">
            <text:p>218.02368</text:p>
          </table:table-cell>
          <table:table-cell office:value-type="float" office:value="304.1565">
            <text:p>304.1565</text:p>
          </table:table-cell>
          <table:table-cell office:value-type="float" office:value="390.2893">
            <text:p>390.2893</text:p>
          </table:table-cell>
          <table:table-cell office:value-type="float" office:value="476.42212">
            <text:p>476.42212</text:p>
          </table:table-cell>
          <table:table-cell office:value-type="float" office:value="562.55493">
            <text:p>562.55493</text:p>
          </table:table-cell>
          <table:table-cell office:value-type="float" office:value="648.68774">
            <text:p>648.68774</text:p>
          </table:table-cell>
          <table:table-cell office:value-type="float" office:value="734.82056">
            <text:p>734.82056</text:p>
          </table:table-cell>
          <table:table-cell office:value-type="float" office:value="820.95337">
            <text:p>820.95337</text:p>
          </table:table-cell>
          <table:table-cell office:value-type="float" office:value="907.0862">
            <text:p>907.0862</text:p>
          </table:table-cell>
          <table:table-cell office:value-type="float" office:value="993.219">
            <text:p>993.219</text:p>
          </table:table-cell>
          <table:table-cell office:value-type="float" office:value="1079.3518">
            <text:p>1079.3518</text:p>
          </table:table-cell>
          <table:table-cell office:value-type="float" office:value="1165.4846">
            <text:p>1165.4846</text:p>
          </table:table-cell>
          <table:table-cell office:value-type="float" office:value="1251.6174">
            <text:p>1251.6174</text:p>
          </table:table-cell>
          <table:table-cell office:value-type="float" office:value="1337.7502">
            <text:p>1337.7502</text:p>
          </table:table-cell>
          <table:table-cell office:value-type="float" office:value="1423.883">
            <text:p>1423.883</text:p>
          </table:table-cell>
          <table:table-cell office:value-type="float" office:value="1510.0159">
            <text:p>1510.0159</text:p>
          </table:table-cell>
          <table:table-cell office:value-type="float" office:value="1596.1487">
            <text:p>1596.1487</text:p>
          </table:table-cell>
          <table:table-cell office:value-type="float" office:value="1682.2815">
            <text:p>1682.2815</text:p>
          </table:table-cell>
          <table:table-cell office:value-type="float" office:value="1768.4143">
            <text:p>1768.4143</text:p>
          </table:table-cell>
          <table:table-cell office:value-type="float" office:value="1854.5471">
            <text:p>1854.5471</text:p>
          </table:table-cell>
          <table:table-cell office:value-type="float" office:value="1940.6799">
            <text:p>1940.6799</text:p>
          </table:table-cell>
          <table:table-cell office:value-type="float" office:value="2026.8127">
            <text:p>2026.8127</text:p>
          </table:table-cell>
          <table:table-cell office:value-type="float" office:value="2112.9456">
            <text:p>2112.9456</text:p>
          </table:table-cell>
          <table:table-cell office:value-type="float" office:value="2199.0784">
            <text:p>2199.0784</text:p>
          </table:table-cell>
          <table:table-cell office:value-type="float" office:value="2285.2112">
            <text:p>2285.2112</text:p>
          </table:table-cell>
          <table:table-cell office:value-type="float" office:value="2371.344">
            <text:p>2371.344</text:p>
          </table:table-cell>
          <table:table-cell office:value-type="float" office:value="2457.4768">
            <text:p>2457.4768</text:p>
          </table:table-cell>
          <table:table-cell office:value-type="float" office:value="2543.6096">
            <text:p>2543.6096</text:p>
          </table:table-cell>
          <table:table-cell office:value-type="float" office:value="2629.7424">
            <text:p>2629.7424</text:p>
          </table:table-cell>
          <table:table-cell office:value-type="float" office:value="2715.8752">
            <text:p>2715.8752</text:p>
          </table:table-cell>
          <table:table-cell office:value-type="float" office:value="2802.008">
            <text:p>2802.008</text:p>
          </table:table-cell>
          <table:table-cell office:value-type="float" office:value="2888.1409">
            <text:p>2888.1409</text:p>
          </table:table-cell>
          <table:table-cell office:value-type="float" office:value="2974.2737">
            <text:p>2974.2737</text:p>
          </table:table-cell>
          <table:table-cell office:value-type="float" office:value="3060.4065">
            <text:p>3060.4065</text:p>
          </table:table-cell>
          <table:table-cell office:value-type="float" office:value="3146.5393">
            <text:p>3146.5393</text:p>
          </table:table-cell>
          <table:table-cell office:value-type="float" office:value="3232.672">
            <text:p>3232.672</text:p>
          </table:table-cell>
          <table:table-cell office:value-type="float" office:value="3318.805">
            <text:p>3318.805</text:p>
          </table:table-cell>
          <table:table-cell office:value-type="float" office:value="3404.9377">
            <text:p>3404.9377</text:p>
          </table:table-cell>
          <table:table-cell office:value-type="float" office:value="3491.0706">
            <text:p>3491.0706</text:p>
          </table:table-cell>
          <table:table-cell office:value-type="float" office:value="3577.2034">
            <text:p>3577.2034</text:p>
          </table:table-cell>
          <table:table-cell office:value-type="float" office:value="3663.3362">
            <text:p>3663.3362</text:p>
          </table:table-cell>
          <table:table-cell office:value-type="float" office:value="3749.469">
            <text:p>3749.469</text:p>
          </table:table-cell>
          <table:table-cell office:value-type="float" office:value="3835.6018">
            <text:p>3835.6018</text:p>
          </table:table-cell>
          <table:table-cell office:value-type="float" office:value="3921.7346">
            <text:p>3921.7346</text:p>
          </table:table-cell>
          <table:table-cell office:value-type="float" office:value="4007.8674">
            <text:p>4007.8674</text:p>
          </table:table-cell>
          <table:table-cell office:value-type="float" office:value="4094.0005">
            <text:p>4094.0005</text:p>
          </table:table-cell>
          <table:table-cell office:value-type="float" office:value="4180.1333">
            <text:p>4180.1333</text:p>
          </table:table-cell>
          <table:table-cell office:value-type="float" office:value="4266.266">
            <text:p>4266.266</text:p>
          </table:table-cell>
          <table:table-cell office:value-type="float" office:value="4352.399">
            <text:p>4352.399</text:p>
          </table:table-cell>
          <table:table-cell office:value-type="float" office:value="4438.5317">
            <text:p>4438.5317</text:p>
          </table:table-cell>
          <table:table-cell office:value-type="float" office:value="4524.6646">
            <text:p>4524.6646</text:p>
          </table:table-cell>
          <table:table-cell office:value-type="float" office:value="4610.7974">
            <text:p>4610.7974</text:p>
          </table:table-cell>
          <table:table-cell office:value-type="float" office:value="4696.93">
            <text:p>4696.93</text:p>
          </table:table-cell>
          <table:table-cell office:value-type="float" office:value="4783.063">
            <text:p>4783.063</text:p>
          </table:table-cell>
          <table:table-cell office:value-type="float" office:value="4869.196">
            <text:p>4869.196</text:p>
          </table:table-cell>
          <table:table-cell office:value-type="float" office:value="4955.3286">
            <text:p>4955.3286</text:p>
          </table:table-cell>
          <table:table-cell office:value-type="float" office:value="5041.4614">
            <text:p>5041.4614</text:p>
          </table:table-cell>
          <table:table-cell office:value-type="float" office:value="5127.594">
            <text:p>5127.594</text:p>
          </table:table-cell>
          <table:table-cell office:value-type="float" office:value="5213.727">
            <text:p>5213.727</text:p>
          </table:table-cell>
          <table:table-cell office:value-type="float" office:value="5299.86">
            <text:p>5299.86</text:p>
          </table:table-cell>
          <table:table-cell office:value-type="float" office:value="5385.9927">
            <text:p>5385.9927</text:p>
          </table:table-cell>
          <table:table-cell office:value-type="float" office:value="5472.1255">
            <text:p>5472.1255</text:p>
          </table:table-cell>
          <table:table-cell office:value-type="float" office:value="5558.2583">
            <text:p>5558.2583</text:p>
          </table:table-cell>
          <table:table-cell office:value-type="float" office:value="5644.391">
            <text:p>5644.391</text:p>
          </table:table-cell>
          <table:table-cell office:value-type="float" office:value="5730.524">
            <text:p>5730.524</text:p>
          </table:table-cell>
          <table:table-cell office:value-type="float" office:value="5816.6567">
            <text:p>5816.6567</text:p>
          </table:table-cell>
          <table:table-cell office:value-type="float" office:value="5902.7896">
            <text:p>5902.7896</text:p>
          </table:table-cell>
          <table:table-cell office:value-type="float" office:value="5988.9224">
            <text:p>5988.9224</text:p>
          </table:table-cell>
          <table:table-cell office:value-type="float" office:value="6075.055">
            <text:p>6075.055</text:p>
          </table:table-cell>
          <table:table-cell office:value-type="float" office:value="6161.188">
            <text:p>6161.188</text:p>
          </table:table-cell>
          <table:table-cell office:value-type="float" office:value="6247.321">
            <text:p>6247.321</text:p>
          </table:table-cell>
          <table:table-cell office:value-type="float" office:value="6333.4536">
            <text:p>6333.4536</text:p>
          </table:table-cell>
          <table:table-cell office:value-type="float" office:value="6419.5864">
            <text:p>6419.5864</text:p>
          </table:table-cell>
          <table:table-cell office:value-type="float" office:value="6505.719">
            <text:p>6505.719</text:p>
          </table:table-cell>
          <table:table-cell office:value-type="float" office:value="6591.852">
            <text:p>6591.852</text:p>
          </table:table-cell>
          <table:table-cell office:value-type="float" office:value="6677.985">
            <text:p>6677.985</text:p>
          </table:table-cell>
          <table:table-cell office:value-type="float" office:value="6764.1177">
            <text:p>6764.1177</text:p>
          </table:table-cell>
          <table:table-cell office:value-type="float" office:value="6850.2505">
            <text:p>6850.2505</text:p>
          </table:table-cell>
          <table:table-cell office:value-type="float" office:value="6936.3833">
            <text:p>6936.3833</text:p>
          </table:table-cell>
          <table:table-cell office:value-type="float" office:value="7022.516">
            <text:p>7022.516</text:p>
          </table:table-cell>
          <table:table-cell office:value-type="float" office:value="7108.649">
            <text:p>7108.649</text:p>
          </table:table-cell>
          <table:table-cell office:value-type="float" office:value="7194.7817">
            <text:p>7194.7817</text:p>
          </table:table-cell>
          <table:table-cell office:value-type="float" office:value="7280.9146">
            <text:p>7280.9146</text:p>
          </table:table-cell>
          <table:table-cell office:value-type="float" office:value="7367.0474">
            <text:p>7367.0474</text:p>
          </table:table-cell>
          <table:table-cell office:value-type="float" office:value="7453.18">
            <text:p>7453.18</text:p>
          </table:table-cell>
          <table:table-cell office:value-type="float" office:value="7539.313">
            <text:p>7539.313</text:p>
          </table:table-cell>
          <table:table-cell office:value-type="float" office:value="7625.446">
            <text:p>7625.446</text:p>
          </table:table-cell>
          <table:table-cell office:value-type="float" office:value="7711.5786">
            <text:p>7711.5786</text:p>
          </table:table-cell>
          <table:table-cell office:value-type="float" office:value="7797.7114">
            <text:p>7797.7114</text:p>
          </table:table-cell>
          <table:table-cell office:value-type="float" office:value="7883.844">
            <text:p>7883.844</text:p>
          </table:table-cell>
          <table:table-cell office:value-type="float" office:value="7969.977">
            <text:p>7969.977</text:p>
          </table:table-cell>
          <table:table-cell office:value-type="float" office:value="8056.11">
            <text:p>8056.11</text:p>
          </table:table-cell>
          <table:table-cell office:value-type="float" office:value="8142.2427">
            <text:p>8142.2427</text:p>
          </table:table-cell>
          <table:table-cell office:value-type="float" office:value="8228.372">
            <text:p>8228.372</text:p>
          </table:table-cell>
          <table:table-cell office:value-type="float" office:value="8314.498">
            <text:p>8314.498</text:p>
          </table:table-cell>
          <table:table-cell office:value-type="float" office:value="8400.623">
            <text:p>8400.623</text:p>
          </table:table-cell>
          <table:table-cell office:value-type="float" office:value="8486.748">
            <text:p>8486.748</text:p>
          </table:table-cell>
          <table:table-cell office:value-type="float" office:value="8572.873">
            <text:p>8572.873</text:p>
          </table:table-cell>
          <table:table-cell office:value-type="float" office:value="8658.998">
            <text:p>8658.998</text:p>
          </table:table-cell>
          <table:table-cell office:value-type="float" office:value="8745.123">
            <text:p>8745.123</text:p>
          </table:table-cell>
          <table:table-cell office:value-type="float" office:value="8831.248">
            <text:p>8831.248</text:p>
          </table:table-cell>
          <table:table-cell office:value-type="float" office:value="8917.373">
            <text:p>8917.373</text:p>
          </table:table-cell>
          <table:table-cell office:value-type="float" office:value="9003.498">
            <text:p>9003.498</text:p>
          </table:table-cell>
          <table:table-cell office:value-type="float" office:value="9089.623">
            <text:p>9089.623</text:p>
          </table:table-cell>
          <table:table-cell office:value-type="float" office:value="9175.748">
            <text:p>9175.748</text:p>
          </table:table-cell>
          <table:table-cell office:value-type="float" office:value="9261.873">
            <text:p>9261.873</text:p>
          </table:table-cell>
          <table:table-cell office:value-type="float" office:value="9347.998">
            <text:p>9347.998</text:p>
          </table:table-cell>
          <table:table-cell office:value-type="float" office:value="9434.123">
            <text:p>9434.123</text:p>
          </table:table-cell>
          <table:table-cell office:value-type="float" office:value="9520.248">
            <text:p>9520.248</text:p>
          </table:table-cell>
          <table:table-cell office:value-type="float" office:value="9606.373">
            <text:p>9606.373</text:p>
          </table:table-cell>
          <table:table-cell office:value-type="float" office:value="9692.498">
            <text:p>9692.498</text:p>
          </table:table-cell>
          <table:table-cell office:value-type="float" office:value="9778.623">
            <text:p>9778.623</text:p>
          </table:table-cell>
          <table:table-cell office:value-type="float" office:value="9864.748">
            <text:p>9864.748</text:p>
          </table:table-cell>
          <table:table-cell office:value-type="float" office:value="9950.873">
            <text:p>9950.873</text:p>
          </table:table-cell>
          <table:table-cell office:value-type="float" office:value="10036.998">
            <text:p>10036.998</text:p>
          </table:table-cell>
          <table:table-cell office:value-type="float" office:value="10123.123">
            <text:p>10123.123</text:p>
          </table:table-cell>
          <table:table-cell office:value-type="float" office:value="10209.248">
            <text:p>10209.248</text:p>
          </table:table-cell>
          <table:table-cell office:value-type="float" office:value="10295.373">
            <text:p>10295.373</text:p>
          </table:table-cell>
          <table:table-cell office:value-type="float" office:value="10381.498">
            <text:p>10381.498</text:p>
          </table:table-cell>
          <table:table-cell office:value-type="float" office:value="10467.623">
            <text:p>10467.623</text:p>
          </table:table-cell>
          <table:table-cell office:value-type="float" office:value="10553.748">
            <text:p>10553.748</text:p>
          </table:table-cell>
          <table:table-cell office:value-type="float" office:value="10639.873">
            <text:p>10639.873</text:p>
          </table:table-cell>
          <table:table-cell office:value-type="float" office:value="10725.998">
            <text:p>10725.998</text:p>
          </table:table-cell>
          <table:table-cell office:value-type="float" office:value="10812.123">
            <text:p>10812.123</text:p>
          </table:table-cell>
          <table:table-cell office:value-type="float" office:value="10898.248">
            <text:p>10898.248</text:p>
          </table:table-cell>
          <table:table-cell office:value-type="float" office:value="10984.373">
            <text:p>10984.373</text:p>
          </table:table-cell>
          <table:table-cell office:value-type="float" office:value="11070.498">
            <text:p>11070.498</text:p>
          </table:table-cell>
          <table:table-cell office:value-type="float" office:value="11156.623">
            <text:p>11156.623</text:p>
          </table:table-cell>
          <table:table-cell office:value-type="float" office:value="11242.748">
            <text:p>11242.748</text:p>
          </table:table-cell>
          <table:table-cell office:value-type="float" office:value="11328.873">
            <text:p>11328.873</text:p>
          </table:table-cell>
          <table:table-cell office:value-type="float" office:value="11414.998">
            <text:p>11414.998</text:p>
          </table:table-cell>
          <table:table-cell office:value-type="float" office:value="11501.123">
            <text:p>11501.123</text:p>
          </table:table-cell>
          <table:table-cell office:value-type="float" office:value="11587.248">
            <text:p>11587.248</text:p>
          </table:table-cell>
          <table:table-cell office:value-type="float" office:value="11673.373">
            <text:p>11673.373</text:p>
          </table:table-cell>
          <table:table-cell office:value-type="float" office:value="11759.498">
            <text:p>11759.498</text:p>
          </table:table-cell>
          <table:table-cell office:value-type="float" office:value="11845.623">
            <text:p>11845.623</text:p>
          </table:table-cell>
          <table:table-cell office:value-type="float" office:value="11931.748">
            <text:p>11931.748</text:p>
          </table:table-cell>
          <table:table-cell office:value-type="float" office:value="12017.873">
            <text:p>12017.873</text:p>
          </table:table-cell>
          <table:table-cell office:value-type="float" office:value="12103.998">
            <text:p>12103.998</text:p>
          </table:table-cell>
          <table:table-cell office:value-type="float" office:value="12190.123">
            <text:p>12190.123</text:p>
          </table:table-cell>
          <table:table-cell office:value-type="float" office:value="12276.248">
            <text:p>12276.248</text:p>
          </table:table-cell>
          <table:table-cell office:value-type="float" office:value="12362.373">
            <text:p>12362.373</text:p>
          </table:table-cell>
          <table:table-cell office:value-type="float" office:value="12448.498">
            <text:p>12448.498</text:p>
          </table:table-cell>
          <table:table-cell office:value-type="float" office:value="12534.623">
            <text:p>12534.623</text:p>
          </table:table-cell>
          <table:table-cell office:value-type="float" office:value="12620.748">
            <text:p>12620.748</text:p>
          </table:table-cell>
          <table:table-cell office:value-type="float" office:value="12706.873">
            <text:p>12706.873</text:p>
          </table:table-cell>
          <table:table-cell office:value-type="float" office:value="12792.998">
            <text:p>12792.998</text:p>
          </table:table-cell>
          <table:table-cell office:value-type="float" office:value="12879.123">
            <text:p>12879.123</text:p>
          </table:table-cell>
          <table:table-cell office:value-type="float" office:value="12965.248">
            <text:p>12965.248</text:p>
          </table:table-cell>
          <table:table-cell office:value-type="float" office:value="13051.373">
            <text:p>13051.373</text:p>
          </table:table-cell>
          <table:table-cell office:value-type="float" office:value="13137.498">
            <text:p>13137.498</text:p>
          </table:table-cell>
          <table:table-cell office:value-type="float" office:value="13223.623">
            <text:p>13223.623</text:p>
          </table:table-cell>
          <table:table-cell office:value-type="float" office:value="13309.748">
            <text:p>13309.748</text:p>
          </table:table-cell>
          <table:table-cell office:value-type="float" office:value="13395.873">
            <text:p>13395.873</text:p>
          </table:table-cell>
          <table:table-cell office:value-type="float" office:value="13481.998">
            <text:p>13481.998</text:p>
          </table:table-cell>
          <table:table-cell office:value-type="float" office:value="13568.123">
            <text:p>13568.123</text:p>
          </table:table-cell>
          <table:table-cell office:value-type="float" office:value="13654.248">
            <text:p>13654.248</text:p>
          </table:table-cell>
          <table:table-cell office:value-type="float" office:value="13740.373">
            <text:p>13740.373</text:p>
          </table:table-cell>
          <table:table-cell office:value-type="float" office:value="13826.498">
            <text:p>13826.498</text:p>
          </table:table-cell>
          <table:table-cell office:value-type="float" office:value="13912.623">
            <text:p>13912.623</text:p>
          </table:table-cell>
          <table:table-cell office:value-type="float" office:value="13998.748">
            <text:p>13998.748</text:p>
          </table:table-cell>
          <table:table-cell office:value-type="float" office:value="14084.873">
            <text:p>14084.873</text:p>
          </table:table-cell>
          <table:table-cell office:value-type="float" office:value="14170.998">
            <text:p>14170.998</text:p>
          </table:table-cell>
          <table:table-cell table:style-name="Default" office:value-type="float" office:value="14257.123">
            <text:p>14257.123</text:p>
          </table:table-cell>
          <table:table-cell office:value-type="float" office:value="14343.248">
            <text:p>14343.248</text:p>
          </table:table-cell>
          <table:table-cell office:value-type="float" office:value="14429.373">
            <text:p>14429.373</text:p>
          </table:table-cell>
          <table:table-cell table:style-name="Default" office:value-type="float" office:value="14515.498">
            <text:p>14515.498</text:p>
          </table:table-cell>
          <table:table-cell office:value-type="float" office:value="14601.623">
            <text:p>14601.623</text:p>
          </table:table-cell>
          <table:table-cell office:value-type="float" office:value="14687.748">
            <text:p>14687.748</text:p>
          </table:table-cell>
          <table:table-cell office:value-type="float" office:value="14773.873">
            <text:p>14773.873</text:p>
          </table:table-cell>
          <table:table-cell table:style-name="Default" office:value-type="float" office:value="14859.998">
            <text:p>14859.998</text:p>
          </table:table-cell>
          <table:table-cell table:style-name="Default" office:value-type="float" office:value="14946.123">
            <text:p>14946.123</text:p>
          </table:table-cell>
          <table:table-cell table:style-name="Default" office:value-type="float" office:value="15032.248">
            <text:p>15032.248</text:p>
          </table:table-cell>
          <table:table-cell table:style-name="Default" office:value-type="float" office:value="15118.373">
            <text:p>15118.373</text:p>
          </table:table-cell>
          <table:table-cell table:style-name="Default" office:value-type="float" office:value="15204.498">
            <text:p>15204.498</text:p>
          </table:table-cell>
          <table:table-cell table:style-name="Default" office:value-type="float" office:value="15290.623">
            <text:p>15290.623</text:p>
          </table:table-cell>
          <table:table-cell table:style-name="Default" office:value-type="float" office:value="15376.748">
            <text:p>15376.748</text:p>
          </table:table-cell>
          <table:table-cell table:style-name="Default" office:value-type="float" office:value="15462.873">
            <text:p>15462.873</text:p>
          </table:table-cell>
          <table:table-cell office:value-type="float" office:value="15548.998">
            <text:p>15548.998</text:p>
          </table:table-cell>
          <table:table-cell office:value-type="float" office:value="15635.123">
            <text:p>15635.123</text:p>
          </table:table-cell>
          <table:table-cell table:style-name="Default" office:value-type="float" office:value="15721.248">
            <text:p>15721.248</text:p>
          </table:table-cell>
          <table:table-cell table:style-name="Default" office:value-type="float" office:value="15807.373">
            <text:p>15807.373</text:p>
          </table:table-cell>
          <table:table-cell table:style-name="Default" office:value-type="float" office:value="15893.498">
            <text:p>15893.498</text:p>
          </table:table-cell>
          <table:table-cell table:style-name="Default" office:value-type="float" office:value="15979.623">
            <text:p>15979.623</text:p>
          </table:table-cell>
          <table:table-cell table:style-name="Default" office:value-type="float" office:value="16065.748">
            <text:p>16065.748</text:p>
          </table:table-cell>
          <table:table-cell table:style-name="Default" office:value-type="float" office:value="16151.873">
            <text:p>16151.873</text:p>
          </table:table-cell>
          <table:table-cell table:style-name="Default" office:value-type="float" office:value="16237.998">
            <text:p>16237.998</text:p>
          </table:table-cell>
          <table:table-cell table:style-name="Default" office:value-type="float" office:value="16324.123">
            <text:p>16324.123</text:p>
          </table:table-cell>
          <table:table-cell table:style-name="Default" office:value-type="float" office:value="16410.248">
            <text:p>16410.248</text:p>
          </table:table-cell>
          <table:table-cell table:style-name="Default" office:value-type="float" office:value="16496.373">
            <text:p>16496.373</text:p>
          </table:table-cell>
          <table:table-cell table:style-name="Default" office:value-type="float" office:value="16582.498">
            <text:p>16582.498</text:p>
          </table:table-cell>
          <table:table-cell table:style-name="Default" office:value-type="float" office:value="16668.623">
            <text:p>16668.623</text:p>
          </table:table-cell>
          <table:table-cell table:style-name="Default" office:value-type="float" office:value="16754.748">
            <text:p>16754.748</text:p>
          </table:table-cell>
          <table:table-cell table:style-name="Default" office:value-type="float" office:value="16840.873">
            <text:p>16840.873</text:p>
          </table:table-cell>
          <table:table-cell table:style-name="Default" office:value-type="float" office:value="16926.998">
            <text:p>16926.998</text:p>
          </table:table-cell>
          <table:table-cell table:style-name="Default" office:value-type="float" office:value="17013.123">
            <text:p>17013.123</text:p>
          </table:table-cell>
          <table:table-cell table:style-name="Default" office:value-type="float" office:value="17099.248">
            <text:p>17099.248</text:p>
          </table:table-cell>
          <table:table-cell table:style-name="Default" office:value-type="float" office:value="17185.373">
            <text:p>17185.373</text:p>
          </table:table-cell>
          <table:table-cell table:style-name="Default" office:value-type="float" office:value="17271.498">
            <text:p>17271.498</text:p>
          </table:table-cell>
          <table:table-cell table:style-name="Default" office:value-type="float" office:value="17357.623">
            <text:p>17357.623</text:p>
          </table:table-cell>
          <table:table-cell table:style-name="Default" office:value-type="float" office:value="17443.748">
            <text:p>17443.748</text:p>
          </table:table-cell>
          <table:table-cell table:style-name="Default" office:value-type="float" office:value="17529.873">
            <text:p>17529.873</text:p>
          </table:table-cell>
          <table:table-cell table:style-name="Default" office:value-type="float" office:value="17615.998">
            <text:p>17615.998</text:p>
          </table:table-cell>
          <table:table-cell table:style-name="Default" office:value-type="float" office:value="17702.123">
            <text:p>17702.123</text:p>
          </table:table-cell>
          <table:table-cell table:style-name="Default" office:value-type="float" office:value="17788.248">
            <text:p>17788.248</text:p>
          </table:table-cell>
          <table:table-cell table:style-name="Default" office:value-type="float" office:value="17874.373">
            <text:p>17874.373</text:p>
          </table:table-cell>
          <table:table-cell table:style-name="Default" office:value-type="float" office:value="17960.498">
            <text:p>17960.498</text:p>
          </table:table-cell>
          <table:table-cell table:style-name="Default" office:value-type="float" office:value="18046.623">
            <text:p>18046.623</text:p>
          </table:table-cell>
          <table:table-cell table:style-name="Default" office:value-type="float" office:value="18132.748">
            <text:p>18132.748</text:p>
          </table:table-cell>
          <table:table-cell table:style-name="Default" office:value-type="float" office:value="18218.873">
            <text:p>18218.873</text:p>
          </table:table-cell>
          <table:table-cell table:style-name="Default" office:value-type="float" office:value="18304.998">
            <text:p>18304.998</text:p>
          </table:table-cell>
          <table:table-cell table:style-name="Default" office:value-type="float" office:value="18391.123">
            <text:p>18391.123</text:p>
          </table:table-cell>
          <table:table-cell table:style-name="Default" office:value-type="float" office:value="18477.248">
            <text:p>18477.248</text:p>
          </table:table-cell>
          <table:table-cell table:style-name="Default" office:value-type="float" office:value="18563.373">
            <text:p>18563.373</text:p>
          </table:table-cell>
          <table:table-cell table:style-name="Default" office:value-type="float" office:value="18649.498">
            <text:p>18649.498</text:p>
          </table:table-cell>
          <table:table-cell table:style-name="Default" office:value-type="float" office:value="18735.623">
            <text:p>18735.623</text:p>
          </table:table-cell>
          <table:table-cell table:style-name="Default" office:value-type="float" office:value="18821.748">
            <text:p>18821.748</text:p>
          </table:table-cell>
          <table:table-cell table:style-name="Default" office:value-type="float" office:value="18907.873">
            <text:p>18907.873</text:p>
          </table:table-cell>
          <table:table-cell table:style-name="Default" office:value-type="float" office:value="18993.998">
            <text:p>18993.998</text:p>
          </table:table-cell>
          <table:table-cell table:style-name="Default" office:value-type="float" office:value="19080.123">
            <text:p>19080.123</text:p>
          </table:table-cell>
          <table:table-cell table:style-name="Default" office:value-type="float" office:value="19166.248">
            <text:p>19166.248</text:p>
          </table:table-cell>
          <table:table-cell table:style-name="Default" office:value-type="float" office:value="19252.373">
            <text:p>19252.373</text:p>
          </table:table-cell>
          <table:table-cell table:style-name="Default" office:value-type="float" office:value="19338.498">
            <text:p>19338.498</text:p>
          </table:table-cell>
          <table:table-cell table:style-name="Default" office:value-type="float" office:value="19424.623">
            <text:p>19424.623</text:p>
          </table:table-cell>
          <table:table-cell table:style-name="Default" office:value-type="float" office:value="19510.748">
            <text:p>19510.748</text:p>
          </table:table-cell>
          <table:table-cell table:style-name="Default" office:value-type="float" office:value="19596.873">
            <text:p>19596.873</text:p>
          </table:table-cell>
          <table:table-cell table:style-name="Default" office:value-type="float" office:value="19682.998">
            <text:p>19682.998</text:p>
          </table:table-cell>
          <table:table-cell table:style-name="Default" office:value-type="float" office:value="19769.123">
            <text:p>19769.123</text:p>
          </table:table-cell>
          <table:table-cell table:style-name="Default" office:value-type="float" office:value="19855.248">
            <text:p>19855.248</text:p>
          </table:table-cell>
          <table:table-cell table:style-name="Default" office:value-type="float" office:value="19941.373">
            <text:p>19941.373</text:p>
          </table:table-cell>
          <table:table-cell table:style-name="Default" office:value-type="float" office:value="20027.498">
            <text:p>20027.498</text:p>
          </table:table-cell>
          <table:table-cell table:style-name="Default" office:value-type="float" office:value="20113.623">
            <text:p>20113.623</text:p>
          </table:table-cell>
          <table:table-cell table:style-name="Default" office:value-type="float" office:value="20199.748">
            <text:p>20199.748</text:p>
          </table:table-cell>
          <table:table-cell table:style-name="Default" office:value-type="float" office:value="20285.873">
            <text:p>20285.873</text:p>
          </table:table-cell>
          <table:table-cell table:style-name="Default" office:value-type="float" office:value="20371.998">
            <text:p>20371.998</text:p>
          </table:table-cell>
          <table:table-cell table:style-name="Default" office:value-type="float" office:value="20458.123">
            <text:p>20458.123</text:p>
          </table:table-cell>
          <table:table-cell table:style-name="Default" office:value-type="float" office:value="20544.248">
            <text:p>20544.248</text:p>
          </table:table-cell>
          <table:table-cell table:style-name="Default" office:value-type="float" office:value="20630.373">
            <text:p>20630.373</text:p>
          </table:table-cell>
          <table:table-cell table:style-name="Default" office:value-type="float" office:value="20716.498">
            <text:p>20716.498</text:p>
          </table:table-cell>
          <table:table-cell table:style-name="Default" office:value-type="float" office:value="20802.623">
            <text:p>20802.623</text:p>
          </table:table-cell>
          <table:table-cell table:style-name="Default" office:value-type="float" office:value="20888.748">
            <text:p>20888.748</text:p>
          </table:table-cell>
          <table:table-cell table:style-name="Default" office:value-type="float" office:value="20974.873">
            <text:p>20974.873</text:p>
          </table:table-cell>
          <table:table-cell table:style-name="Default" office:value-type="float" office:value="21060.998">
            <text:p>21060.998</text:p>
          </table:table-cell>
          <table:table-cell table:style-name="Default" office:value-type="float" office:value="21147.123">
            <text:p>21147.123</text:p>
          </table:table-cell>
          <table:table-cell table:style-name="Default" office:value-type="float" office:value="21233.248">
            <text:p>21233.248</text:p>
          </table:table-cell>
          <table:table-cell table:style-name="Default" office:value-type="float" office:value="21319.373">
            <text:p>21319.373</text:p>
          </table:table-cell>
          <table:table-cell table:style-name="Default" office:value-type="float" office:value="21405.498">
            <text:p>21405.498</text:p>
          </table:table-cell>
          <table:table-cell table:style-name="Default" office:value-type="float" office:value="21491.623">
            <text:p>21491.623</text:p>
          </table:table-cell>
          <table:table-cell table:style-name="Default" office:value-type="float" office:value="21577.748">
            <text:p>21577.748</text:p>
          </table:table-cell>
          <table:table-cell table:style-name="Default" office:value-type="float" office:value="21663.873">
            <text:p>21663.873</text:p>
          </table:table-cell>
          <table:table-cell table:style-name="Default" office:value-type="float" office:value="21749.998">
            <text:p>21749.998</text:p>
          </table:table-cell>
          <table:table-cell table:style-name="Default" office:value-type="float" office:value="21836.123">
            <text:p>21836.123</text:p>
          </table:table-cell>
          <table:table-cell/>
        </table:table-row>
        <table:table-row table:style-name="ro1">
          <table:table-cell office:value-type="string">
            <text:p>/mnt/share/Music/Albums/Ravi Shankar/Chants Of India/03 Vedic Chanting (one).mp3</text:p>
          </table:table-cell>
          <table:table-cell office:value-type="float" office:value="0.01319506">
            <text:p>0.01319506</text:p>
          </table:table-cell>
          <table:table-cell office:value-type="float" office:value="0.034293097">
            <text:p>0.034293097</text:p>
          </table:table-cell>
          <table:table-cell office:value-type="float" office:value="0.050652463">
            <text:p>0.050652463</text:p>
          </table:table-cell>
          <table:table-cell office:value-type="float" office:value="0.072404526">
            <text:p>0.072404526</text:p>
          </table:table-cell>
          <table:table-cell office:value-type="float" office:value="0.10664767">
            <text:p>0.10664767</text:p>
          </table:table-cell>
          <table:table-cell office:value-type="float" office:value="0.057906076">
            <text:p>0.057906076</text:p>
          </table:table-cell>
          <table:table-cell office:value-type="float" office:value="0.13029982">
            <text:p>0.13029982</text:p>
          </table:table-cell>
          <table:table-cell office:value-type="float" office:value="0.059898674">
            <text:p>0.059898674</text:p>
          </table:table-cell>
          <table:table-cell office:value-type="float" office:value="0.07159153">
            <text:p>0.07159153</text:p>
          </table:table-cell>
          <table:table-cell office:value-type="float" office:value="0.03438221">
            <text:p>0.03438221</text:p>
          </table:table-cell>
          <table:table-cell office:value-type="float" office:value="0.052007735">
            <text:p>0.052007735</text:p>
          </table:table-cell>
          <table:table-cell office:value-type="float" office:value="0.018039696">
            <text:p>0.018039696</text:p>
          </table:table-cell>
          <table:table-cell office:value-type="float" office:value="0.060409613">
            <text:p>0.060409613</text:p>
          </table:table-cell>
          <table:table-cell office:value-type="float" office:value="0.021615153">
            <text:p>0.021615153</text:p>
          </table:table-cell>
          <table:table-cell office:value-type="float" office:value="0.0439643">
            <text:p>0.0439643</text:p>
          </table:table-cell>
          <table:table-cell office:value-type="float" office:value="0.021278568">
            <text:p>0.021278568</text:p>
          </table:table-cell>
          <table:table-cell office:value-type="float" office:value="0.03773899">
            <text:p>0.03773899</text:p>
          </table:table-cell>
          <table:table-cell office:value-type="float" office:value="0.020779286">
            <text:p>0.020779286</text:p>
          </table:table-cell>
          <table:table-cell office:value-type="float" office:value="0.032213934">
            <text:p>0.032213934</text:p>
          </table:table-cell>
          <table:table-cell office:value-type="float" office:value="0.02031137">
            <text:p>0.02031137</text:p>
          </table:table-cell>
          <table:table-cell office:value-type="float" office:value="0.030865295">
            <text:p>0.030865295</text:p>
          </table:table-cell>
          <table:table-cell office:value-type="float" office:value="0.016293965">
            <text:p>0.016293965</text:p>
          </table:table-cell>
          <table:table-cell office:value-type="float" office:value="0.017345732">
            <text:p>0.017345732</text:p>
          </table:table-cell>
          <table:table-cell office:value-type="float" office:value="0.013214141">
            <text:p>0.013214141</text:p>
          </table:table-cell>
          <table:table-cell office:value-type="float" office:value="0.026810799">
            <text:p>0.026810799</text:p>
          </table:table-cell>
          <table:table-cell office:value-type="float" office:value="0.0086913565">
            <text:p>0.0086913565</text:p>
          </table:table-cell>
          <table:table-cell office:value-type="float" office:value="0.013858439">
            <text:p>0.013858439</text:p>
          </table:table-cell>
          <table:table-cell office:value-type="float" office:value="0.014600738">
            <text:p>0.014600738</text:p>
          </table:table-cell>
          <table:table-cell office:value-type="float" office:value="0.025569646">
            <text:p>0.025569646</text:p>
          </table:table-cell>
          <table:table-cell office:value-type="float" office:value="0.025057916">
            <text:p>0.025057916</text:p>
          </table:table-cell>
          <table:table-cell office:value-type="float" office:value="0.03343573">
            <text:p>0.03343573</text:p>
          </table:table-cell>
          <table:table-cell office:value-type="float" office:value="0.021411043">
            <text:p>0.021411043</text:p>
          </table:table-cell>
          <table:table-cell office:value-type="float" office:value="0.02753756">
            <text:p>0.02753756</text:p>
          </table:table-cell>
          <table:table-cell office:value-type="float" office:value="0.01667117">
            <text:p>0.01667117</text:p>
          </table:table-cell>
          <table:table-cell office:value-type="float" office:value="0.019765126">
            <text:p>0.019765126</text:p>
          </table:table-cell>
          <table:table-cell office:value-type="float" office:value="0.014544221">
            <text:p>0.014544221</text:p>
          </table:table-cell>
          <table:table-cell office:value-type="float" office:value="0.017361324">
            <text:p>0.017361324</text:p>
          </table:table-cell>
          <table:table-cell office:value-type="float" office:value="0.01308537">
            <text:p>0.01308537</text:p>
          </table:table-cell>
          <table:table-cell office:value-type="float" office:value="0.018845527">
            <text:p>0.018845527</text:p>
          </table:table-cell>
          <table:table-cell office:value-type="float" office:value="0.01572761">
            <text:p>0.01572761</text:p>
          </table:table-cell>
          <table:table-cell office:value-type="float" office:value="0.016855335">
            <text:p>0.016855335</text:p>
          </table:table-cell>
          <table:table-cell office:value-type="float" office:value="0.012534018">
            <text:p>0.012534018</text:p>
          </table:table-cell>
          <table:table-cell office:value-type="float" office:value="0.019777624">
            <text:p>0.019777624</text:p>
          </table:table-cell>
          <table:table-cell office:value-type="float" office:value="0.009135535">
            <text:p>0.009135535</text:p>
          </table:table-cell>
          <table:table-cell office:value-type="float" office:value="0.010119799">
            <text:p>0.010119799</text:p>
          </table:table-cell>
          <table:table-cell office:value-type="float" office:value="0.0074737053">
            <text:p>0.0074737053</text:p>
          </table:table-cell>
          <table:table-cell office:value-type="float" office:value="0.008072814">
            <text:p>0.008072814</text:p>
          </table:table-cell>
          <table:table-cell office:value-type="float" office:value="0.0058620544">
            <text:p>0.0058620544</text:p>
          </table:table-cell>
          <table:table-cell office:value-type="float" office:value="0.008874241">
            <text:p>0.008874241</text:p>
          </table:table-cell>
          <table:table-cell office:value-type="float" office:value="0.004414435">
            <text:p>0.004414435</text:p>
          </table:table-cell>
          <table:table-cell office:value-type="float" office:value="0.0045674904">
            <text:p>0.0045674904</text:p>
          </table:table-cell>
          <table:table-cell office:value-type="float" office:value="0.003430791">
            <text:p>0.003430791</text:p>
          </table:table-cell>
          <table:table-cell office:value-type="float" office:value="0.0040365024">
            <text:p>0.0040365024</text:p>
          </table:table-cell>
          <table:table-cell office:value-type="float" office:value="0.0031279784">
            <text:p>0.0031279784</text:p>
          </table:table-cell>
          <table:table-cell office:value-type="float" office:value="0.0035409615">
            <text:p>0.0035409615</text:p>
          </table:table-cell>
          <table:table-cell office:value-type="float" office:value="0.0026105412">
            <text:p>0.0026105412</text:p>
          </table:table-cell>
          <table:table-cell office:value-type="float" office:value="0.003126697">
            <text:p>0.003126697</text:p>
          </table:table-cell>
          <table:table-cell office:value-type="float" office:value="0.0023798065">
            <text:p>0.0023798065</text:p>
          </table:table-cell>
          <table:table-cell office:value-type="float" office:value="0.0031275789">
            <text:p>0.0031275789</text:p>
          </table:table-cell>
          <table:table-cell office:value-type="float" office:value="0.0027953691">
            <text:p>0.0027953691</text:p>
          </table:table-cell>
          <table:table-cell office:value-type="float" office:value="0.0027171918">
            <text:p>0.0027171918</text:p>
          </table:table-cell>
          <table:table-cell office:value-type="float" office:value="0.0024416842">
            <text:p>0.0024416842</text:p>
          </table:table-cell>
          <table:table-cell office:value-type="float" office:value="0.0028135644">
            <text:p>0.0028135644</text:p>
          </table:table-cell>
          <table:table-cell office:value-type="float" office:value="0.0024970372">
            <text:p>0.0024970372</text:p>
          </table:table-cell>
          <table:table-cell office:value-type="float" office:value="0.0026780243">
            <text:p>0.0026780243</text:p>
          </table:table-cell>
          <table:table-cell office:value-type="float" office:value="0.0022542998">
            <text:p>0.0022542998</text:p>
          </table:table-cell>
          <table:table-cell office:value-type="float" office:value="0.0064333943">
            <text:p>0.0064333943</text:p>
          </table:table-cell>
          <table:table-cell office:value-type="float" office:value="0.0040883925">
            <text:p>0.0040883925</text:p>
          </table:table-cell>
          <table:table-cell office:value-type="float" office:value="0.0023922382">
            <text:p>0.0023922382</text:p>
          </table:table-cell>
          <table:table-cell office:value-type="float" office:value="0.0019808921">
            <text:p>0.0019808921</text:p>
          </table:table-cell>
          <table:table-cell office:value-type="float" office:value="0.0019530769">
            <text:p>0.0019530769</text:p>
          </table:table-cell>
          <table:table-cell office:value-type="float" office:value="0.0019225717">
            <text:p>0.0019225717</text:p>
          </table:table-cell>
          <table:table-cell office:value-type="float" office:value="0.0027820677">
            <text:p>0.0027820677</text:p>
          </table:table-cell>
          <table:table-cell office:value-type="float" office:value="0.0019814048">
            <text:p>0.0019814048</text:p>
          </table:table-cell>
          <table:table-cell office:value-type="float" office:value="0.00196211">
            <text:p>0.00196211</text:p>
          </table:table-cell>
          <table:table-cell office:value-type="float" office:value="0.0020009144">
            <text:p>0.0020009144</text:p>
          </table:table-cell>
          <table:table-cell office:value-type="float" office:value="0.0020140633">
            <text:p>0.0020140633</text:p>
          </table:table-cell>
          <table:table-cell office:value-type="float" office:value="0.0020452065">
            <text:p>0.0020452065</text:p>
          </table:table-cell>
          <table:table-cell office:value-type="float" office:value="0.0022549513">
            <text:p>0.0022549513</text:p>
          </table:table-cell>
          <table:table-cell office:value-type="float" office:value="0.0024457488">
            <text:p>0.0024457488</text:p>
          </table:table-cell>
          <table:table-cell office:value-type="float" office:value="0.0106834145">
            <text:p>0.0106834145</text:p>
          </table:table-cell>
          <table:table-cell office:value-type="float" office:value="0.0039491835">
            <text:p>0.0039491835</text:p>
          </table:table-cell>
          <table:table-cell office:value-type="float" office:value="0.0020239605">
            <text:p>0.0020239605</text:p>
          </table:table-cell>
          <table:table-cell office:value-type="float" office:value="0.0022038005">
            <text:p>0.0022038005</text:p>
          </table:table-cell>
          <table:table-cell office:value-type="float" office:value="0.0020385035">
            <text:p>0.0020385035</text:p>
          </table:table-cell>
          <table:table-cell office:value-type="float" office:value="0.002092769">
            <text:p>0.002092769</text:p>
          </table:table-cell>
          <table:table-cell office:value-type="float" office:value="0.002005528">
            <text:p>0.002005528</text:p>
          </table:table-cell>
          <table:table-cell office:value-type="float" office:value="0.0022069581">
            <text:p>0.0022069581</text:p>
          </table:table-cell>
          <table:table-cell office:value-type="float" office:value="0.0025553121">
            <text:p>0.0025553121</text:p>
          </table:table-cell>
          <table:table-cell office:value-type="float" office:value="0.0023919907">
            <text:p>0.0023919907</text:p>
          </table:table-cell>
          <table:table-cell office:value-type="float" office:value="0.002424165">
            <text:p>0.002424165</text:p>
          </table:table-cell>
          <table:table-cell office:value-type="float" office:value="0.0024222566">
            <text:p>0.0024222566</text:p>
          </table:table-cell>
          <table:table-cell office:value-type="float" office:value="0.0026979127">
            <text:p>0.0026979127</text:p>
          </table:table-cell>
          <table:table-cell office:value-type="float" office:value="0.003999513">
            <text:p>0.003999513</text:p>
          </table:table-cell>
          <table:table-cell office:value-type="float" office:value="0.0024538822">
            <text:p>0.0024538822</text:p>
          </table:table-cell>
          <table:table-cell office:value-type="float" office:value="0.00261547">
            <text:p>0.00261547</text:p>
          </table:table-cell>
          <table:table-cell office:value-type="float" office:value="0.002707484">
            <text:p>0.002707484</text:p>
          </table:table-cell>
          <table:table-cell office:value-type="float" office:value="0.002876001">
            <text:p>0.002876001</text:p>
          </table:table-cell>
          <table:table-cell office:value-type="float" office:value="0.0025956705">
            <text:p>0.0025956705</text:p>
          </table:table-cell>
          <table:table-cell office:value-type="float" office:value="0.0026075349">
            <text:p>0.0026075349</text:p>
          </table:table-cell>
          <table:table-cell office:value-type="float" office:value="0.0025244802">
            <text:p>0.0025244802</text:p>
          </table:table-cell>
          <table:table-cell office:value-type="float" office:value="0.0024876671">
            <text:p>0.0024876671</text:p>
          </table:table-cell>
          <table:table-cell office:value-type="float" office:value="0.0023500505">
            <text:p>0.0023500505</text:p>
          </table:table-cell>
          <table:table-cell office:value-type="float" office:value="0.002534762">
            <text:p>0.002534762</text:p>
          </table:table-cell>
          <table:table-cell office:value-type="float" office:value="0.0024311286">
            <text:p>0.0024311286</text:p>
          </table:table-cell>
          <table:table-cell office:value-type="float" office:value="0.0024486985">
            <text:p>0.0024486985</text:p>
          </table:table-cell>
          <table:table-cell office:value-type="float" office:value="0.0024978253">
            <text:p>0.0024978253</text:p>
          </table:table-cell>
          <table:table-cell office:value-type="float" office:value="0.0026378399">
            <text:p>0.0026378399</text:p>
          </table:table-cell>
          <table:table-cell office:value-type="float" office:value="0.0026052226">
            <text:p>0.0026052226</text:p>
          </table:table-cell>
          <table:table-cell office:value-type="float" office:value="0.002627182">
            <text:p>0.002627182</text:p>
          </table:table-cell>
          <table:table-cell office:value-type="float" office:value="0.0025422822">
            <text:p>0.0025422822</text:p>
          </table:table-cell>
          <table:table-cell office:value-type="float" office:value="0.0025558148">
            <text:p>0.0025558148</text:p>
          </table:table-cell>
          <table:table-cell office:value-type="float" office:value="0.002394041">
            <text:p>0.002394041</text:p>
          </table:table-cell>
          <table:table-cell office:value-type="float" office:value="0.0025198122">
            <text:p>0.0025198122</text:p>
          </table:table-cell>
          <table:table-cell office:value-type="float" office:value="0.0023904499">
            <text:p>0.0023904499</text:p>
          </table:table-cell>
          <table:table-cell office:value-type="float" office:value="0.0022996783">
            <text:p>0.0022996783</text:p>
          </table:table-cell>
          <table:table-cell office:value-type="float" office:value="0.0022970233">
            <text:p>0.0022970233</text:p>
          </table:table-cell>
          <table:table-cell office:value-type="float" office:value="0.0022776232">
            <text:p>0.0022776232</text:p>
          </table:table-cell>
          <table:table-cell office:value-type="float" office:value="0.002175006">
            <text:p>0.002175006</text:p>
          </table:table-cell>
          <table:table-cell office:value-type="float" office:value="0.0021335136">
            <text:p>0.0021335136</text:p>
          </table:table-cell>
          <table:table-cell office:value-type="float" office:value="0.0021619906">
            <text:p>0.0021619906</text:p>
          </table:table-cell>
          <table:table-cell office:value-type="float" office:value="0.0021648686">
            <text:p>0.0021648686</text:p>
          </table:table-cell>
          <table:table-cell office:value-type="float" office:value="0.002100162">
            <text:p>0.002100162</text:p>
          </table:table-cell>
          <table:table-cell office:value-type="float" office:value="0.0020995897">
            <text:p>0.0020995897</text:p>
          </table:table-cell>
          <table:table-cell office:value-type="float" office:value="0.0020860776">
            <text:p>0.0020860776</text:p>
          </table:table-cell>
          <table:table-cell office:value-type="float" office:value="0.0020399953">
            <text:p>0.0020399953</text:p>
          </table:table-cell>
          <table:table-cell office:value-type="float" office:value="0.002071257">
            <text:p>0.002071257</text:p>
          </table:table-cell>
          <table:table-cell office:value-type="float" office:value="0.0021272362">
            <text:p>0.0021272362</text:p>
          </table:table-cell>
          <table:table-cell office:value-type="float" office:value="0.0021164725">
            <text:p>0.0021164725</text:p>
          </table:table-cell>
          <table:table-cell office:value-type="float" office:value="0.0022209415">
            <text:p>0.0022209415</text:p>
          </table:table-cell>
          <table:table-cell office:value-type="float" office:value="0.0021575587">
            <text:p>0.0021575587</text:p>
          </table:table-cell>
          <table:table-cell office:value-type="float" office:value="0.0022241196">
            <text:p>0.0022241196</text:p>
          </table:table-cell>
          <table:table-cell office:value-type="float" office:value="0.002065652">
            <text:p>0.002065652</text:p>
          </table:table-cell>
          <table:table-cell office:value-type="float" office:value="0.0020363166">
            <text:p>0.0020363166</text:p>
          </table:table-cell>
          <table:table-cell office:value-type="float" office:value="0.0018329073">
            <text:p>0.0018329073</text:p>
          </table:table-cell>
          <table:table-cell office:value-type="float" office:value="0.0017620706">
            <text:p>0.0017620706</text:p>
          </table:table-cell>
          <table:table-cell office:value-type="float" office:value="0.0016712601">
            <text:p>0.0016712601</text:p>
          </table:table-cell>
          <table:table-cell office:value-type="float" office:value="0.0019815268">
            <text:p>0.0019815268</text:p>
          </table:table-cell>
          <table:table-cell office:value-type="float" office:value="0.0016397907">
            <text:p>0.0016397907</text:p>
          </table:table-cell>
          <table:table-cell office:value-type="float" office:value="0.001561719">
            <text:p>0.001561719</text:p>
          </table:table-cell>
          <table:table-cell office:value-type="float" office:value="0.001533388">
            <text:p>0.001533388</text:p>
          </table:table-cell>
          <table:table-cell office:value-type="float" office:value="0.0015035932">
            <text:p>0.0015035932</text:p>
          </table:table-cell>
          <table:table-cell office:value-type="float" office:value="0.0014908559">
            <text:p>0.0014908559</text:p>
          </table:table-cell>
          <table:table-cell office:value-type="float" office:value="0.0015009085">
            <text:p>0.0015009085</text:p>
          </table:table-cell>
          <table:table-cell office:value-type="float" office:value="0.0014708154">
            <text:p>0.0014708154</text:p>
          </table:table-cell>
          <table:table-cell office:value-type="float" office:value="0.0015582002">
            <text:p>0.0015582002</text:p>
          </table:table-cell>
          <table:table-cell office:value-type="float" office:value="0.0015393543">
            <text:p>0.0015393543</text:p>
          </table:table-cell>
          <table:table-cell office:value-type="float" office:value="0.0014764298">
            <text:p>0.0014764298</text:p>
          </table:table-cell>
          <table:table-cell office:value-type="float" office:value="0.0014506163">
            <text:p>0.0014506163</text:p>
          </table:table-cell>
          <table:table-cell office:value-type="float" office:value="0.001428044">
            <text:p>0.001428044</text:p>
          </table:table-cell>
          <table:table-cell office:value-type="float" office:value="0.0014060411">
            <text:p>0.0014060411</text:p>
          </table:table-cell>
          <table:table-cell office:value-type="float" office:value="0.0013618254">
            <text:p>0.0013618254</text:p>
          </table:table-cell>
          <table:table-cell office:value-type="float" office:value="0.0013686555">
            <text:p>0.0013686555</text:p>
          </table:table-cell>
          <table:table-cell office:value-type="float" office:value="0.0013275347">
            <text:p>0.0013275347</text:p>
          </table:table-cell>
          <table:table-cell office:value-type="float" office:value="0.0013036426">
            <text:p>0.0013036426</text:p>
          </table:table-cell>
          <table:table-cell office:value-type="float" office:value="0.0012816171">
            <text:p>0.0012816171</text:p>
          </table:table-cell>
          <table:table-cell office:value-type="float" office:value="0.0012325328">
            <text:p>0.0012325328</text:p>
          </table:table-cell>
          <table:table-cell office:value-type="float" office:value="0.0012329827">
            <text:p>0.0012329827</text:p>
          </table:table-cell>
          <table:table-cell office:value-type="float" office:value="0.0012501199">
            <text:p>0.0012501199</text:p>
          </table:table-cell>
          <table:table-cell office:value-type="float" office:value="0.0012183567">
            <text:p>0.0012183567</text:p>
          </table:table-cell>
          <table:table-cell office:value-type="float" office:value="0.001162053">
            <text:p>0.001162053</text:p>
          </table:table-cell>
          <table:table-cell office:value-type="float" office:value="0.0011628802">
            <text:p>0.0011628802</text:p>
          </table:table-cell>
          <table:table-cell office:value-type="float" office:value="0.0011456517">
            <text:p>0.0011456517</text:p>
          </table:table-cell>
          <table:table-cell office:value-type="float" office:value="0.0011395751">
            <text:p>0.0011395751</text:p>
          </table:table-cell>
          <table:table-cell office:value-type="float" office:value="0.0011348089">
            <text:p>0.0011348089</text:p>
          </table:table-cell>
          <table:table-cell office:value-type="float" office:value="0.0011261897">
            <text:p>0.0011261897</text:p>
          </table:table-cell>
          <table:table-cell table:style-name="Default" office:value-type="float" office:value="0.0011374858">
            <text:p>0.0011374858</text:p>
          </table:table-cell>
          <table:table-cell office:value-type="float" office:value="0.0011403093">
            <text:p>0.0011403093</text:p>
          </table:table-cell>
          <table:table-cell office:value-type="float" office:value="0.0011412674">
            <text:p>0.0011412674</text:p>
          </table:table-cell>
          <table:table-cell table:style-name="Default" office:value-type="float" office:value="0.0011527995">
            <text:p>0.0011527995</text:p>
          </table:table-cell>
          <table:table-cell office:value-type="float" office:value="0.0011532336">
            <text:p>0.0011532336</text:p>
          </table:table-cell>
          <table:table-cell office:value-type="float" office:value="0.0011618751">
            <text:p>0.0011618751</text:p>
          </table:table-cell>
          <table:table-cell office:value-type="float" office:value="0.0011552016">
            <text:p>0.0011552016</text:p>
          </table:table-cell>
          <table:table-cell table:style-name="Default" office:value-type="float" office:value="0.0011463611">
            <text:p>0.0011463611</text:p>
          </table:table-cell>
          <table:table-cell table:style-name="Default" office:value-type="float" office:value="0.0011438446">
            <text:p>0.0011438446</text:p>
          </table:table-cell>
          <table:table-cell table:style-name="Default" office:value-type="float" office:value="0.0011842616">
            <text:p>0.0011842616</text:p>
          </table:table-cell>
          <table:table-cell table:style-name="Default" office:value-type="float" office:value="0.0012012029">
            <text:p>0.0012012029</text:p>
          </table:table-cell>
          <table:table-cell table:style-name="Default" office:value-type="float" office:value="0.0011753442">
            <text:p>0.0011753442</text:p>
          </table:table-cell>
          <table:table-cell table:style-name="Default" office:value-type="float" office:value="0.0011994666">
            <text:p>0.0011994666</text:p>
          </table:table-cell>
          <table:table-cell table:style-name="Default" office:value-type="float" office:value="0.0011598173">
            <text:p>0.0011598173</text:p>
          </table:table-cell>
          <table:table-cell table:style-name="Default" office:value-type="float" office:value="0.0011751358">
            <text:p>0.0011751358</text:p>
          </table:table-cell>
          <table:table-cell office:value-type="float" office:value="0.001157218">
            <text:p>0.001157218</text:p>
          </table:table-cell>
          <table:table-cell office:value-type="float" office:value="0.0011808156">
            <text:p>0.0011808156</text:p>
          </table:table-cell>
          <table:table-cell table:style-name="Default" office:value-type="float" office:value="0.0011379103">
            <text:p>0.0011379103</text:p>
          </table:table-cell>
          <table:table-cell table:style-name="Default" office:value-type="float" office:value="0.0011539541">
            <text:p>0.0011539541</text:p>
          </table:table-cell>
          <table:table-cell table:style-name="Default" office:value-type="float" office:value="0.0011312901">
            <text:p>0.0011312901</text:p>
          </table:table-cell>
          <table:table-cell office:value-type="float" office:value="0.00081544276">
            <text:p>8.15E-004</text:p>
          </table:table-cell>
          <table:table-cell office:value-type="float" office:value="0.00078776834">
            <text:p>7.88E-004</text:p>
          </table:table-cell>
          <table:table-cell office:value-type="float" office:value="0.0007854846">
            <text:p>7.85E-004</text:p>
          </table:table-cell>
          <table:table-cell office:value-type="float" office:value="0.00078678207">
            <text:p>7.87E-004</text:p>
          </table:table-cell>
          <table:table-cell office:value-type="float" office:value="0.0007884647">
            <text:p>7.88E-004</text:p>
          </table:table-cell>
          <table:table-cell office:value-type="float" office:value="0.00078850717">
            <text:p>7.89E-004</text:p>
          </table:table-cell>
          <table:table-cell office:value-type="float" office:value="0.00078996783">
            <text:p>7.90E-004</text:p>
          </table:table-cell>
          <table:table-cell office:value-type="float" office:value="0.00079162343">
            <text:p>7.92E-004</text:p>
          </table:table-cell>
          <table:table-cell office:value-type="float" office:value="0.00079378317">
            <text:p>7.94E-004</text:p>
          </table:table-cell>
          <table:table-cell office:value-type="float" office:value="0.0007956499">
            <text:p>7.96E-004</text:p>
          </table:table-cell>
          <table:table-cell office:value-type="float" office:value="0.00079635077">
            <text:p>7.96E-004</text:p>
          </table:table-cell>
          <table:table-cell office:value-type="float" office:value="0.0007972249">
            <text:p>7.97E-004</text:p>
          </table:table-cell>
          <table:table-cell office:value-type="float" office:value="0.00079981424">
            <text:p>8.00E-004</text:p>
          </table:table-cell>
          <table:table-cell office:value-type="float" office:value="0.0008022764">
            <text:p>8.02E-004</text:p>
          </table:table-cell>
          <table:table-cell office:value-type="float" office:value="0.00080300885">
            <text:p>8.03E-004</text:p>
          </table:table-cell>
          <table:table-cell office:value-type="float" office:value="0.00080482935">
            <text:p>8.05E-004</text:p>
          </table:table-cell>
          <table:table-cell office:value-type="float" office:value="0.0008089471">
            <text:p>8.09E-004</text:p>
          </table:table-cell>
          <table:table-cell office:value-type="float" office:value="0.00080978975">
            <text:p>8.10E-004</text:p>
          </table:table-cell>
          <table:table-cell office:value-type="float" office:value="0.0008097727">
            <text:p>8.10E-004</text:p>
          </table:table-cell>
          <table:table-cell office:value-type="float" office:value="0.0008111273">
            <text:p>8.11E-004</text:p>
          </table:table-cell>
          <table:table-cell office:value-type="float" office:value="0.0008145075">
            <text:p>8.15E-004</text:p>
          </table:table-cell>
          <table:table-cell office:value-type="float" office:value="0.00081780506">
            <text:p>8.18E-004</text:p>
          </table:table-cell>
          <table:table-cell office:value-type="float" office:value="0.0008182543">
            <text:p>8.18E-004</text:p>
          </table:table-cell>
          <table:table-cell office:value-type="float" office:value="0.0008191664">
            <text:p>8.19E-004</text:p>
          </table:table-cell>
          <table:table-cell office:value-type="float" office:value="0.0008211423">
            <text:p>8.21E-004</text:p>
          </table:table-cell>
          <table:table-cell office:value-type="float" office:value="0.00082414766">
            <text:p>8.24E-004</text:p>
          </table:table-cell>
          <table:table-cell office:value-type="float" office:value="0.00082639774">
            <text:p>8.26E-004</text:p>
          </table:table-cell>
          <table:table-cell office:value-type="float" office:value="0.0008290276">
            <text:p>8.29E-004</text:p>
          </table:table-cell>
          <table:table-cell office:value-type="float" office:value="0.0008303563">
            <text:p>8.30E-004</text:p>
          </table:table-cell>
          <table:table-cell office:value-type="float" office:value="0.0008314057">
            <text:p>8.31E-004</text:p>
          </table:table-cell>
          <table:table-cell office:value-type="float" office:value="0.00083416566">
            <text:p>8.34E-004</text:p>
          </table:table-cell>
          <table:table-cell office:value-type="float" office:value="0.0008357514">
            <text:p>8.36E-004</text:p>
          </table:table-cell>
          <table:table-cell office:value-type="float" office:value="0.00083662337">
            <text:p>8.37E-004</text:p>
          </table:table-cell>
          <table:table-cell office:value-type="float" office:value="0.0008397234">
            <text:p>8.40E-004</text:p>
          </table:table-cell>
          <table:table-cell office:value-type="float" office:value="0.0008428073">
            <text:p>8.43E-004</text:p>
          </table:table-cell>
          <table:table-cell office:value-type="float" office:value="0.0008448403">
            <text:p>8.45E-004</text:p>
          </table:table-cell>
          <table:table-cell office:value-type="float" office:value="0.0008475144">
            <text:p>8.48E-004</text:p>
          </table:table-cell>
          <table:table-cell office:value-type="float" office:value="0.0008492053">
            <text:p>8.49E-004</text:p>
          </table:table-cell>
          <table:table-cell office:value-type="float" office:value="0.00085109856">
            <text:p>8.51E-004</text:p>
          </table:table-cell>
          <table:table-cell office:value-type="float" office:value="0.00085419277">
            <text:p>8.54E-004</text:p>
          </table:table-cell>
          <table:table-cell office:value-type="float" office:value="0.00085661514">
            <text:p>8.57E-004</text:p>
          </table:table-cell>
          <table:table-cell office:value-type="float" office:value="0.0008588577">
            <text:p>8.59E-004</text:p>
          </table:table-cell>
          <table:table-cell office:value-type="float" office:value="0.0008605794">
            <text:p>8.61E-004</text:p>
          </table:table-cell>
          <table:table-cell office:value-type="float" office:value="0.00086469325">
            <text:p>8.65E-004</text:p>
          </table:table-cell>
          <table:table-cell office:value-type="float" office:value="0.00086647895">
            <text:p>8.66E-004</text:p>
          </table:table-cell>
          <table:table-cell office:value-type="float" office:value="0.00086808886">
            <text:p>8.68E-004</text:p>
          </table:table-cell>
          <table:table-cell office:value-type="float" office:value="0.0008701819">
            <text:p>8.70E-004</text:p>
          </table:table-cell>
          <table:table-cell office:value-type="float" office:value="0.0008732636">
            <text:p>8.73E-004</text:p>
          </table:table-cell>
          <table:table-cell office:value-type="float" office:value="0.0008766929">
            <text:p>8.77E-004</text:p>
          </table:table-cell>
          <table:table-cell office:value-type="float" office:value="0.0008782218">
            <text:p>8.78E-004</text:p>
          </table:table-cell>
          <table:table-cell office:value-type="float" office:value="0.00088066095">
            <text:p>8.81E-004</text:p>
          </table:table-cell>
          <table:table-cell office:value-type="float" office:value="0.0008824366">
            <text:p>8.82E-004</text:p>
          </table:table-cell>
          <table:table-cell office:value-type="float" office:value="0.0008863258">
            <text:p>8.86E-004</text:p>
          </table:table-cell>
          <table:table-cell office:value-type="float" office:value="0.00088930916">
            <text:p>8.89E-004</text:p>
          </table:table-cell>
          <table:table-cell office:value-type="float" office:value="0.0008925213">
            <text:p>8.93E-004</text:p>
          </table:table-cell>
          <table:table-cell office:value-type="float" office:value="0.00089457264">
            <text:p>8.95E-004</text:p>
          </table:table-cell>
          <table:table-cell office:value-type="float" office:value="0.00089934224">
            <text:p>8.99E-004</text:p>
          </table:table-cell>
          <table:table-cell office:value-type="float" office:value="0.0009029288">
            <text:p>9.03E-004</text:p>
          </table:table-cell>
          <table:table-cell office:value-type="float" office:value="0.00090431835">
            <text:p>9.04E-004</text:p>
          </table:table-cell>
          <table:table-cell office:value-type="float" office:value="0.0009061752">
            <text:p>9.06E-004</text:p>
          </table:table-cell>
          <table:table-cell office:value-type="float" office:value="0.00090909365">
            <text:p>9.09E-004</text:p>
          </table:table-cell>
          <table:table-cell office:value-type="float" office:value="0.00091452245">
            <text:p>9.15E-004</text:p>
          </table:table-cell>
          <table:table-cell office:value-type="float" office:value="0.0009173895">
            <text:p>9.17E-004</text:p>
          </table:table-cell>
          <table:table-cell office:value-type="float" office:value="0.00091967866">
            <text:p>9.20E-004</text:p>
          </table:table-cell>
          <table:table-cell office:value-type="float" office:value="0.000922451">
            <text:p>9.22E-004</text:p>
          </table:table-cell>
          <table:table-cell office:value-type="float" office:value="0.00092751737">
            <text:p>9.28E-004</text:p>
          </table:table-cell>
          <table:table-cell office:value-type="float" office:value="0.00092891033">
            <text:p>9.29E-004</text:p>
          </table:table-cell>
          <table:table-cell office:value-type="float" office:value="0.0009316606">
            <text:p>9.32E-004</text:p>
          </table:table-cell>
          <table:table-cell office:value-type="float" office:value="0.0009344439">
            <text:p>9.34E-004</text:p>
          </table:table-cell>
          <table:table-cell/>
        </table:table-row>
        <table:table-row table:style-name="ro1">
          <table:table-cell office:value-type="string">
            <text:p>/mnt/share/Music/Albums/Ravi Shankar/Chants Of India/15 Prabhujee.mp3</text:p>
          </table:table-cell>
          <table:table-cell office:value-type="float" office:value="0.05248414">
            <text:p>0.05248414</text:p>
          </table:table-cell>
          <table:table-cell office:value-type="float" office:value="0.065448895">
            <text:p>0.065448895</text:p>
          </table:table-cell>
          <table:table-cell office:value-type="float" office:value="0.06881577">
            <text:p>0.06881577</text:p>
          </table:table-cell>
          <table:table-cell office:value-type="float" office:value="0.094898984">
            <text:p>0.094898984</text:p>
          </table:table-cell>
          <table:table-cell office:value-type="float" office:value="0.071877934">
            <text:p>0.071877934</text:p>
          </table:table-cell>
          <table:table-cell office:value-type="float" office:value="0.05796897">
            <text:p>0.05796897</text:p>
          </table:table-cell>
          <table:table-cell office:value-type="float" office:value="0.038158797">
            <text:p>0.038158797</text:p>
          </table:table-cell>
          <table:table-cell office:value-type="float" office:value="0.02874087">
            <text:p>0.02874087</text:p>
          </table:table-cell>
          <table:table-cell office:value-type="float" office:value="0.03160688">
            <text:p>0.03160688</text:p>
          </table:table-cell>
          <table:table-cell office:value-type="float" office:value="0.0135812145">
            <text:p>0.0135812145</text:p>
          </table:table-cell>
          <table:table-cell office:value-type="float" office:value="0.020258477">
            <text:p>0.020258477</text:p>
          </table:table-cell>
          <table:table-cell office:value-type="float" office:value="0.018982727">
            <text:p>0.018982727</text:p>
          </table:table-cell>
          <table:table-cell office:value-type="float" office:value="0.025401253">
            <text:p>0.025401253</text:p>
          </table:table-cell>
          <table:table-cell office:value-type="float" office:value="0.016312705">
            <text:p>0.016312705</text:p>
          </table:table-cell>
          <table:table-cell office:value-type="float" office:value="0.013399299">
            <text:p>0.013399299</text:p>
          </table:table-cell>
          <table:table-cell office:value-type="float" office:value="0.018914245">
            <text:p>0.018914245</text:p>
          </table:table-cell>
          <table:table-cell office:value-type="float" office:value="0.011804494">
            <text:p>0.011804494</text:p>
          </table:table-cell>
          <table:table-cell office:value-type="float" office:value="0.021165213">
            <text:p>0.021165213</text:p>
          </table:table-cell>
          <table:table-cell office:value-type="float" office:value="0.012509202">
            <text:p>0.012509202</text:p>
          </table:table-cell>
          <table:table-cell office:value-type="float" office:value="0.010598962">
            <text:p>0.010598962</text:p>
          </table:table-cell>
          <table:table-cell office:value-type="float" office:value="0.019591821">
            <text:p>0.019591821</text:p>
          </table:table-cell>
          <table:table-cell office:value-type="float" office:value="0.010686715">
            <text:p>0.010686715</text:p>
          </table:table-cell>
          <table:table-cell office:value-type="float" office:value="0.00917399">
            <text:p>0.00917399</text:p>
          </table:table-cell>
          <table:table-cell office:value-type="float" office:value="0.010202223">
            <text:p>0.010202223</text:p>
          </table:table-cell>
          <table:table-cell office:value-type="float" office:value="0.00621666">
            <text:p>0.00621666</text:p>
          </table:table-cell>
          <table:table-cell office:value-type="float" office:value="0.011263525">
            <text:p>0.011263525</text:p>
          </table:table-cell>
          <table:table-cell office:value-type="float" office:value="0.0060170507">
            <text:p>0.0060170507</text:p>
          </table:table-cell>
          <table:table-cell office:value-type="float" office:value="0.009266966">
            <text:p>0.009266966</text:p>
          </table:table-cell>
          <table:table-cell office:value-type="float" office:value="0.0070404015">
            <text:p>0.0070404015</text:p>
          </table:table-cell>
          <table:table-cell office:value-type="float" office:value="0.009123827">
            <text:p>0.009123827</text:p>
          </table:table-cell>
          <table:table-cell office:value-type="float" office:value="0.01264434">
            <text:p>0.01264434</text:p>
          </table:table-cell>
          <table:table-cell office:value-type="float" office:value="0.007956923">
            <text:p>0.007956923</text:p>
          </table:table-cell>
          <table:table-cell office:value-type="float" office:value="0.006565671">
            <text:p>0.006565671</text:p>
          </table:table-cell>
          <table:table-cell office:value-type="float" office:value="0.007290624">
            <text:p>0.007290624</text:p>
          </table:table-cell>
          <table:table-cell office:value-type="float" office:value="0.00937842">
            <text:p>0.00937842</text:p>
          </table:table-cell>
          <table:table-cell office:value-type="float" office:value="0.0074988464">
            <text:p>0.0074988464</text:p>
          </table:table-cell>
          <table:table-cell office:value-type="float" office:value="0.006034362">
            <text:p>0.006034362</text:p>
          </table:table-cell>
          <table:table-cell office:value-type="float" office:value="0.0063248374">
            <text:p>0.0063248374</text:p>
          </table:table-cell>
          <table:table-cell office:value-type="float" office:value="0.008661212">
            <text:p>0.008661212</text:p>
          </table:table-cell>
          <table:table-cell office:value-type="float" office:value="0.0058120494">
            <text:p>0.0058120494</text:p>
          </table:table-cell>
          <table:table-cell office:value-type="float" office:value="0.0076702484">
            <text:p>0.0076702484</text:p>
          </table:table-cell>
          <table:table-cell office:value-type="float" office:value="0.008133953">
            <text:p>0.008133953</text:p>
          </table:table-cell>
          <table:table-cell office:value-type="float" office:value="0.0069584134">
            <text:p>0.0069584134</text:p>
          </table:table-cell>
          <table:table-cell office:value-type="float" office:value="0.0066306917">
            <text:p>0.0066306917</text:p>
          </table:table-cell>
          <table:table-cell office:value-type="float" office:value="0.0052765324">
            <text:p>0.0052765324</text:p>
          </table:table-cell>
          <table:table-cell office:value-type="float" office:value="0.004455756">
            <text:p>0.004455756</text:p>
          </table:table-cell>
          <table:table-cell office:value-type="float" office:value="0.006947003">
            <text:p>0.006947003</text:p>
          </table:table-cell>
          <table:table-cell office:value-type="float" office:value="0.005677091">
            <text:p>0.005677091</text:p>
          </table:table-cell>
          <table:table-cell office:value-type="float" office:value="0.0042141187">
            <text:p>0.0042141187</text:p>
          </table:table-cell>
          <table:table-cell office:value-type="float" office:value="0.0030549746">
            <text:p>0.0030549746</text:p>
          </table:table-cell>
          <table:table-cell office:value-type="float" office:value="0.0030262428">
            <text:p>0.0030262428</text:p>
          </table:table-cell>
          <table:table-cell office:value-type="float" office:value="0.004560192">
            <text:p>0.004560192</text:p>
          </table:table-cell>
          <table:table-cell office:value-type="float" office:value="0.0023271488">
            <text:p>0.0023271488</text:p>
          </table:table-cell>
          <table:table-cell office:value-type="float" office:value="0.003252046">
            <text:p>0.003252046</text:p>
          </table:table-cell>
          <table:table-cell office:value-type="float" office:value="0.00253151">
            <text:p>0.00253151</text:p>
          </table:table-cell>
          <table:table-cell office:value-type="float" office:value="0.002626914">
            <text:p>0.002626914</text:p>
          </table:table-cell>
          <table:table-cell office:value-type="float" office:value="0.0030536957">
            <text:p>0.0030536957</text:p>
          </table:table-cell>
          <table:table-cell office:value-type="float" office:value="0.002382871">
            <text:p>0.002382871</text:p>
          </table:table-cell>
          <table:table-cell office:value-type="float" office:value="0.002835356">
            <text:p>0.002835356</text:p>
          </table:table-cell>
          <table:table-cell office:value-type="float" office:value="0.002250824">
            <text:p>0.002250824</text:p>
          </table:table-cell>
          <table:table-cell office:value-type="float" office:value="0.0022899131">
            <text:p>0.0022899131</text:p>
          </table:table-cell>
          <table:table-cell office:value-type="float" office:value="0.0029195147">
            <text:p>0.0029195147</text:p>
          </table:table-cell>
          <table:table-cell office:value-type="float" office:value="0.0024075492">
            <text:p>0.0024075492</text:p>
          </table:table-cell>
          <table:table-cell office:value-type="float" office:value="0.0023420674">
            <text:p>0.0023420674</text:p>
          </table:table-cell>
          <table:table-cell office:value-type="float" office:value="0.0026673581">
            <text:p>0.0026673581</text:p>
          </table:table-cell>
          <table:table-cell office:value-type="float" office:value="0.002330358">
            <text:p>0.002330358</text:p>
          </table:table-cell>
          <table:table-cell office:value-type="float" office:value="0.002585252">
            <text:p>0.002585252</text:p>
          </table:table-cell>
          <table:table-cell office:value-type="float" office:value="0.0022432606">
            <text:p>0.0022432606</text:p>
          </table:table-cell>
          <table:table-cell office:value-type="float" office:value="0.00227307">
            <text:p>0.00227307</text:p>
          </table:table-cell>
          <table:table-cell office:value-type="float" office:value="0.0025374398">
            <text:p>0.0025374398</text:p>
          </table:table-cell>
          <table:table-cell office:value-type="float" office:value="0.0021984014">
            <text:p>0.0021984014</text:p>
          </table:table-cell>
          <table:table-cell office:value-type="float" office:value="0.0024160475">
            <text:p>0.0024160475</text:p>
          </table:table-cell>
          <table:table-cell office:value-type="float" office:value="0.0024934215">
            <text:p>0.0024934215</text:p>
          </table:table-cell>
          <table:table-cell office:value-type="float" office:value="0.0025168848">
            <text:p>0.0025168848</text:p>
          </table:table-cell>
          <table:table-cell office:value-type="float" office:value="0.0022883392">
            <text:p>0.0022883392</text:p>
          </table:table-cell>
          <table:table-cell office:value-type="float" office:value="0.0022541746">
            <text:p>0.0022541746</text:p>
          </table:table-cell>
          <table:table-cell office:value-type="float" office:value="0.0024653114">
            <text:p>0.0024653114</text:p>
          </table:table-cell>
          <table:table-cell office:value-type="float" office:value="0.002753729">
            <text:p>0.002753729</text:p>
          </table:table-cell>
          <table:table-cell office:value-type="float" office:value="0.002451748">
            <text:p>0.002451748</text:p>
          </table:table-cell>
          <table:table-cell office:value-type="float" office:value="0.002474588">
            <text:p>0.002474588</text:p>
          </table:table-cell>
          <table:table-cell office:value-type="float" office:value="0.0027638162">
            <text:p>0.0027638162</text:p>
          </table:table-cell>
          <table:table-cell office:value-type="float" office:value="0.002869835">
            <text:p>0.002869835</text:p>
          </table:table-cell>
          <table:table-cell office:value-type="float" office:value="0.002819815">
            <text:p>0.002819815</text:p>
          </table:table-cell>
          <table:table-cell office:value-type="float" office:value="0.0024701448">
            <text:p>0.0024701448</text:p>
          </table:table-cell>
          <table:table-cell office:value-type="float" office:value="0.0024387322">
            <text:p>0.0024387322</text:p>
          </table:table-cell>
          <table:table-cell office:value-type="float" office:value="0.002395024">
            <text:p>0.002395024</text:p>
          </table:table-cell>
          <table:table-cell office:value-type="float" office:value="0.002522743">
            <text:p>0.002522743</text:p>
          </table:table-cell>
          <table:table-cell office:value-type="float" office:value="0.002443313">
            <text:p>0.002443313</text:p>
          </table:table-cell>
          <table:table-cell office:value-type="float" office:value="0.0024684526">
            <text:p>0.0024684526</text:p>
          </table:table-cell>
          <table:table-cell office:value-type="float" office:value="0.0025733004">
            <text:p>0.0025733004</text:p>
          </table:table-cell>
          <table:table-cell office:value-type="float" office:value="0.0027731082">
            <text:p>0.0027731082</text:p>
          </table:table-cell>
          <table:table-cell office:value-type="float" office:value="0.0026782597">
            <text:p>0.0026782597</text:p>
          </table:table-cell>
          <table:table-cell office:value-type="float" office:value="0.0027894243">
            <text:p>0.0027894243</text:p>
          </table:table-cell>
          <table:table-cell office:value-type="float" office:value="0.0026661209">
            <text:p>0.0026661209</text:p>
          </table:table-cell>
          <table:table-cell office:value-type="float" office:value="0.0026125638">
            <text:p>0.0026125638</text:p>
          </table:table-cell>
          <table:table-cell office:value-type="float" office:value="0.0026379272">
            <text:p>0.0026379272</text:p>
          </table:table-cell>
          <table:table-cell office:value-type="float" office:value="0.002272657">
            <text:p>0.002272657</text:p>
          </table:table-cell>
          <table:table-cell office:value-type="float" office:value="0.0022840218">
            <text:p>0.0022840218</text:p>
          </table:table-cell>
          <table:table-cell office:value-type="float" office:value="0.002391306">
            <text:p>0.002391306</text:p>
          </table:table-cell>
          <table:table-cell office:value-type="float" office:value="0.0026182518">
            <text:p>0.0026182518</text:p>
          </table:table-cell>
          <table:table-cell office:value-type="float" office:value="0.0023631814">
            <text:p>0.0023631814</text:p>
          </table:table-cell>
          <table:table-cell office:value-type="float" office:value="0.002391133">
            <text:p>0.002391133</text:p>
          </table:table-cell>
          <table:table-cell office:value-type="float" office:value="0.0026987388">
            <text:p>0.0026987388</text:p>
          </table:table-cell>
          <table:table-cell office:value-type="float" office:value="0.0029245124">
            <text:p>0.0029245124</text:p>
          </table:table-cell>
          <table:table-cell office:value-type="float" office:value="0.0028508685">
            <text:p>0.0028508685</text:p>
          </table:table-cell>
          <table:table-cell office:value-type="float" office:value="0.0029239045">
            <text:p>0.0029239045</text:p>
          </table:table-cell>
          <table:table-cell office:value-type="float" office:value="0.0031141783">
            <text:p>0.0031141783</text:p>
          </table:table-cell>
          <table:table-cell office:value-type="float" office:value="0.0030146083">
            <text:p>0.0030146083</text:p>
          </table:table-cell>
          <table:table-cell office:value-type="float" office:value="0.0029568372">
            <text:p>0.0029568372</text:p>
          </table:table-cell>
          <table:table-cell office:value-type="float" office:value="0.002762058">
            <text:p>0.002762058</text:p>
          </table:table-cell>
          <table:table-cell office:value-type="float" office:value="0.0025802886">
            <text:p>0.0025802886</text:p>
          </table:table-cell>
          <table:table-cell office:value-type="float" office:value="0.0025711635">
            <text:p>0.0025711635</text:p>
          </table:table-cell>
          <table:table-cell office:value-type="float" office:value="0.0025695201">
            <text:p>0.0025695201</text:p>
          </table:table-cell>
          <table:table-cell office:value-type="float" office:value="0.0024769115">
            <text:p>0.0024769115</text:p>
          </table:table-cell>
          <table:table-cell office:value-type="float" office:value="0.0025362985">
            <text:p>0.0025362985</text:p>
          </table:table-cell>
          <table:table-cell office:value-type="float" office:value="0.002652058">
            <text:p>0.002652058</text:p>
          </table:table-cell>
          <table:table-cell office:value-type="float" office:value="0.0026424094">
            <text:p>0.0026424094</text:p>
          </table:table-cell>
          <table:table-cell office:value-type="float" office:value="0.002593169">
            <text:p>0.002593169</text:p>
          </table:table-cell>
          <table:table-cell office:value-type="float" office:value="0.0025363232">
            <text:p>0.0025363232</text:p>
          </table:table-cell>
          <table:table-cell office:value-type="float" office:value="0.0024816573">
            <text:p>0.0024816573</text:p>
          </table:table-cell>
          <table:table-cell office:value-type="float" office:value="0.002266906">
            <text:p>0.002266906</text:p>
          </table:table-cell>
          <table:table-cell office:value-type="float" office:value="0.002141299">
            <text:p>0.002141299</text:p>
          </table:table-cell>
          <table:table-cell office:value-type="float" office:value="0.002073111">
            <text:p>0.002073111</text:p>
          </table:table-cell>
          <table:table-cell office:value-type="float" office:value="0.002068428">
            <text:p>0.002068428</text:p>
          </table:table-cell>
          <table:table-cell office:value-type="float" office:value="0.0020997457">
            <text:p>0.0020997457</text:p>
          </table:table-cell>
          <table:table-cell office:value-type="float" office:value="0.0020466049">
            <text:p>0.0020466049</text:p>
          </table:table-cell>
          <table:table-cell office:value-type="float" office:value="0.0019789708">
            <text:p>0.0019789708</text:p>
          </table:table-cell>
          <table:table-cell office:value-type="float" office:value="0.0019658832">
            <text:p>0.0019658832</text:p>
          </table:table-cell>
          <table:table-cell office:value-type="float" office:value="0.0019385923">
            <text:p>0.0019385923</text:p>
          </table:table-cell>
          <table:table-cell office:value-type="float" office:value="0.0019821636">
            <text:p>0.0019821636</text:p>
          </table:table-cell>
          <table:table-cell office:value-type="float" office:value="0.001956818">
            <text:p>0.001956818</text:p>
          </table:table-cell>
          <table:table-cell office:value-type="float" office:value="0.0018985767">
            <text:p>0.0018985767</text:p>
          </table:table-cell>
          <table:table-cell office:value-type="float" office:value="0.0019083582">
            <text:p>0.0019083582</text:p>
          </table:table-cell>
          <table:table-cell office:value-type="float" office:value="0.0020369652">
            <text:p>0.0020369652</text:p>
          </table:table-cell>
          <table:table-cell office:value-type="float" office:value="0.0019932105">
            <text:p>0.0019932105</text:p>
          </table:table-cell>
          <table:table-cell office:value-type="float" office:value="0.0020261782">
            <text:p>0.0020261782</text:p>
          </table:table-cell>
          <table:table-cell office:value-type="float" office:value="0.0019231512">
            <text:p>0.0019231512</text:p>
          </table:table-cell>
          <table:table-cell office:value-type="float" office:value="0.0018862966">
            <text:p>0.0018862966</text:p>
          </table:table-cell>
          <table:table-cell office:value-type="float" office:value="0.0018917549">
            <text:p>0.0018917549</text:p>
          </table:table-cell>
          <table:table-cell office:value-type="float" office:value="0.0019750285">
            <text:p>0.0019750285</text:p>
          </table:table-cell>
          <table:table-cell office:value-type="float" office:value="0.0018872268">
            <text:p>0.0018872268</text:p>
          </table:table-cell>
          <table:table-cell office:value-type="float" office:value="0.0018339525">
            <text:p>0.0018339525</text:p>
          </table:table-cell>
          <table:table-cell office:value-type="float" office:value="0.0017988257">
            <text:p>0.0017988257</text:p>
          </table:table-cell>
          <table:table-cell office:value-type="float" office:value="0.0018150863">
            <text:p>0.0018150863</text:p>
          </table:table-cell>
          <table:table-cell office:value-type="float" office:value="0.0017139199">
            <text:p>0.0017139199</text:p>
          </table:table-cell>
          <table:table-cell office:value-type="float" office:value="0.001737792">
            <text:p>0.001737792</text:p>
          </table:table-cell>
          <table:table-cell office:value-type="float" office:value="0.0017601835">
            <text:p>0.0017601835</text:p>
          </table:table-cell>
          <table:table-cell office:value-type="float" office:value="0.0016298459">
            <text:p>0.0016298459</text:p>
          </table:table-cell>
          <table:table-cell office:value-type="float" office:value="0.0017590544">
            <text:p>0.0017590544</text:p>
          </table:table-cell>
          <table:table-cell office:value-type="float" office:value="0.0015895383">
            <text:p>0.0015895383</text:p>
          </table:table-cell>
          <table:table-cell office:value-type="float" office:value="0.0016591691">
            <text:p>0.0016591691</text:p>
          </table:table-cell>
          <table:table-cell office:value-type="float" office:value="0.0019709205">
            <text:p>0.0019709205</text:p>
          </table:table-cell>
          <table:table-cell office:value-type="float" office:value="0.0016151406">
            <text:p>0.0016151406</text:p>
          </table:table-cell>
          <table:table-cell office:value-type="float" office:value="0.0017994212">
            <text:p>0.0017994212</text:p>
          </table:table-cell>
          <table:table-cell office:value-type="float" office:value="0.0016027474">
            <text:p>0.0016027474</text:p>
          </table:table-cell>
          <table:table-cell office:value-type="float" office:value="0.0015989264">
            <text:p>0.0015989264</text:p>
          </table:table-cell>
          <table:table-cell office:value-type="float" office:value="0.0017428853">
            <text:p>0.0017428853</text:p>
          </table:table-cell>
          <table:table-cell office:value-type="float" office:value="0.0016805478">
            <text:p>0.0016805478</text:p>
          </table:table-cell>
          <table:table-cell office:value-type="float" office:value="0.0016053594">
            <text:p>0.0016053594</text:p>
          </table:table-cell>
          <table:table-cell office:value-type="float" office:value="0.0016080615">
            <text:p>0.0016080615</text:p>
          </table:table-cell>
          <table:table-cell office:value-type="float" office:value="0.001585302">
            <text:p>0.001585302</text:p>
          </table:table-cell>
          <table:table-cell office:value-type="float" office:value="0.0016074416">
            <text:p>0.0016074416</text:p>
          </table:table-cell>
          <table:table-cell office:value-type="float" office:value="0.0015802942">
            <text:p>0.0015802942</text:p>
          </table:table-cell>
          <table:table-cell office:value-type="float" office:value="0.0015583289">
            <text:p>0.0015583289</text:p>
          </table:table-cell>
          <table:table-cell office:value-type="float" office:value="0.0015742515">
            <text:p>0.0015742515</text:p>
          </table:table-cell>
          <table:table-cell office:value-type="float" office:value="0.0015616894">
            <text:p>0.0015616894</text:p>
          </table:table-cell>
          <table:table-cell table:style-name="Default" office:value-type="float" office:value="0.0016085933">
            <text:p>0.0016085933</text:p>
          </table:table-cell>
          <table:table-cell office:value-type="float" office:value="0.0015861051">
            <text:p>0.0015861051</text:p>
          </table:table-cell>
          <table:table-cell office:value-type="float" office:value="0.0015445002">
            <text:p>0.0015445002</text:p>
          </table:table-cell>
          <table:table-cell table:style-name="Default" office:value-type="float" office:value="0.0015213857">
            <text:p>0.0015213857</text:p>
          </table:table-cell>
          <table:table-cell office:value-type="float" office:value="0.001547592">
            <text:p>0.001547592</text:p>
          </table:table-cell>
          <table:table-cell office:value-type="float" office:value="0.0015235429">
            <text:p>0.0015235429</text:p>
          </table:table-cell>
          <table:table-cell office:value-type="float" office:value="0.001511139">
            <text:p>0.001511139</text:p>
          </table:table-cell>
          <table:table-cell table:style-name="Default" office:value-type="float" office:value="0.001563863">
            <text:p>0.001563863</text:p>
          </table:table-cell>
          <table:table-cell table:style-name="Default" office:value-type="float" office:value="0.0015891985">
            <text:p>0.0015891985</text:p>
          </table:table-cell>
          <table:table-cell table:style-name="Default" office:value-type="float" office:value="0.0015822808">
            <text:p>0.0015822808</text:p>
          </table:table-cell>
          <table:table-cell table:style-name="Default" office:value-type="float" office:value="0.00151943">
            <text:p>0.00151943</text:p>
          </table:table-cell>
          <table:table-cell table:style-name="Default" office:value-type="float" office:value="0.0015950714">
            <text:p>0.0015950714</text:p>
          </table:table-cell>
          <table:table-cell table:style-name="Default" office:value-type="float" office:value="0.0015433027">
            <text:p>0.0015433027</text:p>
          </table:table-cell>
          <table:table-cell table:style-name="Default" office:value-type="float" office:value="0.0015339921">
            <text:p>0.0015339921</text:p>
          </table:table-cell>
          <table:table-cell table:style-name="Default" office:value-type="float" office:value="0.001684128">
            <text:p>0.001684128</text:p>
          </table:table-cell>
          <table:table-cell office:value-type="float" office:value="0.0028288239">
            <text:p>0.0028288239</text:p>
          </table:table-cell>
          <table:table-cell office:value-type="float" office:value="0.0015336941">
            <text:p>0.0015336941</text:p>
          </table:table-cell>
          <table:table-cell table:style-name="Default" office:value-type="float" office:value="0.0014696975">
            <text:p>0.0014696975</text:p>
          </table:table-cell>
          <table:table-cell table:style-name="Default" office:value-type="float" office:value="0.0014798484">
            <text:p>0.0014798484</text:p>
          </table:table-cell>
          <table:table-cell table:style-name="Default" office:value-type="float" office:value="0.0014367171">
            <text:p>0.0014367171</text:p>
          </table:table-cell>
          <table:table-cell table:style-name="Default" office:value-type="float" office:value="0.0012766217">
            <text:p>0.0012766217</text:p>
          </table:table-cell>
          <table:table-cell table:style-name="Default" office:value-type="float" office:value="0.001251858">
            <text:p>0.001251858</text:p>
          </table:table-cell>
          <table:table-cell table:style-name="Default" office:value-type="float" office:value="0.001249471">
            <text:p>0.001249471</text:p>
          </table:table-cell>
          <table:table-cell table:style-name="Default" office:value-type="float" office:value="0.0013083329">
            <text:p>0.0013083329</text:p>
          </table:table-cell>
          <table:table-cell table:style-name="Default" office:value-type="float" office:value="0.0012276409">
            <text:p>0.0012276409</text:p>
          </table:table-cell>
          <table:table-cell table:style-name="Default" office:value-type="float" office:value="0.0011964603">
            <text:p>0.0011964603</text:p>
          </table:table-cell>
          <table:table-cell table:style-name="Default" office:value-type="float" office:value="0.0011989076">
            <text:p>0.0011989076</text:p>
          </table:table-cell>
          <table:table-cell table:style-name="Default" office:value-type="float" office:value="0.0012486908">
            <text:p>0.0012486908</text:p>
          </table:table-cell>
          <table:table-cell table:style-name="Default" office:value-type="float" office:value="0.0012666523">
            <text:p>0.0012666523</text:p>
          </table:table-cell>
          <table:table-cell table:style-name="Default" office:value-type="float" office:value="0.0012511959">
            <text:p>0.0012511959</text:p>
          </table:table-cell>
          <table:table-cell table:style-name="Default" office:value-type="float" office:value="0.0011972869">
            <text:p>0.0011972869</text:p>
          </table:table-cell>
          <table:table-cell table:style-name="Default" office:value-type="float" office:value="0.0011927456">
            <text:p>0.0011927456</text:p>
          </table:table-cell>
          <table:table-cell table:style-name="Default" office:value-type="float" office:value="0.0012554555">
            <text:p>0.0012554555</text:p>
          </table:table-cell>
          <table:table-cell table:style-name="Default" office:value-type="float" office:value="0.001202685">
            <text:p>0.001202685</text:p>
          </table:table-cell>
          <table:table-cell table:style-name="Default" office:value-type="float" office:value="0.0012104588">
            <text:p>0.0012104588</text:p>
          </table:table-cell>
          <table:table-cell table:style-name="Default" office:value-type="float" office:value="0.0011764269">
            <text:p>0.0011764269</text:p>
          </table:table-cell>
          <table:table-cell table:style-name="Default" office:value-type="float" office:value="0.0012111777">
            <text:p>0.0012111777</text:p>
          </table:table-cell>
          <table:table-cell table:style-name="Default" office:value-type="float" office:value="0.0011982744">
            <text:p>0.0011982744</text:p>
          </table:table-cell>
          <table:table-cell table:style-name="Default" office:value-type="float" office:value="0.0011739477">
            <text:p>0.0011739477</text:p>
          </table:table-cell>
          <table:table-cell table:style-name="Default" office:value-type="float" office:value="0.0011851441">
            <text:p>0.0011851441</text:p>
          </table:table-cell>
          <table:table-cell table:style-name="Default" office:value-type="float" office:value="0.0011532503">
            <text:p>0.0011532503</text:p>
          </table:table-cell>
          <table:table-cell table:style-name="Default" office:value-type="float" office:value="0.0011754932">
            <text:p>0.0011754932</text:p>
          </table:table-cell>
          <table:table-cell table:style-name="Default" office:value-type="float" office:value="0.0011470353">
            <text:p>0.0011470353</text:p>
          </table:table-cell>
          <table:table-cell table:style-name="Default" office:value-type="float" office:value="0.0011285875">
            <text:p>0.0011285875</text:p>
          </table:table-cell>
          <table:table-cell table:style-name="Default" office:value-type="float" office:value="0.0011328278">
            <text:p>0.0011328278</text:p>
          </table:table-cell>
          <table:table-cell table:style-name="Default" office:value-type="float" office:value="0.0011299452">
            <text:p>0.0011299452</text:p>
          </table:table-cell>
          <table:table-cell table:style-name="Default" office:value-type="float" office:value="0.0011298322">
            <text:p>0.0011298322</text:p>
          </table:table-cell>
          <table:table-cell table:style-name="Default" office:value-type="float" office:value="0.0010958896">
            <text:p>0.0010958896</text:p>
          </table:table-cell>
          <table:table-cell table:style-name="Default" office:value-type="float" office:value="0.0010758481">
            <text:p>0.0010758481</text:p>
          </table:table-cell>
          <table:table-cell office:value-type="float" office:value="0.0009929297">
            <text:p>9.93E-004</text:p>
          </table:table-cell>
          <table:table-cell office:value-type="float" office:value="0.0008177042">
            <text:p>8.18E-004</text:p>
          </table:table-cell>
          <table:table-cell office:value-type="float" office:value="0.0006874343">
            <text:p>6.87E-004</text:p>
          </table:table-cell>
          <table:table-cell office:value-type="float" office:value="0.00064441137">
            <text:p>6.44E-004</text:p>
          </table:table-cell>
          <table:table-cell office:value-type="float" office:value="0.00064001983">
            <text:p>6.40E-004</text:p>
          </table:table-cell>
          <table:table-cell office:value-type="float" office:value="0.0006415111">
            <text:p>6.42E-004</text:p>
          </table:table-cell>
          <table:table-cell office:value-type="float" office:value="0.0006428839">
            <text:p>6.43E-004</text:p>
          </table:table-cell>
          <table:table-cell office:value-type="float" office:value="0.00064457284">
            <text:p>6.45E-004</text:p>
          </table:table-cell>
          <table:table-cell office:value-type="float" office:value="0.0006460916">
            <text:p>6.46E-004</text:p>
          </table:table-cell>
          <table:table-cell office:value-type="float" office:value="0.00064753706">
            <text:p>6.48E-004</text:p>
          </table:table-cell>
          <table:table-cell office:value-type="float" office:value="0.00065003184">
            <text:p>6.50E-004</text:p>
          </table:table-cell>
          <table:table-cell office:value-type="float" office:value="0.0006518624">
            <text:p>6.52E-004</text:p>
          </table:table-cell>
          <table:table-cell office:value-type="float" office:value="0.0006533724">
            <text:p>6.53E-004</text:p>
          </table:table-cell>
          <table:table-cell office:value-type="float" office:value="0.00065484265">
            <text:p>6.55E-004</text:p>
          </table:table-cell>
          <table:table-cell office:value-type="float" office:value="0.00065795536">
            <text:p>6.58E-004</text:p>
          </table:table-cell>
          <table:table-cell office:value-type="float" office:value="0.0006592925">
            <text:p>6.59E-004</text:p>
          </table:table-cell>
          <table:table-cell office:value-type="float" office:value="0.00066103786">
            <text:p>6.61E-004</text:p>
          </table:table-cell>
          <table:table-cell office:value-type="float" office:value="0.0006623393">
            <text:p>6.62E-004</text:p>
          </table:table-cell>
          <table:table-cell office:value-type="float" office:value="0.00066481024">
            <text:p>6.65E-004</text:p>
          </table:table-cell>
          <table:table-cell office:value-type="float" office:value="0.0006675739">
            <text:p>6.68E-004</text:p>
          </table:table-cell>
          <table:table-cell office:value-type="float" office:value="0.0006684163">
            <text:p>6.68E-004</text:p>
          </table:table-cell>
          <table:table-cell office:value-type="float" office:value="0.000670158">
            <text:p>6.70E-004</text:p>
          </table:table-cell>
          <table:table-cell office:value-type="float" office:value="0.0006720734">
            <text:p>6.72E-004</text:p>
          </table:table-cell>
          <table:table-cell office:value-type="float" office:value="0.0006758284">
            <text:p>6.76E-004</text:p>
          </table:table-cell>
          <table:table-cell office:value-type="float" office:value="0.0006772374">
            <text:p>6.77E-004</text:p>
          </table:table-cell>
          <table:table-cell office:value-type="float" office:value="0.00067903707">
            <text:p>6.79E-004</text:p>
          </table:table-cell>
          <table:table-cell office:value-type="float" office:value="0.00068066973">
            <text:p>6.81E-004</text:p>
          </table:table-cell>
          <table:table-cell office:value-type="float" office:value="0.00068378093">
            <text:p>6.84E-004</text:p>
          </table:table-cell>
          <table:table-cell office:value-type="float" office:value="0.000686931">
            <text:p>6.87E-004</text:p>
          </table:table-cell>
          <table:table-cell office:value-type="float" office:value="0.00068852643">
            <text:p>6.89E-004</text:p>
          </table:table-cell>
          <table:table-cell office:value-type="float" office:value="0.0006900241">
            <text:p>6.90E-004</text:p>
          </table:table-cell>
          <table:table-cell office:value-type="float" office:value="0.0006921851">
            <text:p>6.92E-004</text:p>
          </table:table-cell>
          <table:table-cell office:value-type="float" office:value="0.00069629576">
            <text:p>6.96E-004</text:p>
          </table:table-cell>
          <table:table-cell office:value-type="float" office:value="0.00069798355">
            <text:p>6.98E-004</text:p>
          </table:table-cell>
          <table:table-cell office:value-type="float" office:value="0.0006995803">
            <text:p>7.00E-004</text:p>
          </table:table-cell>
          <table:table-cell office:value-type="float" office:value="0.0007013751">
            <text:p>7.01E-004</text:p>
          </table:table-cell>
          <table:table-cell office:value-type="float" office:value="0.000705456">
            <text:p>7.05E-004</text:p>
          </table:table-cell>
          <table:table-cell office:value-type="float" office:value="0.0007073034">
            <text:p>7.07E-004</text:p>
          </table:table-cell>
          <table:table-cell office:value-type="float" office:value="0.00070901087">
            <text:p>7.09E-004</text:p>
          </table:table-cell>
          <table:table-cell office:value-type="float" office:value="0.00071109255">
            <text:p>7.11E-004</text:p>
          </table:table-cell>
          <table:table-cell/>
        </table:table-row>
        <table:table-row table:style-name="ro1">
          <table:table-cell office:value-type="string">
            <text:p>/mnt/share/Music/Albums/Ravi Shankar/Chants Of India/01 Vandanaa Trayee.mp3</text:p>
          </table:table-cell>
          <table:table-cell office:value-type="float" office:value="0.017308364">
            <text:p>0.017308364</text:p>
          </table:table-cell>
          <table:table-cell office:value-type="float" office:value="0.07357469">
            <text:p>0.07357469</text:p>
          </table:table-cell>
          <table:table-cell office:value-type="float" office:value="0.07723975">
            <text:p>0.07723975</text:p>
          </table:table-cell>
          <table:table-cell office:value-type="float" office:value="0.11369405">
            <text:p>0.11369405</text:p>
          </table:table-cell>
          <table:table-cell office:value-type="float" office:value="0.08302935">
            <text:p>0.08302935</text:p>
          </table:table-cell>
          <table:table-cell office:value-type="float" office:value="0.05193085">
            <text:p>0.05193085</text:p>
          </table:table-cell>
          <table:table-cell office:value-type="float" office:value="0.07510291">
            <text:p>0.07510291</text:p>
          </table:table-cell>
          <table:table-cell office:value-type="float" office:value="0.054572824">
            <text:p>0.054572824</text:p>
          </table:table-cell>
          <table:table-cell office:value-type="float" office:value="0.02847461">
            <text:p>0.02847461</text:p>
          </table:table-cell>
          <table:table-cell office:value-type="float" office:value="0.04779224">
            <text:p>0.04779224</text:p>
          </table:table-cell>
          <table:table-cell office:value-type="float" office:value="0.019106258">
            <text:p>0.019106258</text:p>
          </table:table-cell>
          <table:table-cell office:value-type="float" office:value="0.023250222">
            <text:p>0.023250222</text:p>
          </table:table-cell>
          <table:table-cell office:value-type="float" office:value="0.022818975">
            <text:p>0.022818975</text:p>
          </table:table-cell>
          <table:table-cell office:value-type="float" office:value="0.016947363">
            <text:p>0.016947363</text:p>
          </table:table-cell>
          <table:table-cell office:value-type="float" office:value="0.0117676575">
            <text:p>0.0117676575</text:p>
          </table:table-cell>
          <table:table-cell office:value-type="float" office:value="0.020800197">
            <text:p>0.020800197</text:p>
          </table:table-cell>
          <table:table-cell office:value-type="float" office:value="0.010667755">
            <text:p>0.010667755</text:p>
          </table:table-cell>
          <table:table-cell office:value-type="float" office:value="0.011369971">
            <text:p>0.011369971</text:p>
          </table:table-cell>
          <table:table-cell office:value-type="float" office:value="0.01952899">
            <text:p>0.01952899</text:p>
          </table:table-cell>
          <table:table-cell office:value-type="float" office:value="0.013735144">
            <text:p>0.013735144</text:p>
          </table:table-cell>
          <table:table-cell office:value-type="float" office:value="0.011117127">
            <text:p>0.011117127</text:p>
          </table:table-cell>
          <table:table-cell office:value-type="float" office:value="0.019855363">
            <text:p>0.019855363</text:p>
          </table:table-cell>
          <table:table-cell office:value-type="float" office:value="0.015291192">
            <text:p>0.015291192</text:p>
          </table:table-cell>
          <table:table-cell office:value-type="float" office:value="0.010124449">
            <text:p>0.010124449</text:p>
          </table:table-cell>
          <table:table-cell office:value-type="float" office:value="0.008545524">
            <text:p>0.008545524</text:p>
          </table:table-cell>
          <table:table-cell office:value-type="float" office:value="0.004969608">
            <text:p>0.004969608</text:p>
          </table:table-cell>
          <table:table-cell office:value-type="float" office:value="0.0057893125">
            <text:p>0.0057893125</text:p>
          </table:table-cell>
          <table:table-cell office:value-type="float" office:value="0.007824369">
            <text:p>0.007824369</text:p>
          </table:table-cell>
          <table:table-cell office:value-type="float" office:value="0.005780638">
            <text:p>0.005780638</text:p>
          </table:table-cell>
          <table:table-cell office:value-type="float" office:value="0.006665855">
            <text:p>0.006665855</text:p>
          </table:table-cell>
          <table:table-cell office:value-type="float" office:value="0.011260664">
            <text:p>0.011260664</text:p>
          </table:table-cell>
          <table:table-cell office:value-type="float" office:value="0.006509682">
            <text:p>0.006509682</text:p>
          </table:table-cell>
          <table:table-cell office:value-type="float" office:value="0.005711813">
            <text:p>0.005711813</text:p>
          </table:table-cell>
          <table:table-cell office:value-type="float" office:value="0.008101527">
            <text:p>0.008101527</text:p>
          </table:table-cell>
          <table:table-cell office:value-type="float" office:value="0.0062103784">
            <text:p>0.0062103784</text:p>
          </table:table-cell>
          <table:table-cell office:value-type="float" office:value="0.0044106557">
            <text:p>0.0044106557</text:p>
          </table:table-cell>
          <table:table-cell office:value-type="float" office:value="0.00807426">
            <text:p>0.00807426</text:p>
          </table:table-cell>
          <table:table-cell office:value-type="float" office:value="0.004465297">
            <text:p>0.004465297</text:p>
          </table:table-cell>
          <table:table-cell office:value-type="float" office:value="0.0064656497">
            <text:p>0.0064656497</text:p>
          </table:table-cell>
          <table:table-cell office:value-type="float" office:value="0.005240039">
            <text:p>0.005240039</text:p>
          </table:table-cell>
          <table:table-cell office:value-type="float" office:value="0.0036501964">
            <text:p>0.0036501964</text:p>
          </table:table-cell>
          <table:table-cell office:value-type="float" office:value="0.0041952427">
            <text:p>0.0041952427</text:p>
          </table:table-cell>
          <table:table-cell office:value-type="float" office:value="0.005410772">
            <text:p>0.005410772</text:p>
          </table:table-cell>
          <table:table-cell office:value-type="float" office:value="0.0032742927">
            <text:p>0.0032742927</text:p>
          </table:table-cell>
          <table:table-cell office:value-type="float" office:value="0.002773129">
            <text:p>0.002773129</text:p>
          </table:table-cell>
          <table:table-cell office:value-type="float" office:value="0.005673538">
            <text:p>0.005673538</text:p>
          </table:table-cell>
          <table:table-cell office:value-type="float" office:value="0.0031662902">
            <text:p>0.0031662902</text:p>
          </table:table-cell>
          <table:table-cell office:value-type="float" office:value="0.0030433415">
            <text:p>0.0030433415</text:p>
          </table:table-cell>
          <table:table-cell office:value-type="float" office:value="0.0045334976">
            <text:p>0.0045334976</text:p>
          </table:table-cell>
          <table:table-cell office:value-type="float" office:value="0.003558366">
            <text:p>0.003558366</text:p>
          </table:table-cell>
          <table:table-cell office:value-type="float" office:value="0.0032320223">
            <text:p>0.0032320223</text:p>
          </table:table-cell>
          <table:table-cell office:value-type="float" office:value="0.0035073215">
            <text:p>0.0035073215</text:p>
          </table:table-cell>
          <table:table-cell office:value-type="float" office:value="0.0024759658">
            <text:p>0.0024759658</text:p>
          </table:table-cell>
          <table:table-cell office:value-type="float" office:value="0.0024613074">
            <text:p>0.0024613074</text:p>
          </table:table-cell>
          <table:table-cell office:value-type="float" office:value="0.0027532743">
            <text:p>0.0027532743</text:p>
          </table:table-cell>
          <table:table-cell office:value-type="float" office:value="0.001996447">
            <text:p>0.001996447</text:p>
          </table:table-cell>
          <table:table-cell office:value-type="float" office:value="0.00192878">
            <text:p>0.00192878</text:p>
          </table:table-cell>
          <table:table-cell office:value-type="float" office:value="0.0027808615">
            <text:p>0.0027808615</text:p>
          </table:table-cell>
          <table:table-cell office:value-type="float" office:value="0.001994027">
            <text:p>0.001994027</text:p>
          </table:table-cell>
          <table:table-cell office:value-type="float" office:value="0.002013361">
            <text:p>0.002013361</text:p>
          </table:table-cell>
          <table:table-cell office:value-type="float" office:value="0.0023246547">
            <text:p>0.0023246547</text:p>
          </table:table-cell>
          <table:table-cell office:value-type="float" office:value="0.0022802057">
            <text:p>0.0022802057</text:p>
          </table:table-cell>
          <table:table-cell office:value-type="float" office:value="0.0019923735">
            <text:p>0.0019923735</text:p>
          </table:table-cell>
          <table:table-cell office:value-type="float" office:value="0.0022494975">
            <text:p>0.0022494975</text:p>
          </table:table-cell>
          <table:table-cell office:value-type="float" office:value="0.0020180594">
            <text:p>0.0020180594</text:p>
          </table:table-cell>
          <table:table-cell office:value-type="float" office:value="0.0018783369">
            <text:p>0.0018783369</text:p>
          </table:table-cell>
          <table:table-cell office:value-type="float" office:value="0.0021431872">
            <text:p>0.0021431872</text:p>
          </table:table-cell>
          <table:table-cell office:value-type="float" office:value="0.002054638">
            <text:p>0.002054638</text:p>
          </table:table-cell>
          <table:table-cell office:value-type="float" office:value="0.0021951243">
            <text:p>0.0021951243</text:p>
          </table:table-cell>
          <table:table-cell office:value-type="float" office:value="0.0021720014">
            <text:p>0.0021720014</text:p>
          </table:table-cell>
          <table:table-cell office:value-type="float" office:value="0.0024038004">
            <text:p>0.0024038004</text:p>
          </table:table-cell>
          <table:table-cell office:value-type="float" office:value="0.0018682827">
            <text:p>0.0018682827</text:p>
          </table:table-cell>
          <table:table-cell office:value-type="float" office:value="0.002151659">
            <text:p>0.002151659</text:p>
          </table:table-cell>
          <table:table-cell office:value-type="float" office:value="0.0025116547">
            <text:p>0.0025116547</text:p>
          </table:table-cell>
          <table:table-cell office:value-type="float" office:value="0.0017512221">
            <text:p>0.0017512221</text:p>
          </table:table-cell>
          <table:table-cell office:value-type="float" office:value="0.0017804692">
            <text:p>0.0017804692</text:p>
          </table:table-cell>
          <table:table-cell office:value-type="float" office:value="0.0019527196">
            <text:p>0.0019527196</text:p>
          </table:table-cell>
          <table:table-cell office:value-type="float" office:value="0.0020366395">
            <text:p>0.0020366395</text:p>
          </table:table-cell>
          <table:table-cell office:value-type="float" office:value="0.0019830998">
            <text:p>0.0019830998</text:p>
          </table:table-cell>
          <table:table-cell office:value-type="float" office:value="0.0021690386">
            <text:p>0.0021690386</text:p>
          </table:table-cell>
          <table:table-cell office:value-type="float" office:value="0.0018780662">
            <text:p>0.0018780662</text:p>
          </table:table-cell>
          <table:table-cell office:value-type="float" office:value="0.0017873978">
            <text:p>0.0017873978</text:p>
          </table:table-cell>
          <table:table-cell office:value-type="float" office:value="0.0018366139">
            <text:p>0.0018366139</text:p>
          </table:table-cell>
          <table:table-cell office:value-type="float" office:value="0.0017501537">
            <text:p>0.0017501537</text:p>
          </table:table-cell>
          <table:table-cell office:value-type="float" office:value="0.0017016518">
            <text:p>0.0017016518</text:p>
          </table:table-cell>
          <table:table-cell office:value-type="float" office:value="0.0017443796">
            <text:p>0.0017443796</text:p>
          </table:table-cell>
          <table:table-cell office:value-type="float" office:value="0.0017181288">
            <text:p>0.0017181288</text:p>
          </table:table-cell>
          <table:table-cell office:value-type="float" office:value="0.0017435906">
            <text:p>0.0017435906</text:p>
          </table:table-cell>
          <table:table-cell office:value-type="float" office:value="0.0017431864">
            <text:p>0.0017431864</text:p>
          </table:table-cell>
          <table:table-cell office:value-type="float" office:value="0.0017478862">
            <text:p>0.0017478862</text:p>
          </table:table-cell>
          <table:table-cell office:value-type="float" office:value="0.0017042885">
            <text:p>0.0017042885</text:p>
          </table:table-cell>
          <table:table-cell office:value-type="float" office:value="0.0019120061">
            <text:p>0.0019120061</text:p>
          </table:table-cell>
          <table:table-cell office:value-type="float" office:value="0.0018237473">
            <text:p>0.0018237473</text:p>
          </table:table-cell>
          <table:table-cell office:value-type="float" office:value="0.0017736185">
            <text:p>0.0017736185</text:p>
          </table:table-cell>
          <table:table-cell office:value-type="float" office:value="0.0018089034">
            <text:p>0.0018089034</text:p>
          </table:table-cell>
          <table:table-cell office:value-type="float" office:value="0.0018801712">
            <text:p>0.0018801712</text:p>
          </table:table-cell>
          <table:table-cell office:value-type="float" office:value="0.0019454308">
            <text:p>0.0019454308</text:p>
          </table:table-cell>
          <table:table-cell office:value-type="float" office:value="0.0020013447">
            <text:p>0.0020013447</text:p>
          </table:table-cell>
          <table:table-cell office:value-type="float" office:value="0.0018631724">
            <text:p>0.0018631724</text:p>
          </table:table-cell>
          <table:table-cell office:value-type="float" office:value="0.0017314664">
            <text:p>0.0017314664</text:p>
          </table:table-cell>
          <table:table-cell office:value-type="float" office:value="0.0016987382">
            <text:p>0.0016987382</text:p>
          </table:table-cell>
          <table:table-cell office:value-type="float" office:value="0.001684909">
            <text:p>0.001684909</text:p>
          </table:table-cell>
          <table:table-cell office:value-type="float" office:value="0.0016960368">
            <text:p>0.0016960368</text:p>
          </table:table-cell>
          <table:table-cell office:value-type="float" office:value="0.0017089796">
            <text:p>0.0017089796</text:p>
          </table:table-cell>
          <table:table-cell office:value-type="float" office:value="0.0018231975">
            <text:p>0.0018231975</text:p>
          </table:table-cell>
          <table:table-cell office:value-type="float" office:value="0.0017792525">
            <text:p>0.0017792525</text:p>
          </table:table-cell>
          <table:table-cell office:value-type="float" office:value="0.0017797815">
            <text:p>0.0017797815</text:p>
          </table:table-cell>
          <table:table-cell office:value-type="float" office:value="0.0017529856">
            <text:p>0.0017529856</text:p>
          </table:table-cell>
          <table:table-cell office:value-type="float" office:value="0.0016566508">
            <text:p>0.0016566508</text:p>
          </table:table-cell>
          <table:table-cell office:value-type="float" office:value="0.0016381696">
            <text:p>0.0016381696</text:p>
          </table:table-cell>
          <table:table-cell office:value-type="float" office:value="0.0017815215">
            <text:p>0.0017815215</text:p>
          </table:table-cell>
          <table:table-cell office:value-type="float" office:value="0.001757058">
            <text:p>0.001757058</text:p>
          </table:table-cell>
          <table:table-cell office:value-type="float" office:value="0.001753162">
            <text:p>0.001753162</text:p>
          </table:table-cell>
          <table:table-cell office:value-type="float" office:value="0.0018732805">
            <text:p>0.0018732805</text:p>
          </table:table-cell>
          <table:table-cell office:value-type="float" office:value="0.0019282006">
            <text:p>0.0019282006</text:p>
          </table:table-cell>
          <table:table-cell office:value-type="float" office:value="0.0018968232">
            <text:p>0.0018968232</text:p>
          </table:table-cell>
          <table:table-cell office:value-type="float" office:value="0.0017954377">
            <text:p>0.0017954377</text:p>
          </table:table-cell>
          <table:table-cell office:value-type="float" office:value="0.0017744001">
            <text:p>0.0017744001</text:p>
          </table:table-cell>
          <table:table-cell office:value-type="float" office:value="0.0016937768">
            <text:p>0.0016937768</text:p>
          </table:table-cell>
          <table:table-cell office:value-type="float" office:value="0.0017027315">
            <text:p>0.0017027315</text:p>
          </table:table-cell>
          <table:table-cell office:value-type="float" office:value="0.0017564964">
            <text:p>0.0017564964</text:p>
          </table:table-cell>
          <table:table-cell office:value-type="float" office:value="0.0017338867">
            <text:p>0.0017338867</text:p>
          </table:table-cell>
          <table:table-cell office:value-type="float" office:value="0.0017237472">
            <text:p>0.0017237472</text:p>
          </table:table-cell>
          <table:table-cell office:value-type="float" office:value="0.0017759044">
            <text:p>0.0017759044</text:p>
          </table:table-cell>
          <table:table-cell office:value-type="float" office:value="0.0018392996">
            <text:p>0.0018392996</text:p>
          </table:table-cell>
          <table:table-cell office:value-type="float" office:value="0.0018175384">
            <text:p>0.0018175384</text:p>
          </table:table-cell>
          <table:table-cell office:value-type="float" office:value="0.001747428">
            <text:p>0.001747428</text:p>
          </table:table-cell>
          <table:table-cell office:value-type="float" office:value="0.0017242298">
            <text:p>0.0017242298</text:p>
          </table:table-cell>
          <table:table-cell office:value-type="float" office:value="0.0017088546">
            <text:p>0.0017088546</text:p>
          </table:table-cell>
          <table:table-cell office:value-type="float" office:value="0.0016815804">
            <text:p>0.0016815804</text:p>
          </table:table-cell>
          <table:table-cell office:value-type="float" office:value="0.0016519729">
            <text:p>0.0016519729</text:p>
          </table:table-cell>
          <table:table-cell office:value-type="float" office:value="0.0016169088">
            <text:p>0.0016169088</text:p>
          </table:table-cell>
          <table:table-cell office:value-type="float" office:value="0.0015924481">
            <text:p>0.0015924481</text:p>
          </table:table-cell>
          <table:table-cell office:value-type="float" office:value="0.0015641048">
            <text:p>0.0015641048</text:p>
          </table:table-cell>
          <table:table-cell office:value-type="float" office:value="0.0015708957">
            <text:p>0.0015708957</text:p>
          </table:table-cell>
          <table:table-cell office:value-type="float" office:value="0.001606072">
            <text:p>0.001606072</text:p>
          </table:table-cell>
          <table:table-cell office:value-type="float" office:value="0.0016408603">
            <text:p>0.0016408603</text:p>
          </table:table-cell>
          <table:table-cell office:value-type="float" office:value="0.001550013">
            <text:p>0.001550013</text:p>
          </table:table-cell>
          <table:table-cell office:value-type="float" office:value="0.0015426343">
            <text:p>0.0015426343</text:p>
          </table:table-cell>
          <table:table-cell office:value-type="float" office:value="0.0016310352">
            <text:p>0.0016310352</text:p>
          </table:table-cell>
          <table:table-cell office:value-type="float" office:value="0.001607261">
            <text:p>0.001607261</text:p>
          </table:table-cell>
          <table:table-cell office:value-type="float" office:value="0.0015670656">
            <text:p>0.0015670656</text:p>
          </table:table-cell>
          <table:table-cell office:value-type="float" office:value="0.0015834436">
            <text:p>0.0015834436</text:p>
          </table:table-cell>
          <table:table-cell office:value-type="float" office:value="0.0016058326">
            <text:p>0.0016058326</text:p>
          </table:table-cell>
          <table:table-cell office:value-type="float" office:value="0.0016510913">
            <text:p>0.0016510913</text:p>
          </table:table-cell>
          <table:table-cell office:value-type="float" office:value="0.0015970324">
            <text:p>0.0015970324</text:p>
          </table:table-cell>
          <table:table-cell office:value-type="float" office:value="0.0015701554">
            <text:p>0.0015701554</text:p>
          </table:table-cell>
          <table:table-cell office:value-type="float" office:value="0.0015051842">
            <text:p>0.0015051842</text:p>
          </table:table-cell>
          <table:table-cell office:value-type="float" office:value="0.0015374961">
            <text:p>0.0015374961</text:p>
          </table:table-cell>
          <table:table-cell office:value-type="float" office:value="0.0015935194">
            <text:p>0.0015935194</text:p>
          </table:table-cell>
          <table:table-cell office:value-type="float" office:value="0.0014964843">
            <text:p>0.0014964843</text:p>
          </table:table-cell>
          <table:table-cell office:value-type="float" office:value="0.0015342123">
            <text:p>0.0015342123</text:p>
          </table:table-cell>
          <table:table-cell office:value-type="float" office:value="0.0015783405">
            <text:p>0.0015783405</text:p>
          </table:table-cell>
          <table:table-cell office:value-type="float" office:value="0.0015700333">
            <text:p>0.0015700333</text:p>
          </table:table-cell>
          <table:table-cell office:value-type="float" office:value="0.0015795595">
            <text:p>0.0015795595</text:p>
          </table:table-cell>
          <table:table-cell office:value-type="float" office:value="0.001516638">
            <text:p>0.001516638</text:p>
          </table:table-cell>
          <table:table-cell office:value-type="float" office:value="0.0014395367">
            <text:p>0.0014395367</text:p>
          </table:table-cell>
          <table:table-cell office:value-type="float" office:value="0.0014173499">
            <text:p>0.0014173499</text:p>
          </table:table-cell>
          <table:table-cell office:value-type="float" office:value="0.0014229309">
            <text:p>0.0014229309</text:p>
          </table:table-cell>
          <table:table-cell office:value-type="float" office:value="0.0013652191">
            <text:p>0.0013652191</text:p>
          </table:table-cell>
          <table:table-cell office:value-type="float" office:value="0.0013340747">
            <text:p>0.0013340747</text:p>
          </table:table-cell>
          <table:table-cell office:value-type="float" office:value="0.0013335191">
            <text:p>0.0013335191</text:p>
          </table:table-cell>
          <table:table-cell office:value-type="float" office:value="0.0013115809">
            <text:p>0.0013115809</text:p>
          </table:table-cell>
          <table:table-cell office:value-type="float" office:value="0.0012471861">
            <text:p>0.0012471861</text:p>
          </table:table-cell>
          <table:table-cell office:value-type="float" office:value="0.0012466363">
            <text:p>0.0012466363</text:p>
          </table:table-cell>
          <table:table-cell office:value-type="float" office:value="0.0012235391">
            <text:p>0.0012235391</text:p>
          </table:table-cell>
          <table:table-cell table:style-name="Default" office:value-type="float" office:value="0.0012256918">
            <text:p>0.0012256918</text:p>
          </table:table-cell>
          <table:table-cell office:value-type="float" office:value="0.0012127317">
            <text:p>0.0012127317</text:p>
          </table:table-cell>
          <table:table-cell office:value-type="float" office:value="0.0012163816">
            <text:p>0.0012163816</text:p>
          </table:table-cell>
          <table:table-cell table:style-name="Default" office:value-type="float" office:value="0.0011979584">
            <text:p>0.0011979584</text:p>
          </table:table-cell>
          <table:table-cell office:value-type="float" office:value="0.0011826055">
            <text:p>0.0011826055</text:p>
          </table:table-cell>
          <table:table-cell office:value-type="float" office:value="0.0011683503">
            <text:p>0.0011683503</text:p>
          </table:table-cell>
          <table:table-cell office:value-type="float" office:value="0.0011595493">
            <text:p>0.0011595493</text:p>
          </table:table-cell>
          <table:table-cell table:style-name="Default" office:value-type="float" office:value="0.0011641713">
            <text:p>0.0011641713</text:p>
          </table:table-cell>
          <table:table-cell table:style-name="Default" office:value-type="float" office:value="0.0011489454">
            <text:p>0.0011489454</text:p>
          </table:table-cell>
          <table:table-cell table:style-name="Default" office:value-type="float" office:value="0.0011476467">
            <text:p>0.0011476467</text:p>
          </table:table-cell>
          <table:table-cell table:style-name="Default" office:value-type="float" office:value="0.0011362816">
            <text:p>0.0011362816</text:p>
          </table:table-cell>
          <table:table-cell table:style-name="Default" office:value-type="float" office:value="0.0011163102">
            <text:p>0.0011163102</text:p>
          </table:table-cell>
          <table:table-cell table:style-name="Default" office:value-type="float" office:value="0.0010936226">
            <text:p>0.0010936226</text:p>
          </table:table-cell>
          <table:table-cell table:style-name="Default" office:value-type="float" office:value="0.0010924689">
            <text:p>0.0010924689</text:p>
          </table:table-cell>
          <table:table-cell table:style-name="Default" office:value-type="float" office:value="0.0011002496">
            <text:p>0.0011002496</text:p>
          </table:table-cell>
          <table:table-cell office:value-type="float" office:value="0.0012370462">
            <text:p>0.0012370462</text:p>
          </table:table-cell>
          <table:table-cell office:value-type="float" office:value="0.0010809154">
            <text:p>0.0010809154</text:p>
          </table:table-cell>
          <table:table-cell table:style-name="Default" office:value-type="float" office:value="0.0010605769">
            <text:p>0.0010605769</text:p>
          </table:table-cell>
          <table:table-cell table:style-name="Default" office:value-type="float" office:value="0.0010701149">
            <text:p>0.0010701149</text:p>
          </table:table-cell>
          <table:table-cell table:style-name="Default" office:value-type="float" office:value="0.0010378266">
            <text:p>0.0010378266</text:p>
          </table:table-cell>
          <table:table-cell office:value-type="float" office:value="0.000730595">
            <text:p>7.31E-004</text:p>
          </table:table-cell>
          <table:table-cell office:value-type="float" office:value="0.0006966388">
            <text:p>6.97E-004</text:p>
          </table:table-cell>
          <table:table-cell office:value-type="float" office:value="0.0006954714">
            <text:p>6.95E-004</text:p>
          </table:table-cell>
          <table:table-cell office:value-type="float" office:value="0.00069575134">
            <text:p>6.96E-004</text:p>
          </table:table-cell>
          <table:table-cell office:value-type="float" office:value="0.00069268624">
            <text:p>6.93E-004</text:p>
          </table:table-cell>
          <table:table-cell office:value-type="float" office:value="0.0006915579">
            <text:p>6.92E-004</text:p>
          </table:table-cell>
          <table:table-cell office:value-type="float" office:value="0.0006914182">
            <text:p>6.91E-004</text:p>
          </table:table-cell>
          <table:table-cell office:value-type="float" office:value="0.0006922557">
            <text:p>6.92E-004</text:p>
          </table:table-cell>
          <table:table-cell office:value-type="float" office:value="0.0006943855">
            <text:p>6.94E-004</text:p>
          </table:table-cell>
          <table:table-cell office:value-type="float" office:value="0.00069580495">
            <text:p>6.96E-004</text:p>
          </table:table-cell>
          <table:table-cell office:value-type="float" office:value="0.0006984673">
            <text:p>6.98E-004</text:p>
          </table:table-cell>
          <table:table-cell office:value-type="float" office:value="0.0007008475">
            <text:p>7.01E-004</text:p>
          </table:table-cell>
          <table:table-cell office:value-type="float" office:value="0.00070445525">
            <text:p>7.04E-004</text:p>
          </table:table-cell>
          <table:table-cell office:value-type="float" office:value="0.00070331787">
            <text:p>7.03E-004</text:p>
          </table:table-cell>
          <table:table-cell office:value-type="float" office:value="0.00070186617">
            <text:p>7.02E-004</text:p>
          </table:table-cell>
          <table:table-cell office:value-type="float" office:value="0.0007010348">
            <text:p>7.01E-004</text:p>
          </table:table-cell>
          <table:table-cell office:value-type="float" office:value="0.00070195657">
            <text:p>7.02E-004</text:p>
          </table:table-cell>
          <table:table-cell office:value-type="float" office:value="0.0007048512">
            <text:p>7.05E-004</text:p>
          </table:table-cell>
          <table:table-cell office:value-type="float" office:value="0.000704048">
            <text:p>7.04E-004</text:p>
          </table:table-cell>
          <table:table-cell office:value-type="float" office:value="0.0007072586">
            <text:p>7.07E-004</text:p>
          </table:table-cell>
          <table:table-cell office:value-type="float" office:value="0.00071012677">
            <text:p>7.10E-004</text:p>
          </table:table-cell>
          <table:table-cell office:value-type="float" office:value="0.0007193042">
            <text:p>7.19E-004</text:p>
          </table:table-cell>
          <table:table-cell office:value-type="float" office:value="0.00071902294">
            <text:p>7.19E-004</text:p>
          </table:table-cell>
          <table:table-cell office:value-type="float" office:value="0.0007163554">
            <text:p>7.16E-004</text:p>
          </table:table-cell>
          <table:table-cell office:value-type="float" office:value="0.0007147838">
            <text:p>7.15E-004</text:p>
          </table:table-cell>
          <table:table-cell office:value-type="float" office:value="0.0007183227">
            <text:p>7.18E-004</text:p>
          </table:table-cell>
          <table:table-cell office:value-type="float" office:value="0.0007171262">
            <text:p>7.17E-004</text:p>
          </table:table-cell>
          <table:table-cell office:value-type="float" office:value="0.0007183442">
            <text:p>7.18E-004</text:p>
          </table:table-cell>
          <table:table-cell office:value-type="float" office:value="0.00072325807">
            <text:p>7.23E-004</text:p>
          </table:table-cell>
          <table:table-cell office:value-type="float" office:value="0.0007262449">
            <text:p>7.26E-004</text:p>
          </table:table-cell>
          <table:table-cell office:value-type="float" office:value="0.00072587887">
            <text:p>7.26E-004</text:p>
          </table:table-cell>
          <table:table-cell office:value-type="float" office:value="0.00072912435">
            <text:p>7.29E-004</text:p>
          </table:table-cell>
          <table:table-cell office:value-type="float" office:value="0.0007401115">
            <text:p>7.40E-004</text:p>
          </table:table-cell>
          <table:table-cell office:value-type="float" office:value="0.000755095">
            <text:p>7.55E-004</text:p>
          </table:table-cell>
          <table:table-cell office:value-type="float" office:value="0.0007629048">
            <text:p>7.63E-004</text:p>
          </table:table-cell>
          <table:table-cell office:value-type="float" office:value="0.00074950774">
            <text:p>7.50E-004</text:p>
          </table:table-cell>
          <table:table-cell office:value-type="float" office:value="0.000742795">
            <text:p>7.43E-004</text:p>
          </table:table-cell>
          <table:table-cell office:value-type="float" office:value="0.0007389082">
            <text:p>7.39E-004</text:p>
          </table:table-cell>
          <table:table-cell office:value-type="float" office:value="0.00074057333">
            <text:p>7.41E-004</text:p>
          </table:table-cell>
          <table:table-cell office:value-type="float" office:value="0.00074443925">
            <text:p>7.44E-004</text:p>
          </table:table-cell>
          <table:table-cell office:value-type="float" office:value="0.0007435716">
            <text:p>7.44E-004</text:p>
          </table:table-cell>
          <table:table-cell office:value-type="float" office:value="0.00074579054">
            <text:p>7.46E-004</text:p>
          </table:table-cell>
          <table:table-cell office:value-type="float" office:value="0.00074823527">
            <text:p>7.48E-004</text:p>
          </table:table-cell>
          <table:table-cell office:value-type="float" office:value="0.00075076707">
            <text:p>7.51E-004</text:p>
          </table:table-cell>
          <table:table-cell office:value-type="float" office:value="0.0007502838">
            <text:p>7.50E-004</text:p>
          </table:table-cell>
          <table:table-cell office:value-type="float" office:value="0.00075045147">
            <text:p>7.50E-004</text:p>
          </table:table-cell>
          <table:table-cell office:value-type="float" office:value="0.0007519807">
            <text:p>7.52E-004</text:p>
          </table:table-cell>
          <table:table-cell office:value-type="float" office:value="0.00075470685">
            <text:p>7.55E-004</text:p>
          </table:table-cell>
          <table:table-cell office:value-type="float" office:value="0.0007577497">
            <text:p>7.58E-004</text:p>
          </table:table-cell>
          <table:table-cell office:value-type="float" office:value="0.00075890997">
            <text:p>7.59E-004</text:p>
          </table:table-cell>
          <table:table-cell office:value-type="float" office:value="0.0007611866">
            <text:p>7.61E-004</text:p>
          </table:table-cell>
          <table:table-cell office:value-type="float" office:value="0.0007632128">
            <text:p>7.63E-004</text:p>
          </table:table-cell>
          <table:table-cell office:value-type="float" office:value="0.00076654303">
            <text:p>7.67E-004</text:p>
          </table:table-cell>
          <table:table-cell office:value-type="float" office:value="0.00076911156">
            <text:p>7.69E-004</text:p>
          </table:table-cell>
          <table:table-cell office:value-type="float" office:value="0.00077118445">
            <text:p>7.71E-004</text:p>
          </table:table-cell>
          <table:table-cell office:value-type="float" office:value="0.00077342">
            <text:p>7.73E-004</text:p>
          </table:table-cell>
          <table:table-cell office:value-type="float" office:value="0.00077676633">
            <text:p>7.77E-004</text:p>
          </table:table-cell>
          <table:table-cell office:value-type="float" office:value="0.000779685">
            <text:p>7.80E-004</text:p>
          </table:table-cell>
          <table:table-cell office:value-type="float" office:value="0.00078172726">
            <text:p>7.82E-004</text:p>
          </table:table-cell>
          <table:table-cell office:value-type="float" office:value="0.0007833869">
            <text:p>7.83E-004</text:p>
          </table:table-cell>
          <table:table-cell office:value-type="float" office:value="0.0007862553">
            <text:p>7.86E-004</text:p>
          </table:table-cell>
          <table:table-cell office:value-type="float" office:value="0.0007901191">
            <text:p>7.90E-004</text:p>
          </table:table-cell>
          <table:table-cell office:value-type="float" office:value="0.0007919052">
            <text:p>7.92E-004</text:p>
          </table:table-cell>
          <table:table-cell office:value-type="float" office:value="0.0007943679">
            <text:p>7.94E-004</text:p>
          </table:table-cell>
          <table:table-cell office:value-type="float" office:value="0.00079645653">
            <text:p>7.96E-004</text:p>
          </table:table-cell>
          <table:table-cell office:value-type="float" office:value="0.00080028543">
            <text:p>8.00E-004</text:p>
          </table:table-cell>
          <table:table-cell office:value-type="float" office:value="0.00080287916">
            <text:p>8.03E-004</text:p>
          </table:table-cell>
          <table:table-cell office:value-type="float" office:value="0.00080452167">
            <text:p>8.05E-004</text:p>
          </table:table-cell>
          <table:table-cell office:value-type="float" office:value="0.0008067049">
            <text:p>8.07E-004</text:p>
          </table:table-cell>
          <table:table-cell/>
        </table:table-row>
        <table:table-row table:style-name="ro1">
          <table:table-cell office:value-type="string">
            <text:p>/mnt/share/Music/Albums/Ravi Shankar/Chants Of India/02 Omkaaraaya Namaha 1.mp3</text:p>
          </table:table-cell>
          <table:table-cell office:value-type="float" office:value="0.015577692">
            <text:p>0.015577692</text:p>
          </table:table-cell>
          <table:table-cell office:value-type="float" office:value="0.046787683">
            <text:p>0.046787683</text:p>
          </table:table-cell>
          <table:table-cell office:value-type="float" office:value="0.048850533">
            <text:p>0.048850533</text:p>
          </table:table-cell>
          <table:table-cell office:value-type="float" office:value="0.12826316">
            <text:p>0.12826316</text:p>
          </table:table-cell>
          <table:table-cell office:value-type="float" office:value="0.040747587">
            <text:p>0.040747587</text:p>
          </table:table-cell>
          <table:table-cell office:value-type="float" office:value="0.058889393">
            <text:p>0.058889393</text:p>
          </table:table-cell>
          <table:table-cell office:value-type="float" office:value="0.05591921">
            <text:p>0.05591921</text:p>
          </table:table-cell>
          <table:table-cell office:value-type="float" office:value="0.028346494">
            <text:p>0.028346494</text:p>
          </table:table-cell>
          <table:table-cell office:value-type="float" office:value="0.044577032">
            <text:p>0.044577032</text:p>
          </table:table-cell>
          <table:table-cell office:value-type="float" office:value="0.017659612">
            <text:p>0.017659612</text:p>
          </table:table-cell>
          <table:table-cell office:value-type="float" office:value="0.03835735">
            <text:p>0.03835735</text:p>
          </table:table-cell>
          <table:table-cell office:value-type="float" office:value="0.013981406">
            <text:p>0.013981406</text:p>
          </table:table-cell>
          <table:table-cell office:value-type="float" office:value="0.01896647">
            <text:p>0.01896647</text:p>
          </table:table-cell>
          <table:table-cell office:value-type="float" office:value="0.024478631">
            <text:p>0.024478631</text:p>
          </table:table-cell>
          <table:table-cell office:value-type="float" office:value="0.015214815">
            <text:p>0.015214815</text:p>
          </table:table-cell>
          <table:table-cell office:value-type="float" office:value="0.019860214">
            <text:p>0.019860214</text:p>
          </table:table-cell>
          <table:table-cell office:value-type="float" office:value="0.013481711">
            <text:p>0.013481711</text:p>
          </table:table-cell>
          <table:table-cell office:value-type="float" office:value="0.021658871">
            <text:p>0.021658871</text:p>
          </table:table-cell>
          <table:table-cell office:value-type="float" office:value="0.0141424695">
            <text:p>0.0141424695</text:p>
          </table:table-cell>
          <table:table-cell office:value-type="float" office:value="0.007262562">
            <text:p>0.007262562</text:p>
          </table:table-cell>
          <table:table-cell office:value-type="float" office:value="0.019061996">
            <text:p>0.019061996</text:p>
          </table:table-cell>
          <table:table-cell office:value-type="float" office:value="0.0064047137">
            <text:p>0.0064047137</text:p>
          </table:table-cell>
          <table:table-cell office:value-type="float" office:value="0.007547862">
            <text:p>0.007547862</text:p>
          </table:table-cell>
          <table:table-cell office:value-type="float" office:value="0.008786925">
            <text:p>0.008786925</text:p>
          </table:table-cell>
          <table:table-cell office:value-type="float" office:value="0.0061779725">
            <text:p>0.0061779725</text:p>
          </table:table-cell>
          <table:table-cell office:value-type="float" office:value="0.008067875">
            <text:p>0.008067875</text:p>
          </table:table-cell>
          <table:table-cell office:value-type="float" office:value="0.0053328522">
            <text:p>0.0053328522</text:p>
          </table:table-cell>
          <table:table-cell office:value-type="float" office:value="0.009810349">
            <text:p>0.009810349</text:p>
          </table:table-cell>
          <table:table-cell office:value-type="float" office:value="0.0066765985">
            <text:p>0.0066765985</text:p>
          </table:table-cell>
          <table:table-cell office:value-type="float" office:value="0.0069185277">
            <text:p>0.0069185277</text:p>
          </table:table-cell>
          <table:table-cell office:value-type="float" office:value="0.009934651">
            <text:p>0.009934651</text:p>
          </table:table-cell>
          <table:table-cell office:value-type="float" office:value="0.006100669">
            <text:p>0.006100669</text:p>
          </table:table-cell>
          <table:table-cell office:value-type="float" office:value="0.007262865">
            <text:p>0.007262865</text:p>
          </table:table-cell>
          <table:table-cell office:value-type="float" office:value="0.0077334535">
            <text:p>0.0077334535</text:p>
          </table:table-cell>
          <table:table-cell office:value-type="float" office:value="0.0069846325">
            <text:p>0.0069846325</text:p>
          </table:table-cell>
          <table:table-cell office:value-type="float" office:value="0.006921241">
            <text:p>0.006921241</text:p>
          </table:table-cell>
          <table:table-cell office:value-type="float" office:value="0.0048651323">
            <text:p>0.0048651323</text:p>
          </table:table-cell>
          <table:table-cell office:value-type="float" office:value="0.006600061">
            <text:p>0.006600061</text:p>
          </table:table-cell>
          <table:table-cell office:value-type="float" office:value="0.006106783">
            <text:p>0.006106783</text:p>
          </table:table-cell>
          <table:table-cell office:value-type="float" office:value="0.0055181053">
            <text:p>0.0055181053</text:p>
          </table:table-cell>
          <table:table-cell office:value-type="float" office:value="0.0073721497">
            <text:p>0.0073721497</text:p>
          </table:table-cell>
          <table:table-cell office:value-type="float" office:value="0.0076751686">
            <text:p>0.0076751686</text:p>
          </table:table-cell>
          <table:table-cell office:value-type="float" office:value="0.0065667043">
            <text:p>0.0065667043</text:p>
          </table:table-cell>
          <table:table-cell office:value-type="float" office:value="0.006613578">
            <text:p>0.006613578</text:p>
          </table:table-cell>
          <table:table-cell office:value-type="float" office:value="0.006362887">
            <text:p>0.006362887</text:p>
          </table:table-cell>
          <table:table-cell office:value-type="float" office:value="0.005073959">
            <text:p>0.005073959</text:p>
          </table:table-cell>
          <table:table-cell office:value-type="float" office:value="0.006274024">
            <text:p>0.006274024</text:p>
          </table:table-cell>
          <table:table-cell office:value-type="float" office:value="0.0049852855">
            <text:p>0.0049852855</text:p>
          </table:table-cell>
          <table:table-cell office:value-type="float" office:value="0.005074247">
            <text:p>0.005074247</text:p>
          </table:table-cell>
          <table:table-cell office:value-type="float" office:value="0.003501174">
            <text:p>0.003501174</text:p>
          </table:table-cell>
          <table:table-cell office:value-type="float" office:value="0.003452874">
            <text:p>0.003452874</text:p>
          </table:table-cell>
          <table:table-cell office:value-type="float" office:value="0.0050243246">
            <text:p>0.0050243246</text:p>
          </table:table-cell>
          <table:table-cell office:value-type="float" office:value="0.0030270717">
            <text:p>0.0030270717</text:p>
          </table:table-cell>
          <table:table-cell office:value-type="float" office:value="0.0040270207">
            <text:p>0.0040270207</text:p>
          </table:table-cell>
          <table:table-cell office:value-type="float" office:value="0.0033923215">
            <text:p>0.0033923215</text:p>
          </table:table-cell>
          <table:table-cell office:value-type="float" office:value="0.0027904797">
            <text:p>0.0027904797</text:p>
          </table:table-cell>
          <table:table-cell office:value-type="float" office:value="0.0031202962">
            <text:p>0.0031202962</text:p>
          </table:table-cell>
          <table:table-cell office:value-type="float" office:value="0.0027807676">
            <text:p>0.0027807676</text:p>
          </table:table-cell>
          <table:table-cell office:value-type="float" office:value="0.0031808717">
            <text:p>0.0031808717</text:p>
          </table:table-cell>
          <table:table-cell office:value-type="float" office:value="0.0026004764">
            <text:p>0.0026004764</text:p>
          </table:table-cell>
          <table:table-cell office:value-type="float" office:value="0.0022221175">
            <text:p>0.0022221175</text:p>
          </table:table-cell>
          <table:table-cell office:value-type="float" office:value="0.0031399422">
            <text:p>0.0031399422</text:p>
          </table:table-cell>
          <table:table-cell office:value-type="float" office:value="0.0019962725">
            <text:p>0.0019962725</text:p>
          </table:table-cell>
          <table:table-cell office:value-type="float" office:value="0.0019350086">
            <text:p>0.0019350086</text:p>
          </table:table-cell>
          <table:table-cell office:value-type="float" office:value="0.0022725773">
            <text:p>0.0022725773</text:p>
          </table:table-cell>
          <table:table-cell office:value-type="float" office:value="0.0019481328">
            <text:p>0.0019481328</text:p>
          </table:table-cell>
          <table:table-cell office:value-type="float" office:value="0.0024472827">
            <text:p>0.0024472827</text:p>
          </table:table-cell>
          <table:table-cell office:value-type="float" office:value="0.0020444477">
            <text:p>0.0020444477</text:p>
          </table:table-cell>
          <table:table-cell office:value-type="float" office:value="0.0022689702">
            <text:p>0.0022689702</text:p>
          </table:table-cell>
          <table:table-cell office:value-type="float" office:value="0.0020239674">
            <text:p>0.0020239674</text:p>
          </table:table-cell>
          <table:table-cell office:value-type="float" office:value="0.0019475402">
            <text:p>0.0019475402</text:p>
          </table:table-cell>
          <table:table-cell office:value-type="float" office:value="0.002211291">
            <text:p>0.002211291</text:p>
          </table:table-cell>
          <table:table-cell office:value-type="float" office:value="0.0020061503">
            <text:p>0.0020061503</text:p>
          </table:table-cell>
          <table:table-cell office:value-type="float" office:value="0.0020838303">
            <text:p>0.0020838303</text:p>
          </table:table-cell>
          <table:table-cell office:value-type="float" office:value="0.0022517575">
            <text:p>0.0022517575</text:p>
          </table:table-cell>
          <table:table-cell office:value-type="float" office:value="0.0022966887">
            <text:p>0.0022966887</text:p>
          </table:table-cell>
          <table:table-cell office:value-type="float" office:value="0.0023512298">
            <text:p>0.0023512298</text:p>
          </table:table-cell>
          <table:table-cell office:value-type="float" office:value="0.0023968269">
            <text:p>0.0023968269</text:p>
          </table:table-cell>
          <table:table-cell office:value-type="float" office:value="0.0025577391">
            <text:p>0.0025577391</text:p>
          </table:table-cell>
          <table:table-cell office:value-type="float" office:value="0.0026642068">
            <text:p>0.0026642068</text:p>
          </table:table-cell>
          <table:table-cell office:value-type="float" office:value="0.0026081433">
            <text:p>0.0026081433</text:p>
          </table:table-cell>
          <table:table-cell office:value-type="float" office:value="0.002589515">
            <text:p>0.002589515</text:p>
          </table:table-cell>
          <table:table-cell office:value-type="float" office:value="0.0026985784">
            <text:p>0.0026985784</text:p>
          </table:table-cell>
          <table:table-cell office:value-type="float" office:value="0.002682595">
            <text:p>0.002682595</text:p>
          </table:table-cell>
          <table:table-cell office:value-type="float" office:value="0.002591716">
            <text:p>0.002591716</text:p>
          </table:table-cell>
          <table:table-cell office:value-type="float" office:value="0.002483749">
            <text:p>0.002483749</text:p>
          </table:table-cell>
          <table:table-cell office:value-type="float" office:value="0.0024910083">
            <text:p>0.0024910083</text:p>
          </table:table-cell>
          <table:table-cell office:value-type="float" office:value="0.0023472682">
            <text:p>0.0023472682</text:p>
          </table:table-cell>
          <table:table-cell office:value-type="float" office:value="0.002342666">
            <text:p>0.002342666</text:p>
          </table:table-cell>
          <table:table-cell office:value-type="float" office:value="0.0025738566">
            <text:p>0.0025738566</text:p>
          </table:table-cell>
          <table:table-cell office:value-type="float" office:value="0.0024481774">
            <text:p>0.0024481774</text:p>
          </table:table-cell>
          <table:table-cell office:value-type="float" office:value="0.0024781357">
            <text:p>0.0024781357</text:p>
          </table:table-cell>
          <table:table-cell office:value-type="float" office:value="0.0026078895">
            <text:p>0.0026078895</text:p>
          </table:table-cell>
          <table:table-cell office:value-type="float" office:value="0.002511393">
            <text:p>0.002511393</text:p>
          </table:table-cell>
          <table:table-cell office:value-type="float" office:value="0.0028193984">
            <text:p>0.0028193984</text:p>
          </table:table-cell>
          <table:table-cell office:value-type="float" office:value="0.0028477064">
            <text:p>0.0028477064</text:p>
          </table:table-cell>
          <table:table-cell office:value-type="float" office:value="0.002710473">
            <text:p>0.002710473</text:p>
          </table:table-cell>
          <table:table-cell office:value-type="float" office:value="0.002808678">
            <text:p>0.002808678</text:p>
          </table:table-cell>
          <table:table-cell office:value-type="float" office:value="0.00271363">
            <text:p>0.00271363</text:p>
          </table:table-cell>
          <table:table-cell office:value-type="float" office:value="0.002845067">
            <text:p>0.002845067</text:p>
          </table:table-cell>
          <table:table-cell office:value-type="float" office:value="0.0028397972">
            <text:p>0.0028397972</text:p>
          </table:table-cell>
          <table:table-cell office:value-type="float" office:value="0.0028792797">
            <text:p>0.0028792797</text:p>
          </table:table-cell>
          <table:table-cell office:value-type="float" office:value="0.003056786">
            <text:p>0.003056786</text:p>
          </table:table-cell>
          <table:table-cell office:value-type="float" office:value="0.0029107775">
            <text:p>0.0029107775</text:p>
          </table:table-cell>
          <table:table-cell office:value-type="float" office:value="0.003183032">
            <text:p>0.003183032</text:p>
          </table:table-cell>
          <table:table-cell office:value-type="float" office:value="0.0031256343">
            <text:p>0.0031256343</text:p>
          </table:table-cell>
          <table:table-cell office:value-type="float" office:value="0.0030564112">
            <text:p>0.0030564112</text:p>
          </table:table-cell>
          <table:table-cell office:value-type="float" office:value="0.0031720616">
            <text:p>0.0031720616</text:p>
          </table:table-cell>
          <table:table-cell office:value-type="float" office:value="0.003039758">
            <text:p>0.003039758</text:p>
          </table:table-cell>
          <table:table-cell office:value-type="float" office:value="0.0030852268">
            <text:p>0.0030852268</text:p>
          </table:table-cell>
          <table:table-cell office:value-type="float" office:value="0.0029580758">
            <text:p>0.0029580758</text:p>
          </table:table-cell>
          <table:table-cell office:value-type="float" office:value="0.003104402">
            <text:p>0.003104402</text:p>
          </table:table-cell>
          <table:table-cell office:value-type="float" office:value="0.0031231698">
            <text:p>0.0031231698</text:p>
          </table:table-cell>
          <table:table-cell office:value-type="float" office:value="0.0031703836">
            <text:p>0.0031703836</text:p>
          </table:table-cell>
          <table:table-cell office:value-type="float" office:value="0.0030931244">
            <text:p>0.0030931244</text:p>
          </table:table-cell>
          <table:table-cell office:value-type="float" office:value="0.0030426984">
            <text:p>0.0030426984</text:p>
          </table:table-cell>
          <table:table-cell office:value-type="float" office:value="0.0030846149">
            <text:p>0.0030846149</text:p>
          </table:table-cell>
          <table:table-cell office:value-type="float" office:value="0.0030171045">
            <text:p>0.0030171045</text:p>
          </table:table-cell>
          <table:table-cell office:value-type="float" office:value="0.0029994193">
            <text:p>0.0029994193</text:p>
          </table:table-cell>
          <table:table-cell office:value-type="float" office:value="0.0031456877">
            <text:p>0.0031456877</text:p>
          </table:table-cell>
          <table:table-cell office:value-type="float" office:value="0.0029459137">
            <text:p>0.0029459137</text:p>
          </table:table-cell>
          <table:table-cell office:value-type="float" office:value="0.0028011522">
            <text:p>0.0028011522</text:p>
          </table:table-cell>
          <table:table-cell office:value-type="float" office:value="0.0028402486">
            <text:p>0.0028402486</text:p>
          </table:table-cell>
          <table:table-cell office:value-type="float" office:value="0.0026760746">
            <text:p>0.0026760746</text:p>
          </table:table-cell>
          <table:table-cell office:value-type="float" office:value="0.002626332">
            <text:p>0.002626332</text:p>
          </table:table-cell>
          <table:table-cell office:value-type="float" office:value="0.00243005">
            <text:p>0.00243005</text:p>
          </table:table-cell>
          <table:table-cell office:value-type="float" office:value="0.002433097">
            <text:p>0.002433097</text:p>
          </table:table-cell>
          <table:table-cell office:value-type="float" office:value="0.0023740125">
            <text:p>0.0023740125</text:p>
          </table:table-cell>
          <table:table-cell office:value-type="float" office:value="0.0022029313">
            <text:p>0.0022029313</text:p>
          </table:table-cell>
          <table:table-cell office:value-type="float" office:value="0.0021243193">
            <text:p>0.0021243193</text:p>
          </table:table-cell>
          <table:table-cell office:value-type="float" office:value="0.0020268967">
            <text:p>0.0020268967</text:p>
          </table:table-cell>
          <table:table-cell office:value-type="float" office:value="0.002050427">
            <text:p>0.002050427</text:p>
          </table:table-cell>
          <table:table-cell office:value-type="float" office:value="0.0019335264">
            <text:p>0.0019335264</text:p>
          </table:table-cell>
          <table:table-cell office:value-type="float" office:value="0.0020808212">
            <text:p>0.0020808212</text:p>
          </table:table-cell>
          <table:table-cell office:value-type="float" office:value="0.0018787176">
            <text:p>0.0018787176</text:p>
          </table:table-cell>
          <table:table-cell office:value-type="float" office:value="0.0018371771">
            <text:p>0.0018371771</text:p>
          </table:table-cell>
          <table:table-cell office:value-type="float" office:value="0.00171665">
            <text:p>0.00171665</text:p>
          </table:table-cell>
          <table:table-cell office:value-type="float" office:value="0.0017315305">
            <text:p>0.0017315305</text:p>
          </table:table-cell>
          <table:table-cell office:value-type="float" office:value="0.0017186337">
            <text:p>0.0017186337</text:p>
          </table:table-cell>
          <table:table-cell office:value-type="float" office:value="0.0017506763">
            <text:p>0.0017506763</text:p>
          </table:table-cell>
          <table:table-cell office:value-type="float" office:value="0.0017700283">
            <text:p>0.0017700283</text:p>
          </table:table-cell>
          <table:table-cell office:value-type="float" office:value="0.001662616">
            <text:p>0.001662616</text:p>
          </table:table-cell>
          <table:table-cell office:value-type="float" office:value="0.0016362993">
            <text:p>0.0016362993</text:p>
          </table:table-cell>
          <table:table-cell office:value-type="float" office:value="0.0015556747">
            <text:p>0.0015556747</text:p>
          </table:table-cell>
          <table:table-cell office:value-type="float" office:value="0.0014697347">
            <text:p>0.0014697347</text:p>
          </table:table-cell>
          <table:table-cell office:value-type="float" office:value="0.0015725694">
            <text:p>0.0015725694</text:p>
          </table:table-cell>
          <table:table-cell office:value-type="float" office:value="0.001638057">
            <text:p>0.001638057</text:p>
          </table:table-cell>
          <table:table-cell office:value-type="float" office:value="0.0014619463">
            <text:p>0.0014619463</text:p>
          </table:table-cell>
          <table:table-cell office:value-type="float" office:value="0.0016271756">
            <text:p>0.0016271756</text:p>
          </table:table-cell>
          <table:table-cell office:value-type="float" office:value="0.0014109387">
            <text:p>0.0014109387</text:p>
          </table:table-cell>
          <table:table-cell office:value-type="float" office:value="0.0015217238">
            <text:p>0.0015217238</text:p>
          </table:table-cell>
          <table:table-cell office:value-type="float" office:value="0.0018512865">
            <text:p>0.0018512865</text:p>
          </table:table-cell>
          <table:table-cell office:value-type="float" office:value="0.0013547746">
            <text:p>0.0013547746</text:p>
          </table:table-cell>
          <table:table-cell office:value-type="float" office:value="0.001720161">
            <text:p>0.001720161</text:p>
          </table:table-cell>
          <table:table-cell office:value-type="float" office:value="0.0014216626">
            <text:p>0.0014216626</text:p>
          </table:table-cell>
          <table:table-cell office:value-type="float" office:value="0.0013769232">
            <text:p>0.0013769232</text:p>
          </table:table-cell>
          <table:table-cell office:value-type="float" office:value="0.0015537946">
            <text:p>0.0015537946</text:p>
          </table:table-cell>
          <table:table-cell office:value-type="float" office:value="0.0013545292">
            <text:p>0.0013545292</text:p>
          </table:table-cell>
          <table:table-cell office:value-type="float" office:value="0.0014055329">
            <text:p>0.0014055329</text:p>
          </table:table-cell>
          <table:table-cell office:value-type="float" office:value="0.0014233931">
            <text:p>0.0014233931</text:p>
          </table:table-cell>
          <table:table-cell office:value-type="float" office:value="0.0014099382">
            <text:p>0.0014099382</text:p>
          </table:table-cell>
          <table:table-cell office:value-type="float" office:value="0.0013607086">
            <text:p>0.0013607086</text:p>
          </table:table-cell>
          <table:table-cell office:value-type="float" office:value="0.0013136367">
            <text:p>0.0013136367</text:p>
          </table:table-cell>
          <table:table-cell office:value-type="float" office:value="0.0013211394">
            <text:p>0.0013211394</text:p>
          </table:table-cell>
          <table:table-cell office:value-type="float" office:value="0.0013396371">
            <text:p>0.0013396371</text:p>
          </table:table-cell>
          <table:table-cell office:value-type="float" office:value="0.0013154525">
            <text:p>0.0013154525</text:p>
          </table:table-cell>
          <table:table-cell table:style-name="Default" office:value-type="float" office:value="0.0012882174">
            <text:p>0.0012882174</text:p>
          </table:table-cell>
          <table:table-cell office:value-type="float" office:value="0.0012295782">
            <text:p>0.0012295782</text:p>
          </table:table-cell>
          <table:table-cell office:value-type="float" office:value="0.0012264997">
            <text:p>0.0012264997</text:p>
          </table:table-cell>
          <table:table-cell table:style-name="Default" office:value-type="float" office:value="0.0012527019">
            <text:p>0.0012527019</text:p>
          </table:table-cell>
          <table:table-cell office:value-type="float" office:value="0.0011806469">
            <text:p>0.0011806469</text:p>
          </table:table-cell>
          <table:table-cell office:value-type="float" office:value="0.0012044292">
            <text:p>0.0012044292</text:p>
          </table:table-cell>
          <table:table-cell office:value-type="float" office:value="0.0012303096">
            <text:p>0.0012303096</text:p>
          </table:table-cell>
          <table:table-cell table:style-name="Default" office:value-type="float" office:value="0.0011615315">
            <text:p>0.0011615315</text:p>
          </table:table-cell>
          <table:table-cell table:style-name="Default" office:value-type="float" office:value="0.0012103304">
            <text:p>0.0012103304</text:p>
          </table:table-cell>
          <table:table-cell table:style-name="Default" office:value-type="float" office:value="0.0011719654">
            <text:p>0.0011719654</text:p>
          </table:table-cell>
          <table:table-cell table:style-name="Default" office:value-type="float" office:value="0.0011518501">
            <text:p>0.0011518501</text:p>
          </table:table-cell>
          <table:table-cell table:style-name="Default" office:value-type="float" office:value="0.0011243217">
            <text:p>0.0011243217</text:p>
          </table:table-cell>
          <table:table-cell table:style-name="Default" office:value-type="float" office:value="0.0011323701">
            <text:p>0.0011323701</text:p>
          </table:table-cell>
          <table:table-cell table:style-name="Default" office:value-type="float" office:value="0.0011090899">
            <text:p>0.0011090899</text:p>
          </table:table-cell>
          <table:table-cell table:style-name="Default" office:value-type="float" office:value="0.0011241848">
            <text:p>0.0011241848</text:p>
          </table:table-cell>
          <table:table-cell office:value-type="float" office:value="0.0015785453">
            <text:p>0.0015785453</text:p>
          </table:table-cell>
          <table:table-cell office:value-type="float" office:value="0.001107566">
            <text:p>0.001107566</text:p>
          </table:table-cell>
          <table:table-cell table:style-name="Default" office:value-type="float" office:value="0.0010767631">
            <text:p>0.0010767631</text:p>
          </table:table-cell>
          <table:table-cell table:style-name="Default" office:value-type="float" office:value="0.0010709027">
            <text:p>0.0010709027</text:p>
          </table:table-cell>
          <table:table-cell table:style-name="Default" office:value-type="float" office:value="0.0010085277">
            <text:p>0.0010085277</text:p>
          </table:table-cell>
          <table:table-cell office:value-type="float" office:value="0.0008487724">
            <text:p>8.49E-004</text:p>
          </table:table-cell>
          <table:table-cell office:value-type="float" office:value="0.0008471297">
            <text:p>8.47E-004</text:p>
          </table:table-cell>
          <table:table-cell office:value-type="float" office:value="0.00075087993">
            <text:p>7.51E-004</text:p>
          </table:table-cell>
          <table:table-cell office:value-type="float" office:value="0.00080090156">
            <text:p>8.01E-004</text:p>
          </table:table-cell>
          <table:table-cell office:value-type="float" office:value="0.0007616407">
            <text:p>7.62E-004</text:p>
          </table:table-cell>
          <table:table-cell office:value-type="float" office:value="0.000755741">
            <text:p>7.56E-004</text:p>
          </table:table-cell>
          <table:table-cell office:value-type="float" office:value="0.00076179847">
            <text:p>7.62E-004</text:p>
          </table:table-cell>
          <table:table-cell office:value-type="float" office:value="0.0007082642">
            <text:p>7.08E-004</text:p>
          </table:table-cell>
          <table:table-cell office:value-type="float" office:value="0.0007154709">
            <text:p>7.15E-004</text:p>
          </table:table-cell>
          <table:table-cell office:value-type="float" office:value="0.00070053467">
            <text:p>7.01E-004</text:p>
          </table:table-cell>
          <table:table-cell office:value-type="float" office:value="0.00069011515">
            <text:p>6.90E-004</text:p>
          </table:table-cell>
          <table:table-cell office:value-type="float" office:value="0.00068464724">
            <text:p>6.85E-004</text:p>
          </table:table-cell>
          <table:table-cell office:value-type="float" office:value="0.00068752666">
            <text:p>6.88E-004</text:p>
          </table:table-cell>
          <table:table-cell office:value-type="float" office:value="0.00070503">
            <text:p>7.05E-004</text:p>
          </table:table-cell>
          <table:table-cell office:value-type="float" office:value="0.0006816741">
            <text:p>6.82E-004</text:p>
          </table:table-cell>
          <table:table-cell office:value-type="float" office:value="0.00066609104">
            <text:p>6.66E-004</text:p>
          </table:table-cell>
          <table:table-cell office:value-type="float" office:value="0.00066068466">
            <text:p>6.61E-004</text:p>
          </table:table-cell>
          <table:table-cell office:value-type="float" office:value="0.0006530156">
            <text:p>6.53E-004</text:p>
          </table:table-cell>
          <table:table-cell office:value-type="float" office:value="0.0006501325">
            <text:p>6.50E-004</text:p>
          </table:table-cell>
          <table:table-cell office:value-type="float" office:value="0.00064936024">
            <text:p>6.49E-004</text:p>
          </table:table-cell>
          <table:table-cell office:value-type="float" office:value="0.00065392576">
            <text:p>6.54E-004</text:p>
          </table:table-cell>
          <table:table-cell office:value-type="float" office:value="0.00065955525">
            <text:p>6.60E-004</text:p>
          </table:table-cell>
          <table:table-cell office:value-type="float" office:value="0.00065439974">
            <text:p>6.54E-004</text:p>
          </table:table-cell>
          <table:table-cell office:value-type="float" office:value="0.0006466423">
            <text:p>6.47E-004</text:p>
          </table:table-cell>
          <table:table-cell office:value-type="float" office:value="0.00064605655">
            <text:p>6.46E-004</text:p>
          </table:table-cell>
          <table:table-cell office:value-type="float" office:value="0.0006530573">
            <text:p>6.53E-004</text:p>
          </table:table-cell>
          <table:table-cell office:value-type="float" office:value="0.0006480817">
            <text:p>6.48E-004</text:p>
          </table:table-cell>
          <table:table-cell office:value-type="float" office:value="0.00065158005">
            <text:p>6.52E-004</text:p>
          </table:table-cell>
          <table:table-cell office:value-type="float" office:value="0.0006409117">
            <text:p>6.41E-004</text:p>
          </table:table-cell>
          <table:table-cell office:value-type="float" office:value="0.0006280517">
            <text:p>6.28E-004</text:p>
          </table:table-cell>
          <table:table-cell office:value-type="float" office:value="0.0006119416">
            <text:p>6.12E-004</text:p>
          </table:table-cell>
          <table:table-cell office:value-type="float" office:value="0.0006045142">
            <text:p>6.05E-004</text:p>
          </table:table-cell>
          <table:table-cell office:value-type="float" office:value="0.0006044719">
            <text:p>6.04E-004</text:p>
          </table:table-cell>
          <table:table-cell office:value-type="float" office:value="0.0006054111">
            <text:p>6.05E-004</text:p>
          </table:table-cell>
          <table:table-cell office:value-type="float" office:value="0.00060832227">
            <text:p>6.08E-004</text:p>
          </table:table-cell>
          <table:table-cell office:value-type="float" office:value="0.00060962065">
            <text:p>6.10E-004</text:p>
          </table:table-cell>
          <table:table-cell office:value-type="float" office:value="0.00061056763">
            <text:p>6.11E-004</text:p>
          </table:table-cell>
          <table:table-cell office:value-type="float" office:value="0.0006119002">
            <text:p>6.12E-004</text:p>
          </table:table-cell>
          <table:table-cell office:value-type="float" office:value="0.00061318424">
            <text:p>6.13E-004</text:p>
          </table:table-cell>
          <table:table-cell office:value-type="float" office:value="0.0006151239">
            <text:p>6.15E-004</text:p>
          </table:table-cell>
          <table:table-cell office:value-type="float" office:value="0.00061768456">
            <text:p>6.18E-004</text:p>
          </table:table-cell>
          <table:table-cell office:value-type="float" office:value="0.00061922596">
            <text:p>6.19E-004</text:p>
          </table:table-cell>
          <table:table-cell office:value-type="float" office:value="0.00062050903">
            <text:p>6.21E-004</text:p>
          </table:table-cell>
          <table:table-cell office:value-type="float" office:value="0.00062434096">
            <text:p>6.24E-004</text:p>
          </table:table-cell>
          <table:table-cell office:value-type="float" office:value="0.0006255605">
            <text:p>6.26E-004</text:p>
          </table:table-cell>
          <table:table-cell office:value-type="float" office:value="0.0006266002">
            <text:p>6.27E-004</text:p>
          </table:table-cell>
          <table:table-cell office:value-type="float" office:value="0.00062786165">
            <text:p>6.28E-004</text:p>
          </table:table-cell>
          <table:table-cell office:value-type="float" office:value="0.00063008076">
            <text:p>6.30E-004</text:p>
          </table:table-cell>
          <table:table-cell office:value-type="float" office:value="0.00063244504">
            <text:p>6.32E-004</text:p>
          </table:table-cell>
          <table:table-cell office:value-type="float" office:value="0.0006338517">
            <text:p>6.34E-004</text:p>
          </table:table-cell>
          <table:table-cell office:value-type="float" office:value="0.0006352249">
            <text:p>6.35E-004</text:p>
          </table:table-cell>
          <table:table-cell office:value-type="float" office:value="0.0006368128">
            <text:p>6.37E-004</text:p>
          </table:table-cell>
          <table:table-cell office:value-type="float" office:value="0.0006403307">
            <text:p>6.40E-004</text:p>
          </table:table-cell>
          <table:table-cell office:value-type="float" office:value="0.0006421343">
            <text:p>6.42E-004</text:p>
          </table:table-cell>
          <table:table-cell office:value-type="float" office:value="0.00064381026">
            <text:p>6.44E-004</text:p>
          </table:table-cell>
          <table:table-cell office:value-type="float" office:value="0.00064556475">
            <text:p>6.46E-004</text:p>
          </table:table-cell>
          <table:table-cell office:value-type="float" office:value="0.00064803706">
            <text:p>6.48E-004</text:p>
          </table:table-cell>
          <table:table-cell office:value-type="float" office:value="0.0006509742">
            <text:p>6.51E-004</text:p>
          </table:table-cell>
          <table:table-cell office:value-type="float" office:value="0.00065209455">
            <text:p>6.52E-004</text:p>
          </table:table-cell>
          <table:table-cell office:value-type="float" office:value="0.00065296894">
            <text:p>6.53E-004</text:p>
          </table:table-cell>
          <table:table-cell office:value-type="float" office:value="0.0006559656">
            <text:p>6.56E-004</text:p>
          </table:table-cell>
          <table:table-cell office:value-type="float" office:value="0.0006601535">
            <text:p>6.60E-004</text:p>
          </table:table-cell>
          <table:table-cell office:value-type="float" office:value="0.0006612125">
            <text:p>6.61E-004</text:p>
          </table:table-cell>
          <table:table-cell office:value-type="float" office:value="0.00066358794">
            <text:p>6.64E-004</text:p>
          </table:table-cell>
          <table:table-cell office:value-type="float" office:value="0.000665788">
            <text:p>6.66E-004</text:p>
          </table:table-cell>
          <table:table-cell office:value-type="float" office:value="0.00066947605">
            <text:p>6.69E-004</text:p>
          </table:table-cell>
          <table:table-cell office:value-type="float" office:value="0.00067099987">
            <text:p>6.71E-004</text:p>
          </table:table-cell>
          <table:table-cell office:value-type="float" office:value="0.0006726116">
            <text:p>6.73E-004</text:p>
          </table:table-cell>
          <table:table-cell office:value-type="float" office:value="0.0006743231">
            <text:p>6.74E-004</text:p>
          </table:table-cell>
          <table:table-cell/>
        </table:table-row>
        <table:table-row table:style-name="ro1">
          <table:table-cell office:value-type="string">
            <text:p>/mnt/share/Music/Albums/Ravi Shankar/Chants Of India/09 Veenaa-Murali.mp3</text:p>
          </table:table-cell>
          <table:table-cell office:value-type="float" office:value="0.01275565">
            <text:p>0.01275565</text:p>
          </table:table-cell>
          <table:table-cell office:value-type="float" office:value="0.010140457">
            <text:p>0.010140457</text:p>
          </table:table-cell>
          <table:table-cell office:value-type="float" office:value="0.0475113">
            <text:p>0.0475113</text:p>
          </table:table-cell>
          <table:table-cell office:value-type="float" office:value="0.08250472">
            <text:p>0.08250472</text:p>
          </table:table-cell>
          <table:table-cell office:value-type="float" office:value="0.04731362">
            <text:p>0.04731362</text:p>
          </table:table-cell>
          <table:table-cell office:value-type="float" office:value="0.02675821">
            <text:p>0.02675821</text:p>
          </table:table-cell>
          <table:table-cell office:value-type="float" office:value="0.05711185">
            <text:p>0.05711185</text:p>
          </table:table-cell>
          <table:table-cell office:value-type="float" office:value="0.03522483">
            <text:p>0.03522483</text:p>
          </table:table-cell>
          <table:table-cell office:value-type="float" office:value="0.012492441">
            <text:p>0.012492441</text:p>
          </table:table-cell>
          <table:table-cell office:value-type="float" office:value="0.0317941">
            <text:p>0.0317941</text:p>
          </table:table-cell>
          <table:table-cell office:value-type="float" office:value="0.012598793">
            <text:p>0.012598793</text:p>
          </table:table-cell>
          <table:table-cell office:value-type="float" office:value="0.01751688">
            <text:p>0.01751688</text:p>
          </table:table-cell>
          <table:table-cell office:value-type="float" office:value="0.010061877">
            <text:p>0.010061877</text:p>
          </table:table-cell>
          <table:table-cell office:value-type="float" office:value="0.016001225">
            <text:p>0.016001225</text:p>
          </table:table-cell>
          <table:table-cell office:value-type="float" office:value="0.0037764406">
            <text:p>0.0037764406</text:p>
          </table:table-cell>
          <table:table-cell office:value-type="float" office:value="0.01220031">
            <text:p>0.01220031</text:p>
          </table:table-cell>
          <table:table-cell office:value-type="float" office:value="0.0047352877">
            <text:p>0.0047352877</text:p>
          </table:table-cell>
          <table:table-cell office:value-type="float" office:value="0.005294036">
            <text:p>0.005294036</text:p>
          </table:table-cell>
          <table:table-cell office:value-type="float" office:value="0.015237498">
            <text:p>0.015237498</text:p>
          </table:table-cell>
          <table:table-cell office:value-type="float" office:value="0.009509326">
            <text:p>0.009509326</text:p>
          </table:table-cell>
          <table:table-cell office:value-type="float" office:value="0.021861563">
            <text:p>0.021861563</text:p>
          </table:table-cell>
          <table:table-cell office:value-type="float" office:value="0.01235163">
            <text:p>0.01235163</text:p>
          </table:table-cell>
          <table:table-cell office:value-type="float" office:value="0.021455726">
            <text:p>0.021455726</text:p>
          </table:table-cell>
          <table:table-cell office:value-type="float" office:value="0.008838792">
            <text:p>0.008838792</text:p>
          </table:table-cell>
          <table:table-cell office:value-type="float" office:value="0.009165543">
            <text:p>0.009165543</text:p>
          </table:table-cell>
          <table:table-cell office:value-type="float" office:value="0.006796408">
            <text:p>0.006796408</text:p>
          </table:table-cell>
          <table:table-cell office:value-type="float" office:value="0.0048363158">
            <text:p>0.0048363158</text:p>
          </table:table-cell>
          <table:table-cell office:value-type="float" office:value="0.012819811">
            <text:p>0.012819811</text:p>
          </table:table-cell>
          <table:table-cell office:value-type="float" office:value="0.004277975">
            <text:p>0.004277975</text:p>
          </table:table-cell>
          <table:table-cell office:value-type="float" office:value="0.010610074">
            <text:p>0.010610074</text:p>
          </table:table-cell>
          <table:table-cell office:value-type="float" office:value="0.026709188">
            <text:p>0.026709188</text:p>
          </table:table-cell>
          <table:table-cell office:value-type="float" office:value="0.014901634">
            <text:p>0.014901634</text:p>
          </table:table-cell>
          <table:table-cell office:value-type="float" office:value="0.00546065">
            <text:p>0.00546065</text:p>
          </table:table-cell>
          <table:table-cell office:value-type="float" office:value="0.0099059">
            <text:p>0.0099059</text:p>
          </table:table-cell>
          <table:table-cell office:value-type="float" office:value="0.010998734">
            <text:p>0.010998734</text:p>
          </table:table-cell>
          <table:table-cell office:value-type="float" office:value="0.004450897">
            <text:p>0.004450897</text:p>
          </table:table-cell>
          <table:table-cell office:value-type="float" office:value="0.013597723">
            <text:p>0.013597723</text:p>
          </table:table-cell>
          <table:table-cell office:value-type="float" office:value="0.004766697">
            <text:p>0.004766697</text:p>
          </table:table-cell>
          <table:table-cell office:value-type="float" office:value="0.01669667">
            <text:p>0.01669667</text:p>
          </table:table-cell>
          <table:table-cell office:value-type="float" office:value="0.010448367">
            <text:p>0.010448367</text:p>
          </table:table-cell>
          <table:table-cell office:value-type="float" office:value="0.010932074">
            <text:p>0.010932074</text:p>
          </table:table-cell>
          <table:table-cell office:value-type="float" office:value="0.010140698">
            <text:p>0.010140698</text:p>
          </table:table-cell>
          <table:table-cell office:value-type="float" office:value="0.01115864">
            <text:p>0.01115864</text:p>
          </table:table-cell>
          <table:table-cell office:value-type="float" office:value="0.008315961">
            <text:p>0.008315961</text:p>
          </table:table-cell>
          <table:table-cell office:value-type="float" office:value="0.005442185">
            <text:p>0.005442185</text:p>
          </table:table-cell>
          <table:table-cell office:value-type="float" office:value="0.017319161">
            <text:p>0.017319161</text:p>
          </table:table-cell>
          <table:table-cell office:value-type="float" office:value="0.007246519">
            <text:p>0.007246519</text:p>
          </table:table-cell>
          <table:table-cell office:value-type="float" office:value="0.014428285">
            <text:p>0.014428285</text:p>
          </table:table-cell>
          <table:table-cell office:value-type="float" office:value="0.017941229">
            <text:p>0.017941229</text:p>
          </table:table-cell>
          <table:table-cell office:value-type="float" office:value="0.013207242">
            <text:p>0.013207242</text:p>
          </table:table-cell>
          <table:table-cell office:value-type="float" office:value="0.009169834">
            <text:p>0.009169834</text:p>
          </table:table-cell>
          <table:table-cell office:value-type="float" office:value="0.011720723">
            <text:p>0.011720723</text:p>
          </table:table-cell>
          <table:table-cell office:value-type="float" office:value="0.004306784">
            <text:p>0.004306784</text:p>
          </table:table-cell>
          <table:table-cell office:value-type="float" office:value="0.004832296">
            <text:p>0.004832296</text:p>
          </table:table-cell>
          <table:table-cell office:value-type="float" office:value="0.0071830214">
            <text:p>0.0071830214</text:p>
          </table:table-cell>
          <table:table-cell office:value-type="float" office:value="0.0032035378">
            <text:p>0.0032035378</text:p>
          </table:table-cell>
          <table:table-cell office:value-type="float" office:value="0.0044418476">
            <text:p>0.0044418476</text:p>
          </table:table-cell>
          <table:table-cell office:value-type="float" office:value="0.011830287">
            <text:p>0.011830287</text:p>
          </table:table-cell>
          <table:table-cell office:value-type="float" office:value="0.005172266">
            <text:p>0.005172266</text:p>
          </table:table-cell>
          <table:table-cell office:value-type="float" office:value="0.0034599416">
            <text:p>0.0034599416</text:p>
          </table:table-cell>
          <table:table-cell office:value-type="float" office:value="0.00277221">
            <text:p>0.00277221</text:p>
          </table:table-cell>
          <table:table-cell office:value-type="float" office:value="0.0033008659">
            <text:p>0.0033008659</text:p>
          </table:table-cell>
          <table:table-cell office:value-type="float" office:value="0.0015527651">
            <text:p>0.0015527651</text:p>
          </table:table-cell>
          <table:table-cell office:value-type="float" office:value="0.0038305551">
            <text:p>0.0038305551</text:p>
          </table:table-cell>
          <table:table-cell office:value-type="float" office:value="0.003973977">
            <text:p>0.003973977</text:p>
          </table:table-cell>
          <table:table-cell office:value-type="float" office:value="0.0022817054">
            <text:p>0.0022817054</text:p>
          </table:table-cell>
          <table:table-cell office:value-type="float" office:value="0.0041039023">
            <text:p>0.0041039023</text:p>
          </table:table-cell>
          <table:table-cell office:value-type="float" office:value="0.00322719">
            <text:p>0.00322719</text:p>
          </table:table-cell>
          <table:table-cell office:value-type="float" office:value="0.0032817195">
            <text:p>0.0032817195</text:p>
          </table:table-cell>
          <table:table-cell office:value-type="float" office:value="0.0031834813">
            <text:p>0.0031834813</text:p>
          </table:table-cell>
          <table:table-cell office:value-type="float" office:value="0.0023886503">
            <text:p>0.0023886503</text:p>
          </table:table-cell>
          <table:table-cell office:value-type="float" office:value="0.0017647989">
            <text:p>0.0017647989</text:p>
          </table:table-cell>
          <table:table-cell office:value-type="float" office:value="0.0031348406">
            <text:p>0.0031348406</text:p>
          </table:table-cell>
          <table:table-cell office:value-type="float" office:value="0.0026736702">
            <text:p>0.0026736702</text:p>
          </table:table-cell>
          <table:table-cell office:value-type="float" office:value="0.0012312356">
            <text:p>0.0012312356</text:p>
          </table:table-cell>
          <table:table-cell office:value-type="float" office:value="0.0017378441">
            <text:p>0.0017378441</text:p>
          </table:table-cell>
          <table:table-cell office:value-type="float" office:value="0.0024733846">
            <text:p>0.0024733846</text:p>
          </table:table-cell>
          <table:table-cell office:value-type="float" office:value="0.0023072555">
            <text:p>0.0023072555</text:p>
          </table:table-cell>
          <table:table-cell office:value-type="float" office:value="0.0015341474">
            <text:p>0.0015341474</text:p>
          </table:table-cell>
          <table:table-cell office:value-type="float" office:value="0.0018991794">
            <text:p>0.0018991794</text:p>
          </table:table-cell>
          <table:table-cell office:value-type="float" office:value="0.0017307408">
            <text:p>0.0017307408</text:p>
          </table:table-cell>
          <table:table-cell office:value-type="float" office:value="0.0018385221">
            <text:p>0.0018385221</text:p>
          </table:table-cell>
          <table:table-cell office:value-type="float" office:value="0.0023659826">
            <text:p>0.0023659826</text:p>
          </table:table-cell>
          <table:table-cell office:value-type="float" office:value="0.0016085829">
            <text:p>0.0016085829</text:p>
          </table:table-cell>
          <table:table-cell office:value-type="float" office:value="0.0021357397">
            <text:p>0.0021357397</text:p>
          </table:table-cell>
          <table:table-cell office:value-type="float" office:value="0.002222727">
            <text:p>0.002222727</text:p>
          </table:table-cell>
          <table:table-cell office:value-type="float" office:value="0.0019354029">
            <text:p>0.0019354029</text:p>
          </table:table-cell>
          <table:table-cell office:value-type="float" office:value="0.0016103386">
            <text:p>0.0016103386</text:p>
          </table:table-cell>
          <table:table-cell office:value-type="float" office:value="0.0015588051">
            <text:p>0.0015588051</text:p>
          </table:table-cell>
          <table:table-cell office:value-type="float" office:value="0.0015569932">
            <text:p>0.0015569932</text:p>
          </table:table-cell>
          <table:table-cell office:value-type="float" office:value="0.0012327066">
            <text:p>0.0012327066</text:p>
          </table:table-cell>
          <table:table-cell office:value-type="float" office:value="0.0016480724">
            <text:p>0.0016480724</text:p>
          </table:table-cell>
          <table:table-cell office:value-type="float" office:value="0.0020378784">
            <text:p>0.0020378784</text:p>
          </table:table-cell>
          <table:table-cell office:value-type="float" office:value="0.0012632865">
            <text:p>0.0012632865</text:p>
          </table:table-cell>
          <table:table-cell table:style-name="ce1" office:value-type="float" office:value="0.00095623685">
            <text:p>9.56E-004</text:p>
          </table:table-cell>
          <table:table-cell office:value-type="float" office:value="0.0010248095">
            <text:p>0.0010248095</text:p>
          </table:table-cell>
          <table:table-cell office:value-type="float" office:value="0.0017593802">
            <text:p>0.0017593802</text:p>
          </table:table-cell>
          <table:table-cell office:value-type="float" office:value="0.0013133737">
            <text:p>0.0013133737</text:p>
          </table:table-cell>
          <table:table-cell table:style-name="ce1" office:value-type="float" office:value="0.000914052">
            <text:p>9.14E-004</text:p>
          </table:table-cell>
          <table:table-cell table:style-name="ce1" office:value-type="float" office:value="0.0009814322">
            <text:p>9.81E-004</text:p>
          </table:table-cell>
          <table:table-cell office:value-type="float" office:value="0.0011970315">
            <text:p>0.0011970315</text:p>
          </table:table-cell>
          <table:table-cell office:value-type="float" office:value="0.001063518">
            <text:p>0.001063518</text:p>
          </table:table-cell>
          <table:table-cell table:style-name="ce1" office:value-type="float" office:value="0.0009704432">
            <text:p>9.70E-004</text:p>
          </table:table-cell>
          <table:table-cell office:value-type="float" office:value="0.0012876306">
            <text:p>0.0012876306</text:p>
          </table:table-cell>
          <table:table-cell office:value-type="float" office:value="0.0012273177">
            <text:p>0.0012273177</text:p>
          </table:table-cell>
          <table:table-cell table:style-name="ce1" office:value-type="float" office:value="0.00096032856">
            <text:p>9.60E-004</text:p>
          </table:table-cell>
          <table:table-cell office:value-type="float" office:value="0.0010981024">
            <text:p>0.0010981024</text:p>
          </table:table-cell>
          <table:table-cell office:value-type="float" office:value="0.0011201197">
            <text:p>0.0011201197</text:p>
          </table:table-cell>
          <table:table-cell office:value-type="float" office:value="0.0010362797">
            <text:p>0.0010362797</text:p>
          </table:table-cell>
          <table:table-cell table:style-name="ce1" office:value-type="float" office:value="0.0009393097">
            <text:p>9.39E-004</text:p>
          </table:table-cell>
          <table:table-cell table:style-name="ce1" office:value-type="float" office:value="0.0009055293">
            <text:p>9.06E-004</text:p>
          </table:table-cell>
          <table:table-cell table:style-name="ce1" office:value-type="float" office:value="0.00096757006">
            <text:p>9.68E-004</text:p>
          </table:table-cell>
          <table:table-cell table:style-name="ce1" office:value-type="float" office:value="0.0009211949">
            <text:p>9.21E-004</text:p>
          </table:table-cell>
          <table:table-cell table:style-name="ce1" office:value-type="float" office:value="0.0009748989">
            <text:p>9.75E-004</text:p>
          </table:table-cell>
          <table:table-cell table:style-name="ce1" office:value-type="float" office:value="0.00094725116">
            <text:p>9.47E-004</text:p>
          </table:table-cell>
          <table:table-cell table:style-name="ce1" office:value-type="float" office:value="0.00082390313">
            <text:p>8.24E-004</text:p>
          </table:table-cell>
          <table:table-cell table:style-name="ce1" office:value-type="float" office:value="0.0008551952">
            <text:p>8.55E-004</text:p>
          </table:table-cell>
          <table:table-cell table:style-name="ce1" office:value-type="float" office:value="0.00090879836">
            <text:p>9.09E-004</text:p>
          </table:table-cell>
          <table:table-cell office:value-type="float" office:value="0.0012734199">
            <text:p>0.0012734199</text:p>
          </table:table-cell>
          <table:table-cell table:style-name="ce1" office:value-type="float" office:value="0.0008947227">
            <text:p>8.95E-004</text:p>
          </table:table-cell>
          <table:table-cell table:style-name="ce1" office:value-type="float" office:value="0.0009479773">
            <text:p>9.48E-004</text:p>
          </table:table-cell>
          <table:table-cell table:style-name="ce1" office:value-type="float" office:value="0.000844875">
            <text:p>8.45E-004</text:p>
          </table:table-cell>
          <table:table-cell table:style-name="ce1" office:value-type="float" office:value="0.0009094216">
            <text:p>9.09E-004</text:p>
          </table:table-cell>
          <table:table-cell table:style-name="ce1" office:value-type="float" office:value="0.00092888897">
            <text:p>9.29E-004</text:p>
          </table:table-cell>
          <table:table-cell table:style-name="ce1" office:value-type="float" office:value="0.00088003406">
            <text:p>8.80E-004</text:p>
          </table:table-cell>
          <table:table-cell table:style-name="ce1" office:value-type="float" office:value="0.00088336744">
            <text:p>8.83E-004</text:p>
          </table:table-cell>
          <table:table-cell table:style-name="ce1" office:value-type="float" office:value="0.0008303162">
            <text:p>8.30E-004</text:p>
          </table:table-cell>
          <table:table-cell office:value-type="float" office:value="0.0010658521">
            <text:p>0.0010658521</text:p>
          </table:table-cell>
          <table:table-cell office:value-type="float" office:value="0.0010547331">
            <text:p>0.0010547331</text:p>
          </table:table-cell>
          <table:table-cell office:value-type="float" office:value="0.0010740346">
            <text:p>0.0010740346</text:p>
          </table:table-cell>
          <table:table-cell office:value-type="float" office:value="0.0010301949">
            <text:p>0.0010301949</text:p>
          </table:table-cell>
          <table:table-cell office:value-type="float" office:value="0.0013837168">
            <text:p>0.0013837168</text:p>
          </table:table-cell>
          <table:table-cell office:value-type="float" office:value="0.001320998">
            <text:p>0.001320998</text:p>
          </table:table-cell>
          <table:table-cell table:style-name="ce1" office:value-type="float" office:value="0.0009442293">
            <text:p>9.44E-004</text:p>
          </table:table-cell>
          <table:table-cell table:style-name="ce1" office:value-type="float" office:value="0.00090131426">
            <text:p>9.01E-004</text:p>
          </table:table-cell>
          <table:table-cell office:value-type="float" office:value="0.0010388298">
            <text:p>0.0010388298</text:p>
          </table:table-cell>
          <table:table-cell office:value-type="float" office:value="0.0010424576">
            <text:p>0.0010424576</text:p>
          </table:table-cell>
          <table:table-cell table:style-name="ce1" office:value-type="float" office:value="0.000917148">
            <text:p>9.17E-004</text:p>
          </table:table-cell>
          <table:table-cell office:value-type="float" office:value="0.001236806">
            <text:p>0.001236806</text:p>
          </table:table-cell>
          <table:table-cell office:value-type="float" office:value="0.0010653357">
            <text:p>0.0010653357</text:p>
          </table:table-cell>
          <table:table-cell table:style-name="ce1" office:value-type="float" office:value="0.00094589015">
            <text:p>9.46E-004</text:p>
          </table:table-cell>
          <table:table-cell table:style-name="ce1" office:value-type="float" office:value="0.00091699307">
            <text:p>9.17E-004</text:p>
          </table:table-cell>
          <table:table-cell table:style-name="ce1" office:value-type="float" office:value="0.00088339084">
            <text:p>8.83E-004</text:p>
          </table:table-cell>
          <table:table-cell table:style-name="ce1" office:value-type="float" office:value="0.00090926315">
            <text:p>9.09E-004</text:p>
          </table:table-cell>
          <table:table-cell table:style-name="ce1" office:value-type="float" office:value="0.0008182555">
            <text:p>8.18E-004</text:p>
          </table:table-cell>
          <table:table-cell table:style-name="ce1" office:value-type="float" office:value="0.0007944724">
            <text:p>7.94E-004</text:p>
          </table:table-cell>
          <table:table-cell table:style-name="ce1" office:value-type="float" office:value="0.0007759631">
            <text:p>7.76E-004</text:p>
          </table:table-cell>
          <table:table-cell table:style-name="ce1" office:value-type="float" office:value="0.00075028563">
            <text:p>7.50E-004</text:p>
          </table:table-cell>
          <table:table-cell table:style-name="ce1" office:value-type="float" office:value="0.0006911423">
            <text:p>6.91E-004</text:p>
          </table:table-cell>
          <table:table-cell table:style-name="ce1" office:value-type="float" office:value="0.00066154066">
            <text:p>6.62E-004</text:p>
          </table:table-cell>
          <table:table-cell table:style-name="ce1" office:value-type="float" office:value="0.00067569275">
            <text:p>6.76E-004</text:p>
          </table:table-cell>
          <table:table-cell table:style-name="ce1" office:value-type="float" office:value="0.00066430663">
            <text:p>6.64E-004</text:p>
          </table:table-cell>
          <table:table-cell table:style-name="ce1" office:value-type="float" office:value="0.00063889904">
            <text:p>6.39E-004</text:p>
          </table:table-cell>
          <table:table-cell table:style-name="ce1" office:value-type="float" office:value="0.00067545223">
            <text:p>6.75E-004</text:p>
          </table:table-cell>
          <table:table-cell table:style-name="ce1" office:value-type="float" office:value="0.0007007594">
            <text:p>7.01E-004</text:p>
          </table:table-cell>
          <table:table-cell table:style-name="ce1" office:value-type="float" office:value="0.00067074195">
            <text:p>6.71E-004</text:p>
          </table:table-cell>
          <table:table-cell table:style-name="ce1" office:value-type="float" office:value="0.00068626535">
            <text:p>6.86E-004</text:p>
          </table:table-cell>
          <table:table-cell table:style-name="ce1" office:value-type="float" office:value="0.0007347782">
            <text:p>7.35E-004</text:p>
          </table:table-cell>
          <table:table-cell table:style-name="ce1" office:value-type="float" office:value="0.00075404975">
            <text:p>7.54E-004</text:p>
          </table:table-cell>
          <table:table-cell table:style-name="ce1" office:value-type="float" office:value="0.0007065959">
            <text:p>7.07E-004</text:p>
          </table:table-cell>
          <table:table-cell table:style-name="ce1" office:value-type="float" office:value="0.00073676783">
            <text:p>7.37E-004</text:p>
          </table:table-cell>
          <table:table-cell table:style-name="ce1" office:value-type="float" office:value="0.000643983">
            <text:p>6.44E-004</text:p>
          </table:table-cell>
          <table:table-cell table:style-name="ce1" office:value-type="float" office:value="0.00068697525">
            <text:p>6.87E-004</text:p>
          </table:table-cell>
          <table:table-cell table:style-name="ce1" office:value-type="float" office:value="0.0007037583">
            <text:p>7.04E-004</text:p>
          </table:table-cell>
          <table:table-cell table:style-name="ce1" office:value-type="float" office:value="0.0006834924">
            <text:p>6.83E-004</text:p>
          </table:table-cell>
          <table:table-cell table:style-name="ce1" office:value-type="float" office:value="0.0007155502">
            <text:p>7.16E-004</text:p>
          </table:table-cell>
          <table:table-cell office:value-type="float" office:value="0.0007674399">
            <text:p>7.67E-004</text:p>
          </table:table-cell>
          <table:table-cell office:value-type="float" office:value="0.0010020953">
            <text:p>0.0010020953</text:p>
          </table:table-cell>
          <table:table-cell office:value-type="float" office:value="0.0012225172">
            <text:p>0.0012225172</text:p>
          </table:table-cell>
          <table:table-cell office:value-type="float" office:value="0.0009379073">
            <text:p>9.38E-004</text:p>
          </table:table-cell>
          <table:table-cell table:style-name="ce1" office:value-type="float" office:value="0.00093865616">
            <text:p>9.39E-004</text:p>
          </table:table-cell>
          <table:table-cell table:style-name="ce1" office:value-type="float" office:value="0.00088717917">
            <text:p>8.87E-004</text:p>
          </table:table-cell>
          <table:table-cell table:style-name="ce1" office:value-type="float" office:value="0.0008493575">
            <text:p>8.49E-004</text:p>
          </table:table-cell>
          <table:table-cell office:value-type="float" office:value="0.0008250503">
            <text:p>8.25E-004</text:p>
          </table:table-cell>
          <table:table-cell office:value-type="float" office:value="0.0008046221">
            <text:p>8.05E-004</text:p>
          </table:table-cell>
          <table:table-cell office:value-type="float" office:value="0.0007934558">
            <text:p>7.93E-004</text:p>
          </table:table-cell>
          <table:table-cell office:value-type="float" office:value="0.0007480203">
            <text:p>7.48E-004</text:p>
          </table:table-cell>
          <table:table-cell office:value-type="float" office:value="0.00076459645">
            <text:p>7.65E-004</text:p>
          </table:table-cell>
          <table:table-cell office:value-type="float" office:value="0.0007785497">
            <text:p>7.79E-004</text:p>
          </table:table-cell>
          <table:table-cell office:value-type="float" office:value="0.00077773683">
            <text:p>7.78E-004</text:p>
          </table:table-cell>
          <table:table-cell office:value-type="float" office:value="0.0008534873">
            <text:p>8.53E-004</text:p>
          </table:table-cell>
          <table:table-cell table:style-name="ce1" office:value-type="float" office:value="0.0007907111">
            <text:p>7.91E-004</text:p>
          </table:table-cell>
          <table:table-cell table:style-name="ce1" office:value-type="float" office:value="0.0007889539">
            <text:p>7.89E-004</text:p>
          </table:table-cell>
          <table:table-cell office:value-type="float" office:value="0.0008239595">
            <text:p>8.24E-004</text:p>
          </table:table-cell>
          <table:table-cell office:value-type="float" office:value="0.0007559414">
            <text:p>7.56E-004</text:p>
          </table:table-cell>
          <table:table-cell office:value-type="float" office:value="0.0006739681">
            <text:p>6.74E-004</text:p>
          </table:table-cell>
          <table:table-cell office:value-type="float" office:value="0.0004807874">
            <text:p>4.81E-004</text:p>
          </table:table-cell>
          <table:table-cell office:value-type="float" office:value="0.00046716252">
            <text:p>4.67E-004</text:p>
          </table:table-cell>
          <table:table-cell office:value-type="float" office:value="0.00046548425">
            <text:p>4.65E-004</text:p>
          </table:table-cell>
          <table:table-cell office:value-type="float" office:value="0.00046571347">
            <text:p>4.66E-004</text:p>
          </table:table-cell>
          <table:table-cell office:value-type="float" office:value="0.00046640946">
            <text:p>4.66E-004</text:p>
          </table:table-cell>
          <table:table-cell office:value-type="float" office:value="0.00046700516">
            <text:p>4.67E-004</text:p>
          </table:table-cell>
          <table:table-cell office:value-type="float" office:value="0.00046779602">
            <text:p>4.68E-004</text:p>
          </table:table-cell>
          <table:table-cell office:value-type="float" office:value="0.0004695801">
            <text:p>4.70E-004</text:p>
          </table:table-cell>
          <table:table-cell office:value-type="float" office:value="0.0004869077">
            <text:p>4.87E-004</text:p>
          </table:table-cell>
          <table:table-cell office:value-type="float" office:value="0.0004904546">
            <text:p>4.90E-004</text:p>
          </table:table-cell>
          <table:table-cell office:value-type="float" office:value="0.0004737605">
            <text:p>4.74E-004</text:p>
          </table:table-cell>
          <table:table-cell office:value-type="float" office:value="0.0004749456">
            <text:p>4.75E-004</text:p>
          </table:table-cell>
          <table:table-cell office:value-type="float" office:value="0.00047513135">
            <text:p>4.75E-004</text:p>
          </table:table-cell>
          <table:table-cell office:value-type="float" office:value="0.0004749938">
            <text:p>4.75E-004</text:p>
          </table:table-cell>
          <table:table-cell office:value-type="float" office:value="0.00047552297">
            <text:p>4.76E-004</text:p>
          </table:table-cell>
          <table:table-cell office:value-type="float" office:value="0.00047675232">
            <text:p>4.77E-004</text:p>
          </table:table-cell>
          <table:table-cell office:value-type="float" office:value="0.00047824666">
            <text:p>4.78E-004</text:p>
          </table:table-cell>
          <table:table-cell office:value-type="float" office:value="0.00047999082">
            <text:p>4.80E-004</text:p>
          </table:table-cell>
          <table:table-cell office:value-type="float" office:value="0.00047926797">
            <text:p>4.79E-004</text:p>
          </table:table-cell>
          <table:table-cell office:value-type="float" office:value="0.0004801456">
            <text:p>4.80E-004</text:p>
          </table:table-cell>
          <table:table-cell office:value-type="float" office:value="0.0004809008">
            <text:p>4.81E-004</text:p>
          </table:table-cell>
          <table:table-cell office:value-type="float" office:value="0.00048298584">
            <text:p>4.83E-004</text:p>
          </table:table-cell>
          <table:table-cell office:value-type="float" office:value="0.00048337036">
            <text:p>4.83E-004</text:p>
          </table:table-cell>
          <table:table-cell office:value-type="float" office:value="0.00048452083">
            <text:p>4.85E-004</text:p>
          </table:table-cell>
          <table:table-cell office:value-type="float" office:value="0.00048551452">
            <text:p>4.86E-004</text:p>
          </table:table-cell>
          <table:table-cell office:value-type="float" office:value="0.00048818116">
            <text:p>4.88E-004</text:p>
          </table:table-cell>
          <table:table-cell office:value-type="float" office:value="0.0004888334">
            <text:p>4.89E-004</text:p>
          </table:table-cell>
          <table:table-cell office:value-type="float" office:value="0.000489208">
            <text:p>4.89E-004</text:p>
          </table:table-cell>
          <table:table-cell office:value-type="float" office:value="0.00049243076">
            <text:p>4.92E-004</text:p>
          </table:table-cell>
          <table:table-cell office:value-type="float" office:value="0.0004922395">
            <text:p>4.92E-004</text:p>
          </table:table-cell>
          <table:table-cell office:value-type="float" office:value="0.00049454987">
            <text:p>4.95E-004</text:p>
          </table:table-cell>
          <table:table-cell office:value-type="float" office:value="0.0004950105">
            <text:p>4.95E-004</text:p>
          </table:table-cell>
          <table:table-cell office:value-type="float" office:value="0.0004956233">
            <text:p>4.96E-004</text:p>
          </table:table-cell>
          <table:table-cell office:value-type="float" office:value="0.00049604516">
            <text:p>4.96E-004</text:p>
          </table:table-cell>
          <table:table-cell office:value-type="float" office:value="0.0004984014">
            <text:p>4.98E-004</text:p>
          </table:table-cell>
          <table:table-cell office:value-type="float" office:value="0.0005000311">
            <text:p>5.00E-004</text:p>
          </table:table-cell>
          <table:table-cell office:value-type="float" office:value="0.00050043873">
            <text:p>5.00E-004</text:p>
          </table:table-cell>
          <table:table-cell office:value-type="float" office:value="0.0005013036">
            <text:p>5.01E-004</text:p>
          </table:table-cell>
          <table:table-cell office:value-type="float" office:value="0.0005031778">
            <text:p>5.03E-004</text:p>
          </table:table-cell>
          <table:table-cell office:value-type="float" office:value="0.00050577865">
            <text:p>5.06E-004</text:p>
          </table:table-cell>
          <table:table-cell office:value-type="float" office:value="0.0005144692">
            <text:p>5.14E-004</text:p>
          </table:table-cell>
          <table:table-cell office:value-type="float" office:value="0.00055602443">
            <text:p>5.56E-004</text:p>
          </table:table-cell>
          <table:table-cell office:value-type="float" office:value="0.0006500646">
            <text:p>6.50E-004</text:p>
          </table:table-cell>
          <table:table-cell office:value-type="float" office:value="0.00066791545">
            <text:p>6.68E-004</text:p>
          </table:table-cell>
          <table:table-cell office:value-type="float" office:value="0.0005456291">
            <text:p>5.46E-004</text:p>
          </table:table-cell>
          <table:table-cell office:value-type="float" office:value="0.00051383214">
            <text:p>5.14E-004</text:p>
          </table:table-cell>
          <table:table-cell office:value-type="float" office:value="0.00051481236">
            <text:p>5.15E-004</text:p>
          </table:table-cell>
          <table:table-cell office:value-type="float" office:value="0.0005167207">
            <text:p>5.17E-004</text:p>
          </table:table-cell>
          <table:table-cell office:value-type="float" office:value="0.0005191028">
            <text:p>5.19E-004</text:p>
          </table:table-cell>
          <table:table-cell office:value-type="float" office:value="0.0005196358">
            <text:p>5.20E-004</text:p>
          </table:table-cell>
          <table:table-cell office:value-type="float" office:value="0.0005207989">
            <text:p>5.21E-004</text:p>
          </table:table-cell>
          <table:table-cell office:value-type="float" office:value="0.00052164856">
            <text:p>5.22E-004</text:p>
          </table:table-cell>
          <table:table-cell office:value-type="float" office:value="0.00052507204">
            <text:p>5.25E-004</text:p>
          </table:table-cell>
          <table:table-cell office:value-type="float" office:value="0.00052577164">
            <text:p>5.26E-004</text:p>
          </table:table-cell>
          <table:table-cell office:value-type="float" office:value="0.000526673">
            <text:p>5.27E-004</text:p>
          </table:table-cell>
          <table:table-cell office:value-type="float" office:value="0.00052849436">
            <text:p>5.28E-004</text:p>
          </table:table-cell>
          <table:table-cell office:value-type="float" office:value="0.000531377">
            <text:p>5.31E-004</text:p>
          </table:table-cell>
          <table:table-cell office:value-type="float" office:value="0.00053286855">
            <text:p>5.33E-004</text:p>
          </table:table-cell>
          <table:table-cell office:value-type="float" office:value="0.00053390674">
            <text:p>5.34E-004</text:p>
          </table:table-cell>
          <table:table-cell office:value-type="float" office:value="0.00053550303">
            <text:p>5.36E-004</text:p>
          </table:table-cell>
          <table:table-cell office:value-type="float" office:value="0.0005370956">
            <text:p>5.37E-004</text:p>
          </table:table-cell>
          <table:table-cell office:value-type="float" office:value="0.0005396949">
            <text:p>5.40E-004</text:p>
          </table:table-cell>
          <table:table-cell office:value-type="float" office:value="0.0005409487">
            <text:p>5.41E-004</text:p>
          </table:table-cell>
          <table:table-cell office:value-type="float" office:value="0.00054259924">
            <text:p>5.43E-004</text:p>
          </table:table-cell>
          <table:table-cell office:value-type="float" office:value="0.0005437006">
            <text:p>5.44E-004</text:p>
          </table:table-cell>
          <table:table-cell office:value-type="float" office:value="0.0005469205">
            <text:p>5.47E-004</text:p>
          </table:table-cell>
          <table:table-cell office:value-type="float" office:value="0.00054872717">
            <text:p>5.49E-004</text:p>
          </table:table-cell>
          <table:table-cell office:value-type="float" office:value="0.00055020076">
            <text:p>5.50E-004</text:p>
          </table:table-cell>
          <table:table-cell office:value-type="float" office:value="0.0005516054">
            <text:p>5.52E-004</text:p>
          </table:table-cell>
          <table:table-cell/>
        </table:table-row>
        <table:table-row table:style-name="ro1">
          <table:table-cell office:value-type="string">
            <text:p>/mnt/share/Music/Albums/Ravi Shankar/Chants Of India/12 Hari Om.mp3</text:p>
          </table:table-cell>
          <table:table-cell office:value-type="float" office:value="0.014622433">
            <text:p>0.014622433</text:p>
          </table:table-cell>
          <table:table-cell office:value-type="float" office:value="0.029687475">
            <text:p>0.029687475</text:p>
          </table:table-cell>
          <table:table-cell office:value-type="float" office:value="0.05533001">
            <text:p>0.05533001</text:p>
          </table:table-cell>
          <table:table-cell office:value-type="float" office:value="0.10104865">
            <text:p>0.10104865</text:p>
          </table:table-cell>
          <table:table-cell office:value-type="float" office:value="0.14599317">
            <text:p>0.14599317</text:p>
          </table:table-cell>
          <table:table-cell office:value-type="float" office:value="0.06362923">
            <text:p>0.06362923</text:p>
          </table:table-cell>
          <table:table-cell office:value-type="float" office:value="0.09297634">
            <text:p>0.09297634</text:p>
          </table:table-cell>
          <table:table-cell office:value-type="float" office:value="0.053843126">
            <text:p>0.053843126</text:p>
          </table:table-cell>
          <table:table-cell office:value-type="float" office:value="0.056836203">
            <text:p>0.056836203</text:p>
          </table:table-cell>
          <table:table-cell office:value-type="float" office:value="0.026320104">
            <text:p>0.026320104</text:p>
          </table:table-cell>
          <table:table-cell office:value-type="float" office:value="0.026309187">
            <text:p>0.026309187</text:p>
          </table:table-cell>
          <table:table-cell office:value-type="float" office:value="0.022124281">
            <text:p>0.022124281</text:p>
          </table:table-cell>
          <table:table-cell office:value-type="float" office:value="0.06594103">
            <text:p>0.06594103</text:p>
          </table:table-cell>
          <table:table-cell office:value-type="float" office:value="0.013448224">
            <text:p>0.013448224</text:p>
          </table:table-cell>
          <table:table-cell office:value-type="float" office:value="0.018618977">
            <text:p>0.018618977</text:p>
          </table:table-cell>
          <table:table-cell office:value-type="float" office:value="0.009528149">
            <text:p>0.009528149</text:p>
          </table:table-cell>
          <table:table-cell office:value-type="float" office:value="0.01799105">
            <text:p>0.01799105</text:p>
          </table:table-cell>
          <table:table-cell office:value-type="float" office:value="0.006983397">
            <text:p>0.006983397</text:p>
          </table:table-cell>
          <table:table-cell office:value-type="float" office:value="0.014505549">
            <text:p>0.014505549</text:p>
          </table:table-cell>
          <table:table-cell office:value-type="float" office:value="0.01102882">
            <text:p>0.01102882</text:p>
          </table:table-cell>
          <table:table-cell office:value-type="float" office:value="0.015384843">
            <text:p>0.015384843</text:p>
          </table:table-cell>
          <table:table-cell office:value-type="float" office:value="0.023590554">
            <text:p>0.023590554</text:p>
          </table:table-cell>
          <table:table-cell office:value-type="float" office:value="0.016539704">
            <text:p>0.016539704</text:p>
          </table:table-cell>
          <table:table-cell office:value-type="float" office:value="0.0062328414">
            <text:p>0.0062328414</text:p>
          </table:table-cell>
          <table:table-cell office:value-type="float" office:value="0.016436893">
            <text:p>0.016436893</text:p>
          </table:table-cell>
          <table:table-cell office:value-type="float" office:value="0.006387082">
            <text:p>0.006387082</text:p>
          </table:table-cell>
          <table:table-cell office:value-type="float" office:value="0.007482678">
            <text:p>0.007482678</text:p>
          </table:table-cell>
          <table:table-cell office:value-type="float" office:value="0.010367795">
            <text:p>0.010367795</text:p>
          </table:table-cell>
          <table:table-cell office:value-type="float" office:value="0.014983828">
            <text:p>0.014983828</text:p>
          </table:table-cell>
          <table:table-cell office:value-type="float" office:value="0.011520885">
            <text:p>0.011520885</text:p>
          </table:table-cell>
          <table:table-cell office:value-type="float" office:value="0.018174473">
            <text:p>0.018174473</text:p>
          </table:table-cell>
          <table:table-cell office:value-type="float" office:value="0.008566737">
            <text:p>0.008566737</text:p>
          </table:table-cell>
          <table:table-cell office:value-type="float" office:value="0.014396157">
            <text:p>0.014396157</text:p>
          </table:table-cell>
          <table:table-cell office:value-type="float" office:value="0.009572015">
            <text:p>0.009572015</text:p>
          </table:table-cell>
          <table:table-cell office:value-type="float" office:value="0.008808057">
            <text:p>0.008808057</text:p>
          </table:table-cell>
          <table:table-cell office:value-type="float" office:value="0.0074636796">
            <text:p>0.0074636796</text:p>
          </table:table-cell>
          <table:table-cell office:value-type="float" office:value="0.016295634">
            <text:p>0.016295634</text:p>
          </table:table-cell>
          <table:table-cell office:value-type="float" office:value="0.006851652">
            <text:p>0.006851652</text:p>
          </table:table-cell>
          <table:table-cell office:value-type="float" office:value="0.011802862">
            <text:p>0.011802862</text:p>
          </table:table-cell>
          <table:table-cell office:value-type="float" office:value="0.010052523">
            <text:p>0.010052523</text:p>
          </table:table-cell>
          <table:table-cell office:value-type="float" office:value="0.01170762">
            <text:p>0.01170762</text:p>
          </table:table-cell>
          <table:table-cell office:value-type="float" office:value="0.006192119">
            <text:p>0.006192119</text:p>
          </table:table-cell>
          <table:table-cell office:value-type="float" office:value="0.018470002">
            <text:p>0.018470002</text:p>
          </table:table-cell>
          <table:table-cell office:value-type="float" office:value="0.014504122">
            <text:p>0.014504122</text:p>
          </table:table-cell>
          <table:table-cell office:value-type="float" office:value="0.013687752">
            <text:p>0.013687752</text:p>
          </table:table-cell>
          <table:table-cell office:value-type="float" office:value="0.008507955">
            <text:p>0.008507955</text:p>
          </table:table-cell>
          <table:table-cell office:value-type="float" office:value="0.0074588107">
            <text:p>0.0074588107</text:p>
          </table:table-cell>
          <table:table-cell office:value-type="float" office:value="0.0071445177">
            <text:p>0.0071445177</text:p>
          </table:table-cell>
          <table:table-cell office:value-type="float" office:value="0.014380143">
            <text:p>0.014380143</text:p>
          </table:table-cell>
          <table:table-cell office:value-type="float" office:value="0.004657738">
            <text:p>0.004657738</text:p>
          </table:table-cell>
          <table:table-cell office:value-type="float" office:value="0.0062228674">
            <text:p>0.0062228674</text:p>
          </table:table-cell>
          <table:table-cell office:value-type="float" office:value="0.0063998005">
            <text:p>0.0063998005</text:p>
          </table:table-cell>
          <table:table-cell office:value-type="float" office:value="0.0058012875">
            <text:p>0.0058012875</text:p>
          </table:table-cell>
          <table:table-cell office:value-type="float" office:value="0.0039785677">
            <text:p>0.0039785677</text:p>
          </table:table-cell>
          <table:table-cell office:value-type="float" office:value="0.0068152943">
            <text:p>0.0068152943</text:p>
          </table:table-cell>
          <table:table-cell office:value-type="float" office:value="0.0031800407">
            <text:p>0.0031800407</text:p>
          </table:table-cell>
          <table:table-cell office:value-type="float" office:value="0.0038165043">
            <text:p>0.0038165043</text:p>
          </table:table-cell>
          <table:table-cell office:value-type="float" office:value="0.004083668">
            <text:p>0.004083668</text:p>
          </table:table-cell>
          <table:table-cell office:value-type="float" office:value="0.0025789076">
            <text:p>0.0025789076</text:p>
          </table:table-cell>
          <table:table-cell office:value-type="float" office:value="0.002404052">
            <text:p>0.002404052</text:p>
          </table:table-cell>
          <table:table-cell office:value-type="float" office:value="0.003906615">
            <text:p>0.003906615</text:p>
          </table:table-cell>
          <table:table-cell office:value-type="float" office:value="0.0022450965">
            <text:p>0.0022450965</text:p>
          </table:table-cell>
          <table:table-cell office:value-type="float" office:value="0.0022143272">
            <text:p>0.0022143272</text:p>
          </table:table-cell>
          <table:table-cell office:value-type="float" office:value="0.0026516868">
            <text:p>0.0026516868</text:p>
          </table:table-cell>
          <table:table-cell office:value-type="float" office:value="0.0024726035">
            <text:p>0.0024726035</text:p>
          </table:table-cell>
          <table:table-cell office:value-type="float" office:value="0.0020990246">
            <text:p>0.0020990246</text:p>
          </table:table-cell>
          <table:table-cell office:value-type="float" office:value="0.0032654135">
            <text:p>0.0032654135</text:p>
          </table:table-cell>
          <table:table-cell office:value-type="float" office:value="0.0023461194">
            <text:p>0.0023461194</text:p>
          </table:table-cell>
          <table:table-cell office:value-type="float" office:value="0.002104929">
            <text:p>0.002104929</text:p>
          </table:table-cell>
          <table:table-cell office:value-type="float" office:value="0.0024658665">
            <text:p>0.0024658665</text:p>
          </table:table-cell>
          <table:table-cell office:value-type="float" office:value="0.0018154947">
            <text:p>0.0018154947</text:p>
          </table:table-cell>
          <table:table-cell office:value-type="float" office:value="0.0021369779">
            <text:p>0.0021369779</text:p>
          </table:table-cell>
          <table:table-cell office:value-type="float" office:value="0.0028746603">
            <text:p>0.0028746603</text:p>
          </table:table-cell>
          <table:table-cell office:value-type="float" office:value="0.002390639">
            <text:p>0.002390639</text:p>
          </table:table-cell>
          <table:table-cell office:value-type="float" office:value="0.0017525328">
            <text:p>0.0017525328</text:p>
          </table:table-cell>
          <table:table-cell office:value-type="float" office:value="0.0019404572">
            <text:p>0.0019404572</text:p>
          </table:table-cell>
          <table:table-cell office:value-type="float" office:value="0.0019272547">
            <text:p>0.0019272547</text:p>
          </table:table-cell>
          <table:table-cell office:value-type="float" office:value="0.0017211057">
            <text:p>0.0017211057</text:p>
          </table:table-cell>
          <table:table-cell office:value-type="float" office:value="0.0018131268">
            <text:p>0.0018131268</text:p>
          </table:table-cell>
          <table:table-cell office:value-type="float" office:value="0.0019134176">
            <text:p>0.0019134176</text:p>
          </table:table-cell>
          <table:table-cell office:value-type="float" office:value="0.0023356704">
            <text:p>0.0023356704</text:p>
          </table:table-cell>
          <table:table-cell office:value-type="float" office:value="0.0022141738">
            <text:p>0.0022141738</text:p>
          </table:table-cell>
          <table:table-cell office:value-type="float" office:value="0.0016774822">
            <text:p>0.0016774822</text:p>
          </table:table-cell>
          <table:table-cell office:value-type="float" office:value="0.00169398">
            <text:p>0.00169398</text:p>
          </table:table-cell>
          <table:table-cell office:value-type="float" office:value="0.0018917399">
            <text:p>0.0018917399</text:p>
          </table:table-cell>
          <table:table-cell office:value-type="float" office:value="0.0019355702">
            <text:p>0.0019355702</text:p>
          </table:table-cell>
          <table:table-cell office:value-type="float" office:value="0.0015046864">
            <text:p>0.0015046864</text:p>
          </table:table-cell>
          <table:table-cell office:value-type="float" office:value="0.0014465344">
            <text:p>0.0014465344</text:p>
          </table:table-cell>
          <table:table-cell office:value-type="float" office:value="0.0016359019">
            <text:p>0.0016359019</text:p>
          </table:table-cell>
          <table:table-cell office:value-type="float" office:value="0.0017321488">
            <text:p>0.0017321488</text:p>
          </table:table-cell>
          <table:table-cell office:value-type="float" office:value="0.0022268903">
            <text:p>0.0022268903</text:p>
          </table:table-cell>
          <table:table-cell office:value-type="float" office:value="0.0018898866">
            <text:p>0.0018898866</text:p>
          </table:table-cell>
          <table:table-cell office:value-type="float" office:value="0.0016413889">
            <text:p>0.0016413889</text:p>
          </table:table-cell>
          <table:table-cell office:value-type="float" office:value="0.0016554884">
            <text:p>0.0016554884</text:p>
          </table:table-cell>
          <table:table-cell office:value-type="float" office:value="0.0013387157">
            <text:p>0.0013387157</text:p>
          </table:table-cell>
          <table:table-cell office:value-type="float" office:value="0.0013575007">
            <text:p>0.0013575007</text:p>
          </table:table-cell>
          <table:table-cell office:value-type="float" office:value="0.0014362995">
            <text:p>0.0014362995</text:p>
          </table:table-cell>
          <table:table-cell office:value-type="float" office:value="0.0016161229">
            <text:p>0.0016161229</text:p>
          </table:table-cell>
          <table:table-cell office:value-type="float" office:value="0.0014038301">
            <text:p>0.0014038301</text:p>
          </table:table-cell>
          <table:table-cell office:value-type="float" office:value="0.0012436522">
            <text:p>0.0012436522</text:p>
          </table:table-cell>
          <table:table-cell office:value-type="float" office:value="0.0013137802">
            <text:p>0.0013137802</text:p>
          </table:table-cell>
          <table:table-cell office:value-type="float" office:value="0.0014549709">
            <text:p>0.0014549709</text:p>
          </table:table-cell>
          <table:table-cell office:value-type="float" office:value="0.0015329847">
            <text:p>0.0015329847</text:p>
          </table:table-cell>
          <table:table-cell office:value-type="float" office:value="0.0014693972">
            <text:p>0.0014693972</text:p>
          </table:table-cell>
          <table:table-cell office:value-type="float" office:value="0.00141326">
            <text:p>0.00141326</text:p>
          </table:table-cell>
          <table:table-cell office:value-type="float" office:value="0.0013896566">
            <text:p>0.0013896566</text:p>
          </table:table-cell>
          <table:table-cell office:value-type="float" office:value="0.0012613509">
            <text:p>0.0012613509</text:p>
          </table:table-cell>
          <table:table-cell office:value-type="float" office:value="0.0012630716">
            <text:p>0.0012630716</text:p>
          </table:table-cell>
          <table:table-cell office:value-type="float" office:value="0.0012953224">
            <text:p>0.0012953224</text:p>
          </table:table-cell>
          <table:table-cell office:value-type="float" office:value="0.0014519729">
            <text:p>0.0014519729</text:p>
          </table:table-cell>
          <table:table-cell office:value-type="float" office:value="0.0015317709">
            <text:p>0.0015317709</text:p>
          </table:table-cell>
          <table:table-cell office:value-type="float" office:value="0.0013942148">
            <text:p>0.0013942148</text:p>
          </table:table-cell>
          <table:table-cell office:value-type="float" office:value="0.001840645">
            <text:p>0.001840645</text:p>
          </table:table-cell>
          <table:table-cell office:value-type="float" office:value="0.0015565918">
            <text:p>0.0015565918</text:p>
          </table:table-cell>
          <table:table-cell office:value-type="float" office:value="0.001402284">
            <text:p>0.001402284</text:p>
          </table:table-cell>
          <table:table-cell office:value-type="float" office:value="0.0013722125">
            <text:p>0.0013722125</text:p>
          </table:table-cell>
          <table:table-cell office:value-type="float" office:value="0.0012702808">
            <text:p>0.0012702808</text:p>
          </table:table-cell>
          <table:table-cell office:value-type="float" office:value="0.0012978124">
            <text:p>0.0012978124</text:p>
          </table:table-cell>
          <table:table-cell office:value-type="float" office:value="0.0012752677">
            <text:p>0.0012752677</text:p>
          </table:table-cell>
          <table:table-cell office:value-type="float" office:value="0.0012134475">
            <text:p>0.0012134475</text:p>
          </table:table-cell>
          <table:table-cell office:value-type="float" office:value="0.0012913571">
            <text:p>0.0012913571</text:p>
          </table:table-cell>
          <table:table-cell office:value-type="float" office:value="0.0012328">
            <text:p>0.0012328</text:p>
          </table:table-cell>
          <table:table-cell office:value-type="float" office:value="0.0011813793">
            <text:p>0.0011813793</text:p>
          </table:table-cell>
          <table:table-cell office:value-type="float" office:value="0.0012622697">
            <text:p>0.0012622697</text:p>
          </table:table-cell>
          <table:table-cell office:value-type="float" office:value="0.0011726154">
            <text:p>0.0011726154</text:p>
          </table:table-cell>
          <table:table-cell office:value-type="float" office:value="0.0012280799">
            <text:p>0.0012280799</text:p>
          </table:table-cell>
          <table:table-cell office:value-type="float" office:value="0.0012905382">
            <text:p>0.0012905382</text:p>
          </table:table-cell>
          <table:table-cell office:value-type="float" office:value="0.0011988927">
            <text:p>0.0011988927</text:p>
          </table:table-cell>
          <table:table-cell office:value-type="float" office:value="0.0011842771">
            <text:p>0.0011842771</text:p>
          </table:table-cell>
          <table:table-cell office:value-type="float" office:value="0.0011947667">
            <text:p>0.0011947667</text:p>
          </table:table-cell>
          <table:table-cell office:value-type="float" office:value="0.0013287418">
            <text:p>0.0013287418</text:p>
          </table:table-cell>
          <table:table-cell office:value-type="float" office:value="0.0012986492">
            <text:p>0.0012986492</text:p>
          </table:table-cell>
          <table:table-cell office:value-type="float" office:value="0.0012459544">
            <text:p>0.0012459544</text:p>
          </table:table-cell>
          <table:table-cell office:value-type="float" office:value="0.0012103625">
            <text:p>0.0012103625</text:p>
          </table:table-cell>
          <table:table-cell office:value-type="float" office:value="0.0011088377">
            <text:p>0.0011088377</text:p>
          </table:table-cell>
          <table:table-cell office:value-type="float" office:value="0.0011628594">
            <text:p>0.0011628594</text:p>
          </table:table-cell>
          <table:table-cell office:value-type="float" office:value="0.001190742">
            <text:p>0.001190742</text:p>
          </table:table-cell>
          <table:table-cell office:value-type="float" office:value="0.0011692672">
            <text:p>0.0011692672</text:p>
          </table:table-cell>
          <table:table-cell office:value-type="float" office:value="0.0012536809">
            <text:p>0.0012536809</text:p>
          </table:table-cell>
          <table:table-cell office:value-type="float" office:value="0.0012951017">
            <text:p>0.0012951017</text:p>
          </table:table-cell>
          <table:table-cell office:value-type="float" office:value="0.0011085395">
            <text:p>0.0011085395</text:p>
          </table:table-cell>
          <table:table-cell office:value-type="float" office:value="0.0010823798">
            <text:p>0.0010823798</text:p>
          </table:table-cell>
          <table:table-cell office:value-type="float" office:value="0.001064356">
            <text:p>0.001064356</text:p>
          </table:table-cell>
          <table:table-cell office:value-type="float" office:value="0.0010308813">
            <text:p>0.0010308813</text:p>
          </table:table-cell>
          <table:table-cell office:value-type="float" office:value="0.0010395659">
            <text:p>0.0010395659</text:p>
          </table:table-cell>
          <table:table-cell office:value-type="float" office:value="0.0010188235">
            <text:p>0.0010188235</text:p>
          </table:table-cell>
          <table:table-cell office:value-type="float" office:value="0.0010053735">
            <text:p>0.0010053735</text:p>
          </table:table-cell>
          <table:table-cell table:style-name="ce1" office:value-type="float" office:value="0.0009841328">
            <text:p>9.84E-004</text:p>
          </table:table-cell>
          <table:table-cell table:style-name="ce1" office:value-type="float" office:value="0.0009934006">
            <text:p>9.93E-004</text:p>
          </table:table-cell>
          <table:table-cell office:value-type="float" office:value="0.0010168159">
            <text:p>0.0010168159</text:p>
          </table:table-cell>
          <table:table-cell office:value-type="float" office:value="0.0010698879">
            <text:p>0.0010698879</text:p>
          </table:table-cell>
          <table:table-cell table:style-name="ce1" office:value-type="float" office:value="0.0009873474">
            <text:p>9.87E-004</text:p>
          </table:table-cell>
          <table:table-cell table:style-name="ce1" office:value-type="float" office:value="0.0009474882">
            <text:p>9.47E-004</text:p>
          </table:table-cell>
          <table:table-cell table:style-name="ce1" office:value-type="float" office:value="0.000973262">
            <text:p>9.73E-004</text:p>
          </table:table-cell>
          <table:table-cell table:style-name="ce1" office:value-type="float" office:value="0.00096618244">
            <text:p>9.66E-004</text:p>
          </table:table-cell>
          <table:table-cell table:style-name="ce1" office:value-type="float" office:value="0.00095698057">
            <text:p>9.57E-004</text:p>
          </table:table-cell>
          <table:table-cell table:style-name="ce1" office:value-type="float" office:value="0.0009619291">
            <text:p>9.62E-004</text:p>
          </table:table-cell>
          <table:table-cell table:style-name="ce1" office:value-type="float" office:value="0.00096029026">
            <text:p>9.60E-004</text:p>
          </table:table-cell>
          <table:table-cell table:style-name="ce1" office:value-type="float" office:value="0.0009710423">
            <text:p>9.71E-004</text:p>
          </table:table-cell>
          <table:table-cell table:style-name="ce1" office:value-type="float" office:value="0.0009642017">
            <text:p>9.64E-004</text:p>
          </table:table-cell>
          <table:table-cell table:style-name="ce1" office:value-type="float" office:value="0.0009371791">
            <text:p>9.37E-004</text:p>
          </table:table-cell>
          <table:table-cell table:style-name="ce1" office:value-type="float" office:value="0.0009412664">
            <text:p>9.41E-004</text:p>
          </table:table-cell>
          <table:table-cell table:style-name="ce1" office:value-type="float" office:value="0.0009885972">
            <text:p>9.89E-004</text:p>
          </table:table-cell>
          <table:table-cell office:value-type="float" office:value="0.0010159296">
            <text:p>0.0010159296</text:p>
          </table:table-cell>
          <table:table-cell table:style-name="ce1" office:value-type="float" office:value="0.0009984137">
            <text:p>9.98E-004</text:p>
          </table:table-cell>
          <table:table-cell office:value-type="float" office:value="0.0011032271">
            <text:p>0.0011032271</text:p>
          </table:table-cell>
          <table:table-cell table:style-name="Default" office:value-type="float" office:value="0.001156771">
            <text:p>0.001156771</text:p>
          </table:table-cell>
          <table:table-cell office:value-type="float" office:value="0.0012367397">
            <text:p>0.0012367397</text:p>
          </table:table-cell>
          <table:table-cell office:value-type="float" office:value="0.0013538182">
            <text:p>0.0013538182</text:p>
          </table:table-cell>
          <table:table-cell table:style-name="Default" office:value-type="float" office:value="0.0012254956">
            <text:p>0.0012254956</text:p>
          </table:table-cell>
          <table:table-cell office:value-type="float" office:value="0.0011352942">
            <text:p>0.0011352942</text:p>
          </table:table-cell>
          <table:table-cell office:value-type="float" office:value="0.0011165548">
            <text:p>0.0011165548</text:p>
          </table:table-cell>
          <table:table-cell office:value-type="float" office:value="0.001054398">
            <text:p>0.001054398</text:p>
          </table:table-cell>
          <table:table-cell office:value-type="float" office:value="0.0009999714">
            <text:p>1.00E-003</text:p>
          </table:table-cell>
          <table:table-cell table:style-name="Default" office:value-type="float" office:value="0.0010242974">
            <text:p>0.0010242974</text:p>
          </table:table-cell>
          <table:table-cell table:style-name="Default" office:value-type="float" office:value="0.0010284861">
            <text:p>0.0010284861</text:p>
          </table:table-cell>
          <table:table-cell table:style-name="Default" office:value-type="float" office:value="0.0010253437">
            <text:p>0.0010253437</text:p>
          </table:table-cell>
          <table:table-cell office:value-type="float" office:value="0.0009979992">
            <text:p>9.98E-004</text:p>
          </table:table-cell>
          <table:table-cell table:style-name="Default" office:value-type="float" office:value="0.0010046657">
            <text:p>0.0010046657</text:p>
          </table:table-cell>
          <table:table-cell table:style-name="Default" office:value-type="float" office:value="0.0010005122">
            <text:p>0.0010005122</text:p>
          </table:table-cell>
          <table:table-cell table:style-name="Default" office:value-type="float" office:value="0.0010889963">
            <text:p>0.0010889963</text:p>
          </table:table-cell>
          <table:table-cell office:value-type="float" office:value="0.0025474664">
            <text:p>0.0025474664</text:p>
          </table:table-cell>
          <table:table-cell office:value-type="float" office:value="0.0010414091">
            <text:p>0.0010414091</text:p>
          </table:table-cell>
          <table:table-cell office:value-type="float" office:value="0.00097003026">
            <text:p>9.70E-004</text:p>
          </table:table-cell>
          <table:table-cell office:value-type="float" office:value="0.00097537285">
            <text:p>9.75E-004</text:p>
          </table:table-cell>
          <table:table-cell office:value-type="float" office:value="0.0009483376">
            <text:p>9.48E-004</text:p>
          </table:table-cell>
          <table:table-cell office:value-type="float" office:value="0.00079769286">
            <text:p>7.98E-004</text:p>
          </table:table-cell>
          <table:table-cell office:value-type="float" office:value="0.00078908354">
            <text:p>7.89E-004</text:p>
          </table:table-cell>
          <table:table-cell office:value-type="float" office:value="0.0007832918">
            <text:p>7.83E-004</text:p>
          </table:table-cell>
          <table:table-cell office:value-type="float" office:value="0.0007797663">
            <text:p>7.80E-004</text:p>
          </table:table-cell>
          <table:table-cell office:value-type="float" office:value="0.0007826851">
            <text:p>7.83E-004</text:p>
          </table:table-cell>
          <table:table-cell office:value-type="float" office:value="0.00078184885">
            <text:p>7.82E-004</text:p>
          </table:table-cell>
          <table:table-cell office:value-type="float" office:value="0.0007848144">
            <text:p>7.85E-004</text:p>
          </table:table-cell>
          <table:table-cell office:value-type="float" office:value="0.0008013085">
            <text:p>8.01E-004</text:p>
          </table:table-cell>
          <table:table-cell office:value-type="float" office:value="0.0008253846">
            <text:p>8.25E-004</text:p>
          </table:table-cell>
          <table:table-cell office:value-type="float" office:value="0.00085652014">
            <text:p>8.57E-004</text:p>
          </table:table-cell>
          <table:table-cell office:value-type="float" office:value="0.0007970703">
            <text:p>7.97E-004</text:p>
          </table:table-cell>
          <table:table-cell office:value-type="float" office:value="0.00078997324">
            <text:p>7.90E-004</text:p>
          </table:table-cell>
          <table:table-cell office:value-type="float" office:value="0.0008044823">
            <text:p>8.04E-004</text:p>
          </table:table-cell>
          <table:table-cell office:value-type="float" office:value="0.00082604546">
            <text:p>8.26E-004</text:p>
          </table:table-cell>
          <table:table-cell office:value-type="float" office:value="0.00083415443">
            <text:p>8.34E-004</text:p>
          </table:table-cell>
          <table:table-cell office:value-type="float" office:value="0.0008145302">
            <text:p>8.15E-004</text:p>
          </table:table-cell>
          <table:table-cell office:value-type="float" office:value="0.0007942479">
            <text:p>7.94E-004</text:p>
          </table:table-cell>
          <table:table-cell office:value-type="float" office:value="0.0007943775">
            <text:p>7.94E-004</text:p>
          </table:table-cell>
          <table:table-cell office:value-type="float" office:value="0.0007925625">
            <text:p>7.93E-004</text:p>
          </table:table-cell>
          <table:table-cell office:value-type="float" office:value="0.0007912604">
            <text:p>7.91E-004</text:p>
          </table:table-cell>
          <table:table-cell office:value-type="float" office:value="0.00079310534">
            <text:p>7.93E-004</text:p>
          </table:table-cell>
          <table:table-cell office:value-type="float" office:value="0.00079740066">
            <text:p>7.97E-004</text:p>
          </table:table-cell>
          <table:table-cell office:value-type="float" office:value="0.0008013445">
            <text:p>8.01E-004</text:p>
          </table:table-cell>
          <table:table-cell office:value-type="float" office:value="0.0007990845">
            <text:p>7.99E-004</text:p>
          </table:table-cell>
          <table:table-cell office:value-type="float" office:value="0.000801724">
            <text:p>8.02E-004</text:p>
          </table:table-cell>
          <table:table-cell office:value-type="float" office:value="0.00080509175">
            <text:p>8.05E-004</text:p>
          </table:table-cell>
          <table:table-cell office:value-type="float" office:value="0.0008105227">
            <text:p>8.11E-004</text:p>
          </table:table-cell>
          <table:table-cell office:value-type="float" office:value="0.00081761024">
            <text:p>8.18E-004</text:p>
          </table:table-cell>
          <table:table-cell office:value-type="float" office:value="0.00082183373">
            <text:p>8.22E-004</text:p>
          </table:table-cell>
          <table:table-cell office:value-type="float" office:value="0.00081254536">
            <text:p>8.13E-004</text:p>
          </table:table-cell>
          <table:table-cell office:value-type="float" office:value="0.00080416945">
            <text:p>8.04E-004</text:p>
          </table:table-cell>
          <table:table-cell office:value-type="float" office:value="0.0008007542">
            <text:p>8.01E-004</text:p>
          </table:table-cell>
          <table:table-cell office:value-type="float" office:value="0.0008015166">
            <text:p>8.02E-004</text:p>
          </table:table-cell>
          <table:table-cell office:value-type="float" office:value="0.00080333656">
            <text:p>8.03E-004</text:p>
          </table:table-cell>
          <table:table-cell office:value-type="float" office:value="0.0008060064">
            <text:p>8.06E-004</text:p>
          </table:table-cell>
          <table:table-cell office:value-type="float" office:value="0.0008077626">
            <text:p>8.08E-004</text:p>
          </table:table-cell>
          <table:table-cell office:value-type="float" office:value="0.0008093127">
            <text:p>8.09E-004</text:p>
          </table:table-cell>
          <table:table-cell office:value-type="float" office:value="0.00081089616">
            <text:p>8.11E-004</text:p>
          </table:table-cell>
          <table:table-cell office:value-type="float" office:value="0.00081248017">
            <text:p>8.12E-004</text:p>
          </table:table-cell>
          <table:table-cell office:value-type="float" office:value="0.0008154236">
            <text:p>8.15E-004</text:p>
          </table:table-cell>
          <table:table-cell office:value-type="float" office:value="0.0008181603">
            <text:p>8.18E-004</text:p>
          </table:table-cell>
          <table:table-cell office:value-type="float" office:value="0.00082067493">
            <text:p>8.21E-004</text:p>
          </table:table-cell>
          <table:table-cell office:value-type="float" office:value="0.0008230048">
            <text:p>8.23E-004</text:p>
          </table:table-cell>
          <table:table-cell office:value-type="float" office:value="0.00082675763">
            <text:p>8.27E-004</text:p>
          </table:table-cell>
          <table:table-cell office:value-type="float" office:value="0.0008295627">
            <text:p>8.30E-004</text:p>
          </table:table-cell>
          <table:table-cell office:value-type="float" office:value="0.0008317068">
            <text:p>8.32E-004</text:p>
          </table:table-cell>
          <table:table-cell office:value-type="float" office:value="0.0008331436">
            <text:p>8.33E-004</text:p>
          </table:table-cell>
          <table:table-cell office:value-type="float" office:value="0.0008356449">
            <text:p>8.36E-004</text:p>
          </table:table-cell>
          <table:table-cell office:value-type="float" office:value="0.00084001437">
            <text:p>8.40E-004</text:p>
          </table:table-cell>
          <table:table-cell office:value-type="float" office:value="0.00084217725">
            <text:p>8.42E-004</text:p>
          </table:table-cell>
          <table:table-cell office:value-type="float" office:value="0.0008436299">
            <text:p>8.44E-004</text:p>
          </table:table-cell>
          <table:table-cell office:value-type="float" office:value="0.0008448964">
            <text:p>8.45E-004</text:p>
          </table:table-cell>
          <table:table-cell office:value-type="float" office:value="0.0008494029">
            <text:p>8.49E-004</text:p>
          </table:table-cell>
          <table:table-cell office:value-type="float" office:value="0.0008521105">
            <text:p>8.52E-004</text:p>
          </table:table-cell>
          <table:table-cell office:value-type="float" office:value="0.00085427344">
            <text:p>8.54E-004</text:p>
          </table:table-cell>
          <table:table-cell office:value-type="float" office:value="0.00085575716">
            <text:p>8.56E-004</text:p>
          </table:table-cell>
          <table:table-cell office:value-type="float" office:value="0.0008590808">
            <text:p>8.59E-004</text:p>
          </table:table-cell>
          <table:table-cell office:value-type="float" office:value="0.0008621866">
            <text:p>8.62E-004</text:p>
          </table:table-cell>
          <table:table-cell office:value-type="float" office:value="0.00086416025">
            <text:p>8.64E-004</text:p>
          </table:table-cell>
          <table:table-cell office:value-type="float" office:value="0.0008655697">
            <text:p>8.66E-004</text:p>
          </table:table-cell>
          <table:table-cell office:value-type="float" office:value="0.00086821313">
            <text:p>8.68E-004</text:p>
          </table:table-cell>
          <table:table-cell office:value-type="float" office:value="0.0008737186">
            <text:p>8.74E-004</text:p>
          </table:table-cell>
          <table:table-cell office:value-type="float" office:value="0.000876219">
            <text:p>8.76E-004</text:p>
          </table:table-cell>
          <table:table-cell office:value-type="float" office:value="0.0008788442">
            <text:p>8.79E-004</text:p>
          </table:table-cell>
          <table:table-cell office:value-type="float" office:value="0.00088174356">
            <text:p>8.82E-004</text:p>
          </table:table-cell>
          <table:table-cell office:value-type="float" office:value="0.00088749954">
            <text:p>8.87E-004</text:p>
          </table:table-cell>
          <table:table-cell office:value-type="float" office:value="0.0008894185">
            <text:p>8.89E-004</text:p>
          </table:table-cell>
          <table:table-cell office:value-type="float" office:value="0.00089150463">
            <text:p>8.92E-004</text:p>
          </table:table-cell>
          <table:table-cell office:value-type="float" office:value="0.0008942862">
            <text:p>8.94E-004</text:p>
          </table:table-cell>
          <table:table-cell/>
        </table:table-row>
        <table:table-row table:style-name="ro1">
          <table:table-cell office:value-type="string">
            <text:p>/mnt/share/Music/Albums/Ravi Shankar/Chants Of India/11 Mangalam.mp3</text:p>
          </table:table-cell>
          <table:table-cell office:value-type="float" office:value="0.017063469">
            <text:p>0.017063469</text:p>
          </table:table-cell>
          <table:table-cell office:value-type="float" office:value="0.05641875">
            <text:p>0.05641875</text:p>
          </table:table-cell>
          <table:table-cell office:value-type="float" office:value="0.03492863">
            <text:p>0.03492863</text:p>
          </table:table-cell>
          <table:table-cell office:value-type="float" office:value="0.06643845">
            <text:p>0.06643845</text:p>
          </table:table-cell>
          <table:table-cell office:value-type="float" office:value="0.027641527">
            <text:p>0.027641527</text:p>
          </table:table-cell>
          <table:table-cell office:value-type="float" office:value="0.06274557">
            <text:p>0.06274557</text:p>
          </table:table-cell>
          <table:table-cell office:value-type="float" office:value="0.04080334">
            <text:p>0.04080334</text:p>
          </table:table-cell>
          <table:table-cell office:value-type="float" office:value="0.021311508">
            <text:p>0.021311508</text:p>
          </table:table-cell>
          <table:table-cell office:value-type="float" office:value="0.034968402">
            <text:p>0.034968402</text:p>
          </table:table-cell>
          <table:table-cell office:value-type="float" office:value="0.013708872">
            <text:p>0.013708872</text:p>
          </table:table-cell>
          <table:table-cell office:value-type="float" office:value="0.038239677">
            <text:p>0.038239677</text:p>
          </table:table-cell>
          <table:table-cell office:value-type="float" office:value="0.014748326">
            <text:p>0.014748326</text:p>
          </table:table-cell>
          <table:table-cell office:value-type="float" office:value="0.02494309">
            <text:p>0.02494309</text:p>
          </table:table-cell>
          <table:table-cell office:value-type="float" office:value="0.026888926">
            <text:p>0.026888926</text:p>
          </table:table-cell>
          <table:table-cell office:value-type="float" office:value="0.015922317">
            <text:p>0.015922317</text:p>
          </table:table-cell>
          <table:table-cell office:value-type="float" office:value="0.017119514">
            <text:p>0.017119514</text:p>
          </table:table-cell>
          <table:table-cell office:value-type="float" office:value="0.013518375">
            <text:p>0.013518375</text:p>
          </table:table-cell>
          <table:table-cell office:value-type="float" office:value="0.020894771">
            <text:p>0.020894771</text:p>
          </table:table-cell>
          <table:table-cell office:value-type="float" office:value="0.012212057">
            <text:p>0.012212057</text:p>
          </table:table-cell>
          <table:table-cell office:value-type="float" office:value="0.011728588">
            <text:p>0.011728588</text:p>
          </table:table-cell>
          <table:table-cell office:value-type="float" office:value="0.019021284">
            <text:p>0.019021284</text:p>
          </table:table-cell>
          <table:table-cell office:value-type="float" office:value="0.013420601">
            <text:p>0.013420601</text:p>
          </table:table-cell>
          <table:table-cell office:value-type="float" office:value="0.008624015">
            <text:p>0.008624015</text:p>
          </table:table-cell>
          <table:table-cell office:value-type="float" office:value="0.010461919">
            <text:p>0.010461919</text:p>
          </table:table-cell>
          <table:table-cell office:value-type="float" office:value="0.007783943">
            <text:p>0.007783943</text:p>
          </table:table-cell>
          <table:table-cell office:value-type="float" office:value="0.010345426">
            <text:p>0.010345426</text:p>
          </table:table-cell>
          <table:table-cell office:value-type="float" office:value="0.0071226447">
            <text:p>0.0071226447</text:p>
          </table:table-cell>
          <table:table-cell office:value-type="float" office:value="0.013081074">
            <text:p>0.013081074</text:p>
          </table:table-cell>
          <table:table-cell office:value-type="float" office:value="0.007594847">
            <text:p>0.007594847</text:p>
          </table:table-cell>
          <table:table-cell office:value-type="float" office:value="0.011403817">
            <text:p>0.011403817</text:p>
          </table:table-cell>
          <table:table-cell office:value-type="float" office:value="0.013036886">
            <text:p>0.013036886</text:p>
          </table:table-cell>
          <table:table-cell office:value-type="float" office:value="0.0090659065">
            <text:p>0.0090659065</text:p>
          </table:table-cell>
          <table:table-cell office:value-type="float" office:value="0.008807015">
            <text:p>0.008807015</text:p>
          </table:table-cell>
          <table:table-cell office:value-type="float" office:value="0.007883937">
            <text:p>0.007883937</text:p>
          </table:table-cell>
          <table:table-cell office:value-type="float" office:value="0.010103723">
            <text:p>0.010103723</text:p>
          </table:table-cell>
          <table:table-cell office:value-type="float" office:value="0.006117172">
            <text:p>0.006117172</text:p>
          </table:table-cell>
          <table:table-cell office:value-type="float" office:value="0.0076868273">
            <text:p>0.0076868273</text:p>
          </table:table-cell>
          <table:table-cell office:value-type="float" office:value="0.00659093">
            <text:p>0.00659093</text:p>
          </table:table-cell>
          <table:table-cell office:value-type="float" office:value="0.007002222">
            <text:p>0.007002222</text:p>
          </table:table-cell>
          <table:table-cell office:value-type="float" office:value="0.004786886">
            <text:p>0.004786886</text:p>
          </table:table-cell>
          <table:table-cell office:value-type="float" office:value="0.0072071087">
            <text:p>0.0072071087</text:p>
          </table:table-cell>
          <table:table-cell office:value-type="float" office:value="0.006392564">
            <text:p>0.006392564</text:p>
          </table:table-cell>
          <table:table-cell office:value-type="float" office:value="0.004805468">
            <text:p>0.004805468</text:p>
          </table:table-cell>
          <table:table-cell office:value-type="float" office:value="0.0052533117">
            <text:p>0.0052533117</text:p>
          </table:table-cell>
          <table:table-cell office:value-type="float" office:value="0.006097476">
            <text:p>0.006097476</text:p>
          </table:table-cell>
          <table:table-cell office:value-type="float" office:value="0.004845373">
            <text:p>0.004845373</text:p>
          </table:table-cell>
          <table:table-cell office:value-type="float" office:value="0.0057179993">
            <text:p>0.0057179993</text:p>
          </table:table-cell>
          <table:table-cell office:value-type="float" office:value="0.005769321">
            <text:p>0.005769321</text:p>
          </table:table-cell>
          <table:table-cell office:value-type="float" office:value="0.005082769">
            <text:p>0.005082769</text:p>
          </table:table-cell>
          <table:table-cell office:value-type="float" office:value="0.0039890115">
            <text:p>0.0039890115</text:p>
          </table:table-cell>
          <table:table-cell office:value-type="float" office:value="0.0038744614">
            <text:p>0.0038744614</text:p>
          </table:table-cell>
          <table:table-cell office:value-type="float" office:value="0.00485605">
            <text:p>0.00485605</text:p>
          </table:table-cell>
          <table:table-cell office:value-type="float" office:value="0.0032343848">
            <text:p>0.0032343848</text:p>
          </table:table-cell>
          <table:table-cell office:value-type="float" office:value="0.0039502583">
            <text:p>0.0039502583</text:p>
          </table:table-cell>
          <table:table-cell office:value-type="float" office:value="0.0032124182">
            <text:p>0.0032124182</text:p>
          </table:table-cell>
          <table:table-cell office:value-type="float" office:value="0.0036653674">
            <text:p>0.0036653674</text:p>
          </table:table-cell>
          <table:table-cell office:value-type="float" office:value="0.003173421">
            <text:p>0.003173421</text:p>
          </table:table-cell>
          <table:table-cell office:value-type="float" office:value="0.0035324662">
            <text:p>0.0035324662</text:p>
          </table:table-cell>
          <table:table-cell office:value-type="float" office:value="0.0033413926">
            <text:p>0.0033413926</text:p>
          </table:table-cell>
          <table:table-cell office:value-type="float" office:value="0.0035409082">
            <text:p>0.0035409082</text:p>
          </table:table-cell>
          <table:table-cell office:value-type="float" office:value="0.0028171618">
            <text:p>0.0028171618</text:p>
          </table:table-cell>
          <table:table-cell office:value-type="float" office:value="0.003125678">
            <text:p>0.003125678</text:p>
          </table:table-cell>
          <table:table-cell office:value-type="float" office:value="0.002648281">
            <text:p>0.002648281</text:p>
          </table:table-cell>
          <table:table-cell office:value-type="float" office:value="0.002528832">
            <text:p>0.002528832</text:p>
          </table:table-cell>
          <table:table-cell office:value-type="float" office:value="0.0025386303">
            <text:p>0.0025386303</text:p>
          </table:table-cell>
          <table:table-cell office:value-type="float" office:value="0.002100177">
            <text:p>0.002100177</text:p>
          </table:table-cell>
          <table:table-cell office:value-type="float" office:value="0.0024998123">
            <text:p>0.0024998123</text:p>
          </table:table-cell>
          <table:table-cell office:value-type="float" office:value="0.0021114545">
            <text:p>0.0021114545</text:p>
          </table:table-cell>
          <table:table-cell office:value-type="float" office:value="0.0024435795">
            <text:p>0.0024435795</text:p>
          </table:table-cell>
          <table:table-cell office:value-type="float" office:value="0.0020358355">
            <text:p>0.0020358355</text:p>
          </table:table-cell>
          <table:table-cell office:value-type="float" office:value="0.00210444">
            <text:p>0.00210444</text:p>
          </table:table-cell>
          <table:table-cell office:value-type="float" office:value="0.002361816">
            <text:p>0.002361816</text:p>
          </table:table-cell>
          <table:table-cell office:value-type="float" office:value="0.00222184">
            <text:p>0.00222184</text:p>
          </table:table-cell>
          <table:table-cell office:value-type="float" office:value="0.0020674737">
            <text:p>0.0020674737</text:p>
          </table:table-cell>
          <table:table-cell office:value-type="float" office:value="0.0022911993">
            <text:p>0.0022911993</text:p>
          </table:table-cell>
          <table:table-cell office:value-type="float" office:value="0.002119705">
            <text:p>0.002119705</text:p>
          </table:table-cell>
          <table:table-cell office:value-type="float" office:value="0.0022910791">
            <text:p>0.0022910791</text:p>
          </table:table-cell>
          <table:table-cell office:value-type="float" office:value="0.0021747656">
            <text:p>0.0021747656</text:p>
          </table:table-cell>
          <table:table-cell office:value-type="float" office:value="0.0023497564">
            <text:p>0.0023497564</text:p>
          </table:table-cell>
          <table:table-cell office:value-type="float" office:value="0.0024627391">
            <text:p>0.0024627391</text:p>
          </table:table-cell>
          <table:table-cell office:value-type="float" office:value="0.002434806">
            <text:p>0.002434806</text:p>
          </table:table-cell>
          <table:table-cell office:value-type="float" office:value="0.0026261641">
            <text:p>0.0026261641</text:p>
          </table:table-cell>
          <table:table-cell office:value-type="float" office:value="0.0025209598">
            <text:p>0.0025209598</text:p>
          </table:table-cell>
          <table:table-cell office:value-type="float" office:value="0.0024174543">
            <text:p>0.0024174543</text:p>
          </table:table-cell>
          <table:table-cell office:value-type="float" office:value="0.002357572">
            <text:p>0.002357572</text:p>
          </table:table-cell>
          <table:table-cell office:value-type="float" office:value="0.0023553187">
            <text:p>0.0023553187</text:p>
          </table:table-cell>
          <table:table-cell office:value-type="float" office:value="0.002229256">
            <text:p>0.002229256</text:p>
          </table:table-cell>
          <table:table-cell office:value-type="float" office:value="0.002281818">
            <text:p>0.002281818</text:p>
          </table:table-cell>
          <table:table-cell office:value-type="float" office:value="0.0023396101">
            <text:p>0.0023396101</text:p>
          </table:table-cell>
          <table:table-cell office:value-type="float" office:value="0.0023886163">
            <text:p>0.0023886163</text:p>
          </table:table-cell>
          <table:table-cell office:value-type="float" office:value="0.002113993">
            <text:p>0.002113993</text:p>
          </table:table-cell>
          <table:table-cell office:value-type="float" office:value="0.0022519045">
            <text:p>0.0022519045</text:p>
          </table:table-cell>
          <table:table-cell office:value-type="float" office:value="0.0022209033">
            <text:p>0.0022209033</text:p>
          </table:table-cell>
          <table:table-cell office:value-type="float" office:value="0.0020776761">
            <text:p>0.0020776761</text:p>
          </table:table-cell>
          <table:table-cell office:value-type="float" office:value="0.0021482338">
            <text:p>0.0021482338</text:p>
          </table:table-cell>
          <table:table-cell office:value-type="float" office:value="0.0020605708">
            <text:p>0.0020605708</text:p>
          </table:table-cell>
          <table:table-cell office:value-type="float" office:value="0.0019129096">
            <text:p>0.0019129096</text:p>
          </table:table-cell>
          <table:table-cell office:value-type="float" office:value="0.0021783982">
            <text:p>0.0021783982</text:p>
          </table:table-cell>
          <table:table-cell office:value-type="float" office:value="0.0019985077">
            <text:p>0.0019985077</text:p>
          </table:table-cell>
          <table:table-cell office:value-type="float" office:value="0.0019129945">
            <text:p>0.0019129945</text:p>
          </table:table-cell>
          <table:table-cell office:value-type="float" office:value="0.0018810272">
            <text:p>0.0018810272</text:p>
          </table:table-cell>
          <table:table-cell office:value-type="float" office:value="0.0018162142">
            <text:p>0.0018162142</text:p>
          </table:table-cell>
          <table:table-cell office:value-type="float" office:value="0.0019880752">
            <text:p>0.0019880752</text:p>
          </table:table-cell>
          <table:table-cell office:value-type="float" office:value="0.0021039445">
            <text:p>0.0021039445</text:p>
          </table:table-cell>
          <table:table-cell office:value-type="float" office:value="0.0019265664">
            <text:p>0.0019265664</text:p>
          </table:table-cell>
          <table:table-cell office:value-type="float" office:value="0.0019028861">
            <text:p>0.0019028861</text:p>
          </table:table-cell>
          <table:table-cell office:value-type="float" office:value="0.0019014362">
            <text:p>0.0019014362</text:p>
          </table:table-cell>
          <table:table-cell office:value-type="float" office:value="0.0019415967">
            <text:p>0.0019415967</text:p>
          </table:table-cell>
          <table:table-cell office:value-type="float" office:value="0.0019601206">
            <text:p>0.0019601206</text:p>
          </table:table-cell>
          <table:table-cell office:value-type="float" office:value="0.0019702925">
            <text:p>0.0019702925</text:p>
          </table:table-cell>
          <table:table-cell office:value-type="float" office:value="0.0018912096">
            <text:p>0.0018912096</text:p>
          </table:table-cell>
          <table:table-cell office:value-type="float" office:value="0.0019303182">
            <text:p>0.0019303182</text:p>
          </table:table-cell>
          <table:table-cell office:value-type="float" office:value="0.0019402307">
            <text:p>0.0019402307</text:p>
          </table:table-cell>
          <table:table-cell office:value-type="float" office:value="0.0018289704">
            <text:p>0.0018289704</text:p>
          </table:table-cell>
          <table:table-cell office:value-type="float" office:value="0.001915919">
            <text:p>0.001915919</text:p>
          </table:table-cell>
          <table:table-cell office:value-type="float" office:value="0.0020121986">
            <text:p>0.0020121986</text:p>
          </table:table-cell>
          <table:table-cell office:value-type="float" office:value="0.0019370294">
            <text:p>0.0019370294</text:p>
          </table:table-cell>
          <table:table-cell office:value-type="float" office:value="0.0019382634">
            <text:p>0.0019382634</text:p>
          </table:table-cell>
          <table:table-cell office:value-type="float" office:value="0.0018662973">
            <text:p>0.0018662973</text:p>
          </table:table-cell>
          <table:table-cell office:value-type="float" office:value="0.0019249384">
            <text:p>0.0019249384</text:p>
          </table:table-cell>
          <table:table-cell office:value-type="float" office:value="0.0018457496">
            <text:p>0.0018457496</text:p>
          </table:table-cell>
          <table:table-cell office:value-type="float" office:value="0.001943226">
            <text:p>0.001943226</text:p>
          </table:table-cell>
          <table:table-cell office:value-type="float" office:value="0.0018565757">
            <text:p>0.0018565757</text:p>
          </table:table-cell>
          <table:table-cell office:value-type="float" office:value="0.0018089777">
            <text:p>0.0018089777</text:p>
          </table:table-cell>
          <table:table-cell office:value-type="float" office:value="0.0017557349">
            <text:p>0.0017557349</text:p>
          </table:table-cell>
          <table:table-cell office:value-type="float" office:value="0.0017971566">
            <text:p>0.0017971566</text:p>
          </table:table-cell>
          <table:table-cell office:value-type="float" office:value="0.0016861338">
            <text:p>0.0016861338</text:p>
          </table:table-cell>
          <table:table-cell office:value-type="float" office:value="0.0015577968">
            <text:p>0.0015577968</text:p>
          </table:table-cell>
          <table:table-cell office:value-type="float" office:value="0.0015719796">
            <text:p>0.0015719796</text:p>
          </table:table-cell>
          <table:table-cell office:value-type="float" office:value="0.0015225061">
            <text:p>0.0015225061</text:p>
          </table:table-cell>
          <table:table-cell office:value-type="float" office:value="0.0014721247">
            <text:p>0.0014721247</text:p>
          </table:table-cell>
          <table:table-cell office:value-type="float" office:value="0.001477091">
            <text:p>0.001477091</text:p>
          </table:table-cell>
          <table:table-cell office:value-type="float" office:value="0.0014268125">
            <text:p>0.0014268125</text:p>
          </table:table-cell>
          <table:table-cell office:value-type="float" office:value="0.0014557143">
            <text:p>0.0014557143</text:p>
          </table:table-cell>
          <table:table-cell office:value-type="float" office:value="0.0014024468">
            <text:p>0.0014024468</text:p>
          </table:table-cell>
          <table:table-cell office:value-type="float" office:value="0.0013781771">
            <text:p>0.0013781771</text:p>
          </table:table-cell>
          <table:table-cell office:value-type="float" office:value="0.00134351">
            <text:p>0.00134351</text:p>
          </table:table-cell>
          <table:table-cell office:value-type="float" office:value="0.0013266649">
            <text:p>0.0013266649</text:p>
          </table:table-cell>
          <table:table-cell office:value-type="float" office:value="0.0013821896">
            <text:p>0.0013821896</text:p>
          </table:table-cell>
          <table:table-cell office:value-type="float" office:value="0.0013305712">
            <text:p>0.0013305712</text:p>
          </table:table-cell>
          <table:table-cell office:value-type="float" office:value="0.0012909974">
            <text:p>0.0012909974</text:p>
          </table:table-cell>
          <table:table-cell office:value-type="float" office:value="0.00129425">
            <text:p>0.00129425</text:p>
          </table:table-cell>
          <table:table-cell office:value-type="float" office:value="0.0012848168">
            <text:p>0.0012848168</text:p>
          </table:table-cell>
          <table:table-cell office:value-type="float" office:value="0.0013082715">
            <text:p>0.0013082715</text:p>
          </table:table-cell>
          <table:table-cell office:value-type="float" office:value="0.0012664779">
            <text:p>0.0012664779</text:p>
          </table:table-cell>
          <table:table-cell office:value-type="float" office:value="0.0012948444">
            <text:p>0.0012948444</text:p>
          </table:table-cell>
          <table:table-cell office:value-type="float" office:value="0.0012602556">
            <text:p>0.0012602556</text:p>
          </table:table-cell>
          <table:table-cell office:value-type="float" office:value="0.0012056497">
            <text:p>0.0012056497</text:p>
          </table:table-cell>
          <table:table-cell office:value-type="float" office:value="0.0013672817">
            <text:p>0.0013672817</text:p>
          </table:table-cell>
          <table:table-cell office:value-type="float" office:value="0.0012385858">
            <text:p>0.0012385858</text:p>
          </table:table-cell>
          <table:table-cell office:value-type="float" office:value="0.0012652216">
            <text:p>0.0012652216</text:p>
          </table:table-cell>
          <table:table-cell office:value-type="float" office:value="0.0013564375">
            <text:p>0.0013564375</text:p>
          </table:table-cell>
          <table:table-cell office:value-type="float" office:value="0.0011734706">
            <text:p>0.0011734706</text:p>
          </table:table-cell>
          <table:table-cell office:value-type="float" office:value="0.0012870101">
            <text:p>0.0012870101</text:p>
          </table:table-cell>
          <table:table-cell office:value-type="float" office:value="0.0011738001">
            <text:p>0.0011738001</text:p>
          </table:table-cell>
          <table:table-cell office:value-type="float" office:value="0.0011724978">
            <text:p>0.0011724978</text:p>
          </table:table-cell>
          <table:table-cell office:value-type="float" office:value="0.0011862053">
            <text:p>0.0011862053</text:p>
          </table:table-cell>
          <table:table-cell office:value-type="float" office:value="0.0010423769">
            <text:p>0.0010423769</text:p>
          </table:table-cell>
          <table:table-cell office:value-type="float" office:value="0.001025158">
            <text:p>0.001025158</text:p>
          </table:table-cell>
          <table:table-cell table:style-name="ce1" office:value-type="float" office:value="0.0009927191">
            <text:p>9.93E-004</text:p>
          </table:table-cell>
          <table:table-cell table:style-name="ce1" office:value-type="float" office:value="0.0009757695">
            <text:p>9.76E-004</text:p>
          </table:table-cell>
          <table:table-cell table:style-name="ce1" office:value-type="float" office:value="0.00096208695">
            <text:p>9.62E-004</text:p>
          </table:table-cell>
          <table:table-cell table:style-name="ce1" office:value-type="float" office:value="0.0009433445">
            <text:p>9.43E-004</text:p>
          </table:table-cell>
          <table:table-cell table:style-name="ce1" office:value-type="float" office:value="0.0009619585">
            <text:p>9.62E-004</text:p>
          </table:table-cell>
          <table:table-cell table:style-name="ce1" office:value-type="float" office:value="0.0009283069">
            <text:p>9.28E-004</text:p>
          </table:table-cell>
          <table:table-cell table:style-name="ce1" office:value-type="float" office:value="0.0008826063">
            <text:p>8.83E-004</text:p>
          </table:table-cell>
          <table:table-cell office:value-type="float" office:value="0.0008916893">
            <text:p>8.92E-004</text:p>
          </table:table-cell>
          <table:table-cell table:style-name="ce1" office:value-type="float" office:value="0.0008631616">
            <text:p>8.63E-004</text:p>
          </table:table-cell>
          <table:table-cell table:style-name="ce1" office:value-type="float" office:value="0.0008555181">
            <text:p>8.56E-004</text:p>
          </table:table-cell>
          <table:table-cell office:value-type="float" office:value="0.00086073787">
            <text:p>8.61E-004</text:p>
          </table:table-cell>
          <table:table-cell table:style-name="ce1" office:value-type="float" office:value="0.0008390794">
            <text:p>8.39E-004</text:p>
          </table:table-cell>
          <table:table-cell table:style-name="ce1" office:value-type="float" office:value="0.0008229737">
            <text:p>8.23E-004</text:p>
          </table:table-cell>
          <table:table-cell table:style-name="ce1" office:value-type="float" office:value="0.00083063566">
            <text:p>8.31E-004</text:p>
          </table:table-cell>
          <table:table-cell office:value-type="float" office:value="0.0008018655">
            <text:p>8.02E-004</text:p>
          </table:table-cell>
          <table:table-cell office:value-type="float" office:value="0.0007925053">
            <text:p>7.93E-004</text:p>
          </table:table-cell>
          <table:table-cell office:value-type="float" office:value="0.0007826307">
            <text:p>7.83E-004</text:p>
          </table:table-cell>
          <table:table-cell office:value-type="float" office:value="0.000798265">
            <text:p>7.98E-004</text:p>
          </table:table-cell>
          <table:table-cell office:value-type="float" office:value="0.0008105792">
            <text:p>8.11E-004</text:p>
          </table:table-cell>
          <table:table-cell office:value-type="float" office:value="0.00077317824">
            <text:p>7.73E-004</text:p>
          </table:table-cell>
          <table:table-cell office:value-type="float" office:value="0.0007726108">
            <text:p>7.73E-004</text:p>
          </table:table-cell>
          <table:table-cell office:value-type="float" office:value="0.0008616555">
            <text:p>8.62E-004</text:p>
          </table:table-cell>
          <table:table-cell office:value-type="float" office:value="0.002697686">
            <text:p>0.002697686</text:p>
          </table:table-cell>
          <table:table-cell table:style-name="ce1" office:value-type="float" office:value="0.00084178353">
            <text:p>8.42E-004</text:p>
          </table:table-cell>
          <table:table-cell office:value-type="float" office:value="0.00077788514">
            <text:p>7.78E-004</text:p>
          </table:table-cell>
          <table:table-cell office:value-type="float" office:value="0.0007551655">
            <text:p>7.55E-004</text:p>
          </table:table-cell>
          <table:table-cell office:value-type="float" office:value="0.00072172476">
            <text:p>7.22E-004</text:p>
          </table:table-cell>
          <table:table-cell office:value-type="float" office:value="0.00049307366">
            <text:p>4.93E-004</text:p>
          </table:table-cell>
          <table:table-cell office:value-type="float" office:value="0.00046120145">
            <text:p>4.61E-004</text:p>
          </table:table-cell>
          <table:table-cell office:value-type="float" office:value="0.0004590667">
            <text:p>4.59E-004</text:p>
          </table:table-cell>
          <table:table-cell office:value-type="float" office:value="0.00046045467">
            <text:p>4.60E-004</text:p>
          </table:table-cell>
          <table:table-cell office:value-type="float" office:value="0.00045969707">
            <text:p>4.60E-004</text:p>
          </table:table-cell>
          <table:table-cell office:value-type="float" office:value="0.00046116055">
            <text:p>4.61E-004</text:p>
          </table:table-cell>
          <table:table-cell office:value-type="float" office:value="0.0004609653">
            <text:p>4.61E-004</text:p>
          </table:table-cell>
          <table:table-cell office:value-type="float" office:value="0.00046095139">
            <text:p>4.61E-004</text:p>
          </table:table-cell>
          <table:table-cell office:value-type="float" office:value="0.00046254092">
            <text:p>4.63E-004</text:p>
          </table:table-cell>
          <table:table-cell office:value-type="float" office:value="0.00046424643">
            <text:p>4.64E-004</text:p>
          </table:table-cell>
          <table:table-cell office:value-type="float" office:value="0.00046401581">
            <text:p>4.64E-004</text:p>
          </table:table-cell>
          <table:table-cell office:value-type="float" office:value="0.0004639129">
            <text:p>4.64E-004</text:p>
          </table:table-cell>
          <table:table-cell office:value-type="float" office:value="0.0004658927">
            <text:p>4.66E-004</text:p>
          </table:table-cell>
          <table:table-cell office:value-type="float" office:value="0.00046674383">
            <text:p>4.67E-004</text:p>
          </table:table-cell>
          <table:table-cell office:value-type="float" office:value="0.0004679057">
            <text:p>4.68E-004</text:p>
          </table:table-cell>
          <table:table-cell office:value-type="float" office:value="0.0004686518">
            <text:p>4.69E-004</text:p>
          </table:table-cell>
          <table:table-cell office:value-type="float" office:value="0.00046936845">
            <text:p>4.69E-004</text:p>
          </table:table-cell>
          <table:table-cell office:value-type="float" office:value="0.00046997098">
            <text:p>4.70E-004</text:p>
          </table:table-cell>
          <table:table-cell office:value-type="float" office:value="0.00047102268">
            <text:p>4.71E-004</text:p>
          </table:table-cell>
          <table:table-cell office:value-type="float" office:value="0.00047184786">
            <text:p>4.72E-004</text:p>
          </table:table-cell>
          <table:table-cell office:value-type="float" office:value="0.0004737217">
            <text:p>4.74E-004</text:p>
          </table:table-cell>
          <table:table-cell office:value-type="float" office:value="0.00047484427">
            <text:p>4.75E-004</text:p>
          </table:table-cell>
          <table:table-cell office:value-type="float" office:value="0.00047540962">
            <text:p>4.75E-004</text:p>
          </table:table-cell>
          <table:table-cell office:value-type="float" office:value="0.00047644542">
            <text:p>4.76E-004</text:p>
          </table:table-cell>
          <table:table-cell office:value-type="float" office:value="0.00047803269">
            <text:p>4.78E-004</text:p>
          </table:table-cell>
          <table:table-cell office:value-type="float" office:value="0.00047887256">
            <text:p>4.79E-004</text:p>
          </table:table-cell>
          <table:table-cell office:value-type="float" office:value="0.00048046722">
            <text:p>4.80E-004</text:p>
          </table:table-cell>
          <table:table-cell office:value-type="float" office:value="0.0004805663">
            <text:p>4.81E-004</text:p>
          </table:table-cell>
          <table:table-cell office:value-type="float" office:value="0.0004820813">
            <text:p>4.82E-004</text:p>
          </table:table-cell>
          <table:table-cell office:value-type="float" office:value="0.00048302606">
            <text:p>4.83E-004</text:p>
          </table:table-cell>
          <table:table-cell office:value-type="float" office:value="0.00048479225">
            <text:p>4.85E-004</text:p>
          </table:table-cell>
          <table:table-cell office:value-type="float" office:value="0.00048505573">
            <text:p>4.85E-004</text:p>
          </table:table-cell>
          <table:table-cell office:value-type="float" office:value="0.00048602055">
            <text:p>4.86E-004</text:p>
          </table:table-cell>
          <table:table-cell office:value-type="float" office:value="0.00048726282">
            <text:p>4.87E-004</text:p>
          </table:table-cell>
          <table:table-cell office:value-type="float" office:value="0.00048917305">
            <text:p>4.89E-004</text:p>
          </table:table-cell>
          <table:table-cell office:value-type="float" office:value="0.00049022277">
            <text:p>4.90E-004</text:p>
          </table:table-cell>
          <table:table-cell office:value-type="float" office:value="0.0004911177">
            <text:p>4.91E-004</text:p>
          </table:table-cell>
          <table:table-cell office:value-type="float" office:value="0.0004923121">
            <text:p>4.92E-004</text:p>
          </table:table-cell>
          <table:table-cell office:value-type="float" office:value="0.00049390446">
            <text:p>4.94E-004</text:p>
          </table:table-cell>
          <table:table-cell office:value-type="float" office:value="0.0004962017">
            <text:p>4.96E-004</text:p>
          </table:table-cell>
          <table:table-cell office:value-type="float" office:value="0.00049758697">
            <text:p>4.98E-004</text:p>
          </table:table-cell>
          <table:table-cell office:value-type="float" office:value="0.0004983839">
            <text:p>4.98E-004</text:p>
          </table:table-cell>
          <table:table-cell office:value-type="float" office:value="0.0004996761">
            <text:p>5.00E-004</text:p>
          </table:table-cell>
          <table:table-cell office:value-type="float" office:value="0.0005026643">
            <text:p>5.03E-004</text:p>
          </table:table-cell>
          <table:table-cell office:value-type="float" office:value="0.00050316844">
            <text:p>5.03E-004</text:p>
          </table:table-cell>
          <table:table-cell office:value-type="float" office:value="0.0005041572">
            <text:p>5.04E-004</text:p>
          </table:table-cell>
          <table:table-cell office:value-type="float" office:value="0.00050519954">
            <text:p>5.05E-004</text:p>
          </table:table-cell>
          <table:table-cell office:value-type="float" office:value="0.0005071822">
            <text:p>5.07E-004</text:p>
          </table:table-cell>
          <table:table-cell office:value-type="float" office:value="0.00050945993">
            <text:p>5.09E-004</text:p>
          </table:table-cell>
          <table:table-cell office:value-type="float" office:value="0.00051032903">
            <text:p>5.10E-004</text:p>
          </table:table-cell>
          <table:table-cell office:value-type="float" office:value="0.000511567">
            <text:p>5.12E-004</text:p>
          </table:table-cell>
          <table:table-cell office:value-type="float" office:value="0.0005127258">
            <text:p>5.13E-004</text:p>
          </table:table-cell>
          <table:table-cell office:value-type="float" office:value="0.0005157271">
            <text:p>5.16E-004</text:p>
          </table:table-cell>
          <table:table-cell office:value-type="float" office:value="0.00051684066">
            <text:p>5.17E-004</text:p>
          </table:table-cell>
          <table:table-cell office:value-type="float" office:value="0.0005183079">
            <text:p>5.18E-004</text:p>
          </table:table-cell>
          <table:table-cell office:value-type="float" office:value="0.0005194156">
            <text:p>5.19E-004</text:p>
          </table:table-cell>
          <table:table-cell office:value-type="float" office:value="0.0005217408">
            <text:p>5.22E-004</text:p>
          </table:table-cell>
          <table:table-cell office:value-type="float" office:value="0.0005236587">
            <text:p>5.24E-004</text:p>
          </table:table-cell>
          <table:table-cell office:value-type="float" office:value="0.00052498246">
            <text:p>5.25E-004</text:p>
          </table:table-cell>
          <table:table-cell office:value-type="float" office:value="0.0005263644">
            <text:p>5.26E-004</text:p>
          </table:table-cell>
          <table:table-cell office:value-type="float" office:value="0.0005279243">
            <text:p>5.28E-004</text:p>
          </table:table-cell>
          <table:table-cell office:value-type="float" office:value="0.0005309541">
            <text:p>5.31E-004</text:p>
          </table:table-cell>
          <table:table-cell office:value-type="float" office:value="0.00053184544">
            <text:p>5.32E-004</text:p>
          </table:table-cell>
          <table:table-cell office:value-type="float" office:value="0.0005334019">
            <text:p>5.33E-004</text:p>
          </table:table-cell>
          <table:table-cell office:value-type="float" office:value="0.00053493597">
            <text:p>5.35E-004</text:p>
          </table:table-cell>
          <table:table-cell office:value-type="float" office:value="0.00053842465">
            <text:p>5.38E-004</text:p>
          </table:table-cell>
          <table:table-cell office:value-type="float" office:value="0.0005395951">
            <text:p>5.40E-004</text:p>
          </table:table-cell>
          <table:table-cell office:value-type="float" office:value="0.0005404159">
            <text:p>5.40E-004</text:p>
          </table:table-cell>
          <table:table-cell office:value-type="float" office:value="0.0005422112">
            <text:p>5.42E-004</text:p>
          </table:table-cell>
          <table:table-cell/>
        </table:table-row>
        <table:table-row table:style-name="ro1">
          <table:table-cell office:value-type="string">
            <text:p>/mnt/share/Music/Albums/Ravi Shankar/Chants Of India/06 Poornamadah.mp3</text:p>
          </table:table-cell>
          <table:table-cell office:value-type="float" office:value="0.012942964">
            <text:p>0.012942964</text:p>
          </table:table-cell>
          <table:table-cell office:value-type="float" office:value="0.03357169">
            <text:p>0.03357169</text:p>
          </table:table-cell>
          <table:table-cell office:value-type="float" office:value="0.10482385">
            <text:p>0.10482385</text:p>
          </table:table-cell>
          <table:table-cell office:value-type="float" office:value="0.06427174">
            <text:p>0.06427174</text:p>
          </table:table-cell>
          <table:table-cell office:value-type="float" office:value="0.13972469">
            <text:p>0.13972469</text:p>
          </table:table-cell>
          <table:table-cell office:value-type="float" office:value="0.13938978">
            <text:p>0.13938978</text:p>
          </table:table-cell>
          <table:table-cell office:value-type="float" office:value="0.03360579">
            <text:p>0.03360579</text:p>
          </table:table-cell>
          <table:table-cell office:value-type="float" office:value="0.021646123">
            <text:p>0.021646123</text:p>
          </table:table-cell>
          <table:table-cell office:value-type="float" office:value="0.04325836">
            <text:p>0.04325836</text:p>
          </table:table-cell>
          <table:table-cell office:value-type="float" office:value="0.02583958">
            <text:p>0.02583958</text:p>
          </table:table-cell>
          <table:table-cell office:value-type="float" office:value="0.027782805">
            <text:p>0.027782805</text:p>
          </table:table-cell>
          <table:table-cell office:value-type="float" office:value="0.009366783">
            <text:p>0.009366783</text:p>
          </table:table-cell>
          <table:table-cell office:value-type="float" office:value="0.010922681">
            <text:p>0.010922681</text:p>
          </table:table-cell>
          <table:table-cell office:value-type="float" office:value="0.016187191">
            <text:p>0.016187191</text:p>
          </table:table-cell>
          <table:table-cell office:value-type="float" office:value="0.013760768">
            <text:p>0.013760768</text:p>
          </table:table-cell>
          <table:table-cell office:value-type="float" office:value="0.010057987">
            <text:p>0.010057987</text:p>
          </table:table-cell>
          <table:table-cell office:value-type="float" office:value="0.02102857">
            <text:p>0.02102857</text:p>
          </table:table-cell>
          <table:table-cell office:value-type="float" office:value="0.006902962">
            <text:p>0.006902962</text:p>
          </table:table-cell>
          <table:table-cell office:value-type="float" office:value="0.010420102">
            <text:p>0.010420102</text:p>
          </table:table-cell>
          <table:table-cell office:value-type="float" office:value="0.008845228">
            <text:p>0.008845228</text:p>
          </table:table-cell>
          <table:table-cell office:value-type="float" office:value="0.0059440024">
            <text:p>0.0059440024</text:p>
          </table:table-cell>
          <table:table-cell office:value-type="float" office:value="0.0128251985">
            <text:p>0.0128251985</text:p>
          </table:table-cell>
          <table:table-cell office:value-type="float" office:value="0.008478473">
            <text:p>0.008478473</text:p>
          </table:table-cell>
          <table:table-cell office:value-type="float" office:value="0.005198126">
            <text:p>0.005198126</text:p>
          </table:table-cell>
          <table:table-cell office:value-type="float" office:value="0.007798704">
            <text:p>0.007798704</text:p>
          </table:table-cell>
          <table:table-cell office:value-type="float" office:value="0.0037381824">
            <text:p>0.0037381824</text:p>
          </table:table-cell>
          <table:table-cell office:value-type="float" office:value="0.007465116">
            <text:p>0.007465116</text:p>
          </table:table-cell>
          <table:table-cell office:value-type="float" office:value="0.005205498">
            <text:p>0.005205498</text:p>
          </table:table-cell>
          <table:table-cell office:value-type="float" office:value="0.0066239615">
            <text:p>0.0066239615</text:p>
          </table:table-cell>
          <table:table-cell office:value-type="float" office:value="0.0060368525">
            <text:p>0.0060368525</text:p>
          </table:table-cell>
          <table:table-cell office:value-type="float" office:value="0.0062002167">
            <text:p>0.0062002167</text:p>
          </table:table-cell>
          <table:table-cell office:value-type="float" office:value="0.005320598">
            <text:p>0.005320598</text:p>
          </table:table-cell>
          <table:table-cell office:value-type="float" office:value="0.008303127">
            <text:p>0.008303127</text:p>
          </table:table-cell>
          <table:table-cell office:value-type="float" office:value="0.0048965695">
            <text:p>0.0048965695</text:p>
          </table:table-cell>
          <table:table-cell office:value-type="float" office:value="0.0054047913">
            <text:p>0.0054047913</text:p>
          </table:table-cell>
          <table:table-cell office:value-type="float" office:value="0.0034918853">
            <text:p>0.0034918853</text:p>
          </table:table-cell>
          <table:table-cell office:value-type="float" office:value="0.0040917485">
            <text:p>0.0040917485</text:p>
          </table:table-cell>
          <table:table-cell office:value-type="float" office:value="0.007046577">
            <text:p>0.007046577</text:p>
          </table:table-cell>
          <table:table-cell office:value-type="float" office:value="0.0054617203">
            <text:p>0.0054617203</text:p>
          </table:table-cell>
          <table:table-cell office:value-type="float" office:value="0.0034926964">
            <text:p>0.0034926964</text:p>
          </table:table-cell>
          <table:table-cell office:value-type="float" office:value="0.004243484">
            <text:p>0.004243484</text:p>
          </table:table-cell>
          <table:table-cell office:value-type="float" office:value="0.0034136893">
            <text:p>0.0034136893</text:p>
          </table:table-cell>
          <table:table-cell office:value-type="float" office:value="0.0040843063">
            <text:p>0.0040843063</text:p>
          </table:table-cell>
          <table:table-cell office:value-type="float" office:value="0.0044836206">
            <text:p>0.0044836206</text:p>
          </table:table-cell>
          <table:table-cell office:value-type="float" office:value="0.0035063266">
            <text:p>0.0035063266</text:p>
          </table:table-cell>
          <table:table-cell office:value-type="float" office:value="0.003918931">
            <text:p>0.003918931</text:p>
          </table:table-cell>
          <table:table-cell office:value-type="float" office:value="0.0029178911">
            <text:p>0.0029178911</text:p>
          </table:table-cell>
          <table:table-cell office:value-type="float" office:value="0.0030863332">
            <text:p>0.0030863332</text:p>
          </table:table-cell>
          <table:table-cell office:value-type="float" office:value="0.004679069">
            <text:p>0.004679069</text:p>
          </table:table-cell>
          <table:table-cell office:value-type="float" office:value="0.0031817378">
            <text:p>0.0031817378</text:p>
          </table:table-cell>
          <table:table-cell office:value-type="float" office:value="0.002984326">
            <text:p>0.002984326</text:p>
          </table:table-cell>
          <table:table-cell office:value-type="float" office:value="0.0023192044">
            <text:p>0.0023192044</text:p>
          </table:table-cell>
          <table:table-cell office:value-type="float" office:value="0.0022573124">
            <text:p>0.0022573124</text:p>
          </table:table-cell>
          <table:table-cell office:value-type="float" office:value="0.0026387821">
            <text:p>0.0026387821</text:p>
          </table:table-cell>
          <table:table-cell office:value-type="float" office:value="0.003049857">
            <text:p>0.003049857</text:p>
          </table:table-cell>
          <table:table-cell office:value-type="float" office:value="0.0019230295">
            <text:p>0.0019230295</text:p>
          </table:table-cell>
          <table:table-cell office:value-type="float" office:value="0.0018105095">
            <text:p>0.0018105095</text:p>
          </table:table-cell>
          <table:table-cell office:value-type="float" office:value="0.0017173912">
            <text:p>0.0017173912</text:p>
          </table:table-cell>
          <table:table-cell office:value-type="float" office:value="0.0017797864">
            <text:p>0.0017797864</text:p>
          </table:table-cell>
          <table:table-cell office:value-type="float" office:value="0.0017644343">
            <text:p>0.0017644343</text:p>
          </table:table-cell>
          <table:table-cell office:value-type="float" office:value="0.002803102">
            <text:p>0.002803102</text:p>
          </table:table-cell>
          <table:table-cell office:value-type="float" office:value="0.0015408366">
            <text:p>0.0015408366</text:p>
          </table:table-cell>
          <table:table-cell office:value-type="float" office:value="0.0015420002">
            <text:p>0.0015420002</text:p>
          </table:table-cell>
          <table:table-cell office:value-type="float" office:value="0.001739831">
            <text:p>0.001739831</text:p>
          </table:table-cell>
          <table:table-cell office:value-type="float" office:value="0.0020895794">
            <text:p>0.0020895794</text:p>
          </table:table-cell>
          <table:table-cell office:value-type="float" office:value="0.0020564944">
            <text:p>0.0020564944</text:p>
          </table:table-cell>
          <table:table-cell office:value-type="float" office:value="0.0016488718">
            <text:p>0.0016488718</text:p>
          </table:table-cell>
          <table:table-cell office:value-type="float" office:value="0.0016123157">
            <text:p>0.0016123157</text:p>
          </table:table-cell>
          <table:table-cell office:value-type="float" office:value="0.0015762381">
            <text:p>0.0015762381</text:p>
          </table:table-cell>
          <table:table-cell office:value-type="float" office:value="0.0018063373">
            <text:p>0.0018063373</text:p>
          </table:table-cell>
          <table:table-cell office:value-type="float" office:value="0.0016082613">
            <text:p>0.0016082613</text:p>
          </table:table-cell>
          <table:table-cell office:value-type="float" office:value="0.0019055436">
            <text:p>0.0019055436</text:p>
          </table:table-cell>
          <table:table-cell office:value-type="float" office:value="0.0016949367">
            <text:p>0.0016949367</text:p>
          </table:table-cell>
          <table:table-cell office:value-type="float" office:value="0.0016703082">
            <text:p>0.0016703082</text:p>
          </table:table-cell>
          <table:table-cell office:value-type="float" office:value="0.0016582897">
            <text:p>0.0016582897</text:p>
          </table:table-cell>
          <table:table-cell office:value-type="float" office:value="0.001967186">
            <text:p>0.001967186</text:p>
          </table:table-cell>
          <table:table-cell office:value-type="float" office:value="0.0017959855">
            <text:p>0.0017959855</text:p>
          </table:table-cell>
          <table:table-cell office:value-type="float" office:value="0.002198011">
            <text:p>0.002198011</text:p>
          </table:table-cell>
          <table:table-cell office:value-type="float" office:value="0.0015964663">
            <text:p>0.0015964663</text:p>
          </table:table-cell>
          <table:table-cell office:value-type="float" office:value="0.0017607764">
            <text:p>0.0017607764</text:p>
          </table:table-cell>
          <table:table-cell office:value-type="float" office:value="0.0020326346">
            <text:p>0.0020326346</text:p>
          </table:table-cell>
          <table:table-cell office:value-type="float" office:value="0.0020008748">
            <text:p>0.0020008748</text:p>
          </table:table-cell>
          <table:table-cell office:value-type="float" office:value="0.0017209761">
            <text:p>0.0017209761</text:p>
          </table:table-cell>
          <table:table-cell office:value-type="float" office:value="0.0020498075">
            <text:p>0.0020498075</text:p>
          </table:table-cell>
          <table:table-cell office:value-type="float" office:value="0.0017437951">
            <text:p>0.0017437951</text:p>
          </table:table-cell>
          <table:table-cell office:value-type="float" office:value="0.0018955264">
            <text:p>0.0018955264</text:p>
          </table:table-cell>
          <table:table-cell office:value-type="float" office:value="0.0019363811">
            <text:p>0.0019363811</text:p>
          </table:table-cell>
          <table:table-cell office:value-type="float" office:value="0.0020486987">
            <text:p>0.0020486987</text:p>
          </table:table-cell>
          <table:table-cell office:value-type="float" office:value="0.0021924141">
            <text:p>0.0021924141</text:p>
          </table:table-cell>
          <table:table-cell office:value-type="float" office:value="0.002809746">
            <text:p>0.002809746</text:p>
          </table:table-cell>
          <table:table-cell office:value-type="float" office:value="0.0019527329">
            <text:p>0.0019527329</text:p>
          </table:table-cell>
          <table:table-cell office:value-type="float" office:value="0.0019426579">
            <text:p>0.0019426579</text:p>
          </table:table-cell>
          <table:table-cell office:value-type="float" office:value="0.0023363961">
            <text:p>0.0023363961</text:p>
          </table:table-cell>
          <table:table-cell office:value-type="float" office:value="0.0018996232">
            <text:p>0.0018996232</text:p>
          </table:table-cell>
          <table:table-cell office:value-type="float" office:value="0.0017551382">
            <text:p>0.0017551382</text:p>
          </table:table-cell>
          <table:table-cell office:value-type="float" office:value="0.0021163726">
            <text:p>0.0021163726</text:p>
          </table:table-cell>
          <table:table-cell office:value-type="float" office:value="0.0017303234">
            <text:p>0.0017303234</text:p>
          </table:table-cell>
          <table:table-cell office:value-type="float" office:value="0.0019416782">
            <text:p>0.0019416782</text:p>
          </table:table-cell>
          <table:table-cell office:value-type="float" office:value="0.0018139273">
            <text:p>0.0018139273</text:p>
          </table:table-cell>
          <table:table-cell office:value-type="float" office:value="0.0018165252">
            <text:p>0.0018165252</text:p>
          </table:table-cell>
          <table:table-cell office:value-type="float" office:value="0.0019379586">
            <text:p>0.0019379586</text:p>
          </table:table-cell>
          <table:table-cell office:value-type="float" office:value="0.0024843484">
            <text:p>0.0024843484</text:p>
          </table:table-cell>
          <table:table-cell office:value-type="float" office:value="0.0019294765">
            <text:p>0.0019294765</text:p>
          </table:table-cell>
          <table:table-cell office:value-type="float" office:value="0.0022039206">
            <text:p>0.0022039206</text:p>
          </table:table-cell>
          <table:table-cell office:value-type="float" office:value="0.0019405358">
            <text:p>0.0019405358</text:p>
          </table:table-cell>
          <table:table-cell office:value-type="float" office:value="0.0018423299">
            <text:p>0.0018423299</text:p>
          </table:table-cell>
          <table:table-cell office:value-type="float" office:value="0.0019352533">
            <text:p>0.0019352533</text:p>
          </table:table-cell>
          <table:table-cell office:value-type="float" office:value="0.002609278">
            <text:p>0.002609278</text:p>
          </table:table-cell>
          <table:table-cell office:value-type="float" office:value="0.0020324225">
            <text:p>0.0020324225</text:p>
          </table:table-cell>
          <table:table-cell office:value-type="float" office:value="0.0020573093">
            <text:p>0.0020573093</text:p>
          </table:table-cell>
          <table:table-cell office:value-type="float" office:value="0.0017060905">
            <text:p>0.0017060905</text:p>
          </table:table-cell>
          <table:table-cell office:value-type="float" office:value="0.001711698">
            <text:p>0.001711698</text:p>
          </table:table-cell>
          <table:table-cell office:value-type="float" office:value="0.0017838156">
            <text:p>0.0017838156</text:p>
          </table:table-cell>
          <table:table-cell office:value-type="float" office:value="0.0023162137">
            <text:p>0.0023162137</text:p>
          </table:table-cell>
          <table:table-cell office:value-type="float" office:value="0.002557673">
            <text:p>0.002557673</text:p>
          </table:table-cell>
          <table:table-cell office:value-type="float" office:value="0.0019767326">
            <text:p>0.0019767326</text:p>
          </table:table-cell>
          <table:table-cell office:value-type="float" office:value="0.0017665663">
            <text:p>0.0017665663</text:p>
          </table:table-cell>
          <table:table-cell office:value-type="float" office:value="0.0016902557">
            <text:p>0.0016902557</text:p>
          </table:table-cell>
          <table:table-cell office:value-type="float" office:value="0.001657842">
            <text:p>0.001657842</text:p>
          </table:table-cell>
          <table:table-cell office:value-type="float" office:value="0.0017753962">
            <text:p>0.0017753962</text:p>
          </table:table-cell>
          <table:table-cell office:value-type="float" office:value="0.0022382136">
            <text:p>0.0022382136</text:p>
          </table:table-cell>
          <table:table-cell office:value-type="float" office:value="0.0017921572">
            <text:p>0.0017921572</text:p>
          </table:table-cell>
          <table:table-cell office:value-type="float" office:value="0.0016665213">
            <text:p>0.0016665213</text:p>
          </table:table-cell>
          <table:table-cell office:value-type="float" office:value="0.0016044569">
            <text:p>0.0016044569</text:p>
          </table:table-cell>
          <table:table-cell office:value-type="float" office:value="0.0016247886">
            <text:p>0.0016247886</text:p>
          </table:table-cell>
          <table:table-cell office:value-type="float" office:value="0.0016944538">
            <text:p>0.0016944538</text:p>
          </table:table-cell>
          <table:table-cell office:value-type="float" office:value="0.0020568732">
            <text:p>0.0020568732</text:p>
          </table:table-cell>
          <table:table-cell office:value-type="float" office:value="0.0020032434">
            <text:p>0.0020032434</text:p>
          </table:table-cell>
          <table:table-cell office:value-type="float" office:value="0.0019282487">
            <text:p>0.0019282487</text:p>
          </table:table-cell>
          <table:table-cell office:value-type="float" office:value="0.0015689638">
            <text:p>0.0015689638</text:p>
          </table:table-cell>
          <table:table-cell office:value-type="float" office:value="0.0015931212">
            <text:p>0.0015931212</text:p>
          </table:table-cell>
          <table:table-cell office:value-type="float" office:value="0.0016424755">
            <text:p>0.0016424755</text:p>
          </table:table-cell>
          <table:table-cell office:value-type="float" office:value="0.0019253131">
            <text:p>0.0019253131</text:p>
          </table:table-cell>
          <table:table-cell office:value-type="float" office:value="0.0025240628">
            <text:p>0.0025240628</text:p>
          </table:table-cell>
          <table:table-cell office:value-type="float" office:value="0.001790777">
            <text:p>0.001790777</text:p>
          </table:table-cell>
          <table:table-cell office:value-type="float" office:value="0.0015433587">
            <text:p>0.0015433587</text:p>
          </table:table-cell>
          <table:table-cell office:value-type="float" office:value="0.0014967809">
            <text:p>0.0014967809</text:p>
          </table:table-cell>
          <table:table-cell office:value-type="float" office:value="0.0015309349">
            <text:p>0.0015309349</text:p>
          </table:table-cell>
          <table:table-cell office:value-type="float" office:value="0.001518375">
            <text:p>0.001518375</text:p>
          </table:table-cell>
          <table:table-cell office:value-type="float" office:value="0.0017680902">
            <text:p>0.0017680902</text:p>
          </table:table-cell>
          <table:table-cell office:value-type="float" office:value="0.0016591515">
            <text:p>0.0016591515</text:p>
          </table:table-cell>
          <table:table-cell office:value-type="float" office:value="0.0016063808">
            <text:p>0.0016063808</text:p>
          </table:table-cell>
          <table:table-cell office:value-type="float" office:value="0.0015226246">
            <text:p>0.0015226246</text:p>
          </table:table-cell>
          <table:table-cell office:value-type="float" office:value="0.0015284625">
            <text:p>0.0015284625</text:p>
          </table:table-cell>
          <table:table-cell office:value-type="float" office:value="0.0015731632">
            <text:p>0.0015731632</text:p>
          </table:table-cell>
          <table:table-cell office:value-type="float" office:value="0.0018317645">
            <text:p>0.0018317645</text:p>
          </table:table-cell>
          <table:table-cell office:value-type="float" office:value="0.0023599572">
            <text:p>0.0023599572</text:p>
          </table:table-cell>
          <table:table-cell office:value-type="float" office:value="0.0018696925">
            <text:p>0.0018696925</text:p>
          </table:table-cell>
          <table:table-cell office:value-type="float" office:value="0.0015418477">
            <text:p>0.0015418477</text:p>
          </table:table-cell>
          <table:table-cell office:value-type="float" office:value="0.0013835736">
            <text:p>0.0013835736</text:p>
          </table:table-cell>
          <table:table-cell office:value-type="float" office:value="0.0014096047">
            <text:p>0.0014096047</text:p>
          </table:table-cell>
          <table:table-cell office:value-type="float" office:value="0.0015442356">
            <text:p>0.0015442356</text:p>
          </table:table-cell>
          <table:table-cell office:value-type="float" office:value="0.0014657206">
            <text:p>0.0014657206</text:p>
          </table:table-cell>
          <table:table-cell office:value-type="float" office:value="0.0016936256">
            <text:p>0.0016936256</text:p>
          </table:table-cell>
          <table:table-cell office:value-type="float" office:value="0.0014533406">
            <text:p>0.0014533406</text:p>
          </table:table-cell>
          <table:table-cell office:value-type="float" office:value="0.001342743">
            <text:p>0.001342743</text:p>
          </table:table-cell>
          <table:table-cell office:value-type="float" office:value="0.001331034">
            <text:p>0.001331034</text:p>
          </table:table-cell>
          <table:table-cell office:value-type="float" office:value="0.0013289216">
            <text:p>0.0013289216</text:p>
          </table:table-cell>
          <table:table-cell office:value-type="float" office:value="0.0013649534">
            <text:p>0.0013649534</text:p>
          </table:table-cell>
          <table:table-cell office:value-type="float" office:value="0.0014292472">
            <text:p>0.0014292472</text:p>
          </table:table-cell>
          <table:table-cell office:value-type="float" office:value="0.001492158">
            <text:p>0.001492158</text:p>
          </table:table-cell>
          <table:table-cell office:value-type="float" office:value="0.0012984618">
            <text:p>0.0012984618</text:p>
          </table:table-cell>
          <table:table-cell office:value-type="float" office:value="0.0012060421">
            <text:p>0.0012060421</text:p>
          </table:table-cell>
          <table:table-cell office:value-type="float" office:value="0.0012114083">
            <text:p>0.0012114083</text:p>
          </table:table-cell>
          <table:table-cell office:value-type="float" office:value="0.0011957232">
            <text:p>0.0011957232</text:p>
          </table:table-cell>
          <table:table-cell office:value-type="float" office:value="0.0011583084">
            <text:p>0.0011583084</text:p>
          </table:table-cell>
          <table:table-cell table:style-name="Default" office:value-type="float" office:value="0.001152303">
            <text:p>0.001152303</text:p>
          </table:table-cell>
          <table:table-cell office:value-type="float" office:value="0.0013188118">
            <text:p>0.0013188118</text:p>
          </table:table-cell>
          <table:table-cell office:value-type="float" office:value="0.0011975763">
            <text:p>0.0011975763</text:p>
          </table:table-cell>
          <table:table-cell table:style-name="Default" office:value-type="float" office:value="0.0011504646">
            <text:p>0.0011504646</text:p>
          </table:table-cell>
          <table:table-cell office:value-type="float" office:value="0.00112342">
            <text:p>0.00112342</text:p>
          </table:table-cell>
          <table:table-cell office:value-type="float" office:value="0.0011436174">
            <text:p>0.0011436174</text:p>
          </table:table-cell>
          <table:table-cell office:value-type="float" office:value="0.0011538654">
            <text:p>0.0011538654</text:p>
          </table:table-cell>
          <table:table-cell table:style-name="Default" office:value-type="float" office:value="0.0012305415">
            <text:p>0.0012305415</text:p>
          </table:table-cell>
          <table:table-cell table:style-name="Default" office:value-type="float" office:value="0.0012252096">
            <text:p>0.0012252096</text:p>
          </table:table-cell>
          <table:table-cell table:style-name="Default" office:value-type="float" office:value="0.0011382272">
            <text:p>0.0011382272</text:p>
          </table:table-cell>
          <table:table-cell table:style-name="Default" office:value-type="float" office:value="0.0011017903">
            <text:p>0.0011017903</text:p>
          </table:table-cell>
          <table:table-cell table:style-name="Default" office:value-type="float" office:value="0.0010894897">
            <text:p>0.0010894897</text:p>
          </table:table-cell>
          <table:table-cell table:style-name="Default" office:value-type="float" office:value="0.001067197">
            <text:p>0.001067197</text:p>
          </table:table-cell>
          <table:table-cell table:style-name="Default" office:value-type="float" office:value="0.0010844473">
            <text:p>0.0010844473</text:p>
          </table:table-cell>
          <table:table-cell table:style-name="Default" office:value-type="float" office:value="0.0010633011">
            <text:p>0.0010633011</text:p>
          </table:table-cell>
          <table:table-cell office:value-type="float" office:value="0.0011140476">
            <text:p>0.0011140476</text:p>
          </table:table-cell>
          <table:table-cell office:value-type="float" office:value="0.0010399935">
            <text:p>0.0010399935</text:p>
          </table:table-cell>
          <table:table-cell table:style-name="Default" office:value-type="float" office:value="0.0010245163">
            <text:p>0.0010245163</text:p>
          </table:table-cell>
          <table:table-cell table:style-name="Default" office:value-type="float" office:value="0.0010144606">
            <text:p>0.0010144606</text:p>
          </table:table-cell>
          <table:table-cell office:value-type="float" office:value="0.0009896235">
            <text:p>9.90E-004</text:p>
          </table:table-cell>
          <table:table-cell office:value-type="float" office:value="0.0007721894">
            <text:p>7.72E-004</text:p>
          </table:table-cell>
          <table:table-cell office:value-type="float" office:value="0.0007559148">
            <text:p>7.56E-004</text:p>
          </table:table-cell>
          <table:table-cell office:value-type="float" office:value="0.0007564464">
            <text:p>7.56E-004</text:p>
          </table:table-cell>
          <table:table-cell office:value-type="float" office:value="0.000758762">
            <text:p>7.59E-004</text:p>
          </table:table-cell>
          <table:table-cell office:value-type="float" office:value="0.00076457456">
            <text:p>7.65E-004</text:p>
          </table:table-cell>
          <table:table-cell office:value-type="float" office:value="0.00076107244">
            <text:p>7.61E-004</text:p>
          </table:table-cell>
          <table:table-cell office:value-type="float" office:value="0.0007610589">
            <text:p>7.61E-004</text:p>
          </table:table-cell>
          <table:table-cell office:value-type="float" office:value="0.0007666345">
            <text:p>7.67E-004</text:p>
          </table:table-cell>
          <table:table-cell office:value-type="float" office:value="0.0007685542">
            <text:p>7.69E-004</text:p>
          </table:table-cell>
          <table:table-cell office:value-type="float" office:value="0.0007660396">
            <text:p>7.66E-004</text:p>
          </table:table-cell>
          <table:table-cell office:value-type="float" office:value="0.00077081315">
            <text:p>7.71E-004</text:p>
          </table:table-cell>
          <table:table-cell office:value-type="float" office:value="0.0007770203">
            <text:p>7.77E-004</text:p>
          </table:table-cell>
          <table:table-cell office:value-type="float" office:value="0.00077408046">
            <text:p>7.74E-004</text:p>
          </table:table-cell>
          <table:table-cell office:value-type="float" office:value="0.0007752235">
            <text:p>7.75E-004</text:p>
          </table:table-cell>
          <table:table-cell office:value-type="float" office:value="0.0007769786">
            <text:p>7.77E-004</text:p>
          </table:table-cell>
          <table:table-cell office:value-type="float" office:value="0.00077882555">
            <text:p>7.79E-004</text:p>
          </table:table-cell>
          <table:table-cell office:value-type="float" office:value="0.00077655655">
            <text:p>7.77E-004</text:p>
          </table:table-cell>
          <table:table-cell office:value-type="float" office:value="0.0007786828">
            <text:p>7.79E-004</text:p>
          </table:table-cell>
          <table:table-cell office:value-type="float" office:value="0.00078905094">
            <text:p>7.89E-004</text:p>
          </table:table-cell>
          <table:table-cell office:value-type="float" office:value="0.0007925066">
            <text:p>7.93E-004</text:p>
          </table:table-cell>
          <table:table-cell office:value-type="float" office:value="0.00079378166">
            <text:p>7.94E-004</text:p>
          </table:table-cell>
          <table:table-cell office:value-type="float" office:value="0.0007936922">
            <text:p>7.94E-004</text:p>
          </table:table-cell>
          <table:table-cell office:value-type="float" office:value="0.00079238816">
            <text:p>7.92E-004</text:p>
          </table:table-cell>
          <table:table-cell office:value-type="float" office:value="0.00079189695">
            <text:p>7.92E-004</text:p>
          </table:table-cell>
          <table:table-cell office:value-type="float" office:value="0.000792711">
            <text:p>7.93E-004</text:p>
          </table:table-cell>
          <table:table-cell office:value-type="float" office:value="0.00079805596">
            <text:p>7.98E-004</text:p>
          </table:table-cell>
          <table:table-cell office:value-type="float" office:value="0.00079569226">
            <text:p>7.96E-004</text:p>
          </table:table-cell>
          <table:table-cell office:value-type="float" office:value="0.0007983093">
            <text:p>7.98E-004</text:p>
          </table:table-cell>
          <table:table-cell office:value-type="float" office:value="0.00079925626">
            <text:p>7.99E-004</text:p>
          </table:table-cell>
          <table:table-cell office:value-type="float" office:value="0.0008034974">
            <text:p>8.03E-004</text:p>
          </table:table-cell>
          <table:table-cell office:value-type="float" office:value="0.0008065789">
            <text:p>8.07E-004</text:p>
          </table:table-cell>
          <table:table-cell office:value-type="float" office:value="0.0008071893">
            <text:p>8.07E-004</text:p>
          </table:table-cell>
          <table:table-cell office:value-type="float" office:value="0.0008078788">
            <text:p>8.08E-004</text:p>
          </table:table-cell>
          <table:table-cell office:value-type="float" office:value="0.00080904615">
            <text:p>8.09E-004</text:p>
          </table:table-cell>
          <table:table-cell office:value-type="float" office:value="0.0008140147">
            <text:p>8.14E-004</text:p>
          </table:table-cell>
          <table:table-cell office:value-type="float" office:value="0.0008165088">
            <text:p>8.17E-004</text:p>
          </table:table-cell>
          <table:table-cell office:value-type="float" office:value="0.00081652735">
            <text:p>8.17E-004</text:p>
          </table:table-cell>
          <table:table-cell office:value-type="float" office:value="0.0008177641">
            <text:p>8.18E-004</text:p>
          </table:table-cell>
          <table:table-cell office:value-type="float" office:value="0.0008192522">
            <text:p>8.19E-004</text:p>
          </table:table-cell>
          <table:table-cell office:value-type="float" office:value="0.00082231074">
            <text:p>8.22E-004</text:p>
          </table:table-cell>
          <table:table-cell office:value-type="float" office:value="0.00082387886">
            <text:p>8.24E-004</text:p>
          </table:table-cell>
          <table:table-cell office:value-type="float" office:value="0.00082683">
            <text:p>8.27E-004</text:p>
          </table:table-cell>
          <table:table-cell office:value-type="float" office:value="0.00082897284">
            <text:p>8.29E-004</text:p>
          </table:table-cell>
          <table:table-cell office:value-type="float" office:value="0.0008317403">
            <text:p>8.32E-004</text:p>
          </table:table-cell>
          <table:table-cell office:value-type="float" office:value="0.0008318879">
            <text:p>8.32E-004</text:p>
          </table:table-cell>
          <table:table-cell office:value-type="float" office:value="0.0008332675">
            <text:p>8.33E-004</text:p>
          </table:table-cell>
          <table:table-cell office:value-type="float" office:value="0.0008353975">
            <text:p>8.35E-004</text:p>
          </table:table-cell>
          <table:table-cell office:value-type="float" office:value="0.0008380578">
            <text:p>8.38E-004</text:p>
          </table:table-cell>
          <table:table-cell office:value-type="float" office:value="0.0008411926">
            <text:p>8.41E-004</text:p>
          </table:table-cell>
          <table:table-cell office:value-type="float" office:value="0.0008428168">
            <text:p>8.43E-004</text:p>
          </table:table-cell>
          <table:table-cell office:value-type="float" office:value="0.0008453766">
            <text:p>8.45E-004</text:p>
          </table:table-cell>
          <table:table-cell office:value-type="float" office:value="0.00084756484">
            <text:p>8.48E-004</text:p>
          </table:table-cell>
          <table:table-cell office:value-type="float" office:value="0.0008516847">
            <text:p>8.52E-004</text:p>
          </table:table-cell>
          <table:table-cell office:value-type="float" office:value="0.00085399224">
            <text:p>8.54E-004</text:p>
          </table:table-cell>
          <table:table-cell office:value-type="float" office:value="0.00085622456">
            <text:p>8.56E-004</text:p>
          </table:table-cell>
          <table:table-cell office:value-type="float" office:value="0.0008586337">
            <text:p>8.59E-004</text:p>
          </table:table-cell>
          <table:table-cell office:value-type="float" office:value="0.00086237665">
            <text:p>8.62E-004</text:p>
          </table:table-cell>
          <table:table-cell office:value-type="float" office:value="0.0008657721">
            <text:p>8.66E-004</text:p>
          </table:table-cell>
          <table:table-cell office:value-type="float" office:value="0.00086835684">
            <text:p>8.68E-004</text:p>
          </table:table-cell>
          <table:table-cell office:value-type="float" office:value="0.0008704818">
            <text:p>8.70E-004</text:p>
          </table:table-cell>
          <table:table-cell office:value-type="float" office:value="0.0008728525">
            <text:p>8.73E-004</text:p>
          </table:table-cell>
          <table:table-cell office:value-type="float" office:value="0.0008776447">
            <text:p>8.78E-004</text:p>
          </table:table-cell>
          <table:table-cell office:value-type="float" office:value="0.00088015845">
            <text:p>8.80E-004</text:p>
          </table:table-cell>
          <table:table-cell office:value-type="float" office:value="0.0008823763">
            <text:p>8.82E-004</text:p>
          </table:table-cell>
          <table:table-cell office:value-type="float" office:value="0.0008847832">
            <text:p>8.85E-004</text:p>
          </table:table-cell>
          <table:table-cell office:value-type="float" office:value="0.00088954205">
            <text:p>8.90E-004</text:p>
          </table:table-cell>
          <table:table-cell office:value-type="float" office:value="0.00089223695">
            <text:p>8.92E-004</text:p>
          </table:table-cell>
          <table:table-cell office:value-type="float" office:value="0.0008944134">
            <text:p>8.94E-004</text:p>
          </table:table-cell>
          <table:table-cell office:value-type="float" office:value="0.00089689484">
            <text:p>8.97E-004</text:p>
          </table:table-cell>
          <table:table-cell/>
        </table:table-row>
        <table:table-row table:style-name="ro1">
          <table:table-cell office:value-type="string">
            <text:p>/mnt/share/Music/Albums/Ravi Shankar/Chants Of India/04 Asato Maa.mp3</text:p>
          </table:table-cell>
          <table:table-cell office:value-type="float" office:value="0.014715663">
            <text:p>0.014715663</text:p>
          </table:table-cell>
          <table:table-cell office:value-type="float" office:value="0.067943655">
            <text:p>0.067943655</text:p>
          </table:table-cell>
          <table:table-cell office:value-type="float" office:value="0.07804617">
            <text:p>0.07804617</text:p>
          </table:table-cell>
          <table:table-cell office:value-type="float" office:value="0.11196296">
            <text:p>0.11196296</text:p>
          </table:table-cell>
          <table:table-cell office:value-type="float" office:value="0.07797857">
            <text:p>0.07797857</text:p>
          </table:table-cell>
          <table:table-cell office:value-type="float" office:value="0.04405364">
            <text:p>0.04405364</text:p>
          </table:table-cell>
          <table:table-cell office:value-type="float" office:value="0.09113409">
            <text:p>0.09113409</text:p>
          </table:table-cell>
          <table:table-cell office:value-type="float" office:value="0.033552963">
            <text:p>0.033552963</text:p>
          </table:table-cell>
          <table:table-cell office:value-type="float" office:value="0.02475219">
            <text:p>0.02475219</text:p>
          </table:table-cell>
          <table:table-cell office:value-type="float" office:value="0.04726403">
            <text:p>0.04726403</text:p>
          </table:table-cell>
          <table:table-cell office:value-type="float" office:value="0.02748951">
            <text:p>0.02748951</text:p>
          </table:table-cell>
          <table:table-cell office:value-type="float" office:value="0.018349597">
            <text:p>0.018349597</text:p>
          </table:table-cell>
          <table:table-cell office:value-type="float" office:value="0.036448814">
            <text:p>0.036448814</text:p>
          </table:table-cell>
          <table:table-cell office:value-type="float" office:value="0.020000834">
            <text:p>0.020000834</text:p>
          </table:table-cell>
          <table:table-cell office:value-type="float" office:value="0.015845183">
            <text:p>0.015845183</text:p>
          </table:table-cell>
          <table:table-cell office:value-type="float" office:value="0.018317325">
            <text:p>0.018317325</text:p>
          </table:table-cell>
          <table:table-cell office:value-type="float" office:value="0.01924275">
            <text:p>0.01924275</text:p>
          </table:table-cell>
          <table:table-cell office:value-type="float" office:value="0.010548637">
            <text:p>0.010548637</text:p>
          </table:table-cell>
          <table:table-cell office:value-type="float" office:value="0.022803409">
            <text:p>0.022803409</text:p>
          </table:table-cell>
          <table:table-cell office:value-type="float" office:value="0.011966427">
            <text:p>0.011966427</text:p>
          </table:table-cell>
          <table:table-cell office:value-type="float" office:value="0.008741342">
            <text:p>0.008741342</text:p>
          </table:table-cell>
          <table:table-cell office:value-type="float" office:value="0.014604541">
            <text:p>0.014604541</text:p>
          </table:table-cell>
          <table:table-cell office:value-type="float" office:value="0.008585252">
            <text:p>0.008585252</text:p>
          </table:table-cell>
          <table:table-cell office:value-type="float" office:value="0.00531655">
            <text:p>0.00531655</text:p>
          </table:table-cell>
          <table:table-cell office:value-type="float" office:value="0.008792085">
            <text:p>0.008792085</text:p>
          </table:table-cell>
          <table:table-cell office:value-type="float" office:value="0.0069974517">
            <text:p>0.0069974517</text:p>
          </table:table-cell>
          <table:table-cell office:value-type="float" office:value="0.005120051">
            <text:p>0.005120051</text:p>
          </table:table-cell>
          <table:table-cell office:value-type="float" office:value="0.006463541">
            <text:p>0.006463541</text:p>
          </table:table-cell>
          <table:table-cell office:value-type="float" office:value="0.006362984">
            <text:p>0.006362984</text:p>
          </table:table-cell>
          <table:table-cell office:value-type="float" office:value="0.006015994">
            <text:p>0.006015994</text:p>
          </table:table-cell>
          <table:table-cell office:value-type="float" office:value="0.006371943">
            <text:p>0.006371943</text:p>
          </table:table-cell>
          <table:table-cell office:value-type="float" office:value="0.0049661445">
            <text:p>0.0049661445</text:p>
          </table:table-cell>
          <table:table-cell office:value-type="float" office:value="0.005002345">
            <text:p>0.005002345</text:p>
          </table:table-cell>
          <table:table-cell office:value-type="float" office:value="0.0055731847">
            <text:p>0.0055731847</text:p>
          </table:table-cell>
          <table:table-cell office:value-type="float" office:value="0.004516747">
            <text:p>0.004516747</text:p>
          </table:table-cell>
          <table:table-cell office:value-type="float" office:value="0.0049331537">
            <text:p>0.0049331537</text:p>
          </table:table-cell>
          <table:table-cell office:value-type="float" office:value="0.006789173">
            <text:p>0.006789173</text:p>
          </table:table-cell>
          <table:table-cell office:value-type="float" office:value="0.0043980274">
            <text:p>0.0043980274</text:p>
          </table:table-cell>
          <table:table-cell office:value-type="float" office:value="0.004919075">
            <text:p>0.004919075</text:p>
          </table:table-cell>
          <table:table-cell office:value-type="float" office:value="0.0054462943">
            <text:p>0.0054462943</text:p>
          </table:table-cell>
          <table:table-cell office:value-type="float" office:value="0.0048875595">
            <text:p>0.0048875595</text:p>
          </table:table-cell>
          <table:table-cell office:value-type="float" office:value="0.004269409">
            <text:p>0.004269409</text:p>
          </table:table-cell>
          <table:table-cell office:value-type="float" office:value="0.004580795">
            <text:p>0.004580795</text:p>
          </table:table-cell>
          <table:table-cell office:value-type="float" office:value="0.0033243538">
            <text:p>0.0033243538</text:p>
          </table:table-cell>
          <table:table-cell office:value-type="float" office:value="0.0027315812">
            <text:p>0.0027315812</text:p>
          </table:table-cell>
          <table:table-cell office:value-type="float" office:value="0.0031720093">
            <text:p>0.0031720093</text:p>
          </table:table-cell>
          <table:table-cell office:value-type="float" office:value="0.0024729983">
            <text:p>0.0024729983</text:p>
          </table:table-cell>
          <table:table-cell office:value-type="float" office:value="0.0025916544">
            <text:p>0.0025916544</text:p>
          </table:table-cell>
          <table:table-cell office:value-type="float" office:value="0.003045759">
            <text:p>0.003045759</text:p>
          </table:table-cell>
          <table:table-cell office:value-type="float" office:value="0.0023871744">
            <text:p>0.0023871744</text:p>
          </table:table-cell>
          <table:table-cell office:value-type="float" office:value="0.002206679">
            <text:p>0.002206679</text:p>
          </table:table-cell>
          <table:table-cell office:value-type="float" office:value="0.003489959">
            <text:p>0.003489959</text:p>
          </table:table-cell>
          <table:table-cell office:value-type="float" office:value="0.002256501">
            <text:p>0.002256501</text:p>
          </table:table-cell>
          <table:table-cell office:value-type="float" office:value="0.0018034703">
            <text:p>0.0018034703</text:p>
          </table:table-cell>
          <table:table-cell office:value-type="float" office:value="0.0022021823">
            <text:p>0.0022021823</text:p>
          </table:table-cell>
          <table:table-cell office:value-type="float" office:value="0.0017309048">
            <text:p>0.0017309048</text:p>
          </table:table-cell>
          <table:table-cell office:value-type="float" office:value="0.0015888051">
            <text:p>0.0015888051</text:p>
          </table:table-cell>
          <table:table-cell office:value-type="float" office:value="0.0017409944">
            <text:p>0.0017409944</text:p>
          </table:table-cell>
          <table:table-cell office:value-type="float" office:value="0.0018761432">
            <text:p>0.0018761432</text:p>
          </table:table-cell>
          <table:table-cell office:value-type="float" office:value="0.0015395369">
            <text:p>0.0015395369</text:p>
          </table:table-cell>
          <table:table-cell office:value-type="float" office:value="0.00148931">
            <text:p>0.00148931</text:p>
          </table:table-cell>
          <table:table-cell office:value-type="float" office:value="0.001531613">
            <text:p>0.001531613</text:p>
          </table:table-cell>
          <table:table-cell office:value-type="float" office:value="0.0014125579">
            <text:p>0.0014125579</text:p>
          </table:table-cell>
          <table:table-cell office:value-type="float" office:value="0.0014408887">
            <text:p>0.0014408887</text:p>
          </table:table-cell>
          <table:table-cell office:value-type="float" office:value="0.001381177">
            <text:p>0.001381177</text:p>
          </table:table-cell>
          <table:table-cell office:value-type="float" office:value="0.0015339028">
            <text:p>0.0015339028</text:p>
          </table:table-cell>
          <table:table-cell office:value-type="float" office:value="0.0014618627">
            <text:p>0.0014618627</text:p>
          </table:table-cell>
          <table:table-cell office:value-type="float" office:value="0.0014461767">
            <text:p>0.0014461767</text:p>
          </table:table-cell>
          <table:table-cell office:value-type="float" office:value="0.0015709412">
            <text:p>0.0015709412</text:p>
          </table:table-cell>
          <table:table-cell office:value-type="float" office:value="0.0015319301">
            <text:p>0.0015319301</text:p>
          </table:table-cell>
          <table:table-cell office:value-type="float" office:value="0.0015287151">
            <text:p>0.0015287151</text:p>
          </table:table-cell>
          <table:table-cell office:value-type="float" office:value="0.0015389408">
            <text:p>0.0015389408</text:p>
          </table:table-cell>
          <table:table-cell office:value-type="float" office:value="0.0015130218">
            <text:p>0.0015130218</text:p>
          </table:table-cell>
          <table:table-cell office:value-type="float" office:value="0.001495075">
            <text:p>0.001495075</text:p>
          </table:table-cell>
          <table:table-cell office:value-type="float" office:value="0.001512286">
            <text:p>0.001512286</text:p>
          </table:table-cell>
          <table:table-cell office:value-type="float" office:value="0.0014976998">
            <text:p>0.0014976998</text:p>
          </table:table-cell>
          <table:table-cell office:value-type="float" office:value="0.0015183652">
            <text:p>0.0015183652</text:p>
          </table:table-cell>
          <table:table-cell office:value-type="float" office:value="0.0016140294">
            <text:p>0.0016140294</text:p>
          </table:table-cell>
          <table:table-cell office:value-type="float" office:value="0.001612783">
            <text:p>0.001612783</text:p>
          </table:table-cell>
          <table:table-cell office:value-type="float" office:value="0.0015271875">
            <text:p>0.0015271875</text:p>
          </table:table-cell>
          <table:table-cell office:value-type="float" office:value="0.0015566848">
            <text:p>0.0015566848</text:p>
          </table:table-cell>
          <table:table-cell office:value-type="float" office:value="0.0015687341">
            <text:p>0.0015687341</text:p>
          </table:table-cell>
          <table:table-cell office:value-type="float" office:value="0.0015369682">
            <text:p>0.0015369682</text:p>
          </table:table-cell>
          <table:table-cell office:value-type="float" office:value="0.0017175316">
            <text:p>0.0017175316</text:p>
          </table:table-cell>
          <table:table-cell office:value-type="float" office:value="0.0017167743">
            <text:p>0.0017167743</text:p>
          </table:table-cell>
          <table:table-cell office:value-type="float" office:value="0.0017189581">
            <text:p>0.0017189581</text:p>
          </table:table-cell>
          <table:table-cell office:value-type="float" office:value="0.0017318713">
            <text:p>0.0017318713</text:p>
          </table:table-cell>
          <table:table-cell office:value-type="float" office:value="0.0018199105">
            <text:p>0.0018199105</text:p>
          </table:table-cell>
          <table:table-cell office:value-type="float" office:value="0.001893839">
            <text:p>0.001893839</text:p>
          </table:table-cell>
          <table:table-cell office:value-type="float" office:value="0.0018971192">
            <text:p>0.0018971192</text:p>
          </table:table-cell>
          <table:table-cell office:value-type="float" office:value="0.0019245241">
            <text:p>0.0019245241</text:p>
          </table:table-cell>
          <table:table-cell office:value-type="float" office:value="0.0019912173">
            <text:p>0.0019912173</text:p>
          </table:table-cell>
          <table:table-cell office:value-type="float" office:value="0.0020391804">
            <text:p>0.0020391804</text:p>
          </table:table-cell>
          <table:table-cell office:value-type="float" office:value="0.0020889905">
            <text:p>0.0020889905</text:p>
          </table:table-cell>
          <table:table-cell office:value-type="float" office:value="0.0019613206">
            <text:p>0.0019613206</text:p>
          </table:table-cell>
          <table:table-cell office:value-type="float" office:value="0.0019466192">
            <text:p>0.0019466192</text:p>
          </table:table-cell>
          <table:table-cell office:value-type="float" office:value="0.001989438">
            <text:p>0.001989438</text:p>
          </table:table-cell>
          <table:table-cell office:value-type="float" office:value="0.0019907055">
            <text:p>0.0019907055</text:p>
          </table:table-cell>
          <table:table-cell office:value-type="float" office:value="0.0021262418">
            <text:p>0.0021262418</text:p>
          </table:table-cell>
          <table:table-cell office:value-type="float" office:value="0.0020753215">
            <text:p>0.0020753215</text:p>
          </table:table-cell>
          <table:table-cell office:value-type="float" office:value="0.002038407">
            <text:p>0.002038407</text:p>
          </table:table-cell>
          <table:table-cell office:value-type="float" office:value="0.001954808">
            <text:p>0.001954808</text:p>
          </table:table-cell>
          <table:table-cell office:value-type="float" office:value="0.0018532566">
            <text:p>0.0018532566</text:p>
          </table:table-cell>
          <table:table-cell office:value-type="float" office:value="0.0018375609">
            <text:p>0.0018375609</text:p>
          </table:table-cell>
          <table:table-cell office:value-type="float" office:value="0.0017650733">
            <text:p>0.0017650733</text:p>
          </table:table-cell>
          <table:table-cell office:value-type="float" office:value="0.0017424123">
            <text:p>0.0017424123</text:p>
          </table:table-cell>
          <table:table-cell office:value-type="float" office:value="0.0017603127">
            <text:p>0.0017603127</text:p>
          </table:table-cell>
          <table:table-cell office:value-type="float" office:value="0.0016894061">
            <text:p>0.0016894061</text:p>
          </table:table-cell>
          <table:table-cell office:value-type="float" office:value="0.0015666011">
            <text:p>0.0015666011</text:p>
          </table:table-cell>
          <table:table-cell office:value-type="float" office:value="0.0015555873">
            <text:p>0.0015555873</text:p>
          </table:table-cell>
          <table:table-cell office:value-type="float" office:value="0.0015633634">
            <text:p>0.0015633634</text:p>
          </table:table-cell>
          <table:table-cell office:value-type="float" office:value="0.0015894369">
            <text:p>0.0015894369</text:p>
          </table:table-cell>
          <table:table-cell office:value-type="float" office:value="0.0015920314">
            <text:p>0.0015920314</text:p>
          </table:table-cell>
          <table:table-cell office:value-type="float" office:value="0.0016364354">
            <text:p>0.0016364354</text:p>
          </table:table-cell>
          <table:table-cell office:value-type="float" office:value="0.0017118122">
            <text:p>0.0017118122</text:p>
          </table:table-cell>
          <table:table-cell office:value-type="float" office:value="0.001735767">
            <text:p>0.001735767</text:p>
          </table:table-cell>
          <table:table-cell office:value-type="float" office:value="0.0017442805">
            <text:p>0.0017442805</text:p>
          </table:table-cell>
          <table:table-cell office:value-type="float" office:value="0.0017548588">
            <text:p>0.0017548588</text:p>
          </table:table-cell>
          <table:table-cell office:value-type="float" office:value="0.0017417598">
            <text:p>0.0017417598</text:p>
          </table:table-cell>
          <table:table-cell office:value-type="float" office:value="0.0017107327">
            <text:p>0.0017107327</text:p>
          </table:table-cell>
          <table:table-cell office:value-type="float" office:value="0.0017222613">
            <text:p>0.0017222613</text:p>
          </table:table-cell>
          <table:table-cell office:value-type="float" office:value="0.0017628622">
            <text:p>0.0017628622</text:p>
          </table:table-cell>
          <table:table-cell office:value-type="float" office:value="0.0016995243">
            <text:p>0.0016995243</text:p>
          </table:table-cell>
          <table:table-cell office:value-type="float" office:value="0.0016750862">
            <text:p>0.0016750862</text:p>
          </table:table-cell>
          <table:table-cell office:value-type="float" office:value="0.0016811092">
            <text:p>0.0016811092</text:p>
          </table:table-cell>
          <table:table-cell office:value-type="float" office:value="0.0015789858">
            <text:p>0.0015789858</text:p>
          </table:table-cell>
          <table:table-cell office:value-type="float" office:value="0.0015359969">
            <text:p>0.0015359969</text:p>
          </table:table-cell>
          <table:table-cell office:value-type="float" office:value="0.0014887863">
            <text:p>0.0014887863</text:p>
          </table:table-cell>
          <table:table-cell office:value-type="float" office:value="0.0014220014">
            <text:p>0.0014220014</text:p>
          </table:table-cell>
          <table:table-cell office:value-type="float" office:value="0.0013809795">
            <text:p>0.0013809795</text:p>
          </table:table-cell>
          <table:table-cell office:value-type="float" office:value="0.0013865534">
            <text:p>0.0013865534</text:p>
          </table:table-cell>
          <table:table-cell office:value-type="float" office:value="0.0014287671">
            <text:p>0.0014287671</text:p>
          </table:table-cell>
          <table:table-cell office:value-type="float" office:value="0.0013530272">
            <text:p>0.0013530272</text:p>
          </table:table-cell>
          <table:table-cell office:value-type="float" office:value="0.0013005456">
            <text:p>0.0013005456</text:p>
          </table:table-cell>
          <table:table-cell office:value-type="float" office:value="0.0012611763">
            <text:p>0.0012611763</text:p>
          </table:table-cell>
          <table:table-cell office:value-type="float" office:value="0.0012705375">
            <text:p>0.0012705375</text:p>
          </table:table-cell>
          <table:table-cell office:value-type="float" office:value="0.001304567">
            <text:p>0.001304567</text:p>
          </table:table-cell>
          <table:table-cell office:value-type="float" office:value="0.0012930068">
            <text:p>0.0012930068</text:p>
          </table:table-cell>
          <table:table-cell office:value-type="float" office:value="0.0012609857">
            <text:p>0.0012609857</text:p>
          </table:table-cell>
          <table:table-cell office:value-type="float" office:value="0.0012701286">
            <text:p>0.0012701286</text:p>
          </table:table-cell>
          <table:table-cell office:value-type="float" office:value="0.0012591335">
            <text:p>0.0012591335</text:p>
          </table:table-cell>
          <table:table-cell office:value-type="float" office:value="0.001249475">
            <text:p>0.001249475</text:p>
          </table:table-cell>
          <table:table-cell office:value-type="float" office:value="0.0012978599">
            <text:p>0.0012978599</text:p>
          </table:table-cell>
          <table:table-cell office:value-type="float" office:value="0.001270384">
            <text:p>0.001270384</text:p>
          </table:table-cell>
          <table:table-cell office:value-type="float" office:value="0.0012632093">
            <text:p>0.0012632093</text:p>
          </table:table-cell>
          <table:table-cell office:value-type="float" office:value="0.0012619413">
            <text:p>0.0012619413</text:p>
          </table:table-cell>
          <table:table-cell office:value-type="float" office:value="0.0012565854">
            <text:p>0.0012565854</text:p>
          </table:table-cell>
          <table:table-cell office:value-type="float" office:value="0.0012543022">
            <text:p>0.0012543022</text:p>
          </table:table-cell>
          <table:table-cell office:value-type="float" office:value="0.0012402106">
            <text:p>0.0012402106</text:p>
          </table:table-cell>
          <table:table-cell office:value-type="float" office:value="0.0012350178">
            <text:p>0.0012350178</text:p>
          </table:table-cell>
          <table:table-cell office:value-type="float" office:value="0.0012483486">
            <text:p>0.0012483486</text:p>
          </table:table-cell>
          <table:table-cell office:value-type="float" office:value="0.001224162">
            <text:p>0.001224162</text:p>
          </table:table-cell>
          <table:table-cell office:value-type="float" office:value="0.0012045903">
            <text:p>0.0012045903</text:p>
          </table:table-cell>
          <table:table-cell office:value-type="float" office:value="0.0011855233">
            <text:p>0.0011855233</text:p>
          </table:table-cell>
          <table:table-cell office:value-type="float" office:value="0.0011617311">
            <text:p>0.0011617311</text:p>
          </table:table-cell>
          <table:table-cell office:value-type="float" office:value="0.0011394">
            <text:p>0.0011394</text:p>
          </table:table-cell>
          <table:table-cell office:value-type="float" office:value="0.0011165193">
            <text:p>0.0011165193</text:p>
          </table:table-cell>
          <table:table-cell office:value-type="float" office:value="0.0010882271">
            <text:p>0.0010882271</text:p>
          </table:table-cell>
          <table:table-cell office:value-type="float" office:value="0.001064183">
            <text:p>0.001064183</text:p>
          </table:table-cell>
          <table:table-cell office:value-type="float" office:value="0.0010529177">
            <text:p>0.0010529177</text:p>
          </table:table-cell>
          <table:table-cell office:value-type="float" office:value="0.0010480372">
            <text:p>0.0010480372</text:p>
          </table:table-cell>
          <table:table-cell office:value-type="float" office:value="0.0010563326">
            <text:p>0.0010563326</text:p>
          </table:table-cell>
          <table:table-cell office:value-type="float" office:value="0.0010521539">
            <text:p>0.0010521539</text:p>
          </table:table-cell>
          <table:table-cell office:value-type="float" office:value="0.0010757615">
            <text:p>0.0010757615</text:p>
          </table:table-cell>
          <table:table-cell office:value-type="float" office:value="0.0010841647">
            <text:p>0.0010841647</text:p>
          </table:table-cell>
          <table:table-cell office:value-type="float" office:value="0.001054661">
            <text:p>0.001054661</text:p>
          </table:table-cell>
          <table:table-cell table:style-name="Default" office:value-type="float" office:value="0.0010793332">
            <text:p>0.0010793332</text:p>
          </table:table-cell>
          <table:table-cell office:value-type="float" office:value="0.0011132337">
            <text:p>0.0011132337</text:p>
          </table:table-cell>
          <table:table-cell office:value-type="float" office:value="0.0011195409">
            <text:p>0.0011195409</text:p>
          </table:table-cell>
          <table:table-cell table:style-name="Default" office:value-type="float" office:value="0.0010893407">
            <text:p>0.0010893407</text:p>
          </table:table-cell>
          <table:table-cell office:value-type="float" office:value="0.0011090518">
            <text:p>0.0011090518</text:p>
          </table:table-cell>
          <table:table-cell office:value-type="float" office:value="0.0011069309">
            <text:p>0.0011069309</text:p>
          </table:table-cell>
          <table:table-cell office:value-type="float" office:value="0.0010910607">
            <text:p>0.0010910607</text:p>
          </table:table-cell>
          <table:table-cell table:style-name="Default" office:value-type="float" office:value="0.001082152">
            <text:p>0.001082152</text:p>
          </table:table-cell>
          <table:table-cell table:style-name="Default" office:value-type="float" office:value="0.0010253406">
            <text:p>0.0010253406</text:p>
          </table:table-cell>
          <table:table-cell table:style-name="Default" office:value-type="float" office:value="0.0010153943">
            <text:p>0.0010153943</text:p>
          </table:table-cell>
          <table:table-cell table:style-name="Default" office:value-type="float" office:value="0.0010071794">
            <text:p>0.0010071794</text:p>
          </table:table-cell>
          <table:table-cell table:style-name="Default" office:value-type="float" office:value="0.0010049369">
            <text:p>0.0010049369</text:p>
          </table:table-cell>
          <table:table-cell office:value-type="float" office:value="0.0009965891">
            <text:p>9.97E-004</text:p>
          </table:table-cell>
          <table:table-cell office:value-type="float" office:value="0.00099979">
            <text:p>1.00E-003</text:p>
          </table:table-cell>
          <table:table-cell office:value-type="float" office:value="0.0009973381">
            <text:p>9.97E-004</text:p>
          </table:table-cell>
          <table:table-cell office:value-type="float" office:value="0.0010161233">
            <text:p>0.0010161233</text:p>
          </table:table-cell>
          <table:table-cell table:style-name="ce1" office:value-type="float" office:value="0.00097525184">
            <text:p>9.75E-004</text:p>
          </table:table-cell>
          <table:table-cell office:value-type="float" office:value="0.000984004">
            <text:p>9.84E-004</text:p>
          </table:table-cell>
          <table:table-cell office:value-type="float" office:value="0.0009698085">
            <text:p>9.70E-004</text:p>
          </table:table-cell>
          <table:table-cell office:value-type="float" office:value="0.00093389675">
            <text:p>9.34E-004</text:p>
          </table:table-cell>
          <table:table-cell office:value-type="float" office:value="0.0007027332">
            <text:p>7.03E-004</text:p>
          </table:table-cell>
          <table:table-cell office:value-type="float" office:value="0.0006816738">
            <text:p>6.82E-004</text:p>
          </table:table-cell>
          <table:table-cell office:value-type="float" office:value="0.0006812715">
            <text:p>6.81E-004</text:p>
          </table:table-cell>
          <table:table-cell office:value-type="float" office:value="0.0006778883">
            <text:p>6.78E-004</text:p>
          </table:table-cell>
          <table:table-cell office:value-type="float" office:value="0.00068080117">
            <text:p>6.81E-004</text:p>
          </table:table-cell>
          <table:table-cell office:value-type="float" office:value="0.00067862327">
            <text:p>6.79E-004</text:p>
          </table:table-cell>
          <table:table-cell office:value-type="float" office:value="0.0006779078">
            <text:p>6.78E-004</text:p>
          </table:table-cell>
          <table:table-cell office:value-type="float" office:value="0.00067844946">
            <text:p>6.78E-004</text:p>
          </table:table-cell>
          <table:table-cell office:value-type="float" office:value="0.0006799611">
            <text:p>6.80E-004</text:p>
          </table:table-cell>
          <table:table-cell office:value-type="float" office:value="0.00068013405">
            <text:p>6.80E-004</text:p>
          </table:table-cell>
          <table:table-cell office:value-type="float" office:value="0.00068053755">
            <text:p>6.81E-004</text:p>
          </table:table-cell>
          <table:table-cell office:value-type="float" office:value="0.00068255304">
            <text:p>6.83E-004</text:p>
          </table:table-cell>
          <table:table-cell office:value-type="float" office:value="0.0006864853">
            <text:p>6.86E-004</text:p>
          </table:table-cell>
          <table:table-cell office:value-type="float" office:value="0.00068638514">
            <text:p>6.86E-004</text:p>
          </table:table-cell>
          <table:table-cell office:value-type="float" office:value="0.0006863546">
            <text:p>6.86E-004</text:p>
          </table:table-cell>
          <table:table-cell office:value-type="float" office:value="0.00068804895">
            <text:p>6.88E-004</text:p>
          </table:table-cell>
          <table:table-cell office:value-type="float" office:value="0.0006913338">
            <text:p>6.91E-004</text:p>
          </table:table-cell>
          <table:table-cell office:value-type="float" office:value="0.00069453655">
            <text:p>6.95E-004</text:p>
          </table:table-cell>
          <table:table-cell office:value-type="float" office:value="0.00069459516">
            <text:p>6.95E-004</text:p>
          </table:table-cell>
          <table:table-cell office:value-type="float" office:value="0.00069533975">
            <text:p>6.95E-004</text:p>
          </table:table-cell>
          <table:table-cell office:value-type="float" office:value="0.00069641863">
            <text:p>6.96E-004</text:p>
          </table:table-cell>
          <table:table-cell office:value-type="float" office:value="0.0006992967">
            <text:p>6.99E-004</text:p>
          </table:table-cell>
          <table:table-cell office:value-type="float" office:value="0.00069919066">
            <text:p>6.99E-004</text:p>
          </table:table-cell>
          <table:table-cell office:value-type="float" office:value="0.000700107">
            <text:p>7.00E-004</text:p>
          </table:table-cell>
          <table:table-cell office:value-type="float" office:value="0.0007018701">
            <text:p>7.02E-004</text:p>
          </table:table-cell>
          <table:table-cell office:value-type="float" office:value="0.0007046332">
            <text:p>7.05E-004</text:p>
          </table:table-cell>
          <table:table-cell office:value-type="float" office:value="0.0007067154">
            <text:p>7.07E-004</text:p>
          </table:table-cell>
          <table:table-cell office:value-type="float" office:value="0.00070665026">
            <text:p>7.07E-004</text:p>
          </table:table-cell>
          <table:table-cell office:value-type="float" office:value="0.0007074985">
            <text:p>7.07E-004</text:p>
          </table:table-cell>
          <table:table-cell office:value-type="float" office:value="0.00070943974">
            <text:p>7.09E-004</text:p>
          </table:table-cell>
          <table:table-cell office:value-type="float" office:value="0.00071369717">
            <text:p>7.14E-004</text:p>
          </table:table-cell>
          <table:table-cell office:value-type="float" office:value="0.0007140174">
            <text:p>7.14E-004</text:p>
          </table:table-cell>
          <table:table-cell office:value-type="float" office:value="0.0007154684">
            <text:p>7.15E-004</text:p>
          </table:table-cell>
          <table:table-cell office:value-type="float" office:value="0.00071774784">
            <text:p>7.18E-004</text:p>
          </table:table-cell>
          <table:table-cell office:value-type="float" office:value="0.0007206018">
            <text:p>7.21E-004</text:p>
          </table:table-cell>
          <table:table-cell office:value-type="float" office:value="0.00072211697">
            <text:p>7.22E-004</text:p>
          </table:table-cell>
          <table:table-cell office:value-type="float" office:value="0.00072280003">
            <text:p>7.23E-004</text:p>
          </table:table-cell>
          <table:table-cell office:value-type="float" office:value="0.00072569953">
            <text:p>7.26E-004</text:p>
          </table:table-cell>
          <table:table-cell office:value-type="float" office:value="0.00072768313">
            <text:p>7.28E-004</text:p>
          </table:table-cell>
          <table:table-cell office:value-type="float" office:value="0.0007309583">
            <text:p>7.31E-004</text:p>
          </table:table-cell>
          <table:table-cell office:value-type="float" office:value="0.00073160254">
            <text:p>7.32E-004</text:p>
          </table:table-cell>
          <table:table-cell office:value-type="float" office:value="0.00073376275">
            <text:p>7.34E-004</text:p>
          </table:table-cell>
          <table:table-cell office:value-type="float" office:value="0.0007348353">
            <text:p>7.35E-004</text:p>
          </table:table-cell>
          <table:table-cell office:value-type="float" office:value="0.00073868246">
            <text:p>7.39E-004</text:p>
          </table:table-cell>
          <table:table-cell office:value-type="float" office:value="0.0007375825">
            <text:p>7.38E-004</text:p>
          </table:table-cell>
          <table:table-cell office:value-type="float" office:value="0.0007385213">
            <text:p>7.39E-004</text:p>
          </table:table-cell>
          <table:table-cell office:value-type="float" office:value="0.0007402623">
            <text:p>7.40E-004</text:p>
          </table:table-cell>
          <table:table-cell office:value-type="float" office:value="0.0007426408">
            <text:p>7.43E-004</text:p>
          </table:table-cell>
          <table:table-cell office:value-type="float" office:value="0.0007453766">
            <text:p>7.45E-004</text:p>
          </table:table-cell>
          <table:table-cell office:value-type="float" office:value="0.0007465476">
            <text:p>7.47E-004</text:p>
          </table:table-cell>
          <table:table-cell office:value-type="float" office:value="0.0007487334">
            <text:p>7.49E-004</text:p>
          </table:table-cell>
          <table:table-cell office:value-type="float" office:value="0.000750701">
            <text:p>7.51E-004</text:p>
          </table:table-cell>
          <table:table-cell office:value-type="float" office:value="0.0007549267">
            <text:p>7.55E-004</text:p>
          </table:table-cell>
          <table:table-cell office:value-type="float" office:value="0.0007567341">
            <text:p>7.57E-004</text:p>
          </table:table-cell>
          <table:table-cell office:value-type="float" office:value="0.0007583792">
            <text:p>7.58E-004</text:p>
          </table:table-cell>
          <table:table-cell office:value-type="float" office:value="0.0007606807">
            <text:p>7.61E-004</text:p>
          </table:table-cell>
          <table:table-cell office:value-type="float" office:value="0.00076400966">
            <text:p>7.64E-004</text:p>
          </table:table-cell>
          <table:table-cell office:value-type="float" office:value="0.0007672182">
            <text:p>7.67E-004</text:p>
          </table:table-cell>
          <table:table-cell office:value-type="float" office:value="0.0007691281">
            <text:p>7.69E-004</text:p>
          </table:table-cell>
          <table:table-cell office:value-type="float" office:value="0.0007712772">
            <text:p>7.71E-004</text:p>
          </table:table-cell>
          <table:table-cell office:value-type="float" office:value="0.00077376026">
            <text:p>7.74E-004</text:p>
          </table:table-cell>
          <table:table-cell office:value-type="float" office:value="0.00077782676">
            <text:p>7.78E-004</text:p>
          </table:table-cell>
          <table:table-cell office:value-type="float" office:value="0.0007800235">
            <text:p>7.80E-004</text:p>
          </table:table-cell>
          <table:table-cell office:value-type="float" office:value="0.00078185956">
            <text:p>7.82E-004</text:p>
          </table:table-cell>
          <table:table-cell office:value-type="float" office:value="0.000783951">
            <text:p>7.84E-004</text:p>
          </table:table-cell>
          <table:table-cell office:value-type="float" office:value="0.00078862556">
            <text:p>7.89E-004</text:p>
          </table:table-cell>
          <table:table-cell office:value-type="float" office:value="0.0007904317">
            <text:p>7.90E-004</text:p>
          </table:table-cell>
          <table:table-cell office:value-type="float" office:value="0.00079221086">
            <text:p>7.92E-004</text:p>
          </table:table-cell>
          <table:table-cell office:value-type="float" office:value="0.0007941381">
            <text:p>7.94E-004</text:p>
          </table:table-cell>
          <table:table-cell/>
        </table:table-row>
        <table:table-row table:style-name="ro1">
          <table:table-cell office:value-type="string">
            <text:p>/mnt/share/Music/Albums/Ravi Shankar/Chants Of India/10 Geetaa.mp3</text:p>
          </table:table-cell>
          <table:table-cell office:value-type="float" office:value="0.022725875">
            <text:p>0.022725875</text:p>
          </table:table-cell>
          <table:table-cell office:value-type="float" office:value="0.07035588">
            <text:p>0.07035588</text:p>
          </table:table-cell>
          <table:table-cell office:value-type="float" office:value="0.08239385">
            <text:p>0.08239385</text:p>
          </table:table-cell>
          <table:table-cell office:value-type="float" office:value="0.09399317">
            <text:p>0.09399317</text:p>
          </table:table-cell>
          <table:table-cell office:value-type="float" office:value="0.065115035">
            <text:p>0.065115035</text:p>
          </table:table-cell>
          <table:table-cell office:value-type="float" office:value="0.07083271">
            <text:p>0.07083271</text:p>
          </table:table-cell>
          <table:table-cell office:value-type="float" office:value="0.050707817">
            <text:p>0.050707817</text:p>
          </table:table-cell>
          <table:table-cell office:value-type="float" office:value="0.038982734">
            <text:p>0.038982734</text:p>
          </table:table-cell>
          <table:table-cell office:value-type="float" office:value="0.043935854">
            <text:p>0.043935854</text:p>
          </table:table-cell>
          <table:table-cell office:value-type="float" office:value="0.013552583">
            <text:p>0.013552583</text:p>
          </table:table-cell>
          <table:table-cell office:value-type="float" office:value="0.044668734">
            <text:p>0.044668734</text:p>
          </table:table-cell>
          <table:table-cell office:value-type="float" office:value="0.014105126">
            <text:p>0.014105126</text:p>
          </table:table-cell>
          <table:table-cell office:value-type="float" office:value="0.026517121">
            <text:p>0.026517121</text:p>
          </table:table-cell>
          <table:table-cell office:value-type="float" office:value="0.015911939">
            <text:p>0.015911939</text:p>
          </table:table-cell>
          <table:table-cell office:value-type="float" office:value="0.014041194">
            <text:p>0.014041194</text:p>
          </table:table-cell>
          <table:table-cell office:value-type="float" office:value="0.019759808">
            <text:p>0.019759808</text:p>
          </table:table-cell>
          <table:table-cell office:value-type="float" office:value="0.0113115">
            <text:p>0.0113115</text:p>
          </table:table-cell>
          <table:table-cell office:value-type="float" office:value="0.021450821">
            <text:p>0.021450821</text:p>
          </table:table-cell>
          <table:table-cell office:value-type="float" office:value="0.01596689">
            <text:p>0.01596689</text:p>
          </table:table-cell>
          <table:table-cell office:value-type="float" office:value="0.0067679803">
            <text:p>0.0067679803</text:p>
          </table:table-cell>
          <table:table-cell office:value-type="float" office:value="0.020755947">
            <text:p>0.020755947</text:p>
          </table:table-cell>
          <table:table-cell office:value-type="float" office:value="0.0049030553">
            <text:p>0.0049030553</text:p>
          </table:table-cell>
          <table:table-cell office:value-type="float" office:value="0.009001856">
            <text:p>0.009001856</text:p>
          </table:table-cell>
          <table:table-cell office:value-type="float" office:value="0.009655975">
            <text:p>0.009655975</text:p>
          </table:table-cell>
          <table:table-cell office:value-type="float" office:value="0.004032539">
            <text:p>0.004032539</text:p>
          </table:table-cell>
          <table:table-cell office:value-type="float" office:value="0.0064445715">
            <text:p>0.0064445715</text:p>
          </table:table-cell>
          <table:table-cell office:value-type="float" office:value="0.0024711033">
            <text:p>0.0024711033</text:p>
          </table:table-cell>
          <table:table-cell office:value-type="float" office:value="0.009663841">
            <text:p>0.009663841</text:p>
          </table:table-cell>
          <table:table-cell office:value-type="float" office:value="0.0047195316">
            <text:p>0.0047195316</text:p>
          </table:table-cell>
          <table:table-cell office:value-type="float" office:value="0.0044323825">
            <text:p>0.0044323825</text:p>
          </table:table-cell>
          <table:table-cell office:value-type="float" office:value="0.008892298">
            <text:p>0.008892298</text:p>
          </table:table-cell>
          <table:table-cell office:value-type="float" office:value="0.004258978">
            <text:p>0.004258978</text:p>
          </table:table-cell>
          <table:table-cell office:value-type="float" office:value="0.0049994313">
            <text:p>0.0049994313</text:p>
          </table:table-cell>
          <table:table-cell office:value-type="float" office:value="0.005221262">
            <text:p>0.005221262</text:p>
          </table:table-cell>
          <table:table-cell office:value-type="float" office:value="0.004145731">
            <text:p>0.004145731</text:p>
          </table:table-cell>
          <table:table-cell office:value-type="float" office:value="0.0053197723">
            <text:p>0.0053197723</text:p>
          </table:table-cell>
          <table:table-cell office:value-type="float" office:value="0.003189974">
            <text:p>0.003189974</text:p>
          </table:table-cell>
          <table:table-cell office:value-type="float" office:value="0.005129773">
            <text:p>0.005129773</text:p>
          </table:table-cell>
          <table:table-cell office:value-type="float" office:value="0.00465683">
            <text:p>0.00465683</text:p>
          </table:table-cell>
          <table:table-cell office:value-type="float" office:value="0.0034448653">
            <text:p>0.0034448653</text:p>
          </table:table-cell>
          <table:table-cell office:value-type="float" office:value="0.006929323">
            <text:p>0.006929323</text:p>
          </table:table-cell>
          <table:table-cell office:value-type="float" office:value="0.0067109447">
            <text:p>0.0067109447</text:p>
          </table:table-cell>
          <table:table-cell office:value-type="float" office:value="0.005517199">
            <text:p>0.005517199</text:p>
          </table:table-cell>
          <table:table-cell office:value-type="float" office:value="0.008286952">
            <text:p>0.008286952</text:p>
          </table:table-cell>
          <table:table-cell office:value-type="float" office:value="0.0072475076">
            <text:p>0.0072475076</text:p>
          </table:table-cell>
          <table:table-cell office:value-type="float" office:value="0.005524925">
            <text:p>0.005524925</text:p>
          </table:table-cell>
          <table:table-cell office:value-type="float" office:value="0.0068063266">
            <text:p>0.0068063266</text:p>
          </table:table-cell>
          <table:table-cell office:value-type="float" office:value="0.0032306614">
            <text:p>0.0032306614</text:p>
          </table:table-cell>
          <table:table-cell office:value-type="float" office:value="0.0036657597">
            <text:p>0.0036657597</text:p>
          </table:table-cell>
          <table:table-cell office:value-type="float" office:value="0.002317374">
            <text:p>0.002317374</text:p>
          </table:table-cell>
          <table:table-cell office:value-type="float" office:value="0.0027237511">
            <text:p>0.0027237511</text:p>
          </table:table-cell>
          <table:table-cell office:value-type="float" office:value="0.0057291095">
            <text:p>0.0057291095</text:p>
          </table:table-cell>
          <table:table-cell office:value-type="float" office:value="0.002717034">
            <text:p>0.002717034</text:p>
          </table:table-cell>
          <table:table-cell office:value-type="float" office:value="0.0038924837">
            <text:p>0.0038924837</text:p>
          </table:table-cell>
          <table:table-cell office:value-type="float" office:value="0.0028578108">
            <text:p>0.0028578108</text:p>
          </table:table-cell>
          <table:table-cell office:value-type="float" office:value="0.0016336642">
            <text:p>0.0016336642</text:p>
          </table:table-cell>
          <table:table-cell office:value-type="float" office:value="0.002418601">
            <text:p>0.002418601</text:p>
          </table:table-cell>
          <table:table-cell office:value-type="float" office:value="0.001434474">
            <text:p>0.001434474</text:p>
          </table:table-cell>
          <table:table-cell office:value-type="float" office:value="0.0023522237">
            <text:p>0.0023522237</text:p>
          </table:table-cell>
          <table:table-cell office:value-type="float" office:value="0.0015067531">
            <text:p>0.0015067531</text:p>
          </table:table-cell>
          <table:table-cell office:value-type="float" office:value="0.0010989218">
            <text:p>0.0010989218</text:p>
          </table:table-cell>
          <table:table-cell office:value-type="float" office:value="0.0026096578">
            <text:p>0.0026096578</text:p>
          </table:table-cell>
          <table:table-cell office:value-type="float" office:value="0.0011251558">
            <text:p>0.0011251558</text:p>
          </table:table-cell>
          <table:table-cell office:value-type="float" office:value="0.0011594726">
            <text:p>0.0011594726</text:p>
          </table:table-cell>
          <table:table-cell office:value-type="float" office:value="0.0016231606">
            <text:p>0.0016231606</text:p>
          </table:table-cell>
          <table:table-cell office:value-type="float" office:value="0.0012179634">
            <text:p>0.0012179634</text:p>
          </table:table-cell>
          <table:table-cell office:value-type="float" office:value="0.0017741006">
            <text:p>0.0017741006</text:p>
          </table:table-cell>
          <table:table-cell office:value-type="float" office:value="0.0015244464">
            <text:p>0.0015244464</text:p>
          </table:table-cell>
          <table:table-cell office:value-type="float" office:value="0.0018708286">
            <text:p>0.0018708286</text:p>
          </table:table-cell>
          <table:table-cell office:value-type="float" office:value="0.0020271041">
            <text:p>0.0020271041</text:p>
          </table:table-cell>
          <table:table-cell office:value-type="float" office:value="0.0020389867">
            <text:p>0.0020389867</text:p>
          </table:table-cell>
          <table:table-cell office:value-type="float" office:value="0.002309477">
            <text:p>0.002309477</text:p>
          </table:table-cell>
          <table:table-cell office:value-type="float" office:value="0.0021484185">
            <text:p>0.0021484185</text:p>
          </table:table-cell>
          <table:table-cell office:value-type="float" office:value="0.0020047757">
            <text:p>0.0020047757</text:p>
          </table:table-cell>
          <table:table-cell office:value-type="float" office:value="0.0021796417">
            <text:p>0.0021796417</text:p>
          </table:table-cell>
          <table:table-cell office:value-type="float" office:value="0.00177089">
            <text:p>0.00177089</text:p>
          </table:table-cell>
          <table:table-cell office:value-type="float" office:value="0.0020482435">
            <text:p>0.0020482435</text:p>
          </table:table-cell>
          <table:table-cell office:value-type="float" office:value="0.00201688">
            <text:p>0.00201688</text:p>
          </table:table-cell>
          <table:table-cell office:value-type="float" office:value="0.0021311785">
            <text:p>0.0021311785</text:p>
          </table:table-cell>
          <table:table-cell office:value-type="float" office:value="0.0024100505">
            <text:p>0.0024100505</text:p>
          </table:table-cell>
          <table:table-cell office:value-type="float" office:value="0.0024450386">
            <text:p>0.0024450386</text:p>
          </table:table-cell>
          <table:table-cell office:value-type="float" office:value="0.0025805929">
            <text:p>0.0025805929</text:p>
          </table:table-cell>
          <table:table-cell office:value-type="float" office:value="0.002249976">
            <text:p>0.002249976</text:p>
          </table:table-cell>
          <table:table-cell office:value-type="float" office:value="0.0021896665">
            <text:p>0.0021896665</text:p>
          </table:table-cell>
          <table:table-cell office:value-type="float" office:value="0.0020077785">
            <text:p>0.0020077785</text:p>
          </table:table-cell>
          <table:table-cell office:value-type="float" office:value="0.0017901354">
            <text:p>0.0017901354</text:p>
          </table:table-cell>
          <table:table-cell office:value-type="float" office:value="0.0017116254">
            <text:p>0.0017116254</text:p>
          </table:table-cell>
          <table:table-cell office:value-type="float" office:value="0.0017382004">
            <text:p>0.0017382004</text:p>
          </table:table-cell>
          <table:table-cell office:value-type="float" office:value="0.0017385134">
            <text:p>0.0017385134</text:p>
          </table:table-cell>
          <table:table-cell office:value-type="float" office:value="0.0019757324">
            <text:p>0.0019757324</text:p>
          </table:table-cell>
          <table:table-cell office:value-type="float" office:value="0.0018804402">
            <text:p>0.0018804402</text:p>
          </table:table-cell>
          <table:table-cell office:value-type="float" office:value="0.0018197281">
            <text:p>0.0018197281</text:p>
          </table:table-cell>
          <table:table-cell office:value-type="float" office:value="0.0021837458">
            <text:p>0.0021837458</text:p>
          </table:table-cell>
          <table:table-cell office:value-type="float" office:value="0.0019524276">
            <text:p>0.0019524276</text:p>
          </table:table-cell>
          <table:table-cell office:value-type="float" office:value="0.002098317">
            <text:p>0.002098317</text:p>
          </table:table-cell>
          <table:table-cell office:value-type="float" office:value="0.0019204927">
            <text:p>0.0019204927</text:p>
          </table:table-cell>
          <table:table-cell office:value-type="float" office:value="0.001422486">
            <text:p>0.001422486</text:p>
          </table:table-cell>
          <table:table-cell office:value-type="float" office:value="0.0014388536">
            <text:p>0.0014388536</text:p>
          </table:table-cell>
          <table:table-cell office:value-type="float" office:value="0.0013485783">
            <text:p>0.0013485783</text:p>
          </table:table-cell>
          <table:table-cell office:value-type="float" office:value="0.0014311906">
            <text:p>0.0014311906</text:p>
          </table:table-cell>
          <table:table-cell office:value-type="float" office:value="0.0014215335">
            <text:p>0.0014215335</text:p>
          </table:table-cell>
          <table:table-cell office:value-type="float" office:value="0.001345578">
            <text:p>0.001345578</text:p>
          </table:table-cell>
          <table:table-cell office:value-type="float" office:value="0.0013695274">
            <text:p>0.0013695274</text:p>
          </table:table-cell>
          <table:table-cell office:value-type="float" office:value="0.0012051831">
            <text:p>0.0012051831</text:p>
          </table:table-cell>
          <table:table-cell office:value-type="float" office:value="0.0011953207">
            <text:p>0.0011953207</text:p>
          </table:table-cell>
          <table:table-cell office:value-type="float" office:value="0.0012915735">
            <text:p>0.0012915735</text:p>
          </table:table-cell>
          <table:table-cell office:value-type="float" office:value="0.0011968524">
            <text:p>0.0011968524</text:p>
          </table:table-cell>
          <table:table-cell office:value-type="float" office:value="0.0013262999">
            <text:p>0.0013262999</text:p>
          </table:table-cell>
          <table:table-cell office:value-type="float" office:value="0.0011114337">
            <text:p>0.0011114337</text:p>
          </table:table-cell>
          <table:table-cell office:value-type="float" office:value="0.001111156">
            <text:p>0.001111156</text:p>
          </table:table-cell>
          <table:table-cell office:value-type="float" office:value="0.0011359609">
            <text:p>0.0011359609</text:p>
          </table:table-cell>
          <table:table-cell office:value-type="float" office:value="0.0010724766">
            <text:p>0.0010724766</text:p>
          </table:table-cell>
          <table:table-cell office:value-type="float" office:value="0.0012007409">
            <text:p>0.0012007409</text:p>
          </table:table-cell>
          <table:table-cell office:value-type="float" office:value="0.001423442">
            <text:p>0.001423442</text:p>
          </table:table-cell>
          <table:table-cell office:value-type="float" office:value="0.0015265363">
            <text:p>0.0015265363</text:p>
          </table:table-cell>
          <table:table-cell office:value-type="float" office:value="0.0014981055">
            <text:p>0.0014981055</text:p>
          </table:table-cell>
          <table:table-cell office:value-type="float" office:value="0.0014851133">
            <text:p>0.0014851133</text:p>
          </table:table-cell>
          <table:table-cell office:value-type="float" office:value="0.0017294777">
            <text:p>0.0017294777</text:p>
          </table:table-cell>
          <table:table-cell office:value-type="float" office:value="0.0016236745">
            <text:p>0.0016236745</text:p>
          </table:table-cell>
          <table:table-cell office:value-type="float" office:value="0.001440436">
            <text:p>0.001440436</text:p>
          </table:table-cell>
          <table:table-cell office:value-type="float" office:value="0.0014020031">
            <text:p>0.0014020031</text:p>
          </table:table-cell>
          <table:table-cell office:value-type="float" office:value="0.0013323906">
            <text:p>0.0013323906</text:p>
          </table:table-cell>
          <table:table-cell office:value-type="float" office:value="0.0012968836">
            <text:p>0.0012968836</text:p>
          </table:table-cell>
          <table:table-cell office:value-type="float" office:value="0.0012902576">
            <text:p>0.0012902576</text:p>
          </table:table-cell>
          <table:table-cell office:value-type="float" office:value="0.001411017">
            <text:p>0.001411017</text:p>
          </table:table-cell>
          <table:table-cell office:value-type="float" office:value="0.0012771764">
            <text:p>0.0012771764</text:p>
          </table:table-cell>
          <table:table-cell office:value-type="float" office:value="0.0012562973">
            <text:p>0.0012562973</text:p>
          </table:table-cell>
          <table:table-cell office:value-type="float" office:value="0.0012333842">
            <text:p>0.0012333842</text:p>
          </table:table-cell>
          <table:table-cell office:value-type="float" office:value="0.0012417465">
            <text:p>0.0012417465</text:p>
          </table:table-cell>
          <table:table-cell office:value-type="float" office:value="0.0013055861">
            <text:p>0.0013055861</text:p>
          </table:table-cell>
          <table:table-cell office:value-type="float" office:value="0.0012530236">
            <text:p>0.0012530236</text:p>
          </table:table-cell>
          <table:table-cell office:value-type="float" office:value="0.0012723076">
            <text:p>0.0012723076</text:p>
          </table:table-cell>
          <table:table-cell office:value-type="float" office:value="0.0012583043">
            <text:p>0.0012583043</text:p>
          </table:table-cell>
          <table:table-cell office:value-type="float" office:value="0.0014046333">
            <text:p>0.0014046333</text:p>
          </table:table-cell>
          <table:table-cell office:value-type="float" office:value="0.0012095774">
            <text:p>0.0012095774</text:p>
          </table:table-cell>
          <table:table-cell office:value-type="float" office:value="0.0011831904">
            <text:p>0.0011831904</text:p>
          </table:table-cell>
          <table:table-cell office:value-type="float" office:value="0.0012078569">
            <text:p>0.0012078569</text:p>
          </table:table-cell>
          <table:table-cell office:value-type="float" office:value="0.0011655674">
            <text:p>0.0011655674</text:p>
          </table:table-cell>
          <table:table-cell office:value-type="float" office:value="0.001172566">
            <text:p>0.001172566</text:p>
          </table:table-cell>
          <table:table-cell office:value-type="float" office:value="0.0011278676">
            <text:p>0.0011278676</text:p>
          </table:table-cell>
          <table:table-cell office:value-type="float" office:value="0.0011684963">
            <text:p>0.0011684963</text:p>
          </table:table-cell>
          <table:table-cell office:value-type="float" office:value="0.0011415139">
            <text:p>0.0011415139</text:p>
          </table:table-cell>
          <table:table-cell office:value-type="float" office:value="0.0011268962">
            <text:p>0.0011268962</text:p>
          </table:table-cell>
          <table:table-cell office:value-type="float" office:value="0.0010973911">
            <text:p>0.0010973911</text:p>
          </table:table-cell>
          <table:table-cell office:value-type="float" office:value="0.0010682461">
            <text:p>0.0010682461</text:p>
          </table:table-cell>
          <table:table-cell office:value-type="float" office:value="0.0011904135">
            <text:p>0.0011904135</text:p>
          </table:table-cell>
          <table:table-cell office:value-type="float" office:value="0.0011884004">
            <text:p>0.0011884004</text:p>
          </table:table-cell>
          <table:table-cell office:value-type="float" office:value="0.0010541854">
            <text:p>0.0010541854</text:p>
          </table:table-cell>
          <table:table-cell office:value-type="float" office:value="0.001189844">
            <text:p>0.001189844</text:p>
          </table:table-cell>
          <table:table-cell office:value-type="float" office:value="0.0010167266">
            <text:p>0.0010167266</text:p>
          </table:table-cell>
          <table:table-cell office:value-type="float" office:value="0.0011435959">
            <text:p>0.0011435959</text:p>
          </table:table-cell>
          <table:table-cell office:value-type="float" office:value="0.001759225">
            <text:p>0.001759225</text:p>
          </table:table-cell>
          <table:table-cell table:style-name="ce1" office:value-type="float" office:value="0.00096651947">
            <text:p>9.67E-004</text:p>
          </table:table-cell>
          <table:table-cell office:value-type="float" office:value="0.0014882493">
            <text:p>0.0014882493</text:p>
          </table:table-cell>
          <table:table-cell table:style-name="ce1" office:value-type="float" office:value="0.0009703755">
            <text:p>9.70E-004</text:p>
          </table:table-cell>
          <table:table-cell table:style-name="ce1" office:value-type="float" office:value="0.00091606093">
            <text:p>9.16E-004</text:p>
          </table:table-cell>
          <table:table-cell office:value-type="float" office:value="0.0012366759">
            <text:p>0.0012366759</text:p>
          </table:table-cell>
          <table:table-cell table:style-name="ce1" office:value-type="float" office:value="0.0008603353">
            <text:p>8.60E-004</text:p>
          </table:table-cell>
          <table:table-cell table:style-name="ce1" office:value-type="float" office:value="0.0008982646">
            <text:p>8.98E-004</text:p>
          </table:table-cell>
          <table:table-cell table:style-name="ce1" office:value-type="float" office:value="0.00084962725">
            <text:p>8.50E-004</text:p>
          </table:table-cell>
          <table:table-cell table:style-name="ce1" office:value-type="float" office:value="0.00084408984">
            <text:p>8.44E-004</text:p>
          </table:table-cell>
          <table:table-cell table:style-name="ce1" office:value-type="float" office:value="0.0008331574">
            <text:p>8.33E-004</text:p>
          </table:table-cell>
          <table:table-cell table:style-name="ce1" office:value-type="float" office:value="0.0008063146">
            <text:p>8.06E-004</text:p>
          </table:table-cell>
          <table:table-cell table:style-name="ce1" office:value-type="float" office:value="0.0008300383">
            <text:p>8.30E-004</text:p>
          </table:table-cell>
          <table:table-cell table:style-name="ce1" office:value-type="float" office:value="0.0008425878">
            <text:p>8.43E-004</text:p>
          </table:table-cell>
          <table:table-cell table:style-name="ce1" office:value-type="float" office:value="0.00080880517">
            <text:p>8.09E-004</text:p>
          </table:table-cell>
          <table:table-cell office:value-type="float" office:value="0.00083033956">
            <text:p>8.30E-004</text:p>
          </table:table-cell>
          <table:table-cell table:style-name="ce1" office:value-type="float" office:value="0.0008164238">
            <text:p>8.16E-004</text:p>
          </table:table-cell>
          <table:table-cell table:style-name="ce1" office:value-type="float" office:value="0.00080950046">
            <text:p>8.10E-004</text:p>
          </table:table-cell>
          <table:table-cell office:value-type="float" office:value="0.0008099235">
            <text:p>8.10E-004</text:p>
          </table:table-cell>
          <table:table-cell table:style-name="ce1" office:value-type="float" office:value="0.0008002843">
            <text:p>8.00E-004</text:p>
          </table:table-cell>
          <table:table-cell table:style-name="ce1" office:value-type="float" office:value="0.00080608326">
            <text:p>8.06E-004</text:p>
          </table:table-cell>
          <table:table-cell table:style-name="ce1" office:value-type="float" office:value="0.00086015055">
            <text:p>8.60E-004</text:p>
          </table:table-cell>
          <table:table-cell office:value-type="float" office:value="0.00080374954">
            <text:p>8.04E-004</text:p>
          </table:table-cell>
          <table:table-cell office:value-type="float" office:value="0.000807891">
            <text:p>8.08E-004</text:p>
          </table:table-cell>
          <table:table-cell office:value-type="float" office:value="0.0009318234">
            <text:p>9.32E-004</text:p>
          </table:table-cell>
          <table:table-cell office:value-type="float" office:value="0.00081156165">
            <text:p>8.12E-004</text:p>
          </table:table-cell>
          <table:table-cell office:value-type="float" office:value="0.0008073768">
            <text:p>8.07E-004</text:p>
          </table:table-cell>
          <table:table-cell office:value-type="float" office:value="0.00078473985">
            <text:p>7.85E-004</text:p>
          </table:table-cell>
          <table:table-cell office:value-type="float" office:value="0.0007971658">
            <text:p>7.97E-004</text:p>
          </table:table-cell>
          <table:table-cell office:value-type="float" office:value="0.0008652164">
            <text:p>8.65E-004</text:p>
          </table:table-cell>
          <table:table-cell office:value-type="float" office:value="0.0015826111">
            <text:p>0.0015826111</text:p>
          </table:table-cell>
          <table:table-cell table:style-name="ce1" office:value-type="float" office:value="0.0008385675">
            <text:p>8.39E-004</text:p>
          </table:table-cell>
          <table:table-cell office:value-type="float" office:value="0.0007874707">
            <text:p>7.87E-004</text:p>
          </table:table-cell>
          <table:table-cell office:value-type="float" office:value="0.00079505093">
            <text:p>7.95E-004</text:p>
          </table:table-cell>
          <table:table-cell office:value-type="float" office:value="0.0007652302">
            <text:p>7.65E-004</text:p>
          </table:table-cell>
          <table:table-cell office:value-type="float" office:value="0.0006461907">
            <text:p>6.46E-004</text:p>
          </table:table-cell>
          <table:table-cell office:value-type="float" office:value="0.0006303734">
            <text:p>6.30E-004</text:p>
          </table:table-cell>
          <table:table-cell office:value-type="float" office:value="0.000619799">
            <text:p>6.20E-004</text:p>
          </table:table-cell>
          <table:table-cell office:value-type="float" office:value="0.00061373826">
            <text:p>6.14E-004</text:p>
          </table:table-cell>
          <table:table-cell office:value-type="float" office:value="0.00061745796">
            <text:p>6.17E-004</text:p>
          </table:table-cell>
          <table:table-cell office:value-type="float" office:value="0.0006205951">
            <text:p>6.21E-004</text:p>
          </table:table-cell>
          <table:table-cell office:value-type="float" office:value="0.0006209824">
            <text:p>6.21E-004</text:p>
          </table:table-cell>
          <table:table-cell office:value-type="float" office:value="0.0006190579">
            <text:p>6.19E-004</text:p>
          </table:table-cell>
          <table:table-cell office:value-type="float" office:value="0.0006198459">
            <text:p>6.20E-004</text:p>
          </table:table-cell>
          <table:table-cell office:value-type="float" office:value="0.0006246289">
            <text:p>6.25E-004</text:p>
          </table:table-cell>
          <table:table-cell office:value-type="float" office:value="0.00062338373">
            <text:p>6.23E-004</text:p>
          </table:table-cell>
          <table:table-cell office:value-type="float" office:value="0.00062224903">
            <text:p>6.22E-004</text:p>
          </table:table-cell>
          <table:table-cell office:value-type="float" office:value="0.00062417425">
            <text:p>6.24E-004</text:p>
          </table:table-cell>
          <table:table-cell office:value-type="float" office:value="0.0006224467">
            <text:p>6.22E-004</text:p>
          </table:table-cell>
          <table:table-cell office:value-type="float" office:value="0.00062052795">
            <text:p>6.21E-004</text:p>
          </table:table-cell>
          <table:table-cell office:value-type="float" office:value="0.0006184979">
            <text:p>6.18E-004</text:p>
          </table:table-cell>
          <table:table-cell office:value-type="float" office:value="0.0006216421">
            <text:p>6.22E-004</text:p>
          </table:table-cell>
          <table:table-cell office:value-type="float" office:value="0.0006223406">
            <text:p>6.22E-004</text:p>
          </table:table-cell>
          <table:table-cell office:value-type="float" office:value="0.0006310899">
            <text:p>6.31E-004</text:p>
          </table:table-cell>
          <table:table-cell office:value-type="float" office:value="0.0006292085">
            <text:p>6.29E-004</text:p>
          </table:table-cell>
          <table:table-cell office:value-type="float" office:value="0.0006289718">
            <text:p>6.29E-004</text:p>
          </table:table-cell>
          <table:table-cell office:value-type="float" office:value="0.00063049566">
            <text:p>6.30E-004</text:p>
          </table:table-cell>
          <table:table-cell office:value-type="float" office:value="0.0006302324">
            <text:p>6.30E-004</text:p>
          </table:table-cell>
          <table:table-cell office:value-type="float" office:value="0.00062615046">
            <text:p>6.26E-004</text:p>
          </table:table-cell>
          <table:table-cell office:value-type="float" office:value="0.0006296627">
            <text:p>6.30E-004</text:p>
          </table:table-cell>
          <table:table-cell office:value-type="float" office:value="0.00063340215">
            <text:p>6.33E-004</text:p>
          </table:table-cell>
          <table:table-cell office:value-type="float" office:value="0.0006348823">
            <text:p>6.35E-004</text:p>
          </table:table-cell>
          <table:table-cell office:value-type="float" office:value="0.00063568784">
            <text:p>6.36E-004</text:p>
          </table:table-cell>
          <table:table-cell office:value-type="float" office:value="0.00063416077">
            <text:p>6.34E-004</text:p>
          </table:table-cell>
          <table:table-cell office:value-type="float" office:value="0.00063608604">
            <text:p>6.36E-004</text:p>
          </table:table-cell>
          <table:table-cell office:value-type="float" office:value="0.00063761655">
            <text:p>6.38E-004</text:p>
          </table:table-cell>
          <table:table-cell office:value-type="float" office:value="0.000639">
            <text:p>6.39E-004</text:p>
          </table:table-cell>
          <table:table-cell office:value-type="float" office:value="0.00064231607">
            <text:p>6.42E-004</text:p>
          </table:table-cell>
          <table:table-cell office:value-type="float" office:value="0.00064369617">
            <text:p>6.44E-004</text:p>
          </table:table-cell>
          <table:table-cell office:value-type="float" office:value="0.00064644526">
            <text:p>6.46E-004</text:p>
          </table:table-cell>
          <table:table-cell office:value-type="float" office:value="0.00064878387">
            <text:p>6.49E-004</text:p>
          </table:table-cell>
          <table:table-cell office:value-type="float" office:value="0.0006503339">
            <text:p>6.50E-004</text:p>
          </table:table-cell>
          <table:table-cell office:value-type="float" office:value="0.0006495196">
            <text:p>6.50E-004</text:p>
          </table:table-cell>
          <table:table-cell office:value-type="float" office:value="0.00065002835">
            <text:p>6.50E-004</text:p>
          </table:table-cell>
          <table:table-cell office:value-type="float" office:value="0.00065251306">
            <text:p>6.53E-004</text:p>
          </table:table-cell>
          <table:table-cell office:value-type="float" office:value="0.0006544337">
            <text:p>6.54E-004</text:p>
          </table:table-cell>
          <table:table-cell office:value-type="float" office:value="0.00065885694">
            <text:p>6.59E-004</text:p>
          </table:table-cell>
          <table:table-cell office:value-type="float" office:value="0.00065955025">
            <text:p>6.60E-004</text:p>
          </table:table-cell>
          <table:table-cell office:value-type="float" office:value="0.0006608939">
            <text:p>6.61E-004</text:p>
          </table:table-cell>
          <table:table-cell office:value-type="float" office:value="0.0006621661">
            <text:p>6.62E-004</text:p>
          </table:table-cell>
          <table:table-cell office:value-type="float" office:value="0.00066432846">
            <text:p>6.64E-004</text:p>
          </table:table-cell>
          <table:table-cell office:value-type="float" office:value="0.00066605234">
            <text:p>6.66E-004</text:p>
          </table:table-cell>
          <table:table-cell office:value-type="float" office:value="0.00066822435">
            <text:p>6.68E-004</text:p>
          </table:table-cell>
          <table:table-cell office:value-type="float" office:value="0.00067093456">
            <text:p>6.71E-004</text:p>
          </table:table-cell>
          <table:table-cell office:value-type="float" office:value="0.00067254703">
            <text:p>6.73E-004</text:p>
          </table:table-cell>
          <table:table-cell office:value-type="float" office:value="0.00067445834">
            <text:p>6.74E-004</text:p>
          </table:table-cell>
          <table:table-cell office:value-type="float" office:value="0.0006758288">
            <text:p>6.76E-004</text:p>
          </table:table-cell>
          <table:table-cell office:value-type="float" office:value="0.0006799034">
            <text:p>6.80E-004</text:p>
          </table:table-cell>
          <table:table-cell office:value-type="float" office:value="0.0006813867">
            <text:p>6.81E-004</text:p>
          </table:table-cell>
          <table:table-cell office:value-type="float" office:value="0.000682436">
            <text:p>6.82E-004</text:p>
          </table:table-cell>
          <table:table-cell office:value-type="float" office:value="0.0006842215">
            <text:p>6.84E-004</text:p>
          </table:table-cell>
          <table:table-cell office:value-type="float" office:value="0.0006879343">
            <text:p>6.88E-004</text:p>
          </table:table-cell>
          <table:table-cell office:value-type="float" office:value="0.0006905335">
            <text:p>6.91E-004</text:p>
          </table:table-cell>
          <table:table-cell office:value-type="float" office:value="0.0006922772">
            <text:p>6.92E-004</text:p>
          </table:table-cell>
          <table:table-cell office:value-type="float" office:value="0.0006932378">
            <text:p>6.93E-004</text:p>
          </table:table-cell>
          <table:table-cell office:value-type="float" office:value="0.0006955363">
            <text:p>6.96E-004</text:p>
          </table:table-cell>
          <table:table-cell office:value-type="float" office:value="0.0006999839">
            <text:p>7.00E-004</text:p>
          </table:table-cell>
          <table:table-cell office:value-type="float" office:value="0.0007016213">
            <text:p>7.02E-004</text:p>
          </table:table-cell>
          <table:table-cell office:value-type="float" office:value="0.00070319657">
            <text:p>7.03E-004</text:p>
          </table:table-cell>
          <table:table-cell office:value-type="float" office:value="0.00070461107">
            <text:p>7.05E-004</text:p>
          </table:table-cell>
          <table:table-cell office:value-type="float" office:value="0.0007090701">
            <text:p>7.09E-004</text:p>
          </table:table-cell>
          <table:table-cell office:value-type="float" office:value="0.0007112862">
            <text:p>7.11E-004</text:p>
          </table:table-cell>
          <table:table-cell office:value-type="float" office:value="0.00071307796">
            <text:p>7.13E-004</text:p>
          </table:table-cell>
          <table:table-cell office:value-type="float" office:value="0.0007150478">
            <text:p>7.15E-004</text:p>
          </table:table-cell>
          <table:table-cell/>
        </table:table-row>
        <table:table-row table:style-name="ro1">
          <table:table-cell office:value-type="string">
            <text:p>/mnt/share/Music/Albums/Ravi Shankar/Chants Of India/08 Mahaa Mrityunjaya.mp3</text:p>
          </table:table-cell>
          <table:table-cell office:value-type="float" office:value="0.013436449">
            <text:p>0.013436449</text:p>
          </table:table-cell>
          <table:table-cell office:value-type="float" office:value="0.025847442">
            <text:p>0.025847442</text:p>
          </table:table-cell>
          <table:table-cell office:value-type="float" office:value="0.04236526">
            <text:p>0.04236526</text:p>
          </table:table-cell>
          <table:table-cell office:value-type="float" office:value="0.13449204">
            <text:p>0.13449204</text:p>
          </table:table-cell>
          <table:table-cell office:value-type="float" office:value="0.028667748">
            <text:p>0.028667748</text:p>
          </table:table-cell>
          <table:table-cell office:value-type="float" office:value="0.05099302">
            <text:p>0.05099302</text:p>
          </table:table-cell>
          <table:table-cell office:value-type="float" office:value="0.06263595">
            <text:p>0.06263595</text:p>
          </table:table-cell>
          <table:table-cell office:value-type="float" office:value="0.034545917">
            <text:p>0.034545917</text:p>
          </table:table-cell>
          <table:table-cell office:value-type="float" office:value="0.027113156">
            <text:p>0.027113156</text:p>
          </table:table-cell>
          <table:table-cell office:value-type="float" office:value="0.017712297">
            <text:p>0.017712297</text:p>
          </table:table-cell>
          <table:table-cell office:value-type="float" office:value="0.037102483">
            <text:p>0.037102483</text:p>
          </table:table-cell>
          <table:table-cell office:value-type="float" office:value="0.017556481">
            <text:p>0.017556481</text:p>
          </table:table-cell>
          <table:table-cell office:value-type="float" office:value="0.027570516">
            <text:p>0.027570516</text:p>
          </table:table-cell>
          <table:table-cell office:value-type="float" office:value="0.02771973">
            <text:p>0.02771973</text:p>
          </table:table-cell>
          <table:table-cell office:value-type="float" office:value="0.01885547">
            <text:p>0.01885547</text:p>
          </table:table-cell>
          <table:table-cell office:value-type="float" office:value="0.020691896">
            <text:p>0.020691896</text:p>
          </table:table-cell>
          <table:table-cell office:value-type="float" office:value="0.012794714">
            <text:p>0.012794714</text:p>
          </table:table-cell>
          <table:table-cell office:value-type="float" office:value="0.025193483">
            <text:p>0.025193483</text:p>
          </table:table-cell>
          <table:table-cell office:value-type="float" office:value="0.019043835">
            <text:p>0.019043835</text:p>
          </table:table-cell>
          <table:table-cell office:value-type="float" office:value="0.0073709236">
            <text:p>0.0073709236</text:p>
          </table:table-cell>
          <table:table-cell office:value-type="float" office:value="0.0215074">
            <text:p>0.0215074</text:p>
          </table:table-cell>
          <table:table-cell office:value-type="float" office:value="0.008057465">
            <text:p>0.008057465</text:p>
          </table:table-cell>
          <table:table-cell office:value-type="float" office:value="0.008332231">
            <text:p>0.008332231</text:p>
          </table:table-cell>
          <table:table-cell office:value-type="float" office:value="0.009511931">
            <text:p>0.009511931</text:p>
          </table:table-cell>
          <table:table-cell office:value-type="float" office:value="0.007302661">
            <text:p>0.007302661</text:p>
          </table:table-cell>
          <table:table-cell office:value-type="float" office:value="0.007954339">
            <text:p>0.007954339</text:p>
          </table:table-cell>
          <table:table-cell office:value-type="float" office:value="0.004396297">
            <text:p>0.004396297</text:p>
          </table:table-cell>
          <table:table-cell office:value-type="float" office:value="0.010251507">
            <text:p>0.010251507</text:p>
          </table:table-cell>
          <table:table-cell office:value-type="float" office:value="0.006062097">
            <text:p>0.006062097</text:p>
          </table:table-cell>
          <table:table-cell office:value-type="float" office:value="0.0066874335">
            <text:p>0.0066874335</text:p>
          </table:table-cell>
          <table:table-cell office:value-type="float" office:value="0.010930669">
            <text:p>0.010930669</text:p>
          </table:table-cell>
          <table:table-cell office:value-type="float" office:value="0.0062202066">
            <text:p>0.0062202066</text:p>
          </table:table-cell>
          <table:table-cell office:value-type="float" office:value="0.0061287666">
            <text:p>0.0061287666</text:p>
          </table:table-cell>
          <table:table-cell office:value-type="float" office:value="0.006475395">
            <text:p>0.006475395</text:p>
          </table:table-cell>
          <table:table-cell office:value-type="float" office:value="0.0073507275">
            <text:p>0.0073507275</text:p>
          </table:table-cell>
          <table:table-cell office:value-type="float" office:value="0.006768501">
            <text:p>0.006768501</text:p>
          </table:table-cell>
          <table:table-cell office:value-type="float" office:value="0.006313313">
            <text:p>0.006313313</text:p>
          </table:table-cell>
          <table:table-cell office:value-type="float" office:value="0.0061693634">
            <text:p>0.0061693634</text:p>
          </table:table-cell>
          <table:table-cell office:value-type="float" office:value="0.005702983">
            <text:p>0.005702983</text:p>
          </table:table-cell>
          <table:table-cell office:value-type="float" office:value="0.004336466">
            <text:p>0.004336466</text:p>
          </table:table-cell>
          <table:table-cell office:value-type="float" office:value="0.006340626">
            <text:p>0.006340626</text:p>
          </table:table-cell>
          <table:table-cell office:value-type="float" office:value="0.007840398">
            <text:p>0.007840398</text:p>
          </table:table-cell>
          <table:table-cell office:value-type="float" office:value="0.004966644">
            <text:p>0.004966644</text:p>
          </table:table-cell>
          <table:table-cell office:value-type="float" office:value="0.006033386">
            <text:p>0.006033386</text:p>
          </table:table-cell>
          <table:table-cell office:value-type="float" office:value="0.005937879">
            <text:p>0.005937879</text:p>
          </table:table-cell>
          <table:table-cell office:value-type="float" office:value="0.0050560934">
            <text:p>0.0050560934</text:p>
          </table:table-cell>
          <table:table-cell office:value-type="float" office:value="0.0064360043">
            <text:p>0.0064360043</text:p>
          </table:table-cell>
          <table:table-cell office:value-type="float" office:value="0.005375959">
            <text:p>0.005375959</text:p>
          </table:table-cell>
          <table:table-cell office:value-type="float" office:value="0.0062556504">
            <text:p>0.0062556504</text:p>
          </table:table-cell>
          <table:table-cell office:value-type="float" office:value="0.0038132407">
            <text:p>0.0038132407</text:p>
          </table:table-cell>
          <table:table-cell office:value-type="float" office:value="0.0032260553">
            <text:p>0.0032260553</text:p>
          </table:table-cell>
          <table:table-cell office:value-type="float" office:value="0.005122863">
            <text:p>0.005122863</text:p>
          </table:table-cell>
          <table:table-cell office:value-type="float" office:value="0.002680269">
            <text:p>0.002680269</text:p>
          </table:table-cell>
          <table:table-cell office:value-type="float" office:value="0.003802604">
            <text:p>0.003802604</text:p>
          </table:table-cell>
          <table:table-cell office:value-type="float" office:value="0.0026851452">
            <text:p>0.0026851452</text:p>
          </table:table-cell>
          <table:table-cell office:value-type="float" office:value="0.0030294566">
            <text:p>0.0030294566</text:p>
          </table:table-cell>
          <table:table-cell office:value-type="float" office:value="0.0027425482">
            <text:p>0.0027425482</text:p>
          </table:table-cell>
          <table:table-cell office:value-type="float" office:value="0.0026303357">
            <text:p>0.0026303357</text:p>
          </table:table-cell>
          <table:table-cell office:value-type="float" office:value="0.0032206501">
            <text:p>0.0032206501</text:p>
          </table:table-cell>
          <table:table-cell office:value-type="float" office:value="0.002350981">
            <text:p>0.002350981</text:p>
          </table:table-cell>
          <table:table-cell office:value-type="float" office:value="0.002093883">
            <text:p>0.002093883</text:p>
          </table:table-cell>
          <table:table-cell office:value-type="float" office:value="0.0033803296">
            <text:p>0.0033803296</text:p>
          </table:table-cell>
          <table:table-cell office:value-type="float" office:value="0.0024518068">
            <text:p>0.0024518068</text:p>
          </table:table-cell>
          <table:table-cell office:value-type="float" office:value="0.002035009">
            <text:p>0.002035009</text:p>
          </table:table-cell>
          <table:table-cell office:value-type="float" office:value="0.002031761">
            <text:p>0.002031761</text:p>
          </table:table-cell>
          <table:table-cell office:value-type="float" office:value="0.002185419">
            <text:p>0.002185419</text:p>
          </table:table-cell>
          <table:table-cell office:value-type="float" office:value="0.0022517198">
            <text:p>0.0022517198</text:p>
          </table:table-cell>
          <table:table-cell office:value-type="float" office:value="0.001736428">
            <text:p>0.001736428</text:p>
          </table:table-cell>
          <table:table-cell office:value-type="float" office:value="0.0019898105">
            <text:p>0.0019898105</text:p>
          </table:table-cell>
          <table:table-cell office:value-type="float" office:value="0.0021584174">
            <text:p>0.0021584174</text:p>
          </table:table-cell>
          <table:table-cell office:value-type="float" office:value="0.0017028952">
            <text:p>0.0017028952</text:p>
          </table:table-cell>
          <table:table-cell office:value-type="float" office:value="0.0017923174">
            <text:p>0.0017923174</text:p>
          </table:table-cell>
          <table:table-cell office:value-type="float" office:value="0.0017392238">
            <text:p>0.0017392238</text:p>
          </table:table-cell>
          <table:table-cell office:value-type="float" office:value="0.0019721526">
            <text:p>0.0019721526</text:p>
          </table:table-cell>
          <table:table-cell office:value-type="float" office:value="0.0025908132">
            <text:p>0.0025908132</text:p>
          </table:table-cell>
          <table:table-cell office:value-type="float" office:value="0.0020051722">
            <text:p>0.0020051722</text:p>
          </table:table-cell>
          <table:table-cell office:value-type="float" office:value="0.002349522">
            <text:p>0.002349522</text:p>
          </table:table-cell>
          <table:table-cell office:value-type="float" office:value="0.0020385582">
            <text:p>0.0020385582</text:p>
          </table:table-cell>
          <table:table-cell office:value-type="float" office:value="0.002355826">
            <text:p>0.002355826</text:p>
          </table:table-cell>
          <table:table-cell office:value-type="float" office:value="0.0025576781">
            <text:p>0.0025576781</text:p>
          </table:table-cell>
          <table:table-cell office:value-type="float" office:value="0.0028841796">
            <text:p>0.0028841796</text:p>
          </table:table-cell>
          <table:table-cell office:value-type="float" office:value="0.0026657362">
            <text:p>0.0026657362</text:p>
          </table:table-cell>
          <table:table-cell office:value-type="float" office:value="0.0026753983">
            <text:p>0.0026753983</text:p>
          </table:table-cell>
          <table:table-cell office:value-type="float" office:value="0.0031495113">
            <text:p>0.0031495113</text:p>
          </table:table-cell>
          <table:table-cell office:value-type="float" office:value="0.0023800998">
            <text:p>0.0023800998</text:p>
          </table:table-cell>
          <table:table-cell office:value-type="float" office:value="0.0025271093">
            <text:p>0.0025271093</text:p>
          </table:table-cell>
          <table:table-cell office:value-type="float" office:value="0.00239673">
            <text:p>0.00239673</text:p>
          </table:table-cell>
          <table:table-cell office:value-type="float" office:value="0.0023958823">
            <text:p>0.0023958823</text:p>
          </table:table-cell>
          <table:table-cell office:value-type="float" office:value="0.002662846">
            <text:p>0.002662846</text:p>
          </table:table-cell>
          <table:table-cell office:value-type="float" office:value="0.0024637417">
            <text:p>0.0024637417</text:p>
          </table:table-cell>
          <table:table-cell office:value-type="float" office:value="0.0029715449">
            <text:p>0.0029715449</text:p>
          </table:table-cell>
          <table:table-cell office:value-type="float" office:value="0.002564571">
            <text:p>0.002564571</text:p>
          </table:table-cell>
          <table:table-cell office:value-type="float" office:value="0.0028445236">
            <text:p>0.0028445236</text:p>
          </table:table-cell>
          <table:table-cell office:value-type="float" office:value="0.0025787004">
            <text:p>0.0025787004</text:p>
          </table:table-cell>
          <table:table-cell office:value-type="float" office:value="0.0026058566">
            <text:p>0.0026058566</text:p>
          </table:table-cell>
          <table:table-cell office:value-type="float" office:value="0.0025062195">
            <text:p>0.0025062195</text:p>
          </table:table-cell>
          <table:table-cell office:value-type="float" office:value="0.002551487">
            <text:p>0.002551487</text:p>
          </table:table-cell>
          <table:table-cell office:value-type="float" office:value="0.0033050864">
            <text:p>0.0033050864</text:p>
          </table:table-cell>
          <table:table-cell office:value-type="float" office:value="0.0024636316">
            <text:p>0.0024636316</text:p>
          </table:table-cell>
          <table:table-cell office:value-type="float" office:value="0.0022269187">
            <text:p>0.0022269187</text:p>
          </table:table-cell>
          <table:table-cell office:value-type="float" office:value="0.0022994718">
            <text:p>0.0022994718</text:p>
          </table:table-cell>
          <table:table-cell office:value-type="float" office:value="0.0022735284">
            <text:p>0.0022735284</text:p>
          </table:table-cell>
          <table:table-cell office:value-type="float" office:value="0.0024039752">
            <text:p>0.0024039752</text:p>
          </table:table-cell>
          <table:table-cell office:value-type="float" office:value="0.0031983482">
            <text:p>0.0031983482</text:p>
          </table:table-cell>
          <table:table-cell office:value-type="float" office:value="0.00270574">
            <text:p>0.00270574</text:p>
          </table:table-cell>
          <table:table-cell office:value-type="float" office:value="0.002651484">
            <text:p>0.002651484</text:p>
          </table:table-cell>
          <table:table-cell office:value-type="float" office:value="0.0024797043">
            <text:p>0.0024797043</text:p>
          </table:table-cell>
          <table:table-cell office:value-type="float" office:value="0.0027481036">
            <text:p>0.0027481036</text:p>
          </table:table-cell>
          <table:table-cell office:value-type="float" office:value="0.002288457">
            <text:p>0.002288457</text:p>
          </table:table-cell>
          <table:table-cell office:value-type="float" office:value="0.0027259546">
            <text:p>0.0027259546</text:p>
          </table:table-cell>
          <table:table-cell office:value-type="float" office:value="0.0026205298">
            <text:p>0.0026205298</text:p>
          </table:table-cell>
          <table:table-cell office:value-type="float" office:value="0.0026458025">
            <text:p>0.0026458025</text:p>
          </table:table-cell>
          <table:table-cell office:value-type="float" office:value="0.0031490137">
            <text:p>0.0031490137</text:p>
          </table:table-cell>
          <table:table-cell office:value-type="float" office:value="0.0026957016">
            <text:p>0.0026957016</text:p>
          </table:table-cell>
          <table:table-cell office:value-type="float" office:value="0.0025477724">
            <text:p>0.0025477724</text:p>
          </table:table-cell>
          <table:table-cell office:value-type="float" office:value="0.0025023785">
            <text:p>0.0025023785</text:p>
          </table:table-cell>
          <table:table-cell office:value-type="float" office:value="0.0028161122">
            <text:p>0.0028161122</text:p>
          </table:table-cell>
          <table:table-cell office:value-type="float" office:value="0.0026402092">
            <text:p>0.0026402092</text:p>
          </table:table-cell>
          <table:table-cell office:value-type="float" office:value="0.0026111891">
            <text:p>0.0026111891</text:p>
          </table:table-cell>
          <table:table-cell office:value-type="float" office:value="0.0030943523">
            <text:p>0.0030943523</text:p>
          </table:table-cell>
          <table:table-cell office:value-type="float" office:value="0.0033257671">
            <text:p>0.0033257671</text:p>
          </table:table-cell>
          <table:table-cell office:value-type="float" office:value="0.002585958">
            <text:p>0.002585958</text:p>
          </table:table-cell>
          <table:table-cell office:value-type="float" office:value="0.00283753">
            <text:p>0.00283753</text:p>
          </table:table-cell>
          <table:table-cell office:value-type="float" office:value="0.0023861926">
            <text:p>0.0023861926</text:p>
          </table:table-cell>
          <table:table-cell office:value-type="float" office:value="0.0022937965">
            <text:p>0.0022937965</text:p>
          </table:table-cell>
          <table:table-cell office:value-type="float" office:value="0.0020794193">
            <text:p>0.0020794193</text:p>
          </table:table-cell>
          <table:table-cell office:value-type="float" office:value="0.0021281312">
            <text:p>0.0021281312</text:p>
          </table:table-cell>
          <table:table-cell office:value-type="float" office:value="0.0027805427">
            <text:p>0.0027805427</text:p>
          </table:table-cell>
          <table:table-cell office:value-type="float" office:value="0.0024881167">
            <text:p>0.0024881167</text:p>
          </table:table-cell>
          <table:table-cell office:value-type="float" office:value="0.0020871486">
            <text:p>0.0020871486</text:p>
          </table:table-cell>
          <table:table-cell office:value-type="float" office:value="0.0019703214">
            <text:p>0.0019703214</text:p>
          </table:table-cell>
          <table:table-cell office:value-type="float" office:value="0.0019546065">
            <text:p>0.0019546065</text:p>
          </table:table-cell>
          <table:table-cell office:value-type="float" office:value="0.0017362844">
            <text:p>0.0017362844</text:p>
          </table:table-cell>
          <table:table-cell office:value-type="float" office:value="0.001954889">
            <text:p>0.001954889</text:p>
          </table:table-cell>
          <table:table-cell office:value-type="float" office:value="0.0019830456">
            <text:p>0.0019830456</text:p>
          </table:table-cell>
          <table:table-cell office:value-type="float" office:value="0.0026793473">
            <text:p>0.0026793473</text:p>
          </table:table-cell>
          <table:table-cell office:value-type="float" office:value="0.0019599907">
            <text:p>0.0019599907</text:p>
          </table:table-cell>
          <table:table-cell office:value-type="float" office:value="0.0017463849">
            <text:p>0.0017463849</text:p>
          </table:table-cell>
          <table:table-cell office:value-type="float" office:value="0.0017172903">
            <text:p>0.0017172903</text:p>
          </table:table-cell>
          <table:table-cell office:value-type="float" office:value="0.0016080941">
            <text:p>0.0016080941</text:p>
          </table:table-cell>
          <table:table-cell office:value-type="float" office:value="0.0015364144">
            <text:p>0.0015364144</text:p>
          </table:table-cell>
          <table:table-cell office:value-type="float" office:value="0.0016094917">
            <text:p>0.0016094917</text:p>
          </table:table-cell>
          <table:table-cell office:value-type="float" office:value="0.0018905294">
            <text:p>0.0018905294</text:p>
          </table:table-cell>
          <table:table-cell office:value-type="float" office:value="0.0019509121">
            <text:p>0.0019509121</text:p>
          </table:table-cell>
          <table:table-cell office:value-type="float" office:value="0.0014859667">
            <text:p>0.0014859667</text:p>
          </table:table-cell>
          <table:table-cell office:value-type="float" office:value="0.0015670519">
            <text:p>0.0015670519</text:p>
          </table:table-cell>
          <table:table-cell office:value-type="float" office:value="0.0014728418">
            <text:p>0.0014728418</text:p>
          </table:table-cell>
          <table:table-cell office:value-type="float" office:value="0.0014459839">
            <text:p>0.0014459839</text:p>
          </table:table-cell>
          <table:table-cell office:value-type="float" office:value="0.0017654331">
            <text:p>0.0017654331</text:p>
          </table:table-cell>
          <table:table-cell office:value-type="float" office:value="0.0017328397">
            <text:p>0.0017328397</text:p>
          </table:table-cell>
          <table:table-cell office:value-type="float" office:value="0.0020425972">
            <text:p>0.0020425972</text:p>
          </table:table-cell>
          <table:table-cell office:value-type="float" office:value="0.0019980988">
            <text:p>0.0019980988</text:p>
          </table:table-cell>
          <table:table-cell office:value-type="float" office:value="0.0013980439">
            <text:p>0.0013980439</text:p>
          </table:table-cell>
          <table:table-cell office:value-type="float" office:value="0.0017277633">
            <text:p>0.0017277633</text:p>
          </table:table-cell>
          <table:table-cell office:value-type="float" office:value="0.0014064072">
            <text:p>0.0014064072</text:p>
          </table:table-cell>
          <table:table-cell office:value-type="float" office:value="0.0016661676">
            <text:p>0.0016661676</text:p>
          </table:table-cell>
          <table:table-cell office:value-type="float" office:value="0.0017631743">
            <text:p>0.0017631743</text:p>
          </table:table-cell>
          <table:table-cell office:value-type="float" office:value="0.0014182971">
            <text:p>0.0014182971</text:p>
          </table:table-cell>
          <table:table-cell office:value-type="float" office:value="0.0017714066">
            <text:p>0.0017714066</text:p>
          </table:table-cell>
          <table:table-cell office:value-type="float" office:value="0.0014583503">
            <text:p>0.0014583503</text:p>
          </table:table-cell>
          <table:table-cell office:value-type="float" office:value="0.0014620521">
            <text:p>0.0014620521</text:p>
          </table:table-cell>
          <table:table-cell office:value-type="float" office:value="0.001338723">
            <text:p>0.001338723</text:p>
          </table:table-cell>
          <table:table-cell office:value-type="float" office:value="0.0013905019">
            <text:p>0.0013905019</text:p>
          </table:table-cell>
          <table:table-cell office:value-type="float" office:value="0.0014842864">
            <text:p>0.0014842864</text:p>
          </table:table-cell>
          <table:table-cell office:value-type="float" office:value="0.0012782105">
            <text:p>0.0012782105</text:p>
          </table:table-cell>
          <table:table-cell office:value-type="float" office:value="0.0012565122">
            <text:p>0.0012565122</text:p>
          </table:table-cell>
          <table:table-cell table:style-name="Default" office:value-type="float" office:value="0.0016424842">
            <text:p>0.0016424842</text:p>
          </table:table-cell>
          <table:table-cell office:value-type="float" office:value="0.0012357562">
            <text:p>0.0012357562</text:p>
          </table:table-cell>
          <table:table-cell office:value-type="float" office:value="0.0012825162">
            <text:p>0.0012825162</text:p>
          </table:table-cell>
          <table:table-cell table:style-name="Default" office:value-type="float" office:value="0.0012183506">
            <text:p>0.0012183506</text:p>
          </table:table-cell>
          <table:table-cell office:value-type="float" office:value="0.0011983805">
            <text:p>0.0011983805</text:p>
          </table:table-cell>
          <table:table-cell office:value-type="float" office:value="0.0010947763">
            <text:p>0.0010947763</text:p>
          </table:table-cell>
          <table:table-cell office:value-type="float" office:value="0.0011137747">
            <text:p>0.0011137747</text:p>
          </table:table-cell>
          <table:table-cell table:style-name="Default" office:value-type="float" office:value="0.0011107108">
            <text:p>0.0011107108</text:p>
          </table:table-cell>
          <table:table-cell table:style-name="Default" office:value-type="float" office:value="0.0013914575">
            <text:p>0.0013914575</text:p>
          </table:table-cell>
          <table:table-cell table:style-name="Default" office:value-type="float" office:value="0.0011742885">
            <text:p>0.0011742885</text:p>
          </table:table-cell>
          <table:table-cell table:style-name="Default" office:value-type="float" office:value="0.0012523305">
            <text:p>0.0012523305</text:p>
          </table:table-cell>
          <table:table-cell table:style-name="Default" office:value-type="float" office:value="0.001243523">
            <text:p>0.001243523</text:p>
          </table:table-cell>
          <table:table-cell table:style-name="Default" office:value-type="float" office:value="0.0010925814">
            <text:p>0.0010925814</text:p>
          </table:table-cell>
          <table:table-cell table:style-name="Default" office:value-type="float" office:value="0.0010815285">
            <text:p>0.0010815285</text:p>
          </table:table-cell>
          <table:table-cell table:style-name="Default" office:value-type="float" office:value="0.0011935825">
            <text:p>0.0011935825</text:p>
          </table:table-cell>
          <table:table-cell office:value-type="float" office:value="0.0024892758">
            <text:p>0.0024892758</text:p>
          </table:table-cell>
          <table:table-cell office:value-type="float" office:value="0.0013320677">
            <text:p>0.0013320677</text:p>
          </table:table-cell>
          <table:table-cell table:style-name="Default" office:value-type="float" office:value="0.0010430153">
            <text:p>0.0010430153</text:p>
          </table:table-cell>
          <table:table-cell office:value-type="float" office:value="0.000972173">
            <text:p>9.72E-004</text:p>
          </table:table-cell>
          <table:table-cell table:style-name="Default" office:value-type="float" office:value="0.0010149234">
            <text:p>0.0010149234</text:p>
          </table:table-cell>
          <table:table-cell office:value-type="float" office:value="0.0006696354">
            <text:p>6.70E-004</text:p>
          </table:table-cell>
          <table:table-cell office:value-type="float" office:value="0.00060978986">
            <text:p>6.10E-004</text:p>
          </table:table-cell>
          <table:table-cell office:value-type="float" office:value="0.0006068924">
            <text:p>6.07E-004</text:p>
          </table:table-cell>
          <table:table-cell office:value-type="float" office:value="0.000636161">
            <text:p>6.36E-004</text:p>
          </table:table-cell>
          <table:table-cell office:value-type="float" office:value="0.00070373854">
            <text:p>7.04E-004</text:p>
          </table:table-cell>
          <table:table-cell office:value-type="float" office:value="0.00064904394">
            <text:p>6.49E-004</text:p>
          </table:table-cell>
          <table:table-cell office:value-type="float" office:value="0.00060935033">
            <text:p>6.09E-004</text:p>
          </table:table-cell>
          <table:table-cell office:value-type="float" office:value="0.0006261096">
            <text:p>6.26E-004</text:p>
          </table:table-cell>
          <table:table-cell office:value-type="float" office:value="0.0006170079">
            <text:p>6.17E-004</text:p>
          </table:table-cell>
          <table:table-cell office:value-type="float" office:value="0.00059497147">
            <text:p>5.95E-004</text:p>
          </table:table-cell>
          <table:table-cell office:value-type="float" office:value="0.0005849211">
            <text:p>5.85E-004</text:p>
          </table:table-cell>
          <table:table-cell office:value-type="float" office:value="0.000585472">
            <text:p>5.85E-004</text:p>
          </table:table-cell>
          <table:table-cell office:value-type="float" office:value="0.0005980746">
            <text:p>5.98E-004</text:p>
          </table:table-cell>
          <table:table-cell office:value-type="float" office:value="0.0006054432">
            <text:p>6.05E-004</text:p>
          </table:table-cell>
          <table:table-cell office:value-type="float" office:value="0.00059951696">
            <text:p>6.00E-004</text:p>
          </table:table-cell>
          <table:table-cell office:value-type="float" office:value="0.00059781095">
            <text:p>5.98E-004</text:p>
          </table:table-cell>
          <table:table-cell office:value-type="float" office:value="0.0006001175">
            <text:p>6.00E-004</text:p>
          </table:table-cell>
          <table:table-cell office:value-type="float" office:value="0.0006054405">
            <text:p>6.05E-004</text:p>
          </table:table-cell>
          <table:table-cell office:value-type="float" office:value="0.0006093089">
            <text:p>6.09E-004</text:p>
          </table:table-cell>
          <table:table-cell office:value-type="float" office:value="0.0006048197">
            <text:p>6.05E-004</text:p>
          </table:table-cell>
          <table:table-cell office:value-type="float" office:value="0.00060046284">
            <text:p>6.00E-004</text:p>
          </table:table-cell>
          <table:table-cell office:value-type="float" office:value="0.0006387718">
            <text:p>6.39E-004</text:p>
          </table:table-cell>
          <table:table-cell office:value-type="float" office:value="0.0006526818">
            <text:p>6.53E-004</text:p>
          </table:table-cell>
          <table:table-cell office:value-type="float" office:value="0.0006201135">
            <text:p>6.20E-004</text:p>
          </table:table-cell>
          <table:table-cell office:value-type="float" office:value="0.0006102702">
            <text:p>6.10E-004</text:p>
          </table:table-cell>
          <table:table-cell office:value-type="float" office:value="0.0006019686">
            <text:p>6.02E-004</text:p>
          </table:table-cell>
          <table:table-cell office:value-type="float" office:value="0.0006023612">
            <text:p>6.02E-004</text:p>
          </table:table-cell>
          <table:table-cell office:value-type="float" office:value="0.0006040395">
            <text:p>6.04E-004</text:p>
          </table:table-cell>
          <table:table-cell office:value-type="float" office:value="0.0006066335">
            <text:p>6.07E-004</text:p>
          </table:table-cell>
          <table:table-cell office:value-type="float" office:value="0.0006112999">
            <text:p>6.11E-004</text:p>
          </table:table-cell>
          <table:table-cell office:value-type="float" office:value="0.00061954954">
            <text:p>6.20E-004</text:p>
          </table:table-cell>
          <table:table-cell office:value-type="float" office:value="0.00061456324">
            <text:p>6.15E-004</text:p>
          </table:table-cell>
          <table:table-cell office:value-type="float" office:value="0.00061010016">
            <text:p>6.10E-004</text:p>
          </table:table-cell>
          <table:table-cell office:value-type="float" office:value="0.0006100408">
            <text:p>6.10E-004</text:p>
          </table:table-cell>
          <table:table-cell office:value-type="float" office:value="0.00061378686">
            <text:p>6.14E-004</text:p>
          </table:table-cell>
          <table:table-cell office:value-type="float" office:value="0.0006160018">
            <text:p>6.16E-004</text:p>
          </table:table-cell>
          <table:table-cell office:value-type="float" office:value="0.00061672495">
            <text:p>6.17E-004</text:p>
          </table:table-cell>
          <table:table-cell office:value-type="float" office:value="0.0006219573">
            <text:p>6.22E-004</text:p>
          </table:table-cell>
          <table:table-cell office:value-type="float" office:value="0.0006262512">
            <text:p>6.26E-004</text:p>
          </table:table-cell>
          <table:table-cell office:value-type="float" office:value="0.00063046056">
            <text:p>6.30E-004</text:p>
          </table:table-cell>
          <table:table-cell office:value-type="float" office:value="0.0006281838">
            <text:p>6.28E-004</text:p>
          </table:table-cell>
          <table:table-cell office:value-type="float" office:value="0.000624994">
            <text:p>6.25E-004</text:p>
          </table:table-cell>
          <table:table-cell office:value-type="float" office:value="0.00062598">
            <text:p>6.26E-004</text:p>
          </table:table-cell>
          <table:table-cell office:value-type="float" office:value="0.000630288">
            <text:p>6.30E-004</text:p>
          </table:table-cell>
          <table:table-cell office:value-type="float" office:value="0.000631357">
            <text:p>6.31E-004</text:p>
          </table:table-cell>
          <table:table-cell office:value-type="float" office:value="0.0006319544">
            <text:p>6.32E-004</text:p>
          </table:table-cell>
          <table:table-cell office:value-type="float" office:value="0.0006332944">
            <text:p>6.33E-004</text:p>
          </table:table-cell>
          <table:table-cell office:value-type="float" office:value="0.00063584023">
            <text:p>6.36E-004</text:p>
          </table:table-cell>
          <table:table-cell office:value-type="float" office:value="0.0006383777">
            <text:p>6.38E-004</text:p>
          </table:table-cell>
          <table:table-cell office:value-type="float" office:value="0.0006393571">
            <text:p>6.39E-004</text:p>
          </table:table-cell>
          <table:table-cell office:value-type="float" office:value="0.00064106425">
            <text:p>6.41E-004</text:p>
          </table:table-cell>
          <table:table-cell office:value-type="float" office:value="0.0006426178">
            <text:p>6.43E-004</text:p>
          </table:table-cell>
          <table:table-cell office:value-type="float" office:value="0.0006459615">
            <text:p>6.46E-004</text:p>
          </table:table-cell>
          <table:table-cell office:value-type="float" office:value="0.0006476252">
            <text:p>6.48E-004</text:p>
          </table:table-cell>
          <table:table-cell office:value-type="float" office:value="0.0006494066">
            <text:p>6.49E-004</text:p>
          </table:table-cell>
          <table:table-cell office:value-type="float" office:value="0.00065106683">
            <text:p>6.51E-004</text:p>
          </table:table-cell>
          <table:table-cell office:value-type="float" office:value="0.0006538569">
            <text:p>6.54E-004</text:p>
          </table:table-cell>
          <table:table-cell office:value-type="float" office:value="0.00065629074">
            <text:p>6.56E-004</text:p>
          </table:table-cell>
          <table:table-cell office:value-type="float" office:value="0.00065796543">
            <text:p>6.58E-004</text:p>
          </table:table-cell>
          <table:table-cell office:value-type="float" office:value="0.00065969204">
            <text:p>6.60E-004</text:p>
          </table:table-cell>
          <table:table-cell office:value-type="float" office:value="0.0006618403">
            <text:p>6.62E-004</text:p>
          </table:table-cell>
          <table:table-cell office:value-type="float" office:value="0.0006654965">
            <text:p>6.65E-004</text:p>
          </table:table-cell>
          <table:table-cell office:value-type="float" office:value="0.0006670864">
            <text:p>6.67E-004</text:p>
          </table:table-cell>
          <table:table-cell office:value-type="float" office:value="0.0006689263">
            <text:p>6.69E-004</text:p>
          </table:table-cell>
          <table:table-cell office:value-type="float" office:value="0.00067102705">
            <text:p>6.71E-004</text:p>
          </table:table-cell>
          <table:table-cell office:value-type="float" office:value="0.00067503075">
            <text:p>6.75E-004</text:p>
          </table:table-cell>
          <table:table-cell office:value-type="float" office:value="0.0006765086">
            <text:p>6.77E-004</text:p>
          </table:table-cell>
          <table:table-cell office:value-type="float" office:value="0.0006780375">
            <text:p>6.78E-004</text:p>
          </table:table-cell>
          <table:table-cell office:value-type="float" office:value="0.0006803038">
            <text:p>6.80E-004</text:p>
          </table:table-cell>
          <table:table-cell/>
        </table:table-row>
        <table:table-row table:style-name="ro1">
          <table:table-cell office:value-type="string">
            <text:p>/mnt/share/Music/Albums/Ravi Shankar/Chants Of India/13 Svara Mantra.mp3</text:p>
          </table:table-cell>
          <table:table-cell office:value-type="float" office:value="0.01917303">
            <text:p>0.01917303</text:p>
          </table:table-cell>
          <table:table-cell office:value-type="float" office:value="0.081775285">
            <text:p>0.081775285</text:p>
          </table:table-cell>
          <table:table-cell office:value-type="float" office:value="0.036354534">
            <text:p>0.036354534</text:p>
          </table:table-cell>
          <table:table-cell office:value-type="float" office:value="0.05978327">
            <text:p>0.05978327</text:p>
          </table:table-cell>
          <table:table-cell office:value-type="float" office:value="0.056126617">
            <text:p>0.056126617</text:p>
          </table:table-cell>
          <table:table-cell office:value-type="float" office:value="0.047843378">
            <text:p>0.047843378</text:p>
          </table:table-cell>
          <table:table-cell office:value-type="float" office:value="0.036727812">
            <text:p>0.036727812</text:p>
          </table:table-cell>
          <table:table-cell office:value-type="float" office:value="0.024771197">
            <text:p>0.024771197</text:p>
          </table:table-cell>
          <table:table-cell office:value-type="float" office:value="0.03359716">
            <text:p>0.03359716</text:p>
          </table:table-cell>
          <table:table-cell office:value-type="float" office:value="0.014625074">
            <text:p>0.014625074</text:p>
          </table:table-cell>
          <table:table-cell office:value-type="float" office:value="0.041462027">
            <text:p>0.041462027</text:p>
          </table:table-cell>
          <table:table-cell office:value-type="float" office:value="0.021796644">
            <text:p>0.021796644</text:p>
          </table:table-cell>
          <table:table-cell office:value-type="float" office:value="0.028861478">
            <text:p>0.028861478</text:p>
          </table:table-cell>
          <table:table-cell office:value-type="float" office:value="0.030434396">
            <text:p>0.030434396</text:p>
          </table:table-cell>
          <table:table-cell office:value-type="float" office:value="0.010112147">
            <text:p>0.010112147</text:p>
          </table:table-cell>
          <table:table-cell office:value-type="float" office:value="0.017835405">
            <text:p>0.017835405</text:p>
          </table:table-cell>
          <table:table-cell office:value-type="float" office:value="0.011673239">
            <text:p>0.011673239</text:p>
          </table:table-cell>
          <table:table-cell office:value-type="float" office:value="0.027155928">
            <text:p>0.027155928</text:p>
          </table:table-cell>
          <table:table-cell office:value-type="float" office:value="0.008788461">
            <text:p>0.008788461</text:p>
          </table:table-cell>
          <table:table-cell office:value-type="float" office:value="0.009493319">
            <text:p>0.009493319</text:p>
          </table:table-cell>
          <table:table-cell office:value-type="float" office:value="0.018052327">
            <text:p>0.018052327</text:p>
          </table:table-cell>
          <table:table-cell office:value-type="float" office:value="0.00751261">
            <text:p>0.00751261</text:p>
          </table:table-cell>
          <table:table-cell office:value-type="float" office:value="0.014191066">
            <text:p>0.014191066</text:p>
          </table:table-cell>
          <table:table-cell office:value-type="float" office:value="0.015194384">
            <text:p>0.015194384</text:p>
          </table:table-cell>
          <table:table-cell office:value-type="float" office:value="0.006679453">
            <text:p>0.006679453</text:p>
          </table:table-cell>
          <table:table-cell office:value-type="float" office:value="0.015680166">
            <text:p>0.015680166</text:p>
          </table:table-cell>
          <table:table-cell office:value-type="float" office:value="0.008819239">
            <text:p>0.008819239</text:p>
          </table:table-cell>
          <table:table-cell office:value-type="float" office:value="0.0114273755">
            <text:p>0.0114273755</text:p>
          </table:table-cell>
          <table:table-cell office:value-type="float" office:value="0.006690267">
            <text:p>0.006690267</text:p>
          </table:table-cell>
          <table:table-cell office:value-type="float" office:value="0.00862919">
            <text:p>0.00862919</text:p>
          </table:table-cell>
          <table:table-cell office:value-type="float" office:value="0.014892999">
            <text:p>0.014892999</text:p>
          </table:table-cell>
          <table:table-cell office:value-type="float" office:value="0.006803533">
            <text:p>0.006803533</text:p>
          </table:table-cell>
          <table:table-cell office:value-type="float" office:value="0.0040826774">
            <text:p>0.0040826774</text:p>
          </table:table-cell>
          <table:table-cell office:value-type="float" office:value="0.007371304">
            <text:p>0.007371304</text:p>
          </table:table-cell>
          <table:table-cell office:value-type="float" office:value="0.013048321">
            <text:p>0.013048321</text:p>
          </table:table-cell>
          <table:table-cell office:value-type="float" office:value="0.0071997046">
            <text:p>0.0071997046</text:p>
          </table:table-cell>
          <table:table-cell office:value-type="float" office:value="0.0050605144">
            <text:p>0.0050605144</text:p>
          </table:table-cell>
          <table:table-cell office:value-type="float" office:value="0.006669499">
            <text:p>0.006669499</text:p>
          </table:table-cell>
          <table:table-cell office:value-type="float" office:value="0.008538124">
            <text:p>0.008538124</text:p>
          </table:table-cell>
          <table:table-cell office:value-type="float" office:value="0.004764584">
            <text:p>0.004764584</text:p>
          </table:table-cell>
          <table:table-cell office:value-type="float" office:value="0.007480303">
            <text:p>0.007480303</text:p>
          </table:table-cell>
          <table:table-cell office:value-type="float" office:value="0.008090127">
            <text:p>0.008090127</text:p>
          </table:table-cell>
          <table:table-cell office:value-type="float" office:value="0.0054856916">
            <text:p>0.0054856916</text:p>
          </table:table-cell>
          <table:table-cell office:value-type="float" office:value="0.0047566374">
            <text:p>0.0047566374</text:p>
          </table:table-cell>
          <table:table-cell office:value-type="float" office:value="0.0042920155">
            <text:p>0.0042920155</text:p>
          </table:table-cell>
          <table:table-cell office:value-type="float" office:value="0.0057795234">
            <text:p>0.0057795234</text:p>
          </table:table-cell>
          <table:table-cell office:value-type="float" office:value="0.008355617">
            <text:p>0.008355617</text:p>
          </table:table-cell>
          <table:table-cell office:value-type="float" office:value="0.005360234">
            <text:p>0.005360234</text:p>
          </table:table-cell>
          <table:table-cell office:value-type="float" office:value="0.0037317723">
            <text:p>0.0037317723</text:p>
          </table:table-cell>
          <table:table-cell office:value-type="float" office:value="0.0027669994">
            <text:p>0.0027669994</text:p>
          </table:table-cell>
          <table:table-cell office:value-type="float" office:value="0.00348723">
            <text:p>0.00348723</text:p>
          </table:table-cell>
          <table:table-cell office:value-type="float" office:value="0.0054294597">
            <text:p>0.0054294597</text:p>
          </table:table-cell>
          <table:table-cell office:value-type="float" office:value="0.003159102">
            <text:p>0.003159102</text:p>
          </table:table-cell>
          <table:table-cell office:value-type="float" office:value="0.0038572475">
            <text:p>0.0038572475</text:p>
          </table:table-cell>
          <table:table-cell office:value-type="float" office:value="0.0036818779">
            <text:p>0.0036818779</text:p>
          </table:table-cell>
          <table:table-cell office:value-type="float" office:value="0.003030793">
            <text:p>0.003030793</text:p>
          </table:table-cell>
          <table:table-cell office:value-type="float" office:value="0.0028632006">
            <text:p>0.0028632006</text:p>
          </table:table-cell>
          <table:table-cell office:value-type="float" office:value="0.0028919373">
            <text:p>0.0028919373</text:p>
          </table:table-cell>
          <table:table-cell office:value-type="float" office:value="0.0027019824">
            <text:p>0.0027019824</text:p>
          </table:table-cell>
          <table:table-cell office:value-type="float" office:value="0.002811399">
            <text:p>0.002811399</text:p>
          </table:table-cell>
          <table:table-cell office:value-type="float" office:value="0.0030649807">
            <text:p>0.0030649807</text:p>
          </table:table-cell>
          <table:table-cell office:value-type="float" office:value="0.003609471">
            <text:p>0.003609471</text:p>
          </table:table-cell>
          <table:table-cell office:value-type="float" office:value="0.002366374">
            <text:p>0.002366374</text:p>
          </table:table-cell>
          <table:table-cell office:value-type="float" office:value="0.0020567721">
            <text:p>0.0020567721</text:p>
          </table:table-cell>
          <table:table-cell office:value-type="float" office:value="0.0023957458">
            <text:p>0.0023957458</text:p>
          </table:table-cell>
          <table:table-cell office:value-type="float" office:value="0.0019670972">
            <text:p>0.0019670972</text:p>
          </table:table-cell>
          <table:table-cell office:value-type="float" office:value="0.0025156555">
            <text:p>0.0025156555</text:p>
          </table:table-cell>
          <table:table-cell office:value-type="float" office:value="0.002436247">
            <text:p>0.002436247</text:p>
          </table:table-cell>
          <table:table-cell office:value-type="float" office:value="0.0032796205">
            <text:p>0.0032796205</text:p>
          </table:table-cell>
          <table:table-cell office:value-type="float" office:value="0.0028471036">
            <text:p>0.0028471036</text:p>
          </table:table-cell>
          <table:table-cell office:value-type="float" office:value="0.001774264">
            <text:p>0.001774264</text:p>
          </table:table-cell>
          <table:table-cell office:value-type="float" office:value="0.0022577017">
            <text:p>0.0022577017</text:p>
          </table:table-cell>
          <table:table-cell office:value-type="float" office:value="0.0021982538">
            <text:p>0.0021982538</text:p>
          </table:table-cell>
          <table:table-cell office:value-type="float" office:value="0.0019003117">
            <text:p>0.0019003117</text:p>
          </table:table-cell>
          <table:table-cell office:value-type="float" office:value="0.0019028025">
            <text:p>0.0019028025</text:p>
          </table:table-cell>
          <table:table-cell office:value-type="float" office:value="0.0018543949">
            <text:p>0.0018543949</text:p>
          </table:table-cell>
          <table:table-cell office:value-type="float" office:value="0.0023044425">
            <text:p>0.0023044425</text:p>
          </table:table-cell>
          <table:table-cell office:value-type="float" office:value="0.0022601516">
            <text:p>0.0022601516</text:p>
          </table:table-cell>
          <table:table-cell office:value-type="float" office:value="0.0018742086">
            <text:p>0.0018742086</text:p>
          </table:table-cell>
          <table:table-cell office:value-type="float" office:value="0.0016123435">
            <text:p>0.0016123435</text:p>
          </table:table-cell>
          <table:table-cell office:value-type="float" office:value="0.0017488571">
            <text:p>0.0017488571</text:p>
          </table:table-cell>
          <table:table-cell office:value-type="float" office:value="0.0019618631">
            <text:p>0.0019618631</text:p>
          </table:table-cell>
          <table:table-cell office:value-type="float" office:value="0.0017473089">
            <text:p>0.0017473089</text:p>
          </table:table-cell>
          <table:table-cell office:value-type="float" office:value="0.0018735318">
            <text:p>0.0018735318</text:p>
          </table:table-cell>
          <table:table-cell office:value-type="float" office:value="0.0017567145">
            <text:p>0.0017567145</text:p>
          </table:table-cell>
          <table:table-cell office:value-type="float" office:value="0.0021560048">
            <text:p>0.0021560048</text:p>
          </table:table-cell>
          <table:table-cell office:value-type="float" office:value="0.002301681">
            <text:p>0.002301681</text:p>
          </table:table-cell>
          <table:table-cell office:value-type="float" office:value="0.0015399909">
            <text:p>0.0015399909</text:p>
          </table:table-cell>
          <table:table-cell office:value-type="float" office:value="0.0013839715">
            <text:p>0.0013839715</text:p>
          </table:table-cell>
          <table:table-cell office:value-type="float" office:value="0.0013724675">
            <text:p>0.0013724675</text:p>
          </table:table-cell>
          <table:table-cell office:value-type="float" office:value="0.0013810765">
            <text:p>0.0013810765</text:p>
          </table:table-cell>
          <table:table-cell office:value-type="float" office:value="0.0016004163">
            <text:p>0.0016004163</text:p>
          </table:table-cell>
          <table:table-cell office:value-type="float" office:value="0.0016654802">
            <text:p>0.0016654802</text:p>
          </table:table-cell>
          <table:table-cell office:value-type="float" office:value="0.0016068284">
            <text:p>0.0016068284</text:p>
          </table:table-cell>
          <table:table-cell office:value-type="float" office:value="0.0017561711">
            <text:p>0.0017561711</text:p>
          </table:table-cell>
          <table:table-cell office:value-type="float" office:value="0.0018989024">
            <text:p>0.0018989024</text:p>
          </table:table-cell>
          <table:table-cell office:value-type="float" office:value="0.0013593598">
            <text:p>0.0013593598</text:p>
          </table:table-cell>
          <table:table-cell office:value-type="float" office:value="0.0014454627">
            <text:p>0.0014454627</text:p>
          </table:table-cell>
          <table:table-cell office:value-type="float" office:value="0.0014543951">
            <text:p>0.0014543951</text:p>
          </table:table-cell>
          <table:table-cell office:value-type="float" office:value="0.0012503684">
            <text:p>0.0012503684</text:p>
          </table:table-cell>
          <table:table-cell office:value-type="float" office:value="0.0012162696">
            <text:p>0.0012162696</text:p>
          </table:table-cell>
          <table:table-cell office:value-type="float" office:value="0.0014788783">
            <text:p>0.0014788783</text:p>
          </table:table-cell>
          <table:table-cell office:value-type="float" office:value="0.001713733">
            <text:p>0.001713733</text:p>
          </table:table-cell>
          <table:table-cell office:value-type="float" office:value="0.0016549359">
            <text:p>0.0016549359</text:p>
          </table:table-cell>
          <table:table-cell office:value-type="float" office:value="0.0015605207">
            <text:p>0.0015605207</text:p>
          </table:table-cell>
          <table:table-cell office:value-type="float" office:value="0.001417031">
            <text:p>0.001417031</text:p>
          </table:table-cell>
          <table:table-cell office:value-type="float" office:value="0.001294701">
            <text:p>0.001294701</text:p>
          </table:table-cell>
          <table:table-cell office:value-type="float" office:value="0.0013533738">
            <text:p>0.0013533738</text:p>
          </table:table-cell>
          <table:table-cell office:value-type="float" office:value="0.0013311682">
            <text:p>0.0013311682</text:p>
          </table:table-cell>
          <table:table-cell office:value-type="float" office:value="0.0014030354">
            <text:p>0.0014030354</text:p>
          </table:table-cell>
          <table:table-cell office:value-type="float" office:value="0.0014870693">
            <text:p>0.0014870693</text:p>
          </table:table-cell>
          <table:table-cell office:value-type="float" office:value="0.0013319539">
            <text:p>0.0013319539</text:p>
          </table:table-cell>
          <table:table-cell office:value-type="float" office:value="0.0015311118">
            <text:p>0.0015311118</text:p>
          </table:table-cell>
          <table:table-cell office:value-type="float" office:value="0.0016543912">
            <text:p>0.0016543912</text:p>
          </table:table-cell>
          <table:table-cell office:value-type="float" office:value="0.0013604985">
            <text:p>0.0013604985</text:p>
          </table:table-cell>
          <table:table-cell office:value-type="float" office:value="0.0012790863">
            <text:p>0.0012790863</text:p>
          </table:table-cell>
          <table:table-cell office:value-type="float" office:value="0.0012345936">
            <text:p>0.0012345936</text:p>
          </table:table-cell>
          <table:table-cell office:value-type="float" office:value="0.0012158114">
            <text:p>0.0012158114</text:p>
          </table:table-cell>
          <table:table-cell office:value-type="float" office:value="0.001357823">
            <text:p>0.001357823</text:p>
          </table:table-cell>
          <table:table-cell office:value-type="float" office:value="0.0012307849">
            <text:p>0.0012307849</text:p>
          </table:table-cell>
          <table:table-cell office:value-type="float" office:value="0.001276248">
            <text:p>0.001276248</text:p>
          </table:table-cell>
          <table:table-cell office:value-type="float" office:value="0.0012582373">
            <text:p>0.0012582373</text:p>
          </table:table-cell>
          <table:table-cell office:value-type="float" office:value="0.0013889422">
            <text:p>0.0013889422</text:p>
          </table:table-cell>
          <table:table-cell office:value-type="float" office:value="0.0012923549">
            <text:p>0.0012923549</text:p>
          </table:table-cell>
          <table:table-cell office:value-type="float" office:value="0.0012129969">
            <text:p>0.0012129969</text:p>
          </table:table-cell>
          <table:table-cell office:value-type="float" office:value="0.0011836506">
            <text:p>0.0011836506</text:p>
          </table:table-cell>
          <table:table-cell office:value-type="float" office:value="0.0012067772">
            <text:p>0.0012067772</text:p>
          </table:table-cell>
          <table:table-cell office:value-type="float" office:value="0.0012343134">
            <text:p>0.0012343134</text:p>
          </table:table-cell>
          <table:table-cell office:value-type="float" office:value="0.001278785">
            <text:p>0.001278785</text:p>
          </table:table-cell>
          <table:table-cell office:value-type="float" office:value="0.001210212">
            <text:p>0.001210212</text:p>
          </table:table-cell>
          <table:table-cell office:value-type="float" office:value="0.0011964297">
            <text:p>0.0011964297</text:p>
          </table:table-cell>
          <table:table-cell office:value-type="float" office:value="0.0011826599">
            <text:p>0.0011826599</text:p>
          </table:table-cell>
          <table:table-cell office:value-type="float" office:value="0.0011626689">
            <text:p>0.0011626689</text:p>
          </table:table-cell>
          <table:table-cell office:value-type="float" office:value="0.0011287318">
            <text:p>0.0011287318</text:p>
          </table:table-cell>
          <table:table-cell office:value-type="float" office:value="0.0011294134">
            <text:p>0.0011294134</text:p>
          </table:table-cell>
          <table:table-cell office:value-type="float" office:value="0.0011472865">
            <text:p>0.0011472865</text:p>
          </table:table-cell>
          <table:table-cell office:value-type="float" office:value="0.0011395465">
            <text:p>0.0011395465</text:p>
          </table:table-cell>
          <table:table-cell office:value-type="float" office:value="0.0011283098">
            <text:p>0.0011283098</text:p>
          </table:table-cell>
          <table:table-cell office:value-type="float" office:value="0.0011065549">
            <text:p>0.0011065549</text:p>
          </table:table-cell>
          <table:table-cell office:value-type="float" office:value="0.0011375936">
            <text:p>0.0011375936</text:p>
          </table:table-cell>
          <table:table-cell office:value-type="float" office:value="0.0011270263">
            <text:p>0.0011270263</text:p>
          </table:table-cell>
          <table:table-cell office:value-type="float" office:value="0.0010848567">
            <text:p>0.0010848567</text:p>
          </table:table-cell>
          <table:table-cell office:value-type="float" office:value="0.0010917344">
            <text:p>0.0010917344</text:p>
          </table:table-cell>
          <table:table-cell office:value-type="float" office:value="0.0012693281">
            <text:p>0.0012693281</text:p>
          </table:table-cell>
          <table:table-cell office:value-type="float" office:value="0.0011143683">
            <text:p>0.0011143683</text:p>
          </table:table-cell>
          <table:table-cell office:value-type="float" office:value="0.0011159141">
            <text:p>0.0011159141</text:p>
          </table:table-cell>
          <table:table-cell office:value-type="float" office:value="0.0011049364">
            <text:p>0.0011049364</text:p>
          </table:table-cell>
          <table:table-cell office:value-type="float" office:value="0.001021166">
            <text:p>0.001021166</text:p>
          </table:table-cell>
          <table:table-cell office:value-type="float" office:value="0.0011774602">
            <text:p>0.0011774602</text:p>
          </table:table-cell>
          <table:table-cell office:value-type="float" office:value="0.0011615366">
            <text:p>0.0011615366</text:p>
          </table:table-cell>
          <table:table-cell office:value-type="float" office:value="0.0011358039">
            <text:p>0.0011358039</text:p>
          </table:table-cell>
          <table:table-cell office:value-type="float" office:value="0.001278748">
            <text:p>0.001278748</text:p>
          </table:table-cell>
          <table:table-cell office:value-type="float" office:value="0.0010427689">
            <text:p>0.0010427689</text:p>
          </table:table-cell>
          <table:table-cell office:value-type="float" office:value="0.0011849302">
            <text:p>0.0011849302</text:p>
          </table:table-cell>
          <table:table-cell office:value-type="float" office:value="0.0010559758">
            <text:p>0.0010559758</text:p>
          </table:table-cell>
          <table:table-cell office:value-type="float" office:value="0.0010123799">
            <text:p>0.0010123799</text:p>
          </table:table-cell>
          <table:table-cell office:value-type="float" office:value="0.0010736644">
            <text:p>0.0010736644</text:p>
          </table:table-cell>
          <table:table-cell table:style-name="ce1" office:value-type="float" office:value="0.0009817198">
            <text:p>9.82E-004</text:p>
          </table:table-cell>
          <table:table-cell office:value-type="float" office:value="0.001023148">
            <text:p>0.001023148</text:p>
          </table:table-cell>
          <table:table-cell office:value-type="float" office:value="0.0010300651">
            <text:p>0.0010300651</text:p>
          </table:table-cell>
          <table:table-cell office:value-type="float" office:value="0.0010196996">
            <text:p>0.0010196996</text:p>
          </table:table-cell>
          <table:table-cell table:style-name="ce1" office:value-type="float" office:value="0.0009674499">
            <text:p>9.67E-004</text:p>
          </table:table-cell>
          <table:table-cell table:style-name="ce1" office:value-type="float" office:value="0.00094269455">
            <text:p>9.43E-004</text:p>
          </table:table-cell>
          <table:table-cell table:style-name="ce1" office:value-type="float" office:value="0.0009523929">
            <text:p>9.52E-004</text:p>
          </table:table-cell>
          <table:table-cell table:style-name="ce1" office:value-type="float" office:value="0.0009426194">
            <text:p>9.43E-004</text:p>
          </table:table-cell>
          <table:table-cell table:style-name="ce1" office:value-type="float" office:value="0.0008735171">
            <text:p>8.74E-004</text:p>
          </table:table-cell>
          <table:table-cell office:value-type="float" office:value="0.0008960462">
            <text:p>8.96E-004</text:p>
          </table:table-cell>
          <table:table-cell table:style-name="ce1" office:value-type="float" office:value="0.0009400788">
            <text:p>9.40E-004</text:p>
          </table:table-cell>
          <table:table-cell office:value-type="float" office:value="0.0010338243">
            <text:p>0.0010338243</text:p>
          </table:table-cell>
          <table:table-cell office:value-type="float" office:value="0.0009950476">
            <text:p>9.95E-004</text:p>
          </table:table-cell>
          <table:table-cell table:style-name="ce1" office:value-type="float" office:value="0.0009077388">
            <text:p>9.08E-004</text:p>
          </table:table-cell>
          <table:table-cell table:style-name="ce1" office:value-type="float" office:value="0.0009192128">
            <text:p>9.19E-004</text:p>
          </table:table-cell>
          <table:table-cell table:style-name="ce1" office:value-type="float" office:value="0.00092531677">
            <text:p>9.25E-004</text:p>
          </table:table-cell>
          <table:table-cell office:value-type="float" office:value="0.0008931524">
            <text:p>8.93E-004</text:p>
          </table:table-cell>
          <table:table-cell office:value-type="float" office:value="0.00088712195">
            <text:p>8.87E-004</text:p>
          </table:table-cell>
          <table:table-cell office:value-type="float" office:value="0.0009032904">
            <text:p>9.03E-004</text:p>
          </table:table-cell>
          <table:table-cell office:value-type="float" office:value="0.000889714">
            <text:p>8.90E-004</text:p>
          </table:table-cell>
          <table:table-cell office:value-type="float" office:value="0.00093549193">
            <text:p>9.35E-004</text:p>
          </table:table-cell>
          <table:table-cell office:value-type="float" office:value="0.0009531692">
            <text:p>9.53E-004</text:p>
          </table:table-cell>
          <table:table-cell office:value-type="float" office:value="0.00087115704">
            <text:p>8.71E-004</text:p>
          </table:table-cell>
          <table:table-cell office:value-type="float" office:value="0.0008803067">
            <text:p>8.80E-004</text:p>
          </table:table-cell>
          <table:table-cell office:value-type="float" office:value="0.0011888203">
            <text:p>0.0011888203</text:p>
          </table:table-cell>
          <table:table-cell table:style-name="ce1" office:value-type="float" office:value="0.00089264585">
            <text:p>8.93E-004</text:p>
          </table:table-cell>
          <table:table-cell office:value-type="float" office:value="0.00089667575">
            <text:p>8.97E-004</text:p>
          </table:table-cell>
          <table:table-cell office:value-type="float" office:value="0.00086506025">
            <text:p>8.65E-004</text:p>
          </table:table-cell>
          <table:table-cell office:value-type="float" office:value="0.0008314127">
            <text:p>8.31E-004</text:p>
          </table:table-cell>
          <table:table-cell office:value-type="float" office:value="0.00073331286">
            <text:p>7.33E-004</text:p>
          </table:table-cell>
          <table:table-cell office:value-type="float" office:value="0.0007204704">
            <text:p>7.20E-004</text:p>
          </table:table-cell>
          <table:table-cell office:value-type="float" office:value="0.0006846441">
            <text:p>6.85E-004</text:p>
          </table:table-cell>
          <table:table-cell office:value-type="float" office:value="0.0006908525">
            <text:p>6.91E-004</text:p>
          </table:table-cell>
          <table:table-cell office:value-type="float" office:value="0.0006821853">
            <text:p>6.82E-004</text:p>
          </table:table-cell>
          <table:table-cell office:value-type="float" office:value="0.00069395686">
            <text:p>6.94E-004</text:p>
          </table:table-cell>
          <table:table-cell office:value-type="float" office:value="0.00067132514">
            <text:p>6.71E-004</text:p>
          </table:table-cell>
          <table:table-cell office:value-type="float" office:value="0.00066301017">
            <text:p>6.63E-004</text:p>
          </table:table-cell>
          <table:table-cell office:value-type="float" office:value="0.00067392946">
            <text:p>6.74E-004</text:p>
          </table:table-cell>
          <table:table-cell office:value-type="float" office:value="0.000683628">
            <text:p>6.84E-004</text:p>
          </table:table-cell>
          <table:table-cell office:value-type="float" office:value="0.00067992246">
            <text:p>6.80E-004</text:p>
          </table:table-cell>
          <table:table-cell office:value-type="float" office:value="0.0006730243">
            <text:p>6.73E-004</text:p>
          </table:table-cell>
          <table:table-cell office:value-type="float" office:value="0.0006962612">
            <text:p>6.96E-004</text:p>
          </table:table-cell>
          <table:table-cell office:value-type="float" office:value="0.000682896">
            <text:p>6.83E-004</text:p>
          </table:table-cell>
          <table:table-cell office:value-type="float" office:value="0.0006688711">
            <text:p>6.69E-004</text:p>
          </table:table-cell>
          <table:table-cell office:value-type="float" office:value="0.00066320895">
            <text:p>6.63E-004</text:p>
          </table:table-cell>
          <table:table-cell office:value-type="float" office:value="0.00066069723">
            <text:p>6.61E-004</text:p>
          </table:table-cell>
          <table:table-cell office:value-type="float" office:value="0.0006603519">
            <text:p>6.60E-004</text:p>
          </table:table-cell>
          <table:table-cell office:value-type="float" office:value="0.0006553609">
            <text:p>6.55E-004</text:p>
          </table:table-cell>
          <table:table-cell office:value-type="float" office:value="0.00064785994">
            <text:p>6.48E-004</text:p>
          </table:table-cell>
          <table:table-cell office:value-type="float" office:value="0.0006502701">
            <text:p>6.50E-004</text:p>
          </table:table-cell>
          <table:table-cell office:value-type="float" office:value="0.00064469205">
            <text:p>6.45E-004</text:p>
          </table:table-cell>
          <table:table-cell office:value-type="float" office:value="0.0006376063">
            <text:p>6.38E-004</text:p>
          </table:table-cell>
          <table:table-cell office:value-type="float" office:value="0.0006260286">
            <text:p>6.26E-004</text:p>
          </table:table-cell>
          <table:table-cell office:value-type="float" office:value="0.00062271906">
            <text:p>6.23E-004</text:p>
          </table:table-cell>
          <table:table-cell office:value-type="float" office:value="0.00062057015">
            <text:p>6.21E-004</text:p>
          </table:table-cell>
          <table:table-cell office:value-type="float" office:value="0.000619899">
            <text:p>6.20E-004</text:p>
          </table:table-cell>
          <table:table-cell office:value-type="float" office:value="0.0006229274">
            <text:p>6.23E-004</text:p>
          </table:table-cell>
          <table:table-cell office:value-type="float" office:value="0.00062623393">
            <text:p>6.26E-004</text:p>
          </table:table-cell>
          <table:table-cell office:value-type="float" office:value="0.00060941686">
            <text:p>6.09E-004</text:p>
          </table:table-cell>
          <table:table-cell office:value-type="float" office:value="0.00059191795">
            <text:p>5.92E-004</text:p>
          </table:table-cell>
          <table:table-cell office:value-type="float" office:value="0.0005784932">
            <text:p>5.78E-004</text:p>
          </table:table-cell>
          <table:table-cell office:value-type="float" office:value="0.0005743255">
            <text:p>5.74E-004</text:p>
          </table:table-cell>
          <table:table-cell office:value-type="float" office:value="0.00057488953">
            <text:p>5.75E-004</text:p>
          </table:table-cell>
          <table:table-cell office:value-type="float" office:value="0.0005774882">
            <text:p>5.77E-004</text:p>
          </table:table-cell>
          <table:table-cell office:value-type="float" office:value="0.0005789994">
            <text:p>5.79E-004</text:p>
          </table:table-cell>
          <table:table-cell office:value-type="float" office:value="0.0005800073">
            <text:p>5.80E-004</text:p>
          </table:table-cell>
          <table:table-cell office:value-type="float" office:value="0.0005814187">
            <text:p>5.81E-004</text:p>
          </table:table-cell>
          <table:table-cell office:value-type="float" office:value="0.00058292196">
            <text:p>5.83E-004</text:p>
          </table:table-cell>
          <table:table-cell office:value-type="float" office:value="0.00058564194">
            <text:p>5.86E-004</text:p>
          </table:table-cell>
          <table:table-cell office:value-type="float" office:value="0.00058692397">
            <text:p>5.87E-004</text:p>
          </table:table-cell>
          <table:table-cell office:value-type="float" office:value="0.00058810157">
            <text:p>5.88E-004</text:p>
          </table:table-cell>
          <table:table-cell office:value-type="float" office:value="0.0005894974">
            <text:p>5.89E-004</text:p>
          </table:table-cell>
          <table:table-cell office:value-type="float" office:value="0.00059260736">
            <text:p>5.93E-004</text:p>
          </table:table-cell>
          <table:table-cell office:value-type="float" office:value="0.000593718">
            <text:p>5.94E-004</text:p>
          </table:table-cell>
          <table:table-cell office:value-type="float" office:value="0.0005948739">
            <text:p>5.95E-004</text:p>
          </table:table-cell>
          <table:table-cell office:value-type="float" office:value="0.00059637363">
            <text:p>5.96E-004</text:p>
          </table:table-cell>
          <table:table-cell office:value-type="float" office:value="0.0005986844">
            <text:p>5.99E-004</text:p>
          </table:table-cell>
          <table:table-cell office:value-type="float" office:value="0.00060076546">
            <text:p>6.01E-004</text:p>
          </table:table-cell>
          <table:table-cell office:value-type="float" office:value="0.0006022661">
            <text:p>6.02E-004</text:p>
          </table:table-cell>
          <table:table-cell office:value-type="float" office:value="0.0006034953">
            <text:p>6.03E-004</text:p>
          </table:table-cell>
          <table:table-cell office:value-type="float" office:value="0.0006052103">
            <text:p>6.05E-004</text:p>
          </table:table-cell>
          <table:table-cell office:value-type="float" office:value="0.0006086398">
            <text:p>6.09E-004</text:p>
          </table:table-cell>
          <table:table-cell office:value-type="float" office:value="0.0006098535">
            <text:p>6.10E-004</text:p>
          </table:table-cell>
          <table:table-cell office:value-type="float" office:value="0.00061151903">
            <text:p>6.12E-004</text:p>
          </table:table-cell>
          <table:table-cell office:value-type="float" office:value="0.000613368">
            <text:p>6.13E-004</text:p>
          </table:table-cell>
          <table:table-cell office:value-type="float" office:value="0.0006157694">
            <text:p>6.16E-004</text:p>
          </table:table-cell>
          <table:table-cell office:value-type="float" office:value="0.0006183166">
            <text:p>6.18E-004</text:p>
          </table:table-cell>
          <table:table-cell office:value-type="float" office:value="0.0006199736">
            <text:p>6.20E-004</text:p>
          </table:table-cell>
          <table:table-cell office:value-type="float" office:value="0.00062149187">
            <text:p>6.21E-004</text:p>
          </table:table-cell>
          <table:table-cell office:value-type="float" office:value="0.00062348705">
            <text:p>6.23E-004</text:p>
          </table:table-cell>
          <table:table-cell office:value-type="float" office:value="0.00062719133">
            <text:p>6.27E-004</text:p>
          </table:table-cell>
          <table:table-cell office:value-type="float" office:value="0.00062835426">
            <text:p>6.28E-004</text:p>
          </table:table-cell>
          <table:table-cell office:value-type="float" office:value="0.00063019485">
            <text:p>6.30E-004</text:p>
          </table:table-cell>
          <table:table-cell office:value-type="float" office:value="0.0006320041">
            <text:p>6.32E-004</text:p>
          </table:table-cell>
          <table:table-cell office:value-type="float" office:value="0.000635465">
            <text:p>6.35E-004</text:p>
          </table:table-cell>
          <table:table-cell office:value-type="float" office:value="0.0006372694">
            <text:p>6.37E-004</text:p>
          </table:table-cell>
          <table:table-cell office:value-type="float" office:value="0.0006388832">
            <text:p>6.39E-004</text:p>
          </table:table-cell>
          <table:table-cell office:value-type="float" office:value="0.0006405186">
            <text:p>6.41E-004</text:p>
          </table:table-cell>
          <table:table-cell/>
        </table:table-row>
        <table:table-row table:style-name="ro1">
          <table:table-cell office:value-type="string">
            <text:p>/mnt/share/Music/Albums/Ravi Shankar/Chants Of India/05 Sahanaa Vavatu.mp3</text:p>
          </table:table-cell>
          <table:table-cell office:value-type="float" office:value="0.021024695">
            <text:p>0.021024695</text:p>
          </table:table-cell>
          <table:table-cell office:value-type="float" office:value="0.044569254">
            <text:p>0.044569254</text:p>
          </table:table-cell>
          <table:table-cell office:value-type="float" office:value="0.06786888">
            <text:p>0.06786888</text:p>
          </table:table-cell>
          <table:table-cell office:value-type="float" office:value="0.13018902">
            <text:p>0.13018902</text:p>
          </table:table-cell>
          <table:table-cell office:value-type="float" office:value="0.0363918">
            <text:p>0.0363918</text:p>
          </table:table-cell>
          <table:table-cell office:value-type="float" office:value="0.049949512">
            <text:p>0.049949512</text:p>
          </table:table-cell>
          <table:table-cell office:value-type="float" office:value="0.04088264">
            <text:p>0.04088264</text:p>
          </table:table-cell>
          <table:table-cell office:value-type="float" office:value="0.028534956">
            <text:p>0.028534956</text:p>
          </table:table-cell>
          <table:table-cell office:value-type="float" office:value="0.03358456">
            <text:p>0.03358456</text:p>
          </table:table-cell>
          <table:table-cell office:value-type="float" office:value="0.016662786">
            <text:p>0.016662786</text:p>
          </table:table-cell>
          <table:table-cell office:value-type="float" office:value="0.024827009">
            <text:p>0.024827009</text:p>
          </table:table-cell>
          <table:table-cell office:value-type="float" office:value="0.019292941">
            <text:p>0.019292941</text:p>
          </table:table-cell>
          <table:table-cell office:value-type="float" office:value="0.02248666">
            <text:p>0.02248666</text:p>
          </table:table-cell>
          <table:table-cell office:value-type="float" office:value="0.023106908">
            <text:p>0.023106908</text:p>
          </table:table-cell>
          <table:table-cell office:value-type="float" office:value="0.01458429">
            <text:p>0.01458429</text:p>
          </table:table-cell>
          <table:table-cell office:value-type="float" office:value="0.019718887">
            <text:p>0.019718887</text:p>
          </table:table-cell>
          <table:table-cell office:value-type="float" office:value="0.013972833">
            <text:p>0.013972833</text:p>
          </table:table-cell>
          <table:table-cell office:value-type="float" office:value="0.024089336">
            <text:p>0.024089336</text:p>
          </table:table-cell>
          <table:table-cell office:value-type="float" office:value="0.01791111">
            <text:p>0.01791111</text:p>
          </table:table-cell>
          <table:table-cell office:value-type="float" office:value="0.0077166897">
            <text:p>0.0077166897</text:p>
          </table:table-cell>
          <table:table-cell office:value-type="float" office:value="0.02487687">
            <text:p>0.02487687</text:p>
          </table:table-cell>
          <table:table-cell office:value-type="float" office:value="0.0070419926">
            <text:p>0.0070419926</text:p>
          </table:table-cell>
          <table:table-cell office:value-type="float" office:value="0.0096923625">
            <text:p>0.0096923625</text:p>
          </table:table-cell>
          <table:table-cell office:value-type="float" office:value="0.0115150595">
            <text:p>0.0115150595</text:p>
          </table:table-cell>
          <table:table-cell office:value-type="float" office:value="0.0067048357">
            <text:p>0.0067048357</text:p>
          </table:table-cell>
          <table:table-cell office:value-type="float" office:value="0.008093807">
            <text:p>0.008093807</text:p>
          </table:table-cell>
          <table:table-cell office:value-type="float" office:value="0.0051977327">
            <text:p>0.0051977327</text:p>
          </table:table-cell>
          <table:table-cell office:value-type="float" office:value="0.0116406875">
            <text:p>0.0116406875</text:p>
          </table:table-cell>
          <table:table-cell office:value-type="float" office:value="0.0056718914">
            <text:p>0.0056718914</text:p>
          </table:table-cell>
          <table:table-cell office:value-type="float" office:value="0.005874652">
            <text:p>0.005874652</text:p>
          </table:table-cell>
          <table:table-cell office:value-type="float" office:value="0.009516497">
            <text:p>0.009516497</text:p>
          </table:table-cell>
          <table:table-cell office:value-type="float" office:value="0.004176983">
            <text:p>0.004176983</text:p>
          </table:table-cell>
          <table:table-cell office:value-type="float" office:value="0.0049564876">
            <text:p>0.0049564876</text:p>
          </table:table-cell>
          <table:table-cell office:value-type="float" office:value="0.0068064393">
            <text:p>0.0068064393</text:p>
          </table:table-cell>
          <table:table-cell office:value-type="float" office:value="0.0078597255">
            <text:p>0.0078597255</text:p>
          </table:table-cell>
          <table:table-cell office:value-type="float" office:value="0.0074518137">
            <text:p>0.0074518137</text:p>
          </table:table-cell>
          <table:table-cell office:value-type="float" office:value="0.0066911927">
            <text:p>0.0066911927</text:p>
          </table:table-cell>
          <table:table-cell office:value-type="float" office:value="0.0070241382">
            <text:p>0.0070241382</text:p>
          </table:table-cell>
          <table:table-cell office:value-type="float" office:value="0.0061850785">
            <text:p>0.0061850785</text:p>
          </table:table-cell>
          <table:table-cell office:value-type="float" office:value="0.0056117265">
            <text:p>0.0056117265</text:p>
          </table:table-cell>
          <table:table-cell office:value-type="float" office:value="0.008336108">
            <text:p>0.008336108</text:p>
          </table:table-cell>
          <table:table-cell office:value-type="float" office:value="0.008568891">
            <text:p>0.008568891</text:p>
          </table:table-cell>
          <table:table-cell office:value-type="float" office:value="0.0055229245">
            <text:p>0.0055229245</text:p>
          </table:table-cell>
          <table:table-cell office:value-type="float" office:value="0.0076130154">
            <text:p>0.0076130154</text:p>
          </table:table-cell>
          <table:table-cell office:value-type="float" office:value="0.0059507014">
            <text:p>0.0059507014</text:p>
          </table:table-cell>
          <table:table-cell office:value-type="float" office:value="0.0048983707">
            <text:p>0.0048983707</text:p>
          </table:table-cell>
          <table:table-cell office:value-type="float" office:value="0.0070977043">
            <text:p>0.0070977043</text:p>
          </table:table-cell>
          <table:table-cell office:value-type="float" office:value="0.00565574">
            <text:p>0.00565574</text:p>
          </table:table-cell>
          <table:table-cell office:value-type="float" office:value="0.00568273">
            <text:p>0.00568273</text:p>
          </table:table-cell>
          <table:table-cell office:value-type="float" office:value="0.002548396">
            <text:p>0.002548396</text:p>
          </table:table-cell>
          <table:table-cell office:value-type="float" office:value="0.0026265203">
            <text:p>0.0026265203</text:p>
          </table:table-cell>
          <table:table-cell office:value-type="float" office:value="0.004844722">
            <text:p>0.004844722</text:p>
          </table:table-cell>
          <table:table-cell office:value-type="float" office:value="0.0020600657">
            <text:p>0.0020600657</text:p>
          </table:table-cell>
          <table:table-cell office:value-type="float" office:value="0.00385727">
            <text:p>0.00385727</text:p>
          </table:table-cell>
          <table:table-cell office:value-type="float" office:value="0.0019303679">
            <text:p>0.0019303679</text:p>
          </table:table-cell>
          <table:table-cell office:value-type="float" office:value="0.002156973">
            <text:p>0.002156973</text:p>
          </table:table-cell>
          <table:table-cell office:value-type="float" office:value="0.002406009">
            <text:p>0.002406009</text:p>
          </table:table-cell>
          <table:table-cell office:value-type="float" office:value="0.0016229597">
            <text:p>0.0016229597</text:p>
          </table:table-cell>
          <table:table-cell office:value-type="float" office:value="0.0030537047">
            <text:p>0.0030537047</text:p>
          </table:table-cell>
          <table:table-cell office:value-type="float" office:value="0.0020392206">
            <text:p>0.0020392206</text:p>
          </table:table-cell>
          <table:table-cell office:value-type="float" office:value="0.0017538649">
            <text:p>0.0017538649</text:p>
          </table:table-cell>
          <table:table-cell office:value-type="float" office:value="0.0033109467">
            <text:p>0.0033109467</text:p>
          </table:table-cell>
          <table:table-cell office:value-type="float" office:value="0.0019848584">
            <text:p>0.0019848584</text:p>
          </table:table-cell>
          <table:table-cell office:value-type="float" office:value="0.0016469953">
            <text:p>0.0016469953</text:p>
          </table:table-cell>
          <table:table-cell office:value-type="float" office:value="0.0020397264">
            <text:p>0.0020397264</text:p>
          </table:table-cell>
          <table:table-cell office:value-type="float" office:value="0.0016045431">
            <text:p>0.0016045431</text:p>
          </table:table-cell>
          <table:table-cell office:value-type="float" office:value="0.0024707953">
            <text:p>0.0024707953</text:p>
          </table:table-cell>
          <table:table-cell office:value-type="float" office:value="0.0015036033">
            <text:p>0.0015036033</text:p>
          </table:table-cell>
          <table:table-cell office:value-type="float" office:value="0.001563014">
            <text:p>0.001563014</text:p>
          </table:table-cell>
          <table:table-cell office:value-type="float" office:value="0.0020829847">
            <text:p>0.0020829847</text:p>
          </table:table-cell>
          <table:table-cell office:value-type="float" office:value="0.001344595">
            <text:p>0.001344595</text:p>
          </table:table-cell>
          <table:table-cell office:value-type="float" office:value="0.0016610145">
            <text:p>0.0016610145</text:p>
          </table:table-cell>
          <table:table-cell office:value-type="float" office:value="0.0014393284">
            <text:p>0.0014393284</text:p>
          </table:table-cell>
          <table:table-cell office:value-type="float" office:value="0.0015599428">
            <text:p>0.0015599428</text:p>
          </table:table-cell>
          <table:table-cell office:value-type="float" office:value="0.0018165773">
            <text:p>0.0018165773</text:p>
          </table:table-cell>
          <table:table-cell office:value-type="float" office:value="0.00170968">
            <text:p>0.00170968</text:p>
          </table:table-cell>
          <table:table-cell office:value-type="float" office:value="0.002064545">
            <text:p>0.002064545</text:p>
          </table:table-cell>
          <table:table-cell office:value-type="float" office:value="0.0017559675">
            <text:p>0.0017559675</text:p>
          </table:table-cell>
          <table:table-cell office:value-type="float" office:value="0.0019459336">
            <text:p>0.0019459336</text:p>
          </table:table-cell>
          <table:table-cell office:value-type="float" office:value="0.0018450813">
            <text:p>0.0018450813</text:p>
          </table:table-cell>
          <table:table-cell office:value-type="float" office:value="0.0020292324">
            <text:p>0.0020292324</text:p>
          </table:table-cell>
          <table:table-cell office:value-type="float" office:value="0.0022997076">
            <text:p>0.0022997076</text:p>
          </table:table-cell>
          <table:table-cell office:value-type="float" office:value="0.002032799">
            <text:p>0.002032799</text:p>
          </table:table-cell>
          <table:table-cell office:value-type="float" office:value="0.0024196475">
            <text:p>0.0024196475</text:p>
          </table:table-cell>
          <table:table-cell office:value-type="float" office:value="0.0018760707">
            <text:p>0.0018760707</text:p>
          </table:table-cell>
          <table:table-cell office:value-type="float" office:value="0.0015661933">
            <text:p>0.0015661933</text:p>
          </table:table-cell>
          <table:table-cell office:value-type="float" office:value="0.0015910522">
            <text:p>0.0015910522</text:p>
          </table:table-cell>
          <table:table-cell office:value-type="float" office:value="0.0018968437">
            <text:p>0.0018968437</text:p>
          </table:table-cell>
          <table:table-cell office:value-type="float" office:value="0.0019099201">
            <text:p>0.0019099201</text:p>
          </table:table-cell>
          <table:table-cell office:value-type="float" office:value="0.0019829168">
            <text:p>0.0019829168</text:p>
          </table:table-cell>
          <table:table-cell office:value-type="float" office:value="0.0020538683">
            <text:p>0.0020538683</text:p>
          </table:table-cell>
          <table:table-cell office:value-type="float" office:value="0.0023105976">
            <text:p>0.0023105976</text:p>
          </table:table-cell>
          <table:table-cell office:value-type="float" office:value="0.0022350582">
            <text:p>0.0022350582</text:p>
          </table:table-cell>
          <table:table-cell office:value-type="float" office:value="0.0018695138">
            <text:p>0.0018695138</text:p>
          </table:table-cell>
          <table:table-cell office:value-type="float" office:value="0.0024365538">
            <text:p>0.0024365538</text:p>
          </table:table-cell>
          <table:table-cell office:value-type="float" office:value="0.0023599577">
            <text:p>0.0023599577</text:p>
          </table:table-cell>
          <table:table-cell office:value-type="float" office:value="0.0019881811">
            <text:p>0.0019881811</text:p>
          </table:table-cell>
          <table:table-cell office:value-type="float" office:value="0.0018737916">
            <text:p>0.0018737916</text:p>
          </table:table-cell>
          <table:table-cell office:value-type="float" office:value="0.002015893">
            <text:p>0.002015893</text:p>
          </table:table-cell>
          <table:table-cell office:value-type="float" office:value="0.0017375471">
            <text:p>0.0017375471</text:p>
          </table:table-cell>
          <table:table-cell office:value-type="float" office:value="0.0017594773">
            <text:p>0.0017594773</text:p>
          </table:table-cell>
          <table:table-cell office:value-type="float" office:value="0.0018885991">
            <text:p>0.0018885991</text:p>
          </table:table-cell>
          <table:table-cell office:value-type="float" office:value="0.0018808608">
            <text:p>0.0018808608</text:p>
          </table:table-cell>
          <table:table-cell office:value-type="float" office:value="0.0020168617">
            <text:p>0.0020168617</text:p>
          </table:table-cell>
          <table:table-cell office:value-type="float" office:value="0.0020607496">
            <text:p>0.0020607496</text:p>
          </table:table-cell>
          <table:table-cell office:value-type="float" office:value="0.002165769">
            <text:p>0.002165769</text:p>
          </table:table-cell>
          <table:table-cell office:value-type="float" office:value="0.0017107289">
            <text:p>0.0017107289</text:p>
          </table:table-cell>
          <table:table-cell office:value-type="float" office:value="0.0019061347">
            <text:p>0.0019061347</text:p>
          </table:table-cell>
          <table:table-cell office:value-type="float" office:value="0.0020010034">
            <text:p>0.0020010034</text:p>
          </table:table-cell>
          <table:table-cell office:value-type="float" office:value="0.0019273078">
            <text:p>0.0019273078</text:p>
          </table:table-cell>
          <table:table-cell office:value-type="float" office:value="0.0018842998">
            <text:p>0.0018842998</text:p>
          </table:table-cell>
          <table:table-cell office:value-type="float" office:value="0.0020848894">
            <text:p>0.0020848894</text:p>
          </table:table-cell>
          <table:table-cell office:value-type="float" office:value="0.0021314258">
            <text:p>0.0021314258</text:p>
          </table:table-cell>
          <table:table-cell office:value-type="float" office:value="0.002258127">
            <text:p>0.002258127</text:p>
          </table:table-cell>
          <table:table-cell office:value-type="float" office:value="0.0023553423">
            <text:p>0.0023553423</text:p>
          </table:table-cell>
          <table:table-cell office:value-type="float" office:value="0.002321493">
            <text:p>0.002321493</text:p>
          </table:table-cell>
          <table:table-cell office:value-type="float" office:value="0.0021252562">
            <text:p>0.0021252562</text:p>
          </table:table-cell>
          <table:table-cell office:value-type="float" office:value="0.0019995647">
            <text:p>0.0019995647</text:p>
          </table:table-cell>
          <table:table-cell office:value-type="float" office:value="0.0019250527">
            <text:p>0.0019250527</text:p>
          </table:table-cell>
          <table:table-cell office:value-type="float" office:value="0.0017726268">
            <text:p>0.0017726268</text:p>
          </table:table-cell>
          <table:table-cell office:value-type="float" office:value="0.0017178144">
            <text:p>0.0017178144</text:p>
          </table:table-cell>
          <table:table-cell office:value-type="float" office:value="0.0016693776">
            <text:p>0.0016693776</text:p>
          </table:table-cell>
          <table:table-cell office:value-type="float" office:value="0.0015017113">
            <text:p>0.0015017113</text:p>
          </table:table-cell>
          <table:table-cell office:value-type="float" office:value="0.0015191872">
            <text:p>0.0015191872</text:p>
          </table:table-cell>
          <table:table-cell office:value-type="float" office:value="0.0014615413">
            <text:p>0.0014615413</text:p>
          </table:table-cell>
          <table:table-cell office:value-type="float" office:value="0.0013544858">
            <text:p>0.0013544858</text:p>
          </table:table-cell>
          <table:table-cell office:value-type="float" office:value="0.0013776795">
            <text:p>0.0013776795</text:p>
          </table:table-cell>
          <table:table-cell office:value-type="float" office:value="0.0015461021">
            <text:p>0.0015461021</text:p>
          </table:table-cell>
          <table:table-cell office:value-type="float" office:value="0.0017451145">
            <text:p>0.0017451145</text:p>
          </table:table-cell>
          <table:table-cell office:value-type="float" office:value="0.001602927">
            <text:p>0.001602927</text:p>
          </table:table-cell>
          <table:table-cell office:value-type="float" office:value="0.0014325983">
            <text:p>0.0014325983</text:p>
          </table:table-cell>
          <table:table-cell office:value-type="float" office:value="0.001448477">
            <text:p>0.001448477</text:p>
          </table:table-cell>
          <table:table-cell office:value-type="float" office:value="0.001550409">
            <text:p>0.001550409</text:p>
          </table:table-cell>
          <table:table-cell office:value-type="float" office:value="0.0016305947">
            <text:p>0.0016305947</text:p>
          </table:table-cell>
          <table:table-cell office:value-type="float" office:value="0.0015251527">
            <text:p>0.0015251527</text:p>
          </table:table-cell>
          <table:table-cell office:value-type="float" office:value="0.0019890887">
            <text:p>0.0019890887</text:p>
          </table:table-cell>
          <table:table-cell office:value-type="float" office:value="0.0016058459">
            <text:p>0.0016058459</text:p>
          </table:table-cell>
          <table:table-cell office:value-type="float" office:value="0.0014865994">
            <text:p>0.0014865994</text:p>
          </table:table-cell>
          <table:table-cell office:value-type="float" office:value="0.0014563953">
            <text:p>0.0014563953</text:p>
          </table:table-cell>
          <table:table-cell office:value-type="float" office:value="0.0014040914">
            <text:p>0.0014040914</text:p>
          </table:table-cell>
          <table:table-cell office:value-type="float" office:value="0.0014109868">
            <text:p>0.0014109868</text:p>
          </table:table-cell>
          <table:table-cell office:value-type="float" office:value="0.0014337822">
            <text:p>0.0014337822</text:p>
          </table:table-cell>
          <table:table-cell office:value-type="float" office:value="0.0013725696">
            <text:p>0.0013725696</text:p>
          </table:table-cell>
          <table:table-cell office:value-type="float" office:value="0.0014638014">
            <text:p>0.0014638014</text:p>
          </table:table-cell>
          <table:table-cell office:value-type="float" office:value="0.0011603949">
            <text:p>0.0011603949</text:p>
          </table:table-cell>
          <table:table-cell office:value-type="float" office:value="0.0012756038">
            <text:p>0.0012756038</text:p>
          </table:table-cell>
          <table:table-cell office:value-type="float" office:value="0.0012775372">
            <text:p>0.0012775372</text:p>
          </table:table-cell>
          <table:table-cell table:style-name="ce1" office:value-type="float" office:value="0.0009831834">
            <text:p>9.83E-004</text:p>
          </table:table-cell>
          <table:table-cell office:value-type="float" office:value="0.0013617213">
            <text:p>0.0013617213</text:p>
          </table:table-cell>
          <table:table-cell office:value-type="float" office:value="0.0010224583">
            <text:p>0.0010224583</text:p>
          </table:table-cell>
          <table:table-cell office:value-type="float" office:value="0.0011417009">
            <text:p>0.0011417009</text:p>
          </table:table-cell>
          <table:table-cell office:value-type="float" office:value="0.0018104727">
            <text:p>0.0018104727</text:p>
          </table:table-cell>
          <table:table-cell table:style-name="ce1" office:value-type="float" office:value="0.000998048">
            <text:p>9.98E-004</text:p>
          </table:table-cell>
          <table:table-cell office:value-type="float" office:value="0.0014699938">
            <text:p>0.0014699938</text:p>
          </table:table-cell>
          <table:table-cell office:value-type="float" office:value="0.0010063476">
            <text:p>0.0010063476</text:p>
          </table:table-cell>
          <table:table-cell table:style-name="ce1" office:value-type="float" office:value="0.000981874">
            <text:p>9.82E-004</text:p>
          </table:table-cell>
          <table:table-cell office:value-type="float" office:value="0.001264682">
            <text:p>0.001264682</text:p>
          </table:table-cell>
          <table:table-cell table:style-name="ce1" office:value-type="float" office:value="0.000987741">
            <text:p>9.88E-004</text:p>
          </table:table-cell>
          <table:table-cell office:value-type="float" office:value="0.0010327457">
            <text:p>0.0010327457</text:p>
          </table:table-cell>
          <table:table-cell office:value-type="float" office:value="0.0010937612">
            <text:p>0.0010937612</text:p>
          </table:table-cell>
          <table:table-cell office:value-type="float" office:value="0.0011192916">
            <text:p>0.0011192916</text:p>
          </table:table-cell>
          <table:table-cell office:value-type="float" office:value="0.0010088445">
            <text:p>0.0010088445</text:p>
          </table:table-cell>
          <table:table-cell table:style-name="ce1" office:value-type="float" office:value="0.0009033062">
            <text:p>9.03E-004</text:p>
          </table:table-cell>
          <table:table-cell office:value-type="float" office:value="0.0010226186">
            <text:p>0.0010226186</text:p>
          </table:table-cell>
          <table:table-cell office:value-type="float" office:value="0.001113293">
            <text:p>0.001113293</text:p>
          </table:table-cell>
          <table:table-cell table:style-name="ce1" office:value-type="float" office:value="0.0008705442">
            <text:p>8.71E-004</text:p>
          </table:table-cell>
          <table:table-cell office:value-type="float" office:value="0.0009216409">
            <text:p>9.22E-004</text:p>
          </table:table-cell>
          <table:table-cell table:style-name="ce1" office:value-type="float" office:value="0.000900478">
            <text:p>9.00E-004</text:p>
          </table:table-cell>
          <table:table-cell table:style-name="ce1" office:value-type="float" office:value="0.0008675432">
            <text:p>8.68E-004</text:p>
          </table:table-cell>
          <table:table-cell office:value-type="float" office:value="0.0008937962">
            <text:p>8.94E-004</text:p>
          </table:table-cell>
          <table:table-cell table:style-name="ce1" office:value-type="float" office:value="0.0008676948">
            <text:p>8.68E-004</text:p>
          </table:table-cell>
          <table:table-cell table:style-name="ce1" office:value-type="float" office:value="0.0009333526">
            <text:p>9.33E-004</text:p>
          </table:table-cell>
          <table:table-cell table:style-name="ce1" office:value-type="float" office:value="0.0009964476">
            <text:p>9.96E-004</text:p>
          </table:table-cell>
          <table:table-cell office:value-type="float" office:value="0.0008522706">
            <text:p>8.52E-004</text:p>
          </table:table-cell>
          <table:table-cell office:value-type="float" office:value="0.00088498066">
            <text:p>8.85E-004</text:p>
          </table:table-cell>
          <table:table-cell office:value-type="float" office:value="0.0009145958">
            <text:p>9.15E-004</text:p>
          </table:table-cell>
          <table:table-cell office:value-type="float" office:value="0.0008839818">
            <text:p>8.84E-004</text:p>
          </table:table-cell>
          <table:table-cell office:value-type="float" office:value="0.0008939103">
            <text:p>8.94E-004</text:p>
          </table:table-cell>
          <table:table-cell office:value-type="float" office:value="0.00086109125">
            <text:p>8.61E-004</text:p>
          </table:table-cell>
          <table:table-cell office:value-type="float" office:value="0.00094823324">
            <text:p>9.48E-004</text:p>
          </table:table-cell>
          <table:table-cell table:style-name="Default" office:value-type="float" office:value="0.0011457776">
            <text:p>0.0011457776</text:p>
          </table:table-cell>
          <table:table-cell office:value-type="float" office:value="0.0019686166">
            <text:p>0.0019686166</text:p>
          </table:table-cell>
          <table:table-cell table:style-name="ce1" office:value-type="float" office:value="0.00094801973">
            <text:p>9.48E-004</text:p>
          </table:table-cell>
          <table:table-cell office:value-type="float" office:value="0.0009122706">
            <text:p>9.12E-004</text:p>
          </table:table-cell>
          <table:table-cell office:value-type="float" office:value="0.0008443705">
            <text:p>8.44E-004</text:p>
          </table:table-cell>
          <table:table-cell office:value-type="float" office:value="0.0008223398">
            <text:p>8.22E-004</text:p>
          </table:table-cell>
          <table:table-cell office:value-type="float" office:value="0.00063612126">
            <text:p>6.36E-004</text:p>
          </table:table-cell>
          <table:table-cell office:value-type="float" office:value="0.00062861445">
            <text:p>6.29E-004</text:p>
          </table:table-cell>
          <table:table-cell office:value-type="float" office:value="0.0005952548">
            <text:p>5.95E-004</text:p>
          </table:table-cell>
          <table:table-cell office:value-type="float" office:value="0.00059061474">
            <text:p>5.91E-004</text:p>
          </table:table-cell>
          <table:table-cell office:value-type="float" office:value="0.000586059">
            <text:p>5.86E-004</text:p>
          </table:table-cell>
          <table:table-cell office:value-type="float" office:value="0.00060130755">
            <text:p>6.01E-004</text:p>
          </table:table-cell>
          <table:table-cell office:value-type="float" office:value="0.00059650803">
            <text:p>5.97E-004</text:p>
          </table:table-cell>
          <table:table-cell office:value-type="float" office:value="0.0005906796">
            <text:p>5.91E-004</text:p>
          </table:table-cell>
          <table:table-cell office:value-type="float" office:value="0.0005957737">
            <text:p>5.96E-004</text:p>
          </table:table-cell>
          <table:table-cell office:value-type="float" office:value="0.000589757">
            <text:p>5.90E-004</text:p>
          </table:table-cell>
          <table:table-cell office:value-type="float" office:value="0.0005887312">
            <text:p>5.89E-004</text:p>
          </table:table-cell>
          <table:table-cell office:value-type="float" office:value="0.0005878103">
            <text:p>5.88E-004</text:p>
          </table:table-cell>
          <table:table-cell office:value-type="float" office:value="0.0005896253">
            <text:p>5.90E-004</text:p>
          </table:table-cell>
          <table:table-cell office:value-type="float" office:value="0.0005924298">
            <text:p>5.92E-004</text:p>
          </table:table-cell>
          <table:table-cell office:value-type="float" office:value="0.0005933981">
            <text:p>5.93E-004</text:p>
          </table:table-cell>
          <table:table-cell office:value-type="float" office:value="0.00059440837">
            <text:p>5.94E-004</text:p>
          </table:table-cell>
          <table:table-cell office:value-type="float" office:value="0.00059532735">
            <text:p>5.95E-004</text:p>
          </table:table-cell>
          <table:table-cell office:value-type="float" office:value="0.0005952505">
            <text:p>5.95E-004</text:p>
          </table:table-cell>
          <table:table-cell office:value-type="float" office:value="0.0005961251">
            <text:p>5.96E-004</text:p>
          </table:table-cell>
          <table:table-cell office:value-type="float" office:value="0.0005950783">
            <text:p>5.95E-004</text:p>
          </table:table-cell>
          <table:table-cell office:value-type="float" office:value="0.0005959141">
            <text:p>5.96E-004</text:p>
          </table:table-cell>
          <table:table-cell office:value-type="float" office:value="0.00059934333">
            <text:p>5.99E-004</text:p>
          </table:table-cell>
          <table:table-cell office:value-type="float" office:value="0.0006022289">
            <text:p>6.02E-004</text:p>
          </table:table-cell>
          <table:table-cell office:value-type="float" office:value="0.0006035806">
            <text:p>6.04E-004</text:p>
          </table:table-cell>
          <table:table-cell office:value-type="float" office:value="0.000602989">
            <text:p>6.03E-004</text:p>
          </table:table-cell>
          <table:table-cell office:value-type="float" office:value="0.00060616614">
            <text:p>6.06E-004</text:p>
          </table:table-cell>
          <table:table-cell office:value-type="float" office:value="0.00060926407">
            <text:p>6.09E-004</text:p>
          </table:table-cell>
          <table:table-cell office:value-type="float" office:value="0.0006082082">
            <text:p>6.08E-004</text:p>
          </table:table-cell>
          <table:table-cell office:value-type="float" office:value="0.00060907984">
            <text:p>6.09E-004</text:p>
          </table:table-cell>
          <table:table-cell office:value-type="float" office:value="0.00061044184">
            <text:p>6.10E-004</text:p>
          </table:table-cell>
          <table:table-cell office:value-type="float" office:value="0.00061309757">
            <text:p>6.13E-004</text:p>
          </table:table-cell>
          <table:table-cell office:value-type="float" office:value="0.000615941">
            <text:p>6.16E-004</text:p>
          </table:table-cell>
          <table:table-cell office:value-type="float" office:value="0.00061624264">
            <text:p>6.16E-004</text:p>
          </table:table-cell>
          <table:table-cell office:value-type="float" office:value="0.0006166754">
            <text:p>6.17E-004</text:p>
          </table:table-cell>
          <table:table-cell office:value-type="float" office:value="0.0006191578">
            <text:p>6.19E-004</text:p>
          </table:table-cell>
          <table:table-cell office:value-type="float" office:value="0.0006206927">
            <text:p>6.21E-004</text:p>
          </table:table-cell>
          <table:table-cell office:value-type="float" office:value="0.00062188087">
            <text:p>6.22E-004</text:p>
          </table:table-cell>
          <table:table-cell office:value-type="float" office:value="0.0006226491">
            <text:p>6.23E-004</text:p>
          </table:table-cell>
          <table:table-cell office:value-type="float" office:value="0.0006245555">
            <text:p>6.25E-004</text:p>
          </table:table-cell>
          <table:table-cell office:value-type="float" office:value="0.00062748324">
            <text:p>6.27E-004</text:p>
          </table:table-cell>
          <table:table-cell office:value-type="float" office:value="0.0006286952">
            <text:p>6.29E-004</text:p>
          </table:table-cell>
          <table:table-cell office:value-type="float" office:value="0.00063052017">
            <text:p>6.31E-004</text:p>
          </table:table-cell>
          <table:table-cell office:value-type="float" office:value="0.0006322469">
            <text:p>6.32E-004</text:p>
          </table:table-cell>
          <table:table-cell office:value-type="float" office:value="0.00063545676">
            <text:p>6.35E-004</text:p>
          </table:table-cell>
          <table:table-cell office:value-type="float" office:value="0.00063620775">
            <text:p>6.36E-004</text:p>
          </table:table-cell>
          <table:table-cell office:value-type="float" office:value="0.0006378081">
            <text:p>6.38E-004</text:p>
          </table:table-cell>
          <table:table-cell office:value-type="float" office:value="0.0006397957">
            <text:p>6.40E-004</text:p>
          </table:table-cell>
          <table:table-cell office:value-type="float" office:value="0.00064189575">
            <text:p>6.42E-004</text:p>
          </table:table-cell>
          <table:table-cell office:value-type="float" office:value="0.00064442045">
            <text:p>6.44E-004</text:p>
          </table:table-cell>
          <table:table-cell office:value-type="float" office:value="0.0006455592">
            <text:p>6.46E-004</text:p>
          </table:table-cell>
          <table:table-cell office:value-type="float" office:value="0.0006471563">
            <text:p>6.47E-004</text:p>
          </table:table-cell>
          <table:table-cell office:value-type="float" office:value="0.00064898666">
            <text:p>6.49E-004</text:p>
          </table:table-cell>
          <table:table-cell office:value-type="float" office:value="0.00065268175">
            <text:p>6.53E-004</text:p>
          </table:table-cell>
          <table:table-cell office:value-type="float" office:value="0.0006542065">
            <text:p>6.54E-004</text:p>
          </table:table-cell>
          <table:table-cell office:value-type="float" office:value="0.0006556155">
            <text:p>6.56E-004</text:p>
          </table:table-cell>
          <table:table-cell office:value-type="float" office:value="0.0006576022">
            <text:p>6.58E-004</text:p>
          </table:table-cell>
          <table:table-cell office:value-type="float" office:value="0.000660581">
            <text:p>6.61E-004</text:p>
          </table:table-cell>
          <table:table-cell office:value-type="float" office:value="0.0006626903">
            <text:p>6.63E-004</text:p>
          </table:table-cell>
          <table:table-cell office:value-type="float" office:value="0.0006640922">
            <text:p>6.64E-004</text:p>
          </table:table-cell>
          <table:table-cell office:value-type="float" office:value="0.0006658814">
            <text:p>6.66E-004</text:p>
          </table:table-cell>
          <table:table-cell office:value-type="float" office:value="0.0006678498">
            <text:p>6.68E-004</text:p>
          </table:table-cell>
          <table:table-cell office:value-type="float" office:value="0.0006711354">
            <text:p>6.71E-004</text:p>
          </table:table-cell>
          <table:table-cell office:value-type="float" office:value="0.0006733602">
            <text:p>6.73E-004</text:p>
          </table:table-cell>
          <table:table-cell office:value-type="float" office:value="0.00067540194">
            <text:p>6.75E-004</text:p>
          </table:table-cell>
          <table:table-cell office:value-type="float" office:value="0.0006771056">
            <text:p>6.77E-004</text:p>
          </table:table-cell>
          <table:table-cell office:value-type="float" office:value="0.0006808247">
            <text:p>6.81E-004</text:p>
          </table:table-cell>
          <table:table-cell office:value-type="float" office:value="0.00068292476">
            <text:p>6.83E-004</text:p>
          </table:table-cell>
          <table:table-cell office:value-type="float" office:value="0.00068484835">
            <text:p>6.85E-004</text:p>
          </table:table-cell>
          <table:table-cell office:value-type="float" office:value="0.0006865171">
            <text:p>6.87E-004</text:p>
          </table:table-cell>
          <table:table-cell/>
        </table:table-row>
        <table:table-row table:style-name="ro1">
          <table:table-cell office:value-type="string">
            <text:p>/mnt/share/Music/Albums/Ravi Shankar/Chants Of India/07 Gaayatri.mp3</text:p>
          </table:table-cell>
          <table:table-cell office:value-type="float" office:value="0.013195906">
            <text:p>0.013195906</text:p>
          </table:table-cell>
          <table:table-cell office:value-type="float" office:value="0.04968278">
            <text:p>0.04968278</text:p>
          </table:table-cell>
          <table:table-cell office:value-type="float" office:value="0.10926839">
            <text:p>0.10926839</text:p>
          </table:table-cell>
          <table:table-cell office:value-type="float" office:value="0.067523636">
            <text:p>0.067523636</text:p>
          </table:table-cell>
          <table:table-cell office:value-type="float" office:value="0.16168503">
            <text:p>0.16168503</text:p>
          </table:table-cell>
          <table:table-cell office:value-type="float" office:value="0.16697112">
            <text:p>0.16697112</text:p>
          </table:table-cell>
          <table:table-cell office:value-type="float" office:value="0.035251644">
            <text:p>0.035251644</text:p>
          </table:table-cell>
          <table:table-cell office:value-type="float" office:value="0.021070538">
            <text:p>0.021070538</text:p>
          </table:table-cell>
          <table:table-cell office:value-type="float" office:value="0.036830675">
            <text:p>0.036830675</text:p>
          </table:table-cell>
          <table:table-cell office:value-type="float" office:value="0.012770996">
            <text:p>0.012770996</text:p>
          </table:table-cell>
          <table:table-cell office:value-type="float" office:value="0.026483547">
            <text:p>0.026483547</text:p>
          </table:table-cell>
          <table:table-cell office:value-type="float" office:value="0.01329105">
            <text:p>0.01329105</text:p>
          </table:table-cell>
          <table:table-cell office:value-type="float" office:value="0.01216457">
            <text:p>0.01216457</text:p>
          </table:table-cell>
          <table:table-cell office:value-type="float" office:value="0.0143041825">
            <text:p>0.0143041825</text:p>
          </table:table-cell>
          <table:table-cell office:value-type="float" office:value="0.010699582">
            <text:p>0.010699582</text:p>
          </table:table-cell>
          <table:table-cell office:value-type="float" office:value="0.009081931">
            <text:p>0.009081931</text:p>
          </table:table-cell>
          <table:table-cell office:value-type="float" office:value="0.017023522">
            <text:p>0.017023522</text:p>
          </table:table-cell>
          <table:table-cell office:value-type="float" office:value="0.008583349">
            <text:p>0.008583349</text:p>
          </table:table-cell>
          <table:table-cell office:value-type="float" office:value="0.008963406">
            <text:p>0.008963406</text:p>
          </table:table-cell>
          <table:table-cell office:value-type="float" office:value="0.0057128547">
            <text:p>0.0057128547</text:p>
          </table:table-cell>
          <table:table-cell office:value-type="float" office:value="0.005967561">
            <text:p>0.005967561</text:p>
          </table:table-cell>
          <table:table-cell office:value-type="float" office:value="0.008955316">
            <text:p>0.008955316</text:p>
          </table:table-cell>
          <table:table-cell office:value-type="float" office:value="0.0068051205">
            <text:p>0.0068051205</text:p>
          </table:table-cell>
          <table:table-cell office:value-type="float" office:value="0.005798771">
            <text:p>0.005798771</text:p>
          </table:table-cell>
          <table:table-cell office:value-type="float" office:value="0.008906986">
            <text:p>0.008906986</text:p>
          </table:table-cell>
          <table:table-cell office:value-type="float" office:value="0.004012521">
            <text:p>0.004012521</text:p>
          </table:table-cell>
          <table:table-cell office:value-type="float" office:value="0.005870559">
            <text:p>0.005870559</text:p>
          </table:table-cell>
          <table:table-cell office:value-type="float" office:value="0.0039213025">
            <text:p>0.0039213025</text:p>
          </table:table-cell>
          <table:table-cell office:value-type="float" office:value="0.006141895">
            <text:p>0.006141895</text:p>
          </table:table-cell>
          <table:table-cell office:value-type="float" office:value="0.0059795002">
            <text:p>0.0059795002</text:p>
          </table:table-cell>
          <table:table-cell office:value-type="float" office:value="0.0056134993">
            <text:p>0.0056134993</text:p>
          </table:table-cell>
          <table:table-cell office:value-type="float" office:value="0.005704304">
            <text:p>0.005704304</text:p>
          </table:table-cell>
          <table:table-cell office:value-type="float" office:value="0.0069842553">
            <text:p>0.0069842553</text:p>
          </table:table-cell>
          <table:table-cell office:value-type="float" office:value="0.0034047181">
            <text:p>0.0034047181</text:p>
          </table:table-cell>
          <table:table-cell office:value-type="float" office:value="0.0049233017">
            <text:p>0.0049233017</text:p>
          </table:table-cell>
          <table:table-cell office:value-type="float" office:value="0.003308691">
            <text:p>0.003308691</text:p>
          </table:table-cell>
          <table:table-cell office:value-type="float" office:value="0.0037542447">
            <text:p>0.0037542447</text:p>
          </table:table-cell>
          <table:table-cell office:value-type="float" office:value="0.0050340407">
            <text:p>0.0050340407</text:p>
          </table:table-cell>
          <table:table-cell office:value-type="float" office:value="0.00429951">
            <text:p>0.00429951</text:p>
          </table:table-cell>
          <table:table-cell office:value-type="float" office:value="0.004133447">
            <text:p>0.004133447</text:p>
          </table:table-cell>
          <table:table-cell office:value-type="float" office:value="0.004370444">
            <text:p>0.004370444</text:p>
          </table:table-cell>
          <table:table-cell office:value-type="float" office:value="0.0033477019">
            <text:p>0.0033477019</text:p>
          </table:table-cell>
          <table:table-cell office:value-type="float" office:value="0.0049696974">
            <text:p>0.0049696974</text:p>
          </table:table-cell>
          <table:table-cell office:value-type="float" office:value="0.0038723107">
            <text:p>0.0038723107</text:p>
          </table:table-cell>
          <table:table-cell office:value-type="float" office:value="0.0031142228">
            <text:p>0.0031142228</text:p>
          </table:table-cell>
          <table:table-cell office:value-type="float" office:value="0.0034530677">
            <text:p>0.0034530677</text:p>
          </table:table-cell>
          <table:table-cell office:value-type="float" office:value="0.0026863765">
            <text:p>0.0026863765</text:p>
          </table:table-cell>
          <table:table-cell office:value-type="float" office:value="0.002919788">
            <text:p>0.002919788</text:p>
          </table:table-cell>
          <table:table-cell office:value-type="float" office:value="0.0033098815">
            <text:p>0.0033098815</text:p>
          </table:table-cell>
          <table:table-cell office:value-type="float" office:value="0.0027209115">
            <text:p>0.0027209115</text:p>
          </table:table-cell>
          <table:table-cell office:value-type="float" office:value="0.0023938757">
            <text:p>0.0023938757</text:p>
          </table:table-cell>
          <table:table-cell office:value-type="float" office:value="0.0021495675">
            <text:p>0.0021495675</text:p>
          </table:table-cell>
          <table:table-cell office:value-type="float" office:value="0.0019142802">
            <text:p>0.0019142802</text:p>
          </table:table-cell>
          <table:table-cell office:value-type="float" office:value="0.0020588916">
            <text:p>0.0020588916</text:p>
          </table:table-cell>
          <table:table-cell office:value-type="float" office:value="0.0016811033">
            <text:p>0.0016811033</text:p>
          </table:table-cell>
          <table:table-cell office:value-type="float" office:value="0.0016920201">
            <text:p>0.0016920201</text:p>
          </table:table-cell>
          <table:table-cell office:value-type="float" office:value="0.001813472">
            <text:p>0.001813472</text:p>
          </table:table-cell>
          <table:table-cell office:value-type="float" office:value="0.0016381777">
            <text:p>0.0016381777</text:p>
          </table:table-cell>
          <table:table-cell office:value-type="float" office:value="0.0016640534">
            <text:p>0.0016640534</text:p>
          </table:table-cell>
          <table:table-cell office:value-type="float" office:value="0.0016109523">
            <text:p>0.0016109523</text:p>
          </table:table-cell>
          <table:table-cell office:value-type="float" office:value="0.0015950339">
            <text:p>0.0015950339</text:p>
          </table:table-cell>
          <table:table-cell office:value-type="float" office:value="0.0016462948">
            <text:p>0.0016462948</text:p>
          </table:table-cell>
          <table:table-cell office:value-type="float" office:value="0.0016927402">
            <text:p>0.0016927402</text:p>
          </table:table-cell>
          <table:table-cell office:value-type="float" office:value="0.0017007198">
            <text:p>0.0017007198</text:p>
          </table:table-cell>
          <table:table-cell office:value-type="float" office:value="0.0017456454">
            <text:p>0.0017456454</text:p>
          </table:table-cell>
          <table:table-cell office:value-type="float" office:value="0.0015710541">
            <text:p>0.0015710541</text:p>
          </table:table-cell>
          <table:table-cell office:value-type="float" office:value="0.0015520436">
            <text:p>0.0015520436</text:p>
          </table:table-cell>
          <table:table-cell office:value-type="float" office:value="0.0015298416">
            <text:p>0.0015298416</text:p>
          </table:table-cell>
          <table:table-cell office:value-type="float" office:value="0.001492057">
            <text:p>0.001492057</text:p>
          </table:table-cell>
          <table:table-cell office:value-type="float" office:value="0.0014952138">
            <text:p>0.0014952138</text:p>
          </table:table-cell>
          <table:table-cell office:value-type="float" office:value="0.0015011651">
            <text:p>0.0015011651</text:p>
          </table:table-cell>
          <table:table-cell office:value-type="float" office:value="0.0014862346">
            <text:p>0.0014862346</text:p>
          </table:table-cell>
          <table:table-cell office:value-type="float" office:value="0.0015343648">
            <text:p>0.0015343648</text:p>
          </table:table-cell>
          <table:table-cell office:value-type="float" office:value="0.0016067628">
            <text:p>0.0016067628</text:p>
          </table:table-cell>
          <table:table-cell office:value-type="float" office:value="0.0016880111">
            <text:p>0.0016880111</text:p>
          </table:table-cell>
          <table:table-cell office:value-type="float" office:value="0.0018852835">
            <text:p>0.0018852835</text:p>
          </table:table-cell>
          <table:table-cell office:value-type="float" office:value="0.0019260572">
            <text:p>0.0019260572</text:p>
          </table:table-cell>
          <table:table-cell office:value-type="float" office:value="0.0019224758">
            <text:p>0.0019224758</text:p>
          </table:table-cell>
          <table:table-cell office:value-type="float" office:value="0.00196652">
            <text:p>0.00196652</text:p>
          </table:table-cell>
          <table:table-cell office:value-type="float" office:value="0.0018815822">
            <text:p>0.0018815822</text:p>
          </table:table-cell>
          <table:table-cell office:value-type="float" office:value="0.001998211">
            <text:p>0.001998211</text:p>
          </table:table-cell>
          <table:table-cell office:value-type="float" office:value="0.0019138237">
            <text:p>0.0019138237</text:p>
          </table:table-cell>
          <table:table-cell office:value-type="float" office:value="0.002010935">
            <text:p>0.002010935</text:p>
          </table:table-cell>
          <table:table-cell office:value-type="float" office:value="0.0020241777">
            <text:p>0.0020241777</text:p>
          </table:table-cell>
          <table:table-cell office:value-type="float" office:value="0.0019979319">
            <text:p>0.0019979319</text:p>
          </table:table-cell>
          <table:table-cell office:value-type="float" office:value="0.0020523986">
            <text:p>0.0020523986</text:p>
          </table:table-cell>
          <table:table-cell office:value-type="float" office:value="0.0020312034">
            <text:p>0.0020312034</text:p>
          </table:table-cell>
          <table:table-cell office:value-type="float" office:value="0.002053864">
            <text:p>0.002053864</text:p>
          </table:table-cell>
          <table:table-cell office:value-type="float" office:value="0.002050031">
            <text:p>0.002050031</text:p>
          </table:table-cell>
          <table:table-cell office:value-type="float" office:value="0.0020430512">
            <text:p>0.0020430512</text:p>
          </table:table-cell>
          <table:table-cell office:value-type="float" office:value="0.0020781974">
            <text:p>0.0020781974</text:p>
          </table:table-cell>
          <table:table-cell office:value-type="float" office:value="0.0020144577">
            <text:p>0.0020144577</text:p>
          </table:table-cell>
          <table:table-cell office:value-type="float" office:value="0.0020764756">
            <text:p>0.0020764756</text:p>
          </table:table-cell>
          <table:table-cell office:value-type="float" office:value="0.0019849213">
            <text:p>0.0019849213</text:p>
          </table:table-cell>
          <table:table-cell office:value-type="float" office:value="0.0020726433">
            <text:p>0.0020726433</text:p>
          </table:table-cell>
          <table:table-cell office:value-type="float" office:value="0.002157194">
            <text:p>0.002157194</text:p>
          </table:table-cell>
          <table:table-cell office:value-type="float" office:value="0.0021446845">
            <text:p>0.0021446845</text:p>
          </table:table-cell>
          <table:table-cell office:value-type="float" office:value="0.002242048">
            <text:p>0.002242048</text:p>
          </table:table-cell>
          <table:table-cell office:value-type="float" office:value="0.0023337086">
            <text:p>0.0023337086</text:p>
          </table:table-cell>
          <table:table-cell office:value-type="float" office:value="0.0024385855">
            <text:p>0.0024385855</text:p>
          </table:table-cell>
          <table:table-cell office:value-type="float" office:value="0.0025048153">
            <text:p>0.0025048153</text:p>
          </table:table-cell>
          <table:table-cell office:value-type="float" office:value="0.0026025386">
            <text:p>0.0026025386</text:p>
          </table:table-cell>
          <table:table-cell office:value-type="float" office:value="0.0026160318">
            <text:p>0.0026160318</text:p>
          </table:table-cell>
          <table:table-cell office:value-type="float" office:value="0.0025780117">
            <text:p>0.0025780117</text:p>
          </table:table-cell>
          <table:table-cell office:value-type="float" office:value="0.0026154018">
            <text:p>0.0026154018</text:p>
          </table:table-cell>
          <table:table-cell office:value-type="float" office:value="0.0026791631">
            <text:p>0.0026791631</text:p>
          </table:table-cell>
          <table:table-cell office:value-type="float" office:value="0.0028497141">
            <text:p>0.0028497141</text:p>
          </table:table-cell>
          <table:table-cell office:value-type="float" office:value="0.0028649527">
            <text:p>0.0028649527</text:p>
          </table:table-cell>
          <table:table-cell office:value-type="float" office:value="0.0028360153">
            <text:p>0.0028360153</text:p>
          </table:table-cell>
          <table:table-cell office:value-type="float" office:value="0.002847402">
            <text:p>0.002847402</text:p>
          </table:table-cell>
          <table:table-cell office:value-type="float" office:value="0.0029382429">
            <text:p>0.0029382429</text:p>
          </table:table-cell>
          <table:table-cell office:value-type="float" office:value="0.0027488535">
            <text:p>0.0027488535</text:p>
          </table:table-cell>
          <table:table-cell office:value-type="float" office:value="0.002587517">
            <text:p>0.002587517</text:p>
          </table:table-cell>
          <table:table-cell office:value-type="float" office:value="0.0025390708">
            <text:p>0.0025390708</text:p>
          </table:table-cell>
          <table:table-cell office:value-type="float" office:value="0.0023959521">
            <text:p>0.0023959521</text:p>
          </table:table-cell>
          <table:table-cell office:value-type="float" office:value="0.0023616946">
            <text:p>0.0023616946</text:p>
          </table:table-cell>
          <table:table-cell office:value-type="float" office:value="0.0022359816">
            <text:p>0.0022359816</text:p>
          </table:table-cell>
          <table:table-cell office:value-type="float" office:value="0.0022016582">
            <text:p>0.0022016582</text:p>
          </table:table-cell>
          <table:table-cell office:value-type="float" office:value="0.002117547">
            <text:p>0.002117547</text:p>
          </table:table-cell>
          <table:table-cell office:value-type="float" office:value="0.0020075233">
            <text:p>0.0020075233</text:p>
          </table:table-cell>
          <table:table-cell office:value-type="float" office:value="0.0019912953">
            <text:p>0.0019912953</text:p>
          </table:table-cell>
          <table:table-cell office:value-type="float" office:value="0.0020100132">
            <text:p>0.0020100132</text:p>
          </table:table-cell>
          <table:table-cell office:value-type="float" office:value="0.002052708">
            <text:p>0.002052708</text:p>
          </table:table-cell>
          <table:table-cell office:value-type="float" office:value="0.0020033051">
            <text:p>0.0020033051</text:p>
          </table:table-cell>
          <table:table-cell office:value-type="float" office:value="0.0020077564">
            <text:p>0.0020077564</text:p>
          </table:table-cell>
          <table:table-cell office:value-type="float" office:value="0.0019724814">
            <text:p>0.0019724814</text:p>
          </table:table-cell>
          <table:table-cell office:value-type="float" office:value="0.0019511088">
            <text:p>0.0019511088</text:p>
          </table:table-cell>
          <table:table-cell office:value-type="float" office:value="0.001978807">
            <text:p>0.001978807</text:p>
          </table:table-cell>
          <table:table-cell office:value-type="float" office:value="0.001973469">
            <text:p>0.001973469</text:p>
          </table:table-cell>
          <table:table-cell office:value-type="float" office:value="0.0019592908">
            <text:p>0.0019592908</text:p>
          </table:table-cell>
          <table:table-cell office:value-type="float" office:value="0.0020008644">
            <text:p>0.0020008644</text:p>
          </table:table-cell>
          <table:table-cell office:value-type="float" office:value="0.0020405636">
            <text:p>0.0020405636</text:p>
          </table:table-cell>
          <table:table-cell office:value-type="float" office:value="0.0021228867">
            <text:p>0.0021228867</text:p>
          </table:table-cell>
          <table:table-cell office:value-type="float" office:value="0.002131638">
            <text:p>0.002131638</text:p>
          </table:table-cell>
          <table:table-cell office:value-type="float" office:value="0.002145731">
            <text:p>0.002145731</text:p>
          </table:table-cell>
          <table:table-cell office:value-type="float" office:value="0.00220283">
            <text:p>0.00220283</text:p>
          </table:table-cell>
          <table:table-cell office:value-type="float" office:value="0.0022429074">
            <text:p>0.0022429074</text:p>
          </table:table-cell>
          <table:table-cell office:value-type="float" office:value="0.0022517196">
            <text:p>0.0022517196</text:p>
          </table:table-cell>
          <table:table-cell office:value-type="float" office:value="0.0022886188">
            <text:p>0.0022886188</text:p>
          </table:table-cell>
          <table:table-cell office:value-type="float" office:value="0.0022420113">
            <text:p>0.0022420113</text:p>
          </table:table-cell>
          <table:table-cell office:value-type="float" office:value="0.0022464155">
            <text:p>0.0022464155</text:p>
          </table:table-cell>
          <table:table-cell office:value-type="float" office:value="0.0022315718">
            <text:p>0.0022315718</text:p>
          </table:table-cell>
          <table:table-cell office:value-type="float" office:value="0.002213416">
            <text:p>0.002213416</text:p>
          </table:table-cell>
          <table:table-cell office:value-type="float" office:value="0.0021661902">
            <text:p>0.0021661902</text:p>
          </table:table-cell>
          <table:table-cell office:value-type="float" office:value="0.0020725369">
            <text:p>0.0020725369</text:p>
          </table:table-cell>
          <table:table-cell office:value-type="float" office:value="0.0019619889">
            <text:p>0.0019619889</text:p>
          </table:table-cell>
          <table:table-cell office:value-type="float" office:value="0.0019058475">
            <text:p>0.0019058475</text:p>
          </table:table-cell>
          <table:table-cell office:value-type="float" office:value="0.0018729299">
            <text:p>0.0018729299</text:p>
          </table:table-cell>
          <table:table-cell office:value-type="float" office:value="0.0018373065">
            <text:p>0.0018373065</text:p>
          </table:table-cell>
          <table:table-cell office:value-type="float" office:value="0.0018106956">
            <text:p>0.0018106956</text:p>
          </table:table-cell>
          <table:table-cell office:value-type="float" office:value="0.0018125979">
            <text:p>0.0018125979</text:p>
          </table:table-cell>
          <table:table-cell office:value-type="float" office:value="0.0017982803">
            <text:p>0.0017982803</text:p>
          </table:table-cell>
          <table:table-cell office:value-type="float" office:value="0.0017149899">
            <text:p>0.0017149899</text:p>
          </table:table-cell>
          <table:table-cell office:value-type="float" office:value="0.0016931385">
            <text:p>0.0016931385</text:p>
          </table:table-cell>
          <table:table-cell office:value-type="float" office:value="0.0016376289">
            <text:p>0.0016376289</text:p>
          </table:table-cell>
          <table:table-cell office:value-type="float" office:value="0.0015997288">
            <text:p>0.0015997288</text:p>
          </table:table-cell>
          <table:table-cell office:value-type="float" office:value="0.0015354848">
            <text:p>0.0015354848</text:p>
          </table:table-cell>
          <table:table-cell office:value-type="float" office:value="0.0015298399">
            <text:p>0.0015298399</text:p>
          </table:table-cell>
          <table:table-cell office:value-type="float" office:value="0.0015148582">
            <text:p>0.0015148582</text:p>
          </table:table-cell>
          <table:table-cell office:value-type="float" office:value="0.0014674476">
            <text:p>0.0014674476</text:p>
          </table:table-cell>
          <table:table-cell office:value-type="float" office:value="0.0014085217">
            <text:p>0.0014085217</text:p>
          </table:table-cell>
          <table:table-cell office:value-type="float" office:value="0.0013893297">
            <text:p>0.0013893297</text:p>
          </table:table-cell>
          <table:table-cell office:value-type="float" office:value="0.0013786756">
            <text:p>0.0013786756</text:p>
          </table:table-cell>
          <table:table-cell office:value-type="float" office:value="0.0013584993">
            <text:p>0.0013584993</text:p>
          </table:table-cell>
          <table:table-cell office:value-type="float" office:value="0.0013072002">
            <text:p>0.0013072002</text:p>
          </table:table-cell>
          <table:table-cell office:value-type="float" office:value="0.0012801538">
            <text:p>0.0012801538</text:p>
          </table:table-cell>
          <table:table-cell table:style-name="Default" office:value-type="float" office:value="0.001267386">
            <text:p>0.001267386</text:p>
          </table:table-cell>
          <table:table-cell office:value-type="float" office:value="0.0012354178">
            <text:p>0.0012354178</text:p>
          </table:table-cell>
          <table:table-cell office:value-type="float" office:value="0.0012232049">
            <text:p>0.0012232049</text:p>
          </table:table-cell>
          <table:table-cell table:style-name="Default" office:value-type="float" office:value="0.0012214537">
            <text:p>0.0012214537</text:p>
          </table:table-cell>
          <table:table-cell office:value-type="float" office:value="0.0012048024">
            <text:p>0.0012048024</text:p>
          </table:table-cell>
          <table:table-cell office:value-type="float" office:value="0.0012086381">
            <text:p>0.0012086381</text:p>
          </table:table-cell>
          <table:table-cell office:value-type="float" office:value="0.0012231454">
            <text:p>0.0012231454</text:p>
          </table:table-cell>
          <table:table-cell table:style-name="Default" office:value-type="float" office:value="0.0012269211">
            <text:p>0.0012269211</text:p>
          </table:table-cell>
          <table:table-cell table:style-name="Default" office:value-type="float" office:value="0.00120071">
            <text:p>0.00120071</text:p>
          </table:table-cell>
          <table:table-cell table:style-name="Default" office:value-type="float" office:value="0.001167556">
            <text:p>0.001167556</text:p>
          </table:table-cell>
          <table:table-cell table:style-name="Default" office:value-type="float" office:value="0.0011628983">
            <text:p>0.0011628983</text:p>
          </table:table-cell>
          <table:table-cell table:style-name="Default" office:value-type="float" office:value="0.0011500109">
            <text:p>0.0011500109</text:p>
          </table:table-cell>
          <table:table-cell table:style-name="Default" office:value-type="float" office:value="0.0011388713">
            <text:p>0.0011388713</text:p>
          </table:table-cell>
          <table:table-cell table:style-name="Default" office:value-type="float" office:value="0.0011187353">
            <text:p>0.0011187353</text:p>
          </table:table-cell>
          <table:table-cell table:style-name="Default" office:value-type="float" office:value="0.0011043008">
            <text:p>0.0011043008</text:p>
          </table:table-cell>
          <table:table-cell office:value-type="float" office:value="0.0011246919">
            <text:p>0.0011246919</text:p>
          </table:table-cell>
          <table:table-cell office:value-type="float" office:value="0.0010668191">
            <text:p>0.0010668191</text:p>
          </table:table-cell>
          <table:table-cell table:style-name="Default" office:value-type="float" office:value="0.001057157">
            <text:p>0.001057157</text:p>
          </table:table-cell>
          <table:table-cell table:style-name="Default" office:value-type="float" office:value="0.001065481">
            <text:p>0.001065481</text:p>
          </table:table-cell>
          <table:table-cell table:style-name="Default" office:value-type="float" office:value="0.001025806">
            <text:p>0.001025806</text:p>
          </table:table-cell>
          <table:table-cell office:value-type="float" office:value="0.0007826098">
            <text:p>7.83E-004</text:p>
          </table:table-cell>
          <table:table-cell office:value-type="float" office:value="0.0007609788">
            <text:p>7.61E-004</text:p>
          </table:table-cell>
          <table:table-cell office:value-type="float" office:value="0.00076098554">
            <text:p>7.61E-004</text:p>
          </table:table-cell>
          <table:table-cell office:value-type="float" office:value="0.0007626508">
            <text:p>7.63E-004</text:p>
          </table:table-cell>
          <table:table-cell office:value-type="float" office:value="0.0007654142">
            <text:p>7.65E-004</text:p>
          </table:table-cell>
          <table:table-cell office:value-type="float" office:value="0.00076861965">
            <text:p>7.69E-004</text:p>
          </table:table-cell>
          <table:table-cell office:value-type="float" office:value="0.0007689537">
            <text:p>7.69E-004</text:p>
          </table:table-cell>
          <table:table-cell office:value-type="float" office:value="0.0007700818">
            <text:p>7.70E-004</text:p>
          </table:table-cell>
          <table:table-cell office:value-type="float" office:value="0.00077135063">
            <text:p>7.71E-004</text:p>
          </table:table-cell>
          <table:table-cell office:value-type="float" office:value="0.0007718231">
            <text:p>7.72E-004</text:p>
          </table:table-cell>
          <table:table-cell office:value-type="float" office:value="0.0007748445">
            <text:p>7.75E-004</text:p>
          </table:table-cell>
          <table:table-cell office:value-type="float" office:value="0.0007759819">
            <text:p>7.76E-004</text:p>
          </table:table-cell>
          <table:table-cell office:value-type="float" office:value="0.0007770896">
            <text:p>7.77E-004</text:p>
          </table:table-cell>
          <table:table-cell office:value-type="float" office:value="0.000776779">
            <text:p>7.77E-004</text:p>
          </table:table-cell>
          <table:table-cell office:value-type="float" office:value="0.00077718246">
            <text:p>7.77E-004</text:p>
          </table:table-cell>
          <table:table-cell office:value-type="float" office:value="0.00077923917">
            <text:p>7.79E-004</text:p>
          </table:table-cell>
          <table:table-cell office:value-type="float" office:value="0.00078117">
            <text:p>7.81E-004</text:p>
          </table:table-cell>
          <table:table-cell office:value-type="float" office:value="0.00078342325">
            <text:p>7.83E-004</text:p>
          </table:table-cell>
          <table:table-cell office:value-type="float" office:value="0.00078407454">
            <text:p>7.84E-004</text:p>
          </table:table-cell>
          <table:table-cell office:value-type="float" office:value="0.0007848722">
            <text:p>7.85E-004</text:p>
          </table:table-cell>
          <table:table-cell office:value-type="float" office:value="0.0007883102">
            <text:p>7.88E-004</text:p>
          </table:table-cell>
          <table:table-cell office:value-type="float" office:value="0.000790648">
            <text:p>7.91E-004</text:p>
          </table:table-cell>
          <table:table-cell office:value-type="float" office:value="0.0007932479">
            <text:p>7.93E-004</text:p>
          </table:table-cell>
          <table:table-cell office:value-type="float" office:value="0.00079539226">
            <text:p>7.95E-004</text:p>
          </table:table-cell>
          <table:table-cell office:value-type="float" office:value="0.0007958459">
            <text:p>7.96E-004</text:p>
          </table:table-cell>
          <table:table-cell office:value-type="float" office:value="0.0007981311">
            <text:p>7.98E-004</text:p>
          </table:table-cell>
          <table:table-cell office:value-type="float" office:value="0.0008010094">
            <text:p>8.01E-004</text:p>
          </table:table-cell>
          <table:table-cell office:value-type="float" office:value="0.0008025647">
            <text:p>8.03E-004</text:p>
          </table:table-cell>
          <table:table-cell office:value-type="float" office:value="0.00080381933">
            <text:p>8.04E-004</text:p>
          </table:table-cell>
          <table:table-cell office:value-type="float" office:value="0.0008052769">
            <text:p>8.05E-004</text:p>
          </table:table-cell>
          <table:table-cell office:value-type="float" office:value="0.00080858346">
            <text:p>8.09E-004</text:p>
          </table:table-cell>
          <table:table-cell office:value-type="float" office:value="0.00081012945">
            <text:p>8.10E-004</text:p>
          </table:table-cell>
          <table:table-cell office:value-type="float" office:value="0.0008122018">
            <text:p>8.12E-004</text:p>
          </table:table-cell>
          <table:table-cell office:value-type="float" office:value="0.00081474904">
            <text:p>8.15E-004</text:p>
          </table:table-cell>
          <table:table-cell office:value-type="float" office:value="0.00081761874">
            <text:p>8.18E-004</text:p>
          </table:table-cell>
          <table:table-cell office:value-type="float" office:value="0.0008193096">
            <text:p>8.19E-004</text:p>
          </table:table-cell>
          <table:table-cell office:value-type="float" office:value="0.0008207488">
            <text:p>8.21E-004</text:p>
          </table:table-cell>
          <table:table-cell office:value-type="float" office:value="0.0008224948">
            <text:p>8.22E-004</text:p>
          </table:table-cell>
          <table:table-cell office:value-type="float" office:value="0.0008232242">
            <text:p>8.23E-004</text:p>
          </table:table-cell>
          <table:table-cell office:value-type="float" office:value="0.0008268084">
            <text:p>8.27E-004</text:p>
          </table:table-cell>
          <table:table-cell office:value-type="float" office:value="0.0008297677">
            <text:p>8.30E-004</text:p>
          </table:table-cell>
          <table:table-cell office:value-type="float" office:value="0.00083184446">
            <text:p>8.32E-004</text:p>
          </table:table-cell>
          <table:table-cell office:value-type="float" office:value="0.0008341745">
            <text:p>8.34E-004</text:p>
          </table:table-cell>
          <table:table-cell office:value-type="float" office:value="0.0008381222">
            <text:p>8.38E-004</text:p>
          </table:table-cell>
          <table:table-cell office:value-type="float" office:value="0.0008384598">
            <text:p>8.38E-004</text:p>
          </table:table-cell>
          <table:table-cell office:value-type="float" office:value="0.0008395894">
            <text:p>8.40E-004</text:p>
          </table:table-cell>
          <table:table-cell office:value-type="float" office:value="0.000842066">
            <text:p>8.42E-004</text:p>
          </table:table-cell>
          <table:table-cell office:value-type="float" office:value="0.00084513146">
            <text:p>8.45E-004</text:p>
          </table:table-cell>
          <table:table-cell office:value-type="float" office:value="0.0008482028">
            <text:p>8.48E-004</text:p>
          </table:table-cell>
          <table:table-cell office:value-type="float" office:value="0.0008496939">
            <text:p>8.50E-004</text:p>
          </table:table-cell>
          <table:table-cell office:value-type="float" office:value="0.0008522832">
            <text:p>8.52E-004</text:p>
          </table:table-cell>
          <table:table-cell office:value-type="float" office:value="0.000854614">
            <text:p>8.55E-004</text:p>
          </table:table-cell>
          <table:table-cell office:value-type="float" office:value="0.00085845747">
            <text:p>8.58E-004</text:p>
          </table:table-cell>
          <table:table-cell office:value-type="float" office:value="0.00086047774">
            <text:p>8.60E-004</text:p>
          </table:table-cell>
          <table:table-cell office:value-type="float" office:value="0.00086229877">
            <text:p>8.62E-004</text:p>
          </table:table-cell>
          <table:table-cell office:value-type="float" office:value="0.00086508034">
            <text:p>8.65E-004</text:p>
          </table:table-cell>
          <table:table-cell office:value-type="float" office:value="0.00086877926">
            <text:p>8.69E-004</text:p>
          </table:table-cell>
          <table:table-cell office:value-type="float" office:value="0.0008720903">
            <text:p>8.72E-004</text:p>
          </table:table-cell>
          <table:table-cell office:value-type="float" office:value="0.0008742197">
            <text:p>8.74E-004</text:p>
          </table:table-cell>
          <table:table-cell office:value-type="float" office:value="0.0008757202">
            <text:p>8.76E-004</text:p>
          </table:table-cell>
          <table:table-cell office:value-type="float" office:value="0.00087819877">
            <text:p>8.78E-004</text:p>
          </table:table-cell>
          <table:table-cell office:value-type="float" office:value="0.0008835429">
            <text:p>8.84E-004</text:p>
          </table:table-cell>
          <table:table-cell office:value-type="float" office:value="0.0008859226">
            <text:p>8.86E-004</text:p>
          </table:table-cell>
          <table:table-cell office:value-type="float" office:value="0.0008882401">
            <text:p>8.88E-004</text:p>
          </table:table-cell>
          <table:table-cell office:value-type="float" office:value="0.00089077366">
            <text:p>8.91E-004</text:p>
          </table:table-cell>
          <table:table-cell office:value-type="float" office:value="0.0008961717">
            <text:p>8.96E-004</text:p>
          </table:table-cell>
          <table:table-cell office:value-type="float" office:value="0.00089877157">
            <text:p>8.99E-004</text:p>
          </table:table-cell>
          <table:table-cell office:value-type="float" office:value="0.0009014873">
            <text:p>9.01E-004</text:p>
          </table:table-cell>
          <table:table-cell office:value-type="float" office:value="0.00090415135">
            <text:p>9.04E-004</text:p>
          </table:table-cell>
          <table:table-cell/>
        </table:table-row>
        <table:table-row table:style-name="ro1">
          <table:table-cell office:value-type="string">
            <text:p>/mnt/share/Music/Albums/Ravi Shankar/Chants Of India/14 Vedic Chanting (two).mp3</text:p>
          </table:table-cell>
          <table:table-cell office:value-type="float" office:value="0.013025703">
            <text:p>0.013025703</text:p>
          </table:table-cell>
          <table:table-cell office:value-type="float" office:value="0.030795738">
            <text:p>0.030795738</text:p>
          </table:table-cell>
          <table:table-cell office:value-type="float" office:value="0.05315629">
            <text:p>0.05315629</text:p>
          </table:table-cell>
          <table:table-cell office:value-type="float" office:value="0.05321197">
            <text:p>0.05321197</text:p>
          </table:table-cell>
          <table:table-cell office:value-type="float" office:value="0.078964375">
            <text:p>0.078964375</text:p>
          </table:table-cell>
          <table:table-cell office:value-type="float" office:value="0.04424355">
            <text:p>0.04424355</text:p>
          </table:table-cell>
          <table:table-cell office:value-type="float" office:value="0.058646873">
            <text:p>0.058646873</text:p>
          </table:table-cell>
          <table:table-cell office:value-type="float" office:value="0.039476354">
            <text:p>0.039476354</text:p>
          </table:table-cell>
          <table:table-cell office:value-type="float" office:value="0.0608657">
            <text:p>0.0608657</text:p>
          </table:table-cell>
          <table:table-cell office:value-type="float" office:value="0.032189745">
            <text:p>0.032189745</text:p>
          </table:table-cell>
          <table:table-cell office:value-type="float" office:value="0.037076045">
            <text:p>0.037076045</text:p>
          </table:table-cell>
          <table:table-cell office:value-type="float" office:value="0.013600992">
            <text:p>0.013600992</text:p>
          </table:table-cell>
          <table:table-cell office:value-type="float" office:value="0.045489997">
            <text:p>0.045489997</text:p>
          </table:table-cell>
          <table:table-cell office:value-type="float" office:value="0.012197954">
            <text:p>0.012197954</text:p>
          </table:table-cell>
          <table:table-cell office:value-type="float" office:value="0.029819649">
            <text:p>0.029819649</text:p>
          </table:table-cell>
          <table:table-cell office:value-type="float" office:value="0.01478939">
            <text:p>0.01478939</text:p>
          </table:table-cell>
          <table:table-cell office:value-type="float" office:value="0.024253894">
            <text:p>0.024253894</text:p>
          </table:table-cell>
          <table:table-cell office:value-type="float" office:value="0.013149989">
            <text:p>0.013149989</text:p>
          </table:table-cell>
          <table:table-cell office:value-type="float" office:value="0.018810805">
            <text:p>0.018810805</text:p>
          </table:table-cell>
          <table:table-cell office:value-type="float" office:value="0.012627737">
            <text:p>0.012627737</text:p>
          </table:table-cell>
          <table:table-cell office:value-type="float" office:value="0.018014766">
            <text:p>0.018014766</text:p>
          </table:table-cell>
          <table:table-cell office:value-type="float" office:value="0.0140038775">
            <text:p>0.0140038775</text:p>
          </table:table-cell>
          <table:table-cell office:value-type="float" office:value="0.014577537">
            <text:p>0.014577537</text:p>
          </table:table-cell>
          <table:table-cell office:value-type="float" office:value="0.009009421">
            <text:p>0.009009421</text:p>
          </table:table-cell>
          <table:table-cell office:value-type="float" office:value="0.015299905">
            <text:p>0.015299905</text:p>
          </table:table-cell>
          <table:table-cell office:value-type="float" office:value="0.00681689">
            <text:p>0.00681689</text:p>
          </table:table-cell>
          <table:table-cell office:value-type="float" office:value="0.009013135">
            <text:p>0.009013135</text:p>
          </table:table-cell>
          <table:table-cell office:value-type="float" office:value="0.008973215">
            <text:p>0.008973215</text:p>
          </table:table-cell>
          <table:table-cell office:value-type="float" office:value="0.01462511">
            <text:p>0.01462511</text:p>
          </table:table-cell>
          <table:table-cell office:value-type="float" office:value="0.012302099">
            <text:p>0.012302099</text:p>
          </table:table-cell>
          <table:table-cell office:value-type="float" office:value="0.018992072">
            <text:p>0.018992072</text:p>
          </table:table-cell>
          <table:table-cell office:value-type="float" office:value="0.009940196">
            <text:p>0.009940196</text:p>
          </table:table-cell>
          <table:table-cell office:value-type="float" office:value="0.014658838">
            <text:p>0.014658838</text:p>
          </table:table-cell>
          <table:table-cell office:value-type="float" office:value="0.008838047">
            <text:p>0.008838047</text:p>
          </table:table-cell>
          <table:table-cell office:value-type="float" office:value="0.0087626865">
            <text:p>0.0087626865</text:p>
          </table:table-cell>
          <table:table-cell office:value-type="float" office:value="0.006408777">
            <text:p>0.006408777</text:p>
          </table:table-cell>
          <table:table-cell office:value-type="float" office:value="0.011370568">
            <text:p>0.011370568</text:p>
          </table:table-cell>
          <table:table-cell office:value-type="float" office:value="0.006441975">
            <text:p>0.006441975</text:p>
          </table:table-cell>
          <table:table-cell office:value-type="float" office:value="0.008030356">
            <text:p>0.008030356</text:p>
          </table:table-cell>
          <table:table-cell office:value-type="float" office:value="0.007136989">
            <text:p>0.007136989</text:p>
          </table:table-cell>
          <table:table-cell office:value-type="float" office:value="0.007821039">
            <text:p>0.007821039</text:p>
          </table:table-cell>
          <table:table-cell office:value-type="float" office:value="0.005058316">
            <text:p>0.005058316</text:p>
          </table:table-cell>
          <table:table-cell office:value-type="float" office:value="0.0078106774">
            <text:p>0.0078106774</text:p>
          </table:table-cell>
          <table:table-cell office:value-type="float" office:value="0.004150833">
            <text:p>0.004150833</text:p>
          </table:table-cell>
          <table:table-cell office:value-type="float" office:value="0.003941122">
            <text:p>0.003941122</text:p>
          </table:table-cell>
          <table:table-cell office:value-type="float" office:value="0.002727574">
            <text:p>0.002727574</text:p>
          </table:table-cell>
          <table:table-cell office:value-type="float" office:value="0.0029702624">
            <text:p>0.0029702624</text:p>
          </table:table-cell>
          <table:table-cell office:value-type="float" office:value="0.0028341936">
            <text:p>0.0028341936</text:p>
          </table:table-cell>
          <table:table-cell office:value-type="float" office:value="0.0056867693">
            <text:p>0.0056867693</text:p>
          </table:table-cell>
          <table:table-cell office:value-type="float" office:value="0.0024442063">
            <text:p>0.0024442063</text:p>
          </table:table-cell>
          <table:table-cell office:value-type="float" office:value="0.002068531">
            <text:p>0.002068531</text:p>
          </table:table-cell>
          <table:table-cell office:value-type="float" office:value="0.0022939036">
            <text:p>0.0022939036</text:p>
          </table:table-cell>
          <table:table-cell office:value-type="float" office:value="0.0023405068">
            <text:p>0.0023405068</text:p>
          </table:table-cell>
          <table:table-cell office:value-type="float" office:value="0.0020490987">
            <text:p>0.0020490987</text:p>
          </table:table-cell>
          <table:table-cell office:value-type="float" office:value="0.0024438791">
            <text:p>0.0024438791</text:p>
          </table:table-cell>
          <table:table-cell office:value-type="float" office:value="0.0020768046">
            <text:p>0.0020768046</text:p>
          </table:table-cell>
          <table:table-cell office:value-type="float" office:value="0.0027312085">
            <text:p>0.0027312085</text:p>
          </table:table-cell>
          <table:table-cell office:value-type="float" office:value="0.0023105738">
            <text:p>0.0023105738</text:p>
          </table:table-cell>
          <table:table-cell office:value-type="float" office:value="0.002075536">
            <text:p>0.002075536</text:p>
          </table:table-cell>
          <table:table-cell office:value-type="float" office:value="0.0019980606">
            <text:p>0.0019980606</text:p>
          </table:table-cell>
          <table:table-cell office:value-type="float" office:value="0.0031921058">
            <text:p>0.0031921058</text:p>
          </table:table-cell>
          <table:table-cell office:value-type="float" office:value="0.0020947522">
            <text:p>0.0020947522</text:p>
          </table:table-cell>
          <table:table-cell office:value-type="float" office:value="0.0018533232">
            <text:p>0.0018533232</text:p>
          </table:table-cell>
          <table:table-cell office:value-type="float" office:value="0.0014525349">
            <text:p>0.0014525349</text:p>
          </table:table-cell>
          <table:table-cell office:value-type="float" office:value="0.0024214962">
            <text:p>0.0024214962</text:p>
          </table:table-cell>
          <table:table-cell office:value-type="float" office:value="0.001637258">
            <text:p>0.001637258</text:p>
          </table:table-cell>
          <table:table-cell office:value-type="float" office:value="0.0027327866">
            <text:p>0.0027327866</text:p>
          </table:table-cell>
          <table:table-cell office:value-type="float" office:value="0.0021749884">
            <text:p>0.0021749884</text:p>
          </table:table-cell>
          <table:table-cell office:value-type="float" office:value="0.0026024156">
            <text:p>0.0026024156</text:p>
          </table:table-cell>
          <table:table-cell office:value-type="float" office:value="0.0021928085">
            <text:p>0.0021928085</text:p>
          </table:table-cell>
          <table:table-cell office:value-type="float" office:value="0.0017236309">
            <text:p>0.0017236309</text:p>
          </table:table-cell>
          <table:table-cell office:value-type="float" office:value="0.0014499383">
            <text:p>0.0014499383</text:p>
          </table:table-cell>
          <table:table-cell office:value-type="float" office:value="0.0034611002">
            <text:p>0.0034611002</text:p>
          </table:table-cell>
          <table:table-cell office:value-type="float" office:value="0.0029870172">
            <text:p>0.0029870172</text:p>
          </table:table-cell>
          <table:table-cell office:value-type="float" office:value="0.0013730818">
            <text:p>0.0013730818</text:p>
          </table:table-cell>
          <table:table-cell office:value-type="float" office:value="0.0015643386">
            <text:p>0.0015643386</text:p>
          </table:table-cell>
          <table:table-cell office:value-type="float" office:value="0.0018254423">
            <text:p>0.0018254423</text:p>
          </table:table-cell>
          <table:table-cell office:value-type="float" office:value="0.0021131774">
            <text:p>0.0021131774</text:p>
          </table:table-cell>
          <table:table-cell office:value-type="float" office:value="0.0016235698">
            <text:p>0.0016235698</text:p>
          </table:table-cell>
          <table:table-cell office:value-type="float" office:value="0.0016608909">
            <text:p>0.0016608909</text:p>
          </table:table-cell>
          <table:table-cell office:value-type="float" office:value="0.004504135">
            <text:p>0.004504135</text:p>
          </table:table-cell>
          <table:table-cell office:value-type="float" office:value="0.0024499688">
            <text:p>0.0024499688</text:p>
          </table:table-cell>
          <table:table-cell office:value-type="float" office:value="0.0017324454">
            <text:p>0.0017324454</text:p>
          </table:table-cell>
          <table:table-cell office:value-type="float" office:value="0.0015740963">
            <text:p>0.0015740963</text:p>
          </table:table-cell>
          <table:table-cell office:value-type="float" office:value="0.0017113133">
            <text:p>0.0017113133</text:p>
          </table:table-cell>
          <table:table-cell office:value-type="float" office:value="0.0020007833">
            <text:p>0.0020007833</text:p>
          </table:table-cell>
          <table:table-cell office:value-type="float" office:value="0.0019968913">
            <text:p>0.0019968913</text:p>
          </table:table-cell>
          <table:table-cell office:value-type="float" office:value="0.0018284091">
            <text:p>0.0018284091</text:p>
          </table:table-cell>
          <table:table-cell office:value-type="float" office:value="0.0017990152">
            <text:p>0.0017990152</text:p>
          </table:table-cell>
          <table:table-cell office:value-type="float" office:value="0.0017351211">
            <text:p>0.0017351211</text:p>
          </table:table-cell>
          <table:table-cell office:value-type="float" office:value="0.0019088985">
            <text:p>0.0019088985</text:p>
          </table:table-cell>
          <table:table-cell office:value-type="float" office:value="0.0019498715">
            <text:p>0.0019498715</text:p>
          </table:table-cell>
          <table:table-cell office:value-type="float" office:value="0.0017954942">
            <text:p>0.0017954942</text:p>
          </table:table-cell>
          <table:table-cell office:value-type="float" office:value="0.002281478">
            <text:p>0.002281478</text:p>
          </table:table-cell>
          <table:table-cell office:value-type="float" office:value="0.0016680328">
            <text:p>0.0016680328</text:p>
          </table:table-cell>
          <table:table-cell office:value-type="float" office:value="0.0017005955">
            <text:p>0.0017005955</text:p>
          </table:table-cell>
          <table:table-cell office:value-type="float" office:value="0.0019516709">
            <text:p>0.0019516709</text:p>
          </table:table-cell>
          <table:table-cell office:value-type="float" office:value="0.0022348694">
            <text:p>0.0022348694</text:p>
          </table:table-cell>
          <table:table-cell office:value-type="float" office:value="0.0019797238">
            <text:p>0.0019797238</text:p>
          </table:table-cell>
          <table:table-cell office:value-type="float" office:value="0.0018777536">
            <text:p>0.0018777536</text:p>
          </table:table-cell>
          <table:table-cell office:value-type="float" office:value="0.0019064776">
            <text:p>0.0019064776</text:p>
          </table:table-cell>
          <table:table-cell office:value-type="float" office:value="0.0019858147">
            <text:p>0.0019858147</text:p>
          </table:table-cell>
          <table:table-cell office:value-type="float" office:value="0.0020764612">
            <text:p>0.0020764612</text:p>
          </table:table-cell>
          <table:table-cell office:value-type="float" office:value="0.00293482">
            <text:p>0.00293482</text:p>
          </table:table-cell>
          <table:table-cell office:value-type="float" office:value="0.002050642">
            <text:p>0.002050642</text:p>
          </table:table-cell>
          <table:table-cell office:value-type="float" office:value="0.0019408717">
            <text:p>0.0019408717</text:p>
          </table:table-cell>
          <table:table-cell office:value-type="float" office:value="0.0020076197">
            <text:p>0.0020076197</text:p>
          </table:table-cell>
          <table:table-cell office:value-type="float" office:value="0.0019611598">
            <text:p>0.0019611598</text:p>
          </table:table-cell>
          <table:table-cell office:value-type="float" office:value="0.0020153816">
            <text:p>0.0020153816</text:p>
          </table:table-cell>
          <table:table-cell office:value-type="float" office:value="0.001956104">
            <text:p>0.001956104</text:p>
          </table:table-cell>
          <table:table-cell office:value-type="float" office:value="0.0018754312">
            <text:p>0.0018754312</text:p>
          </table:table-cell>
          <table:table-cell office:value-type="float" office:value="0.0018373973">
            <text:p>0.0018373973</text:p>
          </table:table-cell>
          <table:table-cell office:value-type="float" office:value="0.0018258882">
            <text:p>0.0018258882</text:p>
          </table:table-cell>
          <table:table-cell office:value-type="float" office:value="0.0017965257">
            <text:p>0.0017965257</text:p>
          </table:table-cell>
          <table:table-cell office:value-type="float" office:value="0.0020035035">
            <text:p>0.0020035035</text:p>
          </table:table-cell>
          <table:table-cell office:value-type="float" office:value="0.0034341936">
            <text:p>0.0034341936</text:p>
          </table:table-cell>
          <table:table-cell office:value-type="float" office:value="0.0024963121">
            <text:p>0.0024963121</text:p>
          </table:table-cell>
          <table:table-cell office:value-type="float" office:value="0.0018146146">
            <text:p>0.0018146146</text:p>
          </table:table-cell>
          <table:table-cell office:value-type="float" office:value="0.0018163013">
            <text:p>0.0018163013</text:p>
          </table:table-cell>
          <table:table-cell office:value-type="float" office:value="0.001730451">
            <text:p>0.001730451</text:p>
          </table:table-cell>
          <table:table-cell office:value-type="float" office:value="0.0016184417">
            <text:p>0.0016184417</text:p>
          </table:table-cell>
          <table:table-cell office:value-type="float" office:value="0.0017221802">
            <text:p>0.0017221802</text:p>
          </table:table-cell>
          <table:table-cell office:value-type="float" office:value="0.0016565034">
            <text:p>0.0016565034</text:p>
          </table:table-cell>
          <table:table-cell office:value-type="float" office:value="0.0015920973">
            <text:p>0.0015920973</text:p>
          </table:table-cell>
          <table:table-cell office:value-type="float" office:value="0.001547776">
            <text:p>0.001547776</text:p>
          </table:table-cell>
          <table:table-cell office:value-type="float" office:value="0.0015307574">
            <text:p>0.0015307574</text:p>
          </table:table-cell>
          <table:table-cell office:value-type="float" office:value="0.0015926182">
            <text:p>0.0015926182</text:p>
          </table:table-cell>
          <table:table-cell office:value-type="float" office:value="0.0016734453">
            <text:p>0.0016734453</text:p>
          </table:table-cell>
          <table:table-cell office:value-type="float" office:value="0.0015385236">
            <text:p>0.0015385236</text:p>
          </table:table-cell>
          <table:table-cell office:value-type="float" office:value="0.0015706975">
            <text:p>0.0015706975</text:p>
          </table:table-cell>
          <table:table-cell office:value-type="float" office:value="0.0014699961">
            <text:p>0.0014699961</text:p>
          </table:table-cell>
          <table:table-cell office:value-type="float" office:value="0.0015776247">
            <text:p>0.0015776247</text:p>
          </table:table-cell>
          <table:table-cell office:value-type="float" office:value="0.0013670129">
            <text:p>0.0013670129</text:p>
          </table:table-cell>
          <table:table-cell office:value-type="float" office:value="0.0014010865">
            <text:p>0.0014010865</text:p>
          </table:table-cell>
          <table:table-cell office:value-type="float" office:value="0.001257461">
            <text:p>0.001257461</text:p>
          </table:table-cell>
          <table:table-cell office:value-type="float" office:value="0.0013063959">
            <text:p>0.0013063959</text:p>
          </table:table-cell>
          <table:table-cell office:value-type="float" office:value="0.0012404481">
            <text:p>0.0012404481</text:p>
          </table:table-cell>
          <table:table-cell office:value-type="float" office:value="0.0013111576">
            <text:p>0.0013111576</text:p>
          </table:table-cell>
          <table:table-cell office:value-type="float" office:value="0.0010357979">
            <text:p>0.0010357979</text:p>
          </table:table-cell>
          <table:table-cell office:value-type="float" office:value="0.0013163481">
            <text:p>0.0013163481</text:p>
          </table:table-cell>
          <table:table-cell office:value-type="float" office:value="0.0011124779">
            <text:p>0.0011124779</text:p>
          </table:table-cell>
          <table:table-cell office:value-type="float" office:value="0.0010066465">
            <text:p>0.0010066465</text:p>
          </table:table-cell>
          <table:table-cell office:value-type="float" office:value="0.0010443293">
            <text:p>0.0010443293</text:p>
          </table:table-cell>
          <table:table-cell office:value-type="float" office:value="0.0010261188">
            <text:p>0.0010261188</text:p>
          </table:table-cell>
          <table:table-cell office:value-type="float" office:value="0.001003756">
            <text:p>0.001003756</text:p>
          </table:table-cell>
          <table:table-cell office:value-type="float" office:value="0.0010830284">
            <text:p>0.0010830284</text:p>
          </table:table-cell>
          <table:table-cell office:value-type="float" office:value="0.0010563314">
            <text:p>0.0010563314</text:p>
          </table:table-cell>
          <table:table-cell table:style-name="ce1" office:value-type="float" office:value="0.00097118405">
            <text:p>9.71E-004</text:p>
          </table:table-cell>
          <table:table-cell table:style-name="ce1" office:value-type="float" office:value="0.0009963093">
            <text:p>9.96E-004</text:p>
          </table:table-cell>
          <table:table-cell table:style-name="ce1" office:value-type="float" office:value="0.0009371298">
            <text:p>9.37E-004</text:p>
          </table:table-cell>
          <table:table-cell table:style-name="ce1" office:value-type="float" office:value="0.0008471531">
            <text:p>8.47E-004</text:p>
          </table:table-cell>
          <table:table-cell table:style-name="ce1" office:value-type="float" office:value="0.0009040898">
            <text:p>9.04E-004</text:p>
          </table:table-cell>
          <table:table-cell table:style-name="ce1" office:value-type="float" office:value="0.0009778559">
            <text:p>9.78E-004</text:p>
          </table:table-cell>
          <table:table-cell table:style-name="ce1" office:value-type="float" office:value="0.0009430098">
            <text:p>9.43E-004</text:p>
          </table:table-cell>
          <table:table-cell table:style-name="ce1" office:value-type="float" office:value="0.00084028894">
            <text:p>8.40E-004</text:p>
          </table:table-cell>
          <table:table-cell table:style-name="ce1" office:value-type="float" office:value="0.0008134542">
            <text:p>8.13E-004</text:p>
          </table:table-cell>
          <table:table-cell table:style-name="ce1" office:value-type="float" office:value="0.00080117246">
            <text:p>8.01E-004</text:p>
          </table:table-cell>
          <table:table-cell table:style-name="ce1" office:value-type="float" office:value="0.0008057664">
            <text:p>8.06E-004</text:p>
          </table:table-cell>
          <table:table-cell table:style-name="ce1" office:value-type="float" office:value="0.000834939">
            <text:p>8.35E-004</text:p>
          </table:table-cell>
          <table:table-cell table:style-name="ce1" office:value-type="float" office:value="0.00081325835">
            <text:p>8.13E-004</text:p>
          </table:table-cell>
          <table:table-cell table:style-name="ce1" office:value-type="float" office:value="0.0007952622">
            <text:p>7.95E-004</text:p>
          </table:table-cell>
          <table:table-cell table:style-name="ce1" office:value-type="float" office:value="0.0008008286">
            <text:p>8.01E-004</text:p>
          </table:table-cell>
          <table:table-cell table:style-name="ce1" office:value-type="float" office:value="0.00081682816">
            <text:p>8.17E-004</text:p>
          </table:table-cell>
          <table:table-cell table:style-name="ce1" office:value-type="float" office:value="0.0008105323">
            <text:p>8.11E-004</text:p>
          </table:table-cell>
          <table:table-cell table:style-name="ce1" office:value-type="float" office:value="0.00077811984">
            <text:p>7.78E-004</text:p>
          </table:table-cell>
          <table:table-cell table:style-name="ce1" office:value-type="float" office:value="0.00078132696">
            <text:p>7.81E-004</text:p>
          </table:table-cell>
          <table:table-cell office:value-type="float" office:value="0.00080213253">
            <text:p>8.02E-004</text:p>
          </table:table-cell>
          <table:table-cell table:style-name="ce1" office:value-type="float" office:value="0.00081765366">
            <text:p>8.18E-004</text:p>
          </table:table-cell>
          <table:table-cell table:style-name="ce1" office:value-type="float" office:value="0.0007997819">
            <text:p>8.00E-004</text:p>
          </table:table-cell>
          <table:table-cell office:value-type="float" office:value="0.0007992006">
            <text:p>7.99E-004</text:p>
          </table:table-cell>
          <table:table-cell table:style-name="ce1" office:value-type="float" office:value="0.0007969901">
            <text:p>7.97E-004</text:p>
          </table:table-cell>
          <table:table-cell table:style-name="ce1" office:value-type="float" office:value="0.00079703936">
            <text:p>7.97E-004</text:p>
          </table:table-cell>
          <table:table-cell table:style-name="ce1" office:value-type="float" office:value="0.00082615274">
            <text:p>8.26E-004</text:p>
          </table:table-cell>
          <table:table-cell office:value-type="float" office:value="0.0008028699">
            <text:p>8.03E-004</text:p>
          </table:table-cell>
          <table:table-cell office:value-type="float" office:value="0.0008116591">
            <text:p>8.12E-004</text:p>
          </table:table-cell>
          <table:table-cell office:value-type="float" office:value="0.0008298235">
            <text:p>8.30E-004</text:p>
          </table:table-cell>
          <table:table-cell office:value-type="float" office:value="0.0008187521">
            <text:p>8.19E-004</text:p>
          </table:table-cell>
          <table:table-cell office:value-type="float" office:value="0.00079872">
            <text:p>7.99E-004</text:p>
          </table:table-cell>
          <table:table-cell office:value-type="float" office:value="0.0007693988">
            <text:p>7.69E-004</text:p>
          </table:table-cell>
          <table:table-cell office:value-type="float" office:value="0.00076464453">
            <text:p>7.65E-004</text:p>
          </table:table-cell>
          <table:table-cell office:value-type="float" office:value="0.0007595682">
            <text:p>7.60E-004</text:p>
          </table:table-cell>
          <table:table-cell table:style-name="ce1" office:value-type="float" office:value="0.000765151">
            <text:p>7.65E-004</text:p>
          </table:table-cell>
          <table:table-cell table:style-name="ce1" office:value-type="float" office:value="0.00085280125">
            <text:p>8.53E-004</text:p>
          </table:table-cell>
          <table:table-cell office:value-type="float" office:value="0.000758024">
            <text:p>7.58E-004</text:p>
          </table:table-cell>
          <table:table-cell office:value-type="float" office:value="0.00073361915">
            <text:p>7.34E-004</text:p>
          </table:table-cell>
          <table:table-cell office:value-type="float" office:value="0.00071564387">
            <text:p>7.16E-004</text:p>
          </table:table-cell>
          <table:table-cell office:value-type="float" office:value="0.00058157125">
            <text:p>5.82E-004</text:p>
          </table:table-cell>
          <table:table-cell office:value-type="float" office:value="0.0005632774">
            <text:p>5.63E-004</text:p>
          </table:table-cell>
          <table:table-cell office:value-type="float" office:value="0.00058748625">
            <text:p>5.87E-004</text:p>
          </table:table-cell>
          <table:table-cell office:value-type="float" office:value="0.0005784452">
            <text:p>5.78E-004</text:p>
          </table:table-cell>
          <table:table-cell office:value-type="float" office:value="0.0005680617">
            <text:p>5.68E-004</text:p>
          </table:table-cell>
          <table:table-cell office:value-type="float" office:value="0.00055686606">
            <text:p>5.57E-004</text:p>
          </table:table-cell>
          <table:table-cell office:value-type="float" office:value="0.0005698929">
            <text:p>5.70E-004</text:p>
          </table:table-cell>
          <table:table-cell office:value-type="float" office:value="0.0005740468">
            <text:p>5.74E-004</text:p>
          </table:table-cell>
          <table:table-cell office:value-type="float" office:value="0.00058144395">
            <text:p>5.81E-004</text:p>
          </table:table-cell>
          <table:table-cell office:value-type="float" office:value="0.000579785">
            <text:p>5.80E-004</text:p>
          </table:table-cell>
          <table:table-cell office:value-type="float" office:value="0.0005771908">
            <text:p>5.77E-004</text:p>
          </table:table-cell>
          <table:table-cell office:value-type="float" office:value="0.00057295343">
            <text:p>5.73E-004</text:p>
          </table:table-cell>
          <table:table-cell office:value-type="float" office:value="0.0005674207">
            <text:p>5.67E-004</text:p>
          </table:table-cell>
          <table:table-cell office:value-type="float" office:value="0.0005648894">
            <text:p>5.65E-004</text:p>
          </table:table-cell>
          <table:table-cell office:value-type="float" office:value="0.0005632402">
            <text:p>5.63E-004</text:p>
          </table:table-cell>
          <table:table-cell office:value-type="float" office:value="0.00056436623">
            <text:p>5.64E-004</text:p>
          </table:table-cell>
          <table:table-cell office:value-type="float" office:value="0.00055798393">
            <text:p>5.58E-004</text:p>
          </table:table-cell>
          <table:table-cell office:value-type="float" office:value="0.00054598396">
            <text:p>5.46E-004</text:p>
          </table:table-cell>
          <table:table-cell office:value-type="float" office:value="0.0005384417">
            <text:p>5.38E-004</text:p>
          </table:table-cell>
          <table:table-cell office:value-type="float" office:value="0.00053668127">
            <text:p>5.37E-004</text:p>
          </table:table-cell>
          <table:table-cell office:value-type="float" office:value="0.0005389228">
            <text:p>5.39E-004</text:p>
          </table:table-cell>
          <table:table-cell office:value-type="float" office:value="0.0005355694">
            <text:p>5.36E-004</text:p>
          </table:table-cell>
          <table:table-cell office:value-type="float" office:value="0.00053052563">
            <text:p>5.31E-004</text:p>
          </table:table-cell>
          <table:table-cell office:value-type="float" office:value="0.00053310697">
            <text:p>5.33E-004</text:p>
          </table:table-cell>
          <table:table-cell office:value-type="float" office:value="0.00053202023">
            <text:p>5.32E-004</text:p>
          </table:table-cell>
          <table:table-cell office:value-type="float" office:value="0.000532828">
            <text:p>5.33E-004</text:p>
          </table:table-cell>
          <table:table-cell office:value-type="float" office:value="0.00054032844">
            <text:p>5.40E-004</text:p>
          </table:table-cell>
          <table:table-cell office:value-type="float" office:value="0.00053390994">
            <text:p>5.34E-004</text:p>
          </table:table-cell>
          <table:table-cell office:value-type="float" office:value="0.00052910106">
            <text:p>5.29E-004</text:p>
          </table:table-cell>
          <table:table-cell office:value-type="float" office:value="0.00052840565">
            <text:p>5.28E-004</text:p>
          </table:table-cell>
          <table:table-cell office:value-type="float" office:value="0.00052692165">
            <text:p>5.27E-004</text:p>
          </table:table-cell>
          <table:table-cell office:value-type="float" office:value="0.00052624615">
            <text:p>5.26E-004</text:p>
          </table:table-cell>
          <table:table-cell office:value-type="float" office:value="0.00052676606">
            <text:p>5.27E-004</text:p>
          </table:table-cell>
          <table:table-cell office:value-type="float" office:value="0.0005289265">
            <text:p>5.29E-004</text:p>
          </table:table-cell>
          <table:table-cell office:value-type="float" office:value="0.0005308959">
            <text:p>5.31E-004</text:p>
          </table:table-cell>
          <table:table-cell office:value-type="float" office:value="0.00053100294">
            <text:p>5.31E-004</text:p>
          </table:table-cell>
          <table:table-cell office:value-type="float" office:value="0.0005329821">
            <text:p>5.33E-004</text:p>
          </table:table-cell>
          <table:table-cell office:value-type="float" office:value="0.000534631">
            <text:p>5.35E-004</text:p>
          </table:table-cell>
          <table:table-cell office:value-type="float" office:value="0.00053514354">
            <text:p>5.35E-004</text:p>
          </table:table-cell>
          <table:table-cell office:value-type="float" office:value="0.00053755974">
            <text:p>5.38E-004</text:p>
          </table:table-cell>
          <table:table-cell office:value-type="float" office:value="0.00053938624">
            <text:p>5.39E-004</text:p>
          </table:table-cell>
          <table:table-cell office:value-type="float" office:value="0.0005408525">
            <text:p>5.41E-004</text:p>
          </table:table-cell>
          <table:table-cell office:value-type="float" office:value="0.000541116">
            <text:p>5.41E-004</text:p>
          </table:table-cell>
          <table:table-cell office:value-type="float" office:value="0.00054394524">
            <text:p>5.44E-004</text:p>
          </table:table-cell>
          <table:table-cell office:value-type="float" office:value="0.00054590707">
            <text:p>5.46E-004</text:p>
          </table:table-cell>
          <table:table-cell office:value-type="float" office:value="0.0005471146">
            <text:p>5.47E-004</text:p>
          </table:table-cell>
          <table:table-cell office:value-type="float" office:value="0.00054737506">
            <text:p>5.47E-004</text:p>
          </table:table-cell>
          <table:table-cell office:value-type="float" office:value="0.0005496104">
            <text:p>5.50E-004</text:p>
          </table:table-cell>
          <table:table-cell office:value-type="float" office:value="0.0005526199">
            <text:p>5.53E-004</text:p>
          </table:table-cell>
          <table:table-cell office:value-type="float" office:value="0.0005524665">
            <text:p>5.52E-004</text:p>
          </table:table-cell>
          <table:table-cell office:value-type="float" office:value="0.0005542458">
            <text:p>5.54E-004</text:p>
          </table:table-cell>
          <table:table-cell office:value-type="float" office:value="0.00055591244">
            <text:p>5.56E-004</text:p>
          </table:table-cell>
          <table:table-cell office:value-type="float" office:value="0.00055847655">
            <text:p>5.58E-004</text:p>
          </table:table-cell>
          <table:table-cell office:value-type="float" office:value="0.00056100864">
            <text:p>5.61E-004</text:p>
          </table:table-cell>
          <table:table-cell office:value-type="float" office:value="0.0005628572">
            <text:p>5.63E-004</text:p>
          </table:table-cell>
          <table:table-cell office:value-type="float" office:value="0.0005629078">
            <text:p>5.63E-004</text:p>
          </table:table-cell>
          <table:table-cell office:value-type="float" office:value="0.00056538446">
            <text:p>5.65E-004</text:p>
          </table:table-cell>
          <table:table-cell office:value-type="float" office:value="0.00056850055">
            <text:p>5.69E-004</text:p>
          </table:table-cell>
          <table:table-cell office:value-type="float" office:value="0.0005696612">
            <text:p>5.70E-004</text:p>
          </table:table-cell>
          <table:table-cell office:value-type="float" office:value="0.0005709825">
            <text:p>5.71E-004</text:p>
          </table:table-cell>
          <table:table-cell office:value-type="float" office:value="0.0005724517">
            <text:p>5.72E-004</text:p>
          </table:table-cell>
          <table:table-cell office:value-type="float" office:value="0.00057628134">
            <text:p>5.76E-004</text:p>
          </table:table-cell>
          <table:table-cell office:value-type="float" office:value="0.0005770948">
            <text:p>5.77E-004</text:p>
          </table:table-cell>
          <table:table-cell office:value-type="float" office:value="0.0005778953">
            <text:p>5.78E-004</text:p>
          </table:table-cell>
          <table:table-cell office:value-type="float" office:value="0.0005808437">
            <text:p>5.81E-004</text:p>
          </table:table-cell>
          <table:table-cell office:value-type="float" office:value="0.00058489887">
            <text:p>5.85E-004</text:p>
          </table:table-cell>
          <table:table-cell office:value-type="float" office:value="0.0005851056">
            <text:p>5.85E-004</text:p>
          </table:table-cell>
          <table:table-cell office:value-type="float" office:value="0.0005860417">
            <text:p>5.86E-004</text:p>
          </table:table-cell>
          <table:table-cell office:value-type="float" office:value="0.0005883563">
            <text:p>5.88E-004</text:p>
          </table:table-cell>
          <table:table-cell/>
        </table:table-row>
        <table:table-row table:style-name="ro1">
          <table:table-cell office:value-type="string">
            <text:p>/mnt/share/Music/Albums/Ravi Shankar/Chants Of India/02 Omkaaraaya Namaha.mp3</text:p>
          </table:table-cell>
          <table:table-cell office:value-type="float" office:value="0.013740124">
            <text:p>0.013740124</text:p>
          </table:table-cell>
          <table:table-cell office:value-type="float" office:value="0.035234224">
            <text:p>0.035234224</text:p>
          </table:table-cell>
          <table:table-cell office:value-type="float" office:value="0.06916766">
            <text:p>0.06916766</text:p>
          </table:table-cell>
          <table:table-cell office:value-type="float" office:value="0.15238623">
            <text:p>0.15238623</text:p>
          </table:table-cell>
          <table:table-cell office:value-type="float" office:value="0.046630487">
            <text:p>0.046630487</text:p>
          </table:table-cell>
          <table:table-cell office:value-type="float" office:value="0.037432056">
            <text:p>0.037432056</text:p>
          </table:table-cell>
          <table:table-cell office:value-type="float" office:value="0.03797387">
            <text:p>0.03797387</text:p>
          </table:table-cell>
          <table:table-cell office:value-type="float" office:value="0.025026433">
            <text:p>0.025026433</text:p>
          </table:table-cell>
          <table:table-cell office:value-type="float" office:value="0.027381029">
            <text:p>0.027381029</text:p>
          </table:table-cell>
          <table:table-cell office:value-type="float" office:value="0.012783395">
            <text:p>0.012783395</text:p>
          </table:table-cell>
          <table:table-cell office:value-type="float" office:value="0.021021828">
            <text:p>0.021021828</text:p>
          </table:table-cell>
          <table:table-cell office:value-type="float" office:value="0.015415201">
            <text:p>0.015415201</text:p>
          </table:table-cell>
          <table:table-cell office:value-type="float" office:value="0.020292822">
            <text:p>0.020292822</text:p>
          </table:table-cell>
          <table:table-cell office:value-type="float" office:value="0.01939387">
            <text:p>0.01939387</text:p>
          </table:table-cell>
          <table:table-cell office:value-type="float" office:value="0.009549451">
            <text:p>0.009549451</text:p>
          </table:table-cell>
          <table:table-cell office:value-type="float" office:value="0.015127954">
            <text:p>0.015127954</text:p>
          </table:table-cell>
          <table:table-cell office:value-type="float" office:value="0.015340388">
            <text:p>0.015340388</text:p>
          </table:table-cell>
          <table:table-cell office:value-type="float" office:value="0.022450905">
            <text:p>0.022450905</text:p>
          </table:table-cell>
          <table:table-cell office:value-type="float" office:value="0.013788307">
            <text:p>0.013788307</text:p>
          </table:table-cell>
          <table:table-cell office:value-type="float" office:value="0.008946826">
            <text:p>0.008946826</text:p>
          </table:table-cell>
          <table:table-cell office:value-type="float" office:value="0.019347953">
            <text:p>0.019347953</text:p>
          </table:table-cell>
          <table:table-cell office:value-type="float" office:value="0.0061177127">
            <text:p>0.0061177127</text:p>
          </table:table-cell>
          <table:table-cell office:value-type="float" office:value="0.008013914">
            <text:p>0.008013914</text:p>
          </table:table-cell>
          <table:table-cell office:value-type="float" office:value="0.009815996">
            <text:p>0.009815996</text:p>
          </table:table-cell>
          <table:table-cell office:value-type="float" office:value="0.004477334">
            <text:p>0.004477334</text:p>
          </table:table-cell>
          <table:table-cell office:value-type="float" office:value="0.007089964">
            <text:p>0.007089964</text:p>
          </table:table-cell>
          <table:table-cell office:value-type="float" office:value="0.0031681624">
            <text:p>0.0031681624</text:p>
          </table:table-cell>
          <table:table-cell office:value-type="float" office:value="0.008132546">
            <text:p>0.008132546</text:p>
          </table:table-cell>
          <table:table-cell office:value-type="float" office:value="0.0037360473">
            <text:p>0.0037360473</text:p>
          </table:table-cell>
          <table:table-cell office:value-type="float" office:value="0.0043582474">
            <text:p>0.0043582474</text:p>
          </table:table-cell>
          <table:table-cell office:value-type="float" office:value="0.008385814">
            <text:p>0.008385814</text:p>
          </table:table-cell>
          <table:table-cell office:value-type="float" office:value="0.0028430298">
            <text:p>0.0028430298</text:p>
          </table:table-cell>
          <table:table-cell office:value-type="float" office:value="0.0038235073">
            <text:p>0.0038235073</text:p>
          </table:table-cell>
          <table:table-cell office:value-type="float" office:value="0.0056431093">
            <text:p>0.0056431093</text:p>
          </table:table-cell>
          <table:table-cell office:value-type="float" office:value="0.0052867876">
            <text:p>0.0052867876</text:p>
          </table:table-cell>
          <table:table-cell office:value-type="float" office:value="0.0065503255">
            <text:p>0.0065503255</text:p>
          </table:table-cell>
          <table:table-cell office:value-type="float" office:value="0.004499631">
            <text:p>0.004499631</text:p>
          </table:table-cell>
          <table:table-cell office:value-type="float" office:value="0.0072294264">
            <text:p>0.0072294264</text:p>
          </table:table-cell>
          <table:table-cell office:value-type="float" office:value="0.0060670255">
            <text:p>0.0060670255</text:p>
          </table:table-cell>
          <table:table-cell office:value-type="float" office:value="0.004643273">
            <text:p>0.004643273</text:p>
          </table:table-cell>
          <table:table-cell office:value-type="float" office:value="0.0063073514">
            <text:p>0.0063073514</text:p>
          </table:table-cell>
          <table:table-cell office:value-type="float" office:value="0.0064025084">
            <text:p>0.0064025084</text:p>
          </table:table-cell>
          <table:table-cell office:value-type="float" office:value="0.0042994693">
            <text:p>0.0042994693</text:p>
          </table:table-cell>
          <table:table-cell office:value-type="float" office:value="0.005843458">
            <text:p>0.005843458</text:p>
          </table:table-cell>
          <table:table-cell office:value-type="float" office:value="0.0053628236">
            <text:p>0.0053628236</text:p>
          </table:table-cell>
          <table:table-cell office:value-type="float" office:value="0.0041509313">
            <text:p>0.0041509313</text:p>
          </table:table-cell>
          <table:table-cell office:value-type="float" office:value="0.006641353">
            <text:p>0.006641353</text:p>
          </table:table-cell>
          <table:table-cell office:value-type="float" office:value="0.0049737166">
            <text:p>0.0049737166</text:p>
          </table:table-cell>
          <table:table-cell office:value-type="float" office:value="0.0039436854">
            <text:p>0.0039436854</text:p>
          </table:table-cell>
          <table:table-cell office:value-type="float" office:value="0.0026343602">
            <text:p>0.0026343602</text:p>
          </table:table-cell>
          <table:table-cell office:value-type="float" office:value="0.002724475">
            <text:p>0.002724475</text:p>
          </table:table-cell>
          <table:table-cell office:value-type="float" office:value="0.004852629">
            <text:p>0.004852629</text:p>
          </table:table-cell>
          <table:table-cell office:value-type="float" office:value="0.0018551751">
            <text:p>0.0018551751</text:p>
          </table:table-cell>
          <table:table-cell office:value-type="float" office:value="0.004028368">
            <text:p>0.004028368</text:p>
          </table:table-cell>
          <table:table-cell office:value-type="float" office:value="0.0018987589">
            <text:p>0.0018987589</text:p>
          </table:table-cell>
          <table:table-cell office:value-type="float" office:value="0.0013452771">
            <text:p>0.0013452771</text:p>
          </table:table-cell>
          <table:table-cell office:value-type="float" office:value="0.0021527514">
            <text:p>0.0021527514</text:p>
          </table:table-cell>
          <table:table-cell office:value-type="float" office:value="0.0010590552">
            <text:p>0.0010590552</text:p>
          </table:table-cell>
          <table:table-cell office:value-type="float" office:value="0.0026485194">
            <text:p>0.0026485194</text:p>
          </table:table-cell>
          <table:table-cell office:value-type="float" office:value="0.0015460742">
            <text:p>0.0015460742</text:p>
          </table:table-cell>
          <table:table-cell office:value-type="float" office:value="0.0011363795">
            <text:p>0.0011363795</text:p>
          </table:table-cell>
          <table:table-cell office:value-type="float" office:value="0.0028022607">
            <text:p>0.0028022607</text:p>
          </table:table-cell>
          <table:table-cell table:style-name="ce1" office:value-type="float" office:value="0.0009969281">
            <text:p>9.97E-004</text:p>
          </table:table-cell>
          <table:table-cell office:value-type="float" office:value="0.0010972862">
            <text:p>0.0010972862</text:p>
          </table:table-cell>
          <table:table-cell office:value-type="float" office:value="0.0013676729">
            <text:p>0.0013676729</text:p>
          </table:table-cell>
          <table:table-cell office:value-type="float" office:value="0.001127172">
            <text:p>0.001127172</text:p>
          </table:table-cell>
          <table:table-cell office:value-type="float" office:value="0.0018941835">
            <text:p>0.0018941835</text:p>
          </table:table-cell>
          <table:table-cell office:value-type="float" office:value="0.0011407426">
            <text:p>0.0011407426</text:p>
          </table:table-cell>
          <table:table-cell office:value-type="float" office:value="0.0011729855">
            <text:p>0.0011729855</text:p>
          </table:table-cell>
          <table:table-cell office:value-type="float" office:value="0.0013840455">
            <text:p>0.0013840455</text:p>
          </table:table-cell>
          <table:table-cell office:value-type="float" office:value="0.0011011855">
            <text:p>0.0011011855</text:p>
          </table:table-cell>
          <table:table-cell office:value-type="float" office:value="0.0016011146">
            <text:p>0.0016011146</text:p>
          </table:table-cell>
          <table:table-cell office:value-type="float" office:value="0.0011510637">
            <text:p>0.0011510637</text:p>
          </table:table-cell>
          <table:table-cell office:value-type="float" office:value="0.0010589346">
            <text:p>0.0010589346</text:p>
          </table:table-cell>
          <table:table-cell office:value-type="float" office:value="0.0012777079">
            <text:p>0.0012777079</text:p>
          </table:table-cell>
          <table:table-cell office:value-type="float" office:value="0.0011315974">
            <text:p>0.0011315974</text:p>
          </table:table-cell>
          <table:table-cell office:value-type="float" office:value="0.0012527806">
            <text:p>0.0012527806</text:p>
          </table:table-cell>
          <table:table-cell office:value-type="float" office:value="0.0011630739">
            <text:p>0.0011630739</text:p>
          </table:table-cell>
          <table:table-cell office:value-type="float" office:value="0.0013260358">
            <text:p>0.0013260358</text:p>
          </table:table-cell>
          <table:table-cell office:value-type="float" office:value="0.001405087">
            <text:p>0.001405087</text:p>
          </table:table-cell>
          <table:table-cell office:value-type="float" office:value="0.0014134175">
            <text:p>0.0014134175</text:p>
          </table:table-cell>
          <table:table-cell office:value-type="float" office:value="0.0015183443">
            <text:p>0.0015183443</text:p>
          </table:table-cell>
          <table:table-cell office:value-type="float" office:value="0.0014442775">
            <text:p>0.0014442775</text:p>
          </table:table-cell>
          <table:table-cell office:value-type="float" office:value="0.0016367901">
            <text:p>0.0016367901</text:p>
          </table:table-cell>
          <table:table-cell office:value-type="float" office:value="0.001774115">
            <text:p>0.001774115</text:p>
          </table:table-cell>
          <table:table-cell office:value-type="float" office:value="0.0014882042">
            <text:p>0.0014882042</text:p>
          </table:table-cell>
          <table:table-cell office:value-type="float" office:value="0.0013862404">
            <text:p>0.0013862404</text:p>
          </table:table-cell>
          <table:table-cell office:value-type="float" office:value="0.001617583">
            <text:p>0.001617583</text:p>
          </table:table-cell>
          <table:table-cell office:value-type="float" office:value="0.0016920064">
            <text:p>0.0016920064</text:p>
          </table:table-cell>
          <table:table-cell office:value-type="float" office:value="0.0017541755">
            <text:p>0.0017541755</text:p>
          </table:table-cell>
          <table:table-cell office:value-type="float" office:value="0.0016062171">
            <text:p>0.0016062171</text:p>
          </table:table-cell>
          <table:table-cell office:value-type="float" office:value="0.0019201438">
            <text:p>0.0019201438</text:p>
          </table:table-cell>
          <table:table-cell office:value-type="float" office:value="0.0021738512">
            <text:p>0.0021738512</text:p>
          </table:table-cell>
          <table:table-cell office:value-type="float" office:value="0.001540889">
            <text:p>0.001540889</text:p>
          </table:table-cell>
          <table:table-cell office:value-type="float" office:value="0.002002571">
            <text:p>0.002002571</text:p>
          </table:table-cell>
          <table:table-cell office:value-type="float" office:value="0.0020112076">
            <text:p>0.0020112076</text:p>
          </table:table-cell>
          <table:table-cell office:value-type="float" office:value="0.0014008094">
            <text:p>0.0014008094</text:p>
          </table:table-cell>
          <table:table-cell office:value-type="float" office:value="0.001538012">
            <text:p>0.001538012</text:p>
          </table:table-cell>
          <table:table-cell office:value-type="float" office:value="0.0014730521">
            <text:p>0.0014730521</text:p>
          </table:table-cell>
          <table:table-cell office:value-type="float" office:value="0.0015805153">
            <text:p>0.0015805153</text:p>
          </table:table-cell>
          <table:table-cell office:value-type="float" office:value="0.0016155092">
            <text:p>0.0016155092</text:p>
          </table:table-cell>
          <table:table-cell office:value-type="float" office:value="0.0017104341">
            <text:p>0.0017104341</text:p>
          </table:table-cell>
          <table:table-cell office:value-type="float" office:value="0.0018205091">
            <text:p>0.0018205091</text:p>
          </table:table-cell>
          <table:table-cell office:value-type="float" office:value="0.0017390166">
            <text:p>0.0017390166</text:p>
          </table:table-cell>
          <table:table-cell office:value-type="float" office:value="0.0018459875">
            <text:p>0.0018459875</text:p>
          </table:table-cell>
          <table:table-cell office:value-type="float" office:value="0.0019517438">
            <text:p>0.0019517438</text:p>
          </table:table-cell>
          <table:table-cell office:value-type="float" office:value="0.0017871591">
            <text:p>0.0017871591</text:p>
          </table:table-cell>
          <table:table-cell office:value-type="float" office:value="0.0018574682">
            <text:p>0.0018574682</text:p>
          </table:table-cell>
          <table:table-cell office:value-type="float" office:value="0.0018000619">
            <text:p>0.0018000619</text:p>
          </table:table-cell>
          <table:table-cell office:value-type="float" office:value="0.001913893">
            <text:p>0.001913893</text:p>
          </table:table-cell>
          <table:table-cell office:value-type="float" office:value="0.0018968777">
            <text:p>0.0018968777</text:p>
          </table:table-cell>
          <table:table-cell office:value-type="float" office:value="0.001908782">
            <text:p>0.001908782</text:p>
          </table:table-cell>
          <table:table-cell office:value-type="float" office:value="0.0018248596">
            <text:p>0.0018248596</text:p>
          </table:table-cell>
          <table:table-cell office:value-type="float" office:value="0.0018170564">
            <text:p>0.0018170564</text:p>
          </table:table-cell>
          <table:table-cell office:value-type="float" office:value="0.0019373278">
            <text:p>0.0019373278</text:p>
          </table:table-cell>
          <table:table-cell office:value-type="float" office:value="0.0019942375">
            <text:p>0.0019942375</text:p>
          </table:table-cell>
          <table:table-cell office:value-type="float" office:value="0.001910733">
            <text:p>0.001910733</text:p>
          </table:table-cell>
          <table:table-cell office:value-type="float" office:value="0.0019715985">
            <text:p>0.0019715985</text:p>
          </table:table-cell>
          <table:table-cell office:value-type="float" office:value="0.0019935726">
            <text:p>0.0019935726</text:p>
          </table:table-cell>
          <table:table-cell office:value-type="float" office:value="0.001893931">
            <text:p>0.001893931</text:p>
          </table:table-cell>
          <table:table-cell office:value-type="float" office:value="0.0016933153">
            <text:p>0.0016933153</text:p>
          </table:table-cell>
          <table:table-cell office:value-type="float" office:value="0.0016650636">
            <text:p>0.0016650636</text:p>
          </table:table-cell>
          <table:table-cell office:value-type="float" office:value="0.0016643464">
            <text:p>0.0016643464</text:p>
          </table:table-cell>
          <table:table-cell office:value-type="float" office:value="0.0015903565">
            <text:p>0.0015903565</text:p>
          </table:table-cell>
          <table:table-cell office:value-type="float" office:value="0.0015451844">
            <text:p>0.0015451844</text:p>
          </table:table-cell>
          <table:table-cell office:value-type="float" office:value="0.0014264411">
            <text:p>0.0014264411</text:p>
          </table:table-cell>
          <table:table-cell office:value-type="float" office:value="0.0013598326">
            <text:p>0.0013598326</text:p>
          </table:table-cell>
          <table:table-cell office:value-type="float" office:value="0.0013747893">
            <text:p>0.0013747893</text:p>
          </table:table-cell>
          <table:table-cell office:value-type="float" office:value="0.0014406266">
            <text:p>0.0014406266</text:p>
          </table:table-cell>
          <table:table-cell office:value-type="float" office:value="0.0015197247">
            <text:p>0.0015197247</text:p>
          </table:table-cell>
          <table:table-cell office:value-type="float" office:value="0.0014646593">
            <text:p>0.0014646593</text:p>
          </table:table-cell>
          <table:table-cell office:value-type="float" office:value="0.001501032">
            <text:p>0.001501032</text:p>
          </table:table-cell>
          <table:table-cell office:value-type="float" office:value="0.0015432688">
            <text:p>0.0015432688</text:p>
          </table:table-cell>
          <table:table-cell office:value-type="float" office:value="0.0017230571">
            <text:p>0.0017230571</text:p>
          </table:table-cell>
          <table:table-cell office:value-type="float" office:value="0.0015507635">
            <text:p>0.0015507635</text:p>
          </table:table-cell>
          <table:table-cell office:value-type="float" office:value="0.0014680064">
            <text:p>0.0014680064</text:p>
          </table:table-cell>
          <table:table-cell office:value-type="float" office:value="0.0014821343">
            <text:p>0.0014821343</text:p>
          </table:table-cell>
          <table:table-cell office:value-type="float" office:value="0.0014328944">
            <text:p>0.0014328944</text:p>
          </table:table-cell>
          <table:table-cell office:value-type="float" office:value="0.0014369502">
            <text:p>0.0014369502</text:p>
          </table:table-cell>
          <table:table-cell office:value-type="float" office:value="0.0012639044">
            <text:p>0.0012639044</text:p>
          </table:table-cell>
          <table:table-cell office:value-type="float" office:value="0.0012210929">
            <text:p>0.0012210929</text:p>
          </table:table-cell>
          <table:table-cell office:value-type="float" office:value="0.001152888">
            <text:p>0.001152888</text:p>
          </table:table-cell>
          <table:table-cell office:value-type="float" office:value="0.0010822674">
            <text:p>0.0010822674</text:p>
          </table:table-cell>
          <table:table-cell office:value-type="float" office:value="0.0010622665">
            <text:p>0.0010622665</text:p>
          </table:table-cell>
          <table:table-cell office:value-type="float" office:value="0.0010061472">
            <text:p>0.0010061472</text:p>
          </table:table-cell>
          <table:table-cell office:value-type="float" office:value="0.0012160654">
            <text:p>0.0012160654</text:p>
          </table:table-cell>
          <table:table-cell office:value-type="float" office:value="0.001157831">
            <text:p>0.001157831</text:p>
          </table:table-cell>
          <table:table-cell table:style-name="ce1" office:value-type="float" office:value="0.0009244267">
            <text:p>9.24E-004</text:p>
          </table:table-cell>
          <table:table-cell office:value-type="float" office:value="0.0011427415">
            <text:p>0.0011427415</text:p>
          </table:table-cell>
          <table:table-cell table:style-name="ce1" office:value-type="float" office:value="0.0008733853">
            <text:p>8.73E-004</text:p>
          </table:table-cell>
          <table:table-cell office:value-type="float" office:value="0.001016896">
            <text:p>0.001016896</text:p>
          </table:table-cell>
          <table:table-cell office:value-type="float" office:value="0.0014839809">
            <text:p>0.0014839809</text:p>
          </table:table-cell>
          <table:table-cell table:style-name="ce1" office:value-type="float" office:value="0.00091678597">
            <text:p>9.17E-004</text:p>
          </table:table-cell>
          <table:table-cell office:value-type="float" office:value="0.0013389065">
            <text:p>0.0013389065</text:p>
          </table:table-cell>
          <table:table-cell table:style-name="ce1" office:value-type="float" office:value="0.0009985965">
            <text:p>9.99E-004</text:p>
          </table:table-cell>
          <table:table-cell table:style-name="ce1" office:value-type="float" office:value="0.0009920654">
            <text:p>9.92E-004</text:p>
          </table:table-cell>
          <table:table-cell office:value-type="float" office:value="0.0011676914">
            <text:p>0.0011676914</text:p>
          </table:table-cell>
          <table:table-cell table:style-name="ce1" office:value-type="float" office:value="0.0009248785">
            <text:p>9.25E-004</text:p>
          </table:table-cell>
          <table:table-cell table:style-name="ce1" office:value-type="float" office:value="0.00094149826">
            <text:p>9.41E-004</text:p>
          </table:table-cell>
          <table:table-cell table:style-name="ce1" office:value-type="float" office:value="0.00091645936">
            <text:p>9.16E-004</text:p>
          </table:table-cell>
          <table:table-cell table:style-name="ce1" office:value-type="float" office:value="0.0009959321">
            <text:p>9.96E-004</text:p>
          </table:table-cell>
          <table:table-cell table:style-name="ce1" office:value-type="float" office:value="0.00092666136">
            <text:p>9.27E-004</text:p>
          </table:table-cell>
          <table:table-cell table:style-name="ce1" office:value-type="float" office:value="0.00087059615">
            <text:p>8.71E-004</text:p>
          </table:table-cell>
          <table:table-cell table:style-name="ce1" office:value-type="float" office:value="0.000933588">
            <text:p>9.34E-004</text:p>
          </table:table-cell>
          <table:table-cell table:style-name="ce1" office:value-type="float" office:value="0.0009481469">
            <text:p>9.48E-004</text:p>
          </table:table-cell>
          <table:table-cell table:style-name="ce1" office:value-type="float" office:value="0.00086297723">
            <text:p>8.63E-004</text:p>
          </table:table-cell>
          <table:table-cell office:value-type="float" office:value="0.00092035736">
            <text:p>9.20E-004</text:p>
          </table:table-cell>
          <table:table-cell table:style-name="ce1" office:value-type="float" office:value="0.000880513">
            <text:p>8.81E-004</text:p>
          </table:table-cell>
          <table:table-cell table:style-name="ce1" office:value-type="float" office:value="0.0008779489">
            <text:p>8.78E-004</text:p>
          </table:table-cell>
          <table:table-cell office:value-type="float" office:value="0.0009017008">
            <text:p>9.02E-004</text:p>
          </table:table-cell>
          <table:table-cell table:style-name="ce1" office:value-type="float" office:value="0.0008762099">
            <text:p>8.76E-004</text:p>
          </table:table-cell>
          <table:table-cell table:style-name="ce1" office:value-type="float" office:value="0.00089662545">
            <text:p>8.97E-004</text:p>
          </table:table-cell>
          <table:table-cell table:style-name="ce1" office:value-type="float" office:value="0.00092068716">
            <text:p>9.21E-004</text:p>
          </table:table-cell>
          <table:table-cell office:value-type="float" office:value="0.0008552381">
            <text:p>8.55E-004</text:p>
          </table:table-cell>
          <table:table-cell office:value-type="float" office:value="0.0008523906">
            <text:p>8.52E-004</text:p>
          </table:table-cell>
          <table:table-cell office:value-type="float" office:value="0.0008398417">
            <text:p>8.40E-004</text:p>
          </table:table-cell>
          <table:table-cell office:value-type="float" office:value="0.0008437939">
            <text:p>8.44E-004</text:p>
          </table:table-cell>
          <table:table-cell office:value-type="float" office:value="0.0008311809">
            <text:p>8.31E-004</text:p>
          </table:table-cell>
          <table:table-cell office:value-type="float" office:value="0.00082627934">
            <text:p>8.26E-004</text:p>
          </table:table-cell>
          <table:table-cell office:value-type="float" office:value="0.00083941116">
            <text:p>8.39E-004</text:p>
          </table:table-cell>
          <table:table-cell office:value-type="float" office:value="0.0009021496">
            <text:p>9.02E-004</text:p>
          </table:table-cell>
          <table:table-cell office:value-type="float" office:value="0.0017934989">
            <text:p>0.0017934989</text:p>
          </table:table-cell>
          <table:table-cell table:style-name="ce1" office:value-type="float" office:value="0.0008931325">
            <text:p>8.93E-004</text:p>
          </table:table-cell>
          <table:table-cell office:value-type="float" office:value="0.00079068454">
            <text:p>7.91E-004</text:p>
          </table:table-cell>
          <table:table-cell office:value-type="float" office:value="0.0007996873">
            <text:p>8.00E-004</text:p>
          </table:table-cell>
          <table:table-cell office:value-type="float" office:value="0.0007639085">
            <text:p>7.64E-004</text:p>
          </table:table-cell>
          <table:table-cell office:value-type="float" office:value="0.0005940629">
            <text:p>5.94E-004</text:p>
          </table:table-cell>
          <table:table-cell office:value-type="float" office:value="0.0005710337">
            <text:p>5.71E-004</text:p>
          </table:table-cell>
          <table:table-cell office:value-type="float" office:value="0.0005535841">
            <text:p>5.54E-004</text:p>
          </table:table-cell>
          <table:table-cell office:value-type="float" office:value="0.0005558789">
            <text:p>5.56E-004</text:p>
          </table:table-cell>
          <table:table-cell office:value-type="float" office:value="0.0005570347">
            <text:p>5.57E-004</text:p>
          </table:table-cell>
          <table:table-cell office:value-type="float" office:value="0.00055956875">
            <text:p>5.60E-004</text:p>
          </table:table-cell>
          <table:table-cell office:value-type="float" office:value="0.00056179834">
            <text:p>5.62E-004</text:p>
          </table:table-cell>
          <table:table-cell office:value-type="float" office:value="0.00056024926">
            <text:p>5.60E-004</text:p>
          </table:table-cell>
          <table:table-cell office:value-type="float" office:value="0.0005608837">
            <text:p>5.61E-004</text:p>
          </table:table-cell>
          <table:table-cell office:value-type="float" office:value="0.0005609991">
            <text:p>5.61E-004</text:p>
          </table:table-cell>
          <table:table-cell office:value-type="float" office:value="0.0005622787">
            <text:p>5.62E-004</text:p>
          </table:table-cell>
          <table:table-cell office:value-type="float" office:value="0.00056426896">
            <text:p>5.64E-004</text:p>
          </table:table-cell>
          <table:table-cell office:value-type="float" office:value="0.0005663999">
            <text:p>5.66E-004</text:p>
          </table:table-cell>
          <table:table-cell office:value-type="float" office:value="0.0005663433">
            <text:p>5.66E-004</text:p>
          </table:table-cell>
          <table:table-cell office:value-type="float" office:value="0.0005681438">
            <text:p>5.68E-004</text:p>
          </table:table-cell>
          <table:table-cell office:value-type="float" office:value="0.00056802365">
            <text:p>5.68E-004</text:p>
          </table:table-cell>
          <table:table-cell office:value-type="float" office:value="0.000568965">
            <text:p>5.69E-004</text:p>
          </table:table-cell>
          <table:table-cell office:value-type="float" office:value="0.0005714806">
            <text:p>5.71E-004</text:p>
          </table:table-cell>
          <table:table-cell office:value-type="float" office:value="0.0005727771">
            <text:p>5.73E-004</text:p>
          </table:table-cell>
          <table:table-cell office:value-type="float" office:value="0.00057303504">
            <text:p>5.73E-004</text:p>
          </table:table-cell>
          <table:table-cell office:value-type="float" office:value="0.00057475275">
            <text:p>5.75E-004</text:p>
          </table:table-cell>
          <table:table-cell office:value-type="float" office:value="0.0005768641">
            <text:p>5.77E-004</text:p>
          </table:table-cell>
          <table:table-cell office:value-type="float" office:value="0.0005779816">
            <text:p>5.78E-004</text:p>
          </table:table-cell>
          <table:table-cell office:value-type="float" office:value="0.00057940144">
            <text:p>5.79E-004</text:p>
          </table:table-cell>
          <table:table-cell office:value-type="float" office:value="0.00058211404">
            <text:p>5.82E-004</text:p>
          </table:table-cell>
          <table:table-cell office:value-type="float" office:value="0.0005837486">
            <text:p>5.84E-004</text:p>
          </table:table-cell>
          <table:table-cell office:value-type="float" office:value="0.0005848525">
            <text:p>5.85E-004</text:p>
          </table:table-cell>
          <table:table-cell office:value-type="float" office:value="0.00058609986">
            <text:p>5.86E-004</text:p>
          </table:table-cell>
          <table:table-cell office:value-type="float" office:value="0.00058736635">
            <text:p>5.87E-004</text:p>
          </table:table-cell>
          <table:table-cell office:value-type="float" office:value="0.0005875083">
            <text:p>5.88E-004</text:p>
          </table:table-cell>
          <table:table-cell office:value-type="float" office:value="0.00059082784">
            <text:p>5.91E-004</text:p>
          </table:table-cell>
          <table:table-cell office:value-type="float" office:value="0.00059237913">
            <text:p>5.92E-004</text:p>
          </table:table-cell>
          <table:table-cell office:value-type="float" office:value="0.0005925665">
            <text:p>5.93E-004</text:p>
          </table:table-cell>
          <table:table-cell office:value-type="float" office:value="0.0005931103">
            <text:p>5.93E-004</text:p>
          </table:table-cell>
          <table:table-cell office:value-type="float" office:value="0.0005967956">
            <text:p>5.97E-004</text:p>
          </table:table-cell>
          <table:table-cell office:value-type="float" office:value="0.00059781893">
            <text:p>5.98E-004</text:p>
          </table:table-cell>
          <table:table-cell office:value-type="float" office:value="0.00059966464">
            <text:p>6.00E-004</text:p>
          </table:table-cell>
          <table:table-cell office:value-type="float" office:value="0.0005999413">
            <text:p>6.00E-004</text:p>
          </table:table-cell>
          <table:table-cell office:value-type="float" office:value="0.00060156354">
            <text:p>6.02E-004</text:p>
          </table:table-cell>
          <table:table-cell office:value-type="float" office:value="0.0006041961">
            <text:p>6.04E-004</text:p>
          </table:table-cell>
          <table:table-cell office:value-type="float" office:value="0.00060550595">
            <text:p>6.06E-004</text:p>
          </table:table-cell>
          <table:table-cell office:value-type="float" office:value="0.0006066279">
            <text:p>6.07E-004</text:p>
          </table:table-cell>
          <table:table-cell office:value-type="float" office:value="0.00060867623">
            <text:p>6.09E-004</text:p>
          </table:table-cell>
          <table:table-cell office:value-type="float" office:value="0.0006116254">
            <text:p>6.12E-004</text:p>
          </table:table-cell>
          <table:table-cell office:value-type="float" office:value="0.000612774">
            <text:p>6.13E-004</text:p>
          </table:table-cell>
          <table:table-cell office:value-type="float" office:value="0.0006139757">
            <text:p>6.14E-004</text:p>
          </table:table-cell>
          <table:table-cell office:value-type="float" office:value="0.0006160634">
            <text:p>6.16E-004</text:p>
          </table:table-cell>
          <table:table-cell office:value-type="float" office:value="0.00061846693">
            <text:p>6.18E-004</text:p>
          </table:table-cell>
          <table:table-cell office:value-type="float" office:value="0.00062065735">
            <text:p>6.21E-004</text:p>
          </table:table-cell>
          <table:table-cell office:value-type="float" office:value="0.00062123744">
            <text:p>6.21E-004</text:p>
          </table:table-cell>
          <table:table-cell office:value-type="float" office:value="0.00062337605">
            <text:p>6.23E-004</text:p>
          </table:table-cell>
          <table:table-cell office:value-type="float" office:value="0.00062543096">
            <text:p>6.25E-004</text:p>
          </table:table-cell>
          <table:table-cell office:value-type="float" office:value="0.00062884873">
            <text:p>6.29E-004</text:p>
          </table:table-cell>
          <table:table-cell office:value-type="float" office:value="0.0006299366">
            <text:p>6.30E-004</text:p>
          </table:table-cell>
          <table:table-cell office:value-type="float" office:value="0.0006313662">
            <text:p>6.31E-004</text:p>
          </table:table-cell>
          <table:table-cell office:value-type="float" office:value="0.0006332914">
            <text:p>6.33E-004</text:p>
          </table:table-cell>
          <table:table-cell office:value-type="float" office:value="0.0006361683">
            <text:p>6.36E-004</text:p>
          </table:table-cell>
          <table:table-cell office:value-type="float" office:value="0.0006381824">
            <text:p>6.38E-004</text:p>
          </table:table-cell>
          <table:table-cell office:value-type="float" office:value="0.0006399601">
            <text:p>6.40E-004</text:p>
          </table:table-cell>
          <table:table-cell office:value-type="float" office:value="0.00064168323">
            <text:p>6.42E-004</text:p>
          </table:table-cell>
          <table:table-cell office:value-type="float" office:value="0.0006436874">
            <text:p>6.44E-004</text:p>
          </table:table-cell>
          <table:table-cell office:value-type="float" office:value="0.00064686465">
            <text:p>6.47E-004</text:p>
          </table:table-cell>
          <table:table-cell office:value-type="float" office:value="0.00064867944">
            <text:p>6.49E-004</text:p>
          </table:table-cell>
          <table:table-cell office:value-type="float" office:value="0.0006504647">
            <text:p>6.50E-004</text:p>
          </table:table-cell>
          <table:table-cell office:value-type="float" office:value="0.00065206207">
            <text:p>6.52E-004</text:p>
          </table:table-cell>
          <table:table-cell office:value-type="float" office:value="0.00065572234">
            <text:p>6.56E-004</text:p>
          </table:table-cell>
          <table:table-cell office:value-type="float" office:value="0.00065779913">
            <text:p>6.58E-004</text:p>
          </table:table-cell>
          <table:table-cell office:value-type="float" office:value="0.0006598861">
            <text:p>6.60E-004</text:p>
          </table:table-cell>
          <table:table-cell office:value-type="float" office:value="0.0006615724">
            <text:p>6.62E-004</text:p>
          </table:table-cell>
          <table:table-cell/>
        </table:table-row>
        <table:table-row table:style-name="ro1">
          <table:table-cell office:value-type="string">
            <text:p>/mnt/share/Music/Albums/Ravi Shankar/Three Ragas/01 Raga Jog.mp3</text:p>
          </table:table-cell>
          <table:table-cell office:value-type="float" office:value="0.013275883">
            <text:p>0.013275883</text:p>
          </table:table-cell>
          <table:table-cell office:value-type="float" office:value="0.021705372">
            <text:p>0.021705372</text:p>
          </table:table-cell>
          <table:table-cell office:value-type="float" office:value="0.009247356">
            <text:p>0.009247356</text:p>
          </table:table-cell>
          <table:table-cell office:value-type="float" office:value="0.033964943">
            <text:p>0.033964943</text:p>
          </table:table-cell>
          <table:table-cell office:value-type="float" office:value="0.024307976">
            <text:p>0.024307976</text:p>
          </table:table-cell>
          <table:table-cell office:value-type="float" office:value="0.012911735">
            <text:p>0.012911735</text:p>
          </table:table-cell>
          <table:table-cell office:value-type="float" office:value="0.025083259">
            <text:p>0.025083259</text:p>
          </table:table-cell>
          <table:table-cell office:value-type="float" office:value="0.015532693">
            <text:p>0.015532693</text:p>
          </table:table-cell>
          <table:table-cell office:value-type="float" office:value="0.017240863">
            <text:p>0.017240863</text:p>
          </table:table-cell>
          <table:table-cell office:value-type="float" office:value="0.056863423">
            <text:p>0.056863423</text:p>
          </table:table-cell>
          <table:table-cell office:value-type="float" office:value="0.013215911">
            <text:p>0.013215911</text:p>
          </table:table-cell>
          <table:table-cell office:value-type="float" office:value="0.019601235">
            <text:p>0.019601235</text:p>
          </table:table-cell>
          <table:table-cell office:value-type="float" office:value="0.020983603">
            <text:p>0.020983603</text:p>
          </table:table-cell>
          <table:table-cell office:value-type="float" office:value="0.0059309">
            <text:p>0.0059309</text:p>
          </table:table-cell>
          <table:table-cell office:value-type="float" office:value="0.011672848">
            <text:p>0.011672848</text:p>
          </table:table-cell>
          <table:table-cell office:value-type="float" office:value="0.017277434">
            <text:p>0.017277434</text:p>
          </table:table-cell>
          <table:table-cell office:value-type="float" office:value="0.0076881573">
            <text:p>0.0076881573</text:p>
          </table:table-cell>
          <table:table-cell office:value-type="float" office:value="0.004448053">
            <text:p>0.004448053</text:p>
          </table:table-cell>
          <table:table-cell office:value-type="float" office:value="0.012483937">
            <text:p>0.012483937</text:p>
          </table:table-cell>
          <table:table-cell office:value-type="float" office:value="0.006173562">
            <text:p>0.006173562</text:p>
          </table:table-cell>
          <table:table-cell office:value-type="float" office:value="0.0065913904">
            <text:p>0.0065913904</text:p>
          </table:table-cell>
          <table:table-cell office:value-type="float" office:value="0.013092197">
            <text:p>0.013092197</text:p>
          </table:table-cell>
          <table:table-cell office:value-type="float" office:value="0.011185896">
            <text:p>0.011185896</text:p>
          </table:table-cell>
          <table:table-cell office:value-type="float" office:value="0.009479017">
            <text:p>0.009479017</text:p>
          </table:table-cell>
          <table:table-cell office:value-type="float" office:value="0.0073654656">
            <text:p>0.0073654656</text:p>
          </table:table-cell>
          <table:table-cell office:value-type="float" office:value="0.014625232">
            <text:p>0.014625232</text:p>
          </table:table-cell>
          <table:table-cell office:value-type="float" office:value="0.005790381">
            <text:p>0.005790381</text:p>
          </table:table-cell>
          <table:table-cell office:value-type="float" office:value="0.00742149">
            <text:p>0.00742149</text:p>
          </table:table-cell>
          <table:table-cell office:value-type="float" office:value="0.013102623">
            <text:p>0.013102623</text:p>
          </table:table-cell>
          <table:table-cell office:value-type="float" office:value="0.007144546">
            <text:p>0.007144546</text:p>
          </table:table-cell>
          <table:table-cell office:value-type="float" office:value="0.0062433924">
            <text:p>0.0062433924</text:p>
          </table:table-cell>
          <table:table-cell office:value-type="float" office:value="0.015347344">
            <text:p>0.015347344</text:p>
          </table:table-cell>
          <table:table-cell office:value-type="float" office:value="0.010487214">
            <text:p>0.010487214</text:p>
          </table:table-cell>
          <table:table-cell office:value-type="float" office:value="0.010555728">
            <text:p>0.010555728</text:p>
          </table:table-cell>
          <table:table-cell office:value-type="float" office:value="0.010820071">
            <text:p>0.010820071</text:p>
          </table:table-cell>
          <table:table-cell office:value-type="float" office:value="0.0060514132">
            <text:p>0.0060514132</text:p>
          </table:table-cell>
          <table:table-cell office:value-type="float" office:value="0.0038762607">
            <text:p>0.0038762607</text:p>
          </table:table-cell>
          <table:table-cell office:value-type="float" office:value="0.012509528">
            <text:p>0.012509528</text:p>
          </table:table-cell>
          <table:table-cell office:value-type="float" office:value="0.0037800395">
            <text:p>0.0037800395</text:p>
          </table:table-cell>
          <table:table-cell office:value-type="float" office:value="0.0050456147">
            <text:p>0.0050456147</text:p>
          </table:table-cell>
          <table:table-cell office:value-type="float" office:value="0.010186337">
            <text:p>0.010186337</text:p>
          </table:table-cell>
          <table:table-cell office:value-type="float" office:value="0.005359827">
            <text:p>0.005359827</text:p>
          </table:table-cell>
          <table:table-cell office:value-type="float" office:value="0.005109824">
            <text:p>0.005109824</text:p>
          </table:table-cell>
          <table:table-cell office:value-type="float" office:value="0.012949701">
            <text:p>0.012949701</text:p>
          </table:table-cell>
          <table:table-cell office:value-type="float" office:value="0.0096128825">
            <text:p>0.0096128825</text:p>
          </table:table-cell>
          <table:table-cell office:value-type="float" office:value="0.0039004048">
            <text:p>0.0039004048</text:p>
          </table:table-cell>
          <table:table-cell office:value-type="float" office:value="0.00648546">
            <text:p>0.00648546</text:p>
          </table:table-cell>
          <table:table-cell office:value-type="float" office:value="0.011444963">
            <text:p>0.011444963</text:p>
          </table:table-cell>
          <table:table-cell office:value-type="float" office:value="0.002738219">
            <text:p>0.002738219</text:p>
          </table:table-cell>
          <table:table-cell office:value-type="float" office:value="0.00456294">
            <text:p>0.00456294</text:p>
          </table:table-cell>
          <table:table-cell office:value-type="float" office:value="0.011944746">
            <text:p>0.011944746</text:p>
          </table:table-cell>
          <table:table-cell office:value-type="float" office:value="0.004908438">
            <text:p>0.004908438</text:p>
          </table:table-cell>
          <table:table-cell office:value-type="float" office:value="0.003522182">
            <text:p>0.003522182</text:p>
          </table:table-cell>
          <table:table-cell office:value-type="float" office:value="0.011901497">
            <text:p>0.011901497</text:p>
          </table:table-cell>
          <table:table-cell office:value-type="float" office:value="0.0059944266">
            <text:p>0.0059944266</text:p>
          </table:table-cell>
          <table:table-cell office:value-type="float" office:value="0.0054349625">
            <text:p>0.0054349625</text:p>
          </table:table-cell>
          <table:table-cell office:value-type="float" office:value="0.015074259">
            <text:p>0.015074259</text:p>
          </table:table-cell>
          <table:table-cell office:value-type="float" office:value="0.0035410821">
            <text:p>0.0035410821</text:p>
          </table:table-cell>
          <table:table-cell office:value-type="float" office:value="0.007003991">
            <text:p>0.007003991</text:p>
          </table:table-cell>
          <table:table-cell office:value-type="float" office:value="0.010706307">
            <text:p>0.010706307</text:p>
          </table:table-cell>
          <table:table-cell office:value-type="float" office:value="0.0051489957">
            <text:p>0.0051489957</text:p>
          </table:table-cell>
          <table:table-cell office:value-type="float" office:value="0.0074592303">
            <text:p>0.0074592303</text:p>
          </table:table-cell>
          <table:table-cell office:value-type="float" office:value="0.016852438">
            <text:p>0.016852438</text:p>
          </table:table-cell>
          <table:table-cell office:value-type="float" office:value="0.009177448">
            <text:p>0.009177448</text:p>
          </table:table-cell>
          <table:table-cell office:value-type="float" office:value="0.0047526215">
            <text:p>0.0047526215</text:p>
          </table:table-cell>
          <table:table-cell office:value-type="float" office:value="0.012422416">
            <text:p>0.012422416</text:p>
          </table:table-cell>
          <table:table-cell office:value-type="float" office:value="0.013934242">
            <text:p>0.013934242</text:p>
          </table:table-cell>
          <table:table-cell office:value-type="float" office:value="0.009118468">
            <text:p>0.009118468</text:p>
          </table:table-cell>
          <table:table-cell office:value-type="float" office:value="0.0076444037">
            <text:p>0.0076444037</text:p>
          </table:table-cell>
          <table:table-cell office:value-type="float" office:value="0.010416375">
            <text:p>0.010416375</text:p>
          </table:table-cell>
          <table:table-cell office:value-type="float" office:value="0.014582165">
            <text:p>0.014582165</text:p>
          </table:table-cell>
          <table:table-cell office:value-type="float" office:value="0.0108009605">
            <text:p>0.0108009605</text:p>
          </table:table-cell>
          <table:table-cell office:value-type="float" office:value="0.011488442">
            <text:p>0.011488442</text:p>
          </table:table-cell>
          <table:table-cell office:value-type="float" office:value="0.0042949524">
            <text:p>0.0042949524</text:p>
          </table:table-cell>
          <table:table-cell office:value-type="float" office:value="0.0057753213">
            <text:p>0.0057753213</text:p>
          </table:table-cell>
          <table:table-cell office:value-type="float" office:value="0.016000312">
            <text:p>0.016000312</text:p>
          </table:table-cell>
          <table:table-cell office:value-type="float" office:value="0.0038391585">
            <text:p>0.0038391585</text:p>
          </table:table-cell>
          <table:table-cell office:value-type="float" office:value="0.0029672238">
            <text:p>0.0029672238</text:p>
          </table:table-cell>
          <table:table-cell office:value-type="float" office:value="0.007726629">
            <text:p>0.007726629</text:p>
          </table:table-cell>
          <table:table-cell office:value-type="float" office:value="0.0055481163">
            <text:p>0.0055481163</text:p>
          </table:table-cell>
          <table:table-cell office:value-type="float" office:value="0.0045275353">
            <text:p>0.0045275353</text:p>
          </table:table-cell>
          <table:table-cell office:value-type="float" office:value="0.010780462">
            <text:p>0.010780462</text:p>
          </table:table-cell>
          <table:table-cell office:value-type="float" office:value="0.003984084">
            <text:p>0.003984084</text:p>
          </table:table-cell>
          <table:table-cell office:value-type="float" office:value="0.0035190685">
            <text:p>0.0035190685</text:p>
          </table:table-cell>
          <table:table-cell office:value-type="float" office:value="0.0052879048">
            <text:p>0.0052879048</text:p>
          </table:table-cell>
          <table:table-cell office:value-type="float" office:value="0.0031473837">
            <text:p>0.0031473837</text:p>
          </table:table-cell>
          <table:table-cell office:value-type="float" office:value="0.0025030973">
            <text:p>0.0025030973</text:p>
          </table:table-cell>
          <table:table-cell office:value-type="float" office:value="0.009869435">
            <text:p>0.009869435</text:p>
          </table:table-cell>
          <table:table-cell office:value-type="float" office:value="0.006388214">
            <text:p>0.006388214</text:p>
          </table:table-cell>
          <table:table-cell office:value-type="float" office:value="0.0036297382">
            <text:p>0.0036297382</text:p>
          </table:table-cell>
          <table:table-cell office:value-type="float" office:value="0.003296807">
            <text:p>0.003296807</text:p>
          </table:table-cell>
          <table:table-cell office:value-type="float" office:value="0.0040480406">
            <text:p>0.0040480406</text:p>
          </table:table-cell>
          <table:table-cell office:value-type="float" office:value="0.0023023519">
            <text:p>0.0023023519</text:p>
          </table:table-cell>
          <table:table-cell office:value-type="float" office:value="0.0048144506">
            <text:p>0.0048144506</text:p>
          </table:table-cell>
          <table:table-cell office:value-type="float" office:value="0.008746143">
            <text:p>0.008746143</text:p>
          </table:table-cell>
          <table:table-cell office:value-type="float" office:value="0.0028805418">
            <text:p>0.0028805418</text:p>
          </table:table-cell>
          <table:table-cell office:value-type="float" office:value="0.0022455526">
            <text:p>0.0022455526</text:p>
          </table:table-cell>
          <table:table-cell office:value-type="float" office:value="0.0036461048">
            <text:p>0.0036461048</text:p>
          </table:table-cell>
          <table:table-cell office:value-type="float" office:value="0.002354811">
            <text:p>0.002354811</text:p>
          </table:table-cell>
          <table:table-cell office:value-type="float" office:value="0.0027871793">
            <text:p>0.0027871793</text:p>
          </table:table-cell>
          <table:table-cell office:value-type="float" office:value="0.0068731373">
            <text:p>0.0068731373</text:p>
          </table:table-cell>
          <table:table-cell office:value-type="float" office:value="0.0021710538">
            <text:p>0.0021710538</text:p>
          </table:table-cell>
          <table:table-cell office:value-type="float" office:value="0.0017180779">
            <text:p>0.0017180779</text:p>
          </table:table-cell>
          <table:table-cell office:value-type="float" office:value="0.0025038768">
            <text:p>0.0025038768</text:p>
          </table:table-cell>
          <table:table-cell office:value-type="float" office:value="0.0020784044">
            <text:p>0.0020784044</text:p>
          </table:table-cell>
          <table:table-cell office:value-type="float" office:value="0.0017222645">
            <text:p>0.0017222645</text:p>
          </table:table-cell>
          <table:table-cell office:value-type="float" office:value="0.005428672">
            <text:p>0.005428672</text:p>
          </table:table-cell>
          <table:table-cell office:value-type="float" office:value="0.0023631046">
            <text:p>0.0023631046</text:p>
          </table:table-cell>
          <table:table-cell office:value-type="float" office:value="0.0014665409">
            <text:p>0.0014665409</text:p>
          </table:table-cell>
          <table:table-cell office:value-type="float" office:value="0.0031167225">
            <text:p>0.0031167225</text:p>
          </table:table-cell>
          <table:table-cell office:value-type="float" office:value="0.0023809166">
            <text:p>0.0023809166</text:p>
          </table:table-cell>
          <table:table-cell office:value-type="float" office:value="0.0019599234">
            <text:p>0.0019599234</text:p>
          </table:table-cell>
          <table:table-cell office:value-type="float" office:value="0.002767467">
            <text:p>0.002767467</text:p>
          </table:table-cell>
          <table:table-cell office:value-type="float" office:value="0.00214995">
            <text:p>0.00214995</text:p>
          </table:table-cell>
          <table:table-cell table:style-name="ce1" office:value-type="float" office:value="0.0008978019">
            <text:p>8.98E-004</text:p>
          </table:table-cell>
          <table:table-cell table:style-name="ce1" office:value-type="float" office:value="0.000761767">
            <text:p>7.62E-004</text:p>
          </table:table-cell>
          <table:table-cell table:style-name="ce1" office:value-type="float" office:value="0.0008595445">
            <text:p>8.60E-004</text:p>
          </table:table-cell>
          <table:table-cell table:style-name="ce1" office:value-type="float" office:value="0.000810681">
            <text:p>8.11E-004</text:p>
          </table:table-cell>
          <table:table-cell office:value-type="float" office:value="0.001227315">
            <text:p>0.001227315</text:p>
          </table:table-cell>
          <table:table-cell office:value-type="float" office:value="0.0017747417">
            <text:p>0.0017747417</text:p>
          </table:table-cell>
          <table:table-cell table:style-name="ce1" office:value-type="float" office:value="0.00069996045">
            <text:p>7.00E-004</text:p>
          </table:table-cell>
          <table:table-cell table:style-name="ce1" office:value-type="float" office:value="0.00066171365">
            <text:p>6.62E-004</text:p>
          </table:table-cell>
          <table:table-cell table:style-name="ce1" office:value-type="float" office:value="0.00084225077">
            <text:p>8.42E-004</text:p>
          </table:table-cell>
          <table:table-cell table:style-name="ce1" office:value-type="float" office:value="0.0007729172">
            <text:p>7.73E-004</text:p>
          </table:table-cell>
          <table:table-cell table:style-name="ce1" office:value-type="float" office:value="0.0009937658">
            <text:p>9.94E-004</text:p>
          </table:table-cell>
          <table:table-cell office:value-type="float" office:value="0.0020920709">
            <text:p>0.0020920709</text:p>
          </table:table-cell>
          <table:table-cell office:value-type="float" office:value="0.0013355877">
            <text:p>0.0013355877</text:p>
          </table:table-cell>
          <table:table-cell office:value-type="float" office:value="0.0010765198">
            <text:p>0.0010765198</text:p>
          </table:table-cell>
          <table:table-cell office:value-type="float" office:value="0.0020830915">
            <text:p>0.0020830915</text:p>
          </table:table-cell>
          <table:table-cell office:value-type="float" office:value="0.001547912">
            <text:p>0.001547912</text:p>
          </table:table-cell>
          <table:table-cell office:value-type="float" office:value="0.0012995108">
            <text:p>0.0012995108</text:p>
          </table:table-cell>
          <table:table-cell office:value-type="float" office:value="0.0036866246">
            <text:p>0.0036866246</text:p>
          </table:table-cell>
          <table:table-cell office:value-type="float" office:value="0.0026081244">
            <text:p>0.0026081244</text:p>
          </table:table-cell>
          <table:table-cell office:value-type="float" office:value="0.0018800633">
            <text:p>0.0018800633</text:p>
          </table:table-cell>
          <table:table-cell office:value-type="float" office:value="0.002824334">
            <text:p>0.002824334</text:p>
          </table:table-cell>
          <table:table-cell office:value-type="float" office:value="0.0025036584">
            <text:p>0.0025036584</text:p>
          </table:table-cell>
          <table:table-cell office:value-type="float" office:value="0.001441428">
            <text:p>0.001441428</text:p>
          </table:table-cell>
          <table:table-cell office:value-type="float" office:value="0.0024019196">
            <text:p>0.0024019196</text:p>
          </table:table-cell>
          <table:table-cell office:value-type="float" office:value="0.0025179286">
            <text:p>0.0025179286</text:p>
          </table:table-cell>
          <table:table-cell office:value-type="float" office:value="0.0012642051">
            <text:p>0.0012642051</text:p>
          </table:table-cell>
          <table:table-cell office:value-type="float" office:value="0.0013879085">
            <text:p>0.0013879085</text:p>
          </table:table-cell>
          <table:table-cell office:value-type="float" office:value="0.0021016074">
            <text:p>0.0021016074</text:p>
          </table:table-cell>
          <table:table-cell office:value-type="float" office:value="0.0017094389">
            <text:p>0.0017094389</text:p>
          </table:table-cell>
          <table:table-cell office:value-type="float" office:value="0.0017656267">
            <text:p>0.0017656267</text:p>
          </table:table-cell>
          <table:table-cell office:value-type="float" office:value="0.002923877">
            <text:p>0.002923877</text:p>
          </table:table-cell>
          <table:table-cell office:value-type="float" office:value="0.0016344066">
            <text:p>0.0016344066</text:p>
          </table:table-cell>
          <table:table-cell office:value-type="float" office:value="0.001340281">
            <text:p>0.001340281</text:p>
          </table:table-cell>
          <table:table-cell office:value-type="float" office:value="0.001413999">
            <text:p>0.001413999</text:p>
          </table:table-cell>
          <table:table-cell office:value-type="float" office:value="0.0013050841">
            <text:p>0.0013050841</text:p>
          </table:table-cell>
          <table:table-cell office:value-type="float" office:value="0.0014922621">
            <text:p>0.0014922621</text:p>
          </table:table-cell>
          <table:table-cell office:value-type="float" office:value="0.0029357346">
            <text:p>0.0029357346</text:p>
          </table:table-cell>
          <table:table-cell office:value-type="float" office:value="0.0016547604">
            <text:p>0.0016547604</text:p>
          </table:table-cell>
          <table:table-cell office:value-type="float" office:value="0.0012854072">
            <text:p>0.0012854072</text:p>
          </table:table-cell>
          <table:table-cell office:value-type="float" office:value="0.0015666902">
            <text:p>0.0015666902</text:p>
          </table:table-cell>
          <table:table-cell office:value-type="float" office:value="0.0015346425">
            <text:p>0.0015346425</text:p>
          </table:table-cell>
          <table:table-cell office:value-type="float" office:value="0.0015400785">
            <text:p>0.0015400785</text:p>
          </table:table-cell>
          <table:table-cell office:value-type="float" office:value="0.0022626703">
            <text:p>0.0022626703</text:p>
          </table:table-cell>
          <table:table-cell office:value-type="float" office:value="0.0018434973">
            <text:p>0.0018434973</text:p>
          </table:table-cell>
          <table:table-cell office:value-type="float" office:value="0.001240102">
            <text:p>0.001240102</text:p>
          </table:table-cell>
          <table:table-cell office:value-type="float" office:value="0.0013511014">
            <text:p>0.0013511014</text:p>
          </table:table-cell>
          <table:table-cell office:value-type="float" office:value="0.0012706375">
            <text:p>0.0012706375</text:p>
          </table:table-cell>
          <table:table-cell office:value-type="float" office:value="0.0010325775">
            <text:p>0.0010325775</text:p>
          </table:table-cell>
          <table:table-cell office:value-type="float" office:value="0.0015482446">
            <text:p>0.0015482446</text:p>
          </table:table-cell>
          <table:table-cell office:value-type="float" office:value="0.0020078192">
            <text:p>0.0020078192</text:p>
          </table:table-cell>
          <table:table-cell office:value-type="float" office:value="0.0012548609">
            <text:p>0.0012548609</text:p>
          </table:table-cell>
          <table:table-cell office:value-type="float" office:value="0.0010724599">
            <text:p>0.0010724599</text:p>
          </table:table-cell>
          <table:table-cell table:style-name="Default" office:value-type="float" office:value="0.0012080201">
            <text:p>0.0012080201</text:p>
          </table:table-cell>
          <table:table-cell table:style-name="ce1" office:value-type="float" office:value="0.0009781824">
            <text:p>9.78E-004</text:p>
          </table:table-cell>
          <table:table-cell office:value-type="float" office:value="0.0010915811">
            <text:p>0.0010915811</text:p>
          </table:table-cell>
          <table:table-cell table:style-name="Default" office:value-type="float" office:value="0.0016988941">
            <text:p>0.0016988941</text:p>
          </table:table-cell>
          <table:table-cell office:value-type="float" office:value="0.001097887">
            <text:p>0.001097887</text:p>
          </table:table-cell>
          <table:table-cell table:style-name="ce1" office:value-type="float" office:value="0.00090883166">
            <text:p>9.09E-004</text:p>
          </table:table-cell>
          <table:table-cell office:value-type="float" office:value="0.0011220097">
            <text:p>0.0011220097</text:p>
          </table:table-cell>
          <table:table-cell office:value-type="float" office:value="0.0009570254">
            <text:p>9.57E-004</text:p>
          </table:table-cell>
          <table:table-cell office:value-type="float" office:value="0.0009189974">
            <text:p>9.19E-004</text:p>
          </table:table-cell>
          <table:table-cell table:style-name="Default" office:value-type="float" office:value="0.0013007496">
            <text:p>0.0013007496</text:p>
          </table:table-cell>
          <table:table-cell table:style-name="Default" office:value-type="float" office:value="0.0011069721">
            <text:p>0.0011069721</text:p>
          </table:table-cell>
          <table:table-cell office:value-type="float" office:value="0.0008246998">
            <text:p>8.25E-004</text:p>
          </table:table-cell>
          <table:table-cell office:value-type="float" office:value="0.00085490674">
            <text:p>8.55E-004</text:p>
          </table:table-cell>
          <table:table-cell office:value-type="float" office:value="0.00082344736">
            <text:p>8.23E-004</text:p>
          </table:table-cell>
          <table:table-cell office:value-type="float" office:value="0.0006825042">
            <text:p>6.83E-004</text:p>
          </table:table-cell>
          <table:table-cell table:style-name="ce1" office:value-type="float" office:value="0.00086814584">
            <text:p>8.68E-004</text:p>
          </table:table-cell>
          <table:table-cell table:style-name="ce1" office:value-type="float" office:value="0.00088750676">
            <text:p>8.88E-004</text:p>
          </table:table-cell>
          <table:table-cell office:value-type="float" office:value="0.0006503493">
            <text:p>6.50E-004</text:p>
          </table:table-cell>
          <table:table-cell office:value-type="float" office:value="0.0006177725">
            <text:p>6.18E-004</text:p>
          </table:table-cell>
          <table:table-cell office:value-type="float" office:value="0.0006342738">
            <text:p>6.34E-004</text:p>
          </table:table-cell>
          <table:table-cell office:value-type="float" office:value="0.00046111766">
            <text:p>4.61E-004</text:p>
          </table:table-cell>
          <table:table-cell office:value-type="float" office:value="0.000521679">
            <text:p>5.22E-004</text:p>
          </table:table-cell>
          <table:table-cell office:value-type="float" office:value="0.00059639156">
            <text:p>5.96E-004</text:p>
          </table:table-cell>
          <table:table-cell office:value-type="float" office:value="0.00044690713">
            <text:p>4.47E-004</text:p>
          </table:table-cell>
          <table:table-cell office:value-type="float" office:value="0.0003825516">
            <text:p>3.83E-004</text:p>
          </table:table-cell>
          <table:table-cell office:value-type="float" office:value="0.00040979366">
            <text:p>4.10E-004</text:p>
          </table:table-cell>
          <table:table-cell office:value-type="float" office:value="0.00040414056">
            <text:p>4.04E-004</text:p>
          </table:table-cell>
          <table:table-cell office:value-type="float" office:value="0.00039007646">
            <text:p>3.90E-004</text:p>
          </table:table-cell>
          <table:table-cell office:value-type="float" office:value="0.00043959456">
            <text:p>4.40E-004</text:p>
          </table:table-cell>
          <table:table-cell office:value-type="float" office:value="0.00040459796">
            <text:p>4.05E-004</text:p>
          </table:table-cell>
          <table:table-cell office:value-type="float" office:value="0.0003596099">
            <text:p>3.60E-004</text:p>
          </table:table-cell>
          <table:table-cell office:value-type="float" office:value="0.0003543459">
            <text:p>3.54E-004</text:p>
          </table:table-cell>
          <table:table-cell office:value-type="float" office:value="0.00035244058">
            <text:p>3.52E-004</text:p>
          </table:table-cell>
          <table:table-cell office:value-type="float" office:value="0.0003585808">
            <text:p>3.59E-004</text:p>
          </table:table-cell>
          <table:table-cell office:value-type="float" office:value="0.00040922366">
            <text:p>4.09E-004</text:p>
          </table:table-cell>
          <table:table-cell office:value-type="float" office:value="0.00039372512">
            <text:p>3.94E-004</text:p>
          </table:table-cell>
          <table:table-cell office:value-type="float" office:value="0.00034824276">
            <text:p>3.48E-004</text:p>
          </table:table-cell>
          <table:table-cell office:value-type="float" office:value="0.0003374747">
            <text:p>3.37E-004</text:p>
          </table:table-cell>
          <table:table-cell office:value-type="float" office:value="0.00033721642">
            <text:p>3.37E-004</text:p>
          </table:table-cell>
          <table:table-cell office:value-type="float" office:value="0.00034320084">
            <text:p>3.43E-004</text:p>
          </table:table-cell>
          <table:table-cell office:value-type="float" office:value="0.00042970185">
            <text:p>4.30E-004</text:p>
          </table:table-cell>
          <table:table-cell office:value-type="float" office:value="0.00044249336">
            <text:p>4.42E-004</text:p>
          </table:table-cell>
          <table:table-cell office:value-type="float" office:value="0.00035463957">
            <text:p>3.55E-004</text:p>
          </table:table-cell>
          <table:table-cell office:value-type="float" office:value="0.0003401987">
            <text:p>3.40E-004</text:p>
          </table:table-cell>
          <table:table-cell office:value-type="float" office:value="0.0003355799">
            <text:p>3.36E-004</text:p>
          </table:table-cell>
          <table:table-cell office:value-type="float" office:value="0.0003376972">
            <text:p>3.38E-004</text:p>
          </table:table-cell>
          <table:table-cell office:value-type="float" office:value="0.00036305742">
            <text:p>3.63E-004</text:p>
          </table:table-cell>
          <table:table-cell office:value-type="float" office:value="0.0003822806">
            <text:p>3.82E-004</text:p>
          </table:table-cell>
          <table:table-cell office:value-type="float" office:value="0.00034973095">
            <text:p>3.50E-004</text:p>
          </table:table-cell>
          <table:table-cell office:value-type="float" office:value="0.00033771165">
            <text:p>3.38E-004</text:p>
          </table:table-cell>
          <table:table-cell office:value-type="float" office:value="0.0003384396">
            <text:p>3.38E-004</text:p>
          </table:table-cell>
          <table:table-cell office:value-type="float" office:value="0.00034000282">
            <text:p>3.40E-004</text:p>
          </table:table-cell>
          <table:table-cell office:value-type="float" office:value="0.0003456948">
            <text:p>3.46E-004</text:p>
          </table:table-cell>
          <table:table-cell office:value-type="float" office:value="0.00035785642">
            <text:p>3.58E-004</text:p>
          </table:table-cell>
          <table:table-cell office:value-type="float" office:value="0.00034701888">
            <text:p>3.47E-004</text:p>
          </table:table-cell>
          <table:table-cell office:value-type="float" office:value="0.00033964607">
            <text:p>3.40E-004</text:p>
          </table:table-cell>
          <table:table-cell office:value-type="float" office:value="0.00033853538">
            <text:p>3.39E-004</text:p>
          </table:table-cell>
          <table:table-cell office:value-type="float" office:value="0.00033916914">
            <text:p>3.39E-004</text:p>
          </table:table-cell>
          <table:table-cell office:value-type="float" office:value="0.00033984578">
            <text:p>3.40E-004</text:p>
          </table:table-cell>
          <table:table-cell office:value-type="float" office:value="0.00034234984">
            <text:p>3.42E-004</text:p>
          </table:table-cell>
          <table:table-cell office:value-type="float" office:value="0.00034188802">
            <text:p>3.42E-004</text:p>
          </table:table-cell>
          <table:table-cell office:value-type="float" office:value="0.00034123243">
            <text:p>3.41E-004</text:p>
          </table:table-cell>
          <table:table-cell office:value-type="float" office:value="0.0003413542">
            <text:p>3.41E-004</text:p>
          </table:table-cell>
          <table:table-cell office:value-type="float" office:value="0.0003431628">
            <text:p>3.43E-004</text:p>
          </table:table-cell>
          <table:table-cell office:value-type="float" office:value="0.00034374333">
            <text:p>3.44E-004</text:p>
          </table:table-cell>
          <table:table-cell office:value-type="float" office:value="0.00034727447">
            <text:p>3.47E-004</text:p>
          </table:table-cell>
          <table:table-cell office:value-type="float" office:value="0.00034727596">
            <text:p>3.47E-004</text:p>
          </table:table-cell>
          <table:table-cell office:value-type="float" office:value="0.00034588636">
            <text:p>3.46E-004</text:p>
          </table:table-cell>
          <table:table-cell office:value-type="float" office:value="0.00034687837">
            <text:p>3.47E-004</text:p>
          </table:table-cell>
          <table:table-cell office:value-type="float" office:value="0.00034696108">
            <text:p>3.47E-004</text:p>
          </table:table-cell>
          <table:table-cell office:value-type="float" office:value="0.0003478948">
            <text:p>3.48E-004</text:p>
          </table:table-cell>
          <table:table-cell office:value-type="float" office:value="0.0003489027">
            <text:p>3.49E-004</text:p>
          </table:table-cell>
          <table:table-cell office:value-type="float" office:value="0.00035093594">
            <text:p>3.51E-004</text:p>
          </table:table-cell>
          <table:table-cell office:value-type="float" office:value="0.00035136813">
            <text:p>3.51E-004</text:p>
          </table:table-cell>
          <table:table-cell office:value-type="float" office:value="0.00035214904">
            <text:p>3.52E-004</text:p>
          </table:table-cell>
          <table:table-cell office:value-type="float" office:value="0.0003530257">
            <text:p>3.53E-004</text:p>
          </table:table-cell>
          <table:table-cell office:value-type="float" office:value="0.00035485753">
            <text:p>3.55E-004</text:p>
          </table:table-cell>
          <table:table-cell office:value-type="float" office:value="0.00035587384">
            <text:p>3.56E-004</text:p>
          </table:table-cell>
          <table:table-cell office:value-type="float" office:value="0.00035639858">
            <text:p>3.56E-004</text:p>
          </table:table-cell>
          <table:table-cell office:value-type="float" office:value="0.0003570083">
            <text:p>3.57E-004</text:p>
          </table:table-cell>
          <table:table-cell office:value-type="float" office:value="0.00035836198">
            <text:p>3.58E-004</text:p>
          </table:table-cell>
          <table:table-cell office:value-type="float" office:value="0.00036083162">
            <text:p>3.61E-004</text:p>
          </table:table-cell>
          <table:table-cell office:value-type="float" office:value="0.00036130878">
            <text:p>3.61E-004</text:p>
          </table:table-cell>
          <table:table-cell office:value-type="float" office:value="0.00036230462">
            <text:p>3.62E-004</text:p>
          </table:table-cell>
          <table:table-cell office:value-type="float" office:value="0.00036335347">
            <text:p>3.63E-004</text:p>
          </table:table-cell>
          <table:table-cell office:value-type="float" office:value="0.00036606527">
            <text:p>3.66E-004</text:p>
          </table:table-cell>
          <table:table-cell office:value-type="float" office:value="0.0003665774">
            <text:p>3.67E-004</text:p>
          </table:table-cell>
          <table:table-cell office:value-type="float" office:value="0.00036732925">
            <text:p>3.67E-004</text:p>
          </table:table-cell>
          <table:table-cell office:value-type="float" office:value="0.0003683784">
            <text:p>3.68E-004</text:p>
          </table:table-cell>
          <table:table-cell/>
        </table:table-row>
        <table:table-row table:style-name="ro1">
          <table:table-cell office:value-type="string">
            <text:p>/mnt/share/Music/Albums/Ravi Shankar/Three Ragas/02 Raga Ahir Bhairav.mp3</text:p>
          </table:table-cell>
          <table:table-cell office:value-type="float" office:value="0.013056175">
            <text:p>0.013056175</text:p>
          </table:table-cell>
          <table:table-cell office:value-type="float" office:value="0.012318123">
            <text:p>0.012318123</text:p>
          </table:table-cell>
          <table:table-cell office:value-type="float" office:value="0.00945103">
            <text:p>0.00945103</text:p>
          </table:table-cell>
          <table:table-cell office:value-type="float" office:value="0.03752869">
            <text:p>0.03752869</text:p>
          </table:table-cell>
          <table:table-cell office:value-type="float" office:value="0.022714276">
            <text:p>0.022714276</text:p>
          </table:table-cell>
          <table:table-cell office:value-type="float" office:value="0.015915142">
            <text:p>0.015915142</text:p>
          </table:table-cell>
          <table:table-cell office:value-type="float" office:value="0.025493033">
            <text:p>0.025493033</text:p>
          </table:table-cell>
          <table:table-cell office:value-type="float" office:value="0.014574656">
            <text:p>0.014574656</text:p>
          </table:table-cell>
          <table:table-cell office:value-type="float" office:value="0.017510135">
            <text:p>0.017510135</text:p>
          </table:table-cell>
          <table:table-cell office:value-type="float" office:value="0.050791472">
            <text:p>0.050791472</text:p>
          </table:table-cell>
          <table:table-cell office:value-type="float" office:value="0.019052573">
            <text:p>0.019052573</text:p>
          </table:table-cell>
          <table:table-cell office:value-type="float" office:value="0.013681375">
            <text:p>0.013681375</text:p>
          </table:table-cell>
          <table:table-cell office:value-type="float" office:value="0.015896829">
            <text:p>0.015896829</text:p>
          </table:table-cell>
          <table:table-cell office:value-type="float" office:value="0.0071814326">
            <text:p>0.0071814326</text:p>
          </table:table-cell>
          <table:table-cell office:value-type="float" office:value="0.008579981">
            <text:p>0.008579981</text:p>
          </table:table-cell>
          <table:table-cell office:value-type="float" office:value="0.017316641">
            <text:p>0.017316641</text:p>
          </table:table-cell>
          <table:table-cell office:value-type="float" office:value="0.010213733">
            <text:p>0.010213733</text:p>
          </table:table-cell>
          <table:table-cell office:value-type="float" office:value="0.0059214863">
            <text:p>0.0059214863</text:p>
          </table:table-cell>
          <table:table-cell office:value-type="float" office:value="0.009185065">
            <text:p>0.009185065</text:p>
          </table:table-cell>
          <table:table-cell office:value-type="float" office:value="0.010491586">
            <text:p>0.010491586</text:p>
          </table:table-cell>
          <table:table-cell office:value-type="float" office:value="0.005117626">
            <text:p>0.005117626</text:p>
          </table:table-cell>
          <table:table-cell office:value-type="float" office:value="0.009143023">
            <text:p>0.009143023</text:p>
          </table:table-cell>
          <table:table-cell office:value-type="float" office:value="0.010293847">
            <text:p>0.010293847</text:p>
          </table:table-cell>
          <table:table-cell office:value-type="float" office:value="0.008994567">
            <text:p>0.008994567</text:p>
          </table:table-cell>
          <table:table-cell office:value-type="float" office:value="0.0051888735">
            <text:p>0.0051888735</text:p>
          </table:table-cell>
          <table:table-cell office:value-type="float" office:value="0.011327691">
            <text:p>0.011327691</text:p>
          </table:table-cell>
          <table:table-cell office:value-type="float" office:value="0.0082358215">
            <text:p>0.0082358215</text:p>
          </table:table-cell>
          <table:table-cell office:value-type="float" office:value="0.0050259545">
            <text:p>0.0050259545</text:p>
          </table:table-cell>
          <table:table-cell office:value-type="float" office:value="0.008749144">
            <text:p>0.008749144</text:p>
          </table:table-cell>
          <table:table-cell office:value-type="float" office:value="0.007702935">
            <text:p>0.007702935</text:p>
          </table:table-cell>
          <table:table-cell office:value-type="float" office:value="0.005913596">
            <text:p>0.005913596</text:p>
          </table:table-cell>
          <table:table-cell office:value-type="float" office:value="0.010838192">
            <text:p>0.010838192</text:p>
          </table:table-cell>
          <table:table-cell office:value-type="float" office:value="0.004964533">
            <text:p>0.004964533</text:p>
          </table:table-cell>
          <table:table-cell office:value-type="float" office:value="0.010940358">
            <text:p>0.010940358</text:p>
          </table:table-cell>
          <table:table-cell office:value-type="float" office:value="0.007550805">
            <text:p>0.007550805</text:p>
          </table:table-cell>
          <table:table-cell office:value-type="float" office:value="0.0050826175">
            <text:p>0.0050826175</text:p>
          </table:table-cell>
          <table:table-cell office:value-type="float" office:value="0.0049154637">
            <text:p>0.0049154637</text:p>
          </table:table-cell>
          <table:table-cell office:value-type="float" office:value="0.011713494">
            <text:p>0.011713494</text:p>
          </table:table-cell>
          <table:table-cell office:value-type="float" office:value="0.009015337">
            <text:p>0.009015337</text:p>
          </table:table-cell>
          <table:table-cell office:value-type="float" office:value="0.003920705">
            <text:p>0.003920705</text:p>
          </table:table-cell>
          <table:table-cell office:value-type="float" office:value="0.00471455">
            <text:p>0.00471455</text:p>
          </table:table-cell>
          <table:table-cell office:value-type="float" office:value="0.008497259">
            <text:p>0.008497259</text:p>
          </table:table-cell>
          <table:table-cell office:value-type="float" office:value="0.0061708116">
            <text:p>0.0061708116</text:p>
          </table:table-cell>
          <table:table-cell office:value-type="float" office:value="0.0043725846">
            <text:p>0.0043725846</text:p>
          </table:table-cell>
          <table:table-cell office:value-type="float" office:value="0.012530999">
            <text:p>0.012530999</text:p>
          </table:table-cell>
          <table:table-cell office:value-type="float" office:value="0.0043706265">
            <text:p>0.0043706265</text:p>
          </table:table-cell>
          <table:table-cell office:value-type="float" office:value="0.003645041">
            <text:p>0.003645041</text:p>
          </table:table-cell>
          <table:table-cell office:value-type="float" office:value="0.009985937">
            <text:p>0.009985937</text:p>
          </table:table-cell>
          <table:table-cell office:value-type="float" office:value="0.003261559">
            <text:p>0.003261559</text:p>
          </table:table-cell>
          <table:table-cell office:value-type="float" office:value="0.0039984705">
            <text:p>0.0039984705</text:p>
          </table:table-cell>
          <table:table-cell office:value-type="float" office:value="0.01103616">
            <text:p>0.01103616</text:p>
          </table:table-cell>
          <table:table-cell office:value-type="float" office:value="0.0028799535">
            <text:p>0.0028799535</text:p>
          </table:table-cell>
          <table:table-cell office:value-type="float" office:value="0.004370858">
            <text:p>0.004370858</text:p>
          </table:table-cell>
          <table:table-cell office:value-type="float" office:value="0.0093254745">
            <text:p>0.0093254745</text:p>
          </table:table-cell>
          <table:table-cell office:value-type="float" office:value="0.004321458">
            <text:p>0.004321458</text:p>
          </table:table-cell>
          <table:table-cell office:value-type="float" office:value="0.0035405639">
            <text:p>0.0035405639</text:p>
          </table:table-cell>
          <table:table-cell office:value-type="float" office:value="0.01052404">
            <text:p>0.01052404</text:p>
          </table:table-cell>
          <table:table-cell office:value-type="float" office:value="0.0076006935">
            <text:p>0.0076006935</text:p>
          </table:table-cell>
          <table:table-cell office:value-type="float" office:value="0.003385643">
            <text:p>0.003385643</text:p>
          </table:table-cell>
          <table:table-cell office:value-type="float" office:value="0.0077114343">
            <text:p>0.0077114343</text:p>
          </table:table-cell>
          <table:table-cell office:value-type="float" office:value="0.0092364475">
            <text:p>0.0092364475</text:p>
          </table:table-cell>
          <table:table-cell office:value-type="float" office:value="0.0058978763">
            <text:p>0.0058978763</text:p>
          </table:table-cell>
          <table:table-cell office:value-type="float" office:value="0.005349355">
            <text:p>0.005349355</text:p>
          </table:table-cell>
          <table:table-cell office:value-type="float" office:value="0.013730855">
            <text:p>0.013730855</text:p>
          </table:table-cell>
          <table:table-cell office:value-type="float" office:value="0.0043502264">
            <text:p>0.0043502264</text:p>
          </table:table-cell>
          <table:table-cell office:value-type="float" office:value="0.0029260495">
            <text:p>0.0029260495</text:p>
          </table:table-cell>
          <table:table-cell office:value-type="float" office:value="0.011505003">
            <text:p>0.011505003</text:p>
          </table:table-cell>
          <table:table-cell office:value-type="float" office:value="0.0044699996">
            <text:p>0.0044699996</text:p>
          </table:table-cell>
          <table:table-cell office:value-type="float" office:value="0.0034682804">
            <text:p>0.0034682804</text:p>
          </table:table-cell>
          <table:table-cell office:value-type="float" office:value="0.011779097">
            <text:p>0.011779097</text:p>
          </table:table-cell>
          <table:table-cell office:value-type="float" office:value="0.0038782624">
            <text:p>0.0038782624</text:p>
          </table:table-cell>
          <table:table-cell office:value-type="float" office:value="0.008631589">
            <text:p>0.008631589</text:p>
          </table:table-cell>
          <table:table-cell office:value-type="float" office:value="0.009554568">
            <text:p>0.009554568</text:p>
          </table:table-cell>
          <table:table-cell office:value-type="float" office:value="0.004055928">
            <text:p>0.004055928</text:p>
          </table:table-cell>
          <table:table-cell office:value-type="float" office:value="0.0030239709">
            <text:p>0.0030239709</text:p>
          </table:table-cell>
          <table:table-cell office:value-type="float" office:value="0.0079883505">
            <text:p>0.0079883505</text:p>
          </table:table-cell>
          <table:table-cell office:value-type="float" office:value="0.007828561">
            <text:p>0.007828561</text:p>
          </table:table-cell>
          <table:table-cell office:value-type="float" office:value="0.002053955">
            <text:p>0.002053955</text:p>
          </table:table-cell>
          <table:table-cell office:value-type="float" office:value="0.002916357">
            <text:p>0.002916357</text:p>
          </table:table-cell>
          <table:table-cell office:value-type="float" office:value="0.0052596806">
            <text:p>0.0052596806</text:p>
          </table:table-cell>
          <table:table-cell office:value-type="float" office:value="0.0047855736">
            <text:p>0.0047855736</text:p>
          </table:table-cell>
          <table:table-cell office:value-type="float" office:value="0.0023674364">
            <text:p>0.0023674364</text:p>
          </table:table-cell>
          <table:table-cell office:value-type="float" office:value="0.005683208">
            <text:p>0.005683208</text:p>
          </table:table-cell>
          <table:table-cell office:value-type="float" office:value="0.002276678">
            <text:p>0.002276678</text:p>
          </table:table-cell>
          <table:table-cell office:value-type="float" office:value="0.0021394487">
            <text:p>0.0021394487</text:p>
          </table:table-cell>
          <table:table-cell office:value-type="float" office:value="0.0034529457">
            <text:p>0.0034529457</text:p>
          </table:table-cell>
          <table:table-cell office:value-type="float" office:value="0.0018837899">
            <text:p>0.0018837899</text:p>
          </table:table-cell>
          <table:table-cell office:value-type="float" office:value="0.0016319072">
            <text:p>0.0016319072</text:p>
          </table:table-cell>
          <table:table-cell office:value-type="float" office:value="0.0059832153">
            <text:p>0.0059832153</text:p>
          </table:table-cell>
          <table:table-cell office:value-type="float" office:value="0.002506332">
            <text:p>0.002506332</text:p>
          </table:table-cell>
          <table:table-cell office:value-type="float" office:value="0.0020174407">
            <text:p>0.0020174407</text:p>
          </table:table-cell>
          <table:table-cell office:value-type="float" office:value="0.002051789">
            <text:p>0.002051789</text:p>
          </table:table-cell>
          <table:table-cell office:value-type="float" office:value="0.0015342723">
            <text:p>0.0015342723</text:p>
          </table:table-cell>
          <table:table-cell office:value-type="float" office:value="0.0015142779">
            <text:p>0.0015142779</text:p>
          </table:table-cell>
          <table:table-cell office:value-type="float" office:value="0.005708878">
            <text:p>0.005708878</text:p>
          </table:table-cell>
          <table:table-cell office:value-type="float" office:value="0.0054668854">
            <text:p>0.0054668854</text:p>
          </table:table-cell>
          <table:table-cell office:value-type="float" office:value="0.0016517538">
            <text:p>0.0016517538</text:p>
          </table:table-cell>
          <table:table-cell office:value-type="float" office:value="0.0024044532">
            <text:p>0.0024044532</text:p>
          </table:table-cell>
          <table:table-cell office:value-type="float" office:value="0.0024918607">
            <text:p>0.0024918607</text:p>
          </table:table-cell>
          <table:table-cell office:value-type="float" office:value="0.0015778062">
            <text:p>0.0015778062</text:p>
          </table:table-cell>
          <table:table-cell office:value-type="float" office:value="0.001865105">
            <text:p>0.001865105</text:p>
          </table:table-cell>
          <table:table-cell office:value-type="float" office:value="0.0053135324">
            <text:p>0.0053135324</text:p>
          </table:table-cell>
          <table:table-cell office:value-type="float" office:value="0.0013419205">
            <text:p>0.0013419205</text:p>
          </table:table-cell>
          <table:table-cell office:value-type="float" office:value="0.0010929944">
            <text:p>0.0010929944</text:p>
          </table:table-cell>
          <table:table-cell office:value-type="float" office:value="0.0017929212">
            <text:p>0.0017929212</text:p>
          </table:table-cell>
          <table:table-cell office:value-type="float" office:value="0.0012030649">
            <text:p>0.0012030649</text:p>
          </table:table-cell>
          <table:table-cell office:value-type="float" office:value="0.0027611426">
            <text:p>0.0027611426</text:p>
          </table:table-cell>
          <table:table-cell office:value-type="float" office:value="0.003532721">
            <text:p>0.003532721</text:p>
          </table:table-cell>
          <table:table-cell office:value-type="float" office:value="0.0014860934">
            <text:p>0.0014860934</text:p>
          </table:table-cell>
          <table:table-cell table:style-name="ce1" office:value-type="float" office:value="0.0009914017">
            <text:p>9.91E-004</text:p>
          </table:table-cell>
          <table:table-cell office:value-type="float" office:value="0.0020563724">
            <text:p>0.0020563724</text:p>
          </table:table-cell>
          <table:table-cell office:value-type="float" office:value="0.0011307045">
            <text:p>0.0011307045</text:p>
          </table:table-cell>
          <table:table-cell table:style-name="ce1" office:value-type="float" office:value="0.00087582925">
            <text:p>8.76E-004</text:p>
          </table:table-cell>
          <table:table-cell office:value-type="float" office:value="0.0015352628">
            <text:p>0.0015352628</text:p>
          </table:table-cell>
          <table:table-cell office:value-type="float" office:value="0.0020780195">
            <text:p>0.0020780195</text:p>
          </table:table-cell>
          <table:table-cell table:style-name="ce1" office:value-type="float" office:value="0.00061145914">
            <text:p>6.11E-004</text:p>
          </table:table-cell>
          <table:table-cell table:style-name="ce1" office:value-type="float" office:value="0.000806597">
            <text:p>8.07E-004</text:p>
          </table:table-cell>
          <table:table-cell table:style-name="ce1" office:value-type="float" office:value="0.0006944946">
            <text:p>6.94E-004</text:p>
          </table:table-cell>
          <table:table-cell table:style-name="ce1" office:value-type="float" office:value="0.0006986825">
            <text:p>6.99E-004</text:p>
          </table:table-cell>
          <table:table-cell table:style-name="ce1" office:value-type="float" office:value="0.00065643404">
            <text:p>6.56E-004</text:p>
          </table:table-cell>
          <table:table-cell office:value-type="float" office:value="0.0012792228">
            <text:p>0.0012792228</text:p>
          </table:table-cell>
          <table:table-cell table:style-name="ce1" office:value-type="float" office:value="0.0006838794">
            <text:p>6.84E-004</text:p>
          </table:table-cell>
          <table:table-cell table:style-name="ce1" office:value-type="float" office:value="0.0005933464">
            <text:p>5.93E-004</text:p>
          </table:table-cell>
          <table:table-cell table:style-name="ce1" office:value-type="float" office:value="0.00087597925">
            <text:p>8.76E-004</text:p>
          </table:table-cell>
          <table:table-cell table:style-name="ce1" office:value-type="float" office:value="0.0006426916">
            <text:p>6.43E-004</text:p>
          </table:table-cell>
          <table:table-cell table:style-name="ce1" office:value-type="float" office:value="0.0007264948">
            <text:p>7.26E-004</text:p>
          </table:table-cell>
          <table:table-cell office:value-type="float" office:value="0.0024295729">
            <text:p>0.0024295729</text:p>
          </table:table-cell>
          <table:table-cell office:value-type="float" office:value="0.0014736305">
            <text:p>0.0014736305</text:p>
          </table:table-cell>
          <table:table-cell table:style-name="ce1" office:value-type="float" office:value="0.00091837737">
            <text:p>9.18E-004</text:p>
          </table:table-cell>
          <table:table-cell office:value-type="float" office:value="0.002935919">
            <text:p>0.002935919</text:p>
          </table:table-cell>
          <table:table-cell office:value-type="float" office:value="0.0011137769">
            <text:p>0.0011137769</text:p>
          </table:table-cell>
          <table:table-cell table:style-name="ce1" office:value-type="float" office:value="0.0009353483">
            <text:p>9.35E-004</text:p>
          </table:table-cell>
          <table:table-cell office:value-type="float" office:value="0.0020946576">
            <text:p>0.0020946576</text:p>
          </table:table-cell>
          <table:table-cell office:value-type="float" office:value="0.002479261">
            <text:p>0.002479261</text:p>
          </table:table-cell>
          <table:table-cell office:value-type="float" office:value="0.0010031019">
            <text:p>0.0010031019</text:p>
          </table:table-cell>
          <table:table-cell office:value-type="float" office:value="0.0018001468">
            <text:p>0.0018001468</text:p>
          </table:table-cell>
          <table:table-cell office:value-type="float" office:value="0.0014692352">
            <text:p>0.0014692352</text:p>
          </table:table-cell>
          <table:table-cell table:style-name="ce1" office:value-type="float" office:value="0.000891859">
            <text:p>8.92E-004</text:p>
          </table:table-cell>
          <table:table-cell office:value-type="float" office:value="0.0010399882">
            <text:p>0.0010399882</text:p>
          </table:table-cell>
          <table:table-cell office:value-type="float" office:value="0.0021376836">
            <text:p>0.0021376836</text:p>
          </table:table-cell>
          <table:table-cell office:value-type="float" office:value="0.0010252447">
            <text:p>0.0010252447</text:p>
          </table:table-cell>
          <table:table-cell table:style-name="ce1" office:value-type="float" office:value="0.0009864685">
            <text:p>9.86E-004</text:p>
          </table:table-cell>
          <table:table-cell office:value-type="float" office:value="0.001563207">
            <text:p>0.001563207</text:p>
          </table:table-cell>
          <table:table-cell office:value-type="float" office:value="0.0010874146">
            <text:p>0.0010874146</text:p>
          </table:table-cell>
          <table:table-cell table:style-name="ce1" office:value-type="float" office:value="0.0009985899">
            <text:p>9.99E-004</text:p>
          </table:table-cell>
          <table:table-cell office:value-type="float" office:value="0.0016916915">
            <text:p>0.0016916915</text:p>
          </table:table-cell>
          <table:table-cell office:value-type="float" office:value="0.0012807333">
            <text:p>0.0012807333</text:p>
          </table:table-cell>
          <table:table-cell office:value-type="float" office:value="0.0012031407">
            <text:p>0.0012031407</text:p>
          </table:table-cell>
          <table:table-cell office:value-type="float" office:value="0.0010891955">
            <text:p>0.0010891955</text:p>
          </table:table-cell>
          <table:table-cell office:value-type="float" office:value="0.0021222522">
            <text:p>0.0021222522</text:p>
          </table:table-cell>
          <table:table-cell office:value-type="float" office:value="0.0012464299">
            <text:p>0.0012464299</text:p>
          </table:table-cell>
          <table:table-cell office:value-type="float" office:value="0.0024627596">
            <text:p>0.0024627596</text:p>
          </table:table-cell>
          <table:table-cell office:value-type="float" office:value="0.0032073986">
            <text:p>0.0032073986</text:p>
          </table:table-cell>
          <table:table-cell office:value-type="float" office:value="0.0010945946">
            <text:p>0.0010945946</text:p>
          </table:table-cell>
          <table:table-cell office:value-type="float" office:value="0.0012477655">
            <text:p>0.0012477655</text:p>
          </table:table-cell>
          <table:table-cell table:style-name="ce1" office:value-type="float" office:value="0.0009285835">
            <text:p>9.29E-004</text:p>
          </table:table-cell>
          <table:table-cell table:style-name="ce1" office:value-type="float" office:value="0.0009930915">
            <text:p>9.93E-004</text:p>
          </table:table-cell>
          <table:table-cell office:value-type="float" office:value="0.0010184145">
            <text:p>0.0010184145</text:p>
          </table:table-cell>
          <table:table-cell office:value-type="float" office:value="0.0014230215">
            <text:p>0.0014230215</text:p>
          </table:table-cell>
          <table:table-cell office:value-type="float" office:value="0.0010365623">
            <text:p>0.0010365623</text:p>
          </table:table-cell>
          <table:table-cell table:style-name="ce1" office:value-type="float" office:value="0.0009690833">
            <text:p>9.69E-004</text:p>
          </table:table-cell>
          <table:table-cell table:style-name="ce1" office:value-type="float" office:value="0.0009616929">
            <text:p>9.62E-004</text:p>
          </table:table-cell>
          <table:table-cell table:style-name="ce1" office:value-type="float" office:value="0.0007970736">
            <text:p>7.97E-004</text:p>
          </table:table-cell>
          <table:table-cell table:style-name="ce1" office:value-type="float" office:value="0.00079587323">
            <text:p>7.96E-004</text:p>
          </table:table-cell>
          <table:table-cell office:value-type="float" office:value="0.0012267046">
            <text:p>0.0012267046</text:p>
          </table:table-cell>
          <table:table-cell table:style-name="ce1" office:value-type="float" office:value="0.0009374578">
            <text:p>9.37E-004</text:p>
          </table:table-cell>
          <table:table-cell office:value-type="float" office:value="0.00073958247">
            <text:p>7.40E-004</text:p>
          </table:table-cell>
          <table:table-cell table:style-name="ce1" office:value-type="float" office:value="0.00073987496">
            <text:p>7.40E-004</text:p>
          </table:table-cell>
          <table:table-cell table:style-name="ce1" office:value-type="float" office:value="0.0006413272">
            <text:p>6.41E-004</text:p>
          </table:table-cell>
          <table:table-cell office:value-type="float" office:value="0.0006853664">
            <text:p>6.85E-004</text:p>
          </table:table-cell>
          <table:table-cell office:value-type="float" office:value="0.0012365117">
            <text:p>0.0012365117</text:p>
          </table:table-cell>
          <table:table-cell office:value-type="float" office:value="0.0010791213">
            <text:p>0.0010791213</text:p>
          </table:table-cell>
          <table:table-cell table:style-name="ce1" office:value-type="float" office:value="0.0006801769">
            <text:p>6.80E-004</text:p>
          </table:table-cell>
          <table:table-cell office:value-type="float" office:value="0.00081963325">
            <text:p>8.20E-004</text:p>
          </table:table-cell>
          <table:table-cell office:value-type="float" office:value="0.0006754482">
            <text:p>6.75E-004</text:p>
          </table:table-cell>
          <table:table-cell office:value-type="float" office:value="0.0006188158">
            <text:p>6.19E-004</text:p>
          </table:table-cell>
          <table:table-cell office:value-type="float" office:value="0.0006843199">
            <text:p>6.84E-004</text:p>
          </table:table-cell>
          <table:table-cell office:value-type="float" office:value="0.0007637148">
            <text:p>7.64E-004</text:p>
          </table:table-cell>
          <table:table-cell office:value-type="float" office:value="0.00062262814">
            <text:p>6.23E-004</text:p>
          </table:table-cell>
          <table:table-cell office:value-type="float" office:value="0.00057857047">
            <text:p>5.79E-004</text:p>
          </table:table-cell>
          <table:table-cell office:value-type="float" office:value="0.0006305793">
            <text:p>6.31E-004</text:p>
          </table:table-cell>
          <table:table-cell table:style-name="ce1" office:value-type="float" office:value="0.0005149074">
            <text:p>5.15E-004</text:p>
          </table:table-cell>
          <table:table-cell table:style-name="ce1" office:value-type="float" office:value="0.0005295203">
            <text:p>5.30E-004</text:p>
          </table:table-cell>
          <table:table-cell office:value-type="float" office:value="0.00067261106">
            <text:p>6.73E-004</text:p>
          </table:table-cell>
          <table:table-cell office:value-type="float" office:value="0.00054252637">
            <text:p>5.43E-004</text:p>
          </table:table-cell>
          <table:table-cell office:value-type="float" office:value="0.00050201744">
            <text:p>5.02E-004</text:p>
          </table:table-cell>
          <table:table-cell office:value-type="float" office:value="0.0005459943">
            <text:p>5.46E-004</text:p>
          </table:table-cell>
          <table:table-cell office:value-type="float" office:value="0.00039213646">
            <text:p>3.92E-004</text:p>
          </table:table-cell>
          <table:table-cell office:value-type="float" office:value="0.00035163332">
            <text:p>3.52E-004</text:p>
          </table:table-cell>
          <table:table-cell office:value-type="float" office:value="0.00045775663">
            <text:p>4.58E-004</text:p>
          </table:table-cell>
          <table:table-cell office:value-type="float" office:value="0.00042500897">
            <text:p>4.25E-004</text:p>
          </table:table-cell>
          <table:table-cell office:value-type="float" office:value="0.00034347584">
            <text:p>3.43E-004</text:p>
          </table:table-cell>
          <table:table-cell office:value-type="float" office:value="0.0003558281">
            <text:p>3.56E-004</text:p>
          </table:table-cell>
          <table:table-cell office:value-type="float" office:value="0.00034684737">
            <text:p>3.47E-004</text:p>
          </table:table-cell>
          <table:table-cell office:value-type="float" office:value="0.00033270151">
            <text:p>3.33E-004</text:p>
          </table:table-cell>
          <table:table-cell office:value-type="float" office:value="0.00034030195">
            <text:p>3.40E-004</text:p>
          </table:table-cell>
          <table:table-cell office:value-type="float" office:value="0.00036407917">
            <text:p>3.64E-004</text:p>
          </table:table-cell>
          <table:table-cell office:value-type="float" office:value="0.0003396368">
            <text:p>3.40E-004</text:p>
          </table:table-cell>
          <table:table-cell office:value-type="float" office:value="0.0003262382">
            <text:p>3.26E-004</text:p>
          </table:table-cell>
          <table:table-cell office:value-type="float" office:value="0.00032323188">
            <text:p>3.23E-004</text:p>
          </table:table-cell>
          <table:table-cell office:value-type="float" office:value="0.00032007904">
            <text:p>3.20E-004</text:p>
          </table:table-cell>
          <table:table-cell office:value-type="float" office:value="0.00032201712">
            <text:p>3.22E-004</text:p>
          </table:table-cell>
          <table:table-cell office:value-type="float" office:value="0.00034585956">
            <text:p>3.46E-004</text:p>
          </table:table-cell>
          <table:table-cell office:value-type="float" office:value="0.00034329743">
            <text:p>3.43E-004</text:p>
          </table:table-cell>
          <table:table-cell office:value-type="float" office:value="0.0003202162">
            <text:p>3.20E-004</text:p>
          </table:table-cell>
          <table:table-cell office:value-type="float" office:value="0.0003168248">
            <text:p>3.17E-004</text:p>
          </table:table-cell>
          <table:table-cell office:value-type="float" office:value="0.00032278014">
            <text:p>3.23E-004</text:p>
          </table:table-cell>
          <table:table-cell office:value-type="float" office:value="0.0003282354">
            <text:p>3.28E-004</text:p>
          </table:table-cell>
          <table:table-cell office:value-type="float" office:value="0.00041748252">
            <text:p>4.17E-004</text:p>
          </table:table-cell>
          <table:table-cell office:value-type="float" office:value="0.00046748997">
            <text:p>4.67E-004</text:p>
          </table:table-cell>
          <table:table-cell office:value-type="float" office:value="0.0003333125">
            <text:p>3.33E-004</text:p>
          </table:table-cell>
          <table:table-cell office:value-type="float" office:value="0.00031944292">
            <text:p>3.19E-004</text:p>
          </table:table-cell>
          <table:table-cell office:value-type="float" office:value="0.0003194969">
            <text:p>3.19E-004</text:p>
          </table:table-cell>
          <table:table-cell office:value-type="float" office:value="0.00031877952">
            <text:p>3.19E-004</text:p>
          </table:table-cell>
          <table:table-cell office:value-type="float" office:value="0.00031813688">
            <text:p>3.18E-004</text:p>
          </table:table-cell>
          <table:table-cell office:value-type="float" office:value="0.00032073655">
            <text:p>3.21E-004</text:p>
          </table:table-cell>
          <table:table-cell office:value-type="float" office:value="0.0003208408">
            <text:p>3.21E-004</text:p>
          </table:table-cell>
          <table:table-cell office:value-type="float" office:value="0.00032019842">
            <text:p>3.20E-004</text:p>
          </table:table-cell>
          <table:table-cell office:value-type="float" office:value="0.00032068856">
            <text:p>3.21E-004</text:p>
          </table:table-cell>
          <table:table-cell office:value-type="float" office:value="0.00032035675">
            <text:p>3.20E-004</text:p>
          </table:table-cell>
          <table:table-cell office:value-type="float" office:value="0.0003229199">
            <text:p>3.23E-004</text:p>
          </table:table-cell>
          <table:table-cell office:value-type="float" office:value="0.00034797902">
            <text:p>3.48E-004</text:p>
          </table:table-cell>
          <table:table-cell office:value-type="float" office:value="0.00033982136">
            <text:p>3.40E-004</text:p>
          </table:table-cell>
          <table:table-cell office:value-type="float" office:value="0.00032224308">
            <text:p>3.22E-004</text:p>
          </table:table-cell>
          <table:table-cell office:value-type="float" office:value="0.00032144194">
            <text:p>3.21E-004</text:p>
          </table:table-cell>
          <table:table-cell office:value-type="float" office:value="0.00032274847">
            <text:p>3.23E-004</text:p>
          </table:table-cell>
          <table:table-cell office:value-type="float" office:value="0.00032225074">
            <text:p>3.22E-004</text:p>
          </table:table-cell>
          <table:table-cell office:value-type="float" office:value="0.0003225456">
            <text:p>3.23E-004</text:p>
          </table:table-cell>
          <table:table-cell office:value-type="float" office:value="0.00032390308">
            <text:p>3.24E-004</text:p>
          </table:table-cell>
          <table:table-cell office:value-type="float" office:value="0.00032566715">
            <text:p>3.26E-004</text:p>
          </table:table-cell>
          <table:table-cell office:value-type="float" office:value="0.00032480436">
            <text:p>3.25E-004</text:p>
          </table:table-cell>
          <table:table-cell office:value-type="float" office:value="0.0003250575">
            <text:p>3.25E-004</text:p>
          </table:table-cell>
          <table:table-cell office:value-type="float" office:value="0.0003257956">
            <text:p>3.26E-004</text:p>
          </table:table-cell>
          <table:table-cell office:value-type="float" office:value="0.00032755313">
            <text:p>3.28E-004</text:p>
          </table:table-cell>
          <table:table-cell office:value-type="float" office:value="0.0003287154">
            <text:p>3.29E-004</text:p>
          </table:table-cell>
          <table:table-cell office:value-type="float" office:value="0.00032845023">
            <text:p>3.28E-004</text:p>
          </table:table-cell>
          <table:table-cell office:value-type="float" office:value="0.0003291919">
            <text:p>3.29E-004</text:p>
          </table:table-cell>
          <table:table-cell office:value-type="float" office:value="0.00033013">
            <text:p>3.30E-004</text:p>
          </table:table-cell>
          <table:table-cell office:value-type="float" office:value="0.0003324442">
            <text:p>3.32E-004</text:p>
          </table:table-cell>
          <table:table-cell office:value-type="float" office:value="0.00033253914">
            <text:p>3.33E-004</text:p>
          </table:table-cell>
          <table:table-cell office:value-type="float" office:value="0.00033330722">
            <text:p>3.33E-004</text:p>
          </table:table-cell>
          <table:table-cell office:value-type="float" office:value="0.00033427952">
            <text:p>3.34E-004</text:p>
          </table:table-cell>
          <table:table-cell office:value-type="float" office:value="0.0003360339">
            <text:p>3.36E-004</text:p>
          </table:table-cell>
          <table:table-cell office:value-type="float" office:value="0.00033698333">
            <text:p>3.37E-004</text:p>
          </table:table-cell>
          <table:table-cell office:value-type="float" office:value="0.00033766768">
            <text:p>3.38E-004</text:p>
          </table:table-cell>
          <table:table-cell office:value-type="float" office:value="0.00033870208">
            <text:p>3.39E-004</text:p>
          </table:table-cell>
          <table:table-cell office:value-type="float" office:value="0.00033984563">
            <text:p>3.40E-004</text:p>
          </table:table-cell>
          <table:table-cell office:value-type="float" office:value="0.00034170362">
            <text:p>3.42E-004</text:p>
          </table:table-cell>
          <table:table-cell office:value-type="float" office:value="0.00034201785">
            <text:p>3.42E-004</text:p>
          </table:table-cell>
          <table:table-cell office:value-type="float" office:value="0.00034300136">
            <text:p>3.43E-004</text:p>
          </table:table-cell>
          <table:table-cell office:value-type="float" office:value="0.00034406173">
            <text:p>3.44E-004</text:p>
          </table:table-cell>
          <table:table-cell office:value-type="float" office:value="0.00034638323">
            <text:p>3.46E-004</text:p>
          </table:table-cell>
          <table:table-cell office:value-type="float" office:value="0.00034697083">
            <text:p>3.47E-004</text:p>
          </table:table-cell>
          <table:table-cell office:value-type="float" office:value="0.00034786089">
            <text:p>3.48E-004</text:p>
          </table:table-cell>
          <table:table-cell office:value-type="float" office:value="0.0003485904">
            <text:p>3.49E-004</text:p>
          </table:table-cell>
          <table:table-cell/>
        </table:table-row>
        <table:table-row table:style-name="ro1">
          <table:table-cell office:value-type="string">
            <text:p>/mnt/share/Music/Albums/Ravi Shankar/Three Ragas/03 Raga Simhendra Madhyamam.mp3</text:p>
          </table:table-cell>
          <table:table-cell office:value-type="float" office:value="0.013114032">
            <text:p>0.013114032</text:p>
          </table:table-cell>
          <table:table-cell office:value-type="float" office:value="0.0135334395">
            <text:p>0.0135334395</text:p>
          </table:table-cell>
          <table:table-cell office:value-type="float" office:value="0.008564253">
            <text:p>0.008564253</text:p>
          </table:table-cell>
          <table:table-cell office:value-type="float" office:value="0.036163636">
            <text:p>0.036163636</text:p>
          </table:table-cell>
          <table:table-cell office:value-type="float" office:value="0.018153569">
            <text:p>0.018153569</text:p>
          </table:table-cell>
          <table:table-cell office:value-type="float" office:value="0.009637136">
            <text:p>0.009637136</text:p>
          </table:table-cell>
          <table:table-cell office:value-type="float" office:value="0.027450232">
            <text:p>0.027450232</text:p>
          </table:table-cell>
          <table:table-cell office:value-type="float" office:value="0.022932947">
            <text:p>0.022932947</text:p>
          </table:table-cell>
          <table:table-cell office:value-type="float" office:value="0.014503044">
            <text:p>0.014503044</text:p>
          </table:table-cell>
          <table:table-cell office:value-type="float" office:value="0.057617087">
            <text:p>0.057617087</text:p>
          </table:table-cell>
          <table:table-cell office:value-type="float" office:value="0.021785757">
            <text:p>0.021785757</text:p>
          </table:table-cell>
          <table:table-cell office:value-type="float" office:value="0.01594056">
            <text:p>0.01594056</text:p>
          </table:table-cell>
          <table:table-cell office:value-type="float" office:value="0.014458483">
            <text:p>0.014458483</text:p>
          </table:table-cell>
          <table:table-cell office:value-type="float" office:value="0.008097182">
            <text:p>0.008097182</text:p>
          </table:table-cell>
          <table:table-cell office:value-type="float" office:value="0.014276652">
            <text:p>0.014276652</text:p>
          </table:table-cell>
          <table:table-cell office:value-type="float" office:value="0.016534237">
            <text:p>0.016534237</text:p>
          </table:table-cell>
          <table:table-cell office:value-type="float" office:value="0.0066340333">
            <text:p>0.0066340333</text:p>
          </table:table-cell>
          <table:table-cell office:value-type="float" office:value="0.0060563604">
            <text:p>0.0060563604</text:p>
          </table:table-cell>
          <table:table-cell office:value-type="float" office:value="0.013233412">
            <text:p>0.013233412</text:p>
          </table:table-cell>
          <table:table-cell office:value-type="float" office:value="0.009867275">
            <text:p>0.009867275</text:p>
          </table:table-cell>
          <table:table-cell office:value-type="float" office:value="0.005592773">
            <text:p>0.005592773</text:p>
          </table:table-cell>
          <table:table-cell office:value-type="float" office:value="0.009308441">
            <text:p>0.009308441</text:p>
          </table:table-cell>
          <table:table-cell office:value-type="float" office:value="0.011619328">
            <text:p>0.011619328</text:p>
          </table:table-cell>
          <table:table-cell office:value-type="float" office:value="0.0077096457">
            <text:p>0.0077096457</text:p>
          </table:table-cell>
          <table:table-cell office:value-type="float" office:value="0.007640754">
            <text:p>0.007640754</text:p>
          </table:table-cell>
          <table:table-cell office:value-type="float" office:value="0.0113143">
            <text:p>0.0113143</text:p>
          </table:table-cell>
          <table:table-cell office:value-type="float" office:value="0.00822872">
            <text:p>0.00822872</text:p>
          </table:table-cell>
          <table:table-cell office:value-type="float" office:value="0.004759597">
            <text:p>0.004759597</text:p>
          </table:table-cell>
          <table:table-cell office:value-type="float" office:value="0.012741236">
            <text:p>0.012741236</text:p>
          </table:table-cell>
          <table:table-cell office:value-type="float" office:value="0.0047406154">
            <text:p>0.0047406154</text:p>
          </table:table-cell>
          <table:table-cell office:value-type="float" office:value="0.009394902">
            <text:p>0.009394902</text:p>
          </table:table-cell>
          <table:table-cell office:value-type="float" office:value="0.013177329">
            <text:p>0.013177329</text:p>
          </table:table-cell>
          <table:table-cell office:value-type="float" office:value="0.006020208">
            <text:p>0.006020208</text:p>
          </table:table-cell>
          <table:table-cell office:value-type="float" office:value="0.008998162">
            <text:p>0.008998162</text:p>
          </table:table-cell>
          <table:table-cell office:value-type="float" office:value="0.008870166">
            <text:p>0.008870166</text:p>
          </table:table-cell>
          <table:table-cell office:value-type="float" office:value="0.01229653">
            <text:p>0.01229653</text:p>
          </table:table-cell>
          <table:table-cell office:value-type="float" office:value="0.004793316">
            <text:p>0.004793316</text:p>
          </table:table-cell>
          <table:table-cell office:value-type="float" office:value="0.010735748">
            <text:p>0.010735748</text:p>
          </table:table-cell>
          <table:table-cell office:value-type="float" office:value="0.008388954">
            <text:p>0.008388954</text:p>
          </table:table-cell>
          <table:table-cell office:value-type="float" office:value="0.0053536952">
            <text:p>0.0053536952</text:p>
          </table:table-cell>
          <table:table-cell office:value-type="float" office:value="0.00610678">
            <text:p>0.00610678</text:p>
          </table:table-cell>
          <table:table-cell office:value-type="float" office:value="0.010912273">
            <text:p>0.010912273</text:p>
          </table:table-cell>
          <table:table-cell office:value-type="float" office:value="0.0069328183">
            <text:p>0.0069328183</text:p>
          </table:table-cell>
          <table:table-cell office:value-type="float" office:value="0.0046137087">
            <text:p>0.0046137087</text:p>
          </table:table-cell>
          <table:table-cell office:value-type="float" office:value="0.011452348">
            <text:p>0.011452348</text:p>
          </table:table-cell>
          <table:table-cell office:value-type="float" office:value="0.0046379156">
            <text:p>0.0046379156</text:p>
          </table:table-cell>
          <table:table-cell office:value-type="float" office:value="0.003983137">
            <text:p>0.003983137</text:p>
          </table:table-cell>
          <table:table-cell office:value-type="float" office:value="0.009135822">
            <text:p>0.009135822</text:p>
          </table:table-cell>
          <table:table-cell office:value-type="float" office:value="0.0031747876">
            <text:p>0.0031747876</text:p>
          </table:table-cell>
          <table:table-cell office:value-type="float" office:value="0.006353556">
            <text:p>0.006353556</text:p>
          </table:table-cell>
          <table:table-cell office:value-type="float" office:value="0.014308994">
            <text:p>0.014308994</text:p>
          </table:table-cell>
          <table:table-cell office:value-type="float" office:value="0.0038494535">
            <text:p>0.0038494535</text:p>
          </table:table-cell>
          <table:table-cell office:value-type="float" office:value="0.005819657">
            <text:p>0.005819657</text:p>
          </table:table-cell>
          <table:table-cell office:value-type="float" office:value="0.013869765">
            <text:p>0.013869765</text:p>
          </table:table-cell>
          <table:table-cell office:value-type="float" office:value="0.0056046713">
            <text:p>0.0056046713</text:p>
          </table:table-cell>
          <table:table-cell office:value-type="float" office:value="0.0036592549">
            <text:p>0.0036592549</text:p>
          </table:table-cell>
          <table:table-cell office:value-type="float" office:value="0.014186322">
            <text:p>0.014186322</text:p>
          </table:table-cell>
          <table:table-cell office:value-type="float" office:value="0.0105083445">
            <text:p>0.0105083445</text:p>
          </table:table-cell>
          <table:table-cell office:value-type="float" office:value="0.0047086105">
            <text:p>0.0047086105</text:p>
          </table:table-cell>
          <table:table-cell office:value-type="float" office:value="0.0076957378">
            <text:p>0.0076957378</text:p>
          </table:table-cell>
          <table:table-cell office:value-type="float" office:value="0.014644703">
            <text:p>0.014644703</text:p>
          </table:table-cell>
          <table:table-cell office:value-type="float" office:value="0.00813998">
            <text:p>0.00813998</text:p>
          </table:table-cell>
          <table:table-cell office:value-type="float" office:value="0.0070487675">
            <text:p>0.0070487675</text:p>
          </table:table-cell>
          <table:table-cell office:value-type="float" office:value="0.017879318">
            <text:p>0.017879318</text:p>
          </table:table-cell>
          <table:table-cell office:value-type="float" office:value="0.0100213485">
            <text:p>0.0100213485</text:p>
          </table:table-cell>
          <table:table-cell office:value-type="float" office:value="0.006996698">
            <text:p>0.006996698</text:p>
          </table:table-cell>
          <table:table-cell office:value-type="float" office:value="0.014238867">
            <text:p>0.014238867</text:p>
          </table:table-cell>
          <table:table-cell office:value-type="float" office:value="0.009693386">
            <text:p>0.009693386</text:p>
          </table:table-cell>
          <table:table-cell office:value-type="float" office:value="0.0058657085">
            <text:p>0.0058657085</text:p>
          </table:table-cell>
          <table:table-cell office:value-type="float" office:value="0.011695851">
            <text:p>0.011695851</text:p>
          </table:table-cell>
          <table:table-cell office:value-type="float" office:value="0.006174103">
            <text:p>0.006174103</text:p>
          </table:table-cell>
          <table:table-cell office:value-type="float" office:value="0.008379165">
            <text:p>0.008379165</text:p>
          </table:table-cell>
          <table:table-cell office:value-type="float" office:value="0.008096543">
            <text:p>0.008096543</text:p>
          </table:table-cell>
          <table:table-cell office:value-type="float" office:value="0.0036226138">
            <text:p>0.0036226138</text:p>
          </table:table-cell>
          <table:table-cell office:value-type="float" office:value="0.0042452062">
            <text:p>0.0042452062</text:p>
          </table:table-cell>
          <table:table-cell office:value-type="float" office:value="0.012345636">
            <text:p>0.012345636</text:p>
          </table:table-cell>
          <table:table-cell office:value-type="float" office:value="0.007892996">
            <text:p>0.007892996</text:p>
          </table:table-cell>
          <table:table-cell office:value-type="float" office:value="0.0033403556">
            <text:p>0.0033403556</text:p>
          </table:table-cell>
          <table:table-cell office:value-type="float" office:value="0.0046872576">
            <text:p>0.0046872576</text:p>
          </table:table-cell>
          <table:table-cell office:value-type="float" office:value="0.005700955">
            <text:p>0.005700955</text:p>
          </table:table-cell>
          <table:table-cell office:value-type="float" office:value="0.006323373">
            <text:p>0.006323373</text:p>
          </table:table-cell>
          <table:table-cell office:value-type="float" office:value="0.0043731937">
            <text:p>0.0043731937</text:p>
          </table:table-cell>
          <table:table-cell office:value-type="float" office:value="0.008254322">
            <text:p>0.008254322</text:p>
          </table:table-cell>
          <table:table-cell office:value-type="float" office:value="0.0025719798">
            <text:p>0.0025719798</text:p>
          </table:table-cell>
          <table:table-cell office:value-type="float" office:value="0.0026888233">
            <text:p>0.0026888233</text:p>
          </table:table-cell>
          <table:table-cell office:value-type="float" office:value="0.004949944">
            <text:p>0.004949944</text:p>
          </table:table-cell>
          <table:table-cell office:value-type="float" office:value="0.0022748502">
            <text:p>0.0022748502</text:p>
          </table:table-cell>
          <table:table-cell office:value-type="float" office:value="0.0018473398">
            <text:p>0.0018473398</text:p>
          </table:table-cell>
          <table:table-cell office:value-type="float" office:value="0.0057272585">
            <text:p>0.0057272585</text:p>
          </table:table-cell>
          <table:table-cell office:value-type="float" office:value="0.003399607">
            <text:p>0.003399607</text:p>
          </table:table-cell>
          <table:table-cell office:value-type="float" office:value="0.002623592">
            <text:p>0.002623592</text:p>
          </table:table-cell>
          <table:table-cell office:value-type="float" office:value="0.0026036773">
            <text:p>0.0026036773</text:p>
          </table:table-cell>
          <table:table-cell office:value-type="float" office:value="0.0021537652">
            <text:p>0.0021537652</text:p>
          </table:table-cell>
          <table:table-cell office:value-type="float" office:value="0.0017415776">
            <text:p>0.0017415776</text:p>
          </table:table-cell>
          <table:table-cell office:value-type="float" office:value="0.006458504">
            <text:p>0.006458504</text:p>
          </table:table-cell>
          <table:table-cell office:value-type="float" office:value="0.0049918583">
            <text:p>0.0049918583</text:p>
          </table:table-cell>
          <table:table-cell office:value-type="float" office:value="0.0021964023">
            <text:p>0.0021964023</text:p>
          </table:table-cell>
          <table:table-cell office:value-type="float" office:value="0.002143286">
            <text:p>0.002143286</text:p>
          </table:table-cell>
          <table:table-cell office:value-type="float" office:value="0.0027001654">
            <text:p>0.0027001654</text:p>
          </table:table-cell>
          <table:table-cell office:value-type="float" office:value="0.0020809935">
            <text:p>0.0020809935</text:p>
          </table:table-cell>
          <table:table-cell office:value-type="float" office:value="0.0024422677">
            <text:p>0.0024422677</text:p>
          </table:table-cell>
          <table:table-cell office:value-type="float" office:value="0.0041622533">
            <text:p>0.0041622533</text:p>
          </table:table-cell>
          <table:table-cell office:value-type="float" office:value="0.0016262213">
            <text:p>0.0016262213</text:p>
          </table:table-cell>
          <table:table-cell office:value-type="float" office:value="0.0016621936">
            <text:p>0.0016621936</text:p>
          </table:table-cell>
          <table:table-cell office:value-type="float" office:value="0.00246205">
            <text:p>0.00246205</text:p>
          </table:table-cell>
          <table:table-cell office:value-type="float" office:value="0.0016986479">
            <text:p>0.0016986479</text:p>
          </table:table-cell>
          <table:table-cell office:value-type="float" office:value="0.0027875807">
            <text:p>0.0027875807</text:p>
          </table:table-cell>
          <table:table-cell office:value-type="float" office:value="0.0046131555">
            <text:p>0.0046131555</text:p>
          </table:table-cell>
          <table:table-cell office:value-type="float" office:value="0.0017977074">
            <text:p>0.0017977074</text:p>
          </table:table-cell>
          <table:table-cell office:value-type="float" office:value="0.0011960899">
            <text:p>0.0011960899</text:p>
          </table:table-cell>
          <table:table-cell office:value-type="float" office:value="0.0023958562">
            <text:p>0.0023958562</text:p>
          </table:table-cell>
          <table:table-cell office:value-type="float" office:value="0.0015183971">
            <text:p>0.0015183971</text:p>
          </table:table-cell>
          <table:table-cell office:value-type="float" office:value="0.0012613931">
            <text:p>0.0012613931</text:p>
          </table:table-cell>
          <table:table-cell office:value-type="float" office:value="0.0025138154">
            <text:p>0.0025138154</text:p>
          </table:table-cell>
          <table:table-cell office:value-type="float" office:value="0.0018644274">
            <text:p>0.0018644274</text:p>
          </table:table-cell>
          <table:table-cell table:style-name="ce1" office:value-type="float" office:value="0.00091210107">
            <text:p>9.12E-004</text:p>
          </table:table-cell>
          <table:table-cell table:style-name="ce1" office:value-type="float" office:value="0.0008393506">
            <text:p>8.39E-004</text:p>
          </table:table-cell>
          <table:table-cell table:style-name="ce1" office:value-type="float" office:value="0.00076365774">
            <text:p>7.64E-004</text:p>
          </table:table-cell>
          <table:table-cell table:style-name="ce1" office:value-type="float" office:value="0.0007165393">
            <text:p>7.17E-004</text:p>
          </table:table-cell>
          <table:table-cell table:style-name="ce1" office:value-type="float" office:value="0.0008072427">
            <text:p>8.07E-004</text:p>
          </table:table-cell>
          <table:table-cell office:value-type="float" office:value="0.0014362499">
            <text:p>0.0014362499</text:p>
          </table:table-cell>
          <table:table-cell table:style-name="ce1" office:value-type="float" office:value="0.0007824569">
            <text:p>7.82E-004</text:p>
          </table:table-cell>
          <table:table-cell table:style-name="ce1" office:value-type="float" office:value="0.0007039708">
            <text:p>7.04E-004</text:p>
          </table:table-cell>
          <table:table-cell table:style-name="ce1" office:value-type="float" office:value="0.00088646385">
            <text:p>8.86E-004</text:p>
          </table:table-cell>
          <table:table-cell table:style-name="ce1" office:value-type="float" office:value="0.0007865847">
            <text:p>7.87E-004</text:p>
          </table:table-cell>
          <table:table-cell office:value-type="float" office:value="0.0010102951">
            <text:p>0.0010102951</text:p>
          </table:table-cell>
          <table:table-cell office:value-type="float" office:value="0.0020438686">
            <text:p>0.0020438686</text:p>
          </table:table-cell>
          <table:table-cell office:value-type="float" office:value="0.0012216064">
            <text:p>0.0012216064</text:p>
          </table:table-cell>
          <table:table-cell office:value-type="float" office:value="0.0011743384">
            <text:p>0.0011743384</text:p>
          </table:table-cell>
          <table:table-cell office:value-type="float" office:value="0.0023625277">
            <text:p>0.0023625277</text:p>
          </table:table-cell>
          <table:table-cell office:value-type="float" office:value="0.0015424608">
            <text:p>0.0015424608</text:p>
          </table:table-cell>
          <table:table-cell office:value-type="float" office:value="0.0014978879">
            <text:p>0.0014978879</text:p>
          </table:table-cell>
          <table:table-cell office:value-type="float" office:value="0.0027880801">
            <text:p>0.0027880801</text:p>
          </table:table-cell>
          <table:table-cell office:value-type="float" office:value="0.0023868412">
            <text:p>0.0023868412</text:p>
          </table:table-cell>
          <table:table-cell office:value-type="float" office:value="0.0016430351">
            <text:p>0.0016430351</text:p>
          </table:table-cell>
          <table:table-cell office:value-type="float" office:value="0.0018854586">
            <text:p>0.0018854586</text:p>
          </table:table-cell>
          <table:table-cell office:value-type="float" office:value="0.0016187307">
            <text:p>0.0016187307</text:p>
          </table:table-cell>
          <table:table-cell office:value-type="float" office:value="0.0011976381">
            <text:p>0.0011976381</text:p>
          </table:table-cell>
          <table:table-cell office:value-type="float" office:value="0.0017017624">
            <text:p>0.0017017624</text:p>
          </table:table-cell>
          <table:table-cell office:value-type="float" office:value="0.0023696693">
            <text:p>0.0023696693</text:p>
          </table:table-cell>
          <table:table-cell office:value-type="float" office:value="0.0012285273">
            <text:p>0.0012285273</text:p>
          </table:table-cell>
          <table:table-cell office:value-type="float" office:value="0.0014052733">
            <text:p>0.0014052733</text:p>
          </table:table-cell>
          <table:table-cell office:value-type="float" office:value="0.0017859619">
            <text:p>0.0017859619</text:p>
          </table:table-cell>
          <table:table-cell office:value-type="float" office:value="0.0013469049">
            <text:p>0.0013469049</text:p>
          </table:table-cell>
          <table:table-cell office:value-type="float" office:value="0.0013491011">
            <text:p>0.0013491011</text:p>
          </table:table-cell>
          <table:table-cell office:value-type="float" office:value="0.0021556036">
            <text:p>0.0021556036</text:p>
          </table:table-cell>
          <table:table-cell office:value-type="float" office:value="0.0016909242">
            <text:p>0.0016909242</text:p>
          </table:table-cell>
          <table:table-cell office:value-type="float" office:value="0.0013016171">
            <text:p>0.0013016171</text:p>
          </table:table-cell>
          <table:table-cell office:value-type="float" office:value="0.0025493898">
            <text:p>0.0025493898</text:p>
          </table:table-cell>
          <table:table-cell office:value-type="float" office:value="0.003405858">
            <text:p>0.003405858</text:p>
          </table:table-cell>
          <table:table-cell office:value-type="float" office:value="0.0020123622">
            <text:p>0.0020123622</text:p>
          </table:table-cell>
          <table:table-cell office:value-type="float" office:value="0.0031873637">
            <text:p>0.0031873637</text:p>
          </table:table-cell>
          <table:table-cell office:value-type="float" office:value="0.0019895125">
            <text:p>0.0019895125</text:p>
          </table:table-cell>
          <table:table-cell office:value-type="float" office:value="0.0016893833">
            <text:p>0.0016893833</text:p>
          </table:table-cell>
          <table:table-cell office:value-type="float" office:value="0.0014507944">
            <text:p>0.0014507944</text:p>
          </table:table-cell>
          <table:table-cell office:value-type="float" office:value="0.0012441642">
            <text:p>0.0012441642</text:p>
          </table:table-cell>
          <table:table-cell office:value-type="float" office:value="0.0013739927">
            <text:p>0.0013739927</text:p>
          </table:table-cell>
          <table:table-cell office:value-type="float" office:value="0.0014987686">
            <text:p>0.0014987686</text:p>
          </table:table-cell>
          <table:table-cell office:value-type="float" office:value="0.0015675259">
            <text:p>0.0015675259</text:p>
          </table:table-cell>
          <table:table-cell office:value-type="float" office:value="0.0011397178">
            <text:p>0.0011397178</text:p>
          </table:table-cell>
          <table:table-cell office:value-type="float" office:value="0.0013894575">
            <text:p>0.0013894575</text:p>
          </table:table-cell>
          <table:table-cell office:value-type="float" office:value="0.0014624425">
            <text:p>0.0014624425</text:p>
          </table:table-cell>
          <table:table-cell office:value-type="float" office:value="0.0010669035">
            <text:p>0.0010669035</text:p>
          </table:table-cell>
          <table:table-cell office:value-type="float" office:value="0.0011111116">
            <text:p>0.0011111116</text:p>
          </table:table-cell>
          <table:table-cell office:value-type="float" office:value="0.00139791">
            <text:p>0.00139791</text:p>
          </table:table-cell>
          <table:table-cell office:value-type="float" office:value="0.0011529262">
            <text:p>0.0011529262</text:p>
          </table:table-cell>
          <table:table-cell office:value-type="float" office:value="0.0009032305">
            <text:p>9.03E-004</text:p>
          </table:table-cell>
          <table:table-cell table:style-name="ce1" office:value-type="float" office:value="0.000912681">
            <text:p>9.13E-004</text:p>
          </table:table-cell>
          <table:table-cell table:style-name="ce1" office:value-type="float" office:value="0.00078324">
            <text:p>7.83E-004</text:p>
          </table:table-cell>
          <table:table-cell office:value-type="float" office:value="0.0008326664">
            <text:p>8.33E-004</text:p>
          </table:table-cell>
          <table:table-cell office:value-type="float" office:value="0.0013487537">
            <text:p>0.0013487537</text:p>
          </table:table-cell>
          <table:table-cell office:value-type="float" office:value="0.0010817443">
            <text:p>0.0010817443</text:p>
          </table:table-cell>
          <table:table-cell table:style-name="ce1" office:value-type="float" office:value="0.0008059768">
            <text:p>8.06E-004</text:p>
          </table:table-cell>
          <table:table-cell office:value-type="float" office:value="0.00084617577">
            <text:p>8.46E-004</text:p>
          </table:table-cell>
          <table:table-cell office:value-type="float" office:value="0.0008542231">
            <text:p>8.54E-004</text:p>
          </table:table-cell>
          <table:table-cell office:value-type="float" office:value="0.0007841306">
            <text:p>7.84E-004</text:p>
          </table:table-cell>
          <table:table-cell office:value-type="float" office:value="0.00086066313">
            <text:p>8.61E-004</text:p>
          </table:table-cell>
          <table:table-cell office:value-type="float" office:value="0.0009373697">
            <text:p>9.37E-004</text:p>
          </table:table-cell>
          <table:table-cell office:value-type="float" office:value="0.00072134665">
            <text:p>7.21E-004</text:p>
          </table:table-cell>
          <table:table-cell office:value-type="float" office:value="0.0006869769">
            <text:p>6.87E-004</text:p>
          </table:table-cell>
          <table:table-cell office:value-type="float" office:value="0.00075047783">
            <text:p>7.50E-004</text:p>
          </table:table-cell>
          <table:table-cell table:style-name="ce1" office:value-type="float" office:value="0.0006327391">
            <text:p>6.33E-004</text:p>
          </table:table-cell>
          <table:table-cell table:style-name="ce1" office:value-type="float" office:value="0.00062975014">
            <text:p>6.30E-004</text:p>
          </table:table-cell>
          <table:table-cell office:value-type="float" office:value="0.00075913843">
            <text:p>7.59E-004</text:p>
          </table:table-cell>
          <table:table-cell office:value-type="float" office:value="0.0006746311">
            <text:p>6.75E-004</text:p>
          </table:table-cell>
          <table:table-cell office:value-type="float" office:value="0.000578463">
            <text:p>5.78E-004</text:p>
          </table:table-cell>
          <table:table-cell office:value-type="float" office:value="0.00060681434">
            <text:p>6.07E-004</text:p>
          </table:table-cell>
          <table:table-cell office:value-type="float" office:value="0.00045430532">
            <text:p>4.54E-004</text:p>
          </table:table-cell>
          <table:table-cell office:value-type="float" office:value="0.00040766248">
            <text:p>4.08E-004</text:p>
          </table:table-cell>
          <table:table-cell office:value-type="float" office:value="0.0005292591">
            <text:p>5.29E-004</text:p>
          </table:table-cell>
          <table:table-cell office:value-type="float" office:value="0.00046243306">
            <text:p>4.62E-004</text:p>
          </table:table-cell>
          <table:table-cell office:value-type="float" office:value="0.00038047374">
            <text:p>3.80E-004</text:p>
          </table:table-cell>
          <table:table-cell office:value-type="float" office:value="0.0003891122">
            <text:p>3.89E-004</text:p>
          </table:table-cell>
          <table:table-cell office:value-type="float" office:value="0.00038955995">
            <text:p>3.90E-004</text:p>
          </table:table-cell>
          <table:table-cell office:value-type="float" office:value="0.00036956396">
            <text:p>3.70E-004</text:p>
          </table:table-cell>
          <table:table-cell office:value-type="float" office:value="0.00038097575">
            <text:p>3.81E-004</text:p>
          </table:table-cell>
          <table:table-cell office:value-type="float" office:value="0.0003930074">
            <text:p>3.93E-004</text:p>
          </table:table-cell>
          <table:table-cell office:value-type="float" office:value="0.00036100583">
            <text:p>3.61E-004</text:p>
          </table:table-cell>
          <table:table-cell office:value-type="float" office:value="0.00035689602">
            <text:p>3.57E-004</text:p>
          </table:table-cell>
          <table:table-cell office:value-type="float" office:value="0.00035728994">
            <text:p>3.57E-004</text:p>
          </table:table-cell>
          <table:table-cell office:value-type="float" office:value="0.00034776673">
            <text:p>3.48E-004</text:p>
          </table:table-cell>
          <table:table-cell office:value-type="float" office:value="0.00035184066">
            <text:p>3.52E-004</text:p>
          </table:table-cell>
          <table:table-cell office:value-type="float" office:value="0.00036127772">
            <text:p>3.61E-004</text:p>
          </table:table-cell>
          <table:table-cell office:value-type="float" office:value="0.00035226275">
            <text:p>3.52E-004</text:p>
          </table:table-cell>
          <table:table-cell office:value-type="float" office:value="0.00034593724">
            <text:p>3.46E-004</text:p>
          </table:table-cell>
          <table:table-cell office:value-type="float" office:value="0.00034436167">
            <text:p>3.44E-004</text:p>
          </table:table-cell>
          <table:table-cell office:value-type="float" office:value="0.00034571666">
            <text:p>3.46E-004</text:p>
          </table:table-cell>
          <table:table-cell office:value-type="float" office:value="0.00037373355">
            <text:p>3.74E-004</text:p>
          </table:table-cell>
          <table:table-cell office:value-type="float" office:value="0.0004562102">
            <text:p>4.56E-004</text:p>
          </table:table-cell>
          <table:table-cell office:value-type="float" office:value="0.00040233188">
            <text:p>4.02E-004</text:p>
          </table:table-cell>
          <table:table-cell office:value-type="float" office:value="0.00034372442">
            <text:p>3.44E-004</text:p>
          </table:table-cell>
          <table:table-cell office:value-type="float" office:value="0.0003394985">
            <text:p>3.39E-004</text:p>
          </table:table-cell>
          <table:table-cell office:value-type="float" office:value="0.000340959">
            <text:p>3.41E-004</text:p>
          </table:table-cell>
          <table:table-cell office:value-type="float" office:value="0.00033812207">
            <text:p>3.38E-004</text:p>
          </table:table-cell>
          <table:table-cell office:value-type="float" office:value="0.0003417917">
            <text:p>3.42E-004</text:p>
          </table:table-cell>
          <table:table-cell office:value-type="float" office:value="0.00034344374">
            <text:p>3.43E-004</text:p>
          </table:table-cell>
          <table:table-cell office:value-type="float" office:value="0.00033782178">
            <text:p>3.38E-004</text:p>
          </table:table-cell>
          <table:table-cell office:value-type="float" office:value="0.00033819446">
            <text:p>3.38E-004</text:p>
          </table:table-cell>
          <table:table-cell office:value-type="float" office:value="0.0003375133">
            <text:p>3.38E-004</text:p>
          </table:table-cell>
          <table:table-cell office:value-type="float" office:value="0.00033862624">
            <text:p>3.39E-004</text:p>
          </table:table-cell>
          <table:table-cell office:value-type="float" office:value="0.00034705538">
            <text:p>3.47E-004</text:p>
          </table:table-cell>
          <table:table-cell office:value-type="float" office:value="0.00035746026">
            <text:p>3.57E-004</text:p>
          </table:table-cell>
          <table:table-cell office:value-type="float" office:value="0.0003433929">
            <text:p>3.43E-004</text:p>
          </table:table-cell>
          <table:table-cell office:value-type="float" office:value="0.0003378987">
            <text:p>3.38E-004</text:p>
          </table:table-cell>
          <table:table-cell office:value-type="float" office:value="0.00033781235">
            <text:p>3.38E-004</text:p>
          </table:table-cell>
          <table:table-cell office:value-type="float" office:value="0.0003395877">
            <text:p>3.40E-004</text:p>
          </table:table-cell>
          <table:table-cell office:value-type="float" office:value="0.00034023687">
            <text:p>3.40E-004</text:p>
          </table:table-cell>
          <table:table-cell office:value-type="float" office:value="0.00034087262">
            <text:p>3.41E-004</text:p>
          </table:table-cell>
          <table:table-cell office:value-type="float" office:value="0.00034020515">
            <text:p>3.40E-004</text:p>
          </table:table-cell>
          <table:table-cell office:value-type="float" office:value="0.00034124876">
            <text:p>3.41E-004</text:p>
          </table:table-cell>
          <table:table-cell office:value-type="float" office:value="0.0003411605">
            <text:p>3.41E-004</text:p>
          </table:table-cell>
          <table:table-cell office:value-type="float" office:value="0.00034150708">
            <text:p>3.42E-004</text:p>
          </table:table-cell>
          <table:table-cell office:value-type="float" office:value="0.00034280555">
            <text:p>3.43E-004</text:p>
          </table:table-cell>
          <table:table-cell office:value-type="float" office:value="0.0003456187">
            <text:p>3.46E-004</text:p>
          </table:table-cell>
          <table:table-cell office:value-type="float" office:value="0.00034656908">
            <text:p>3.47E-004</text:p>
          </table:table-cell>
          <table:table-cell office:value-type="float" office:value="0.00034513752">
            <text:p>3.45E-004</text:p>
          </table:table-cell>
          <table:table-cell office:value-type="float" office:value="0.00034578575">
            <text:p>3.46E-004</text:p>
          </table:table-cell>
          <table:table-cell office:value-type="float" office:value="0.00034651128">
            <text:p>3.47E-004</text:p>
          </table:table-cell>
          <table:table-cell office:value-type="float" office:value="0.00034871913">
            <text:p>3.49E-004</text:p>
          </table:table-cell>
          <table:table-cell office:value-type="float" office:value="0.0003489894">
            <text:p>3.49E-004</text:p>
          </table:table-cell>
          <table:table-cell office:value-type="float" office:value="0.00034963188">
            <text:p>3.50E-004</text:p>
          </table:table-cell>
          <table:table-cell office:value-type="float" office:value="0.00035064598">
            <text:p>3.51E-004</text:p>
          </table:table-cell>
          <table:table-cell office:value-type="float" office:value="0.00035252824">
            <text:p>3.53E-004</text:p>
          </table:table-cell>
          <table:table-cell office:value-type="float" office:value="0.00035364012">
            <text:p>3.54E-004</text:p>
          </table:table-cell>
          <table:table-cell office:value-type="float" office:value="0.0003540956">
            <text:p>3.54E-004</text:p>
          </table:table-cell>
          <table:table-cell office:value-type="float" office:value="0.00035511653">
            <text:p>3.55E-004</text:p>
          </table:table-cell>
          <table:table-cell office:value-type="float" office:value="0.00035635184">
            <text:p>3.56E-004</text:p>
          </table:table-cell>
          <table:table-cell office:value-type="float" office:value="0.00035842846">
            <text:p>3.58E-004</text:p>
          </table:table-cell>
          <table:table-cell office:value-type="float" office:value="0.0003590546">
            <text:p>3.59E-004</text:p>
          </table:table-cell>
          <table:table-cell office:value-type="float" office:value="0.0003599674">
            <text:p>3.60E-004</text:p>
          </table:table-cell>
          <table:table-cell office:value-type="float" office:value="0.00036082344">
            <text:p>3.61E-004</text:p>
          </table:table-cell>
          <table:table-cell office:value-type="float" office:value="0.00036341939">
            <text:p>3.63E-004</text:p>
          </table:table-cell>
          <table:table-cell office:value-type="float" office:value="0.0003640512">
            <text:p>3.64E-004</text:p>
          </table:table-cell>
          <table:table-cell office:value-type="float" office:value="0.0003650451">
            <text:p>3.65E-004</text:p>
          </table:table-cell>
          <table:table-cell office:value-type="float" office:value="0.00036610238">
            <text:p>3.66E-004</text:p>
          </table:table-cell>
          <table:table-cell/>
        </table:table-row>
        <table:table-row table:style-name="ro1">
          <table:table-cell office:value-type="string">
            <text:p>/mnt/share/Music/Albums/Ravi Shankar/Passages/01 Offering.mp3</text:p>
          </table:table-cell>
          <table:table-cell office:value-type="float" office:value="0.037479963">
            <text:p>0.037479963</text:p>
          </table:table-cell>
          <table:table-cell office:value-type="float" office:value="0.040160395">
            <text:p>0.040160395</text:p>
          </table:table-cell>
          <table:table-cell office:value-type="float" office:value="0.0339179">
            <text:p>0.0339179</text:p>
          </table:table-cell>
          <table:table-cell office:value-type="float" office:value="0.041144844">
            <text:p>0.041144844</text:p>
          </table:table-cell>
          <table:table-cell office:value-type="float" office:value="0.03374595">
            <text:p>0.03374595</text:p>
          </table:table-cell>
          <table:table-cell office:value-type="float" office:value="0.029556436">
            <text:p>0.029556436</text:p>
          </table:table-cell>
          <table:table-cell office:value-type="float" office:value="0.032916225">
            <text:p>0.032916225</text:p>
          </table:table-cell>
          <table:table-cell office:value-type="float" office:value="0.02257092">
            <text:p>0.02257092</text:p>
          </table:table-cell>
          <table:table-cell office:value-type="float" office:value="0.028799515">
            <text:p>0.028799515</text:p>
          </table:table-cell>
          <table:table-cell office:value-type="float" office:value="0.0089837415">
            <text:p>0.0089837415</text:p>
          </table:table-cell>
          <table:table-cell office:value-type="float" office:value="0.04077036">
            <text:p>0.04077036</text:p>
          </table:table-cell>
          <table:table-cell office:value-type="float" office:value="0.007177943">
            <text:p>0.007177943</text:p>
          </table:table-cell>
          <table:table-cell office:value-type="float" office:value="0.015473369">
            <text:p>0.015473369</text:p>
          </table:table-cell>
          <table:table-cell office:value-type="float" office:value="0.012413857">
            <text:p>0.012413857</text:p>
          </table:table-cell>
          <table:table-cell office:value-type="float" office:value="0.006926248">
            <text:p>0.006926248</text:p>
          </table:table-cell>
          <table:table-cell office:value-type="float" office:value="0.0092216795">
            <text:p>0.0092216795</text:p>
          </table:table-cell>
          <table:table-cell office:value-type="float" office:value="0.011015537">
            <text:p>0.011015537</text:p>
          </table:table-cell>
          <table:table-cell office:value-type="float" office:value="0.0047782566">
            <text:p>0.0047782566</text:p>
          </table:table-cell>
          <table:table-cell office:value-type="float" office:value="0.005003721">
            <text:p>0.005003721</text:p>
          </table:table-cell>
          <table:table-cell office:value-type="float" office:value="0.0021087276">
            <text:p>0.0021087276</text:p>
          </table:table-cell>
          <table:table-cell office:value-type="float" office:value="0.0108893365">
            <text:p>0.0108893365</text:p>
          </table:table-cell>
          <table:table-cell office:value-type="float" office:value="0.004190111">
            <text:p>0.004190111</text:p>
          </table:table-cell>
          <table:table-cell office:value-type="float" office:value="0.002610819">
            <text:p>0.002610819</text:p>
          </table:table-cell>
          <table:table-cell office:value-type="float" office:value="0.003642237">
            <text:p>0.003642237</text:p>
          </table:table-cell>
          <table:table-cell office:value-type="float" office:value="0.008758401">
            <text:p>0.008758401</text:p>
          </table:table-cell>
          <table:table-cell office:value-type="float" office:value="0.0050425143">
            <text:p>0.0050425143</text:p>
          </table:table-cell>
          <table:table-cell office:value-type="float" office:value="0.0031114211">
            <text:p>0.0031114211</text:p>
          </table:table-cell>
          <table:table-cell office:value-type="float" office:value="0.0058574257">
            <text:p>0.0058574257</text:p>
          </table:table-cell>
          <table:table-cell office:value-type="float" office:value="0.00474407">
            <text:p>0.00474407</text:p>
          </table:table-cell>
          <table:table-cell office:value-type="float" office:value="0.0030081696">
            <text:p>0.0030081696</text:p>
          </table:table-cell>
          <table:table-cell office:value-type="float" office:value="0.007819358">
            <text:p>0.007819358</text:p>
          </table:table-cell>
          <table:table-cell office:value-type="float" office:value="0.0042137033">
            <text:p>0.0042137033</text:p>
          </table:table-cell>
          <table:table-cell office:value-type="float" office:value="0.004835737">
            <text:p>0.004835737</text:p>
          </table:table-cell>
          <table:table-cell office:value-type="float" office:value="0.0031174966">
            <text:p>0.0031174966</text:p>
          </table:table-cell>
          <table:table-cell office:value-type="float" office:value="0.0032139218">
            <text:p>0.0032139218</text:p>
          </table:table-cell>
          <table:table-cell office:value-type="float" office:value="0.0028610239">
            <text:p>0.0028610239</text:p>
          </table:table-cell>
          <table:table-cell office:value-type="float" office:value="0.004728018">
            <text:p>0.004728018</text:p>
          </table:table-cell>
          <table:table-cell office:value-type="float" office:value="0.0022427258">
            <text:p>0.0022427258</text:p>
          </table:table-cell>
          <table:table-cell office:value-type="float" office:value="0.0015035975">
            <text:p>0.0015035975</text:p>
          </table:table-cell>
          <table:table-cell office:value-type="float" office:value="0.0021423614">
            <text:p>0.0021423614</text:p>
          </table:table-cell>
          <table:table-cell office:value-type="float" office:value="0.0071598724">
            <text:p>0.0071598724</text:p>
          </table:table-cell>
          <table:table-cell office:value-type="float" office:value="0.006764364">
            <text:p>0.006764364</text:p>
          </table:table-cell>
          <table:table-cell office:value-type="float" office:value="0.0017866148">
            <text:p>0.0017866148</text:p>
          </table:table-cell>
          <table:table-cell office:value-type="float" office:value="0.0022098033">
            <text:p>0.0022098033</text:p>
          </table:table-cell>
          <table:table-cell office:value-type="float" office:value="0.0025539205">
            <text:p>0.0025539205</text:p>
          </table:table-cell>
          <table:table-cell office:value-type="float" office:value="0.00177829">
            <text:p>0.00177829</text:p>
          </table:table-cell>
          <table:table-cell office:value-type="float" office:value="0.0020051813">
            <text:p>0.0020051813</text:p>
          </table:table-cell>
          <table:table-cell office:value-type="float" office:value="0.0026991745">
            <text:p>0.0026991745</text:p>
          </table:table-cell>
          <table:table-cell office:value-type="float" office:value="0.0031964895">
            <text:p>0.0031964895</text:p>
          </table:table-cell>
          <table:table-cell office:value-type="float" office:value="0.0020122405">
            <text:p>0.0020122405</text:p>
          </table:table-cell>
          <table:table-cell office:value-type="float" office:value="0.001927308">
            <text:p>0.001927308</text:p>
          </table:table-cell>
          <table:table-cell office:value-type="float" office:value="0.0022114576">
            <text:p>0.0022114576</text:p>
          </table:table-cell>
          <table:table-cell office:value-type="float" office:value="0.0011175512">
            <text:p>0.0011175512</text:p>
          </table:table-cell>
          <table:table-cell office:value-type="float" office:value="0.001141041">
            <text:p>0.001141041</text:p>
          </table:table-cell>
          <table:table-cell office:value-type="float" office:value="0.0016472503">
            <text:p>0.0016472503</text:p>
          </table:table-cell>
          <table:table-cell office:value-type="float" office:value="0.0013986799">
            <text:p>0.0013986799</text:p>
          </table:table-cell>
          <table:table-cell office:value-type="float" office:value="0.0028952938">
            <text:p>0.0028952938</text:p>
          </table:table-cell>
          <table:table-cell office:value-type="float" office:value="0.0015771383">
            <text:p>0.0015771383</text:p>
          </table:table-cell>
          <table:table-cell office:value-type="float" office:value="0.0010958597">
            <text:p>0.0010958597</text:p>
          </table:table-cell>
          <table:table-cell table:style-name="ce1" office:value-type="float" office:value="0.0007856657">
            <text:p>7.86E-004</text:p>
          </table:table-cell>
          <table:table-cell office:value-type="float" office:value="0.0011853575">
            <text:p>0.0011853575</text:p>
          </table:table-cell>
          <table:table-cell office:value-type="float" office:value="0.0017749884">
            <text:p>0.0017749884</text:p>
          </table:table-cell>
          <table:table-cell office:value-type="float" office:value="0.0011177385">
            <text:p>0.0011177385</text:p>
          </table:table-cell>
          <table:table-cell table:style-name="ce1" office:value-type="float" office:value="0.0007388289">
            <text:p>7.39E-004</text:p>
          </table:table-cell>
          <table:table-cell office:value-type="float" office:value="0.0010615698">
            <text:p>0.0010615698</text:p>
          </table:table-cell>
          <table:table-cell office:value-type="float" office:value="0.0011144137">
            <text:p>0.0011144137</text:p>
          </table:table-cell>
          <table:table-cell table:style-name="ce1" office:value-type="float" office:value="0.0008395699">
            <text:p>8.40E-004</text:p>
          </table:table-cell>
          <table:table-cell table:style-name="ce1" office:value-type="float" office:value="0.0008544544">
            <text:p>8.54E-004</text:p>
          </table:table-cell>
          <table:table-cell table:style-name="ce1" office:value-type="float" office:value="0.0009236572">
            <text:p>9.24E-004</text:p>
          </table:table-cell>
          <table:table-cell table:style-name="ce1" office:value-type="float" office:value="0.0008162997">
            <text:p>8.16E-004</text:p>
          </table:table-cell>
          <table:table-cell table:style-name="ce1" office:value-type="float" office:value="0.0007393646">
            <text:p>7.39E-004</text:p>
          </table:table-cell>
          <table:table-cell office:value-type="float" office:value="0.0011102118">
            <text:p>0.0011102118</text:p>
          </table:table-cell>
          <table:table-cell office:value-type="float" office:value="0.0014299982">
            <text:p>0.0014299982</text:p>
          </table:table-cell>
          <table:table-cell office:value-type="float" office:value="0.001280507">
            <text:p>0.001280507</text:p>
          </table:table-cell>
          <table:table-cell office:value-type="float" office:value="0.002086058">
            <text:p>0.002086058</text:p>
          </table:table-cell>
          <table:table-cell table:style-name="ce1" office:value-type="float" office:value="0.00091409363">
            <text:p>9.14E-004</text:p>
          </table:table-cell>
          <table:table-cell table:style-name="ce1" office:value-type="float" office:value="0.00082669966">
            <text:p>8.27E-004</text:p>
          </table:table-cell>
          <table:table-cell table:style-name="ce1" office:value-type="float" office:value="0.0006887605">
            <text:p>6.89E-004</text:p>
          </table:table-cell>
          <table:table-cell table:style-name="ce1" office:value-type="float" office:value="0.0007320664">
            <text:p>7.32E-004</text:p>
          </table:table-cell>
          <table:table-cell office:value-type="float" office:value="0.0010096299">
            <text:p>0.0010096299</text:p>
          </table:table-cell>
          <table:table-cell office:value-type="float" office:value="0.0012783603">
            <text:p>0.0012783603</text:p>
          </table:table-cell>
          <table:table-cell office:value-type="float" office:value="0.0016046611">
            <text:p>0.0016046611</text:p>
          </table:table-cell>
          <table:table-cell office:value-type="float" office:value="0.0014569577">
            <text:p>0.0014569577</text:p>
          </table:table-cell>
          <table:table-cell table:style-name="ce1" office:value-type="float" office:value="0.0007231667">
            <text:p>7.23E-004</text:p>
          </table:table-cell>
          <table:table-cell table:style-name="ce1" office:value-type="float" office:value="0.00067754387">
            <text:p>6.78E-004</text:p>
          </table:table-cell>
          <table:table-cell table:style-name="ce1" office:value-type="float" office:value="0.00079439743">
            <text:p>7.94E-004</text:p>
          </table:table-cell>
          <table:table-cell table:style-name="ce1" office:value-type="float" office:value="0.0007853352">
            <text:p>7.85E-004</text:p>
          </table:table-cell>
          <table:table-cell table:style-name="ce1" office:value-type="float" office:value="0.0007910425">
            <text:p>7.91E-004</text:p>
          </table:table-cell>
          <table:table-cell table:style-name="ce1" office:value-type="float" office:value="0.0008853525">
            <text:p>8.85E-004</text:p>
          </table:table-cell>
          <table:table-cell table:style-name="ce1" office:value-type="float" office:value="0.0008688467">
            <text:p>8.69E-004</text:p>
          </table:table-cell>
          <table:table-cell table:style-name="ce1" office:value-type="float" office:value="0.00083388895">
            <text:p>8.34E-004</text:p>
          </table:table-cell>
          <table:table-cell table:style-name="ce1" office:value-type="float" office:value="0.0008583341">
            <text:p>8.58E-004</text:p>
          </table:table-cell>
          <table:table-cell office:value-type="float" office:value="0.0013116108">
            <text:p>0.0013116108</text:p>
          </table:table-cell>
          <table:table-cell table:style-name="ce1" office:value-type="float" office:value="0.00070996035">
            <text:p>7.10E-004</text:p>
          </table:table-cell>
          <table:table-cell table:style-name="ce1" office:value-type="float" office:value="0.0007113404">
            <text:p>7.11E-004</text:p>
          </table:table-cell>
          <table:table-cell table:style-name="ce1" office:value-type="float" office:value="0.0007521347">
            <text:p>7.52E-004</text:p>
          </table:table-cell>
          <table:table-cell table:style-name="ce1" office:value-type="float" office:value="0.0008841415">
            <text:p>8.84E-004</text:p>
          </table:table-cell>
          <table:table-cell table:style-name="ce1" office:value-type="float" office:value="0.00093415123">
            <text:p>9.34E-004</text:p>
          </table:table-cell>
          <table:table-cell table:style-name="ce1" office:value-type="float" office:value="0.00084632455">
            <text:p>8.46E-004</text:p>
          </table:table-cell>
          <table:table-cell table:style-name="ce1" office:value-type="float" office:value="0.00066744984">
            <text:p>6.67E-004</text:p>
          </table:table-cell>
          <table:table-cell table:style-name="ce1" office:value-type="float" office:value="0.000651728">
            <text:p>6.52E-004</text:p>
          </table:table-cell>
          <table:table-cell table:style-name="ce1" office:value-type="float" office:value="0.0007411171">
            <text:p>7.41E-004</text:p>
          </table:table-cell>
          <table:table-cell table:style-name="ce1" office:value-type="float" office:value="0.0008726687">
            <text:p>8.73E-004</text:p>
          </table:table-cell>
          <table:table-cell table:style-name="ce1" office:value-type="float" office:value="0.00083632313">
            <text:p>8.36E-004</text:p>
          </table:table-cell>
          <table:table-cell table:style-name="ce1" office:value-type="float" office:value="0.00074797473">
            <text:p>7.48E-004</text:p>
          </table:table-cell>
          <table:table-cell table:style-name="ce1" office:value-type="float" office:value="0.00074488495">
            <text:p>7.45E-004</text:p>
          </table:table-cell>
          <table:table-cell table:style-name="ce1" office:value-type="float" office:value="0.00073613203">
            <text:p>7.36E-004</text:p>
          </table:table-cell>
          <table:table-cell table:style-name="ce1" office:value-type="float" office:value="0.0007355211">
            <text:p>7.36E-004</text:p>
          </table:table-cell>
          <table:table-cell table:style-name="ce1" office:value-type="float" office:value="0.0007903329">
            <text:p>7.90E-004</text:p>
          </table:table-cell>
          <table:table-cell table:style-name="ce1" office:value-type="float" office:value="0.0009637787">
            <text:p>9.64E-004</text:p>
          </table:table-cell>
          <table:table-cell table:style-name="ce1" office:value-type="float" office:value="0.0008436044">
            <text:p>8.44E-004</text:p>
          </table:table-cell>
          <table:table-cell table:style-name="ce1" office:value-type="float" office:value="0.00082126353">
            <text:p>8.21E-004</text:p>
          </table:table-cell>
          <table:table-cell table:style-name="ce1" office:value-type="float" office:value="0.00082340924">
            <text:p>8.23E-004</text:p>
          </table:table-cell>
          <table:table-cell table:style-name="ce1" office:value-type="float" office:value="0.000827826">
            <text:p>8.28E-004</text:p>
          </table:table-cell>
          <table:table-cell table:style-name="ce1" office:value-type="float" office:value="0.00090830657">
            <text:p>9.08E-004</text:p>
          </table:table-cell>
          <table:table-cell table:style-name="ce1" office:value-type="float" office:value="0.00092431117">
            <text:p>9.24E-004</text:p>
          </table:table-cell>
          <table:table-cell table:style-name="ce1" office:value-type="float" office:value="0.00090349093">
            <text:p>9.03E-004</text:p>
          </table:table-cell>
          <table:table-cell table:style-name="ce1" office:value-type="float" office:value="0.00083984603">
            <text:p>8.40E-004</text:p>
          </table:table-cell>
          <table:table-cell table:style-name="ce1" office:value-type="float" office:value="0.00094017514">
            <text:p>9.40E-004</text:p>
          </table:table-cell>
          <table:table-cell table:style-name="ce1" office:value-type="float" office:value="0.00083723426">
            <text:p>8.37E-004</text:p>
          </table:table-cell>
          <table:table-cell office:value-type="float" office:value="0.0026171692">
            <text:p>0.0026171692</text:p>
          </table:table-cell>
          <table:table-cell office:value-type="float" office:value="0.0010224837">
            <text:p>0.0010224837</text:p>
          </table:table-cell>
          <table:table-cell office:value-type="float" office:value="0.0010503221">
            <text:p>0.0010503221</text:p>
          </table:table-cell>
          <table:table-cell table:style-name="ce1" office:value-type="float" office:value="0.0009868309">
            <text:p>9.87E-004</text:p>
          </table:table-cell>
          <table:table-cell table:style-name="ce1" office:value-type="float" office:value="0.00087302155">
            <text:p>8.73E-004</text:p>
          </table:table-cell>
          <table:table-cell table:style-name="ce1" office:value-type="float" office:value="0.00078218954">
            <text:p>7.82E-004</text:p>
          </table:table-cell>
          <table:table-cell table:style-name="ce1" office:value-type="float" office:value="0.0008204764">
            <text:p>8.20E-004</text:p>
          </table:table-cell>
          <table:table-cell table:style-name="ce1" office:value-type="float" office:value="0.0008722561">
            <text:p>8.72E-004</text:p>
          </table:table-cell>
          <table:table-cell table:style-name="ce1" office:value-type="float" office:value="0.00091336423">
            <text:p>9.13E-004</text:p>
          </table:table-cell>
          <table:table-cell table:style-name="ce1" office:value-type="float" office:value="0.0009343955">
            <text:p>9.34E-004</text:p>
          </table:table-cell>
          <table:table-cell table:style-name="ce1" office:value-type="float" office:value="0.0009864458">
            <text:p>9.86E-004</text:p>
          </table:table-cell>
          <table:table-cell table:style-name="ce1" office:value-type="float" office:value="0.0009324798">
            <text:p>9.32E-004</text:p>
          </table:table-cell>
          <table:table-cell table:style-name="ce1" office:value-type="float" office:value="0.00095980533">
            <text:p>9.60E-004</text:p>
          </table:table-cell>
          <table:table-cell table:style-name="ce1" office:value-type="float" office:value="0.000895364">
            <text:p>8.95E-004</text:p>
          </table:table-cell>
          <table:table-cell table:style-name="ce1" office:value-type="float" office:value="0.00083472556">
            <text:p>8.35E-004</text:p>
          </table:table-cell>
          <table:table-cell table:style-name="ce1" office:value-type="float" office:value="0.000865143">
            <text:p>8.65E-004</text:p>
          </table:table-cell>
          <table:table-cell table:style-name="ce1" office:value-type="float" office:value="0.00088315137">
            <text:p>8.83E-004</text:p>
          </table:table-cell>
          <table:table-cell table:style-name="ce1" office:value-type="float" office:value="0.0008546102">
            <text:p>8.55E-004</text:p>
          </table:table-cell>
          <table:table-cell table:style-name="ce1" office:value-type="float" office:value="0.0007850284">
            <text:p>7.85E-004</text:p>
          </table:table-cell>
          <table:table-cell table:style-name="ce1" office:value-type="float" office:value="0.00072484254">
            <text:p>7.25E-004</text:p>
          </table:table-cell>
          <table:table-cell table:style-name="ce1" office:value-type="float" office:value="0.0008180357">
            <text:p>8.18E-004</text:p>
          </table:table-cell>
          <table:table-cell table:style-name="ce1" office:value-type="float" office:value="0.000734303">
            <text:p>7.34E-004</text:p>
          </table:table-cell>
          <table:table-cell table:style-name="ce1" office:value-type="float" office:value="0.0007770839">
            <text:p>7.77E-004</text:p>
          </table:table-cell>
          <table:table-cell table:style-name="ce1" office:value-type="float" office:value="0.00079337956">
            <text:p>7.93E-004</text:p>
          </table:table-cell>
          <table:table-cell table:style-name="ce1" office:value-type="float" office:value="0.0008066121">
            <text:p>8.07E-004</text:p>
          </table:table-cell>
          <table:table-cell table:style-name="ce1" office:value-type="float" office:value="0.0008036454">
            <text:p>8.04E-004</text:p>
          </table:table-cell>
          <table:table-cell table:style-name="ce1" office:value-type="float" office:value="0.0008582441">
            <text:p>8.58E-004</text:p>
          </table:table-cell>
          <table:table-cell table:style-name="ce1" office:value-type="float" office:value="0.000808591">
            <text:p>8.09E-004</text:p>
          </table:table-cell>
          <table:table-cell office:value-type="float" office:value="0.0011240628">
            <text:p>0.0011240628</text:p>
          </table:table-cell>
          <table:table-cell table:style-name="ce1" office:value-type="float" office:value="0.00080262596">
            <text:p>8.03E-004</text:p>
          </table:table-cell>
          <table:table-cell table:style-name="ce1" office:value-type="float" office:value="0.0007833509">
            <text:p>7.83E-004</text:p>
          </table:table-cell>
          <table:table-cell table:style-name="ce1" office:value-type="float" office:value="0.0008869594">
            <text:p>8.87E-004</text:p>
          </table:table-cell>
          <table:table-cell table:style-name="ce1" office:value-type="float" office:value="0.0008117041">
            <text:p>8.12E-004</text:p>
          </table:table-cell>
          <table:table-cell table:style-name="ce1" office:value-type="float" office:value="0.0008017748">
            <text:p>8.02E-004</text:p>
          </table:table-cell>
          <table:table-cell table:style-name="ce1" office:value-type="float" office:value="0.0007890141">
            <text:p>7.89E-004</text:p>
          </table:table-cell>
          <table:table-cell table:style-name="ce1" office:value-type="float" office:value="0.00074778596">
            <text:p>7.48E-004</text:p>
          </table:table-cell>
          <table:table-cell table:style-name="ce1" office:value-type="float" office:value="0.0007750893">
            <text:p>7.75E-004</text:p>
          </table:table-cell>
          <table:table-cell table:style-name="ce1" office:value-type="float" office:value="0.0007800992">
            <text:p>7.80E-004</text:p>
          </table:table-cell>
          <table:table-cell table:style-name="ce1" office:value-type="float" office:value="0.0007752334">
            <text:p>7.75E-004</text:p>
          </table:table-cell>
          <table:table-cell table:style-name="ce1" office:value-type="float" office:value="0.0007664566">
            <text:p>7.66E-004</text:p>
          </table:table-cell>
          <table:table-cell table:style-name="ce1" office:value-type="float" office:value="0.0007926809">
            <text:p>7.93E-004</text:p>
          </table:table-cell>
          <table:table-cell table:style-name="ce1" office:value-type="float" office:value="0.0008636801">
            <text:p>8.64E-004</text:p>
          </table:table-cell>
          <table:table-cell table:style-name="ce1" office:value-type="float" office:value="0.00089555624">
            <text:p>8.96E-004</text:p>
          </table:table-cell>
          <table:table-cell table:style-name="ce1" office:value-type="float" office:value="0.00085945794">
            <text:p>8.59E-004</text:p>
          </table:table-cell>
          <table:table-cell table:style-name="ce1" office:value-type="float" office:value="0.0008526472">
            <text:p>8.53E-004</text:p>
          </table:table-cell>
          <table:table-cell table:style-name="ce1" office:value-type="float" office:value="0.000805107">
            <text:p>8.05E-004</text:p>
          </table:table-cell>
          <table:table-cell office:value-type="float" office:value="0.0007045237">
            <text:p>7.05E-004</text:p>
          </table:table-cell>
          <table:table-cell table:style-name="ce1" office:value-type="float" office:value="0.000700014">
            <text:p>7.00E-004</text:p>
          </table:table-cell>
          <table:table-cell table:style-name="ce1" office:value-type="float" office:value="0.00073634466">
            <text:p>7.36E-004</text:p>
          </table:table-cell>
          <table:table-cell office:value-type="float" office:value="0.0007317298">
            <text:p>7.32E-004</text:p>
          </table:table-cell>
          <table:table-cell table:style-name="ce1" office:value-type="float" office:value="0.0007963">
            <text:p>7.96E-004</text:p>
          </table:table-cell>
          <table:table-cell table:style-name="ce1" office:value-type="float" office:value="0.00078341144">
            <text:p>7.83E-004</text:p>
          </table:table-cell>
          <table:table-cell table:style-name="ce1" office:value-type="float" office:value="0.0007907858">
            <text:p>7.91E-004</text:p>
          </table:table-cell>
          <table:table-cell office:value-type="float" office:value="0.0007538814">
            <text:p>7.54E-004</text:p>
          </table:table-cell>
          <table:table-cell office:value-type="float" office:value="0.0007217431">
            <text:p>7.22E-004</text:p>
          </table:table-cell>
          <table:table-cell office:value-type="float" office:value="0.00070070144">
            <text:p>7.01E-004</text:p>
          </table:table-cell>
          <table:table-cell office:value-type="float" office:value="0.00069442426">
            <text:p>6.94E-004</text:p>
          </table:table-cell>
          <table:table-cell office:value-type="float" office:value="0.00071177277">
            <text:p>7.12E-004</text:p>
          </table:table-cell>
          <table:table-cell office:value-type="float" office:value="0.0009399781">
            <text:p>9.40E-004</text:p>
          </table:table-cell>
          <table:table-cell office:value-type="float" office:value="0.0006832354">
            <text:p>6.83E-004</text:p>
          </table:table-cell>
          <table:table-cell office:value-type="float" office:value="0.00065257173">
            <text:p>6.53E-004</text:p>
          </table:table-cell>
          <table:table-cell table:style-name="ce1" office:value-type="float" office:value="0.00064772385">
            <text:p>6.48E-004</text:p>
          </table:table-cell>
          <table:table-cell office:value-type="float" office:value="0.0010300137">
            <text:p>0.0010300137</text:p>
          </table:table-cell>
          <table:table-cell office:value-type="float" office:value="0.0006891806">
            <text:p>6.89E-004</text:p>
          </table:table-cell>
          <table:table-cell office:value-type="float" office:value="0.0006412757">
            <text:p>6.41E-004</text:p>
          </table:table-cell>
          <table:table-cell office:value-type="float" office:value="0.0006259354">
            <text:p>6.26E-004</text:p>
          </table:table-cell>
          <table:table-cell office:value-type="float" office:value="0.0005278172">
            <text:p>5.28E-004</text:p>
          </table:table-cell>
          <table:table-cell office:value-type="float" office:value="0.0005030272">
            <text:p>5.03E-004</text:p>
          </table:table-cell>
          <table:table-cell office:value-type="float" office:value="0.0005140305">
            <text:p>5.14E-004</text:p>
          </table:table-cell>
          <table:table-cell office:value-type="float" office:value="0.0005133454">
            <text:p>5.13E-004</text:p>
          </table:table-cell>
          <table:table-cell office:value-type="float" office:value="0.0005185759">
            <text:p>5.19E-004</text:p>
          </table:table-cell>
          <table:table-cell office:value-type="float" office:value="0.00050285447">
            <text:p>5.03E-004</text:p>
          </table:table-cell>
          <table:table-cell office:value-type="float" office:value="0.00048488483">
            <text:p>4.85E-004</text:p>
          </table:table-cell>
          <table:table-cell office:value-type="float" office:value="0.00049699104">
            <text:p>4.97E-004</text:p>
          </table:table-cell>
          <table:table-cell office:value-type="float" office:value="0.0005051691">
            <text:p>5.05E-004</text:p>
          </table:table-cell>
          <table:table-cell office:value-type="float" office:value="0.00050182664">
            <text:p>5.02E-004</text:p>
          </table:table-cell>
          <table:table-cell office:value-type="float" office:value="0.000477611">
            <text:p>4.78E-004</text:p>
          </table:table-cell>
          <table:table-cell office:value-type="float" office:value="0.00047031516">
            <text:p>4.70E-004</text:p>
          </table:table-cell>
          <table:table-cell office:value-type="float" office:value="0.000456115">
            <text:p>4.56E-004</text:p>
          </table:table-cell>
          <table:table-cell office:value-type="float" office:value="0.00044909006">
            <text:p>4.49E-004</text:p>
          </table:table-cell>
          <table:table-cell office:value-type="float" office:value="0.00046328752">
            <text:p>4.63E-004</text:p>
          </table:table-cell>
          <table:table-cell office:value-type="float" office:value="0.00046302736">
            <text:p>4.63E-004</text:p>
          </table:table-cell>
          <table:table-cell office:value-type="float" office:value="0.00047703367">
            <text:p>4.77E-004</text:p>
          </table:table-cell>
          <table:table-cell office:value-type="float" office:value="0.00047470914">
            <text:p>4.75E-004</text:p>
          </table:table-cell>
          <table:table-cell office:value-type="float" office:value="0.0004615469">
            <text:p>4.62E-004</text:p>
          </table:table-cell>
          <table:table-cell office:value-type="float" office:value="0.0004728838">
            <text:p>4.73E-004</text:p>
          </table:table-cell>
          <table:table-cell office:value-type="float" office:value="0.00047001647">
            <text:p>4.70E-004</text:p>
          </table:table-cell>
          <table:table-cell office:value-type="float" office:value="0.00045722103">
            <text:p>4.57E-004</text:p>
          </table:table-cell>
          <table:table-cell office:value-type="float" office:value="0.00044944583">
            <text:p>4.49E-004</text:p>
          </table:table-cell>
          <table:table-cell office:value-type="float" office:value="0.00045147777">
            <text:p>4.51E-004</text:p>
          </table:table-cell>
          <table:table-cell office:value-type="float" office:value="0.00048965384">
            <text:p>4.90E-004</text:p>
          </table:table-cell>
          <table:table-cell office:value-type="float" office:value="0.00050458877">
            <text:p>5.05E-004</text:p>
          </table:table-cell>
          <table:table-cell office:value-type="float" office:value="0.00046518407">
            <text:p>4.65E-004</text:p>
          </table:table-cell>
          <table:table-cell office:value-type="float" office:value="0.0004639878">
            <text:p>4.64E-004</text:p>
          </table:table-cell>
          <table:table-cell office:value-type="float" office:value="0.0004691658">
            <text:p>4.69E-004</text:p>
          </table:table-cell>
          <table:table-cell office:value-type="float" office:value="0.00047385163">
            <text:p>4.74E-004</text:p>
          </table:table-cell>
          <table:table-cell office:value-type="float" office:value="0.0004864432">
            <text:p>4.86E-004</text:p>
          </table:table-cell>
          <table:table-cell office:value-type="float" office:value="0.0004821775">
            <text:p>4.82E-004</text:p>
          </table:table-cell>
          <table:table-cell office:value-type="float" office:value="0.0004691423">
            <text:p>4.69E-004</text:p>
          </table:table-cell>
          <table:table-cell office:value-type="float" office:value="0.0004512575">
            <text:p>4.51E-004</text:p>
          </table:table-cell>
          <table:table-cell office:value-type="float" office:value="0.0004481623">
            <text:p>4.48E-004</text:p>
          </table:table-cell>
          <table:table-cell office:value-type="float" office:value="0.0004455715">
            <text:p>4.46E-004</text:p>
          </table:table-cell>
          <table:table-cell office:value-type="float" office:value="0.00044907423">
            <text:p>4.49E-004</text:p>
          </table:table-cell>
          <table:table-cell office:value-type="float" office:value="0.000461669">
            <text:p>4.62E-004</text:p>
          </table:table-cell>
          <table:table-cell office:value-type="float" office:value="0.00046179566">
            <text:p>4.62E-004</text:p>
          </table:table-cell>
          <table:table-cell office:value-type="float" office:value="0.00045710444">
            <text:p>4.57E-004</text:p>
          </table:table-cell>
          <table:table-cell office:value-type="float" office:value="0.0004557229">
            <text:p>4.56E-004</text:p>
          </table:table-cell>
          <table:table-cell office:value-type="float" office:value="0.0004550825">
            <text:p>4.55E-004</text:p>
          </table:table-cell>
          <table:table-cell office:value-type="float" office:value="0.00067899877">
            <text:p>6.79E-004</text:p>
          </table:table-cell>
          <table:table-cell office:value-type="float" office:value="0.00046973606">
            <text:p>4.70E-004</text:p>
          </table:table-cell>
          <table:table-cell office:value-type="float" office:value="0.0004420818">
            <text:p>4.42E-004</text:p>
          </table:table-cell>
          <table:table-cell office:value-type="float" office:value="0.0004380248">
            <text:p>4.38E-004</text:p>
          </table:table-cell>
          <table:table-cell office:value-type="float" office:value="0.00044141777">
            <text:p>4.41E-004</text:p>
          </table:table-cell>
          <table:table-cell office:value-type="float" office:value="0.00043962186">
            <text:p>4.40E-004</text:p>
          </table:table-cell>
          <table:table-cell office:value-type="float" office:value="0.00042989233">
            <text:p>4.30E-004</text:p>
          </table:table-cell>
          <table:table-cell office:value-type="float" office:value="0.0004273457">
            <text:p>4.27E-004</text:p>
          </table:table-cell>
          <table:table-cell office:value-type="float" office:value="0.00042344318">
            <text:p>4.23E-004</text:p>
          </table:table-cell>
          <table:table-cell office:value-type="float" office:value="0.00041720775">
            <text:p>4.17E-004</text:p>
          </table:table-cell>
          <table:table-cell office:value-type="float" office:value="0.00041594508">
            <text:p>4.16E-004</text:p>
          </table:table-cell>
          <table:table-cell office:value-type="float" office:value="0.0004145674">
            <text:p>4.15E-004</text:p>
          </table:table-cell>
          <table:table-cell office:value-type="float" office:value="0.00041370015">
            <text:p>4.14E-004</text:p>
          </table:table-cell>
          <table:table-cell office:value-type="float" office:value="0.0004137441">
            <text:p>4.14E-004</text:p>
          </table:table-cell>
          <table:table-cell office:value-type="float" office:value="0.000415357">
            <text:p>4.15E-004</text:p>
          </table:table-cell>
          <table:table-cell office:value-type="float" office:value="0.00041656694">
            <text:p>4.17E-004</text:p>
          </table:table-cell>
          <table:table-cell office:value-type="float" office:value="0.00041733021">
            <text:p>4.17E-004</text:p>
          </table:table-cell>
          <table:table-cell office:value-type="float" office:value="0.00041840857">
            <text:p>4.18E-004</text:p>
          </table:table-cell>
          <table:table-cell office:value-type="float" office:value="0.00041998524">
            <text:p>4.20E-004</text:p>
          </table:table-cell>
          <table:table-cell office:value-type="float" office:value="0.00042274833">
            <text:p>4.23E-004</text:p>
          </table:table-cell>
          <table:table-cell office:value-type="float" office:value="0.00042325465">
            <text:p>4.23E-004</text:p>
          </table:table-cell>
          <table:table-cell office:value-type="float" office:value="0.00042426997">
            <text:p>4.24E-004</text:p>
          </table:table-cell>
          <table:table-cell office:value-type="float" office:value="0.00042556348">
            <text:p>4.26E-004</text:p>
          </table:table-cell>
          <table:table-cell office:value-type="float" office:value="0.000428289">
            <text:p>4.28E-004</text:p>
          </table:table-cell>
          <table:table-cell office:value-type="float" office:value="0.00042915758">
            <text:p>4.29E-004</text:p>
          </table:table-cell>
          <table:table-cell office:value-type="float" office:value="0.00043033896">
            <text:p>4.30E-004</text:p>
          </table:table-cell>
          <table:table-cell office:value-type="float" office:value="0.0004314148">
            <text:p>4.31E-004</text:p>
          </table:table-cell>
          <table:table-cell/>
        </table:table-row>
        <table:table-row table:style-name="ro1">
          <table:table-cell office:value-type="string">
            <text:p>/mnt/share/Music/Albums/Ravi Shankar/Passages/06 Prashanti.mp3</text:p>
          </table:table-cell>
          <table:table-cell office:value-type="float" office:value="0.028310655">
            <text:p>0.028310655</text:p>
          </table:table-cell>
          <table:table-cell office:value-type="float" office:value="0.058126878">
            <text:p>0.058126878</text:p>
          </table:table-cell>
          <table:table-cell office:value-type="float" office:value="0.048902556">
            <text:p>0.048902556</text:p>
          </table:table-cell>
          <table:table-cell office:value-type="float" office:value="0.059027456">
            <text:p>0.059027456</text:p>
          </table:table-cell>
          <table:table-cell office:value-type="float" office:value="0.050843794">
            <text:p>0.050843794</text:p>
          </table:table-cell>
          <table:table-cell office:value-type="float" office:value="0.03424932">
            <text:p>0.03424932</text:p>
          </table:table-cell>
          <table:table-cell office:value-type="float" office:value="0.031983003">
            <text:p>0.031983003</text:p>
          </table:table-cell>
          <table:table-cell office:value-type="float" office:value="0.022147596">
            <text:p>0.022147596</text:p>
          </table:table-cell>
          <table:table-cell office:value-type="float" office:value="0.021054525">
            <text:p>0.021054525</text:p>
          </table:table-cell>
          <table:table-cell office:value-type="float" office:value="0.020859217">
            <text:p>0.020859217</text:p>
          </table:table-cell>
          <table:table-cell office:value-type="float" office:value="0.016044965">
            <text:p>0.016044965</text:p>
          </table:table-cell>
          <table:table-cell office:value-type="float" office:value="0.018202603">
            <text:p>0.018202603</text:p>
          </table:table-cell>
          <table:table-cell office:value-type="float" office:value="0.014444469">
            <text:p>0.014444469</text:p>
          </table:table-cell>
          <table:table-cell office:value-type="float" office:value="0.013192936">
            <text:p>0.013192936</text:p>
          </table:table-cell>
          <table:table-cell office:value-type="float" office:value="0.007615716">
            <text:p>0.007615716</text:p>
          </table:table-cell>
          <table:table-cell office:value-type="float" office:value="0.010613655">
            <text:p>0.010613655</text:p>
          </table:table-cell>
          <table:table-cell office:value-type="float" office:value="0.00498465">
            <text:p>0.00498465</text:p>
          </table:table-cell>
          <table:table-cell office:value-type="float" office:value="0.009227717">
            <text:p>0.009227717</text:p>
          </table:table-cell>
          <table:table-cell office:value-type="float" office:value="0.005500255">
            <text:p>0.005500255</text:p>
          </table:table-cell>
          <table:table-cell office:value-type="float" office:value="0.007854625">
            <text:p>0.007854625</text:p>
          </table:table-cell>
          <table:table-cell office:value-type="float" office:value="0.006215524">
            <text:p>0.006215524</text:p>
          </table:table-cell>
          <table:table-cell office:value-type="float" office:value="0.004217152">
            <text:p>0.004217152</text:p>
          </table:table-cell>
          <table:table-cell office:value-type="float" office:value="0.0053570033">
            <text:p>0.0053570033</text:p>
          </table:table-cell>
          <table:table-cell office:value-type="float" office:value="0.007248226">
            <text:p>0.007248226</text:p>
          </table:table-cell>
          <table:table-cell office:value-type="float" office:value="0.0050182054">
            <text:p>0.0050182054</text:p>
          </table:table-cell>
          <table:table-cell office:value-type="float" office:value="0.005767527">
            <text:p>0.005767527</text:p>
          </table:table-cell>
          <table:table-cell office:value-type="float" office:value="0.005240764">
            <text:p>0.005240764</text:p>
          </table:table-cell>
          <table:table-cell office:value-type="float" office:value="0.0048775524">
            <text:p>0.0048775524</text:p>
          </table:table-cell>
          <table:table-cell office:value-type="float" office:value="0.0042916485">
            <text:p>0.0042916485</text:p>
          </table:table-cell>
          <table:table-cell office:value-type="float" office:value="0.004838078">
            <text:p>0.004838078</text:p>
          </table:table-cell>
          <table:table-cell office:value-type="float" office:value="0.005592816">
            <text:p>0.005592816</text:p>
          </table:table-cell>
          <table:table-cell office:value-type="float" office:value="0.0045387386">
            <text:p>0.0045387386</text:p>
          </table:table-cell>
          <table:table-cell office:value-type="float" office:value="0.004250815">
            <text:p>0.004250815</text:p>
          </table:table-cell>
          <table:table-cell office:value-type="float" office:value="0.0035789527">
            <text:p>0.0035789527</text:p>
          </table:table-cell>
          <table:table-cell office:value-type="float" office:value="0.0055407267">
            <text:p>0.0055407267</text:p>
          </table:table-cell>
          <table:table-cell office:value-type="float" office:value="0.0038168833">
            <text:p>0.0038168833</text:p>
          </table:table-cell>
          <table:table-cell office:value-type="float" office:value="0.0037678436">
            <text:p>0.0037678436</text:p>
          </table:table-cell>
          <table:table-cell office:value-type="float" office:value="0.0031088756">
            <text:p>0.0031088756</text:p>
          </table:table-cell>
          <table:table-cell office:value-type="float" office:value="0.0041790674">
            <text:p>0.0041790674</text:p>
          </table:table-cell>
          <table:table-cell office:value-type="float" office:value="0.00317543">
            <text:p>0.00317543</text:p>
          </table:table-cell>
          <table:table-cell office:value-type="float" office:value="0.0030894766">
            <text:p>0.0030894766</text:p>
          </table:table-cell>
          <table:table-cell office:value-type="float" office:value="0.0032425742">
            <text:p>0.0032425742</text:p>
          </table:table-cell>
          <table:table-cell office:value-type="float" office:value="0.0032040013">
            <text:p>0.0032040013</text:p>
          </table:table-cell>
          <table:table-cell office:value-type="float" office:value="0.0034170826">
            <text:p>0.0034170826</text:p>
          </table:table-cell>
          <table:table-cell office:value-type="float" office:value="0.0027378541">
            <text:p>0.0027378541</text:p>
          </table:table-cell>
          <table:table-cell office:value-type="float" office:value="0.0027287274">
            <text:p>0.0027287274</text:p>
          </table:table-cell>
          <table:table-cell office:value-type="float" office:value="0.0036695392">
            <text:p>0.0036695392</text:p>
          </table:table-cell>
          <table:table-cell office:value-type="float" office:value="0.0022754208">
            <text:p>0.0022754208</text:p>
          </table:table-cell>
          <table:table-cell office:value-type="float" office:value="0.0029878572">
            <text:p>0.0029878572</text:p>
          </table:table-cell>
          <table:table-cell office:value-type="float" office:value="0.0022398084">
            <text:p>0.0022398084</text:p>
          </table:table-cell>
          <table:table-cell office:value-type="float" office:value="0.0023385806">
            <text:p>0.0023385806</text:p>
          </table:table-cell>
          <table:table-cell office:value-type="float" office:value="0.003148746">
            <text:p>0.003148746</text:p>
          </table:table-cell>
          <table:table-cell office:value-type="float" office:value="0.002600651">
            <text:p>0.002600651</text:p>
          </table:table-cell>
          <table:table-cell office:value-type="float" office:value="0.0025019373">
            <text:p>0.0025019373</text:p>
          </table:table-cell>
          <table:table-cell office:value-type="float" office:value="0.0031516452">
            <text:p>0.0031516452</text:p>
          </table:table-cell>
          <table:table-cell office:value-type="float" office:value="0.0027490659">
            <text:p>0.0027490659</text:p>
          </table:table-cell>
          <table:table-cell office:value-type="float" office:value="0.002287301">
            <text:p>0.002287301</text:p>
          </table:table-cell>
          <table:table-cell office:value-type="float" office:value="0.0025284933">
            <text:p>0.0025284933</text:p>
          </table:table-cell>
          <table:table-cell office:value-type="float" office:value="0.0035849495">
            <text:p>0.0035849495</text:p>
          </table:table-cell>
          <table:table-cell office:value-type="float" office:value="0.0019479501">
            <text:p>0.0019479501</text:p>
          </table:table-cell>
          <table:table-cell office:value-type="float" office:value="0.0021817866">
            <text:p>0.0021817866</text:p>
          </table:table-cell>
          <table:table-cell office:value-type="float" office:value="0.0033131316">
            <text:p>0.0033131316</text:p>
          </table:table-cell>
          <table:table-cell office:value-type="float" office:value="0.0027907717">
            <text:p>0.0027907717</text:p>
          </table:table-cell>
          <table:table-cell office:value-type="float" office:value="0.0027144132">
            <text:p>0.0027144132</text:p>
          </table:table-cell>
          <table:table-cell office:value-type="float" office:value="0.0025178164">
            <text:p>0.0025178164</text:p>
          </table:table-cell>
          <table:table-cell office:value-type="float" office:value="0.0024976067">
            <text:p>0.0024976067</text:p>
          </table:table-cell>
          <table:table-cell office:value-type="float" office:value="0.0018557318">
            <text:p>0.0018557318</text:p>
          </table:table-cell>
          <table:table-cell office:value-type="float" office:value="0.0019805843">
            <text:p>0.0019805843</text:p>
          </table:table-cell>
          <table:table-cell office:value-type="float" office:value="0.0028901515">
            <text:p>0.0028901515</text:p>
          </table:table-cell>
          <table:table-cell office:value-type="float" office:value="0.0029280933">
            <text:p>0.0029280933</text:p>
          </table:table-cell>
          <table:table-cell office:value-type="float" office:value="0.0018908582">
            <text:p>0.0018908582</text:p>
          </table:table-cell>
          <table:table-cell office:value-type="float" office:value="0.0019450416">
            <text:p>0.0019450416</text:p>
          </table:table-cell>
          <table:table-cell office:value-type="float" office:value="0.0023418448">
            <text:p>0.0023418448</text:p>
          </table:table-cell>
          <table:table-cell office:value-type="float" office:value="0.0028819398">
            <text:p>0.0028819398</text:p>
          </table:table-cell>
          <table:table-cell office:value-type="float" office:value="0.0018257172">
            <text:p>0.0018257172</text:p>
          </table:table-cell>
          <table:table-cell office:value-type="float" office:value="0.0022016044">
            <text:p>0.0022016044</text:p>
          </table:table-cell>
          <table:table-cell office:value-type="float" office:value="0.002045985">
            <text:p>0.002045985</text:p>
          </table:table-cell>
          <table:table-cell office:value-type="float" office:value="0.0027903544">
            <text:p>0.0027903544</text:p>
          </table:table-cell>
          <table:table-cell office:value-type="float" office:value="0.0025194953">
            <text:p>0.0025194953</text:p>
          </table:table-cell>
          <table:table-cell office:value-type="float" office:value="0.001778259">
            <text:p>0.001778259</text:p>
          </table:table-cell>
          <table:table-cell office:value-type="float" office:value="0.0017484264">
            <text:p>0.0017484264</text:p>
          </table:table-cell>
          <table:table-cell office:value-type="float" office:value="0.0024018637">
            <text:p>0.0024018637</text:p>
          </table:table-cell>
          <table:table-cell office:value-type="float" office:value="0.002377934">
            <text:p>0.002377934</text:p>
          </table:table-cell>
          <table:table-cell office:value-type="float" office:value="0.0019594938">
            <text:p>0.0019594938</text:p>
          </table:table-cell>
          <table:table-cell office:value-type="float" office:value="0.0018112523">
            <text:p>0.0018112523</text:p>
          </table:table-cell>
          <table:table-cell office:value-type="float" office:value="0.001672564">
            <text:p>0.001672564</text:p>
          </table:table-cell>
          <table:table-cell office:value-type="float" office:value="0.0016242494">
            <text:p>0.0016242494</text:p>
          </table:table-cell>
          <table:table-cell office:value-type="float" office:value="0.001850127">
            <text:p>0.001850127</text:p>
          </table:table-cell>
          <table:table-cell office:value-type="float" office:value="0.001577651">
            <text:p>0.001577651</text:p>
          </table:table-cell>
          <table:table-cell office:value-type="float" office:value="0.0015805359">
            <text:p>0.0015805359</text:p>
          </table:table-cell>
          <table:table-cell office:value-type="float" office:value="0.001482576">
            <text:p>0.001482576</text:p>
          </table:table-cell>
          <table:table-cell office:value-type="float" office:value="0.0016126445">
            <text:p>0.0016126445</text:p>
          </table:table-cell>
          <table:table-cell office:value-type="float" office:value="0.0018123367">
            <text:p>0.0018123367</text:p>
          </table:table-cell>
          <table:table-cell office:value-type="float" office:value="0.0015400634">
            <text:p>0.0015400634</text:p>
          </table:table-cell>
          <table:table-cell office:value-type="float" office:value="0.0012897317">
            <text:p>0.0012897317</text:p>
          </table:table-cell>
          <table:table-cell office:value-type="float" office:value="0.0013994602">
            <text:p>0.0013994602</text:p>
          </table:table-cell>
          <table:table-cell office:value-type="float" office:value="0.0014882617">
            <text:p>0.0014882617</text:p>
          </table:table-cell>
          <table:table-cell office:value-type="float" office:value="0.0016160674">
            <text:p>0.0016160674</text:p>
          </table:table-cell>
          <table:table-cell office:value-type="float" office:value="0.0014715489">
            <text:p>0.0014715489</text:p>
          </table:table-cell>
          <table:table-cell office:value-type="float" office:value="0.0013377655">
            <text:p>0.0013377655</text:p>
          </table:table-cell>
          <table:table-cell office:value-type="float" office:value="0.0013834046">
            <text:p>0.0013834046</text:p>
          </table:table-cell>
          <table:table-cell office:value-type="float" office:value="0.0012699744">
            <text:p>0.0012699744</text:p>
          </table:table-cell>
          <table:table-cell office:value-type="float" office:value="0.0014117189">
            <text:p>0.0014117189</text:p>
          </table:table-cell>
          <table:table-cell office:value-type="float" office:value="0.0015067501">
            <text:p>0.0015067501</text:p>
          </table:table-cell>
          <table:table-cell office:value-type="float" office:value="0.001343479">
            <text:p>0.001343479</text:p>
          </table:table-cell>
          <table:table-cell office:value-type="float" office:value="0.0011645152">
            <text:p>0.0011645152</text:p>
          </table:table-cell>
          <table:table-cell office:value-type="float" office:value="0.0011812114">
            <text:p>0.0011812114</text:p>
          </table:table-cell>
          <table:table-cell office:value-type="float" office:value="0.0012521347">
            <text:p>0.0012521347</text:p>
          </table:table-cell>
          <table:table-cell office:value-type="float" office:value="0.0013726074">
            <text:p>0.0013726074</text:p>
          </table:table-cell>
          <table:table-cell office:value-type="float" office:value="0.0011550506">
            <text:p>0.0011550506</text:p>
          </table:table-cell>
          <table:table-cell office:value-type="float" office:value="0.0012212762">
            <text:p>0.0012212762</text:p>
          </table:table-cell>
          <table:table-cell office:value-type="float" office:value="0.0012408516">
            <text:p>0.0012408516</text:p>
          </table:table-cell>
          <table:table-cell office:value-type="float" office:value="0.0010989885">
            <text:p>0.0010989885</text:p>
          </table:table-cell>
          <table:table-cell office:value-type="float" office:value="0.0011219532">
            <text:p>0.0011219532</text:p>
          </table:table-cell>
          <table:table-cell office:value-type="float" office:value="0.0011104807">
            <text:p>0.0011104807</text:p>
          </table:table-cell>
          <table:table-cell office:value-type="float" office:value="0.0013265777">
            <text:p>0.0013265777</text:p>
          </table:table-cell>
          <table:table-cell office:value-type="float" office:value="0.0012678474">
            <text:p>0.0012678474</text:p>
          </table:table-cell>
          <table:table-cell office:value-type="float" office:value="0.0011447018">
            <text:p>0.0011447018</text:p>
          </table:table-cell>
          <table:table-cell office:value-type="float" office:value="0.0010501757">
            <text:p>0.0010501757</text:p>
          </table:table-cell>
          <table:table-cell office:value-type="float" office:value="0.0011073877">
            <text:p>0.0011073877</text:p>
          </table:table-cell>
          <table:table-cell office:value-type="float" office:value="0.0010583894">
            <text:p>0.0010583894</text:p>
          </table:table-cell>
          <table:table-cell office:value-type="float" office:value="0.0011440669">
            <text:p>0.0011440669</text:p>
          </table:table-cell>
          <table:table-cell office:value-type="float" office:value="0.0011186237">
            <text:p>0.0011186237</text:p>
          </table:table-cell>
          <table:table-cell office:value-type="float" office:value="0.0012057563">
            <text:p>0.0012057563</text:p>
          </table:table-cell>
          <table:table-cell office:value-type="float" office:value="0.0011256424">
            <text:p>0.0011256424</text:p>
          </table:table-cell>
          <table:table-cell office:value-type="float" office:value="0.0010493133">
            <text:p>0.0010493133</text:p>
          </table:table-cell>
          <table:table-cell office:value-type="float" office:value="0.0010759678">
            <text:p>0.0010759678</text:p>
          </table:table-cell>
          <table:table-cell office:value-type="float" office:value="0.0011698527">
            <text:p>0.0011698527</text:p>
          </table:table-cell>
          <table:table-cell office:value-type="float" office:value="0.0010697006">
            <text:p>0.0010697006</text:p>
          </table:table-cell>
          <table:table-cell office:value-type="float" office:value="0.0010455693">
            <text:p>0.0010455693</text:p>
          </table:table-cell>
          <table:table-cell office:value-type="float" office:value="0.0011481151">
            <text:p>0.0011481151</text:p>
          </table:table-cell>
          <table:table-cell office:value-type="float" office:value="0.0011130752">
            <text:p>0.0011130752</text:p>
          </table:table-cell>
          <table:table-cell office:value-type="float" office:value="0.0010344062">
            <text:p>0.0010344062</text:p>
          </table:table-cell>
          <table:table-cell office:value-type="float" office:value="0.0010044776">
            <text:p>0.0010044776</text:p>
          </table:table-cell>
          <table:table-cell office:value-type="float" office:value="0.0010519422">
            <text:p>0.0010519422</text:p>
          </table:table-cell>
          <table:table-cell office:value-type="float" office:value="0.0010580126">
            <text:p>0.0010580126</text:p>
          </table:table-cell>
          <table:table-cell office:value-type="float" office:value="0.0011932254">
            <text:p>0.0011932254</text:p>
          </table:table-cell>
          <table:table-cell office:value-type="float" office:value="0.0012194371">
            <text:p>0.0012194371</text:p>
          </table:table-cell>
          <table:table-cell office:value-type="float" office:value="0.001097281">
            <text:p>0.001097281</text:p>
          </table:table-cell>
          <table:table-cell office:value-type="float" office:value="0.0010587871">
            <text:p>0.0010587871</text:p>
          </table:table-cell>
          <table:table-cell office:value-type="float" office:value="0.0010534577">
            <text:p>0.0010534577</text:p>
          </table:table-cell>
          <table:table-cell office:value-type="float" office:value="0.001085275">
            <text:p>0.001085275</text:p>
          </table:table-cell>
          <table:table-cell office:value-type="float" office:value="0.0010810465">
            <text:p>0.0010810465</text:p>
          </table:table-cell>
          <table:table-cell office:value-type="float" office:value="0.0011062217">
            <text:p>0.0011062217</text:p>
          </table:table-cell>
          <table:table-cell office:value-type="float" office:value="0.0011768239">
            <text:p>0.0011768239</text:p>
          </table:table-cell>
          <table:table-cell office:value-type="float" office:value="0.0011911839">
            <text:p>0.0011911839</text:p>
          </table:table-cell>
          <table:table-cell office:value-type="float" office:value="0.0011376251">
            <text:p>0.0011376251</text:p>
          </table:table-cell>
          <table:table-cell office:value-type="float" office:value="0.0010282485">
            <text:p>0.0010282485</text:p>
          </table:table-cell>
          <table:table-cell table:style-name="ce1" office:value-type="float" office:value="0.0009020813">
            <text:p>9.02E-004</text:p>
          </table:table-cell>
          <table:table-cell table:style-name="ce1" office:value-type="float" office:value="0.0009209663">
            <text:p>9.21E-004</text:p>
          </table:table-cell>
          <table:table-cell table:style-name="ce1" office:value-type="float" office:value="0.00095880317">
            <text:p>9.59E-004</text:p>
          </table:table-cell>
          <table:table-cell table:style-name="ce1" office:value-type="float" office:value="0.00096268166">
            <text:p>9.63E-004</text:p>
          </table:table-cell>
          <table:table-cell table:style-name="ce1" office:value-type="float" office:value="0.0008648553">
            <text:p>8.65E-004</text:p>
          </table:table-cell>
          <table:table-cell table:style-name="ce1" office:value-type="float" office:value="0.00084410433">
            <text:p>8.44E-004</text:p>
          </table:table-cell>
          <table:table-cell table:style-name="ce1" office:value-type="float" office:value="0.00088057737">
            <text:p>8.81E-004</text:p>
          </table:table-cell>
          <table:table-cell table:style-name="ce1" office:value-type="float" office:value="0.000937165">
            <text:p>9.37E-004</text:p>
          </table:table-cell>
          <table:table-cell table:style-name="ce1" office:value-type="float" office:value="0.00091328373">
            <text:p>9.13E-004</text:p>
          </table:table-cell>
          <table:table-cell table:style-name="ce1" office:value-type="float" office:value="0.00086332165">
            <text:p>8.63E-004</text:p>
          </table:table-cell>
          <table:table-cell table:style-name="ce1" office:value-type="float" office:value="0.00084760744">
            <text:p>8.48E-004</text:p>
          </table:table-cell>
          <table:table-cell table:style-name="ce1" office:value-type="float" office:value="0.00087713794">
            <text:p>8.77E-004</text:p>
          </table:table-cell>
          <table:table-cell table:style-name="ce1" office:value-type="float" office:value="0.0009110752">
            <text:p>9.11E-004</text:p>
          </table:table-cell>
          <table:table-cell table:style-name="ce1" office:value-type="float" office:value="0.0009480413">
            <text:p>9.48E-004</text:p>
          </table:table-cell>
          <table:table-cell table:style-name="ce1" office:value-type="float" office:value="0.00094256346">
            <text:p>9.43E-004</text:p>
          </table:table-cell>
          <table:table-cell table:style-name="ce1" office:value-type="float" office:value="0.00091258204">
            <text:p>9.13E-004</text:p>
          </table:table-cell>
          <table:table-cell table:style-name="ce1" office:value-type="float" office:value="0.000883672">
            <text:p>8.84E-004</text:p>
          </table:table-cell>
          <table:table-cell table:style-name="ce1" office:value-type="float" office:value="0.00092073873">
            <text:p>9.21E-004</text:p>
          </table:table-cell>
          <table:table-cell office:value-type="float" office:value="0.00089316635">
            <text:p>8.93E-004</text:p>
          </table:table-cell>
          <table:table-cell table:style-name="ce1" office:value-type="float" office:value="0.0008653603">
            <text:p>8.65E-004</text:p>
          </table:table-cell>
          <table:table-cell table:style-name="ce1" office:value-type="float" office:value="0.00085059996">
            <text:p>8.51E-004</text:p>
          </table:table-cell>
          <table:table-cell office:value-type="float" office:value="0.0008593644">
            <text:p>8.59E-004</text:p>
          </table:table-cell>
          <table:table-cell table:style-name="ce1" office:value-type="float" office:value="0.0008822856">
            <text:p>8.82E-004</text:p>
          </table:table-cell>
          <table:table-cell table:style-name="ce1" office:value-type="float" office:value="0.00082482304">
            <text:p>8.25E-004</text:p>
          </table:table-cell>
          <table:table-cell table:style-name="ce1" office:value-type="float" office:value="0.00079245324">
            <text:p>7.92E-004</text:p>
          </table:table-cell>
          <table:table-cell office:value-type="float" office:value="0.00075735216">
            <text:p>7.57E-004</text:p>
          </table:table-cell>
          <table:table-cell office:value-type="float" office:value="0.00075627497">
            <text:p>7.56E-004</text:p>
          </table:table-cell>
          <table:table-cell office:value-type="float" office:value="0.0007797058">
            <text:p>7.80E-004</text:p>
          </table:table-cell>
          <table:table-cell office:value-type="float" office:value="0.00075942645">
            <text:p>7.59E-004</text:p>
          </table:table-cell>
          <table:table-cell office:value-type="float" office:value="0.00074812426">
            <text:p>7.48E-004</text:p>
          </table:table-cell>
          <table:table-cell office:value-type="float" office:value="0.000743936">
            <text:p>7.44E-004</text:p>
          </table:table-cell>
          <table:table-cell office:value-type="float" office:value="0.00073167216">
            <text:p>7.32E-004</text:p>
          </table:table-cell>
          <table:table-cell office:value-type="float" office:value="0.0007335611">
            <text:p>7.34E-004</text:p>
          </table:table-cell>
          <table:table-cell table:style-name="ce1" office:value-type="float" office:value="0.0007450717">
            <text:p>7.45E-004</text:p>
          </table:table-cell>
          <table:table-cell office:value-type="float" office:value="0.0010122503">
            <text:p>0.0010122503</text:p>
          </table:table-cell>
          <table:table-cell office:value-type="float" office:value="0.00072739704">
            <text:p>7.27E-004</text:p>
          </table:table-cell>
          <table:table-cell office:value-type="float" office:value="0.0007500163">
            <text:p>7.50E-004</text:p>
          </table:table-cell>
          <table:table-cell office:value-type="float" office:value="0.0007382721">
            <text:p>7.38E-004</text:p>
          </table:table-cell>
          <table:table-cell office:value-type="float" office:value="0.0005959528">
            <text:p>5.96E-004</text:p>
          </table:table-cell>
          <table:table-cell office:value-type="float" office:value="0.00056779536">
            <text:p>5.68E-004</text:p>
          </table:table-cell>
          <table:table-cell office:value-type="float" office:value="0.00056951656">
            <text:p>5.70E-004</text:p>
          </table:table-cell>
          <table:table-cell office:value-type="float" office:value="0.00057283073">
            <text:p>5.73E-004</text:p>
          </table:table-cell>
          <table:table-cell office:value-type="float" office:value="0.00057505094">
            <text:p>5.75E-004</text:p>
          </table:table-cell>
          <table:table-cell office:value-type="float" office:value="0.0005596796">
            <text:p>5.60E-004</text:p>
          </table:table-cell>
          <table:table-cell office:value-type="float" office:value="0.00055094145">
            <text:p>5.51E-004</text:p>
          </table:table-cell>
          <table:table-cell office:value-type="float" office:value="0.000547221">
            <text:p>5.47E-004</text:p>
          </table:table-cell>
          <table:table-cell office:value-type="float" office:value="0.0005466372">
            <text:p>5.47E-004</text:p>
          </table:table-cell>
          <table:table-cell office:value-type="float" office:value="0.0005376902">
            <text:p>5.38E-004</text:p>
          </table:table-cell>
          <table:table-cell office:value-type="float" office:value="0.0005325243">
            <text:p>5.33E-004</text:p>
          </table:table-cell>
          <table:table-cell office:value-type="float" office:value="0.0005302577">
            <text:p>5.30E-004</text:p>
          </table:table-cell>
          <table:table-cell office:value-type="float" office:value="0.0005360106">
            <text:p>5.36E-004</text:p>
          </table:table-cell>
          <table:table-cell office:value-type="float" office:value="0.00053888554">
            <text:p>5.39E-004</text:p>
          </table:table-cell>
          <table:table-cell office:value-type="float" office:value="0.00053602515">
            <text:p>5.36E-004</text:p>
          </table:table-cell>
          <table:table-cell office:value-type="float" office:value="0.0005338718">
            <text:p>5.34E-004</text:p>
          </table:table-cell>
          <table:table-cell office:value-type="float" office:value="0.0005305395">
            <text:p>5.31E-004</text:p>
          </table:table-cell>
          <table:table-cell office:value-type="float" office:value="0.0005359494">
            <text:p>5.36E-004</text:p>
          </table:table-cell>
          <table:table-cell office:value-type="float" office:value="0.0005386335">
            <text:p>5.39E-004</text:p>
          </table:table-cell>
          <table:table-cell office:value-type="float" office:value="0.00053794467">
            <text:p>5.38E-004</text:p>
          </table:table-cell>
          <table:table-cell office:value-type="float" office:value="0.00053636736">
            <text:p>5.36E-004</text:p>
          </table:table-cell>
          <table:table-cell office:value-type="float" office:value="0.0005426399">
            <text:p>5.43E-004</text:p>
          </table:table-cell>
          <table:table-cell office:value-type="float" office:value="0.000540175">
            <text:p>5.40E-004</text:p>
          </table:table-cell>
          <table:table-cell office:value-type="float" office:value="0.00053680426">
            <text:p>5.37E-004</text:p>
          </table:table-cell>
          <table:table-cell office:value-type="float" office:value="0.0005335432">
            <text:p>5.34E-004</text:p>
          </table:table-cell>
          <table:table-cell office:value-type="float" office:value="0.00053413707">
            <text:p>5.34E-004</text:p>
          </table:table-cell>
          <table:table-cell office:value-type="float" office:value="0.0005389295">
            <text:p>5.39E-004</text:p>
          </table:table-cell>
          <table:table-cell office:value-type="float" office:value="0.00053703034">
            <text:p>5.37E-004</text:p>
          </table:table-cell>
          <table:table-cell office:value-type="float" office:value="0.00054059055">
            <text:p>5.41E-004</text:p>
          </table:table-cell>
          <table:table-cell office:value-type="float" office:value="0.000539886">
            <text:p>5.40E-004</text:p>
          </table:table-cell>
          <table:table-cell office:value-type="float" office:value="0.0005420634">
            <text:p>5.42E-004</text:p>
          </table:table-cell>
          <table:table-cell office:value-type="float" office:value="0.0005398856">
            <text:p>5.40E-004</text:p>
          </table:table-cell>
          <table:table-cell office:value-type="float" office:value="0.0005383044">
            <text:p>5.38E-004</text:p>
          </table:table-cell>
          <table:table-cell office:value-type="float" office:value="0.00053864013">
            <text:p>5.39E-004</text:p>
          </table:table-cell>
          <table:table-cell office:value-type="float" office:value="0.0005429002">
            <text:p>5.43E-004</text:p>
          </table:table-cell>
          <table:table-cell office:value-type="float" office:value="0.0005437845">
            <text:p>5.44E-004</text:p>
          </table:table-cell>
          <table:table-cell office:value-type="float" office:value="0.00054457225">
            <text:p>5.45E-004</text:p>
          </table:table-cell>
          <table:table-cell office:value-type="float" office:value="0.000546816">
            <text:p>5.47E-004</text:p>
          </table:table-cell>
          <table:table-cell office:value-type="float" office:value="0.00054775097">
            <text:p>5.48E-004</text:p>
          </table:table-cell>
          <table:table-cell office:value-type="float" office:value="0.00054832577">
            <text:p>5.48E-004</text:p>
          </table:table-cell>
          <table:table-cell office:value-type="float" office:value="0.0005431612">
            <text:p>5.43E-004</text:p>
          </table:table-cell>
          <table:table-cell office:value-type="float" office:value="0.0005435898">
            <text:p>5.44E-004</text:p>
          </table:table-cell>
          <table:table-cell office:value-type="float" office:value="0.00054341485">
            <text:p>5.43E-004</text:p>
          </table:table-cell>
          <table:table-cell office:value-type="float" office:value="0.0005482168">
            <text:p>5.48E-004</text:p>
          </table:table-cell>
          <table:table-cell office:value-type="float" office:value="0.00054555637">
            <text:p>5.46E-004</text:p>
          </table:table-cell>
          <table:table-cell office:value-type="float" office:value="0.00054446975">
            <text:p>5.44E-004</text:p>
          </table:table-cell>
          <table:table-cell office:value-type="float" office:value="0.00055168883">
            <text:p>5.52E-004</text:p>
          </table:table-cell>
          <table:table-cell office:value-type="float" office:value="0.0005558667">
            <text:p>5.56E-004</text:p>
          </table:table-cell>
          <table:table-cell office:value-type="float" office:value="0.00055126497">
            <text:p>5.51E-004</text:p>
          </table:table-cell>
          <table:table-cell office:value-type="float" office:value="0.00054867123">
            <text:p>5.49E-004</text:p>
          </table:table-cell>
          <table:table-cell office:value-type="float" office:value="0.00055264094">
            <text:p>5.53E-004</text:p>
          </table:table-cell>
          <table:table-cell office:value-type="float" office:value="0.00054954056">
            <text:p>5.50E-004</text:p>
          </table:table-cell>
          <table:table-cell office:value-type="float" office:value="0.00054839393">
            <text:p>5.48E-004</text:p>
          </table:table-cell>
          <table:table-cell office:value-type="float" office:value="0.0005519636">
            <text:p>5.52E-004</text:p>
          </table:table-cell>
          <table:table-cell office:value-type="float" office:value="0.0005515508">
            <text:p>5.52E-004</text:p>
          </table:table-cell>
          <table:table-cell office:value-type="float" office:value="0.0005523037">
            <text:p>5.52E-004</text:p>
          </table:table-cell>
          <table:table-cell office:value-type="float" office:value="0.0005537023">
            <text:p>5.54E-004</text:p>
          </table:table-cell>
          <table:table-cell office:value-type="float" office:value="0.0005600066">
            <text:p>5.60E-004</text:p>
          </table:table-cell>
          <table:table-cell office:value-type="float" office:value="0.000560922">
            <text:p>5.61E-004</text:p>
          </table:table-cell>
          <table:table-cell office:value-type="float" office:value="0.00056293164">
            <text:p>5.63E-004</text:p>
          </table:table-cell>
          <table:table-cell office:value-type="float" office:value="0.000561284">
            <text:p>5.61E-004</text:p>
          </table:table-cell>
          <table:table-cell office:value-type="float" office:value="0.00056591467">
            <text:p>5.66E-004</text:p>
          </table:table-cell>
          <table:table-cell office:value-type="float" office:value="0.0005706059">
            <text:p>5.71E-004</text:p>
          </table:table-cell>
          <table:table-cell office:value-type="float" office:value="0.00056760514">
            <text:p>5.68E-004</text:p>
          </table:table-cell>
          <table:table-cell office:value-type="float" office:value="0.0005690152">
            <text:p>5.69E-004</text:p>
          </table:table-cell>
          <table:table-cell office:value-type="float" office:value="0.0005720192">
            <text:p>5.72E-004</text:p>
          </table:table-cell>
          <table:table-cell office:value-type="float" office:value="0.00056939013">
            <text:p>5.69E-004</text:p>
          </table:table-cell>
          <table:table-cell office:value-type="float" office:value="0.0005726495">
            <text:p>5.73E-004</text:p>
          </table:table-cell>
          <table:table-cell office:value-type="float" office:value="0.00057583797">
            <text:p>5.76E-004</text:p>
          </table:table-cell>
          <table:table-cell/>
        </table:table-row>
        <table:table-row table:style-name="ro1">
          <table:table-cell office:value-type="string">
            <text:p>/mnt/share/Music/Albums/Ravi Shankar/Passages/02 Sadhanipa.mp3</text:p>
          </table:table-cell>
          <table:table-cell office:value-type="float" office:value="0.031712633">
            <text:p>0.031712633</text:p>
          </table:table-cell>
          <table:table-cell office:value-type="float" office:value="0.041374397">
            <text:p>0.041374397</text:p>
          </table:table-cell>
          <table:table-cell office:value-type="float" office:value="0.04143905">
            <text:p>0.04143905</text:p>
          </table:table-cell>
          <table:table-cell office:value-type="float" office:value="0.05724979">
            <text:p>0.05724979</text:p>
          </table:table-cell>
          <table:table-cell office:value-type="float" office:value="0.034859914">
            <text:p>0.034859914</text:p>
          </table:table-cell>
          <table:table-cell office:value-type="float" office:value="0.027239053">
            <text:p>0.027239053</text:p>
          </table:table-cell>
          <table:table-cell office:value-type="float" office:value="0.039560646">
            <text:p>0.039560646</text:p>
          </table:table-cell>
          <table:table-cell office:value-type="float" office:value="0.022536881">
            <text:p>0.022536881</text:p>
          </table:table-cell>
          <table:table-cell office:value-type="float" office:value="0.023639506">
            <text:p>0.023639506</text:p>
          </table:table-cell>
          <table:table-cell office:value-type="float" office:value="0.013846225">
            <text:p>0.013846225</text:p>
          </table:table-cell>
          <table:table-cell office:value-type="float" office:value="0.02852835">
            <text:p>0.02852835</text:p>
          </table:table-cell>
          <table:table-cell office:value-type="float" office:value="0.020958781">
            <text:p>0.020958781</text:p>
          </table:table-cell>
          <table:table-cell office:value-type="float" office:value="0.020311272">
            <text:p>0.020311272</text:p>
          </table:table-cell>
          <table:table-cell office:value-type="float" office:value="0.019518588">
            <text:p>0.019518588</text:p>
          </table:table-cell>
          <table:table-cell office:value-type="float" office:value="0.0061447206">
            <text:p>0.0061447206</text:p>
          </table:table-cell>
          <table:table-cell office:value-type="float" office:value="0.013287495">
            <text:p>0.013287495</text:p>
          </table:table-cell>
          <table:table-cell office:value-type="float" office:value="0.0054744463">
            <text:p>0.0054744463</text:p>
          </table:table-cell>
          <table:table-cell office:value-type="float" office:value="0.014262358">
            <text:p>0.014262358</text:p>
          </table:table-cell>
          <table:table-cell office:value-type="float" office:value="0.008584147">
            <text:p>0.008584147</text:p>
          </table:table-cell>
          <table:table-cell office:value-type="float" office:value="0.0034007255">
            <text:p>0.0034007255</text:p>
          </table:table-cell>
          <table:table-cell office:value-type="float" office:value="0.008116527">
            <text:p>0.008116527</text:p>
          </table:table-cell>
          <table:table-cell office:value-type="float" office:value="0.0037873774">
            <text:p>0.0037873774</text:p>
          </table:table-cell>
          <table:table-cell office:value-type="float" office:value="0.0045564245">
            <text:p>0.0045564245</text:p>
          </table:table-cell>
          <table:table-cell office:value-type="float" office:value="0.0067464346">
            <text:p>0.0067464346</text:p>
          </table:table-cell>
          <table:table-cell office:value-type="float" office:value="0.006395652">
            <text:p>0.006395652</text:p>
          </table:table-cell>
          <table:table-cell office:value-type="float" office:value="0.005663285">
            <text:p>0.005663285</text:p>
          </table:table-cell>
          <table:table-cell office:value-type="float" office:value="0.004102276">
            <text:p>0.004102276</text:p>
          </table:table-cell>
          <table:table-cell office:value-type="float" office:value="0.005900514">
            <text:p>0.005900514</text:p>
          </table:table-cell>
          <table:table-cell office:value-type="float" office:value="0.004387219">
            <text:p>0.004387219</text:p>
          </table:table-cell>
          <table:table-cell office:value-type="float" office:value="0.0028380044">
            <text:p>0.0028380044</text:p>
          </table:table-cell>
          <table:table-cell office:value-type="float" office:value="0.0072363657">
            <text:p>0.0072363657</text:p>
          </table:table-cell>
          <table:table-cell office:value-type="float" office:value="0.0047858953">
            <text:p>0.0047858953</text:p>
          </table:table-cell>
          <table:table-cell office:value-type="float" office:value="0.002566044">
            <text:p>0.002566044</text:p>
          </table:table-cell>
          <table:table-cell office:value-type="float" office:value="0.0027248857">
            <text:p>0.0027248857</text:p>
          </table:table-cell>
          <table:table-cell office:value-type="float" office:value="0.0061174366">
            <text:p>0.0061174366</text:p>
          </table:table-cell>
          <table:table-cell office:value-type="float" office:value="0.003192095">
            <text:p>0.003192095</text:p>
          </table:table-cell>
          <table:table-cell office:value-type="float" office:value="0.0044045234">
            <text:p>0.0044045234</text:p>
          </table:table-cell>
          <table:table-cell office:value-type="float" office:value="0.0033669765">
            <text:p>0.0033669765</text:p>
          </table:table-cell>
          <table:table-cell office:value-type="float" office:value="0.0032374728">
            <text:p>0.0032374728</text:p>
          </table:table-cell>
          <table:table-cell office:value-type="float" office:value="0.002218323">
            <text:p>0.002218323</text:p>
          </table:table-cell>
          <table:table-cell office:value-type="float" office:value="0.0037594044">
            <text:p>0.0037594044</text:p>
          </table:table-cell>
          <table:table-cell office:value-type="float" office:value="0.00494921">
            <text:p>0.00494921</text:p>
          </table:table-cell>
          <table:table-cell office:value-type="float" office:value="0.0032443332">
            <text:p>0.0032443332</text:p>
          </table:table-cell>
          <table:table-cell office:value-type="float" office:value="0.0033012724">
            <text:p>0.0033012724</text:p>
          </table:table-cell>
          <table:table-cell office:value-type="float" office:value="0.002645484">
            <text:p>0.002645484</text:p>
          </table:table-cell>
          <table:table-cell office:value-type="float" office:value="0.0031784235">
            <text:p>0.0031784235</text:p>
          </table:table-cell>
          <table:table-cell office:value-type="float" office:value="0.004451883">
            <text:p>0.004451883</text:p>
          </table:table-cell>
          <table:table-cell office:value-type="float" office:value="0.0040660305">
            <text:p>0.0040660305</text:p>
          </table:table-cell>
          <table:table-cell office:value-type="float" office:value="0.0047707018">
            <text:p>0.0047707018</text:p>
          </table:table-cell>
          <table:table-cell office:value-type="float" office:value="0.0028075732">
            <text:p>0.0028075732</text:p>
          </table:table-cell>
          <table:table-cell office:value-type="float" office:value="0.0024594392">
            <text:p>0.0024594392</text:p>
          </table:table-cell>
          <table:table-cell office:value-type="float" office:value="0.005612121">
            <text:p>0.005612121</text:p>
          </table:table-cell>
          <table:table-cell office:value-type="float" office:value="0.0034556636">
            <text:p>0.0034556636</text:p>
          </table:table-cell>
          <table:table-cell office:value-type="float" office:value="0.002428952">
            <text:p>0.002428952</text:p>
          </table:table-cell>
          <table:table-cell office:value-type="float" office:value="0.004972581">
            <text:p>0.004972581</text:p>
          </table:table-cell>
          <table:table-cell office:value-type="float" office:value="0.0048814076">
            <text:p>0.0048814076</text:p>
          </table:table-cell>
          <table:table-cell office:value-type="float" office:value="0.0039212992">
            <text:p>0.0039212992</text:p>
          </table:table-cell>
          <table:table-cell office:value-type="float" office:value="0.0038954243">
            <text:p>0.0038954243</text:p>
          </table:table-cell>
          <table:table-cell office:value-type="float" office:value="0.0038023079">
            <text:p>0.0038023079</text:p>
          </table:table-cell>
          <table:table-cell office:value-type="float" office:value="0.002223916">
            <text:p>0.002223916</text:p>
          </table:table-cell>
          <table:table-cell office:value-type="float" office:value="0.00388391">
            <text:p>0.00388391</text:p>
          </table:table-cell>
          <table:table-cell office:value-type="float" office:value="0.007996916">
            <text:p>0.007996916</text:p>
          </table:table-cell>
          <table:table-cell office:value-type="float" office:value="0.004684493">
            <text:p>0.004684493</text:p>
          </table:table-cell>
          <table:table-cell office:value-type="float" office:value="0.0034412958">
            <text:p>0.0034412958</text:p>
          </table:table-cell>
          <table:table-cell office:value-type="float" office:value="0.0029712834">
            <text:p>0.0029712834</text:p>
          </table:table-cell>
          <table:table-cell office:value-type="float" office:value="0.0032187572">
            <text:p>0.0032187572</text:p>
          </table:table-cell>
          <table:table-cell office:value-type="float" office:value="0.002620066">
            <text:p>0.002620066</text:p>
          </table:table-cell>
          <table:table-cell office:value-type="float" office:value="0.0037956408">
            <text:p>0.0037956408</text:p>
          </table:table-cell>
          <table:table-cell office:value-type="float" office:value="0.0051898863">
            <text:p>0.0051898863</text:p>
          </table:table-cell>
          <table:table-cell office:value-type="float" office:value="0.005299389">
            <text:p>0.005299389</text:p>
          </table:table-cell>
          <table:table-cell office:value-type="float" office:value="0.0020764885">
            <text:p>0.0020764885</text:p>
          </table:table-cell>
          <table:table-cell office:value-type="float" office:value="0.002577756">
            <text:p>0.002577756</text:p>
          </table:table-cell>
          <table:table-cell office:value-type="float" office:value="0.0036760482">
            <text:p>0.0036760482</text:p>
          </table:table-cell>
          <table:table-cell office:value-type="float" office:value="0.0036319206">
            <text:p>0.0036319206</text:p>
          </table:table-cell>
          <table:table-cell office:value-type="float" office:value="0.002392318">
            <text:p>0.002392318</text:p>
          </table:table-cell>
          <table:table-cell office:value-type="float" office:value="0.005093893">
            <text:p>0.005093893</text:p>
          </table:table-cell>
          <table:table-cell office:value-type="float" office:value="0.0025324498">
            <text:p>0.0025324498</text:p>
          </table:table-cell>
          <table:table-cell office:value-type="float" office:value="0.0046880897">
            <text:p>0.0046880897</text:p>
          </table:table-cell>
          <table:table-cell office:value-type="float" office:value="0.0038537192">
            <text:p>0.0038537192</text:p>
          </table:table-cell>
          <table:table-cell office:value-type="float" office:value="0.004314679">
            <text:p>0.004314679</text:p>
          </table:table-cell>
          <table:table-cell office:value-type="float" office:value="0.003467811">
            <text:p>0.003467811</text:p>
          </table:table-cell>
          <table:table-cell office:value-type="float" office:value="0.0047339965">
            <text:p>0.0047339965</text:p>
          </table:table-cell>
          <table:table-cell office:value-type="float" office:value="0.0067800814">
            <text:p>0.0067800814</text:p>
          </table:table-cell>
          <table:table-cell office:value-type="float" office:value="0.0025847126">
            <text:p>0.0025847126</text:p>
          </table:table-cell>
          <table:table-cell office:value-type="float" office:value="0.0019880983">
            <text:p>0.0019880983</text:p>
          </table:table-cell>
          <table:table-cell office:value-type="float" office:value="0.0035468773">
            <text:p>0.0035468773</text:p>
          </table:table-cell>
          <table:table-cell office:value-type="float" office:value="0.0032227843">
            <text:p>0.0032227843</text:p>
          </table:table-cell>
          <table:table-cell office:value-type="float" office:value="0.002142206">
            <text:p>0.002142206</text:p>
          </table:table-cell>
          <table:table-cell office:value-type="float" office:value="0.002002839">
            <text:p>0.002002839</text:p>
          </table:table-cell>
          <table:table-cell office:value-type="float" office:value="0.0034707244">
            <text:p>0.0034707244</text:p>
          </table:table-cell>
          <table:table-cell office:value-type="float" office:value="0.0016715749">
            <text:p>0.0016715749</text:p>
          </table:table-cell>
          <table:table-cell office:value-type="float" office:value="0.0027183122">
            <text:p>0.0027183122</text:p>
          </table:table-cell>
          <table:table-cell office:value-type="float" office:value="0.0032116435">
            <text:p>0.0032116435</text:p>
          </table:table-cell>
          <table:table-cell office:value-type="float" office:value="0.001952679">
            <text:p>0.001952679</text:p>
          </table:table-cell>
          <table:table-cell office:value-type="float" office:value="0.0016542877">
            <text:p>0.0016542877</text:p>
          </table:table-cell>
          <table:table-cell office:value-type="float" office:value="0.0024918222">
            <text:p>0.0024918222</text:p>
          </table:table-cell>
          <table:table-cell office:value-type="float" office:value="0.0034188472">
            <text:p>0.0034188472</text:p>
          </table:table-cell>
          <table:table-cell office:value-type="float" office:value="0.0019472219">
            <text:p>0.0019472219</text:p>
          </table:table-cell>
          <table:table-cell office:value-type="float" office:value="0.0016716225">
            <text:p>0.0016716225</text:p>
          </table:table-cell>
          <table:table-cell office:value-type="float" office:value="0.0019239155">
            <text:p>0.0019239155</text:p>
          </table:table-cell>
          <table:table-cell office:value-type="float" office:value="0.001575179">
            <text:p>0.001575179</text:p>
          </table:table-cell>
          <table:table-cell office:value-type="float" office:value="0.0014621329">
            <text:p>0.0014621329</text:p>
          </table:table-cell>
          <table:table-cell office:value-type="float" office:value="0.0036771724">
            <text:p>0.0036771724</text:p>
          </table:table-cell>
          <table:table-cell office:value-type="float" office:value="0.0037978883">
            <text:p>0.0037978883</text:p>
          </table:table-cell>
          <table:table-cell office:value-type="float" office:value="0.0015973744">
            <text:p>0.0015973744</text:p>
          </table:table-cell>
          <table:table-cell office:value-type="float" office:value="0.0012218393">
            <text:p>0.0012218393</text:p>
          </table:table-cell>
          <table:table-cell office:value-type="float" office:value="0.0018408478">
            <text:p>0.0018408478</text:p>
          </table:table-cell>
          <table:table-cell office:value-type="float" office:value="0.0013419992">
            <text:p>0.0013419992</text:p>
          </table:table-cell>
          <table:table-cell office:value-type="float" office:value="0.0014056405">
            <text:p>0.0014056405</text:p>
          </table:table-cell>
          <table:table-cell office:value-type="float" office:value="0.003148964">
            <text:p>0.003148964</text:p>
          </table:table-cell>
          <table:table-cell office:value-type="float" office:value="0.0026333428">
            <text:p>0.0026333428</text:p>
          </table:table-cell>
          <table:table-cell office:value-type="float" office:value="0.0013230538">
            <text:p>0.0013230538</text:p>
          </table:table-cell>
          <table:table-cell office:value-type="float" office:value="0.0014842699">
            <text:p>0.0014842699</text:p>
          </table:table-cell>
          <table:table-cell office:value-type="float" office:value="0.0015424329">
            <text:p>0.0015424329</text:p>
          </table:table-cell>
          <table:table-cell office:value-type="float" office:value="0.0012795501">
            <text:p>0.0012795501</text:p>
          </table:table-cell>
          <table:table-cell office:value-type="float" office:value="0.0016056149">
            <text:p>0.0016056149</text:p>
          </table:table-cell>
          <table:table-cell office:value-type="float" office:value="0.004372045">
            <text:p>0.004372045</text:p>
          </table:table-cell>
          <table:table-cell office:value-type="float" office:value="0.00196103">
            <text:p>0.00196103</text:p>
          </table:table-cell>
          <table:table-cell office:value-type="float" office:value="0.0012942621">
            <text:p>0.0012942621</text:p>
          </table:table-cell>
          <table:table-cell office:value-type="float" office:value="0.0012749848">
            <text:p>0.0012749848</text:p>
          </table:table-cell>
          <table:table-cell office:value-type="float" office:value="0.0018281948">
            <text:p>0.0018281948</text:p>
          </table:table-cell>
          <table:table-cell office:value-type="float" office:value="0.0016800725">
            <text:p>0.0016800725</text:p>
          </table:table-cell>
          <table:table-cell office:value-type="float" office:value="0.0019567572">
            <text:p>0.0019567572</text:p>
          </table:table-cell>
          <table:table-cell office:value-type="float" office:value="0.0033505422">
            <text:p>0.0033505422</text:p>
          </table:table-cell>
          <table:table-cell office:value-type="float" office:value="0.001638648">
            <text:p>0.001638648</text:p>
          </table:table-cell>
          <table:table-cell office:value-type="float" office:value="0.0012816093">
            <text:p>0.0012816093</text:p>
          </table:table-cell>
          <table:table-cell office:value-type="float" office:value="0.0015188956">
            <text:p>0.0015188956</text:p>
          </table:table-cell>
          <table:table-cell office:value-type="float" office:value="0.0015064405">
            <text:p>0.0015064405</text:p>
          </table:table-cell>
          <table:table-cell office:value-type="float" office:value="0.0015414814">
            <text:p>0.0015414814</text:p>
          </table:table-cell>
          <table:table-cell office:value-type="float" office:value="0.0016863322">
            <text:p>0.0016863322</text:p>
          </table:table-cell>
          <table:table-cell office:value-type="float" office:value="0.0034020918">
            <text:p>0.0034020918</text:p>
          </table:table-cell>
          <table:table-cell office:value-type="float" office:value="0.0015374386">
            <text:p>0.0015374386</text:p>
          </table:table-cell>
          <table:table-cell office:value-type="float" office:value="0.0013156601">
            <text:p>0.0013156601</text:p>
          </table:table-cell>
          <table:table-cell office:value-type="float" office:value="0.0022673125">
            <text:p>0.0022673125</text:p>
          </table:table-cell>
          <table:table-cell office:value-type="float" office:value="0.0020666567">
            <text:p>0.0020666567</text:p>
          </table:table-cell>
          <table:table-cell office:value-type="float" office:value="0.0012266295">
            <text:p>0.0012266295</text:p>
          </table:table-cell>
          <table:table-cell office:value-type="float" office:value="0.0013708546">
            <text:p>0.0013708546</text:p>
          </table:table-cell>
          <table:table-cell office:value-type="float" office:value="0.0032836199">
            <text:p>0.0032836199</text:p>
          </table:table-cell>
          <table:table-cell office:value-type="float" office:value="0.0018650218">
            <text:p>0.0018650218</text:p>
          </table:table-cell>
          <table:table-cell office:value-type="float" office:value="0.0013919224">
            <text:p>0.0013919224</text:p>
          </table:table-cell>
          <table:table-cell office:value-type="float" office:value="0.0016812916">
            <text:p>0.0016812916</text:p>
          </table:table-cell>
          <table:table-cell office:value-type="float" office:value="0.0012757984">
            <text:p>0.0012757984</text:p>
          </table:table-cell>
          <table:table-cell office:value-type="float" office:value="0.0012617342">
            <text:p>0.0012617342</text:p>
          </table:table-cell>
          <table:table-cell office:value-type="float" office:value="0.0018588982">
            <text:p>0.0018588982</text:p>
          </table:table-cell>
          <table:table-cell office:value-type="float" office:value="0.0032668733">
            <text:p>0.0032668733</text:p>
          </table:table-cell>
          <table:table-cell office:value-type="float" office:value="0.0017606232">
            <text:p>0.0017606232</text:p>
          </table:table-cell>
          <table:table-cell office:value-type="float" office:value="0.0013590312">
            <text:p>0.0013590312</text:p>
          </table:table-cell>
          <table:table-cell office:value-type="float" office:value="0.0012436821">
            <text:p>0.0012436821</text:p>
          </table:table-cell>
          <table:table-cell office:value-type="float" office:value="0.0011059936">
            <text:p>0.0011059936</text:p>
          </table:table-cell>
          <table:table-cell office:value-type="float" office:value="0.0012811281">
            <text:p>0.0012811281</text:p>
          </table:table-cell>
          <table:table-cell office:value-type="float" office:value="0.0020757248">
            <text:p>0.0020757248</text:p>
          </table:table-cell>
          <table:table-cell office:value-type="float" office:value="0.0029746948">
            <text:p>0.0029746948</text:p>
          </table:table-cell>
          <table:table-cell office:value-type="float" office:value="0.0011612653">
            <text:p>0.0011612653</text:p>
          </table:table-cell>
          <table:table-cell office:value-type="float" office:value="0.0010315662">
            <text:p>0.0010315662</text:p>
          </table:table-cell>
          <table:table-cell office:value-type="float" office:value="0.0012605697">
            <text:p>0.0012605697</text:p>
          </table:table-cell>
          <table:table-cell office:value-type="float" office:value="0.0013310654">
            <text:p>0.0013310654</text:p>
          </table:table-cell>
          <table:table-cell office:value-type="float" office:value="0.001199833">
            <text:p>0.001199833</text:p>
          </table:table-cell>
          <table:table-cell office:value-type="float" office:value="0.0015134603">
            <text:p>0.0015134603</text:p>
          </table:table-cell>
          <table:table-cell office:value-type="float" office:value="0.002153971">
            <text:p>0.002153971</text:p>
          </table:table-cell>
          <table:table-cell office:value-type="float" office:value="0.001273013">
            <text:p>0.001273013</text:p>
          </table:table-cell>
          <table:table-cell office:value-type="float" office:value="0.0013034197">
            <text:p>0.0013034197</text:p>
          </table:table-cell>
          <table:table-cell office:value-type="float" office:value="0.0014085277">
            <text:p>0.0014085277</text:p>
          </table:table-cell>
          <table:table-cell office:value-type="float" office:value="0.0013799703">
            <text:p>0.0013799703</text:p>
          </table:table-cell>
          <table:table-cell office:value-type="float" office:value="0.001385341">
            <text:p>0.001385341</text:p>
          </table:table-cell>
          <table:table-cell office:value-type="float" office:value="0.0017056197">
            <text:p>0.0017056197</text:p>
          </table:table-cell>
          <table:table-cell office:value-type="float" office:value="0.0017581305">
            <text:p>0.0017581305</text:p>
          </table:table-cell>
          <table:table-cell table:style-name="Default" office:value-type="float" office:value="0.0010387788">
            <text:p>0.0010387788</text:p>
          </table:table-cell>
          <table:table-cell office:value-type="float" office:value="0.001146512">
            <text:p>0.001146512</text:p>
          </table:table-cell>
          <table:table-cell office:value-type="float" office:value="0.0011553502">
            <text:p>0.0011553502</text:p>
          </table:table-cell>
          <table:table-cell table:style-name="Default" office:value-type="float" office:value="0.0011190333">
            <text:p>0.0011190333</text:p>
          </table:table-cell>
          <table:table-cell office:value-type="float" office:value="0.0012266159">
            <text:p>0.0012266159</text:p>
          </table:table-cell>
          <table:table-cell office:value-type="float" office:value="0.0017571764">
            <text:p>0.0017571764</text:p>
          </table:table-cell>
          <table:table-cell office:value-type="float" office:value="0.0015687107">
            <text:p>0.0015687107</text:p>
          </table:table-cell>
          <table:table-cell table:style-name="Default" office:value-type="float" office:value="0.0010570338">
            <text:p>0.0010570338</text:p>
          </table:table-cell>
          <table:table-cell office:value-type="float" office:value="0.0009489883">
            <text:p>9.49E-004</text:p>
          </table:table-cell>
          <table:table-cell table:style-name="Default" office:value-type="float" office:value="0.0010876778">
            <text:p>0.0010876778</text:p>
          </table:table-cell>
          <table:table-cell office:value-type="float" office:value="0.0009505527">
            <text:p>9.51E-004</text:p>
          </table:table-cell>
          <table:table-cell office:value-type="float" office:value="0.0009770507">
            <text:p>9.77E-004</text:p>
          </table:table-cell>
          <table:table-cell table:style-name="Default" office:value-type="float" office:value="0.0014423112">
            <text:p>0.0014423112</text:p>
          </table:table-cell>
          <table:table-cell table:style-name="Default" office:value-type="float" office:value="0.0011217427">
            <text:p>0.0011217427</text:p>
          </table:table-cell>
          <table:table-cell office:value-type="float" office:value="0.0008708518">
            <text:p>8.71E-004</text:p>
          </table:table-cell>
          <table:table-cell table:style-name="ce1" office:value-type="float" office:value="0.00080364087">
            <text:p>8.04E-004</text:p>
          </table:table-cell>
          <table:table-cell office:value-type="float" office:value="0.0010520786">
            <text:p>0.0010520786</text:p>
          </table:table-cell>
          <table:table-cell office:value-type="float" office:value="0.0009794828">
            <text:p>9.79E-004</text:p>
          </table:table-cell>
          <table:table-cell table:style-name="Default" office:value-type="float" office:value="0.001009275">
            <text:p>0.001009275</text:p>
          </table:table-cell>
          <table:table-cell table:style-name="Default" office:value-type="float" office:value="0.0011457736">
            <text:p>0.0011457736</text:p>
          </table:table-cell>
          <table:table-cell office:value-type="float" office:value="0.0007827394">
            <text:p>7.83E-004</text:p>
          </table:table-cell>
          <table:table-cell office:value-type="float" office:value="0.000582089">
            <text:p>5.82E-004</text:p>
          </table:table-cell>
          <table:table-cell office:value-type="float" office:value="0.0006017512">
            <text:p>6.02E-004</text:p>
          </table:table-cell>
          <table:table-cell office:value-type="float" office:value="0.0005981268">
            <text:p>5.98E-004</text:p>
          </table:table-cell>
          <table:table-cell office:value-type="float" office:value="0.0005950059">
            <text:p>5.95E-004</text:p>
          </table:table-cell>
          <table:table-cell office:value-type="float" office:value="0.0006415154">
            <text:p>6.42E-004</text:p>
          </table:table-cell>
          <table:table-cell office:value-type="float" office:value="0.0007386029">
            <text:p>7.39E-004</text:p>
          </table:table-cell>
          <table:table-cell office:value-type="float" office:value="0.00064468244">
            <text:p>6.45E-004</text:p>
          </table:table-cell>
          <table:table-cell office:value-type="float" office:value="0.00057825143">
            <text:p>5.78E-004</text:p>
          </table:table-cell>
          <table:table-cell office:value-type="float" office:value="0.00054806395">
            <text:p>5.48E-004</text:p>
          </table:table-cell>
          <table:table-cell office:value-type="float" office:value="0.0005293407">
            <text:p>5.29E-004</text:p>
          </table:table-cell>
          <table:table-cell office:value-type="float" office:value="0.0005233022">
            <text:p>5.23E-004</text:p>
          </table:table-cell>
          <table:table-cell office:value-type="float" office:value="0.00057464326">
            <text:p>5.75E-004</text:p>
          </table:table-cell>
          <table:table-cell office:value-type="float" office:value="0.0006047462">
            <text:p>6.05E-004</text:p>
          </table:table-cell>
          <table:table-cell office:value-type="float" office:value="0.0005388672">
            <text:p>5.39E-004</text:p>
          </table:table-cell>
          <table:table-cell office:value-type="float" office:value="0.0005189934">
            <text:p>5.19E-004</text:p>
          </table:table-cell>
          <table:table-cell office:value-type="float" office:value="0.00051166705">
            <text:p>5.12E-004</text:p>
          </table:table-cell>
          <table:table-cell office:value-type="float" office:value="0.0005172589">
            <text:p>5.17E-004</text:p>
          </table:table-cell>
          <table:table-cell office:value-type="float" office:value="0.00052079925">
            <text:p>5.21E-004</text:p>
          </table:table-cell>
          <table:table-cell office:value-type="float" office:value="0.0005663609">
            <text:p>5.66E-004</text:p>
          </table:table-cell>
          <table:table-cell office:value-type="float" office:value="0.000624806">
            <text:p>6.25E-004</text:p>
          </table:table-cell>
          <table:table-cell office:value-type="float" office:value="0.00057538546">
            <text:p>5.75E-004</text:p>
          </table:table-cell>
          <table:table-cell office:value-type="float" office:value="0.0005322108">
            <text:p>5.32E-004</text:p>
          </table:table-cell>
          <table:table-cell office:value-type="float" office:value="0.0005056311">
            <text:p>5.06E-004</text:p>
          </table:table-cell>
          <table:table-cell office:value-type="float" office:value="0.00051466486">
            <text:p>5.15E-004</text:p>
          </table:table-cell>
          <table:table-cell office:value-type="float" office:value="0.0005802413">
            <text:p>5.80E-004</text:p>
          </table:table-cell>
          <table:table-cell office:value-type="float" office:value="0.0009325067">
            <text:p>9.33E-004</text:p>
          </table:table-cell>
          <table:table-cell office:value-type="float" office:value="0.00069865386">
            <text:p>6.99E-004</text:p>
          </table:table-cell>
          <table:table-cell office:value-type="float" office:value="0.000533206">
            <text:p>5.33E-004</text:p>
          </table:table-cell>
          <table:table-cell office:value-type="float" office:value="0.00051553163">
            <text:p>5.16E-004</text:p>
          </table:table-cell>
          <table:table-cell office:value-type="float" office:value="0.0005617533">
            <text:p>5.62E-004</text:p>
          </table:table-cell>
          <table:table-cell office:value-type="float" office:value="0.0005351852">
            <text:p>5.35E-004</text:p>
          </table:table-cell>
          <table:table-cell office:value-type="float" office:value="0.0005203914">
            <text:p>5.20E-004</text:p>
          </table:table-cell>
          <table:table-cell office:value-type="float" office:value="0.00056116673">
            <text:p>5.61E-004</text:p>
          </table:table-cell>
          <table:table-cell office:value-type="float" office:value="0.0005269298">
            <text:p>5.27E-004</text:p>
          </table:table-cell>
          <table:table-cell office:value-type="float" office:value="0.0005032195">
            <text:p>5.03E-004</text:p>
          </table:table-cell>
          <table:table-cell office:value-type="float" office:value="0.000500452">
            <text:p>5.00E-004</text:p>
          </table:table-cell>
          <table:table-cell office:value-type="float" office:value="0.00049952423">
            <text:p>5.00E-004</text:p>
          </table:table-cell>
          <table:table-cell office:value-type="float" office:value="0.0004975922">
            <text:p>4.98E-004</text:p>
          </table:table-cell>
          <table:table-cell office:value-type="float" office:value="0.0005236827">
            <text:p>5.24E-004</text:p>
          </table:table-cell>
          <table:table-cell office:value-type="float" office:value="0.00055513124">
            <text:p>5.55E-004</text:p>
          </table:table-cell>
          <table:table-cell office:value-type="float" office:value="0.0005028268">
            <text:p>5.03E-004</text:p>
          </table:table-cell>
          <table:table-cell office:value-type="float" office:value="0.00049420615">
            <text:p>4.94E-004</text:p>
          </table:table-cell>
          <table:table-cell office:value-type="float" office:value="0.00049344037">
            <text:p>4.93E-004</text:p>
          </table:table-cell>
          <table:table-cell office:value-type="float" office:value="0.00049261545">
            <text:p>4.93E-004</text:p>
          </table:table-cell>
          <table:table-cell office:value-type="float" office:value="0.00049419905">
            <text:p>4.94E-004</text:p>
          </table:table-cell>
          <table:table-cell office:value-type="float" office:value="0.0004969139">
            <text:p>4.97E-004</text:p>
          </table:table-cell>
          <table:table-cell office:value-type="float" office:value="0.00050291175">
            <text:p>5.03E-004</text:p>
          </table:table-cell>
          <table:table-cell office:value-type="float" office:value="0.00049321685">
            <text:p>4.93E-004</text:p>
          </table:table-cell>
          <table:table-cell office:value-type="float" office:value="0.00048506993">
            <text:p>4.85E-004</text:p>
          </table:table-cell>
          <table:table-cell office:value-type="float" office:value="0.00048153906">
            <text:p>4.82E-004</text:p>
          </table:table-cell>
          <table:table-cell office:value-type="float" office:value="0.0004796773">
            <text:p>4.80E-004</text:p>
          </table:table-cell>
          <table:table-cell office:value-type="float" office:value="0.00048102436">
            <text:p>4.81E-004</text:p>
          </table:table-cell>
          <table:table-cell office:value-type="float" office:value="0.0004805207">
            <text:p>4.81E-004</text:p>
          </table:table-cell>
          <table:table-cell office:value-type="float" office:value="0.00048121554">
            <text:p>4.81E-004</text:p>
          </table:table-cell>
          <table:table-cell office:value-type="float" office:value="0.00048273086">
            <text:p>4.83E-004</text:p>
          </table:table-cell>
          <table:table-cell office:value-type="float" office:value="0.00048491356">
            <text:p>4.85E-004</text:p>
          </table:table-cell>
          <table:table-cell office:value-type="float" office:value="0.000485858">
            <text:p>4.86E-004</text:p>
          </table:table-cell>
          <table:table-cell office:value-type="float" office:value="0.00048609765">
            <text:p>4.86E-004</text:p>
          </table:table-cell>
          <table:table-cell office:value-type="float" office:value="0.00048722504">
            <text:p>4.87E-004</text:p>
          </table:table-cell>
          <table:table-cell office:value-type="float" office:value="0.0004898256">
            <text:p>4.90E-004</text:p>
          </table:table-cell>
          <table:table-cell office:value-type="float" office:value="0.00049282203">
            <text:p>4.93E-004</text:p>
          </table:table-cell>
          <table:table-cell office:value-type="float" office:value="0.000493437">
            <text:p>4.93E-004</text:p>
          </table:table-cell>
          <table:table-cell office:value-type="float" office:value="0.00049447257">
            <text:p>4.94E-004</text:p>
          </table:table-cell>
          <table:table-cell office:value-type="float" office:value="0.0004971259">
            <text:p>4.97E-004</text:p>
          </table:table-cell>
          <table:table-cell office:value-type="float" office:value="0.00050056056">
            <text:p>5.01E-004</text:p>
          </table:table-cell>
          <table:table-cell office:value-type="float" office:value="0.00050062797">
            <text:p>5.01E-004</text:p>
          </table:table-cell>
          <table:table-cell office:value-type="float" office:value="0.0005018065">
            <text:p>5.02E-004</text:p>
          </table:table-cell>
          <table:table-cell office:value-type="float" office:value="0.0005022661">
            <text:p>5.02E-004</text:p>
          </table:table-cell>
          <table:table-cell/>
        </table:table-row>
        <table:table-row table:style-name="ro1">
          <table:table-cell office:value-type="string">
            <text:p>/mnt/share/Music/Albums/Ravi Shankar/Passages/04 Ragas In Minor Scale.mp3</text:p>
          </table:table-cell>
          <table:table-cell office:value-type="float" office:value="0.049386404">
            <text:p>0.049386404</text:p>
          </table:table-cell>
          <table:table-cell office:value-type="float" office:value="0.07547147">
            <text:p>0.07547147</text:p>
          </table:table-cell>
          <table:table-cell office:value-type="float" office:value="0.046841606">
            <text:p>0.046841606</text:p>
          </table:table-cell>
          <table:table-cell office:value-type="float" office:value="0.042066205">
            <text:p>0.042066205</text:p>
          </table:table-cell>
          <table:table-cell office:value-type="float" office:value="0.03178442">
            <text:p>0.03178442</text:p>
          </table:table-cell>
          <table:table-cell office:value-type="float" office:value="0.037593037">
            <text:p>0.037593037</text:p>
          </table:table-cell>
          <table:table-cell office:value-type="float" office:value="0.0386542">
            <text:p>0.0386542</text:p>
          </table:table-cell>
          <table:table-cell office:value-type="float" office:value="0.03703789">
            <text:p>0.03703789</text:p>
          </table:table-cell>
          <table:table-cell office:value-type="float" office:value="0.025043618">
            <text:p>0.025043618</text:p>
          </table:table-cell>
          <table:table-cell office:value-type="float" office:value="0.027331598">
            <text:p>0.027331598</text:p>
          </table:table-cell>
          <table:table-cell office:value-type="float" office:value="0.035051044">
            <text:p>0.035051044</text:p>
          </table:table-cell>
          <table:table-cell office:value-type="float" office:value="0.015729815">
            <text:p>0.015729815</text:p>
          </table:table-cell>
          <table:table-cell office:value-type="float" office:value="0.01579991">
            <text:p>0.01579991</text:p>
          </table:table-cell>
          <table:table-cell office:value-type="float" office:value="0.009702334">
            <text:p>0.009702334</text:p>
          </table:table-cell>
          <table:table-cell office:value-type="float" office:value="0.0058121453">
            <text:p>0.0058121453</text:p>
          </table:table-cell>
          <table:table-cell office:value-type="float" office:value="0.014940692">
            <text:p>0.014940692</text:p>
          </table:table-cell>
          <table:table-cell office:value-type="float" office:value="0.0072127813">
            <text:p>0.0072127813</text:p>
          </table:table-cell>
          <table:table-cell office:value-type="float" office:value="0.0065156333">
            <text:p>0.0065156333</text:p>
          </table:table-cell>
          <table:table-cell office:value-type="float" office:value="0.008139352">
            <text:p>0.008139352</text:p>
          </table:table-cell>
          <table:table-cell office:value-type="float" office:value="0.004489243">
            <text:p>0.004489243</text:p>
          </table:table-cell>
          <table:table-cell office:value-type="float" office:value="0.008469714">
            <text:p>0.008469714</text:p>
          </table:table-cell>
          <table:table-cell office:value-type="float" office:value="0.0041311923">
            <text:p>0.0041311923</text:p>
          </table:table-cell>
          <table:table-cell office:value-type="float" office:value="0.0045366995">
            <text:p>0.0045366995</text:p>
          </table:table-cell>
          <table:table-cell office:value-type="float" office:value="0.0056307903">
            <text:p>0.0056307903</text:p>
          </table:table-cell>
          <table:table-cell office:value-type="float" office:value="0.0065345056">
            <text:p>0.0065345056</text:p>
          </table:table-cell>
          <table:table-cell office:value-type="float" office:value="0.0054182946">
            <text:p>0.0054182946</text:p>
          </table:table-cell>
          <table:table-cell office:value-type="float" office:value="0.003957465">
            <text:p>0.003957465</text:p>
          </table:table-cell>
          <table:table-cell office:value-type="float" office:value="0.0047548558">
            <text:p>0.0047548558</text:p>
          </table:table-cell>
          <table:table-cell office:value-type="float" office:value="0.003213363">
            <text:p>0.003213363</text:p>
          </table:table-cell>
          <table:table-cell office:value-type="float" office:value="0.0024104018">
            <text:p>0.0024104018</text:p>
          </table:table-cell>
          <table:table-cell office:value-type="float" office:value="0.0048730946">
            <text:p>0.0048730946</text:p>
          </table:table-cell>
          <table:table-cell office:value-type="float" office:value="0.002834497">
            <text:p>0.002834497</text:p>
          </table:table-cell>
          <table:table-cell office:value-type="float" office:value="0.002795393">
            <text:p>0.002795393</text:p>
          </table:table-cell>
          <table:table-cell office:value-type="float" office:value="0.0028192953">
            <text:p>0.0028192953</text:p>
          </table:table-cell>
          <table:table-cell office:value-type="float" office:value="0.0034447946">
            <text:p>0.0034447946</text:p>
          </table:table-cell>
          <table:table-cell office:value-type="float" office:value="0.0031467322">
            <text:p>0.0031467322</text:p>
          </table:table-cell>
          <table:table-cell office:value-type="float" office:value="0.0041642897">
            <text:p>0.0041642897</text:p>
          </table:table-cell>
          <table:table-cell office:value-type="float" office:value="0.002938035">
            <text:p>0.002938035</text:p>
          </table:table-cell>
          <table:table-cell office:value-type="float" office:value="0.0034758248">
            <text:p>0.0034758248</text:p>
          </table:table-cell>
          <table:table-cell office:value-type="float" office:value="0.0018986688">
            <text:p>0.0018986688</text:p>
          </table:table-cell>
          <table:table-cell office:value-type="float" office:value="0.003707595">
            <text:p>0.003707595</text:p>
          </table:table-cell>
          <table:table-cell office:value-type="float" office:value="0.004403334">
            <text:p>0.004403334</text:p>
          </table:table-cell>
          <table:table-cell office:value-type="float" office:value="0.0030449678">
            <text:p>0.0030449678</text:p>
          </table:table-cell>
          <table:table-cell office:value-type="float" office:value="0.0024852215">
            <text:p>0.0024852215</text:p>
          </table:table-cell>
          <table:table-cell office:value-type="float" office:value="0.002185926">
            <text:p>0.002185926</text:p>
          </table:table-cell>
          <table:table-cell office:value-type="float" office:value="0.0027907346">
            <text:p>0.0027907346</text:p>
          </table:table-cell>
          <table:table-cell office:value-type="float" office:value="0.0033323907">
            <text:p>0.0033323907</text:p>
          </table:table-cell>
          <table:table-cell office:value-type="float" office:value="0.0018075802">
            <text:p>0.0018075802</text:p>
          </table:table-cell>
          <table:table-cell office:value-type="float" office:value="0.0023141338">
            <text:p>0.0023141338</text:p>
          </table:table-cell>
          <table:table-cell office:value-type="float" office:value="0.0023976986">
            <text:p>0.0023976986</text:p>
          </table:table-cell>
          <table:table-cell office:value-type="float" office:value="0.0024861984">
            <text:p>0.0024861984</text:p>
          </table:table-cell>
          <table:table-cell office:value-type="float" office:value="0.005037766">
            <text:p>0.005037766</text:p>
          </table:table-cell>
          <table:table-cell office:value-type="float" office:value="0.0035408493">
            <text:p>0.0035408493</text:p>
          </table:table-cell>
          <table:table-cell office:value-type="float" office:value="0.003969802">
            <text:p>0.003969802</text:p>
          </table:table-cell>
          <table:table-cell office:value-type="float" office:value="0.003916401">
            <text:p>0.003916401</text:p>
          </table:table-cell>
          <table:table-cell office:value-type="float" office:value="0.002753359">
            <text:p>0.002753359</text:p>
          </table:table-cell>
          <table:table-cell office:value-type="float" office:value="0.002414793">
            <text:p>0.002414793</text:p>
          </table:table-cell>
          <table:table-cell office:value-type="float" office:value="0.0022100403">
            <text:p>0.0022100403</text:p>
          </table:table-cell>
          <table:table-cell office:value-type="float" office:value="0.0018693213">
            <text:p>0.0018693213</text:p>
          </table:table-cell>
          <table:table-cell office:value-type="float" office:value="0.0015840859">
            <text:p>0.0015840859</text:p>
          </table:table-cell>
          <table:table-cell office:value-type="float" office:value="0.0021739556">
            <text:p>0.0021739556</text:p>
          </table:table-cell>
          <table:table-cell office:value-type="float" office:value="0.0041767815">
            <text:p>0.0041767815</text:p>
          </table:table-cell>
          <table:table-cell office:value-type="float" office:value="0.0024971256">
            <text:p>0.0024971256</text:p>
          </table:table-cell>
          <table:table-cell office:value-type="float" office:value="0.0015133898">
            <text:p>0.0015133898</text:p>
          </table:table-cell>
          <table:table-cell office:value-type="float" office:value="0.0016019528">
            <text:p>0.0016019528</text:p>
          </table:table-cell>
          <table:table-cell office:value-type="float" office:value="0.0016607927">
            <text:p>0.0016607927</text:p>
          </table:table-cell>
          <table:table-cell office:value-type="float" office:value="0.0016662022">
            <text:p>0.0016662022</text:p>
          </table:table-cell>
          <table:table-cell office:value-type="float" office:value="0.0015248412">
            <text:p>0.0015248412</text:p>
          </table:table-cell>
          <table:table-cell office:value-type="float" office:value="0.0015472308">
            <text:p>0.0015472308</text:p>
          </table:table-cell>
          <table:table-cell office:value-type="float" office:value="0.0017519471">
            <text:p>0.0017519471</text:p>
          </table:table-cell>
          <table:table-cell office:value-type="float" office:value="0.0013613811">
            <text:p>0.0013613811</text:p>
          </table:table-cell>
          <table:table-cell office:value-type="float" office:value="0.0018357892">
            <text:p>0.0018357892</text:p>
          </table:table-cell>
          <table:table-cell office:value-type="float" office:value="0.0022600146">
            <text:p>0.0022600146</text:p>
          </table:table-cell>
          <table:table-cell office:value-type="float" office:value="0.0021446731">
            <text:p>0.0021446731</text:p>
          </table:table-cell>
          <table:table-cell office:value-type="float" office:value="0.001645491">
            <text:p>0.001645491</text:p>
          </table:table-cell>
          <table:table-cell office:value-type="float" office:value="0.0015396959">
            <text:p>0.0015396959</text:p>
          </table:table-cell>
          <table:table-cell office:value-type="float" office:value="0.0018427838">
            <text:p>0.0018427838</text:p>
          </table:table-cell>
          <table:table-cell office:value-type="float" office:value="0.002484442">
            <text:p>0.002484442</text:p>
          </table:table-cell>
          <table:table-cell office:value-type="float" office:value="0.0017469759">
            <text:p>0.0017469759</text:p>
          </table:table-cell>
          <table:table-cell office:value-type="float" office:value="0.0015935183">
            <text:p>0.0015935183</text:p>
          </table:table-cell>
          <table:table-cell office:value-type="float" office:value="0.0016757287">
            <text:p>0.0016757287</text:p>
          </table:table-cell>
          <table:table-cell office:value-type="float" office:value="0.0023877688">
            <text:p>0.0023877688</text:p>
          </table:table-cell>
          <table:table-cell office:value-type="float" office:value="0.0026052652">
            <text:p>0.0026052652</text:p>
          </table:table-cell>
          <table:table-cell office:value-type="float" office:value="0.0017824454">
            <text:p>0.0017824454</text:p>
          </table:table-cell>
          <table:table-cell office:value-type="float" office:value="0.0016758511">
            <text:p>0.0016758511</text:p>
          </table:table-cell>
          <table:table-cell office:value-type="float" office:value="0.0015783547">
            <text:p>0.0015783547</text:p>
          </table:table-cell>
          <table:table-cell office:value-type="float" office:value="0.001489927">
            <text:p>0.001489927</text:p>
          </table:table-cell>
          <table:table-cell office:value-type="float" office:value="0.0015633766">
            <text:p>0.0015633766</text:p>
          </table:table-cell>
          <table:table-cell office:value-type="float" office:value="0.0013968615">
            <text:p>0.0013968615</text:p>
          </table:table-cell>
          <table:table-cell office:value-type="float" office:value="0.0014204595">
            <text:p>0.0014204595</text:p>
          </table:table-cell>
          <table:table-cell office:value-type="float" office:value="0.0014193956">
            <text:p>0.0014193956</text:p>
          </table:table-cell>
          <table:table-cell office:value-type="float" office:value="0.0017037442">
            <text:p>0.0017037442</text:p>
          </table:table-cell>
          <table:table-cell office:value-type="float" office:value="0.0021148166">
            <text:p>0.0021148166</text:p>
          </table:table-cell>
          <table:table-cell office:value-type="float" office:value="0.0013793338">
            <text:p>0.0013793338</text:p>
          </table:table-cell>
          <table:table-cell office:value-type="float" office:value="0.0013535392">
            <text:p>0.0013535392</text:p>
          </table:table-cell>
          <table:table-cell office:value-type="float" office:value="0.0018398048">
            <text:p>0.0018398048</text:p>
          </table:table-cell>
          <table:table-cell office:value-type="float" office:value="0.0019389744">
            <text:p>0.0019389744</text:p>
          </table:table-cell>
          <table:table-cell office:value-type="float" office:value="0.001465103">
            <text:p>0.001465103</text:p>
          </table:table-cell>
          <table:table-cell office:value-type="float" office:value="0.0014453939">
            <text:p>0.0014453939</text:p>
          </table:table-cell>
          <table:table-cell office:value-type="float" office:value="0.0013468112">
            <text:p>0.0013468112</text:p>
          </table:table-cell>
          <table:table-cell office:value-type="float" office:value="0.0016861508">
            <text:p>0.0016861508</text:p>
          </table:table-cell>
          <table:table-cell office:value-type="float" office:value="0.0013688979">
            <text:p>0.0013688979</text:p>
          </table:table-cell>
          <table:table-cell office:value-type="float" office:value="0.0021307764">
            <text:p>0.0021307764</text:p>
          </table:table-cell>
          <table:table-cell office:value-type="float" office:value="0.0019509603">
            <text:p>0.0019509603</text:p>
          </table:table-cell>
          <table:table-cell office:value-type="float" office:value="0.0013646437">
            <text:p>0.0013646437</text:p>
          </table:table-cell>
          <table:table-cell office:value-type="float" office:value="0.0012602449">
            <text:p>0.0012602449</text:p>
          </table:table-cell>
          <table:table-cell office:value-type="float" office:value="0.0013648564">
            <text:p>0.0013648564</text:p>
          </table:table-cell>
          <table:table-cell office:value-type="float" office:value="0.0012706257">
            <text:p>0.0012706257</text:p>
          </table:table-cell>
          <table:table-cell office:value-type="float" office:value="0.0013077338">
            <text:p>0.0013077338</text:p>
          </table:table-cell>
          <table:table-cell office:value-type="float" office:value="0.001227713">
            <text:p>0.001227713</text:p>
          </table:table-cell>
          <table:table-cell office:value-type="float" office:value="0.0012210049">
            <text:p>0.0012210049</text:p>
          </table:table-cell>
          <table:table-cell office:value-type="float" office:value="0.0011956407">
            <text:p>0.0011956407</text:p>
          </table:table-cell>
          <table:table-cell office:value-type="float" office:value="0.0012496366">
            <text:p>0.0012496366</text:p>
          </table:table-cell>
          <table:table-cell office:value-type="float" office:value="0.0013892653">
            <text:p>0.0013892653</text:p>
          </table:table-cell>
          <table:table-cell office:value-type="float" office:value="0.0010999527">
            <text:p>0.0010999527</text:p>
          </table:table-cell>
          <table:table-cell office:value-type="float" office:value="0.0011892774">
            <text:p>0.0011892774</text:p>
          </table:table-cell>
          <table:table-cell office:value-type="float" office:value="0.0010778297">
            <text:p>0.0010778297</text:p>
          </table:table-cell>
          <table:table-cell office:value-type="float" office:value="0.0010603026">
            <text:p>0.0010603026</text:p>
          </table:table-cell>
          <table:table-cell office:value-type="float" office:value="0.0010382303">
            <text:p>0.0010382303</text:p>
          </table:table-cell>
          <table:table-cell office:value-type="float" office:value="0.0010443442">
            <text:p>0.0010443442</text:p>
          </table:table-cell>
          <table:table-cell office:value-type="float" office:value="0.001035884">
            <text:p>0.001035884</text:p>
          </table:table-cell>
          <table:table-cell office:value-type="float" office:value="0.0011053024">
            <text:p>0.0011053024</text:p>
          </table:table-cell>
          <table:table-cell office:value-type="float" office:value="0.0012735855">
            <text:p>0.0012735855</text:p>
          </table:table-cell>
          <table:table-cell office:value-type="float" office:value="0.0013546725">
            <text:p>0.0013546725</text:p>
          </table:table-cell>
          <table:table-cell office:value-type="float" office:value="0.0010796267">
            <text:p>0.0010796267</text:p>
          </table:table-cell>
          <table:table-cell table:style-name="ce1" office:value-type="float" office:value="0.00094337657">
            <text:p>9.43E-004</text:p>
          </table:table-cell>
          <table:table-cell table:style-name="ce1" office:value-type="float" office:value="0.0009429173">
            <text:p>9.43E-004</text:p>
          </table:table-cell>
          <table:table-cell table:style-name="ce1" office:value-type="float" office:value="0.000979656">
            <text:p>9.80E-004</text:p>
          </table:table-cell>
          <table:table-cell office:value-type="float" office:value="0.0010405938">
            <text:p>0.0010405938</text:p>
          </table:table-cell>
          <table:table-cell table:style-name="ce1" office:value-type="float" office:value="0.0009967174">
            <text:p>9.97E-004</text:p>
          </table:table-cell>
          <table:table-cell office:value-type="float" office:value="0.0010438013">
            <text:p>0.0010438013</text:p>
          </table:table-cell>
          <table:table-cell office:value-type="float" office:value="0.0010857228">
            <text:p>0.0010857228</text:p>
          </table:table-cell>
          <table:table-cell office:value-type="float" office:value="0.0010203434">
            <text:p>0.0010203434</text:p>
          </table:table-cell>
          <table:table-cell office:value-type="float" office:value="0.0011252546">
            <text:p>0.0011252546</text:p>
          </table:table-cell>
          <table:table-cell office:value-type="float" office:value="0.0011633849">
            <text:p>0.0011633849</text:p>
          </table:table-cell>
          <table:table-cell office:value-type="float" office:value="0.0010085078">
            <text:p>0.0010085078</text:p>
          </table:table-cell>
          <table:table-cell table:style-name="ce1" office:value-type="float" office:value="0.0009744222">
            <text:p>9.74E-004</text:p>
          </table:table-cell>
          <table:table-cell table:style-name="ce1" office:value-type="float" office:value="0.0009666897">
            <text:p>9.67E-004</text:p>
          </table:table-cell>
          <table:table-cell table:style-name="ce1" office:value-type="float" office:value="0.0009604347">
            <text:p>9.60E-004</text:p>
          </table:table-cell>
          <table:table-cell table:style-name="ce1" office:value-type="float" office:value="0.0009338372">
            <text:p>9.34E-004</text:p>
          </table:table-cell>
          <table:table-cell table:style-name="ce1" office:value-type="float" office:value="0.00090634415">
            <text:p>9.06E-004</text:p>
          </table:table-cell>
          <table:table-cell table:style-name="ce1" office:value-type="float" office:value="0.00087791326">
            <text:p>8.78E-004</text:p>
          </table:table-cell>
          <table:table-cell table:style-name="ce1" office:value-type="float" office:value="0.0009267531">
            <text:p>9.27E-004</text:p>
          </table:table-cell>
          <table:table-cell office:value-type="float" office:value="0.001002432">
            <text:p>0.001002432</text:p>
          </table:table-cell>
          <table:table-cell table:style-name="ce1" office:value-type="float" office:value="0.0009982429">
            <text:p>9.98E-004</text:p>
          </table:table-cell>
          <table:table-cell table:style-name="ce1" office:value-type="float" office:value="0.0009889175">
            <text:p>9.89E-004</text:p>
          </table:table-cell>
          <table:table-cell office:value-type="float" office:value="0.0010027811">
            <text:p>0.0010027811</text:p>
          </table:table-cell>
          <table:table-cell table:style-name="ce1" office:value-type="float" office:value="0.00090184464">
            <text:p>9.02E-004</text:p>
          </table:table-cell>
          <table:table-cell table:style-name="ce1" office:value-type="float" office:value="0.0008442963">
            <text:p>8.44E-004</text:p>
          </table:table-cell>
          <table:table-cell table:style-name="ce1" office:value-type="float" office:value="0.0008337283">
            <text:p>8.34E-004</text:p>
          </table:table-cell>
          <table:table-cell table:style-name="ce1" office:value-type="float" office:value="0.00085857784">
            <text:p>8.59E-004</text:p>
          </table:table-cell>
          <table:table-cell table:style-name="ce1" office:value-type="float" office:value="0.00084477395">
            <text:p>8.45E-004</text:p>
          </table:table-cell>
          <table:table-cell table:style-name="ce1" office:value-type="float" office:value="0.0008606597">
            <text:p>8.61E-004</text:p>
          </table:table-cell>
          <table:table-cell table:style-name="ce1" office:value-type="float" office:value="0.0008750959">
            <text:p>8.75E-004</text:p>
          </table:table-cell>
          <table:table-cell table:style-name="ce1" office:value-type="float" office:value="0.00092477456">
            <text:p>9.25E-004</text:p>
          </table:table-cell>
          <table:table-cell table:style-name="ce1" office:value-type="float" office:value="0.0008871177">
            <text:p>8.87E-004</text:p>
          </table:table-cell>
          <table:table-cell table:style-name="ce1" office:value-type="float" office:value="0.00081148377">
            <text:p>8.11E-004</text:p>
          </table:table-cell>
          <table:table-cell table:style-name="ce1" office:value-type="float" office:value="0.00081890787">
            <text:p>8.19E-004</text:p>
          </table:table-cell>
          <table:table-cell table:style-name="ce1" office:value-type="float" office:value="0.0008685966">
            <text:p>8.69E-004</text:p>
          </table:table-cell>
          <table:table-cell table:style-name="ce1" office:value-type="float" office:value="0.0009424645">
            <text:p>9.42E-004</text:p>
          </table:table-cell>
          <table:table-cell office:value-type="float" office:value="0.0010313242">
            <text:p>0.0010313242</text:p>
          </table:table-cell>
          <table:table-cell table:style-name="ce1" office:value-type="float" office:value="0.0009967779">
            <text:p>9.97E-004</text:p>
          </table:table-cell>
          <table:table-cell table:style-name="ce1" office:value-type="float" office:value="0.0009786319">
            <text:p>9.79E-004</text:p>
          </table:table-cell>
          <table:table-cell office:value-type="float" office:value="0.001087103">
            <text:p>0.001087103</text:p>
          </table:table-cell>
          <table:table-cell office:value-type="float" office:value="0.0012495554">
            <text:p>0.0012495554</text:p>
          </table:table-cell>
          <table:table-cell table:style-name="ce1" office:value-type="float" office:value="0.0009925214">
            <text:p>9.93E-004</text:p>
          </table:table-cell>
          <table:table-cell office:value-type="float" office:value="0.0008953979">
            <text:p>8.95E-004</text:p>
          </table:table-cell>
          <table:table-cell table:style-name="ce1" office:value-type="float" office:value="0.0008715073">
            <text:p>8.72E-004</text:p>
          </table:table-cell>
          <table:table-cell table:style-name="ce1" office:value-type="float" office:value="0.0008319361">
            <text:p>8.32E-004</text:p>
          </table:table-cell>
          <table:table-cell office:value-type="float" office:value="0.0008330037">
            <text:p>8.33E-004</text:p>
          </table:table-cell>
          <table:table-cell table:style-name="ce1" office:value-type="float" office:value="0.0008301039">
            <text:p>8.30E-004</text:p>
          </table:table-cell>
          <table:table-cell table:style-name="ce1" office:value-type="float" office:value="0.0008061024">
            <text:p>8.06E-004</text:p>
          </table:table-cell>
          <table:table-cell table:style-name="ce1" office:value-type="float" office:value="0.00077918137">
            <text:p>7.79E-004</text:p>
          </table:table-cell>
          <table:table-cell office:value-type="float" office:value="0.0007760981">
            <text:p>7.76E-004</text:p>
          </table:table-cell>
          <table:table-cell office:value-type="float" office:value="0.0007754148">
            <text:p>7.75E-004</text:p>
          </table:table-cell>
          <table:table-cell office:value-type="float" office:value="0.000794494">
            <text:p>7.94E-004</text:p>
          </table:table-cell>
          <table:table-cell office:value-type="float" office:value="0.0008286167">
            <text:p>8.29E-004</text:p>
          </table:table-cell>
          <table:table-cell office:value-type="float" office:value="0.00077885593">
            <text:p>7.79E-004</text:p>
          </table:table-cell>
          <table:table-cell office:value-type="float" office:value="0.00076323043">
            <text:p>7.63E-004</text:p>
          </table:table-cell>
          <table:table-cell office:value-type="float" office:value="0.00076260144">
            <text:p>7.63E-004</text:p>
          </table:table-cell>
          <table:table-cell office:value-type="float" office:value="0.00077395013">
            <text:p>7.74E-004</text:p>
          </table:table-cell>
          <table:table-cell table:style-name="ce1" office:value-type="float" office:value="0.0008205158">
            <text:p>8.21E-004</text:p>
          </table:table-cell>
          <table:table-cell office:value-type="float" office:value="0.0011151148">
            <text:p>0.0011151148</text:p>
          </table:table-cell>
          <table:table-cell office:value-type="float" office:value="0.00086323183">
            <text:p>8.63E-004</text:p>
          </table:table-cell>
          <table:table-cell office:value-type="float" office:value="0.0008416192">
            <text:p>8.42E-004</text:p>
          </table:table-cell>
          <table:table-cell office:value-type="float" office:value="0.0007841737">
            <text:p>7.84E-004</text:p>
          </table:table-cell>
          <table:table-cell office:value-type="float" office:value="0.0006296422">
            <text:p>6.30E-004</text:p>
          </table:table-cell>
          <table:table-cell office:value-type="float" office:value="0.00059545465">
            <text:p>5.95E-004</text:p>
          </table:table-cell>
          <table:table-cell office:value-type="float" office:value="0.0005881961">
            <text:p>5.88E-004</text:p>
          </table:table-cell>
          <table:table-cell office:value-type="float" office:value="0.0005645511">
            <text:p>5.65E-004</text:p>
          </table:table-cell>
          <table:table-cell office:value-type="float" office:value="0.0005520298">
            <text:p>5.52E-004</text:p>
          </table:table-cell>
          <table:table-cell office:value-type="float" office:value="0.000549268">
            <text:p>5.49E-004</text:p>
          </table:table-cell>
          <table:table-cell office:value-type="float" office:value="0.0005626089">
            <text:p>5.63E-004</text:p>
          </table:table-cell>
          <table:table-cell office:value-type="float" office:value="0.0005520083">
            <text:p>5.52E-004</text:p>
          </table:table-cell>
          <table:table-cell office:value-type="float" office:value="0.00054113765">
            <text:p>5.41E-004</text:p>
          </table:table-cell>
          <table:table-cell office:value-type="float" office:value="0.00054125563">
            <text:p>5.41E-004</text:p>
          </table:table-cell>
          <table:table-cell office:value-type="float" office:value="0.00053477514">
            <text:p>5.35E-004</text:p>
          </table:table-cell>
          <table:table-cell office:value-type="float" office:value="0.0005346181">
            <text:p>5.35E-004</text:p>
          </table:table-cell>
          <table:table-cell office:value-type="float" office:value="0.00053246605">
            <text:p>5.32E-004</text:p>
          </table:table-cell>
          <table:table-cell office:value-type="float" office:value="0.000529143">
            <text:p>5.29E-004</text:p>
          </table:table-cell>
          <table:table-cell office:value-type="float" office:value="0.00053475215">
            <text:p>5.35E-004</text:p>
          </table:table-cell>
          <table:table-cell office:value-type="float" office:value="0.0005370551">
            <text:p>5.37E-004</text:p>
          </table:table-cell>
          <table:table-cell office:value-type="float" office:value="0.0005325952">
            <text:p>5.33E-004</text:p>
          </table:table-cell>
          <table:table-cell office:value-type="float" office:value="0.0005299488">
            <text:p>5.30E-004</text:p>
          </table:table-cell>
          <table:table-cell office:value-type="float" office:value="0.0005340911">
            <text:p>5.34E-004</text:p>
          </table:table-cell>
          <table:table-cell office:value-type="float" office:value="0.00052897085">
            <text:p>5.29E-004</text:p>
          </table:table-cell>
          <table:table-cell office:value-type="float" office:value="0.00052934006">
            <text:p>5.29E-004</text:p>
          </table:table-cell>
          <table:table-cell office:value-type="float" office:value="0.0005381782">
            <text:p>5.38E-004</text:p>
          </table:table-cell>
          <table:table-cell office:value-type="float" office:value="0.0005357384">
            <text:p>5.36E-004</text:p>
          </table:table-cell>
          <table:table-cell office:value-type="float" office:value="0.00052321766">
            <text:p>5.23E-004</text:p>
          </table:table-cell>
          <table:table-cell office:value-type="float" office:value="0.000524944">
            <text:p>5.25E-004</text:p>
          </table:table-cell>
          <table:table-cell office:value-type="float" office:value="0.00052322">
            <text:p>5.23E-004</text:p>
          </table:table-cell>
          <table:table-cell office:value-type="float" office:value="0.0005214861">
            <text:p>5.21E-004</text:p>
          </table:table-cell>
          <table:table-cell office:value-type="float" office:value="0.0005205579">
            <text:p>5.21E-004</text:p>
          </table:table-cell>
          <table:table-cell office:value-type="float" office:value="0.0005224319">
            <text:p>5.22E-004</text:p>
          </table:table-cell>
          <table:table-cell office:value-type="float" office:value="0.0005263335">
            <text:p>5.26E-004</text:p>
          </table:table-cell>
          <table:table-cell office:value-type="float" office:value="0.0005276862">
            <text:p>5.28E-004</text:p>
          </table:table-cell>
          <table:table-cell office:value-type="float" office:value="0.00052358815">
            <text:p>5.24E-004</text:p>
          </table:table-cell>
          <table:table-cell office:value-type="float" office:value="0.00052410125">
            <text:p>5.24E-004</text:p>
          </table:table-cell>
          <table:table-cell office:value-type="float" office:value="0.00052368495">
            <text:p>5.24E-004</text:p>
          </table:table-cell>
          <table:table-cell office:value-type="float" office:value="0.0005265906">
            <text:p>5.27E-004</text:p>
          </table:table-cell>
          <table:table-cell office:value-type="float" office:value="0.0005270066">
            <text:p>5.27E-004</text:p>
          </table:table-cell>
          <table:table-cell office:value-type="float" office:value="0.0005308832">
            <text:p>5.31E-004</text:p>
          </table:table-cell>
          <table:table-cell office:value-type="float" office:value="0.0005304944">
            <text:p>5.30E-004</text:p>
          </table:table-cell>
          <table:table-cell office:value-type="float" office:value="0.00053076586">
            <text:p>5.31E-004</text:p>
          </table:table-cell>
          <table:table-cell office:value-type="float" office:value="0.0005313991">
            <text:p>5.31E-004</text:p>
          </table:table-cell>
          <table:table-cell office:value-type="float" office:value="0.0005294905">
            <text:p>5.29E-004</text:p>
          </table:table-cell>
          <table:table-cell office:value-type="float" office:value="0.00052673917">
            <text:p>5.27E-004</text:p>
          </table:table-cell>
          <table:table-cell office:value-type="float" office:value="0.000527345">
            <text:p>5.27E-004</text:p>
          </table:table-cell>
          <table:table-cell office:value-type="float" office:value="0.0005303132">
            <text:p>5.30E-004</text:p>
          </table:table-cell>
          <table:table-cell office:value-type="float" office:value="0.00053108326">
            <text:p>5.31E-004</text:p>
          </table:table-cell>
          <table:table-cell office:value-type="float" office:value="0.0005306198">
            <text:p>5.31E-004</text:p>
          </table:table-cell>
          <table:table-cell office:value-type="float" office:value="0.0005311151">
            <text:p>5.31E-004</text:p>
          </table:table-cell>
          <table:table-cell office:value-type="float" office:value="0.00053296983">
            <text:p>5.33E-004</text:p>
          </table:table-cell>
          <table:table-cell office:value-type="float" office:value="0.0005333647">
            <text:p>5.33E-004</text:p>
          </table:table-cell>
          <table:table-cell office:value-type="float" office:value="0.0005301302">
            <text:p>5.30E-004</text:p>
          </table:table-cell>
          <table:table-cell office:value-type="float" office:value="0.0005306804">
            <text:p>5.31E-004</text:p>
          </table:table-cell>
          <table:table-cell office:value-type="float" office:value="0.00053145067">
            <text:p>5.31E-004</text:p>
          </table:table-cell>
          <table:table-cell office:value-type="float" office:value="0.0005337566">
            <text:p>5.34E-004</text:p>
          </table:table-cell>
          <table:table-cell office:value-type="float" office:value="0.00053457863">
            <text:p>5.35E-004</text:p>
          </table:table-cell>
          <table:table-cell office:value-type="float" office:value="0.00053614634">
            <text:p>5.36E-004</text:p>
          </table:table-cell>
          <table:table-cell office:value-type="float" office:value="0.0005372653">
            <text:p>5.37E-004</text:p>
          </table:table-cell>
          <table:table-cell office:value-type="float" office:value="0.0005396973">
            <text:p>5.40E-004</text:p>
          </table:table-cell>
          <table:table-cell office:value-type="float" office:value="0.00054205034">
            <text:p>5.42E-004</text:p>
          </table:table-cell>
          <table:table-cell office:value-type="float" office:value="0.00054311805">
            <text:p>5.43E-004</text:p>
          </table:table-cell>
          <table:table-cell office:value-type="float" office:value="0.0005443259">
            <text:p>5.44E-004</text:p>
          </table:table-cell>
          <table:table-cell office:value-type="float" office:value="0.0005463796">
            <text:p>5.46E-004</text:p>
          </table:table-cell>
          <table:table-cell office:value-type="float" office:value="0.0005494701">
            <text:p>5.49E-004</text:p>
          </table:table-cell>
          <table:table-cell office:value-type="float" office:value="0.00055091537">
            <text:p>5.51E-004</text:p>
          </table:table-cell>
          <table:table-cell office:value-type="float" office:value="0.0005521762">
            <text:p>5.52E-004</text:p>
          </table:table-cell>
          <table:table-cell office:value-type="float" office:value="0.00055397087">
            <text:p>5.54E-004</text:p>
          </table:table-cell>
          <table:table-cell office:value-type="float" office:value="0.00055743096">
            <text:p>5.57E-004</text:p>
          </table:table-cell>
          <table:table-cell office:value-type="float" office:value="0.00055842294">
            <text:p>5.58E-004</text:p>
          </table:table-cell>
          <table:table-cell office:value-type="float" office:value="0.00055948296">
            <text:p>5.59E-004</text:p>
          </table:table-cell>
          <table:table-cell office:value-type="float" office:value="0.0005611685">
            <text:p>5.61E-004</text:p>
          </table:table-cell>
          <table:table-cell/>
        </table:table-row>
        <table:table-row table:style-name="ro1">
          <table:table-cell office:value-type="string">
            <text:p>/mnt/share/Music/Albums/Ravi Shankar/Passages/05 Meetings Along The Edge.mp3</text:p>
          </table:table-cell>
          <table:table-cell office:value-type="float" office:value="0.034305055">
            <text:p>0.034305055</text:p>
          </table:table-cell>
          <table:table-cell office:value-type="float" office:value="0.058098465">
            <text:p>0.058098465</text:p>
          </table:table-cell>
          <table:table-cell office:value-type="float" office:value="0.041432634">
            <text:p>0.041432634</text:p>
          </table:table-cell>
          <table:table-cell office:value-type="float" office:value="0.027389271">
            <text:p>0.027389271</text:p>
          </table:table-cell>
          <table:table-cell office:value-type="float" office:value="0.03626696">
            <text:p>0.03626696</text:p>
          </table:table-cell>
          <table:table-cell office:value-type="float" office:value="0.0154613005">
            <text:p>0.0154613005</text:p>
          </table:table-cell>
          <table:table-cell office:value-type="float" office:value="0.027289744">
            <text:p>0.027289744</text:p>
          </table:table-cell>
          <table:table-cell office:value-type="float" office:value="0.019672643">
            <text:p>0.019672643</text:p>
          </table:table-cell>
          <table:table-cell office:value-type="float" office:value="0.027944718">
            <text:p>0.027944718</text:p>
          </table:table-cell>
          <table:table-cell office:value-type="float" office:value="0.04646123">
            <text:p>0.04646123</text:p>
          </table:table-cell>
          <table:table-cell office:value-type="float" office:value="0.016786348">
            <text:p>0.016786348</text:p>
          </table:table-cell>
          <table:table-cell office:value-type="float" office:value="0.018234605">
            <text:p>0.018234605</text:p>
          </table:table-cell>
          <table:table-cell office:value-type="float" office:value="0.047262378">
            <text:p>0.047262378</text:p>
          </table:table-cell>
          <table:table-cell office:value-type="float" office:value="0.011360475">
            <text:p>0.011360475</text:p>
          </table:table-cell>
          <table:table-cell office:value-type="float" office:value="0.017195921">
            <text:p>0.017195921</text:p>
          </table:table-cell>
          <table:table-cell office:value-type="float" office:value="0.014407975">
            <text:p>0.014407975</text:p>
          </table:table-cell>
          <table:table-cell office:value-type="float" office:value="0.022789922">
            <text:p>0.022789922</text:p>
          </table:table-cell>
          <table:table-cell office:value-type="float" office:value="0.007036034">
            <text:p>0.007036034</text:p>
          </table:table-cell>
          <table:table-cell office:value-type="float" office:value="0.017911386">
            <text:p>0.017911386</text:p>
          </table:table-cell>
          <table:table-cell office:value-type="float" office:value="0.020056821">
            <text:p>0.020056821</text:p>
          </table:table-cell>
          <table:table-cell office:value-type="float" office:value="0.0068525216">
            <text:p>0.0068525216</text:p>
          </table:table-cell>
          <table:table-cell office:value-type="float" office:value="0.007242901">
            <text:p>0.007242901</text:p>
          </table:table-cell>
          <table:table-cell office:value-type="float" office:value="0.0066306274">
            <text:p>0.0066306274</text:p>
          </table:table-cell>
          <table:table-cell office:value-type="float" office:value="0.009517115">
            <text:p>0.009517115</text:p>
          </table:table-cell>
          <table:table-cell office:value-type="float" office:value="0.022654174">
            <text:p>0.022654174</text:p>
          </table:table-cell>
          <table:table-cell office:value-type="float" office:value="0.0065309727">
            <text:p>0.0065309727</text:p>
          </table:table-cell>
          <table:table-cell office:value-type="float" office:value="0.0062215617">
            <text:p>0.0062215617</text:p>
          </table:table-cell>
          <table:table-cell office:value-type="float" office:value="0.0062843594">
            <text:p>0.0062843594</text:p>
          </table:table-cell>
          <table:table-cell office:value-type="float" office:value="0.011859349">
            <text:p>0.011859349</text:p>
          </table:table-cell>
          <table:table-cell office:value-type="float" office:value="0.009817549">
            <text:p>0.009817549</text:p>
          </table:table-cell>
          <table:table-cell office:value-type="float" office:value="0.008917448">
            <text:p>0.008917448</text:p>
          </table:table-cell>
          <table:table-cell office:value-type="float" office:value="0.006630135">
            <text:p>0.006630135</text:p>
          </table:table-cell>
          <table:table-cell office:value-type="float" office:value="0.010262899">
            <text:p>0.010262899</text:p>
          </table:table-cell>
          <table:table-cell office:value-type="float" office:value="0.007276504">
            <text:p>0.007276504</text:p>
          </table:table-cell>
          <table:table-cell office:value-type="float" office:value="0.0044287997">
            <text:p>0.0044287997</text:p>
          </table:table-cell>
          <table:table-cell office:value-type="float" office:value="0.0050894157">
            <text:p>0.0050894157</text:p>
          </table:table-cell>
          <table:table-cell office:value-type="float" office:value="0.012058615">
            <text:p>0.012058615</text:p>
          </table:table-cell>
          <table:table-cell office:value-type="float" office:value="0.009262788">
            <text:p>0.009262788</text:p>
          </table:table-cell>
          <table:table-cell office:value-type="float" office:value="0.015896885">
            <text:p>0.015896885</text:p>
          </table:table-cell>
          <table:table-cell office:value-type="float" office:value="0.007838373">
            <text:p>0.007838373</text:p>
          </table:table-cell>
          <table:table-cell office:value-type="float" office:value="0.009567277">
            <text:p>0.009567277</text:p>
          </table:table-cell>
          <table:table-cell office:value-type="float" office:value="0.006706706">
            <text:p>0.006706706</text:p>
          </table:table-cell>
          <table:table-cell office:value-type="float" office:value="0.006636282">
            <text:p>0.006636282</text:p>
          </table:table-cell>
          <table:table-cell office:value-type="float" office:value="0.008706743">
            <text:p>0.008706743</text:p>
          </table:table-cell>
          <table:table-cell office:value-type="float" office:value="0.0052476507">
            <text:p>0.0052476507</text:p>
          </table:table-cell>
          <table:table-cell office:value-type="float" office:value="0.006612325">
            <text:p>0.006612325</text:p>
          </table:table-cell>
          <table:table-cell office:value-type="float" office:value="0.0063659786">
            <text:p>0.0063659786</text:p>
          </table:table-cell>
          <table:table-cell office:value-type="float" office:value="0.007565635">
            <text:p>0.007565635</text:p>
          </table:table-cell>
          <table:table-cell office:value-type="float" office:value="0.013092401">
            <text:p>0.013092401</text:p>
          </table:table-cell>
          <table:table-cell office:value-type="float" office:value="0.0072557954">
            <text:p>0.0072557954</text:p>
          </table:table-cell>
          <table:table-cell office:value-type="float" office:value="0.00528743">
            <text:p>0.00528743</text:p>
          </table:table-cell>
          <table:table-cell office:value-type="float" office:value="0.0057089436">
            <text:p>0.0057089436</text:p>
          </table:table-cell>
          <table:table-cell office:value-type="float" office:value="0.0060620517">
            <text:p>0.0060620517</text:p>
          </table:table-cell>
          <table:table-cell office:value-type="float" office:value="0.006669143">
            <text:p>0.006669143</text:p>
          </table:table-cell>
          <table:table-cell office:value-type="float" office:value="0.007317438">
            <text:p>0.007317438</text:p>
          </table:table-cell>
          <table:table-cell office:value-type="float" office:value="0.0059486846">
            <text:p>0.0059486846</text:p>
          </table:table-cell>
          <table:table-cell office:value-type="float" office:value="0.007346891">
            <text:p>0.007346891</text:p>
          </table:table-cell>
          <table:table-cell office:value-type="float" office:value="0.008221154">
            <text:p>0.008221154</text:p>
          </table:table-cell>
          <table:table-cell office:value-type="float" office:value="0.00861515">
            <text:p>0.00861515</text:p>
          </table:table-cell>
          <table:table-cell office:value-type="float" office:value="0.005727547">
            <text:p>0.005727547</text:p>
          </table:table-cell>
          <table:table-cell office:value-type="float" office:value="0.007499377">
            <text:p>0.007499377</text:p>
          </table:table-cell>
          <table:table-cell office:value-type="float" office:value="0.006511866">
            <text:p>0.006511866</text:p>
          </table:table-cell>
          <table:table-cell office:value-type="float" office:value="0.0052901385">
            <text:p>0.0052901385</text:p>
          </table:table-cell>
          <table:table-cell office:value-type="float" office:value="0.0052397726">
            <text:p>0.0052397726</text:p>
          </table:table-cell>
          <table:table-cell office:value-type="float" office:value="0.007084913">
            <text:p>0.007084913</text:p>
          </table:table-cell>
          <table:table-cell office:value-type="float" office:value="0.006716917">
            <text:p>0.006716917</text:p>
          </table:table-cell>
          <table:table-cell office:value-type="float" office:value="0.0061219363">
            <text:p>0.0061219363</text:p>
          </table:table-cell>
          <table:table-cell office:value-type="float" office:value="0.0064266166">
            <text:p>0.0064266166</text:p>
          </table:table-cell>
          <table:table-cell office:value-type="float" office:value="0.009626611">
            <text:p>0.009626611</text:p>
          </table:table-cell>
          <table:table-cell office:value-type="float" office:value="0.006269773">
            <text:p>0.006269773</text:p>
          </table:table-cell>
          <table:table-cell office:value-type="float" office:value="0.0066574775">
            <text:p>0.0066574775</text:p>
          </table:table-cell>
          <table:table-cell office:value-type="float" office:value="0.006267383">
            <text:p>0.006267383</text:p>
          </table:table-cell>
          <table:table-cell office:value-type="float" office:value="0.007833325">
            <text:p>0.007833325</text:p>
          </table:table-cell>
          <table:table-cell office:value-type="float" office:value="0.0069647264">
            <text:p>0.0069647264</text:p>
          </table:table-cell>
          <table:table-cell office:value-type="float" office:value="0.0048183827">
            <text:p>0.0048183827</text:p>
          </table:table-cell>
          <table:table-cell office:value-type="float" office:value="0.0052663623">
            <text:p>0.0052663623</text:p>
          </table:table-cell>
          <table:table-cell office:value-type="float" office:value="0.0064745853">
            <text:p>0.0064745853</text:p>
          </table:table-cell>
          <table:table-cell office:value-type="float" office:value="0.006736921">
            <text:p>0.006736921</text:p>
          </table:table-cell>
          <table:table-cell office:value-type="float" office:value="0.0042398605">
            <text:p>0.0042398605</text:p>
          </table:table-cell>
          <table:table-cell office:value-type="float" office:value="0.0049769157">
            <text:p>0.0049769157</text:p>
          </table:table-cell>
          <table:table-cell office:value-type="float" office:value="0.005383615">
            <text:p>0.005383615</text:p>
          </table:table-cell>
          <table:table-cell office:value-type="float" office:value="0.0059232307">
            <text:p>0.0059232307</text:p>
          </table:table-cell>
          <table:table-cell office:value-type="float" office:value="0.0058982135">
            <text:p>0.0058982135</text:p>
          </table:table-cell>
          <table:table-cell office:value-type="float" office:value="0.0045178626">
            <text:p>0.0045178626</text:p>
          </table:table-cell>
          <table:table-cell office:value-type="float" office:value="0.0037078557">
            <text:p>0.0037078557</text:p>
          </table:table-cell>
          <table:table-cell office:value-type="float" office:value="0.0076405937">
            <text:p>0.0076405937</text:p>
          </table:table-cell>
          <table:table-cell office:value-type="float" office:value="0.008179757">
            <text:p>0.008179757</text:p>
          </table:table-cell>
          <table:table-cell office:value-type="float" office:value="0.0059619914">
            <text:p>0.0059619914</text:p>
          </table:table-cell>
          <table:table-cell office:value-type="float" office:value="0.0055584055">
            <text:p>0.0055584055</text:p>
          </table:table-cell>
          <table:table-cell office:value-type="float" office:value="0.0050571626">
            <text:p>0.0050571626</text:p>
          </table:table-cell>
          <table:table-cell office:value-type="float" office:value="0.00753236">
            <text:p>0.00753236</text:p>
          </table:table-cell>
          <table:table-cell office:value-type="float" office:value="0.007354504">
            <text:p>0.007354504</text:p>
          </table:table-cell>
          <table:table-cell office:value-type="float" office:value="0.006508863">
            <text:p>0.006508863</text:p>
          </table:table-cell>
          <table:table-cell office:value-type="float" office:value="0.0063227355">
            <text:p>0.0063227355</text:p>
          </table:table-cell>
          <table:table-cell office:value-type="float" office:value="0.0068611074">
            <text:p>0.0068611074</text:p>
          </table:table-cell>
          <table:table-cell office:value-type="float" office:value="0.008148721">
            <text:p>0.008148721</text:p>
          </table:table-cell>
          <table:table-cell office:value-type="float" office:value="0.0087961685">
            <text:p>0.0087961685</text:p>
          </table:table-cell>
          <table:table-cell office:value-type="float" office:value="0.005889017">
            <text:p>0.005889017</text:p>
          </table:table-cell>
          <table:table-cell office:value-type="float" office:value="0.01017863">
            <text:p>0.01017863</text:p>
          </table:table-cell>
          <table:table-cell office:value-type="float" office:value="0.0064362776">
            <text:p>0.0064362776</text:p>
          </table:table-cell>
          <table:table-cell office:value-type="float" office:value="0.0047026835">
            <text:p>0.0047026835</text:p>
          </table:table-cell>
          <table:table-cell office:value-type="float" office:value="0.0039067436">
            <text:p>0.0039067436</text:p>
          </table:table-cell>
          <table:table-cell office:value-type="float" office:value="0.004074182">
            <text:p>0.004074182</text:p>
          </table:table-cell>
          <table:table-cell office:value-type="float" office:value="0.0036825917">
            <text:p>0.0036825917</text:p>
          </table:table-cell>
          <table:table-cell office:value-type="float" office:value="0.004089853">
            <text:p>0.004089853</text:p>
          </table:table-cell>
          <table:table-cell office:value-type="float" office:value="0.004790565">
            <text:p>0.004790565</text:p>
          </table:table-cell>
          <table:table-cell office:value-type="float" office:value="0.0052492656">
            <text:p>0.0052492656</text:p>
          </table:table-cell>
          <table:table-cell office:value-type="float" office:value="0.0048973765">
            <text:p>0.0048973765</text:p>
          </table:table-cell>
          <table:table-cell office:value-type="float" office:value="0.0049291807">
            <text:p>0.0049291807</text:p>
          </table:table-cell>
          <table:table-cell office:value-type="float" office:value="0.009407395">
            <text:p>0.009407395</text:p>
          </table:table-cell>
          <table:table-cell office:value-type="float" office:value="0.0064511313">
            <text:p>0.0064511313</text:p>
          </table:table-cell>
          <table:table-cell office:value-type="float" office:value="0.008379349">
            <text:p>0.008379349</text:p>
          </table:table-cell>
          <table:table-cell office:value-type="float" office:value="0.005632876">
            <text:p>0.005632876</text:p>
          </table:table-cell>
          <table:table-cell office:value-type="float" office:value="0.0075494405">
            <text:p>0.0075494405</text:p>
          </table:table-cell>
          <table:table-cell office:value-type="float" office:value="0.0097456">
            <text:p>0.0097456</text:p>
          </table:table-cell>
          <table:table-cell office:value-type="float" office:value="0.008872358">
            <text:p>0.008872358</text:p>
          </table:table-cell>
          <table:table-cell office:value-type="float" office:value="0.005288565">
            <text:p>0.005288565</text:p>
          </table:table-cell>
          <table:table-cell office:value-type="float" office:value="0.0057597226">
            <text:p>0.0057597226</text:p>
          </table:table-cell>
          <table:table-cell office:value-type="float" office:value="0.014041489">
            <text:p>0.014041489</text:p>
          </table:table-cell>
          <table:table-cell office:value-type="float" office:value="0.008933464">
            <text:p>0.008933464</text:p>
          </table:table-cell>
          <table:table-cell office:value-type="float" office:value="0.0114686955">
            <text:p>0.0114686955</text:p>
          </table:table-cell>
          <table:table-cell office:value-type="float" office:value="0.007385915">
            <text:p>0.007385915</text:p>
          </table:table-cell>
          <table:table-cell office:value-type="float" office:value="0.009567961">
            <text:p>0.009567961</text:p>
          </table:table-cell>
          <table:table-cell office:value-type="float" office:value="0.0055982973">
            <text:p>0.0055982973</text:p>
          </table:table-cell>
          <table:table-cell office:value-type="float" office:value="0.007052292">
            <text:p>0.007052292</text:p>
          </table:table-cell>
          <table:table-cell office:value-type="float" office:value="0.00848073">
            <text:p>0.00848073</text:p>
          </table:table-cell>
          <table:table-cell office:value-type="float" office:value="0.0054711397">
            <text:p>0.0054711397</text:p>
          </table:table-cell>
          <table:table-cell office:value-type="float" office:value="0.00585729">
            <text:p>0.00585729</text:p>
          </table:table-cell>
          <table:table-cell office:value-type="float" office:value="0.005341497">
            <text:p>0.005341497</text:p>
          </table:table-cell>
          <table:table-cell office:value-type="float" office:value="0.005383036">
            <text:p>0.005383036</text:p>
          </table:table-cell>
          <table:table-cell office:value-type="float" office:value="0.008146895">
            <text:p>0.008146895</text:p>
          </table:table-cell>
          <table:table-cell office:value-type="float" office:value="0.009509185">
            <text:p>0.009509185</text:p>
          </table:table-cell>
          <table:table-cell office:value-type="float" office:value="0.0069689546">
            <text:p>0.0069689546</text:p>
          </table:table-cell>
          <table:table-cell office:value-type="float" office:value="0.0102210855">
            <text:p>0.0102210855</text:p>
          </table:table-cell>
          <table:table-cell office:value-type="float" office:value="0.010217285">
            <text:p>0.010217285</text:p>
          </table:table-cell>
          <table:table-cell office:value-type="float" office:value="0.009370074">
            <text:p>0.009370074</text:p>
          </table:table-cell>
          <table:table-cell office:value-type="float" office:value="0.0069361515">
            <text:p>0.0069361515</text:p>
          </table:table-cell>
          <table:table-cell office:value-type="float" office:value="0.005233455">
            <text:p>0.005233455</text:p>
          </table:table-cell>
          <table:table-cell office:value-type="float" office:value="0.00608503">
            <text:p>0.00608503</text:p>
          </table:table-cell>
          <table:table-cell office:value-type="float" office:value="0.0049238866">
            <text:p>0.0049238866</text:p>
          </table:table-cell>
          <table:table-cell office:value-type="float" office:value="0.009175148">
            <text:p>0.009175148</text:p>
          </table:table-cell>
          <table:table-cell office:value-type="float" office:value="0.0058191055">
            <text:p>0.0058191055</text:p>
          </table:table-cell>
          <table:table-cell office:value-type="float" office:value="0.0049255094">
            <text:p>0.0049255094</text:p>
          </table:table-cell>
          <table:table-cell office:value-type="float" office:value="0.0041983556">
            <text:p>0.0041983556</text:p>
          </table:table-cell>
          <table:table-cell office:value-type="float" office:value="0.0039204652">
            <text:p>0.0039204652</text:p>
          </table:table-cell>
          <table:table-cell office:value-type="float" office:value="0.004078321">
            <text:p>0.004078321</text:p>
          </table:table-cell>
          <table:table-cell office:value-type="float" office:value="0.004565414">
            <text:p>0.004565414</text:p>
          </table:table-cell>
          <table:table-cell office:value-type="float" office:value="0.0050582816">
            <text:p>0.0050582816</text:p>
          </table:table-cell>
          <table:table-cell office:value-type="float" office:value="0.0064533167">
            <text:p>0.0064533167</text:p>
          </table:table-cell>
          <table:table-cell office:value-type="float" office:value="0.004065719">
            <text:p>0.004065719</text:p>
          </table:table-cell>
          <table:table-cell office:value-type="float" office:value="0.003640977">
            <text:p>0.003640977</text:p>
          </table:table-cell>
          <table:table-cell office:value-type="float" office:value="0.0041470123">
            <text:p>0.0041470123</text:p>
          </table:table-cell>
          <table:table-cell office:value-type="float" office:value="0.0039046227">
            <text:p>0.0039046227</text:p>
          </table:table-cell>
          <table:table-cell office:value-type="float" office:value="0.004701203">
            <text:p>0.004701203</text:p>
          </table:table-cell>
          <table:table-cell office:value-type="float" office:value="0.007841134">
            <text:p>0.007841134</text:p>
          </table:table-cell>
          <table:table-cell office:value-type="float" office:value="0.004722481">
            <text:p>0.004722481</text:p>
          </table:table-cell>
          <table:table-cell office:value-type="float" office:value="0.004376033">
            <text:p>0.004376033</text:p>
          </table:table-cell>
          <table:table-cell office:value-type="float" office:value="0.0039213556">
            <text:p>0.0039213556</text:p>
          </table:table-cell>
          <table:table-cell office:value-type="float" office:value="0.004435929">
            <text:p>0.004435929</text:p>
          </table:table-cell>
          <table:table-cell office:value-type="float" office:value="0.0033635753">
            <text:p>0.0033635753</text:p>
          </table:table-cell>
          <table:table-cell office:value-type="float" office:value="0.0035449872">
            <text:p>0.0035449872</text:p>
          </table:table-cell>
          <table:table-cell office:value-type="float" office:value="0.00400137">
            <text:p>0.00400137</text:p>
          </table:table-cell>
          <table:table-cell office:value-type="float" office:value="0.004000579">
            <text:p>0.004000579</text:p>
          </table:table-cell>
          <table:table-cell office:value-type="float" office:value="0.0038089114">
            <text:p>0.0038089114</text:p>
          </table:table-cell>
          <table:table-cell office:value-type="float" office:value="0.0034316592">
            <text:p>0.0034316592</text:p>
          </table:table-cell>
          <table:table-cell office:value-type="float" office:value="0.0035247619">
            <text:p>0.0035247619</text:p>
          </table:table-cell>
          <table:table-cell table:style-name="Default" office:value-type="float" office:value="0.003742986">
            <text:p>0.003742986</text:p>
          </table:table-cell>
          <table:table-cell office:value-type="float" office:value="0.003915923">
            <text:p>0.003915923</text:p>
          </table:table-cell>
          <table:table-cell office:value-type="float" office:value="0.004710947">
            <text:p>0.004710947</text:p>
          </table:table-cell>
          <table:table-cell table:style-name="Default" office:value-type="float" office:value="0.0048926645">
            <text:p>0.0048926645</text:p>
          </table:table-cell>
          <table:table-cell office:value-type="float" office:value="0.0037928075">
            <text:p>0.0037928075</text:p>
          </table:table-cell>
          <table:table-cell office:value-type="float" office:value="0.003451055">
            <text:p>0.003451055</text:p>
          </table:table-cell>
          <table:table-cell office:value-type="float" office:value="0.0037139894">
            <text:p>0.0037139894</text:p>
          </table:table-cell>
          <table:table-cell table:style-name="Default" office:value-type="float" office:value="0.004006597">
            <text:p>0.004006597</text:p>
          </table:table-cell>
          <table:table-cell table:style-name="Default" office:value-type="float" office:value="0.0036411537">
            <text:p>0.0036411537</text:p>
          </table:table-cell>
          <table:table-cell table:style-name="Default" office:value-type="float" office:value="0.0035432274">
            <text:p>0.0035432274</text:p>
          </table:table-cell>
          <table:table-cell table:style-name="Default" office:value-type="float" office:value="0.0034833192">
            <text:p>0.0034833192</text:p>
          </table:table-cell>
          <table:table-cell table:style-name="Default" office:value-type="float" office:value="0.0042218105">
            <text:p>0.0042218105</text:p>
          </table:table-cell>
          <table:table-cell table:style-name="Default" office:value-type="float" office:value="0.0076663685">
            <text:p>0.0076663685</text:p>
          </table:table-cell>
          <table:table-cell table:style-name="Default" office:value-type="float" office:value="0.003336653">
            <text:p>0.003336653</text:p>
          </table:table-cell>
          <table:table-cell table:style-name="Default" office:value-type="float" office:value="0.003261212">
            <text:p>0.003261212</text:p>
          </table:table-cell>
          <table:table-cell office:value-type="float" office:value="0.002942186">
            <text:p>0.002942186</text:p>
          </table:table-cell>
          <table:table-cell office:value-type="float" office:value="0.0038051498">
            <text:p>0.0038051498</text:p>
          </table:table-cell>
          <table:table-cell table:style-name="Default" office:value-type="float" office:value="0.003946326">
            <text:p>0.003946326</text:p>
          </table:table-cell>
          <table:table-cell table:style-name="Default" office:value-type="float" office:value="0.0030689402">
            <text:p>0.0030689402</text:p>
          </table:table-cell>
          <table:table-cell table:style-name="Default" office:value-type="float" office:value="0.0035994984">
            <text:p>0.0035994984</text:p>
          </table:table-cell>
          <table:table-cell table:style-name="Default" office:value-type="float" office:value="0.002832516">
            <text:p>0.002832516</text:p>
          </table:table-cell>
          <table:table-cell table:style-name="Default" office:value-type="float" office:value="0.002453851">
            <text:p>0.002453851</text:p>
          </table:table-cell>
          <table:table-cell table:style-name="Default" office:value-type="float" office:value="0.0040567513">
            <text:p>0.0040567513</text:p>
          </table:table-cell>
          <table:table-cell table:style-name="Default" office:value-type="float" office:value="0.0048342803">
            <text:p>0.0048342803</text:p>
          </table:table-cell>
          <table:table-cell table:style-name="Default" office:value-type="float" office:value="0.0062123635">
            <text:p>0.0062123635</text:p>
          </table:table-cell>
          <table:table-cell table:style-name="Default" office:value-type="float" office:value="0.004070361">
            <text:p>0.004070361</text:p>
          </table:table-cell>
          <table:table-cell table:style-name="Default" office:value-type="float" office:value="0.0028711213">
            <text:p>0.0028711213</text:p>
          </table:table-cell>
          <table:table-cell table:style-name="Default" office:value-type="float" office:value="0.002900094">
            <text:p>0.002900094</text:p>
          </table:table-cell>
          <table:table-cell table:style-name="Default" office:value-type="float" office:value="0.002269802">
            <text:p>0.002269802</text:p>
          </table:table-cell>
          <table:table-cell table:style-name="Default" office:value-type="float" office:value="0.002242798">
            <text:p>0.002242798</text:p>
          </table:table-cell>
          <table:table-cell table:style-name="Default" office:value-type="float" office:value="0.0020656285">
            <text:p>0.0020656285</text:p>
          </table:table-cell>
          <table:table-cell table:style-name="Default" office:value-type="float" office:value="0.0025046829">
            <text:p>0.0025046829</text:p>
          </table:table-cell>
          <table:table-cell table:style-name="Default" office:value-type="float" office:value="0.0031136123">
            <text:p>0.0031136123</text:p>
          </table:table-cell>
          <table:table-cell table:style-name="Default" office:value-type="float" office:value="0.0031877889">
            <text:p>0.0031877889</text:p>
          </table:table-cell>
          <table:table-cell table:style-name="Default" office:value-type="float" office:value="0.0045731743">
            <text:p>0.0045731743</text:p>
          </table:table-cell>
          <table:table-cell table:style-name="Default" office:value-type="float" office:value="0.0038825783">
            <text:p>0.0038825783</text:p>
          </table:table-cell>
          <table:table-cell table:style-name="Default" office:value-type="float" office:value="0.0025075965">
            <text:p>0.0025075965</text:p>
          </table:table-cell>
          <table:table-cell table:style-name="Default" office:value-type="float" office:value="0.0023724814">
            <text:p>0.0023724814</text:p>
          </table:table-cell>
          <table:table-cell table:style-name="Default" office:value-type="float" office:value="0.0026523378">
            <text:p>0.0026523378</text:p>
          </table:table-cell>
          <table:table-cell table:style-name="Default" office:value-type="float" office:value="0.0032537745">
            <text:p>0.0032537745</text:p>
          </table:table-cell>
          <table:table-cell table:style-name="Default" office:value-type="float" office:value="0.0029920298">
            <text:p>0.0029920298</text:p>
          </table:table-cell>
          <table:table-cell table:style-name="Default" office:value-type="float" office:value="0.0021802487">
            <text:p>0.0021802487</text:p>
          </table:table-cell>
          <table:table-cell table:style-name="Default" office:value-type="float" office:value="0.0020908408">
            <text:p>0.0020908408</text:p>
          </table:table-cell>
          <table:table-cell table:style-name="Default" office:value-type="float" office:value="0.0023365386">
            <text:p>0.0023365386</text:p>
          </table:table-cell>
          <table:table-cell table:style-name="Default" office:value-type="float" office:value="0.0026328445">
            <text:p>0.0026328445</text:p>
          </table:table-cell>
          <table:table-cell table:style-name="Default" office:value-type="float" office:value="0.0025575333">
            <text:p>0.0025575333</text:p>
          </table:table-cell>
          <table:table-cell table:style-name="Default" office:value-type="float" office:value="0.0024141083">
            <text:p>0.0024141083</text:p>
          </table:table-cell>
          <table:table-cell table:style-name="Default" office:value-type="float" office:value="0.0019148206">
            <text:p>0.0019148206</text:p>
          </table:table-cell>
          <table:table-cell table:style-name="Default" office:value-type="float" office:value="0.0023085494">
            <text:p>0.0023085494</text:p>
          </table:table-cell>
          <table:table-cell table:style-name="Default" office:value-type="float" office:value="0.0029495216">
            <text:p>0.0029495216</text:p>
          </table:table-cell>
          <table:table-cell table:style-name="Default" office:value-type="float" office:value="0.003051307">
            <text:p>0.003051307</text:p>
          </table:table-cell>
          <table:table-cell table:style-name="Default" office:value-type="float" office:value="0.0027045696">
            <text:p>0.0027045696</text:p>
          </table:table-cell>
          <table:table-cell table:style-name="Default" office:value-type="float" office:value="0.002188212">
            <text:p>0.002188212</text:p>
          </table:table-cell>
          <table:table-cell table:style-name="Default" office:value-type="float" office:value="0.0018115545">
            <text:p>0.0018115545</text:p>
          </table:table-cell>
          <table:table-cell table:style-name="Default" office:value-type="float" office:value="0.0018393889">
            <text:p>0.0018393889</text:p>
          </table:table-cell>
          <table:table-cell table:style-name="Default" office:value-type="float" office:value="0.0018289909">
            <text:p>0.0018289909</text:p>
          </table:table-cell>
          <table:table-cell table:style-name="Default" office:value-type="float" office:value="0.002006402">
            <text:p>0.002006402</text:p>
          </table:table-cell>
          <table:table-cell table:style-name="Default" office:value-type="float" office:value="0.0017721863">
            <text:p>0.0017721863</text:p>
          </table:table-cell>
          <table:table-cell table:style-name="Default" office:value-type="float" office:value="0.0021146687">
            <text:p>0.0021146687</text:p>
          </table:table-cell>
          <table:table-cell table:style-name="Default" office:value-type="float" office:value="0.0022374438">
            <text:p>0.0022374438</text:p>
          </table:table-cell>
          <table:table-cell table:style-name="Default" office:value-type="float" office:value="0.0020009945">
            <text:p>0.0020009945</text:p>
          </table:table-cell>
          <table:table-cell table:style-name="Default" office:value-type="float" office:value="0.0014218685">
            <text:p>0.0014218685</text:p>
          </table:table-cell>
          <table:table-cell table:style-name="Default" office:value-type="float" office:value="0.0022757037">
            <text:p>0.0022757037</text:p>
          </table:table-cell>
          <table:table-cell table:style-name="Default" office:value-type="float" office:value="0.0016036764">
            <text:p>0.0016036764</text:p>
          </table:table-cell>
          <table:table-cell table:style-name="Default" office:value-type="float" office:value="0.0015343317">
            <text:p>0.0015343317</text:p>
          </table:table-cell>
          <table:table-cell table:style-name="Default" office:value-type="float" office:value="0.0013526821">
            <text:p>0.0013526821</text:p>
          </table:table-cell>
          <table:table-cell table:style-name="Default" office:value-type="float" office:value="0.0014095822">
            <text:p>0.0014095822</text:p>
          </table:table-cell>
          <table:table-cell table:style-name="Default" office:value-type="float" office:value="0.0011740472">
            <text:p>0.0011740472</text:p>
          </table:table-cell>
          <table:table-cell table:style-name="Default" office:value-type="float" office:value="0.0010015941">
            <text:p>0.0010015941</text:p>
          </table:table-cell>
          <table:table-cell table:style-name="Default" office:value-type="float" office:value="0.0015140977">
            <text:p>0.0015140977</text:p>
          </table:table-cell>
          <table:table-cell table:style-name="Default" office:value-type="float" office:value="0.0012132884">
            <text:p>0.0012132884</text:p>
          </table:table-cell>
          <table:table-cell office:value-type="float" office:value="0.00076244416">
            <text:p>7.62E-004</text:p>
          </table:table-cell>
          <table:table-cell office:value-type="float" office:value="0.000613231">
            <text:p>6.13E-004</text:p>
          </table:table-cell>
          <table:table-cell office:value-type="float" office:value="0.0005339675">
            <text:p>5.34E-004</text:p>
          </table:table-cell>
          <table:table-cell office:value-type="float" office:value="0.000512305">
            <text:p>5.12E-004</text:p>
          </table:table-cell>
          <table:table-cell office:value-type="float" office:value="0.0005092456">
            <text:p>5.09E-004</text:p>
          </table:table-cell>
          <table:table-cell office:value-type="float" office:value="0.00050320465">
            <text:p>5.03E-004</text:p>
          </table:table-cell>
          <table:table-cell office:value-type="float" office:value="0.0004997109">
            <text:p>5.00E-004</text:p>
          </table:table-cell>
          <table:table-cell office:value-type="float" office:value="0.00050052966">
            <text:p>5.01E-004</text:p>
          </table:table-cell>
          <table:table-cell office:value-type="float" office:value="0.00050070795">
            <text:p>5.01E-004</text:p>
          </table:table-cell>
          <table:table-cell office:value-type="float" office:value="0.00050163124">
            <text:p>5.02E-004</text:p>
          </table:table-cell>
          <table:table-cell office:value-type="float" office:value="0.0005011454">
            <text:p>5.01E-004</text:p>
          </table:table-cell>
          <table:table-cell office:value-type="float" office:value="0.00050180394">
            <text:p>5.02E-004</text:p>
          </table:table-cell>
          <table:table-cell office:value-type="float" office:value="0.0005030554">
            <text:p>5.03E-004</text:p>
          </table:table-cell>
          <table:table-cell office:value-type="float" office:value="0.00050531875">
            <text:p>5.05E-004</text:p>
          </table:table-cell>
          <table:table-cell office:value-type="float" office:value="0.0005082067">
            <text:p>5.08E-004</text:p>
          </table:table-cell>
          <table:table-cell office:value-type="float" office:value="0.00050974777">
            <text:p>5.10E-004</text:p>
          </table:table-cell>
          <table:table-cell office:value-type="float" office:value="0.00051073567">
            <text:p>5.11E-004</text:p>
          </table:table-cell>
          <table:table-cell office:value-type="float" office:value="0.00051286665">
            <text:p>5.13E-004</text:p>
          </table:table-cell>
          <table:table-cell/>
        </table:table-row>
        <table:table-row table:style-name="ro1">
          <table:table-cell office:value-type="string">
            <text:p>/mnt/share/Music/Albums/Ravi Shankar/Passages/03 Channels And Winds.mp3</text:p>
          </table:table-cell>
          <table:table-cell office:value-type="float" office:value="0.039879102">
            <text:p>0.039879102</text:p>
          </table:table-cell>
          <table:table-cell office:value-type="float" office:value="0.034984976">
            <text:p>0.034984976</text:p>
          </table:table-cell>
          <table:table-cell office:value-type="float" office:value="0.03142721">
            <text:p>0.03142721</text:p>
          </table:table-cell>
          <table:table-cell office:value-type="float" office:value="0.039650716">
            <text:p>0.039650716</text:p>
          </table:table-cell>
          <table:table-cell office:value-type="float" office:value="0.0384729">
            <text:p>0.0384729</text:p>
          </table:table-cell>
          <table:table-cell office:value-type="float" office:value="0.05726838">
            <text:p>0.05726838</text:p>
          </table:table-cell>
          <table:table-cell office:value-type="float" office:value="0.05267451">
            <text:p>0.05267451</text:p>
          </table:table-cell>
          <table:table-cell office:value-type="float" office:value="0.061905093">
            <text:p>0.061905093</text:p>
          </table:table-cell>
          <table:table-cell office:value-type="float" office:value="0.04465978">
            <text:p>0.04465978</text:p>
          </table:table-cell>
          <table:table-cell office:value-type="float" office:value="0.04583571">
            <text:p>0.04583571</text:p>
          </table:table-cell>
          <table:table-cell office:value-type="float" office:value="0.046423096">
            <text:p>0.046423096</text:p>
          </table:table-cell>
          <table:table-cell office:value-type="float" office:value="0.054175526">
            <text:p>0.054175526</text:p>
          </table:table-cell>
          <table:table-cell office:value-type="float" office:value="0.050546557">
            <text:p>0.050546557</text:p>
          </table:table-cell>
          <table:table-cell office:value-type="float" office:value="0.03185432">
            <text:p>0.03185432</text:p>
          </table:table-cell>
          <table:table-cell office:value-type="float" office:value="0.02376944">
            <text:p>0.02376944</text:p>
          </table:table-cell>
          <table:table-cell office:value-type="float" office:value="0.060075093">
            <text:p>0.060075093</text:p>
          </table:table-cell>
          <table:table-cell office:value-type="float" office:value="0.02661678">
            <text:p>0.02661678</text:p>
          </table:table-cell>
          <table:table-cell office:value-type="float" office:value="0.014135586">
            <text:p>0.014135586</text:p>
          </table:table-cell>
          <table:table-cell office:value-type="float" office:value="0.01764426">
            <text:p>0.01764426</text:p>
          </table:table-cell>
          <table:table-cell office:value-type="float" office:value="0.014990299">
            <text:p>0.014990299</text:p>
          </table:table-cell>
          <table:table-cell office:value-type="float" office:value="0.016672244">
            <text:p>0.016672244</text:p>
          </table:table-cell>
          <table:table-cell office:value-type="float" office:value="0.008354893">
            <text:p>0.008354893</text:p>
          </table:table-cell>
          <table:table-cell office:value-type="float" office:value="0.013167042">
            <text:p>0.013167042</text:p>
          </table:table-cell>
          <table:table-cell office:value-type="float" office:value="0.012813244">
            <text:p>0.012813244</text:p>
          </table:table-cell>
          <table:table-cell office:value-type="float" office:value="0.014305366">
            <text:p>0.014305366</text:p>
          </table:table-cell>
          <table:table-cell office:value-type="float" office:value="0.011292993">
            <text:p>0.011292993</text:p>
          </table:table-cell>
          <table:table-cell office:value-type="float" office:value="0.007316969">
            <text:p>0.007316969</text:p>
          </table:table-cell>
          <table:table-cell office:value-type="float" office:value="0.010667391">
            <text:p>0.010667391</text:p>
          </table:table-cell>
          <table:table-cell office:value-type="float" office:value="0.008515493">
            <text:p>0.008515493</text:p>
          </table:table-cell>
          <table:table-cell office:value-type="float" office:value="0.006291874">
            <text:p>0.006291874</text:p>
          </table:table-cell>
          <table:table-cell office:value-type="float" office:value="0.014028686">
            <text:p>0.014028686</text:p>
          </table:table-cell>
          <table:table-cell office:value-type="float" office:value="0.00680165">
            <text:p>0.00680165</text:p>
          </table:table-cell>
          <table:table-cell office:value-type="float" office:value="0.0057834694">
            <text:p>0.0057834694</text:p>
          </table:table-cell>
          <table:table-cell office:value-type="float" office:value="0.0064779096">
            <text:p>0.0064779096</text:p>
          </table:table-cell>
          <table:table-cell office:value-type="float" office:value="0.008098057">
            <text:p>0.008098057</text:p>
          </table:table-cell>
          <table:table-cell office:value-type="float" office:value="0.007171292">
            <text:p>0.007171292</text:p>
          </table:table-cell>
          <table:table-cell office:value-type="float" office:value="0.009050788">
            <text:p>0.009050788</text:p>
          </table:table-cell>
          <table:table-cell office:value-type="float" office:value="0.0062992484">
            <text:p>0.0062992484</text:p>
          </table:table-cell>
          <table:table-cell office:value-type="float" office:value="0.0076630185">
            <text:p>0.0076630185</text:p>
          </table:table-cell>
          <table:table-cell office:value-type="float" office:value="0.0056462754">
            <text:p>0.0056462754</text:p>
          </table:table-cell>
          <table:table-cell office:value-type="float" office:value="0.010412701">
            <text:p>0.010412701</text:p>
          </table:table-cell>
          <table:table-cell office:value-type="float" office:value="0.0077955676">
            <text:p>0.0077955676</text:p>
          </table:table-cell>
          <table:table-cell office:value-type="float" office:value="0.0067145578">
            <text:p>0.0067145578</text:p>
          </table:table-cell>
          <table:table-cell office:value-type="float" office:value="0.0044794115">
            <text:p>0.0044794115</text:p>
          </table:table-cell>
          <table:table-cell office:value-type="float" office:value="0.004121766">
            <text:p>0.004121766</text:p>
          </table:table-cell>
          <table:table-cell office:value-type="float" office:value="0.0075058523">
            <text:p>0.0075058523</text:p>
          </table:table-cell>
          <table:table-cell office:value-type="float" office:value="0.0073573254">
            <text:p>0.0073573254</text:p>
          </table:table-cell>
          <table:table-cell office:value-type="float" office:value="0.004590309">
            <text:p>0.004590309</text:p>
          </table:table-cell>
          <table:table-cell office:value-type="float" office:value="0.006364243">
            <text:p>0.006364243</text:p>
          </table:table-cell>
          <table:table-cell office:value-type="float" office:value="0.0046688733">
            <text:p>0.0046688733</text:p>
          </table:table-cell>
          <table:table-cell office:value-type="float" office:value="0.0038957892">
            <text:p>0.0038957892</text:p>
          </table:table-cell>
          <table:table-cell office:value-type="float" office:value="0.0043351725">
            <text:p>0.0043351725</text:p>
          </table:table-cell>
          <table:table-cell office:value-type="float" office:value="0.002540729">
            <text:p>0.002540729</text:p>
          </table:table-cell>
          <table:table-cell office:value-type="float" office:value="0.003648472">
            <text:p>0.003648472</text:p>
          </table:table-cell>
          <table:table-cell office:value-type="float" office:value="0.0040914603">
            <text:p>0.0040914603</text:p>
          </table:table-cell>
          <table:table-cell office:value-type="float" office:value="0.0027085682">
            <text:p>0.0027085682</text:p>
          </table:table-cell>
          <table:table-cell office:value-type="float" office:value="0.0026511124">
            <text:p>0.0026511124</text:p>
          </table:table-cell>
          <table:table-cell office:value-type="float" office:value="0.002893854">
            <text:p>0.002893854</text:p>
          </table:table-cell>
          <table:table-cell office:value-type="float" office:value="0.0021611284">
            <text:p>0.0021611284</text:p>
          </table:table-cell>
          <table:table-cell office:value-type="float" office:value="0.0016171968">
            <text:p>0.0016171968</text:p>
          </table:table-cell>
          <table:table-cell office:value-type="float" office:value="0.002720416">
            <text:p>0.002720416</text:p>
          </table:table-cell>
          <table:table-cell office:value-type="float" office:value="0.0035310178">
            <text:p>0.0035310178</text:p>
          </table:table-cell>
          <table:table-cell office:value-type="float" office:value="0.0019665926">
            <text:p>0.0019665926</text:p>
          </table:table-cell>
          <table:table-cell office:value-type="float" office:value="0.0019684378">
            <text:p>0.0019684378</text:p>
          </table:table-cell>
          <table:table-cell office:value-type="float" office:value="0.0019264349">
            <text:p>0.0019264349</text:p>
          </table:table-cell>
          <table:table-cell office:value-type="float" office:value="0.0018721614">
            <text:p>0.0018721614</text:p>
          </table:table-cell>
          <table:table-cell office:value-type="float" office:value="0.0023016052">
            <text:p>0.0023016052</text:p>
          </table:table-cell>
          <table:table-cell office:value-type="float" office:value="0.002172777">
            <text:p>0.002172777</text:p>
          </table:table-cell>
          <table:table-cell office:value-type="float" office:value="0.0026586284">
            <text:p>0.0026586284</text:p>
          </table:table-cell>
          <table:table-cell office:value-type="float" office:value="0.002295979">
            <text:p>0.002295979</text:p>
          </table:table-cell>
          <table:table-cell office:value-type="float" office:value="0.0016351843">
            <text:p>0.0016351843</text:p>
          </table:table-cell>
          <table:table-cell office:value-type="float" office:value="0.0022473496">
            <text:p>0.0022473496</text:p>
          </table:table-cell>
          <table:table-cell office:value-type="float" office:value="0.0024119224">
            <text:p>0.0024119224</text:p>
          </table:table-cell>
          <table:table-cell office:value-type="float" office:value="0.002028966">
            <text:p>0.002028966</text:p>
          </table:table-cell>
          <table:table-cell office:value-type="float" office:value="0.0016539509">
            <text:p>0.0016539509</text:p>
          </table:table-cell>
          <table:table-cell office:value-type="float" office:value="0.00178816">
            <text:p>0.00178816</text:p>
          </table:table-cell>
          <table:table-cell office:value-type="float" office:value="0.0026317255">
            <text:p>0.0026317255</text:p>
          </table:table-cell>
          <table:table-cell office:value-type="float" office:value="0.0019394766">
            <text:p>0.0019394766</text:p>
          </table:table-cell>
          <table:table-cell office:value-type="float" office:value="0.0016261779">
            <text:p>0.0016261779</text:p>
          </table:table-cell>
          <table:table-cell office:value-type="float" office:value="0.0014511844">
            <text:p>0.0014511844</text:p>
          </table:table-cell>
          <table:table-cell office:value-type="float" office:value="0.0015929685">
            <text:p>0.0015929685</text:p>
          </table:table-cell>
          <table:table-cell office:value-type="float" office:value="0.0020631133">
            <text:p>0.0020631133</text:p>
          </table:table-cell>
          <table:table-cell office:value-type="float" office:value="0.0016743458">
            <text:p>0.0016743458</text:p>
          </table:table-cell>
          <table:table-cell office:value-type="float" office:value="0.0013659381">
            <text:p>0.0013659381</text:p>
          </table:table-cell>
          <table:table-cell office:value-type="float" office:value="0.0018163718">
            <text:p>0.0018163718</text:p>
          </table:table-cell>
          <table:table-cell office:value-type="float" office:value="0.001666107">
            <text:p>0.001666107</text:p>
          </table:table-cell>
          <table:table-cell office:value-type="float" office:value="0.001855602">
            <text:p>0.001855602</text:p>
          </table:table-cell>
          <table:table-cell office:value-type="float" office:value="0.0016597216">
            <text:p>0.0016597216</text:p>
          </table:table-cell>
          <table:table-cell office:value-type="float" office:value="0.0015919486">
            <text:p>0.0015919486</text:p>
          </table:table-cell>
          <table:table-cell office:value-type="float" office:value="0.0014785969">
            <text:p>0.0014785969</text:p>
          </table:table-cell>
          <table:table-cell office:value-type="float" office:value="0.0016403517">
            <text:p>0.0016403517</text:p>
          </table:table-cell>
          <table:table-cell office:value-type="float" office:value="0.0022816458">
            <text:p>0.0022816458</text:p>
          </table:table-cell>
          <table:table-cell office:value-type="float" office:value="0.0020772377">
            <text:p>0.0020772377</text:p>
          </table:table-cell>
          <table:table-cell office:value-type="float" office:value="0.0013878772">
            <text:p>0.0013878772</text:p>
          </table:table-cell>
          <table:table-cell office:value-type="float" office:value="0.0012777302">
            <text:p>0.0012777302</text:p>
          </table:table-cell>
          <table:table-cell office:value-type="float" office:value="0.0013606598">
            <text:p>0.0013606598</text:p>
          </table:table-cell>
          <table:table-cell office:value-type="float" office:value="0.0016317329">
            <text:p>0.0016317329</text:p>
          </table:table-cell>
          <table:table-cell office:value-type="float" office:value="0.0017003923">
            <text:p>0.0017003923</text:p>
          </table:table-cell>
          <table:table-cell office:value-type="float" office:value="0.0013039978">
            <text:p>0.0013039978</text:p>
          </table:table-cell>
          <table:table-cell office:value-type="float" office:value="0.0013297787">
            <text:p>0.0013297787</text:p>
          </table:table-cell>
          <table:table-cell office:value-type="float" office:value="0.0011578243">
            <text:p>0.0011578243</text:p>
          </table:table-cell>
          <table:table-cell office:value-type="float" office:value="0.0012682739">
            <text:p>0.0012682739</text:p>
          </table:table-cell>
          <table:table-cell office:value-type="float" office:value="0.0014137559">
            <text:p>0.0014137559</text:p>
          </table:table-cell>
          <table:table-cell office:value-type="float" office:value="0.0013216616">
            <text:p>0.0013216616</text:p>
          </table:table-cell>
          <table:table-cell office:value-type="float" office:value="0.0011487496">
            <text:p>0.0011487496</text:p>
          </table:table-cell>
          <table:table-cell office:value-type="float" office:value="0.0012063764">
            <text:p>0.0012063764</text:p>
          </table:table-cell>
          <table:table-cell office:value-type="float" office:value="0.0013489203">
            <text:p>0.0013489203</text:p>
          </table:table-cell>
          <table:table-cell office:value-type="float" office:value="0.001498272">
            <text:p>0.001498272</text:p>
          </table:table-cell>
          <table:table-cell office:value-type="float" office:value="0.0013919751">
            <text:p>0.0013919751</text:p>
          </table:table-cell>
          <table:table-cell office:value-type="float" office:value="0.0013897486">
            <text:p>0.0013897486</text:p>
          </table:table-cell>
          <table:table-cell office:value-type="float" office:value="0.0011448762">
            <text:p>0.0011448762</text:p>
          </table:table-cell>
          <table:table-cell office:value-type="float" office:value="0.0010940264">
            <text:p>0.0010940264</text:p>
          </table:table-cell>
          <table:table-cell office:value-type="float" office:value="0.0011485065">
            <text:p>0.0011485065</text:p>
          </table:table-cell>
          <table:table-cell office:value-type="float" office:value="0.0011246426">
            <text:p>0.0011246426</text:p>
          </table:table-cell>
          <table:table-cell office:value-type="float" office:value="0.0013175398">
            <text:p>0.0013175398</text:p>
          </table:table-cell>
          <table:table-cell office:value-type="float" office:value="0.0012408219">
            <text:p>0.0012408219</text:p>
          </table:table-cell>
          <table:table-cell office:value-type="float" office:value="0.0010994179">
            <text:p>0.0010994179</text:p>
          </table:table-cell>
          <table:table-cell office:value-type="float" office:value="0.0010817357">
            <text:p>0.0010817357</text:p>
          </table:table-cell>
          <table:table-cell office:value-type="float" office:value="0.0010164386">
            <text:p>0.0010164386</text:p>
          </table:table-cell>
          <table:table-cell table:style-name="ce1" office:value-type="float" office:value="0.0009506579">
            <text:p>9.51E-004</text:p>
          </table:table-cell>
          <table:table-cell office:value-type="float" office:value="0.0010416644">
            <text:p>0.0010416644</text:p>
          </table:table-cell>
          <table:table-cell office:value-type="float" office:value="0.0012194068">
            <text:p>0.0012194068</text:p>
          </table:table-cell>
          <table:table-cell office:value-type="float" office:value="0.0015289356">
            <text:p>0.0015289356</text:p>
          </table:table-cell>
          <table:table-cell office:value-type="float" office:value="0.0013414971">
            <text:p>0.0013414971</text:p>
          </table:table-cell>
          <table:table-cell office:value-type="float" office:value="0.001073443">
            <text:p>0.001073443</text:p>
          </table:table-cell>
          <table:table-cell office:value-type="float" office:value="0.0011192329">
            <text:p>0.0011192329</text:p>
          </table:table-cell>
          <table:table-cell office:value-type="float" office:value="0.0012012292">
            <text:p>0.0012012292</text:p>
          </table:table-cell>
          <table:table-cell office:value-type="float" office:value="0.0012410313">
            <text:p>0.0012410313</text:p>
          </table:table-cell>
          <table:table-cell office:value-type="float" office:value="0.0011819055">
            <text:p>0.0011819055</text:p>
          </table:table-cell>
          <table:table-cell office:value-type="float" office:value="0.0012053391">
            <text:p>0.0012053391</text:p>
          </table:table-cell>
          <table:table-cell office:value-type="float" office:value="0.0012019974">
            <text:p>0.0012019974</text:p>
          </table:table-cell>
          <table:table-cell office:value-type="float" office:value="0.0010803903">
            <text:p>0.0010803903</text:p>
          </table:table-cell>
          <table:table-cell office:value-type="float" office:value="0.0011251005">
            <text:p>0.0011251005</text:p>
          </table:table-cell>
          <table:table-cell office:value-type="float" office:value="0.0011384146">
            <text:p>0.0011384146</text:p>
          </table:table-cell>
          <table:table-cell office:value-type="float" office:value="0.0010685127">
            <text:p>0.0010685127</text:p>
          </table:table-cell>
          <table:table-cell office:value-type="float" office:value="0.0010853888">
            <text:p>0.0010853888</text:p>
          </table:table-cell>
          <table:table-cell office:value-type="float" office:value="0.0011760754">
            <text:p>0.0011760754</text:p>
          </table:table-cell>
          <table:table-cell office:value-type="float" office:value="0.0013435292">
            <text:p>0.0013435292</text:p>
          </table:table-cell>
          <table:table-cell office:value-type="float" office:value="0.0012432565">
            <text:p>0.0012432565</text:p>
          </table:table-cell>
          <table:table-cell office:value-type="float" office:value="0.0010494861">
            <text:p>0.0010494861</text:p>
          </table:table-cell>
          <table:table-cell office:value-type="float" office:value="0.0010096398">
            <text:p>0.0010096398</text:p>
          </table:table-cell>
          <table:table-cell table:style-name="ce1" office:value-type="float" office:value="0.0009853278">
            <text:p>9.85E-004</text:p>
          </table:table-cell>
          <table:table-cell office:value-type="float" office:value="0.0010400057">
            <text:p>0.0010400057</text:p>
          </table:table-cell>
          <table:table-cell office:value-type="float" office:value="0.0010712742">
            <text:p>0.0010712742</text:p>
          </table:table-cell>
          <table:table-cell office:value-type="float" office:value="0.0010820648">
            <text:p>0.0010820648</text:p>
          </table:table-cell>
          <table:table-cell office:value-type="float" office:value="0.0011954624">
            <text:p>0.0011954624</text:p>
          </table:table-cell>
          <table:table-cell office:value-type="float" office:value="0.0011818481">
            <text:p>0.0011818481</text:p>
          </table:table-cell>
          <table:table-cell office:value-type="float" office:value="0.0011487968">
            <text:p>0.0011487968</text:p>
          </table:table-cell>
          <table:table-cell office:value-type="float" office:value="0.0010228973">
            <text:p>0.0010228973</text:p>
          </table:table-cell>
          <table:table-cell office:value-type="float" office:value="0.0010022597">
            <text:p>0.0010022597</text:p>
          </table:table-cell>
          <table:table-cell office:value-type="float" office:value="0.0010025292">
            <text:p>0.0010025292</text:p>
          </table:table-cell>
          <table:table-cell table:style-name="ce1" office:value-type="float" office:value="0.0009923065">
            <text:p>9.92E-004</text:p>
          </table:table-cell>
          <table:table-cell office:value-type="float" office:value="0.001062005">
            <text:p>0.001062005</text:p>
          </table:table-cell>
          <table:table-cell office:value-type="float" office:value="0.0011123804">
            <text:p>0.0011123804</text:p>
          </table:table-cell>
          <table:table-cell office:value-type="float" office:value="0.0010233478">
            <text:p>0.0010233478</text:p>
          </table:table-cell>
          <table:table-cell table:style-name="ce1" office:value-type="float" office:value="0.00094950583">
            <text:p>9.50E-004</text:p>
          </table:table-cell>
          <table:table-cell table:style-name="ce1" office:value-type="float" office:value="0.00093655224">
            <text:p>9.37E-004</text:p>
          </table:table-cell>
          <table:table-cell table:style-name="ce1" office:value-type="float" office:value="0.0009735608">
            <text:p>9.74E-004</text:p>
          </table:table-cell>
          <table:table-cell table:style-name="ce1" office:value-type="float" office:value="0.0009823764">
            <text:p>9.82E-004</text:p>
          </table:table-cell>
          <table:table-cell table:style-name="ce1" office:value-type="float" office:value="0.0009389651">
            <text:p>9.39E-004</text:p>
          </table:table-cell>
          <table:table-cell table:style-name="ce1" office:value-type="float" office:value="0.00095054565">
            <text:p>9.51E-004</text:p>
          </table:table-cell>
          <table:table-cell table:style-name="ce1" office:value-type="float" office:value="0.0009906704">
            <text:p>9.91E-004</text:p>
          </table:table-cell>
          <table:table-cell office:value-type="float" office:value="0.0010368496">
            <text:p>0.0010368496</text:p>
          </table:table-cell>
          <table:table-cell office:value-type="float" office:value="0.0010800122">
            <text:p>0.0010800122</text:p>
          </table:table-cell>
          <table:table-cell office:value-type="float" office:value="0.0010113892">
            <text:p>0.0010113892</text:p>
          </table:table-cell>
          <table:table-cell table:style-name="ce1" office:value-type="float" office:value="0.00094194897">
            <text:p>9.42E-004</text:p>
          </table:table-cell>
          <table:table-cell office:value-type="float" office:value="0.0009653701">
            <text:p>9.65E-004</text:p>
          </table:table-cell>
          <table:table-cell office:value-type="float" office:value="0.0010517325">
            <text:p>0.0010517325</text:p>
          </table:table-cell>
          <table:table-cell office:value-type="float" office:value="0.0010699572">
            <text:p>0.0010699572</text:p>
          </table:table-cell>
          <table:table-cell office:value-type="float" office:value="0.0009943724">
            <text:p>9.94E-004</text:p>
          </table:table-cell>
          <table:table-cell table:style-name="ce1" office:value-type="float" office:value="0.0009787839">
            <text:p>9.79E-004</text:p>
          </table:table-cell>
          <table:table-cell table:style-name="ce1" office:value-type="float" office:value="0.00097590336">
            <text:p>9.76E-004</text:p>
          </table:table-cell>
          <table:table-cell office:value-type="float" office:value="0.0010101775">
            <text:p>0.0010101775</text:p>
          </table:table-cell>
          <table:table-cell table:style-name="Default" office:value-type="float" office:value="0.0010041825">
            <text:p>0.0010041825</text:p>
          </table:table-cell>
          <table:table-cell office:value-type="float" office:value="0.000952467">
            <text:p>9.52E-004</text:p>
          </table:table-cell>
          <table:table-cell office:value-type="float" office:value="0.00094771024">
            <text:p>9.48E-004</text:p>
          </table:table-cell>
          <table:table-cell office:value-type="float" office:value="0.0009567278">
            <text:p>9.57E-004</text:p>
          </table:table-cell>
          <table:table-cell office:value-type="float" office:value="0.00094477314">
            <text:p>9.45E-004</text:p>
          </table:table-cell>
          <table:table-cell office:value-type="float" office:value="0.0009316362">
            <text:p>9.32E-004</text:p>
          </table:table-cell>
          <table:table-cell office:value-type="float" office:value="0.00090454344">
            <text:p>9.05E-004</text:p>
          </table:table-cell>
          <table:table-cell office:value-type="float" office:value="0.00090560305">
            <text:p>9.06E-004</text:p>
          </table:table-cell>
          <table:table-cell table:style-name="ce1" office:value-type="float" office:value="0.0009327885">
            <text:p>9.33E-004</text:p>
          </table:table-cell>
          <table:table-cell office:value-type="float" office:value="0.0011963187">
            <text:p>0.0011963187</text:p>
          </table:table-cell>
          <table:table-cell table:style-name="Default" office:value-type="float" office:value="0.0010156384">
            <text:p>0.0010156384</text:p>
          </table:table-cell>
          <table:table-cell office:value-type="float" office:value="0.0009656855">
            <text:p>9.66E-004</text:p>
          </table:table-cell>
          <table:table-cell office:value-type="float" office:value="0.0008775222">
            <text:p>8.78E-004</text:p>
          </table:table-cell>
          <table:table-cell office:value-type="float" office:value="0.00067952636">
            <text:p>6.80E-004</text:p>
          </table:table-cell>
          <table:table-cell office:value-type="float" office:value="0.00065611623">
            <text:p>6.56E-004</text:p>
          </table:table-cell>
          <table:table-cell office:value-type="float" office:value="0.00063184503">
            <text:p>6.32E-004</text:p>
          </table:table-cell>
          <table:table-cell office:value-type="float" office:value="0.0006282639">
            <text:p>6.28E-004</text:p>
          </table:table-cell>
          <table:table-cell office:value-type="float" office:value="0.0006638778">
            <text:p>6.64E-004</text:p>
          </table:table-cell>
          <table:table-cell office:value-type="float" office:value="0.00068151514">
            <text:p>6.82E-004</text:p>
          </table:table-cell>
          <table:table-cell office:value-type="float" office:value="0.0006452606">
            <text:p>6.45E-004</text:p>
          </table:table-cell>
          <table:table-cell office:value-type="float" office:value="0.00063658156">
            <text:p>6.37E-004</text:p>
          </table:table-cell>
          <table:table-cell office:value-type="float" office:value="0.00064483937">
            <text:p>6.45E-004</text:p>
          </table:table-cell>
          <table:table-cell office:value-type="float" office:value="0.00065007515">
            <text:p>6.50E-004</text:p>
          </table:table-cell>
          <table:table-cell office:value-type="float" office:value="0.0006477345">
            <text:p>6.48E-004</text:p>
          </table:table-cell>
          <table:table-cell office:value-type="float" office:value="0.00063782156">
            <text:p>6.38E-004</text:p>
          </table:table-cell>
          <table:table-cell office:value-type="float" office:value="0.0006568806">
            <text:p>6.57E-004</text:p>
          </table:table-cell>
          <table:table-cell office:value-type="float" office:value="0.0006665516">
            <text:p>6.67E-004</text:p>
          </table:table-cell>
          <table:table-cell office:value-type="float" office:value="0.00064804964">
            <text:p>6.48E-004</text:p>
          </table:table-cell>
          <table:table-cell office:value-type="float" office:value="0.0006319862">
            <text:p>6.32E-004</text:p>
          </table:table-cell>
          <table:table-cell office:value-type="float" office:value="0.00062402297">
            <text:p>6.24E-004</text:p>
          </table:table-cell>
          <table:table-cell office:value-type="float" office:value="0.00063179736">
            <text:p>6.32E-004</text:p>
          </table:table-cell>
          <table:table-cell office:value-type="float" office:value="0.00064202974">
            <text:p>6.42E-004</text:p>
          </table:table-cell>
          <table:table-cell office:value-type="float" office:value="0.0006591688">
            <text:p>6.59E-004</text:p>
          </table:table-cell>
          <table:table-cell office:value-type="float" office:value="0.00068505335">
            <text:p>6.85E-004</text:p>
          </table:table-cell>
          <table:table-cell office:value-type="float" office:value="0.0006760098">
            <text:p>6.76E-004</text:p>
          </table:table-cell>
          <table:table-cell office:value-type="float" office:value="0.0006674074">
            <text:p>6.67E-004</text:p>
          </table:table-cell>
          <table:table-cell office:value-type="float" office:value="0.0006740797">
            <text:p>6.74E-004</text:p>
          </table:table-cell>
          <table:table-cell office:value-type="float" office:value="0.0006829543">
            <text:p>6.83E-004</text:p>
          </table:table-cell>
          <table:table-cell office:value-type="float" office:value="0.0006783692">
            <text:p>6.78E-004</text:p>
          </table:table-cell>
          <table:table-cell office:value-type="float" office:value="0.0006727068">
            <text:p>6.73E-004</text:p>
          </table:table-cell>
          <table:table-cell office:value-type="float" office:value="0.0006629107">
            <text:p>6.63E-004</text:p>
          </table:table-cell>
          <table:table-cell office:value-type="float" office:value="0.00067219255">
            <text:p>6.72E-004</text:p>
          </table:table-cell>
          <table:table-cell office:value-type="float" office:value="0.00065867323">
            <text:p>6.59E-004</text:p>
          </table:table-cell>
          <table:table-cell office:value-type="float" office:value="0.0006439776">
            <text:p>6.44E-004</text:p>
          </table:table-cell>
          <table:table-cell office:value-type="float" office:value="0.0006281395">
            <text:p>6.28E-004</text:p>
          </table:table-cell>
          <table:table-cell office:value-type="float" office:value="0.00062090624">
            <text:p>6.21E-004</text:p>
          </table:table-cell>
          <table:table-cell office:value-type="float" office:value="0.00062014203">
            <text:p>6.20E-004</text:p>
          </table:table-cell>
          <table:table-cell office:value-type="float" office:value="0.0006192679">
            <text:p>6.19E-004</text:p>
          </table:table-cell>
          <table:table-cell office:value-type="float" office:value="0.00062228757">
            <text:p>6.22E-004</text:p>
          </table:table-cell>
          <table:table-cell office:value-type="float" office:value="0.0006258978">
            <text:p>6.26E-004</text:p>
          </table:table-cell>
          <table:table-cell office:value-type="float" office:value="0.00062299473">
            <text:p>6.23E-004</text:p>
          </table:table-cell>
          <table:table-cell office:value-type="float" office:value="0.0006326772">
            <text:p>6.33E-004</text:p>
          </table:table-cell>
          <table:table-cell office:value-type="float" office:value="0.0006508919">
            <text:p>6.51E-004</text:p>
          </table:table-cell>
          <table:table-cell office:value-type="float" office:value="0.0006592012">
            <text:p>6.59E-004</text:p>
          </table:table-cell>
          <table:table-cell office:value-type="float" office:value="0.00066472136">
            <text:p>6.65E-004</text:p>
          </table:table-cell>
          <table:table-cell office:value-type="float" office:value="0.00066202733">
            <text:p>6.62E-004</text:p>
          </table:table-cell>
          <table:table-cell office:value-type="float" office:value="0.0006528022">
            <text:p>6.53E-004</text:p>
          </table:table-cell>
          <table:table-cell office:value-type="float" office:value="0.00064661517">
            <text:p>6.47E-004</text:p>
          </table:table-cell>
          <table:table-cell office:value-type="float" office:value="0.00063974835">
            <text:p>6.40E-004</text:p>
          </table:table-cell>
          <table:table-cell office:value-type="float" office:value="0.00063347566">
            <text:p>6.33E-004</text:p>
          </table:table-cell>
          <table:table-cell office:value-type="float" office:value="0.0006333173">
            <text:p>6.33E-004</text:p>
          </table:table-cell>
          <table:table-cell office:value-type="float" office:value="0.0006342039">
            <text:p>6.34E-004</text:p>
          </table:table-cell>
          <table:table-cell office:value-type="float" office:value="0.0006350083">
            <text:p>6.35E-004</text:p>
          </table:table-cell>
          <table:table-cell office:value-type="float" office:value="0.0006364258">
            <text:p>6.36E-004</text:p>
          </table:table-cell>
          <table:table-cell office:value-type="float" office:value="0.0006377928">
            <text:p>6.38E-004</text:p>
          </table:table-cell>
          <table:table-cell office:value-type="float" office:value="0.0006412401">
            <text:p>6.41E-004</text:p>
          </table:table-cell>
          <table:table-cell office:value-type="float" office:value="0.00064218225">
            <text:p>6.42E-004</text:p>
          </table:table-cell>
          <table:table-cell office:value-type="float" office:value="0.00064383645">
            <text:p>6.44E-004</text:p>
          </table:table-cell>
          <table:table-cell office:value-type="float" office:value="0.0006459948">
            <text:p>6.46E-004</text:p>
          </table:table-cell>
          <table:table-cell office:value-type="float" office:value="0.0006487394">
            <text:p>6.49E-004</text:p>
          </table:table-cell>
          <table:table-cell office:value-type="float" office:value="0.0006507235">
            <text:p>6.51E-004</text:p>
          </table:table-cell>
          <table:table-cell office:value-type="float" office:value="0.0006522713">
            <text:p>6.52E-004</text:p>
          </table:table-cell>
          <table:table-cell office:value-type="float" office:value="0.000653964">
            <text:p>6.54E-004</text:p>
          </table:table-cell>
          <table:table-cell office:value-type="float" office:value="0.000656214">
            <text:p>6.56E-004</text:p>
          </table:table-cell>
          <table:table-cell office:value-type="float" office:value="0.00065931963">
            <text:p>6.59E-004</text:p>
          </table:table-cell>
          <table:table-cell office:value-type="float" office:value="0.00066125346">
            <text:p>6.61E-004</text:p>
          </table:table-cell>
          <table:table-cell office:value-type="float" office:value="0.0006634606">
            <text:p>6.63E-004</text:p>
          </table:table-cell>
          <table:table-cell office:value-type="float" office:value="0.00066531764">
            <text:p>6.65E-004</text:p>
          </table:table-cell>
          <table:table-cell office:value-type="float" office:value="0.00066904415">
            <text:p>6.69E-004</text:p>
          </table:table-cell>
          <table:table-cell office:value-type="float" office:value="0.000670763">
            <text:p>6.71E-004</text:p>
          </table:table-cell>
          <table:table-cell office:value-type="float" office:value="0.0006727232">
            <text:p>6.73E-004</text:p>
          </table:table-cell>
          <table:table-cell office:value-type="float" office:value="0.00067378214">
            <text:p>6.74E-004</text:p>
          </table:table-cell>
          <table:table-cell/>
        </table:table-row>
        <table:table-row table:style-name="ro1">
          <table:table-cell office:value-type="string">
            <text:p>/mnt/share/Music/Albums/Ravi Shankar/Live_ Ravi Shankar at the Monterey International Pop Festival/02 Tabla Solo in Ektal.mp3</text:p>
          </table:table-cell>
          <table:table-cell office:value-type="float" office:value="0.01827684">
            <text:p>0.01827684</text:p>
          </table:table-cell>
          <table:table-cell office:value-type="float" office:value="0.038275946">
            <text:p>0.038275946</text:p>
          </table:table-cell>
          <table:table-cell office:value-type="float" office:value="0.018069867">
            <text:p>0.018069867</text:p>
          </table:table-cell>
          <table:table-cell office:value-type="float" office:value="0.028326223">
            <text:p>0.028326223</text:p>
          </table:table-cell>
          <table:table-cell office:value-type="float" office:value="0.016888026">
            <text:p>0.016888026</text:p>
          </table:table-cell>
          <table:table-cell office:value-type="float" office:value="0.012170562">
            <text:p>0.012170562</text:p>
          </table:table-cell>
          <table:table-cell office:value-type="float" office:value="0.019476281">
            <text:p>0.019476281</text:p>
          </table:table-cell>
          <table:table-cell office:value-type="float" office:value="0.011042669">
            <text:p>0.011042669</text:p>
          </table:table-cell>
          <table:table-cell office:value-type="float" office:value="0.009851356">
            <text:p>0.009851356</text:p>
          </table:table-cell>
          <table:table-cell office:value-type="float" office:value="0.02181025">
            <text:p>0.02181025</text:p>
          </table:table-cell>
          <table:table-cell office:value-type="float" office:value="0.010290135">
            <text:p>0.010290135</text:p>
          </table:table-cell>
          <table:table-cell office:value-type="float" office:value="0.0060562897">
            <text:p>0.0060562897</text:p>
          </table:table-cell>
          <table:table-cell office:value-type="float" office:value="0.0058489353">
            <text:p>0.0058489353</text:p>
          </table:table-cell>
          <table:table-cell office:value-type="float" office:value="0.0075519145">
            <text:p>0.0075519145</text:p>
          </table:table-cell>
          <table:table-cell office:value-type="float" office:value="0.005923493">
            <text:p>0.005923493</text:p>
          </table:table-cell>
          <table:table-cell office:value-type="float" office:value="0.008546202">
            <text:p>0.008546202</text:p>
          </table:table-cell>
          <table:table-cell office:value-type="float" office:value="0.019749193">
            <text:p>0.019749193</text:p>
          </table:table-cell>
          <table:table-cell office:value-type="float" office:value="0.010035345">
            <text:p>0.010035345</text:p>
          </table:table-cell>
          <table:table-cell office:value-type="float" office:value="0.008711017">
            <text:p>0.008711017</text:p>
          </table:table-cell>
          <table:table-cell office:value-type="float" office:value="0.013054322">
            <text:p>0.013054322</text:p>
          </table:table-cell>
          <table:table-cell office:value-type="float" office:value="0.0089388015">
            <text:p>0.0089388015</text:p>
          </table:table-cell>
          <table:table-cell office:value-type="float" office:value="0.00780455">
            <text:p>0.00780455</text:p>
          </table:table-cell>
          <table:table-cell office:value-type="float" office:value="0.0074646967">
            <text:p>0.0074646967</text:p>
          </table:table-cell>
          <table:table-cell office:value-type="float" office:value="0.011215181">
            <text:p>0.011215181</text:p>
          </table:table-cell>
          <table:table-cell office:value-type="float" office:value="0.009235094">
            <text:p>0.009235094</text:p>
          </table:table-cell>
          <table:table-cell office:value-type="float" office:value="0.010071228">
            <text:p>0.010071228</text:p>
          </table:table-cell>
          <table:table-cell office:value-type="float" office:value="0.0106800925">
            <text:p>0.0106800925</text:p>
          </table:table-cell>
          <table:table-cell office:value-type="float" office:value="0.0095654605">
            <text:p>0.0095654605</text:p>
          </table:table-cell>
          <table:table-cell office:value-type="float" office:value="0.010962577">
            <text:p>0.010962577</text:p>
          </table:table-cell>
          <table:table-cell office:value-type="float" office:value="0.01295658">
            <text:p>0.01295658</text:p>
          </table:table-cell>
          <table:table-cell office:value-type="float" office:value="0.011875862">
            <text:p>0.011875862</text:p>
          </table:table-cell>
          <table:table-cell office:value-type="float" office:value="0.009879977">
            <text:p>0.009879977</text:p>
          </table:table-cell>
          <table:table-cell office:value-type="float" office:value="0.010364827">
            <text:p>0.010364827</text:p>
          </table:table-cell>
          <table:table-cell office:value-type="float" office:value="0.010200489">
            <text:p>0.010200489</text:p>
          </table:table-cell>
          <table:table-cell office:value-type="float" office:value="0.0090904785">
            <text:p>0.0090904785</text:p>
          </table:table-cell>
          <table:table-cell office:value-type="float" office:value="0.008289216">
            <text:p>0.008289216</text:p>
          </table:table-cell>
          <table:table-cell office:value-type="float" office:value="0.0080090575">
            <text:p>0.0080090575</text:p>
          </table:table-cell>
          <table:table-cell office:value-type="float" office:value="0.009186681">
            <text:p>0.009186681</text:p>
          </table:table-cell>
          <table:table-cell office:value-type="float" office:value="0.00942932">
            <text:p>0.00942932</text:p>
          </table:table-cell>
          <table:table-cell office:value-type="float" office:value="0.008470155">
            <text:p>0.008470155</text:p>
          </table:table-cell>
          <table:table-cell office:value-type="float" office:value="0.007322477">
            <text:p>0.007322477</text:p>
          </table:table-cell>
          <table:table-cell office:value-type="float" office:value="0.006772391">
            <text:p>0.006772391</text:p>
          </table:table-cell>
          <table:table-cell office:value-type="float" office:value="0.0069482126">
            <text:p>0.0069482126</text:p>
          </table:table-cell>
          <table:table-cell office:value-type="float" office:value="0.007135035">
            <text:p>0.007135035</text:p>
          </table:table-cell>
          <table:table-cell office:value-type="float" office:value="0.006660313">
            <text:p>0.006660313</text:p>
          </table:table-cell>
          <table:table-cell office:value-type="float" office:value="0.0062581548">
            <text:p>0.0062581548</text:p>
          </table:table-cell>
          <table:table-cell office:value-type="float" office:value="0.006381914">
            <text:p>0.006381914</text:p>
          </table:table-cell>
          <table:table-cell office:value-type="float" office:value="0.006105137">
            <text:p>0.006105137</text:p>
          </table:table-cell>
          <table:table-cell office:value-type="float" office:value="0.005566497">
            <text:p>0.005566497</text:p>
          </table:table-cell>
          <table:table-cell office:value-type="float" office:value="0.005117349">
            <text:p>0.005117349</text:p>
          </table:table-cell>
          <table:table-cell office:value-type="float" office:value="0.0048132087">
            <text:p>0.0048132087</text:p>
          </table:table-cell>
          <table:table-cell office:value-type="float" office:value="0.004832328">
            <text:p>0.004832328</text:p>
          </table:table-cell>
          <table:table-cell office:value-type="float" office:value="0.0049511082">
            <text:p>0.0049511082</text:p>
          </table:table-cell>
          <table:table-cell office:value-type="float" office:value="0.0046690656">
            <text:p>0.0046690656</text:p>
          </table:table-cell>
          <table:table-cell office:value-type="float" office:value="0.004448942">
            <text:p>0.004448942</text:p>
          </table:table-cell>
          <table:table-cell office:value-type="float" office:value="0.0044917837">
            <text:p>0.0044917837</text:p>
          </table:table-cell>
          <table:table-cell office:value-type="float" office:value="0.004463761">
            <text:p>0.004463761</text:p>
          </table:table-cell>
          <table:table-cell office:value-type="float" office:value="0.0042571">
            <text:p>0.0042571</text:p>
          </table:table-cell>
          <table:table-cell office:value-type="float" office:value="0.0042335885">
            <text:p>0.0042335885</text:p>
          </table:table-cell>
          <table:table-cell office:value-type="float" office:value="0.0043469127">
            <text:p>0.0043469127</text:p>
          </table:table-cell>
          <table:table-cell office:value-type="float" office:value="0.004301271">
            <text:p>0.004301271</text:p>
          </table:table-cell>
          <table:table-cell office:value-type="float" office:value="0.0042179693">
            <text:p>0.0042179693</text:p>
          </table:table-cell>
          <table:table-cell office:value-type="float" office:value="0.0042528827">
            <text:p>0.0042528827</text:p>
          </table:table-cell>
          <table:table-cell office:value-type="float" office:value="0.0042616534">
            <text:p>0.0042616534</text:p>
          </table:table-cell>
          <table:table-cell office:value-type="float" office:value="0.0041619493">
            <text:p>0.0041619493</text:p>
          </table:table-cell>
          <table:table-cell office:value-type="float" office:value="0.004176276">
            <text:p>0.004176276</text:p>
          </table:table-cell>
          <table:table-cell office:value-type="float" office:value="0.0040628565">
            <text:p>0.0040628565</text:p>
          </table:table-cell>
          <table:table-cell office:value-type="float" office:value="0.0039934204">
            <text:p>0.0039934204</text:p>
          </table:table-cell>
          <table:table-cell office:value-type="float" office:value="0.0040093595">
            <text:p>0.0040093595</text:p>
          </table:table-cell>
          <table:table-cell office:value-type="float" office:value="0.0038102914">
            <text:p>0.0038102914</text:p>
          </table:table-cell>
          <table:table-cell office:value-type="float" office:value="0.0037052229">
            <text:p>0.0037052229</text:p>
          </table:table-cell>
          <table:table-cell office:value-type="float" office:value="0.003667937">
            <text:p>0.003667937</text:p>
          </table:table-cell>
          <table:table-cell office:value-type="float" office:value="0.003518967">
            <text:p>0.003518967</text:p>
          </table:table-cell>
          <table:table-cell office:value-type="float" office:value="0.003343985">
            <text:p>0.003343985</text:p>
          </table:table-cell>
          <table:table-cell office:value-type="float" office:value="0.0032123115">
            <text:p>0.0032123115</text:p>
          </table:table-cell>
          <table:table-cell office:value-type="float" office:value="0.0031952395">
            <text:p>0.0031952395</text:p>
          </table:table-cell>
          <table:table-cell office:value-type="float" office:value="0.003081236">
            <text:p>0.003081236</text:p>
          </table:table-cell>
          <table:table-cell office:value-type="float" office:value="0.003006621">
            <text:p>0.003006621</text:p>
          </table:table-cell>
          <table:table-cell office:value-type="float" office:value="0.0027779164">
            <text:p>0.0027779164</text:p>
          </table:table-cell>
          <table:table-cell office:value-type="float" office:value="0.00266623">
            <text:p>0.00266623</text:p>
          </table:table-cell>
          <table:table-cell office:value-type="float" office:value="0.00261607">
            <text:p>0.00261607</text:p>
          </table:table-cell>
          <table:table-cell office:value-type="float" office:value="0.0026443633">
            <text:p>0.0026443633</text:p>
          </table:table-cell>
          <table:table-cell office:value-type="float" office:value="0.0025529873">
            <text:p>0.0025529873</text:p>
          </table:table-cell>
          <table:table-cell office:value-type="float" office:value="0.0024682188">
            <text:p>0.0024682188</text:p>
          </table:table-cell>
          <table:table-cell office:value-type="float" office:value="0.0024263426">
            <text:p>0.0024263426</text:p>
          </table:table-cell>
          <table:table-cell office:value-type="float" office:value="0.0024060442">
            <text:p>0.0024060442</text:p>
          </table:table-cell>
          <table:table-cell office:value-type="float" office:value="0.0024019121">
            <text:p>0.0024019121</text:p>
          </table:table-cell>
          <table:table-cell office:value-type="float" office:value="0.0023118542">
            <text:p>0.0023118542</text:p>
          </table:table-cell>
          <table:table-cell office:value-type="float" office:value="0.0022794423">
            <text:p>0.0022794423</text:p>
          </table:table-cell>
          <table:table-cell office:value-type="float" office:value="0.0022535892">
            <text:p>0.0022535892</text:p>
          </table:table-cell>
          <table:table-cell office:value-type="float" office:value="0.002214839">
            <text:p>0.002214839</text:p>
          </table:table-cell>
          <table:table-cell office:value-type="float" office:value="0.0021777675">
            <text:p>0.0021777675</text:p>
          </table:table-cell>
          <table:table-cell office:value-type="float" office:value="0.0021607613">
            <text:p>0.0021607613</text:p>
          </table:table-cell>
          <table:table-cell office:value-type="float" office:value="0.0021515333">
            <text:p>0.0021515333</text:p>
          </table:table-cell>
          <table:table-cell office:value-type="float" office:value="0.0021267317">
            <text:p>0.0021267317</text:p>
          </table:table-cell>
          <table:table-cell office:value-type="float" office:value="0.0021080468">
            <text:p>0.0021080468</text:p>
          </table:table-cell>
          <table:table-cell office:value-type="float" office:value="0.0020603838">
            <text:p>0.0020603838</text:p>
          </table:table-cell>
          <table:table-cell office:value-type="float" office:value="0.0020237407">
            <text:p>0.0020237407</text:p>
          </table:table-cell>
          <table:table-cell office:value-type="float" office:value="0.002005907">
            <text:p>0.002005907</text:p>
          </table:table-cell>
          <table:table-cell office:value-type="float" office:value="0.0019463082">
            <text:p>0.0019463082</text:p>
          </table:table-cell>
          <table:table-cell office:value-type="float" office:value="0.0018777938">
            <text:p>0.0018777938</text:p>
          </table:table-cell>
          <table:table-cell office:value-type="float" office:value="0.0018369763">
            <text:p>0.0018369763</text:p>
          </table:table-cell>
          <table:table-cell office:value-type="float" office:value="0.0017644984">
            <text:p>0.0017644984</text:p>
          </table:table-cell>
          <table:table-cell office:value-type="float" office:value="0.001700805">
            <text:p>0.001700805</text:p>
          </table:table-cell>
          <table:table-cell office:value-type="float" office:value="0.0016916074">
            <text:p>0.0016916074</text:p>
          </table:table-cell>
          <table:table-cell office:value-type="float" office:value="0.001647436">
            <text:p>0.001647436</text:p>
          </table:table-cell>
          <table:table-cell office:value-type="float" office:value="0.0016253614">
            <text:p>0.0016253614</text:p>
          </table:table-cell>
          <table:table-cell office:value-type="float" office:value="0.0015816439">
            <text:p>0.0015816439</text:p>
          </table:table-cell>
          <table:table-cell office:value-type="float" office:value="0.0015410264">
            <text:p>0.0015410264</text:p>
          </table:table-cell>
          <table:table-cell office:value-type="float" office:value="0.0015032971">
            <text:p>0.0015032971</text:p>
          </table:table-cell>
          <table:table-cell office:value-type="float" office:value="0.0014660497">
            <text:p>0.0014660497</text:p>
          </table:table-cell>
          <table:table-cell office:value-type="float" office:value="0.001431065">
            <text:p>0.001431065</text:p>
          </table:table-cell>
          <table:table-cell office:value-type="float" office:value="0.001408044">
            <text:p>0.001408044</text:p>
          </table:table-cell>
          <table:table-cell office:value-type="float" office:value="0.0013498721">
            <text:p>0.0013498721</text:p>
          </table:table-cell>
          <table:table-cell office:value-type="float" office:value="0.0013319064">
            <text:p>0.0013319064</text:p>
          </table:table-cell>
          <table:table-cell office:value-type="float" office:value="0.001304897">
            <text:p>0.001304897</text:p>
          </table:table-cell>
          <table:table-cell office:value-type="float" office:value="0.0012616871">
            <text:p>0.0012616871</text:p>
          </table:table-cell>
          <table:table-cell office:value-type="float" office:value="0.0012470632">
            <text:p>0.0012470632</text:p>
          </table:table-cell>
          <table:table-cell office:value-type="float" office:value="0.0012332164">
            <text:p>0.0012332164</text:p>
          </table:table-cell>
          <table:table-cell office:value-type="float" office:value="0.0011982161">
            <text:p>0.0011982161</text:p>
          </table:table-cell>
          <table:table-cell office:value-type="float" office:value="0.0011630685">
            <text:p>0.0011630685</text:p>
          </table:table-cell>
          <table:table-cell office:value-type="float" office:value="0.0011397154">
            <text:p>0.0011397154</text:p>
          </table:table-cell>
          <table:table-cell office:value-type="float" office:value="0.0011194159">
            <text:p>0.0011194159</text:p>
          </table:table-cell>
          <table:table-cell office:value-type="float" office:value="0.001103614">
            <text:p>0.001103614</text:p>
          </table:table-cell>
          <table:table-cell office:value-type="float" office:value="0.0010810576">
            <text:p>0.0010810576</text:p>
          </table:table-cell>
          <table:table-cell office:value-type="float" office:value="0.0010476658">
            <text:p>0.0010476658</text:p>
          </table:table-cell>
          <table:table-cell office:value-type="float" office:value="0.0010521277">
            <text:p>0.0010521277</text:p>
          </table:table-cell>
          <table:table-cell office:value-type="float" office:value="0.0010402215">
            <text:p>0.0010402215</text:p>
          </table:table-cell>
          <table:table-cell table:style-name="ce1" office:value-type="float" office:value="0.0009981801">
            <text:p>9.98E-004</text:p>
          </table:table-cell>
          <table:table-cell table:style-name="ce1" office:value-type="float" office:value="0.00096581515">
            <text:p>9.66E-004</text:p>
          </table:table-cell>
          <table:table-cell table:style-name="ce1" office:value-type="float" office:value="0.0009324641">
            <text:p>9.32E-004</text:p>
          </table:table-cell>
          <table:table-cell table:style-name="ce1" office:value-type="float" office:value="0.0009120223">
            <text:p>9.12E-004</text:p>
          </table:table-cell>
          <table:table-cell table:style-name="ce1" office:value-type="float" office:value="0.0009001305">
            <text:p>9.00E-004</text:p>
          </table:table-cell>
          <table:table-cell table:style-name="ce1" office:value-type="float" office:value="0.0008645614">
            <text:p>8.65E-004</text:p>
          </table:table-cell>
          <table:table-cell table:style-name="ce1" office:value-type="float" office:value="0.0008300838">
            <text:p>8.30E-004</text:p>
          </table:table-cell>
          <table:table-cell table:style-name="ce1" office:value-type="float" office:value="0.00080118695">
            <text:p>8.01E-004</text:p>
          </table:table-cell>
          <table:table-cell table:style-name="ce1" office:value-type="float" office:value="0.0007782154">
            <text:p>7.78E-004</text:p>
          </table:table-cell>
          <table:table-cell table:style-name="ce1" office:value-type="float" office:value="0.0007534611">
            <text:p>7.53E-004</text:p>
          </table:table-cell>
          <table:table-cell table:style-name="ce1" office:value-type="float" office:value="0.00073072064">
            <text:p>7.31E-004</text:p>
          </table:table-cell>
          <table:table-cell table:style-name="ce1" office:value-type="float" office:value="0.0007131453">
            <text:p>7.13E-004</text:p>
          </table:table-cell>
          <table:table-cell table:style-name="ce1" office:value-type="float" office:value="0.00069453387">
            <text:p>6.95E-004</text:p>
          </table:table-cell>
          <table:table-cell table:style-name="ce1" office:value-type="float" office:value="0.00066830224">
            <text:p>6.68E-004</text:p>
          </table:table-cell>
          <table:table-cell table:style-name="ce1" office:value-type="float" office:value="0.0006400643">
            <text:p>6.40E-004</text:p>
          </table:table-cell>
          <table:table-cell table:style-name="ce1" office:value-type="float" office:value="0.0006179647">
            <text:p>6.18E-004</text:p>
          </table:table-cell>
          <table:table-cell table:style-name="ce1" office:value-type="float" office:value="0.00059796864">
            <text:p>5.98E-004</text:p>
          </table:table-cell>
          <table:table-cell table:style-name="ce1" office:value-type="float" office:value="0.0005852356">
            <text:p>5.85E-004</text:p>
          </table:table-cell>
          <table:table-cell table:style-name="ce1" office:value-type="float" office:value="0.00056241767">
            <text:p>5.62E-004</text:p>
          </table:table-cell>
          <table:table-cell table:style-name="ce1" office:value-type="float" office:value="0.0005452556">
            <text:p>5.45E-004</text:p>
          </table:table-cell>
          <table:table-cell table:style-name="ce1" office:value-type="float" office:value="0.00053319865">
            <text:p>5.33E-004</text:p>
          </table:table-cell>
          <table:table-cell table:style-name="ce1" office:value-type="float" office:value="0.0005264966">
            <text:p>5.26E-004</text:p>
          </table:table-cell>
          <table:table-cell table:style-name="ce1" office:value-type="float" office:value="0.0005064701">
            <text:p>5.06E-004</text:p>
          </table:table-cell>
          <table:table-cell table:style-name="ce1" office:value-type="float" office:value="0.0005027573">
            <text:p>5.03E-004</text:p>
          </table:table-cell>
          <table:table-cell table:style-name="ce1" office:value-type="float" office:value="0.0005183425">
            <text:p>5.18E-004</text:p>
          </table:table-cell>
          <table:table-cell table:style-name="ce1" office:value-type="float" office:value="0.00051626074">
            <text:p>5.16E-004</text:p>
          </table:table-cell>
          <table:table-cell table:style-name="ce1" office:value-type="float" office:value="0.00051025953">
            <text:p>5.10E-004</text:p>
          </table:table-cell>
          <table:table-cell table:style-name="ce1" office:value-type="float" office:value="0.00049585913">
            <text:p>4.96E-004</text:p>
          </table:table-cell>
          <table:table-cell table:style-name="ce1" office:value-type="float" office:value="0.0004922534">
            <text:p>4.92E-004</text:p>
          </table:table-cell>
          <table:table-cell table:style-name="ce1" office:value-type="float" office:value="0.0004897243">
            <text:p>4.90E-004</text:p>
          </table:table-cell>
          <table:table-cell table:style-name="ce1" office:value-type="float" office:value="0.00048727146">
            <text:p>4.87E-004</text:p>
          </table:table-cell>
          <table:table-cell table:style-name="ce1" office:value-type="float" office:value="0.00047984463">
            <text:p>4.80E-004</text:p>
          </table:table-cell>
          <table:table-cell table:style-name="ce1" office:value-type="float" office:value="0.00047105152">
            <text:p>4.71E-004</text:p>
          </table:table-cell>
          <table:table-cell table:style-name="ce1" office:value-type="float" office:value="0.00046189097">
            <text:p>4.62E-004</text:p>
          </table:table-cell>
          <table:table-cell table:style-name="ce1" office:value-type="float" office:value="0.0004589992">
            <text:p>4.59E-004</text:p>
          </table:table-cell>
          <table:table-cell table:style-name="ce1" office:value-type="float" office:value="0.0004557447">
            <text:p>4.56E-004</text:p>
          </table:table-cell>
          <table:table-cell table:style-name="ce1" office:value-type="float" office:value="0.00044634173">
            <text:p>4.46E-004</text:p>
          </table:table-cell>
          <table:table-cell table:style-name="ce1" office:value-type="float" office:value="0.00043861702">
            <text:p>4.39E-004</text:p>
          </table:table-cell>
          <table:table-cell office:value-type="float" office:value="0.00043311337">
            <text:p>4.33E-004</text:p>
          </table:table-cell>
          <table:table-cell table:style-name="ce1" office:value-type="float" office:value="0.0004331547">
            <text:p>4.33E-004</text:p>
          </table:table-cell>
          <table:table-cell table:style-name="ce1" office:value-type="float" office:value="0.00043132054">
            <text:p>4.31E-004</text:p>
          </table:table-cell>
          <table:table-cell office:value-type="float" office:value="0.0004240717">
            <text:p>4.24E-004</text:p>
          </table:table-cell>
          <table:table-cell table:style-name="ce1" office:value-type="float" office:value="0.00041959845">
            <text:p>4.20E-004</text:p>
          </table:table-cell>
          <table:table-cell table:style-name="ce1" office:value-type="float" office:value="0.0004184021">
            <text:p>4.18E-004</text:p>
          </table:table-cell>
          <table:table-cell table:style-name="ce1" office:value-type="float" office:value="0.00041643114">
            <text:p>4.16E-004</text:p>
          </table:table-cell>
          <table:table-cell office:value-type="float" office:value="0.00041229467">
            <text:p>4.12E-004</text:p>
          </table:table-cell>
          <table:table-cell office:value-type="float" office:value="0.00040304995">
            <text:p>4.03E-004</text:p>
          </table:table-cell>
          <table:table-cell office:value-type="float" office:value="0.00040457078">
            <text:p>4.05E-004</text:p>
          </table:table-cell>
          <table:table-cell office:value-type="float" office:value="0.00040453716">
            <text:p>4.05E-004</text:p>
          </table:table-cell>
          <table:table-cell office:value-type="float" office:value="0.00040070046">
            <text:p>4.01E-004</text:p>
          </table:table-cell>
          <table:table-cell office:value-type="float" office:value="0.00039808935">
            <text:p>3.98E-004</text:p>
          </table:table-cell>
          <table:table-cell office:value-type="float" office:value="0.0004570522">
            <text:p>4.57E-004</text:p>
          </table:table-cell>
          <table:table-cell office:value-type="float" office:value="0.00087399327">
            <text:p>8.74E-004</text:p>
          </table:table-cell>
          <table:table-cell table:style-name="ce1" office:value-type="float" office:value="0.00042726746">
            <text:p>4.27E-004</text:p>
          </table:table-cell>
          <table:table-cell table:style-name="ce1" office:value-type="float" office:value="0.00038918178">
            <text:p>3.89E-004</text:p>
          </table:table-cell>
          <table:table-cell office:value-type="float" office:value="0.00033077717">
            <text:p>3.31E-004</text:p>
          </table:table-cell>
          <table:table-cell office:value-type="float" office:value="0.00028385862">
            <text:p>2.84E-004</text:p>
          </table:table-cell>
          <table:table-cell office:value-type="float" office:value="0.000285345">
            <text:p>2.85E-004</text:p>
          </table:table-cell>
          <table:table-cell office:value-type="float" office:value="0.00028146725">
            <text:p>2.81E-004</text:p>
          </table:table-cell>
          <table:table-cell office:value-type="float" office:value="0.00028054346">
            <text:p>2.81E-004</text:p>
          </table:table-cell>
          <table:table-cell office:value-type="float" office:value="0.00028075086">
            <text:p>2.81E-004</text:p>
          </table:table-cell>
          <table:table-cell office:value-type="float" office:value="0.0002817754">
            <text:p>2.82E-004</text:p>
          </table:table-cell>
          <table:table-cell office:value-type="float" office:value="0.0002825118">
            <text:p>2.83E-004</text:p>
          </table:table-cell>
          <table:table-cell office:value-type="float" office:value="0.00028243614">
            <text:p>2.82E-004</text:p>
          </table:table-cell>
          <table:table-cell office:value-type="float" office:value="0.00028306522">
            <text:p>2.83E-004</text:p>
          </table:table-cell>
          <table:table-cell office:value-type="float" office:value="0.00028375786">
            <text:p>2.84E-004</text:p>
          </table:table-cell>
          <table:table-cell office:value-type="float" office:value="0.00028468572">
            <text:p>2.85E-004</text:p>
          </table:table-cell>
          <table:table-cell office:value-type="float" office:value="0.00028484652">
            <text:p>2.85E-004</text:p>
          </table:table-cell>
          <table:table-cell office:value-type="float" office:value="0.00028530706">
            <text:p>2.85E-004</text:p>
          </table:table-cell>
          <table:table-cell office:value-type="float" office:value="0.0002855659">
            <text:p>2.86E-004</text:p>
          </table:table-cell>
          <table:table-cell office:value-type="float" office:value="0.00028738254">
            <text:p>2.87E-004</text:p>
          </table:table-cell>
          <table:table-cell office:value-type="float" office:value="0.00028771666">
            <text:p>2.88E-004</text:p>
          </table:table-cell>
          <table:table-cell office:value-type="float" office:value="0.00028793726">
            <text:p>2.88E-004</text:p>
          </table:table-cell>
          <table:table-cell office:value-type="float" office:value="0.0002884761">
            <text:p>2.88E-004</text:p>
          </table:table-cell>
          <table:table-cell office:value-type="float" office:value="0.0002894981">
            <text:p>2.89E-004</text:p>
          </table:table-cell>
          <table:table-cell office:value-type="float" office:value="0.00029049048">
            <text:p>2.90E-004</text:p>
          </table:table-cell>
          <table:table-cell office:value-type="float" office:value="0.000290613">
            <text:p>2.91E-004</text:p>
          </table:table-cell>
          <table:table-cell office:value-type="float" office:value="0.00029099558">
            <text:p>2.91E-004</text:p>
          </table:table-cell>
          <table:table-cell office:value-type="float" office:value="0.00029181715">
            <text:p>2.92E-004</text:p>
          </table:table-cell>
          <table:table-cell office:value-type="float" office:value="0.0002934036">
            <text:p>2.93E-004</text:p>
          </table:table-cell>
          <table:table-cell office:value-type="float" office:value="0.0002935127">
            <text:p>2.94E-004</text:p>
          </table:table-cell>
          <table:table-cell office:value-type="float" office:value="0.00029415937">
            <text:p>2.94E-004</text:p>
          </table:table-cell>
          <table:table-cell office:value-type="float" office:value="0.00029461054">
            <text:p>2.95E-004</text:p>
          </table:table-cell>
          <table:table-cell office:value-type="float" office:value="0.0002957338">
            <text:p>2.96E-004</text:p>
          </table:table-cell>
          <table:table-cell office:value-type="float" office:value="0.00029638852">
            <text:p>2.96E-004</text:p>
          </table:table-cell>
          <table:table-cell office:value-type="float" office:value="0.00029684542">
            <text:p>2.97E-004</text:p>
          </table:table-cell>
          <table:table-cell office:value-type="float" office:value="0.00029736815">
            <text:p>2.97E-004</text:p>
          </table:table-cell>
          <table:table-cell office:value-type="float" office:value="0.0002982431">
            <text:p>2.98E-004</text:p>
          </table:table-cell>
          <table:table-cell office:value-type="float" office:value="0.0002998561">
            <text:p>3.00E-004</text:p>
          </table:table-cell>
          <table:table-cell office:value-type="float" office:value="0.00029989023">
            <text:p>3.00E-004</text:p>
          </table:table-cell>
          <table:table-cell office:value-type="float" office:value="0.00030045558">
            <text:p>3.00E-004</text:p>
          </table:table-cell>
          <table:table-cell office:value-type="float" office:value="0.00030104085">
            <text:p>3.01E-004</text:p>
          </table:table-cell>
          <table:table-cell office:value-type="float" office:value="0.0003024314">
            <text:p>3.02E-004</text:p>
          </table:table-cell>
          <table:table-cell office:value-type="float" office:value="0.0003027693">
            <text:p>3.03E-004</text:p>
          </table:table-cell>
          <table:table-cell office:value-type="float" office:value="0.00030318677">
            <text:p>3.03E-004</text:p>
          </table:table-cell>
          <table:table-cell office:value-type="float" office:value="0.0003034605">
            <text:p>3.03E-004</text:p>
          </table:table-cell>
          <table:table-cell office:value-type="float" office:value="0.00030476955">
            <text:p>3.05E-004</text:p>
          </table:table-cell>
          <table:table-cell office:value-type="float" office:value="0.0003059566">
            <text:p>3.06E-004</text:p>
          </table:table-cell>
          <table:table-cell office:value-type="float" office:value="0.00030681546">
            <text:p>3.07E-004</text:p>
          </table:table-cell>
          <table:table-cell office:value-type="float" office:value="0.0003075075">
            <text:p>3.08E-004</text:p>
          </table:table-cell>
          <table:table-cell office:value-type="float" office:value="0.00030850858">
            <text:p>3.09E-004</text:p>
          </table:table-cell>
          <table:table-cell office:value-type="float" office:value="0.0003100873">
            <text:p>3.10E-004</text:p>
          </table:table-cell>
          <table:table-cell office:value-type="float" office:value="0.000310796">
            <text:p>3.11E-004</text:p>
          </table:table-cell>
          <table:table-cell office:value-type="float" office:value="0.00031118302">
            <text:p>3.11E-004</text:p>
          </table:table-cell>
          <table:table-cell office:value-type="float" office:value="0.00031162408">
            <text:p>3.12E-004</text:p>
          </table:table-cell>
          <table:table-cell office:value-type="float" office:value="0.00031294118">
            <text:p>3.13E-004</text:p>
          </table:table-cell>
          <table:table-cell office:value-type="float" office:value="0.00031444288">
            <text:p>3.14E-004</text:p>
          </table:table-cell>
          <table:table-cell office:value-type="float" office:value="0.0003147523">
            <text:p>3.15E-004</text:p>
          </table:table-cell>
          <table:table-cell office:value-type="float" office:value="0.0003160897">
            <text:p>3.16E-004</text:p>
          </table:table-cell>
          <table:table-cell office:value-type="float" office:value="0.00031676522">
            <text:p>3.17E-004</text:p>
          </table:table-cell>
          <table:table-cell office:value-type="float" office:value="0.0003191954">
            <text:p>3.19E-004</text:p>
          </table:table-cell>
          <table:table-cell office:value-type="float" office:value="0.00031954746">
            <text:p>3.20E-004</text:p>
          </table:table-cell>
          <table:table-cell office:value-type="float" office:value="0.00032059316">
            <text:p>3.21E-004</text:p>
          </table:table-cell>
          <table:table-cell office:value-type="float" office:value="0.00032094814">
            <text:p>3.21E-004</text:p>
          </table:table-cell>
          <table:table-cell office:value-type="float" office:value="0.00032285866">
            <text:p>3.23E-004</text:p>
          </table:table-cell>
          <table:table-cell office:value-type="float" office:value="0.0003238339">
            <text:p>3.24E-004</text:p>
          </table:table-cell>
          <table:table-cell office:value-type="float" office:value="0.0003240186">
            <text:p>3.24E-004</text:p>
          </table:table-cell>
          <table:table-cell office:value-type="float" office:value="0.00032475687">
            <text:p>3.25E-004</text:p>
          </table:table-cell>
          <table:table-cell office:value-type="float" office:value="0.00032609463">
            <text:p>3.26E-004</text:p>
          </table:table-cell>
          <table:table-cell office:value-type="float" office:value="0.00032862506">
            <text:p>3.29E-004</text:p>
          </table:table-cell>
          <table:table-cell office:value-type="float" office:value="0.00032885684">
            <text:p>3.29E-004</text:p>
          </table:table-cell>
          <table:table-cell office:value-type="float" office:value="0.00033007428">
            <text:p>3.30E-004</text:p>
          </table:table-cell>
          <table:table-cell office:value-type="float" office:value="0.00033088587">
            <text:p>3.31E-004</text:p>
          </table:table-cell>
          <table:table-cell office:value-type="float" office:value="0.0003335976">
            <text:p>3.34E-004</text:p>
          </table:table-cell>
          <table:table-cell office:value-type="float" office:value="0.0003339151">
            <text:p>3.34E-004</text:p>
          </table:table-cell>
          <table:table-cell office:value-type="float" office:value="0.00033447097">
            <text:p>3.34E-004</text:p>
          </table:table-cell>
          <table:table-cell office:value-type="float" office:value="0.0003354283">
            <text:p>3.35E-004</text:p>
          </table:table-cell>
          <table:table-cell/>
        </table:table-row>
        <table:table-row table:style-name="ro1">
          <table:table-cell office:value-type="string">
            <text:p>/mnt/share/Music/Albums/Ravi Shankar/Live_ Ravi Shankar at the Monterey International Pop Festival/01 Raga Bhimpalasi.mp3</text:p>
          </table:table-cell>
          <table:table-cell office:value-type="float" office:value="0.012754232">
            <text:p>0.012754232</text:p>
          </table:table-cell>
          <table:table-cell office:value-type="float" office:value="0.0043799123">
            <text:p>0.0043799123</text:p>
          </table:table-cell>
          <table:table-cell office:value-type="float" office:value="0.0065798196">
            <text:p>0.0065798196</text:p>
          </table:table-cell>
          <table:table-cell office:value-type="float" office:value="0.03118998">
            <text:p>0.03118998</text:p>
          </table:table-cell>
          <table:table-cell office:value-type="float" office:value="0.017011281">
            <text:p>0.017011281</text:p>
          </table:table-cell>
          <table:table-cell office:value-type="float" office:value="0.015529872">
            <text:p>0.015529872</text:p>
          </table:table-cell>
          <table:table-cell office:value-type="float" office:value="0.014004177">
            <text:p>0.014004177</text:p>
          </table:table-cell>
          <table:table-cell office:value-type="float" office:value="0.007694002">
            <text:p>0.007694002</text:p>
          </table:table-cell>
          <table:table-cell office:value-type="float" office:value="0.013863467">
            <text:p>0.013863467</text:p>
          </table:table-cell>
          <table:table-cell office:value-type="float" office:value="0.02402055">
            <text:p>0.02402055</text:p>
          </table:table-cell>
          <table:table-cell office:value-type="float" office:value="0.019323897">
            <text:p>0.019323897</text:p>
          </table:table-cell>
          <table:table-cell office:value-type="float" office:value="0.010969382">
            <text:p>0.010969382</text:p>
          </table:table-cell>
          <table:table-cell office:value-type="float" office:value="0.0052613243">
            <text:p>0.0052613243</text:p>
          </table:table-cell>
          <table:table-cell office:value-type="float" office:value="0.0079354895">
            <text:p>0.0079354895</text:p>
          </table:table-cell>
          <table:table-cell office:value-type="float" office:value="0.007233333">
            <text:p>0.007233333</text:p>
          </table:table-cell>
          <table:table-cell office:value-type="float" office:value="0.0075324993">
            <text:p>0.0075324993</text:p>
          </table:table-cell>
          <table:table-cell office:value-type="float" office:value="0.009957944">
            <text:p>0.009957944</text:p>
          </table:table-cell>
          <table:table-cell office:value-type="float" office:value="0.008015556">
            <text:p>0.008015556</text:p>
          </table:table-cell>
          <table:table-cell office:value-type="float" office:value="0.0051193587">
            <text:p>0.0051193587</text:p>
          </table:table-cell>
          <table:table-cell office:value-type="float" office:value="0.011575441">
            <text:p>0.011575441</text:p>
          </table:table-cell>
          <table:table-cell office:value-type="float" office:value="0.009203587">
            <text:p>0.009203587</text:p>
          </table:table-cell>
          <table:table-cell office:value-type="float" office:value="0.008830362">
            <text:p>0.008830362</text:p>
          </table:table-cell>
          <table:table-cell office:value-type="float" office:value="0.006719601">
            <text:p>0.006719601</text:p>
          </table:table-cell>
          <table:table-cell office:value-type="float" office:value="0.0135175185">
            <text:p>0.0135175185</text:p>
          </table:table-cell>
          <table:table-cell office:value-type="float" office:value="0.0103356745">
            <text:p>0.0103356745</text:p>
          </table:table-cell>
          <table:table-cell office:value-type="float" office:value="0.007323158">
            <text:p>0.007323158</text:p>
          </table:table-cell>
          <table:table-cell office:value-type="float" office:value="0.013928731">
            <text:p>0.013928731</text:p>
          </table:table-cell>
          <table:table-cell office:value-type="float" office:value="0.0063459165">
            <text:p>0.0063459165</text:p>
          </table:table-cell>
          <table:table-cell office:value-type="float" office:value="0.009886808">
            <text:p>0.009886808</text:p>
          </table:table-cell>
          <table:table-cell office:value-type="float" office:value="0.013852936">
            <text:p>0.013852936</text:p>
          </table:table-cell>
          <table:table-cell office:value-type="float" office:value="0.00920139">
            <text:p>0.00920139</text:p>
          </table:table-cell>
          <table:table-cell office:value-type="float" office:value="0.009110451">
            <text:p>0.009110451</text:p>
          </table:table-cell>
          <table:table-cell office:value-type="float" office:value="0.007459857">
            <text:p>0.007459857</text:p>
          </table:table-cell>
          <table:table-cell office:value-type="float" office:value="0.015773961">
            <text:p>0.015773961</text:p>
          </table:table-cell>
          <table:table-cell office:value-type="float" office:value="0.0076262923">
            <text:p>0.0076262923</text:p>
          </table:table-cell>
          <table:table-cell office:value-type="float" office:value="0.008230925">
            <text:p>0.008230925</text:p>
          </table:table-cell>
          <table:table-cell office:value-type="float" office:value="0.013794146">
            <text:p>0.013794146</text:p>
          </table:table-cell>
          <table:table-cell office:value-type="float" office:value="0.006288857">
            <text:p>0.006288857</text:p>
          </table:table-cell>
          <table:table-cell office:value-type="float" office:value="0.006590957">
            <text:p>0.006590957</text:p>
          </table:table-cell>
          <table:table-cell office:value-type="float" office:value="0.016535798">
            <text:p>0.016535798</text:p>
          </table:table-cell>
          <table:table-cell office:value-type="float" office:value="0.009356642">
            <text:p>0.009356642</text:p>
          </table:table-cell>
          <table:table-cell office:value-type="float" office:value="0.006860162">
            <text:p>0.006860162</text:p>
          </table:table-cell>
          <table:table-cell office:value-type="float" office:value="0.005597617">
            <text:p>0.005597617</text:p>
          </table:table-cell>
          <table:table-cell office:value-type="float" office:value="0.015552161">
            <text:p>0.015552161</text:p>
          </table:table-cell>
          <table:table-cell office:value-type="float" office:value="0.008235226">
            <text:p>0.008235226</text:p>
          </table:table-cell>
          <table:table-cell office:value-type="float" office:value="0.005761358">
            <text:p>0.005761358</text:p>
          </table:table-cell>
          <table:table-cell office:value-type="float" office:value="0.01498046">
            <text:p>0.01498046</text:p>
          </table:table-cell>
          <table:table-cell office:value-type="float" office:value="0.006371756">
            <text:p>0.006371756</text:p>
          </table:table-cell>
          <table:table-cell office:value-type="float" office:value="0.0057047843">
            <text:p>0.0057047843</text:p>
          </table:table-cell>
          <table:table-cell office:value-type="float" office:value="0.015035567">
            <text:p>0.015035567</text:p>
          </table:table-cell>
          <table:table-cell office:value-type="float" office:value="0.0091182">
            <text:p>0.0091182</text:p>
          </table:table-cell>
          <table:table-cell office:value-type="float" office:value="0.005353269">
            <text:p>0.005353269</text:p>
          </table:table-cell>
          <table:table-cell office:value-type="float" office:value="0.007221626">
            <text:p>0.007221626</text:p>
          </table:table-cell>
          <table:table-cell office:value-type="float" office:value="0.016741054">
            <text:p>0.016741054</text:p>
          </table:table-cell>
          <table:table-cell office:value-type="float" office:value="0.0054298122">
            <text:p>0.0054298122</text:p>
          </table:table-cell>
          <table:table-cell office:value-type="float" office:value="0.0055323434">
            <text:p>0.0055323434</text:p>
          </table:table-cell>
          <table:table-cell office:value-type="float" office:value="0.014053634">
            <text:p>0.014053634</text:p>
          </table:table-cell>
          <table:table-cell office:value-type="float" office:value="0.006981154">
            <text:p>0.006981154</text:p>
          </table:table-cell>
          <table:table-cell office:value-type="float" office:value="0.0071393917">
            <text:p>0.0071393917</text:p>
          </table:table-cell>
          <table:table-cell office:value-type="float" office:value="0.01952253">
            <text:p>0.01952253</text:p>
          </table:table-cell>
          <table:table-cell office:value-type="float" office:value="0.011493042">
            <text:p>0.011493042</text:p>
          </table:table-cell>
          <table:table-cell office:value-type="float" office:value="0.009967007">
            <text:p>0.009967007</text:p>
          </table:table-cell>
          <table:table-cell office:value-type="float" office:value="0.012719896">
            <text:p>0.012719896</text:p>
          </table:table-cell>
          <table:table-cell office:value-type="float" office:value="0.015610391">
            <text:p>0.015610391</text:p>
          </table:table-cell>
          <table:table-cell office:value-type="float" office:value="0.011387151">
            <text:p>0.011387151</text:p>
          </table:table-cell>
          <table:table-cell office:value-type="float" office:value="0.009984611">
            <text:p>0.009984611</text:p>
          </table:table-cell>
          <table:table-cell office:value-type="float" office:value="0.017718824">
            <text:p>0.017718824</text:p>
          </table:table-cell>
          <table:table-cell office:value-type="float" office:value="0.010969318">
            <text:p>0.010969318</text:p>
          </table:table-cell>
          <table:table-cell office:value-type="float" office:value="0.01372108">
            <text:p>0.01372108</text:p>
          </table:table-cell>
          <table:table-cell office:value-type="float" office:value="0.01707074">
            <text:p>0.01707074</text:p>
          </table:table-cell>
          <table:table-cell office:value-type="float" office:value="0.011206558">
            <text:p>0.011206558</text:p>
          </table:table-cell>
          <table:table-cell office:value-type="float" office:value="0.007129099">
            <text:p>0.007129099</text:p>
          </table:table-cell>
          <table:table-cell office:value-type="float" office:value="0.0069570155">
            <text:p>0.0069570155</text:p>
          </table:table-cell>
          <table:table-cell office:value-type="float" office:value="0.012695537">
            <text:p>0.012695537</text:p>
          </table:table-cell>
          <table:table-cell office:value-type="float" office:value="0.0054393555">
            <text:p>0.0054393555</text:p>
          </table:table-cell>
          <table:table-cell office:value-type="float" office:value="0.0044357884">
            <text:p>0.0044357884</text:p>
          </table:table-cell>
          <table:table-cell office:value-type="float" office:value="0.010604459">
            <text:p>0.010604459</text:p>
          </table:table-cell>
          <table:table-cell office:value-type="float" office:value="0.003854883">
            <text:p>0.003854883</text:p>
          </table:table-cell>
          <table:table-cell office:value-type="float" office:value="0.0032070067">
            <text:p>0.0032070067</text:p>
          </table:table-cell>
          <table:table-cell office:value-type="float" office:value="0.00827562">
            <text:p>0.00827562</text:p>
          </table:table-cell>
          <table:table-cell office:value-type="float" office:value="0.0048443954">
            <text:p>0.0048443954</text:p>
          </table:table-cell>
          <table:table-cell office:value-type="float" office:value="0.0022566097">
            <text:p>0.0022566097</text:p>
          </table:table-cell>
          <table:table-cell office:value-type="float" office:value="0.0033038966">
            <text:p>0.0033038966</text:p>
          </table:table-cell>
          <table:table-cell office:value-type="float" office:value="0.006834525">
            <text:p>0.006834525</text:p>
          </table:table-cell>
          <table:table-cell office:value-type="float" office:value="0.0031290797">
            <text:p>0.0031290797</text:p>
          </table:table-cell>
          <table:table-cell office:value-type="float" office:value="0.0024366041">
            <text:p>0.0024366041</text:p>
          </table:table-cell>
          <table:table-cell office:value-type="float" office:value="0.0071202614">
            <text:p>0.0071202614</text:p>
          </table:table-cell>
          <table:table-cell office:value-type="float" office:value="0.002557792">
            <text:p>0.002557792</text:p>
          </table:table-cell>
          <table:table-cell office:value-type="float" office:value="0.003837337">
            <text:p>0.003837337</text:p>
          </table:table-cell>
          <table:table-cell office:value-type="float" office:value="0.005689381">
            <text:p>0.005689381</text:p>
          </table:table-cell>
          <table:table-cell office:value-type="float" office:value="0.004097337">
            <text:p>0.004097337</text:p>
          </table:table-cell>
          <table:table-cell office:value-type="float" office:value="0.0019326456">
            <text:p>0.0019326456</text:p>
          </table:table-cell>
          <table:table-cell office:value-type="float" office:value="0.0036600556">
            <text:p>0.0036600556</text:p>
          </table:table-cell>
          <table:table-cell office:value-type="float" office:value="0.0049443957">
            <text:p>0.0049443957</text:p>
          </table:table-cell>
          <table:table-cell office:value-type="float" office:value="0.0021559126">
            <text:p>0.0021559126</text:p>
          </table:table-cell>
          <table:table-cell office:value-type="float" office:value="0.002029674">
            <text:p>0.002029674</text:p>
          </table:table-cell>
          <table:table-cell office:value-type="float" office:value="0.0026545613">
            <text:p>0.0026545613</text:p>
          </table:table-cell>
          <table:table-cell office:value-type="float" office:value="0.00225415">
            <text:p>0.00225415</text:p>
          </table:table-cell>
          <table:table-cell office:value-type="float" office:value="0.0019859383">
            <text:p>0.0019859383</text:p>
          </table:table-cell>
          <table:table-cell office:value-type="float" office:value="0.0046032225">
            <text:p>0.0046032225</text:p>
          </table:table-cell>
          <table:table-cell office:value-type="float" office:value="0.0025974172">
            <text:p>0.0025974172</text:p>
          </table:table-cell>
          <table:table-cell office:value-type="float" office:value="0.0015995462">
            <text:p>0.0015995462</text:p>
          </table:table-cell>
          <table:table-cell office:value-type="float" office:value="0.0017220413">
            <text:p>0.0017220413</text:p>
          </table:table-cell>
          <table:table-cell office:value-type="float" office:value="0.0023097985">
            <text:p>0.0023097985</text:p>
          </table:table-cell>
          <table:table-cell office:value-type="float" office:value="0.0015794181">
            <text:p>0.0015794181</text:p>
          </table:table-cell>
          <table:table-cell office:value-type="float" office:value="0.0017373307">
            <text:p>0.0017373307</text:p>
          </table:table-cell>
          <table:table-cell office:value-type="float" office:value="0.0045630154">
            <text:p>0.0045630154</text:p>
          </table:table-cell>
          <table:table-cell office:value-type="float" office:value="0.0017466951">
            <text:p>0.0017466951</text:p>
          </table:table-cell>
          <table:table-cell office:value-type="float" office:value="0.001414684">
            <text:p>0.001414684</text:p>
          </table:table-cell>
          <table:table-cell office:value-type="float" office:value="0.0018562644">
            <text:p>0.0018562644</text:p>
          </table:table-cell>
          <table:table-cell office:value-type="float" office:value="0.0017365621">
            <text:p>0.0017365621</text:p>
          </table:table-cell>
          <table:table-cell office:value-type="float" office:value="0.001498208">
            <text:p>0.001498208</text:p>
          </table:table-cell>
          <table:table-cell office:value-type="float" office:value="0.004001683">
            <text:p>0.004001683</text:p>
          </table:table-cell>
          <table:table-cell office:value-type="float" office:value="0.0034710858">
            <text:p>0.0034710858</text:p>
          </table:table-cell>
          <table:table-cell office:value-type="float" office:value="0.0011468205">
            <text:p>0.0011468205</text:p>
          </table:table-cell>
          <table:table-cell office:value-type="float" office:value="0.001036394">
            <text:p>0.001036394</text:p>
          </table:table-cell>
          <table:table-cell office:value-type="float" office:value="0.001648109">
            <text:p>0.001648109</text:p>
          </table:table-cell>
          <table:table-cell office:value-type="float" office:value="0.0011556515">
            <text:p>0.0011556515</text:p>
          </table:table-cell>
          <table:table-cell office:value-type="float" office:value="0.001181784">
            <text:p>0.001181784</text:p>
          </table:table-cell>
          <table:table-cell office:value-type="float" office:value="0.004413633">
            <text:p>0.004413633</text:p>
          </table:table-cell>
          <table:table-cell office:value-type="float" office:value="0.0017769062">
            <text:p>0.0017769062</text:p>
          </table:table-cell>
          <table:table-cell office:value-type="float" office:value="0.0010575037">
            <text:p>0.0010575037</text:p>
          </table:table-cell>
          <table:table-cell office:value-type="float" office:value="0.0012907673">
            <text:p>0.0012907673</text:p>
          </table:table-cell>
          <table:table-cell office:value-type="float" office:value="0.0016695723">
            <text:p>0.0016695723</text:p>
          </table:table-cell>
          <table:table-cell office:value-type="float" office:value="0.0012750769">
            <text:p>0.0012750769</text:p>
          </table:table-cell>
          <table:table-cell office:value-type="float" office:value="0.002267465">
            <text:p>0.002267465</text:p>
          </table:table-cell>
          <table:table-cell office:value-type="float" office:value="0.004443376">
            <text:p>0.004443376</text:p>
          </table:table-cell>
          <table:table-cell office:value-type="float" office:value="0.0012727156">
            <text:p>0.0012727156</text:p>
          </table:table-cell>
          <table:table-cell table:style-name="ce1" office:value-type="float" office:value="0.0009878766">
            <text:p>9.88E-004</text:p>
          </table:table-cell>
          <table:table-cell office:value-type="float" office:value="0.0021049096">
            <text:p>0.0021049096</text:p>
          </table:table-cell>
          <table:table-cell office:value-type="float" office:value="0.0012678679">
            <text:p>0.0012678679</text:p>
          </table:table-cell>
          <table:table-cell table:style-name="ce1" office:value-type="float" office:value="0.0008721913">
            <text:p>8.72E-004</text:p>
          </table:table-cell>
          <table:table-cell office:value-type="float" office:value="0.002495836">
            <text:p>0.002495836</text:p>
          </table:table-cell>
          <table:table-cell office:value-type="float" office:value="0.0019494343">
            <text:p>0.0019494343</text:p>
          </table:table-cell>
          <table:table-cell table:style-name="ce1" office:value-type="float" office:value="0.0008512403">
            <text:p>8.51E-004</text:p>
          </table:table-cell>
          <table:table-cell table:style-name="ce1" office:value-type="float" office:value="0.0007478056">
            <text:p>7.48E-004</text:p>
          </table:table-cell>
          <table:table-cell office:value-type="float" office:value="0.0011434384">
            <text:p>0.0011434384</text:p>
          </table:table-cell>
          <table:table-cell table:style-name="ce1" office:value-type="float" office:value="0.00062266615">
            <text:p>6.23E-004</text:p>
          </table:table-cell>
          <table:table-cell table:style-name="ce1" office:value-type="float" office:value="0.00059622515">
            <text:p>5.96E-004</text:p>
          </table:table-cell>
          <table:table-cell office:value-type="float" office:value="0.001097629">
            <text:p>0.001097629</text:p>
          </table:table-cell>
          <table:table-cell table:style-name="ce1" office:value-type="float" office:value="0.00062022347">
            <text:p>6.20E-004</text:p>
          </table:table-cell>
          <table:table-cell table:style-name="ce1" office:value-type="float" office:value="0.00048083617">
            <text:p>4.81E-004</text:p>
          </table:table-cell>
          <table:table-cell table:style-name="ce1" office:value-type="float" office:value="0.0005275333">
            <text:p>5.28E-004</text:p>
          </table:table-cell>
          <table:table-cell table:style-name="ce1" office:value-type="float" office:value="0.0005059773">
            <text:p>5.06E-004</text:p>
          </table:table-cell>
          <table:table-cell table:style-name="ce1" office:value-type="float" office:value="0.0004156407">
            <text:p>4.16E-004</text:p>
          </table:table-cell>
          <table:table-cell table:style-name="ce1" office:value-type="float" office:value="0.00063885323">
            <text:p>6.39E-004</text:p>
          </table:table-cell>
          <table:table-cell table:style-name="ce1" office:value-type="float" office:value="0.00082960486">
            <text:p>8.30E-004</text:p>
          </table:table-cell>
          <table:table-cell table:style-name="ce1" office:value-type="float" office:value="0.0004270619">
            <text:p>4.27E-004</text:p>
          </table:table-cell>
          <table:table-cell table:style-name="ce1" office:value-type="float" office:value="0.00037467538">
            <text:p>3.75E-004</text:p>
          </table:table-cell>
          <table:table-cell table:style-name="ce1" office:value-type="float" office:value="0.0003828803">
            <text:p>3.83E-004</text:p>
          </table:table-cell>
          <table:table-cell table:style-name="ce1" office:value-type="float" office:value="0.00036785446">
            <text:p>3.68E-004</text:p>
          </table:table-cell>
          <table:table-cell table:style-name="ce1" office:value-type="float" office:value="0.00035742563">
            <text:p>3.57E-004</text:p>
          </table:table-cell>
          <table:table-cell table:style-name="ce1" office:value-type="float" office:value="0.0005555834">
            <text:p>5.56E-004</text:p>
          </table:table-cell>
          <table:table-cell table:style-name="ce1" office:value-type="float" office:value="0.0004695321">
            <text:p>4.70E-004</text:p>
          </table:table-cell>
          <table:table-cell table:style-name="ce1" office:value-type="float" office:value="0.00035535832">
            <text:p>3.55E-004</text:p>
          </table:table-cell>
          <table:table-cell table:style-name="ce1" office:value-type="float" office:value="0.0003524283">
            <text:p>3.52E-004</text:p>
          </table:table-cell>
          <table:table-cell table:style-name="ce1" office:value-type="float" office:value="0.0003730831">
            <text:p>3.73E-004</text:p>
          </table:table-cell>
          <table:table-cell table:style-name="ce1" office:value-type="float" office:value="0.00033877368">
            <text:p>3.39E-004</text:p>
          </table:table-cell>
          <table:table-cell table:style-name="ce1" office:value-type="float" office:value="0.00033763843">
            <text:p>3.38E-004</text:p>
          </table:table-cell>
          <table:table-cell table:style-name="ce1" office:value-type="float" office:value="0.00043173894">
            <text:p>4.32E-004</text:p>
          </table:table-cell>
          <table:table-cell table:style-name="ce1" office:value-type="float" office:value="0.00034830935">
            <text:p>3.48E-004</text:p>
          </table:table-cell>
          <table:table-cell table:style-name="ce1" office:value-type="float" office:value="0.00031491424">
            <text:p>3.15E-004</text:p>
          </table:table-cell>
          <table:table-cell table:style-name="ce1" office:value-type="float" office:value="0.0003046226">
            <text:p>3.05E-004</text:p>
          </table:table-cell>
          <table:table-cell table:style-name="ce1" office:value-type="float" office:value="0.00029913487">
            <text:p>2.99E-004</text:p>
          </table:table-cell>
          <table:table-cell table:style-name="ce1" office:value-type="float" office:value="0.0003110828">
            <text:p>3.11E-004</text:p>
          </table:table-cell>
          <table:table-cell table:style-name="ce1" office:value-type="float" office:value="0.00034491712">
            <text:p>3.45E-004</text:p>
          </table:table-cell>
          <table:table-cell office:value-type="float" office:value="0.00037169637">
            <text:p>3.72E-004</text:p>
          </table:table-cell>
          <table:table-cell table:style-name="ce1" office:value-type="float" office:value="0.00029704315">
            <text:p>2.97E-004</text:p>
          </table:table-cell>
          <table:table-cell table:style-name="ce1" office:value-type="float" office:value="0.00028462135">
            <text:p>2.85E-004</text:p>
          </table:table-cell>
          <table:table-cell office:value-type="float" office:value="0.00029079843">
            <text:p>2.91E-004</text:p>
          </table:table-cell>
          <table:table-cell table:style-name="ce1" office:value-type="float" office:value="0.00028508363">
            <text:p>2.85E-004</text:p>
          </table:table-cell>
          <table:table-cell table:style-name="ce1" office:value-type="float" office:value="0.00028985486">
            <text:p>2.90E-004</text:p>
          </table:table-cell>
          <table:table-cell table:style-name="ce1" office:value-type="float" office:value="0.00039010835">
            <text:p>3.90E-004</text:p>
          </table:table-cell>
          <table:table-cell office:value-type="float" office:value="0.00039741726">
            <text:p>3.97E-004</text:p>
          </table:table-cell>
          <table:table-cell office:value-type="float" office:value="0.00029448437">
            <text:p>2.94E-004</text:p>
          </table:table-cell>
          <table:table-cell office:value-type="float" office:value="0.0002827997">
            <text:p>2.83E-004</text:p>
          </table:table-cell>
          <table:table-cell office:value-type="float" office:value="0.00027968315">
            <text:p>2.80E-004</text:p>
          </table:table-cell>
          <table:table-cell office:value-type="float" office:value="0.0002824811">
            <text:p>2.82E-004</text:p>
          </table:table-cell>
          <table:table-cell office:value-type="float" office:value="0.00028641894">
            <text:p>2.86E-004</text:p>
          </table:table-cell>
          <table:table-cell office:value-type="float" office:value="0.00030300685">
            <text:p>3.03E-004</text:p>
          </table:table-cell>
          <table:table-cell office:value-type="float" office:value="0.00030648784">
            <text:p>3.06E-004</text:p>
          </table:table-cell>
          <table:table-cell table:style-name="ce1" office:value-type="float" office:value="0.0004121574">
            <text:p>4.12E-004</text:p>
          </table:table-cell>
          <table:table-cell office:value-type="float" office:value="0.0020833605">
            <text:p>0.0020833605</text:p>
          </table:table-cell>
          <table:table-cell office:value-type="float" office:value="0.00077577867">
            <text:p>7.76E-004</text:p>
          </table:table-cell>
          <table:table-cell office:value-type="float" office:value="0.0002783145">
            <text:p>2.78E-004</text:p>
          </table:table-cell>
          <table:table-cell office:value-type="float" office:value="0.00030505846">
            <text:p>3.05E-004</text:p>
          </table:table-cell>
          <table:table-cell office:value-type="float" office:value="0.00024575528">
            <text:p>2.46E-004</text:p>
          </table:table-cell>
          <table:table-cell office:value-type="float" office:value="0.00023784058">
            <text:p>2.38E-004</text:p>
          </table:table-cell>
          <table:table-cell office:value-type="float" office:value="0.00023685688">
            <text:p>2.37E-004</text:p>
          </table:table-cell>
          <table:table-cell office:value-type="float" office:value="0.00023708062">
            <text:p>2.37E-004</text:p>
          </table:table-cell>
          <table:table-cell office:value-type="float" office:value="0.00023693356">
            <text:p>2.37E-004</text:p>
          </table:table-cell>
          <table:table-cell office:value-type="float" office:value="0.00023651794">
            <text:p>2.37E-004</text:p>
          </table:table-cell>
          <table:table-cell office:value-type="float" office:value="0.00023668926">
            <text:p>2.37E-004</text:p>
          </table:table-cell>
          <table:table-cell office:value-type="float" office:value="0.00023695371">
            <text:p>2.37E-004</text:p>
          </table:table-cell>
          <table:table-cell office:value-type="float" office:value="0.00023758566">
            <text:p>2.38E-004</text:p>
          </table:table-cell>
          <table:table-cell office:value-type="float" office:value="0.00023751576">
            <text:p>2.38E-004</text:p>
          </table:table-cell>
          <table:table-cell office:value-type="float" office:value="0.0002376609">
            <text:p>2.38E-004</text:p>
          </table:table-cell>
          <table:table-cell office:value-type="float" office:value="0.00023786917">
            <text:p>2.38E-004</text:p>
          </table:table-cell>
          <table:table-cell office:value-type="float" office:value="0.00023894341">
            <text:p>2.39E-004</text:p>
          </table:table-cell>
          <table:table-cell office:value-type="float" office:value="0.00023905661">
            <text:p>2.39E-004</text:p>
          </table:table-cell>
          <table:table-cell office:value-type="float" office:value="0.00023900928">
            <text:p>2.39E-004</text:p>
          </table:table-cell>
          <table:table-cell office:value-type="float" office:value="0.0002394037">
            <text:p>2.39E-004</text:p>
          </table:table-cell>
          <table:table-cell office:value-type="float" office:value="0.00024009125">
            <text:p>2.40E-004</text:p>
          </table:table-cell>
          <table:table-cell office:value-type="float" office:value="0.00024081621">
            <text:p>2.41E-004</text:p>
          </table:table-cell>
          <table:table-cell office:value-type="float" office:value="0.00024065396">
            <text:p>2.41E-004</text:p>
          </table:table-cell>
          <table:table-cell office:value-type="float" office:value="0.0002409916">
            <text:p>2.41E-004</text:p>
          </table:table-cell>
          <table:table-cell office:value-type="float" office:value="0.00024149768">
            <text:p>2.41E-004</text:p>
          </table:table-cell>
          <table:table-cell office:value-type="float" office:value="0.00024278036">
            <text:p>2.43E-004</text:p>
          </table:table-cell>
          <table:table-cell office:value-type="float" office:value="0.00024267305">
            <text:p>2.43E-004</text:p>
          </table:table-cell>
          <table:table-cell office:value-type="float" office:value="0.00024290728">
            <text:p>2.43E-004</text:p>
          </table:table-cell>
          <table:table-cell office:value-type="float" office:value="0.00024332858">
            <text:p>2.43E-004</text:p>
          </table:table-cell>
          <table:table-cell office:value-type="float" office:value="0.00024431196">
            <text:p>2.44E-004</text:p>
          </table:table-cell>
          <table:table-cell office:value-type="float" office:value="0.00024490984">
            <text:p>2.45E-004</text:p>
          </table:table-cell>
          <table:table-cell office:value-type="float" office:value="0.0002449564">
            <text:p>2.45E-004</text:p>
          </table:table-cell>
          <table:table-cell office:value-type="float" office:value="0.00024532032">
            <text:p>2.45E-004</text:p>
          </table:table-cell>
          <table:table-cell office:value-type="float" office:value="0.00024592265">
            <text:p>2.46E-004</text:p>
          </table:table-cell>
          <table:table-cell office:value-type="float" office:value="0.00024741705">
            <text:p>2.47E-004</text:p>
          </table:table-cell>
          <table:table-cell office:value-type="float" office:value="0.0002472532">
            <text:p>2.47E-004</text:p>
          </table:table-cell>
          <table:table-cell office:value-type="float" office:value="0.0002475744">
            <text:p>2.48E-004</text:p>
          </table:table-cell>
          <table:table-cell office:value-type="float" office:value="0.00024821772">
            <text:p>2.48E-004</text:p>
          </table:table-cell>
          <table:table-cell office:value-type="float" office:value="0.00024953127">
            <text:p>2.50E-004</text:p>
          </table:table-cell>
          <table:table-cell office:value-type="float" office:value="0.00024990115">
            <text:p>2.50E-004</text:p>
          </table:table-cell>
          <table:table-cell office:value-type="float" office:value="0.00025009955">
            <text:p>2.50E-004</text:p>
          </table:table-cell>
          <table:table-cell office:value-type="float" office:value="0.00025050223">
            <text:p>2.51E-004</text:p>
          </table:table-cell>
          <table:table-cell office:value-type="float" office:value="0.00025137496">
            <text:p>2.51E-004</text:p>
          </table:table-cell>
          <table:table-cell office:value-type="float" office:value="0.00025265006">
            <text:p>2.53E-004</text:p>
          </table:table-cell>
          <table:table-cell office:value-type="float" office:value="0.00025265824">
            <text:p>2.53E-004</text:p>
          </table:table-cell>
          <table:table-cell office:value-type="float" office:value="0.00025318924">
            <text:p>2.53E-004</text:p>
          </table:table-cell>
          <table:table-cell office:value-type="float" office:value="0.00025381678">
            <text:p>2.54E-004</text:p>
          </table:table-cell>
          <table:table-cell office:value-type="float" office:value="0.0002554288">
            <text:p>2.55E-004</text:p>
          </table:table-cell>
          <table:table-cell office:value-type="float" office:value="0.00025554423">
            <text:p>2.56E-004</text:p>
          </table:table-cell>
          <table:table-cell office:value-type="float" office:value="0.0002559149">
            <text:p>2.56E-004</text:p>
          </table:table-cell>
          <table:table-cell office:value-type="float" office:value="0.00025641258">
            <text:p>2.56E-004</text:p>
          </table:table-cell>
          <table:table-cell office:value-type="float" office:value="0.00025763435">
            <text:p>2.58E-004</text:p>
          </table:table-cell>
          <table:table-cell office:value-type="float" office:value="0.00025873914">
            <text:p>2.59E-004</text:p>
          </table:table-cell>
          <table:table-cell office:value-type="float" office:value="0.00025862202">
            <text:p>2.59E-004</text:p>
          </table:table-cell>
          <table:table-cell office:value-type="float" office:value="0.0002593659">
            <text:p>2.59E-004</text:p>
          </table:table-cell>
          <table:table-cell office:value-type="float" office:value="0.00026012294">
            <text:p>2.60E-004</text:p>
          </table:table-cell>
          <table:table-cell office:value-type="float" office:value="0.00026188075">
            <text:p>2.62E-004</text:p>
          </table:table-cell>
          <table:table-cell office:value-type="float" office:value="0.00026201876">
            <text:p>2.62E-004</text:p>
          </table:table-cell>
          <table:table-cell office:value-type="float" office:value="0.00026253966">
            <text:p>2.63E-004</text:p>
          </table:table-cell>
          <table:table-cell office:value-type="float" office:value="0.00026318207">
            <text:p>2.63E-004</text:p>
          </table:table-cell>
          <table:table-cell office:value-type="float" office:value="0.0002648958">
            <text:p>2.65E-004</text:p>
          </table:table-cell>
          <table:table-cell office:value-type="float" office:value="0.00026568174">
            <text:p>2.66E-004</text:p>
          </table:table-cell>
          <table:table-cell office:value-type="float" office:value="0.00026586803">
            <text:p>2.66E-004</text:p>
          </table:table-cell>
          <table:table-cell office:value-type="float" office:value="0.00026650433">
            <text:p>2.67E-004</text:p>
          </table:table-cell>
          <table:table-cell office:value-type="float" office:value="0.00026752916">
            <text:p>2.68E-004</text:p>
          </table:table-cell>
          <table:table-cell office:value-type="float" office:value="0.0002694496">
            <text:p>2.69E-004</text:p>
          </table:table-cell>
          <table:table-cell office:value-type="float" office:value="0.00026959338">
            <text:p>2.70E-004</text:p>
          </table:table-cell>
          <table:table-cell office:value-type="float" office:value="0.00027021632">
            <text:p>2.70E-004</text:p>
          </table:table-cell>
          <table:table-cell office:value-type="float" office:value="0.00027099616">
            <text:p>2.71E-004</text:p>
          </table:table-cell>
          <table:table-cell office:value-type="float" office:value="0.0002731332">
            <text:p>2.73E-004</text:p>
          </table:table-cell>
          <table:table-cell office:value-type="float" office:value="0.00027346093">
            <text:p>2.73E-004</text:p>
          </table:table-cell>
          <table:table-cell office:value-type="float" office:value="0.0002739318">
            <text:p>2.74E-004</text:p>
          </table:table-cell>
          <table:table-cell office:value-type="float" office:value="0.00027474615">
            <text:p>2.75E-004</text:p>
          </table:table-cell>
          <table:table-cell/>
        </table:table-row>
        <table:table-row table:style-name="ro1">
          <table:table-cell office:value-type="string">
            <text:p>/mnt/share/Music/Albums/Ravi Shankar/Live_ Ravi Shankar at the Monterey International Pop Festival/03 Dhun(Dadra and Fast Teental).mp3</text:p>
          </table:table-cell>
          <table:table-cell office:value-type="float" office:value="0.013048185">
            <text:p>0.013048185</text:p>
          </table:table-cell>
          <table:table-cell office:value-type="float" office:value="0.016657574">
            <text:p>0.016657574</text:p>
          </table:table-cell>
          <table:table-cell office:value-type="float" office:value="0.012495867">
            <text:p>0.012495867</text:p>
          </table:table-cell>
          <table:table-cell office:value-type="float" office:value="0.029637981">
            <text:p>0.029637981</text:p>
          </table:table-cell>
          <table:table-cell office:value-type="float" office:value="0.02522291">
            <text:p>0.02522291</text:p>
          </table:table-cell>
          <table:table-cell office:value-type="float" office:value="0.016813388">
            <text:p>0.016813388</text:p>
          </table:table-cell>
          <table:table-cell office:value-type="float" office:value="0.019511953">
            <text:p>0.019511953</text:p>
          </table:table-cell>
          <table:table-cell office:value-type="float" office:value="0.0074126567">
            <text:p>0.0074126567</text:p>
          </table:table-cell>
          <table:table-cell office:value-type="float" office:value="0.019383306">
            <text:p>0.019383306</text:p>
          </table:table-cell>
          <table:table-cell office:value-type="float" office:value="0.026388485">
            <text:p>0.026388485</text:p>
          </table:table-cell>
          <table:table-cell office:value-type="float" office:value="0.02564607">
            <text:p>0.02564607</text:p>
          </table:table-cell>
          <table:table-cell office:value-type="float" office:value="0.009794287">
            <text:p>0.009794287</text:p>
          </table:table-cell>
          <table:table-cell office:value-type="float" office:value="0.010389677">
            <text:p>0.010389677</text:p>
          </table:table-cell>
          <table:table-cell office:value-type="float" office:value="0.011981302">
            <text:p>0.011981302</text:p>
          </table:table-cell>
          <table:table-cell office:value-type="float" office:value="0.0096056415">
            <text:p>0.0096056415</text:p>
          </table:table-cell>
          <table:table-cell office:value-type="float" office:value="0.01290693">
            <text:p>0.01290693</text:p>
          </table:table-cell>
          <table:table-cell office:value-type="float" office:value="0.0144693665">
            <text:p>0.0144693665</text:p>
          </table:table-cell>
          <table:table-cell office:value-type="float" office:value="0.013540471">
            <text:p>0.013540471</text:p>
          </table:table-cell>
          <table:table-cell office:value-type="float" office:value="0.006269818">
            <text:p>0.006269818</text:p>
          </table:table-cell>
          <table:table-cell office:value-type="float" office:value="0.013405533">
            <text:p>0.013405533</text:p>
          </table:table-cell>
          <table:table-cell office:value-type="float" office:value="0.01814263">
            <text:p>0.01814263</text:p>
          </table:table-cell>
          <table:table-cell office:value-type="float" office:value="0.018358316">
            <text:p>0.018358316</text:p>
          </table:table-cell>
          <table:table-cell office:value-type="float" office:value="0.011056856">
            <text:p>0.011056856</text:p>
          </table:table-cell>
          <table:table-cell office:value-type="float" office:value="0.012062746">
            <text:p>0.012062746</text:p>
          </table:table-cell>
          <table:table-cell office:value-type="float" office:value="0.010701513">
            <text:p>0.010701513</text:p>
          </table:table-cell>
          <table:table-cell office:value-type="float" office:value="0.01247295">
            <text:p>0.01247295</text:p>
          </table:table-cell>
          <table:table-cell office:value-type="float" office:value="0.012424695">
            <text:p>0.012424695</text:p>
          </table:table-cell>
          <table:table-cell office:value-type="float" office:value="0.0076058093">
            <text:p>0.0076058093</text:p>
          </table:table-cell>
          <table:table-cell office:value-type="float" office:value="0.009760899">
            <text:p>0.009760899</text:p>
          </table:table-cell>
          <table:table-cell office:value-type="float" office:value="0.01477605">
            <text:p>0.01477605</text:p>
          </table:table-cell>
          <table:table-cell office:value-type="float" office:value="0.015218137">
            <text:p>0.015218137</text:p>
          </table:table-cell>
          <table:table-cell office:value-type="float" office:value="0.00971356">
            <text:p>0.00971356</text:p>
          </table:table-cell>
          <table:table-cell office:value-type="float" office:value="0.008740354">
            <text:p>0.008740354</text:p>
          </table:table-cell>
          <table:table-cell office:value-type="float" office:value="0.01665432">
            <text:p>0.01665432</text:p>
          </table:table-cell>
          <table:table-cell office:value-type="float" office:value="0.009559189">
            <text:p>0.009559189</text:p>
          </table:table-cell>
          <table:table-cell office:value-type="float" office:value="0.008917092">
            <text:p>0.008917092</text:p>
          </table:table-cell>
          <table:table-cell office:value-type="float" office:value="0.014070833">
            <text:p>0.014070833</text:p>
          </table:table-cell>
          <table:table-cell office:value-type="float" office:value="0.01141084">
            <text:p>0.01141084</text:p>
          </table:table-cell>
          <table:table-cell office:value-type="float" office:value="0.008541266">
            <text:p>0.008541266</text:p>
          </table:table-cell>
          <table:table-cell office:value-type="float" office:value="0.015385065">
            <text:p>0.015385065</text:p>
          </table:table-cell>
          <table:table-cell office:value-type="float" office:value="0.0143806385">
            <text:p>0.0143806385</text:p>
          </table:table-cell>
          <table:table-cell office:value-type="float" office:value="0.010191031">
            <text:p>0.010191031</text:p>
          </table:table-cell>
          <table:table-cell office:value-type="float" office:value="0.008389789">
            <text:p>0.008389789</text:p>
          </table:table-cell>
          <table:table-cell office:value-type="float" office:value="0.018245587">
            <text:p>0.018245587</text:p>
          </table:table-cell>
          <table:table-cell office:value-type="float" office:value="0.012246718">
            <text:p>0.012246718</text:p>
          </table:table-cell>
          <table:table-cell office:value-type="float" office:value="0.009851495">
            <text:p>0.009851495</text:p>
          </table:table-cell>
          <table:table-cell office:value-type="float" office:value="0.01874896">
            <text:p>0.01874896</text:p>
          </table:table-cell>
          <table:table-cell office:value-type="float" office:value="0.01049502">
            <text:p>0.01049502</text:p>
          </table:table-cell>
          <table:table-cell office:value-type="float" office:value="0.007772828">
            <text:p>0.007772828</text:p>
          </table:table-cell>
          <table:table-cell office:value-type="float" office:value="0.014732693">
            <text:p>0.014732693</text:p>
          </table:table-cell>
          <table:table-cell office:value-type="float" office:value="0.017849576">
            <text:p>0.017849576</text:p>
          </table:table-cell>
          <table:table-cell office:value-type="float" office:value="0.007806365">
            <text:p>0.007806365</text:p>
          </table:table-cell>
          <table:table-cell office:value-type="float" office:value="0.009745132">
            <text:p>0.009745132</text:p>
          </table:table-cell>
          <table:table-cell office:value-type="float" office:value="0.01844286">
            <text:p>0.01844286</text:p>
          </table:table-cell>
          <table:table-cell office:value-type="float" office:value="0.009490727">
            <text:p>0.009490727</text:p>
          </table:table-cell>
          <table:table-cell office:value-type="float" office:value="0.0070059593">
            <text:p>0.0070059593</text:p>
          </table:table-cell>
          <table:table-cell office:value-type="float" office:value="0.017378189">
            <text:p>0.017378189</text:p>
          </table:table-cell>
          <table:table-cell office:value-type="float" office:value="0.011006767">
            <text:p>0.011006767</text:p>
          </table:table-cell>
          <table:table-cell office:value-type="float" office:value="0.011805121">
            <text:p>0.011805121</text:p>
          </table:table-cell>
          <table:table-cell office:value-type="float" office:value="0.019086998">
            <text:p>0.019086998</text:p>
          </table:table-cell>
          <table:table-cell office:value-type="float" office:value="0.023587387">
            <text:p>0.023587387</text:p>
          </table:table-cell>
          <table:table-cell office:value-type="float" office:value="0.011949401">
            <text:p>0.011949401</text:p>
          </table:table-cell>
          <table:table-cell office:value-type="float" office:value="0.019664494">
            <text:p>0.019664494</text:p>
          </table:table-cell>
          <table:table-cell office:value-type="float" office:value="0.025392503">
            <text:p>0.025392503</text:p>
          </table:table-cell>
          <table:table-cell office:value-type="float" office:value="0.013467388">
            <text:p>0.013467388</text:p>
          </table:table-cell>
          <table:table-cell office:value-type="float" office:value="0.015768562">
            <text:p>0.015768562</text:p>
          </table:table-cell>
          <table:table-cell office:value-type="float" office:value="0.025075734">
            <text:p>0.025075734</text:p>
          </table:table-cell>
          <table:table-cell office:value-type="float" office:value="0.01640856">
            <text:p>0.01640856</text:p>
          </table:table-cell>
          <table:table-cell office:value-type="float" office:value="0.011888362">
            <text:p>0.011888362</text:p>
          </table:table-cell>
          <table:table-cell office:value-type="float" office:value="0.018975249">
            <text:p>0.018975249</text:p>
          </table:table-cell>
          <table:table-cell office:value-type="float" office:value="0.019218039">
            <text:p>0.019218039</text:p>
          </table:table-cell>
          <table:table-cell office:value-type="float" office:value="0.010474007">
            <text:p>0.010474007</text:p>
          </table:table-cell>
          <table:table-cell office:value-type="float" office:value="0.008996294">
            <text:p>0.008996294</text:p>
          </table:table-cell>
          <table:table-cell office:value-type="float" office:value="0.018846298">
            <text:p>0.018846298</text:p>
          </table:table-cell>
          <table:table-cell office:value-type="float" office:value="0.0076366933">
            <text:p>0.0076366933</text:p>
          </table:table-cell>
          <table:table-cell office:value-type="float" office:value="0.0101786945">
            <text:p>0.0101786945</text:p>
          </table:table-cell>
          <table:table-cell office:value-type="float" office:value="0.017853519">
            <text:p>0.017853519</text:p>
          </table:table-cell>
          <table:table-cell office:value-type="float" office:value="0.007564267">
            <text:p>0.007564267</text:p>
          </table:table-cell>
          <table:table-cell office:value-type="float" office:value="0.0050155446">
            <text:p>0.0050155446</text:p>
          </table:table-cell>
          <table:table-cell office:value-type="float" office:value="0.010549465">
            <text:p>0.010549465</text:p>
          </table:table-cell>
          <table:table-cell office:value-type="float" office:value="0.012042209">
            <text:p>0.012042209</text:p>
          </table:table-cell>
          <table:table-cell office:value-type="float" office:value="0.004270175">
            <text:p>0.004270175</text:p>
          </table:table-cell>
          <table:table-cell office:value-type="float" office:value="0.004780849">
            <text:p>0.004780849</text:p>
          </table:table-cell>
          <table:table-cell office:value-type="float" office:value="0.011903366">
            <text:p>0.011903366</text:p>
          </table:table-cell>
          <table:table-cell office:value-type="float" office:value="0.0056524603">
            <text:p>0.0056524603</text:p>
          </table:table-cell>
          <table:table-cell office:value-type="float" office:value="0.0049233483">
            <text:p>0.0049233483</text:p>
          </table:table-cell>
          <table:table-cell office:value-type="float" office:value="0.009533854">
            <text:p>0.009533854</text:p>
          </table:table-cell>
          <table:table-cell office:value-type="float" office:value="0.00596295">
            <text:p>0.00596295</text:p>
          </table:table-cell>
          <table:table-cell office:value-type="float" office:value="0.0070149126">
            <text:p>0.0070149126</text:p>
          </table:table-cell>
          <table:table-cell office:value-type="float" office:value="0.007886434">
            <text:p>0.007886434</text:p>
          </table:table-cell>
          <table:table-cell office:value-type="float" office:value="0.007926409">
            <text:p>0.007926409</text:p>
          </table:table-cell>
          <table:table-cell office:value-type="float" office:value="0.0036259845">
            <text:p>0.0036259845</text:p>
          </table:table-cell>
          <table:table-cell office:value-type="float" office:value="0.0041279923">
            <text:p>0.0041279923</text:p>
          </table:table-cell>
          <table:table-cell office:value-type="float" office:value="0.008312738">
            <text:p>0.008312738</text:p>
          </table:table-cell>
          <table:table-cell office:value-type="float" office:value="0.0041866205">
            <text:p>0.0041866205</text:p>
          </table:table-cell>
          <table:table-cell office:value-type="float" office:value="0.0032853882">
            <text:p>0.0032853882</text:p>
          </table:table-cell>
          <table:table-cell office:value-type="float" office:value="0.004642062">
            <text:p>0.004642062</text:p>
          </table:table-cell>
          <table:table-cell office:value-type="float" office:value="0.0037868596">
            <text:p>0.0037868596</text:p>
          </table:table-cell>
          <table:table-cell office:value-type="float" office:value="0.0030676478">
            <text:p>0.0030676478</text:p>
          </table:table-cell>
          <table:table-cell office:value-type="float" office:value="0.0046637016">
            <text:p>0.0046637016</text:p>
          </table:table-cell>
          <table:table-cell office:value-type="float" office:value="0.006545203">
            <text:p>0.006545203</text:p>
          </table:table-cell>
          <table:table-cell office:value-type="float" office:value="0.003856451">
            <text:p>0.003856451</text:p>
          </table:table-cell>
          <table:table-cell office:value-type="float" office:value="0.002781297">
            <text:p>0.002781297</text:p>
          </table:table-cell>
          <table:table-cell office:value-type="float" office:value="0.0051550963">
            <text:p>0.0051550963</text:p>
          </table:table-cell>
          <table:table-cell office:value-type="float" office:value="0.0028400684">
            <text:p>0.0028400684</text:p>
          </table:table-cell>
          <table:table-cell office:value-type="float" office:value="0.002459866">
            <text:p>0.002459866</text:p>
          </table:table-cell>
          <table:table-cell office:value-type="float" office:value="0.0058521065">
            <text:p>0.0058521065</text:p>
          </table:table-cell>
          <table:table-cell office:value-type="float" office:value="0.0041692746">
            <text:p>0.0041692746</text:p>
          </table:table-cell>
          <table:table-cell office:value-type="float" office:value="0.002500644">
            <text:p>0.002500644</text:p>
          </table:table-cell>
          <table:table-cell office:value-type="float" office:value="0.0030557022">
            <text:p>0.0030557022</text:p>
          </table:table-cell>
          <table:table-cell office:value-type="float" office:value="0.004342075">
            <text:p>0.004342075</text:p>
          </table:table-cell>
          <table:table-cell office:value-type="float" office:value="0.0023765983">
            <text:p>0.0023765983</text:p>
          </table:table-cell>
          <table:table-cell office:value-type="float" office:value="0.0031412921">
            <text:p>0.0031412921</text:p>
          </table:table-cell>
          <table:table-cell office:value-type="float" office:value="0.0072683105">
            <text:p>0.0072683105</text:p>
          </table:table-cell>
          <table:table-cell office:value-type="float" office:value="0.0027360811">
            <text:p>0.0027360811</text:p>
          </table:table-cell>
          <table:table-cell office:value-type="float" office:value="0.0018354054">
            <text:p>0.0018354054</text:p>
          </table:table-cell>
          <table:table-cell office:value-type="float" office:value="0.0032082184">
            <text:p>0.0032082184</text:p>
          </table:table-cell>
          <table:table-cell office:value-type="float" office:value="0.0032576926">
            <text:p>0.0032576926</text:p>
          </table:table-cell>
          <table:table-cell office:value-type="float" office:value="0.0020551877">
            <text:p>0.0020551877</text:p>
          </table:table-cell>
          <table:table-cell office:value-type="float" office:value="0.0053567993">
            <text:p>0.0053567993</text:p>
          </table:table-cell>
          <table:table-cell office:value-type="float" office:value="0.006300677">
            <text:p>0.006300677</text:p>
          </table:table-cell>
          <table:table-cell office:value-type="float" office:value="0.0022949937">
            <text:p>0.0022949937</text:p>
          </table:table-cell>
          <table:table-cell office:value-type="float" office:value="0.001929906">
            <text:p>0.001929906</text:p>
          </table:table-cell>
          <table:table-cell office:value-type="float" office:value="0.0035714193">
            <text:p>0.0035714193</text:p>
          </table:table-cell>
          <table:table-cell office:value-type="float" office:value="0.0025947052">
            <text:p>0.0025947052</text:p>
          </table:table-cell>
          <table:table-cell office:value-type="float" office:value="0.002482635">
            <text:p>0.002482635</text:p>
          </table:table-cell>
          <table:table-cell office:value-type="float" office:value="0.00686138">
            <text:p>0.00686138</text:p>
          </table:table-cell>
          <table:table-cell office:value-type="float" office:value="0.003814725">
            <text:p>0.003814725</text:p>
          </table:table-cell>
          <table:table-cell office:value-type="float" office:value="0.0018671615">
            <text:p>0.0018671615</text:p>
          </table:table-cell>
          <table:table-cell office:value-type="float" office:value="0.0030987745">
            <text:p>0.0030987745</text:p>
          </table:table-cell>
          <table:table-cell office:value-type="float" office:value="0.0034395223">
            <text:p>0.0034395223</text:p>
          </table:table-cell>
          <table:table-cell office:value-type="float" office:value="0.0018579928">
            <text:p>0.0018579928</text:p>
          </table:table-cell>
          <table:table-cell office:value-type="float" office:value="0.0025732198">
            <text:p>0.0025732198</text:p>
          </table:table-cell>
          <table:table-cell office:value-type="float" office:value="0.004711624">
            <text:p>0.004711624</text:p>
          </table:table-cell>
          <table:table-cell office:value-type="float" office:value="0.002025138">
            <text:p>0.002025138</text:p>
          </table:table-cell>
          <table:table-cell office:value-type="float" office:value="0.0014229628">
            <text:p>0.0014229628</text:p>
          </table:table-cell>
          <table:table-cell office:value-type="float" office:value="0.0019903216">
            <text:p>0.0019903216</text:p>
          </table:table-cell>
          <table:table-cell office:value-type="float" office:value="0.0013478315">
            <text:p>0.0013478315</text:p>
          </table:table-cell>
          <table:table-cell office:value-type="float" office:value="0.0010552508">
            <text:p>0.0010552508</text:p>
          </table:table-cell>
          <table:table-cell office:value-type="float" office:value="0.0017973961">
            <text:p>0.0017973961</text:p>
          </table:table-cell>
          <table:table-cell office:value-type="float" office:value="0.002027486">
            <text:p>0.002027486</text:p>
          </table:table-cell>
          <table:table-cell table:style-name="ce1" office:value-type="float" office:value="0.00095593644">
            <text:p>9.56E-004</text:p>
          </table:table-cell>
          <table:table-cell table:style-name="ce1" office:value-type="float" office:value="0.00086894043">
            <text:p>8.69E-004</text:p>
          </table:table-cell>
          <table:table-cell table:style-name="ce1" office:value-type="float" office:value="0.00092224573">
            <text:p>9.22E-004</text:p>
          </table:table-cell>
          <table:table-cell table:style-name="ce1" office:value-type="float" office:value="0.00073672144">
            <text:p>7.37E-004</text:p>
          </table:table-cell>
          <table:table-cell table:style-name="ce1" office:value-type="float" office:value="0.00076038577">
            <text:p>7.60E-004</text:p>
          </table:table-cell>
          <table:table-cell office:value-type="float" office:value="0.0015145638">
            <text:p>0.0015145638</text:p>
          </table:table-cell>
          <table:table-cell table:style-name="ce1" office:value-type="float" office:value="0.00096602703">
            <text:p>9.66E-004</text:p>
          </table:table-cell>
          <table:table-cell table:style-name="ce1" office:value-type="float" office:value="0.000611963">
            <text:p>6.12E-004</text:p>
          </table:table-cell>
          <table:table-cell table:style-name="ce1" office:value-type="float" office:value="0.00058555696">
            <text:p>5.86E-004</text:p>
          </table:table-cell>
          <table:table-cell table:style-name="ce1" office:value-type="float" office:value="0.0006160692">
            <text:p>6.16E-004</text:p>
          </table:table-cell>
          <table:table-cell table:style-name="ce1" office:value-type="float" office:value="0.0005630527">
            <text:p>5.63E-004</text:p>
          </table:table-cell>
          <table:table-cell table:style-name="ce1" office:value-type="float" office:value="0.00074417924">
            <text:p>7.44E-004</text:p>
          </table:table-cell>
          <table:table-cell office:value-type="float" office:value="0.001072641">
            <text:p>0.001072641</text:p>
          </table:table-cell>
          <table:table-cell table:style-name="ce1" office:value-type="float" office:value="0.00063950784">
            <text:p>6.40E-004</text:p>
          </table:table-cell>
          <table:table-cell table:style-name="ce1" office:value-type="float" office:value="0.0005746799">
            <text:p>5.75E-004</text:p>
          </table:table-cell>
          <table:table-cell table:style-name="ce1" office:value-type="float" office:value="0.00058641273">
            <text:p>5.86E-004</text:p>
          </table:table-cell>
          <table:table-cell table:style-name="ce1" office:value-type="float" office:value="0.00053530146">
            <text:p>5.35E-004</text:p>
          </table:table-cell>
          <table:table-cell table:style-name="ce1" office:value-type="float" office:value="0.00054039835">
            <text:p>5.40E-004</text:p>
          </table:table-cell>
          <table:table-cell table:style-name="ce1" office:value-type="float" office:value="0.0007057659">
            <text:p>7.06E-004</text:p>
          </table:table-cell>
          <table:table-cell table:style-name="ce1" office:value-type="float" office:value="0.00072383793">
            <text:p>7.24E-004</text:p>
          </table:table-cell>
          <table:table-cell table:style-name="ce1" office:value-type="float" office:value="0.00049653434">
            <text:p>4.97E-004</text:p>
          </table:table-cell>
          <table:table-cell table:style-name="ce1" office:value-type="float" office:value="0.00045668802">
            <text:p>4.57E-004</text:p>
          </table:table-cell>
          <table:table-cell table:style-name="ce1" office:value-type="float" office:value="0.00047108848">
            <text:p>4.71E-004</text:p>
          </table:table-cell>
          <table:table-cell table:style-name="ce1" office:value-type="float" office:value="0.00045695296">
            <text:p>4.57E-004</text:p>
          </table:table-cell>
          <table:table-cell table:style-name="ce1" office:value-type="float" office:value="0.00046053415">
            <text:p>4.61E-004</text:p>
          </table:table-cell>
          <table:table-cell office:value-type="float" office:value="0.00061162596">
            <text:p>6.12E-004</text:p>
          </table:table-cell>
          <table:table-cell table:style-name="ce1" office:value-type="float" office:value="0.00052497716">
            <text:p>5.25E-004</text:p>
          </table:table-cell>
          <table:table-cell table:style-name="ce1" office:value-type="float" office:value="0.00042491153">
            <text:p>4.25E-004</text:p>
          </table:table-cell>
          <table:table-cell office:value-type="float" office:value="0.0004293128">
            <text:p>4.29E-004</text:p>
          </table:table-cell>
          <table:table-cell table:style-name="ce1" office:value-type="float" office:value="0.00043027088">
            <text:p>4.30E-004</text:p>
          </table:table-cell>
          <table:table-cell table:style-name="ce1" office:value-type="float" office:value="0.00040430852">
            <text:p>4.04E-004</text:p>
          </table:table-cell>
          <table:table-cell table:style-name="ce1" office:value-type="float" office:value="0.0005148459">
            <text:p>5.15E-004</text:p>
          </table:table-cell>
          <table:table-cell office:value-type="float" office:value="0.0007728407">
            <text:p>7.73E-004</text:p>
          </table:table-cell>
          <table:table-cell office:value-type="float" office:value="0.0004608851">
            <text:p>4.61E-004</text:p>
          </table:table-cell>
          <table:table-cell office:value-type="float" office:value="0.00038156143">
            <text:p>3.82E-004</text:p>
          </table:table-cell>
          <table:table-cell office:value-type="float" office:value="0.00037711379">
            <text:p>3.77E-004</text:p>
          </table:table-cell>
          <table:table-cell office:value-type="float" office:value="0.00037225007">
            <text:p>3.72E-004</text:p>
          </table:table-cell>
          <table:table-cell office:value-type="float" office:value="0.00036605066">
            <text:p>3.66E-004</text:p>
          </table:table-cell>
          <table:table-cell office:value-type="float" office:value="0.0003982324">
            <text:p>3.98E-004</text:p>
          </table:table-cell>
          <table:table-cell office:value-type="float" office:value="0.0004081568">
            <text:p>4.08E-004</text:p>
          </table:table-cell>
          <table:table-cell table:style-name="ce1" office:value-type="float" office:value="0.0003958958">
            <text:p>3.96E-004</text:p>
          </table:table-cell>
          <table:table-cell office:value-type="float" office:value="0.0010214021">
            <text:p>0.0010214021</text:p>
          </table:table-cell>
          <table:table-cell office:value-type="float" office:value="0.0005297362">
            <text:p>5.30E-004</text:p>
          </table:table-cell>
          <table:table-cell office:value-type="float" office:value="0.00031058164">
            <text:p>3.11E-004</text:p>
          </table:table-cell>
          <table:table-cell office:value-type="float" office:value="0.00031856753">
            <text:p>3.19E-004</text:p>
          </table:table-cell>
          <table:table-cell office:value-type="float" office:value="0.00029940647">
            <text:p>2.99E-004</text:p>
          </table:table-cell>
          <table:table-cell office:value-type="float" office:value="0.0002970195">
            <text:p>2.97E-004</text:p>
          </table:table-cell>
          <table:table-cell office:value-type="float" office:value="0.00029724548">
            <text:p>2.97E-004</text:p>
          </table:table-cell>
          <table:table-cell office:value-type="float" office:value="0.0002978926">
            <text:p>2.98E-004</text:p>
          </table:table-cell>
          <table:table-cell office:value-type="float" office:value="0.00029803155">
            <text:p>2.98E-004</text:p>
          </table:table-cell>
          <table:table-cell office:value-type="float" office:value="0.00029806062">
            <text:p>2.98E-004</text:p>
          </table:table-cell>
          <table:table-cell office:value-type="float" office:value="0.00029840012">
            <text:p>2.98E-004</text:p>
          </table:table-cell>
          <table:table-cell office:value-type="float" office:value="0.00029871598">
            <text:p>2.99E-004</text:p>
          </table:table-cell>
          <table:table-cell office:value-type="float" office:value="0.00029946293">
            <text:p>2.99E-004</text:p>
          </table:table-cell>
          <table:table-cell office:value-type="float" office:value="0.00029967932">
            <text:p>3.00E-004</text:p>
          </table:table-cell>
          <table:table-cell office:value-type="float" office:value="0.00029991215">
            <text:p>3.00E-004</text:p>
          </table:table-cell>
          <table:table-cell office:value-type="float" office:value="0.0003003276">
            <text:p>3.00E-004</text:p>
          </table:table-cell>
          <table:table-cell office:value-type="float" office:value="0.00030133058">
            <text:p>3.01E-004</text:p>
          </table:table-cell>
          <table:table-cell office:value-type="float" office:value="0.0003015919">
            <text:p>3.02E-004</text:p>
          </table:table-cell>
          <table:table-cell office:value-type="float" office:value="0.0003017293">
            <text:p>3.02E-004</text:p>
          </table:table-cell>
          <table:table-cell office:value-type="float" office:value="0.0003019712">
            <text:p>3.02E-004</text:p>
          </table:table-cell>
          <table:table-cell office:value-type="float" office:value="0.00030279893">
            <text:p>3.03E-004</text:p>
          </table:table-cell>
          <table:table-cell office:value-type="float" office:value="0.00030386663">
            <text:p>3.04E-004</text:p>
          </table:table-cell>
          <table:table-cell office:value-type="float" office:value="0.00030366707">
            <text:p>3.04E-004</text:p>
          </table:table-cell>
          <table:table-cell office:value-type="float" office:value="0.00030396463">
            <text:p>3.04E-004</text:p>
          </table:table-cell>
          <table:table-cell office:value-type="float" office:value="0.00030470904">
            <text:p>3.05E-004</text:p>
          </table:table-cell>
          <table:table-cell office:value-type="float" office:value="0.0003061204">
            <text:p>3.06E-004</text:p>
          </table:table-cell>
          <table:table-cell office:value-type="float" office:value="0.00030598787">
            <text:p>3.06E-004</text:p>
          </table:table-cell>
          <table:table-cell office:value-type="float" office:value="0.00030643216">
            <text:p>3.06E-004</text:p>
          </table:table-cell>
          <table:table-cell office:value-type="float" office:value="0.0003070075">
            <text:p>3.07E-004</text:p>
          </table:table-cell>
          <table:table-cell office:value-type="float" office:value="0.00030801233">
            <text:p>3.08E-004</text:p>
          </table:table-cell>
          <table:table-cell office:value-type="float" office:value="0.00030890483">
            <text:p>3.09E-004</text:p>
          </table:table-cell>
          <table:table-cell office:value-type="float" office:value="0.0003090555">
            <text:p>3.09E-004</text:p>
          </table:table-cell>
          <table:table-cell office:value-type="float" office:value="0.00030933347">
            <text:p>3.09E-004</text:p>
          </table:table-cell>
          <table:table-cell office:value-type="float" office:value="0.0003100862">
            <text:p>3.10E-004</text:p>
          </table:table-cell>
          <table:table-cell office:value-type="float" office:value="0.0003118365">
            <text:p>3.12E-004</text:p>
          </table:table-cell>
          <table:table-cell office:value-type="float" office:value="0.00031179137">
            <text:p>3.12E-004</text:p>
          </table:table-cell>
          <table:table-cell office:value-type="float" office:value="0.00031222674">
            <text:p>3.12E-004</text:p>
          </table:table-cell>
          <table:table-cell office:value-type="float" office:value="0.00031299895">
            <text:p>3.13E-004</text:p>
          </table:table-cell>
          <table:table-cell office:value-type="float" office:value="0.00031445516">
            <text:p>3.14E-004</text:p>
          </table:table-cell>
          <table:table-cell office:value-type="float" office:value="0.00031485024">
            <text:p>3.15E-004</text:p>
          </table:table-cell>
          <table:table-cell office:value-type="float" office:value="0.00031526285">
            <text:p>3.15E-004</text:p>
          </table:table-cell>
          <table:table-cell office:value-type="float" office:value="0.0003159309">
            <text:p>3.16E-004</text:p>
          </table:table-cell>
          <table:table-cell office:value-type="float" office:value="0.0003167588">
            <text:p>3.17E-004</text:p>
          </table:table-cell>
          <table:table-cell office:value-type="float" office:value="0.00031823493">
            <text:p>3.18E-004</text:p>
          </table:table-cell>
          <table:table-cell office:value-type="float" office:value="0.0003185732">
            <text:p>3.19E-004</text:p>
          </table:table-cell>
          <table:table-cell office:value-type="float" office:value="0.00031913765">
            <text:p>3.19E-004</text:p>
          </table:table-cell>
          <table:table-cell office:value-type="float" office:value="0.0003198692">
            <text:p>3.20E-004</text:p>
          </table:table-cell>
          <table:table-cell office:value-type="float" office:value="0.00032190635">
            <text:p>3.22E-004</text:p>
          </table:table-cell>
          <table:table-cell office:value-type="float" office:value="0.00032205603">
            <text:p>3.22E-004</text:p>
          </table:table-cell>
          <table:table-cell office:value-type="float" office:value="0.00032266203">
            <text:p>3.23E-004</text:p>
          </table:table-cell>
          <table:table-cell office:value-type="float" office:value="0.00032339033">
            <text:p>3.23E-004</text:p>
          </table:table-cell>
          <table:table-cell office:value-type="float" office:value="0.00032479613">
            <text:p>3.25E-004</text:p>
          </table:table-cell>
          <table:table-cell office:value-type="float" office:value="0.00032622018">
            <text:p>3.26E-004</text:p>
          </table:table-cell>
          <table:table-cell office:value-type="float" office:value="0.00032609768">
            <text:p>3.26E-004</text:p>
          </table:table-cell>
          <table:table-cell office:value-type="float" office:value="0.00032704763">
            <text:p>3.27E-004</text:p>
          </table:table-cell>
          <table:table-cell office:value-type="float" office:value="0.00032822427">
            <text:p>3.28E-004</text:p>
          </table:table-cell>
          <table:table-cell office:value-type="float" office:value="0.00033029562">
            <text:p>3.30E-004</text:p>
          </table:table-cell>
          <table:table-cell office:value-type="float" office:value="0.0003303648">
            <text:p>3.30E-004</text:p>
          </table:table-cell>
          <table:table-cell office:value-type="float" office:value="0.0003312255">
            <text:p>3.31E-004</text:p>
          </table:table-cell>
          <table:table-cell office:value-type="float" office:value="0.00033200003">
            <text:p>3.32E-004</text:p>
          </table:table-cell>
          <table:table-cell office:value-type="float" office:value="0.00033376634">
            <text:p>3.34E-004</text:p>
          </table:table-cell>
          <table:table-cell office:value-type="float" office:value="0.00033506463">
            <text:p>3.35E-004</text:p>
          </table:table-cell>
          <table:table-cell office:value-type="float" office:value="0.00033540008">
            <text:p>3.35E-004</text:p>
          </table:table-cell>
          <table:table-cell office:value-type="float" office:value="0.0003359547">
            <text:p>3.36E-004</text:p>
          </table:table-cell>
          <table:table-cell office:value-type="float" office:value="0.00033748368">
            <text:p>3.37E-004</text:p>
          </table:table-cell>
          <table:table-cell office:value-type="float" office:value="0.00033977607">
            <text:p>3.40E-004</text:p>
          </table:table-cell>
          <table:table-cell office:value-type="float" office:value="0.00033983873">
            <text:p>3.40E-004</text:p>
          </table:table-cell>
          <table:table-cell office:value-type="float" office:value="0.00034072783">
            <text:p>3.41E-004</text:p>
          </table:table-cell>
          <table:table-cell office:value-type="float" office:value="0.00034184265">
            <text:p>3.42E-004</text:p>
          </table:table-cell>
          <table:table-cell office:value-type="float" office:value="0.00034419427">
            <text:p>3.44E-004</text:p>
          </table:table-cell>
          <table:table-cell office:value-type="float" office:value="0.00034477678">
            <text:p>3.45E-004</text:p>
          </table:table-cell>
          <table:table-cell office:value-type="float" office:value="0.00034554995">
            <text:p>3.46E-004</text:p>
          </table:table-cell>
          <table:table-cell office:value-type="float" office:value="0.0003464275">
            <text:p>3.46E-004</text:p>
          </table:table-cell>
          <table:table-cell/>
        </table:table-row>
        <table:table-row table:style-name="ro1">
          <table:table-cell office:value-type="string">
            <text:p>mean</text:p>
          </table:table-cell>
          <table:table-cell table:formula="of:=AVERAGE([.B2:.B29])" office:value-type="float" office:value="0.0211280848571429">
            <text:p>0.0211280849</text:p>
          </table:table-cell>
          <table:table-cell table:formula="of:=AVERAGE([.C2:.C29])" office:value-type="float" office:value="0.0418290693857143">
            <text:p>0.0418290694</text:p>
          </table:table-cell>
          <table:table-cell table:formula="of:=AVERAGE([.D2:.D29])" office:value-type="float" office:value="0.0476836603071429">
            <text:p>0.0476836603</text:p>
          </table:table-cell>
          <table:table-cell table:formula="of:=AVERAGE([.E2:.E29])" office:value-type="float" office:value="0.0710859396785714">
            <text:p>0.0710859397</text:p>
          </table:table-cell>
          <table:table-cell table:formula="of:=AVERAGE([.F2:.F29])" office:value-type="float" office:value="0.0558859709285714">
            <text:p>0.0558859709</text:p>
          </table:table-cell>
          <table:table-cell table:formula="of:=AVERAGE([.G2:.G29])" office:value-type="float" office:value="0.0469958009464286">
            <text:p>0.0469958009</text:p>
          </table:table-cell>
          <table:table-cell table:formula="of:=AVERAGE([.H2:.H29])" office:value-type="float" office:value="0.0461441434285714">
            <text:p>0.0461441434</text:p>
          </table:table-cell>
          <table:table-cell table:formula="of:=AVERAGE([.I2:.I29])" office:value-type="float" office:value="0.0290930781321429">
            <text:p>0.0290930781</text:p>
          </table:table-cell>
          <table:table-cell table:formula="of:=AVERAGE([.J2:.J29])" office:value-type="float" office:value="0.0312628433928571">
            <text:p>0.0312628434</text:p>
          </table:table-cell>
          <table:table-cell table:formula="of:=AVERAGE([.K2:.K29])" office:value-type="float" office:value="0.0278374223928571">
            <text:p>0.0278374224</text:p>
          </table:table-cell>
          <table:table-cell table:formula="of:=AVERAGE([.L2:.L29])" office:value-type="float" office:value="0.0281324989642857">
            <text:p>0.028132499</text:p>
          </table:table-cell>
          <table:table-cell table:formula="of:=AVERAGE([.M2:.M29])" office:value-type="float" office:value="0.0172121698107143">
            <text:p>0.0172121698</text:p>
          </table:table-cell>
          <table:table-cell table:formula="of:=AVERAGE([.N2:.N29])" office:value-type="float" office:value="0.0248562062">
            <text:p>0.0248562062</text:p>
          </table:table-cell>
          <table:table-cell table:formula="of:=AVERAGE([.O2:.O29])" office:value-type="float" office:value="0.0164882129321429">
            <text:p>0.0164882129</text:p>
          </table:table-cell>
          <table:table-cell table:formula="of:=AVERAGE([.P2:.P29])" office:value-type="float" office:value="0.0137388456964286">
            <text:p>0.0137388457</text:p>
          </table:table-cell>
          <table:table-cell table:formula="of:=AVERAGE([.Q2:.Q29])" office:value-type="float" office:value="0.0167050826">
            <text:p>0.0167050826</text:p>
          </table:table-cell>
          <table:table-cell table:formula="of:=AVERAGE([.R2:.R29])" office:value-type="float" office:value="0.0144066291571429">
            <text:p>0.0144066292</text:p>
          </table:table-cell>
          <table:table-cell table:formula="of:=AVERAGE([.S2:.S29])" office:value-type="float" office:value="0.0132729932714286">
            <text:p>0.0132729933</text:p>
          </table:table-cell>
          <table:table-cell table:formula="of:=AVERAGE([.T2:.T29])" office:value-type="float" office:value="0.0133797054714286">
            <text:p>0.0133797055</text:p>
          </table:table-cell>
          <table:table-cell table:formula="of:=AVERAGE([.U2:.U29])" office:value-type="float" office:value="0.0100389613357143">
            <text:p>0.0100389613</text:p>
          </table:table-cell>
          <table:table-cell table:formula="of:=AVERAGE([.V2:.V29])" office:value-type="float" office:value="0.0139612418714286">
            <text:p>0.0139612419</text:p>
          </table:table-cell>
          <table:table-cell table:formula="of:=AVERAGE([.W2:.W29])" office:value-type="float" office:value="0.0101816366428571">
            <text:p>0.0101816366</text:p>
          </table:table-cell>
          <table:table-cell table:formula="of:=AVERAGE([.X2:.X29])" office:value-type="float" office:value="0.00995910262142857">
            <text:p>0.0099591026</text:p>
          </table:table-cell>
          <table:table-cell table:formula="of:=AVERAGE([.Y2:.Y29])" office:value-type="float" office:value="0.00919479378571429">
            <text:p>0.0091947938</text:p>
          </table:table-cell>
          <table:table-cell table:formula="of:=AVERAGE([.Z2:.Z29])" office:value-type="float" office:value="0.00947376842142857">
            <text:p>0.0094737684</text:p>
          </table:table-cell>
          <table:table-cell table:formula="of:=AVERAGE([.AA2:.AA29])" office:value-type="float" office:value="0.00822140423928571">
            <text:p>0.0082214042</text:p>
          </table:table-cell>
          <table:table-cell table:formula="of:=AVERAGE([.AB2:.AB29])" office:value-type="float" office:value="0.00682855664642857">
            <text:p>0.0068285566</text:p>
          </table:table-cell>
          <table:table-cell table:formula="of:=AVERAGE([.AC2:.AC29])" office:value-type="float" office:value="0.00830417648571429">
            <text:p>0.0083041765</text:p>
          </table:table-cell>
          <table:table-cell table:formula="of:=AVERAGE([.AD2:.AD29])" office:value-type="float" office:value="0.00838471958214286">
            <text:p>0.0083847196</text:p>
          </table:table-cell>
          <table:table-cell table:formula="of:=AVERAGE([.AE2:.AE29])" office:value-type="float" office:value="0.00828553542857143">
            <text:p>0.0082855354</text:p>
          </table:table-cell>
          <table:table-cell table:formula="of:=AVERAGE([.AF2:.AF29])" office:value-type="float" office:value="0.0114752495607143">
            <text:p>0.0114752496</text:p>
          </table:table-cell>
          <table:table-cell table:formula="of:=AVERAGE([.AG2:.AG29])" office:value-type="float" office:value="0.00795064427142857">
            <text:p>0.0079506443</text:p>
          </table:table-cell>
          <table:table-cell table:formula="of:=AVERAGE([.AH2:.AH29])" office:value-type="float" office:value="0.00761473274642857">
            <text:p>0.0076147327</text:p>
          </table:table-cell>
          <table:table-cell table:formula="of:=AVERAGE([.AI2:.AI29])" office:value-type="float" office:value="0.00787523990357143">
            <text:p>0.0078752399</text:p>
          </table:table-cell>
          <table:table-cell table:formula="of:=AVERAGE([.AJ2:.AJ29])" office:value-type="float" office:value="0.00778245100714286">
            <text:p>0.007782451</text:p>
          </table:table-cell>
          <table:table-cell table:formula="of:=AVERAGE([.AK2:.AK29])" office:value-type="float" office:value="0.00632087759285714">
            <text:p>0.0063208776</text:p>
          </table:table-cell>
          <table:table-cell table:formula="of:=AVERAGE([.AL2:.AL29])" office:value-type="float" office:value="0.00761817058928571">
            <text:p>0.0076181706</text:p>
          </table:table-cell>
          <table:table-cell table:formula="of:=AVERAGE([.AM2:.AM29])" office:value-type="float" office:value="0.00688898077857143">
            <text:p>0.0068889808</text:p>
          </table:table-cell>
          <table:table-cell table:formula="of:=AVERAGE([.AN2:.AN29])" office:value-type="float" office:value="0.00754083455357143">
            <text:p>0.0075408346</text:p>
          </table:table-cell>
          <table:table-cell table:formula="of:=AVERAGE([.AO2:.AO29])" office:value-type="float" office:value="0.00636522806071428">
            <text:p>0.0063652281</text:p>
          </table:table-cell>
          <table:table-cell table:formula="of:=AVERAGE([.AP2:.AP29])" office:value-type="float" office:value="0.00756695432142857">
            <text:p>0.0075669543</text:p>
          </table:table-cell>
          <table:table-cell table:formula="of:=AVERAGE([.AQ2:.AQ29])" office:value-type="float" office:value="0.00683644455">
            <text:p>0.0068364446</text:p>
          </table:table-cell>
          <table:table-cell table:formula="of:=AVERAGE([.AR2:.AR29])" office:value-type="float" office:value="0.00657731634285714">
            <text:p>0.0065773163</text:p>
          </table:table-cell>
          <table:table-cell table:formula="of:=AVERAGE([.AS2:.AS29])" office:value-type="float" office:value="0.00677001323571429">
            <text:p>0.0067700132</text:p>
          </table:table-cell>
          <table:table-cell table:formula="of:=AVERAGE([.AT2:.AT29])" office:value-type="float" office:value="0.00614553671071429">
            <text:p>0.0061455367</text:p>
          </table:table-cell>
          <table:table-cell table:formula="of:=AVERAGE([.AU2:.AU29])" office:value-type="float" office:value="0.00540732787857143">
            <text:p>0.0054073279</text:p>
          </table:table-cell>
          <table:table-cell table:formula="of:=AVERAGE([.AV2:.AV29])" office:value-type="float" office:value="0.00616697371071429">
            <text:p>0.0061669737</text:p>
          </table:table-cell>
          <table:table-cell table:formula="of:=AVERAGE([.AW2:.AW29])" office:value-type="float" office:value="0.00569574861785714">
            <text:p>0.0056957486</text:p>
          </table:table-cell>
          <table:table-cell table:formula="of:=AVERAGE([.AX2:.AX29])" office:value-type="float" office:value="0.00575163653928571">
            <text:p>0.0057516365</text:p>
          </table:table-cell>
          <table:table-cell table:formula="of:=AVERAGE([.AY2:.AY29])" office:value-type="float" office:value="0.00472785379642857">
            <text:p>0.0047278538</text:p>
          </table:table-cell>
          <table:table-cell table:formula="of:=AVERAGE([.AZ2:.AZ29])" office:value-type="float" office:value="0.00519474520714286">
            <text:p>0.0051947452</text:p>
          </table:table-cell>
          <table:table-cell table:formula="of:=AVERAGE([.BA2:.BA29])" office:value-type="float" office:value="0.00469337978571429">
            <text:p>0.0046933798</text:p>
          </table:table-cell>
          <table:table-cell table:formula="of:=AVERAGE([.BB2:.BB29])" office:value-type="float" office:value="0.00362133750714286">
            <text:p>0.0036213375</text:p>
          </table:table-cell>
          <table:table-cell table:formula="of:=AVERAGE([.BC2:.BC29])" office:value-type="float" office:value="0.00531881263571429">
            <text:p>0.0053188126</text:p>
          </table:table-cell>
          <table:table-cell table:formula="of:=AVERAGE([.BD2:.BD29])" office:value-type="float" office:value="0.00400880701785714">
            <text:p>0.004008807</text:p>
          </table:table-cell>
          <table:table-cell table:formula="of:=AVERAGE([.BE2:.BE29])" office:value-type="float" office:value="0.00317131727142857">
            <text:p>0.0031713173</text:p>
          </table:table-cell>
          <table:table-cell table:formula="of:=AVERAGE([.BF2:.BF29])" office:value-type="float" office:value="0.00501375866071429">
            <text:p>0.0050137587</text:p>
          </table:table-cell>
          <table:table-cell table:formula="of:=AVERAGE([.BG2:.BG29])" office:value-type="float" office:value="0.004001352575">
            <text:p>0.0040013526</text:p>
          </table:table-cell>
          <table:table-cell table:formula="of:=AVERAGE([.BH2:.BH29])" office:value-type="float" office:value="0.00367885934285714">
            <text:p>0.0036788593</text:p>
          </table:table-cell>
          <table:table-cell table:formula="of:=AVERAGE([.BI2:.BI29])" office:value-type="float" office:value="0.00425673662857143">
            <text:p>0.0042567366</text:p>
          </table:table-cell>
          <table:table-cell table:formula="of:=AVERAGE([.BJ2:.BJ29])" office:value-type="float" office:value="0.00447621765714286">
            <text:p>0.0044762177</text:p>
          </table:table-cell>
          <table:table-cell table:formula="of:=AVERAGE([.BK2:.BK29])" office:value-type="float" office:value="0.00417554695714286">
            <text:p>0.004175547</text:p>
          </table:table-cell>
          <table:table-cell table:formula="of:=AVERAGE([.BL2:.BL29])" office:value-type="float" office:value="0.00411734180714286">
            <text:p>0.0041173418</text:p>
          </table:table-cell>
          <table:table-cell table:formula="of:=AVERAGE([.BM2:.BM29])" office:value-type="float" office:value="0.004786875025">
            <text:p>0.004786875</text:p>
          </table:table-cell>
          <table:table-cell table:formula="of:=AVERAGE([.BN2:.BN29])" office:value-type="float" office:value="0.0036079232">
            <text:p>0.0036079232</text:p>
          </table:table-cell>
          <table:table-cell table:formula="of:=AVERAGE([.BO2:.BO29])" office:value-type="float" office:value="0.00354100713214286">
            <text:p>0.0035410071</text:p>
          </table:table-cell>
          <table:table-cell table:formula="of:=AVERAGE([.BP2:.BP29])" office:value-type="float" office:value="0.00513288934285714">
            <text:p>0.0051328893</text:p>
          </table:table-cell>
          <table:table-cell table:formula="of:=AVERAGE([.BQ2:.BQ29])" office:value-type="float" office:value="0.00373672709642857">
            <text:p>0.0037367271</text:p>
          </table:table-cell>
          <table:table-cell table:formula="of:=AVERAGE([.BR2:.BR29])" office:value-type="float" office:value="0.00369681789285714">
            <text:p>0.0036968179</text:p>
          </table:table-cell>
          <table:table-cell table:formula="of:=AVERAGE([.BS2:.BS29])" office:value-type="float" office:value="0.00453694691071429">
            <text:p>0.0045369469</text:p>
          </table:table-cell>
          <table:table-cell table:formula="of:=AVERAGE([.BT2:.BT29])" office:value-type="float" office:value="0.00365215025714286">
            <text:p>0.0036521503</text:p>
          </table:table-cell>
          <table:table-cell table:formula="of:=AVERAGE([.BU2:.BU29])" office:value-type="float" office:value="0.00341965560357143">
            <text:p>0.0034196556</text:p>
          </table:table-cell>
          <table:table-cell table:formula="of:=AVERAGE([.BV2:.BV29])" office:value-type="float" office:value="0.00368247620714286">
            <text:p>0.0036824762</text:p>
          </table:table-cell>
          <table:table-cell table:formula="of:=AVERAGE([.BW2:.BW29])" office:value-type="float" office:value="0.0035097459">
            <text:p>0.0035097459</text:p>
          </table:table-cell>
          <table:table-cell table:formula="of:=AVERAGE([.BX2:.BX29])" office:value-type="float" office:value="0.00261722800714286">
            <text:p>0.002617228</text:p>
          </table:table-cell>
          <table:table-cell table:formula="of:=AVERAGE([.BY2:.BY29])" office:value-type="float" office:value="0.00358801163321429">
            <text:p>0.0035880116</text:p>
          </table:table-cell>
          <table:table-cell table:formula="of:=AVERAGE([.BZ2:.BZ29])" office:value-type="float" office:value="0.00357194945928571">
            <text:p>0.0035719495</text:p>
          </table:table-cell>
          <table:table-cell table:formula="of:=AVERAGE([.CA2:.CA29])" office:value-type="float" office:value="0.00266547153928571">
            <text:p>0.0026654715</text:p>
          </table:table-cell>
          <table:table-cell table:formula="of:=AVERAGE([.CB2:.CB29])" office:value-type="float" office:value="0.00258664631785714">
            <text:p>0.0025866463</text:p>
          </table:table-cell>
          <table:table-cell table:formula="of:=AVERAGE([.CC2:.CC29])" office:value-type="float" office:value="0.00306478031785714">
            <text:p>0.0030647803</text:p>
          </table:table-cell>
          <table:table-cell table:formula="of:=AVERAGE([.CD2:.CD29])" office:value-type="float" office:value="0.00340475407857143">
            <text:p>0.0034047541</text:p>
          </table:table-cell>
          <table:table-cell table:formula="of:=AVERAGE([.CE2:.CE29])" office:value-type="float" office:value="0.00295147539285714">
            <text:p>0.0029514754</text:p>
          </table:table-cell>
          <table:table-cell table:formula="of:=AVERAGE([.CF2:.CF29])" office:value-type="float" office:value="0.00294452218928571">
            <text:p>0.0029445222</text:p>
          </table:table-cell>
          <table:table-cell table:formula="of:=AVERAGE([.CG2:.CG29])" office:value-type="float" office:value="0.00271317595714286">
            <text:p>0.002713176</text:p>
          </table:table-cell>
          <table:table-cell table:formula="of:=AVERAGE([.CH2:.CH29])" office:value-type="float" office:value="0.00232576002392857">
            <text:p>0.00232576</text:p>
          </table:table-cell>
          <table:table-cell table:formula="of:=AVERAGE([.CI2:.CI29])" office:value-type="float" office:value="0.00252285767964286">
            <text:p>0.0025228577</text:p>
          </table:table-cell>
          <table:table-cell table:formula="of:=AVERAGE([.CJ2:.CJ29])" office:value-type="float" office:value="0.00265592318928571">
            <text:p>0.0026559232</text:p>
          </table:table-cell>
          <table:table-cell table:formula="of:=AVERAGE([.CK2:.CK29])" office:value-type="float" office:value="0.00247031952857143">
            <text:p>0.0024703195</text:p>
          </table:table-cell>
          <table:table-cell table:formula="of:=AVERAGE([.CL2:.CL29])" office:value-type="float" office:value="0.00272178316785714">
            <text:p>0.0027217832</text:p>
          </table:table-cell>
          <table:table-cell table:formula="of:=AVERAGE([.CM2:.CM29])" office:value-type="float" office:value="0.00258000967857143">
            <text:p>0.0025800097</text:p>
          </table:table-cell>
          <table:table-cell table:formula="of:=AVERAGE([.CN2:.CN29])" office:value-type="float" office:value="0.00247990716964286">
            <text:p>0.0024799072</text:p>
          </table:table-cell>
          <table:table-cell table:formula="of:=AVERAGE([.CO2:.CO29])" office:value-type="float" office:value="0.00237011686071429">
            <text:p>0.0023701169</text:p>
          </table:table-cell>
          <table:table-cell table:formula="of:=AVERAGE([.CP2:.CP29])" office:value-type="float" office:value="0.00243375202142857">
            <text:p>0.002433752</text:p>
          </table:table-cell>
          <table:table-cell table:formula="of:=AVERAGE([.CQ2:.CQ29])" office:value-type="float" office:value="0.00251864610535714">
            <text:p>0.0025186461</text:p>
          </table:table-cell>
          <table:table-cell table:formula="of:=AVERAGE([.CR2:.CR29])" office:value-type="float" office:value="0.00267946660535714">
            <text:p>0.0026794666</text:p>
          </table:table-cell>
          <table:table-cell table:formula="of:=AVERAGE([.CS2:.CS29])" office:value-type="float" office:value="0.00249273979285714">
            <text:p>0.0024927398</text:p>
          </table:table-cell>
          <table:table-cell table:formula="of:=AVERAGE([.CT2:.CT29])" office:value-type="float" office:value="0.00231756843571429">
            <text:p>0.0023175684</text:p>
          </table:table-cell>
          <table:table-cell table:formula="of:=AVERAGE([.CU2:.CU29])" office:value-type="float" office:value="0.0022463926725">
            <text:p>0.0022463927</text:p>
          </table:table-cell>
          <table:table-cell table:formula="of:=AVERAGE([.CV2:.CV29])" office:value-type="float" office:value="0.00222904171964286">
            <text:p>0.0022290417</text:p>
          </table:table-cell>
          <table:table-cell table:formula="of:=AVERAGE([.CW2:.CW29])" office:value-type="float" office:value="0.00218129766214286">
            <text:p>0.0021812977</text:p>
          </table:table-cell>
          <table:table-cell table:formula="of:=AVERAGE([.CX2:.CX29])" office:value-type="float" office:value="0.00228128035714286">
            <text:p>0.0022812804</text:p>
          </table:table-cell>
          <table:table-cell table:formula="of:=AVERAGE([.CY2:.CY29])" office:value-type="float" office:value="0.00215925615357143">
            <text:p>0.0021592562</text:p>
          </table:table-cell>
          <table:table-cell table:formula="of:=AVERAGE([.CZ2:.CZ29])" office:value-type="float" office:value="0.002017545625">
            <text:p>0.0020175456</text:p>
          </table:table-cell>
          <table:table-cell table:formula="of:=AVERAGE([.DA2:.DA29])" office:value-type="float" office:value="0.00220820007964286">
            <text:p>0.0022082001</text:p>
          </table:table-cell>
          <table:table-cell table:formula="of:=AVERAGE([.DB2:.DB29])" office:value-type="float" office:value="0.00197613878678571">
            <text:p>0.0019761388</text:p>
          </table:table-cell>
          <table:table-cell table:formula="of:=AVERAGE([.DC2:.DC29])" office:value-type="float" office:value="0.00189534911107143">
            <text:p>0.0018953491</text:p>
          </table:table-cell>
          <table:table-cell table:formula="of:=AVERAGE([.DD2:.DD29])" office:value-type="float" office:value="0.00237393726535714">
            <text:p>0.0023739373</text:p>
          </table:table-cell>
          <table:table-cell table:formula="of:=AVERAGE([.DE2:.DE29])" office:value-type="float" office:value="0.00222217800357143">
            <text:p>0.002222178</text:p>
          </table:table-cell>
          <table:table-cell table:formula="of:=AVERAGE([.DF2:.DF29])" office:value-type="float" office:value="0.00189060366071429">
            <text:p>0.0018906037</text:p>
          </table:table-cell>
          <table:table-cell table:formula="of:=AVERAGE([.DG2:.DG29])" office:value-type="float" office:value="0.00217800316428571">
            <text:p>0.0021780032</text:p>
          </table:table-cell>
          <table:table-cell table:formula="of:=AVERAGE([.DH2:.DH29])" office:value-type="float" office:value="0.00211398611428571">
            <text:p>0.0021139861</text:p>
          </table:table-cell>
          <table:table-cell table:formula="of:=AVERAGE([.DI2:.DI29])" office:value-type="float" office:value="0.00197074688535714">
            <text:p>0.0019707469</text:p>
          </table:table-cell>
          <table:table-cell table:formula="of:=AVERAGE([.DJ2:.DJ29])" office:value-type="float" office:value="0.00203792009607143">
            <text:p>0.0020379201</text:p>
          </table:table-cell>
          <table:table-cell table:formula="of:=AVERAGE([.DK2:.DK29])" office:value-type="float" office:value="0.00229934535">
            <text:p>0.0022993454</text:p>
          </table:table-cell>
          <table:table-cell table:formula="of:=AVERAGE([.DL2:.DL29])" office:value-type="float" office:value="0.00207594401178571">
            <text:p>0.002075944</text:p>
          </table:table-cell>
          <table:table-cell table:formula="of:=AVERAGE([.DM2:.DM29])" office:value-type="float" office:value="0.00195800876464286">
            <text:p>0.0019580088</text:p>
          </table:table-cell>
          <table:table-cell table:formula="of:=AVERAGE([.DN2:.DN29])" office:value-type="float" office:value="0.00194034435821429">
            <text:p>0.0019403444</text:p>
          </table:table-cell>
          <table:table-cell table:formula="of:=AVERAGE([.DO2:.DO29])" office:value-type="float" office:value="0.00180720711178572">
            <text:p>0.0018072071</text:p>
          </table:table-cell>
          <table:table-cell table:formula="of:=AVERAGE([.DP2:.DP29])" office:value-type="float" office:value="0.002041348855">
            <text:p>0.0020413489</text:p>
          </table:table-cell>
          <table:table-cell table:formula="of:=AVERAGE([.DQ2:.DQ29])" office:value-type="float" office:value="0.00208957402142857">
            <text:p>0.002089574</text:p>
          </table:table-cell>
          <table:table-cell table:formula="of:=AVERAGE([.DR2:.DR29])" office:value-type="float" office:value="0.00221099402321429">
            <text:p>0.002210994</text:p>
          </table:table-cell>
          <table:table-cell table:formula="of:=AVERAGE([.DS2:.DS29])" office:value-type="float" office:value="0.00174420919464286">
            <text:p>0.0017442092</text:p>
          </table:table-cell>
          <table:table-cell table:formula="of:=AVERAGE([.DT2:.DT29])" office:value-type="float" office:value="0.00183661279178571">
            <text:p>0.0018366128</text:p>
          </table:table-cell>
          <table:table-cell table:formula="of:=AVERAGE([.DU2:.DU29])" office:value-type="float" office:value="0.00179610677035714">
            <text:p>0.0017961068</text:p>
          </table:table-cell>
          <table:table-cell table:formula="of:=AVERAGE([.DV2:.DV29])" office:value-type="float" office:value="0.00169508432178571">
            <text:p>0.0016950843</text:p>
          </table:table-cell>
          <table:table-cell table:formula="of:=AVERAGE([.DW2:.DW29])" office:value-type="float" office:value="0.00177227579821429">
            <text:p>0.0017722758</text:p>
          </table:table-cell>
          <table:table-cell table:formula="of:=AVERAGE([.DX2:.DX29])" office:value-type="float" office:value="0.00198927124285714">
            <text:p>0.0019892712</text:p>
          </table:table-cell>
          <table:table-cell table:formula="of:=AVERAGE([.DY2:.DY29])" office:value-type="float" office:value="0.00174475937142857">
            <text:p>0.0017447594</text:p>
          </table:table-cell>
          <table:table-cell table:formula="of:=AVERAGE([.DZ2:.DZ29])" office:value-type="float" office:value="0.00164114430357143">
            <text:p>0.0016411443</text:p>
          </table:table-cell>
          <table:table-cell table:formula="of:=AVERAGE([.EA2:.EA29])" office:value-type="float" office:value="0.0017954674875">
            <text:p>0.0017954675</text:p>
          </table:table-cell>
          <table:table-cell table:formula="of:=AVERAGE([.EB2:.EB29])" office:value-type="float" office:value="0.00181845801071429">
            <text:p>0.001818458</text:p>
          </table:table-cell>
          <table:table-cell table:formula="of:=AVERAGE([.EC2:.EC29])" office:value-type="float" office:value="0.00182208435357143">
            <text:p>0.0018220844</text:p>
          </table:table-cell>
          <table:table-cell table:formula="of:=AVERAGE([.ED2:.ED29])" office:value-type="float" office:value="0.00183561583678571">
            <text:p>0.0018356158</text:p>
          </table:table-cell>
          <table:table-cell table:formula="of:=AVERAGE([.EE2:.EE29])" office:value-type="float" office:value="0.00205183738214286">
            <text:p>0.0020518374</text:p>
          </table:table-cell>
          <table:table-cell table:formula="of:=AVERAGE([.EF2:.EF29])" office:value-type="float" office:value="0.00179003099714286">
            <text:p>0.001790031</text:p>
          </table:table-cell>
          <table:table-cell table:formula="of:=AVERAGE([.EG2:.EG29])" office:value-type="float" office:value="0.00176344215892857">
            <text:p>0.0017634422</text:p>
          </table:table-cell>
          <table:table-cell table:formula="of:=AVERAGE([.EH2:.EH29])" office:value-type="float" office:value="0.00161371280964286">
            <text:p>0.0016137128</text:p>
          </table:table-cell>
          <table:table-cell table:formula="of:=AVERAGE([.EI2:.EI29])" office:value-type="float" office:value="0.00157234779821429">
            <text:p>0.0015723478</text:p>
          </table:table-cell>
          <table:table-cell table:formula="of:=AVERAGE([.EJ2:.EJ29])" office:value-type="float" office:value="0.00154774829964286">
            <text:p>0.0015477483</text:p>
          </table:table-cell>
          <table:table-cell table:formula="of:=AVERAGE([.EK2:.EK29])" office:value-type="float" office:value="0.00154321740142857">
            <text:p>0.0015432174</text:p>
          </table:table-cell>
          <table:table-cell table:formula="of:=AVERAGE([.EL2:.EL29])" office:value-type="float" office:value="0.00158972739428571">
            <text:p>0.0015897274</text:p>
          </table:table-cell>
          <table:table-cell table:formula="of:=AVERAGE([.EM2:.EM29])" office:value-type="float" office:value="0.00141977156357143">
            <text:p>0.0014197716</text:p>
          </table:table-cell>
          <table:table-cell table:formula="of:=AVERAGE([.EN2:.EN29])" office:value-type="float" office:value="0.00141041048464286">
            <text:p>0.0014104105</text:p>
          </table:table-cell>
          <table:table-cell table:formula="of:=AVERAGE([.EO2:.EO29])" office:value-type="float" office:value="0.00138705242642857">
            <text:p>0.0013870524</text:p>
          </table:table-cell>
          <table:table-cell table:formula="of:=AVERAGE([.EP2:.EP29])" office:value-type="float" office:value="0.00140895107785714">
            <text:p>0.0014089511</text:p>
          </table:table-cell>
          <table:table-cell table:formula="of:=AVERAGE([.EQ2:.EQ29])" office:value-type="float" office:value="0.00141292270714286">
            <text:p>0.0014129227</text:p>
          </table:table-cell>
          <table:table-cell table:formula="of:=AVERAGE([.ER2:.ER29])" office:value-type="float" office:value="0.0014161813975">
            <text:p>0.0014161814</text:p>
          </table:table-cell>
          <table:table-cell table:formula="of:=AVERAGE([.ES2:.ES29])" office:value-type="float" office:value="0.00130203836964286">
            <text:p>0.0013020384</text:p>
          </table:table-cell>
          <table:table-cell table:formula="of:=AVERAGE([.ET2:.ET29])" office:value-type="float" office:value="0.00141411412964286">
            <text:p>0.0014141141</text:p>
          </table:table-cell>
          <table:table-cell table:formula="of:=AVERAGE([.EU2:.EU29])" office:value-type="float" office:value="0.00134050284214286">
            <text:p>0.0013405028</text:p>
          </table:table-cell>
          <table:table-cell table:formula="of:=AVERAGE([.EV2:.EV29])" office:value-type="float" office:value="0.00135347864714286">
            <text:p>0.0013534786</text:p>
          </table:table-cell>
          <table:table-cell table:formula="of:=AVERAGE([.EW2:.EW29])" office:value-type="float" office:value="0.00153800633107143">
            <text:p>0.0015380063</text:p>
          </table:table-cell>
          <table:table-cell table:formula="of:=AVERAGE([.EX2:.EX29])" office:value-type="float" office:value="0.00129741526857143">
            <text:p>0.0012974153</text:p>
          </table:table-cell>
          <table:table-cell table:formula="of:=AVERAGE([.EY2:.EY29])" office:value-type="float" office:value="0.00135190147857143">
            <text:p>0.0013519015</text:p>
          </table:table-cell>
          <table:table-cell table:formula="of:=AVERAGE([.EZ2:.EZ29])" office:value-type="float" office:value="0.00134774256428571">
            <text:p>0.0013477426</text:p>
          </table:table-cell>
          <table:table-cell table:formula="of:=AVERAGE([.FA2:.FA29])" office:value-type="float" office:value="0.00120532547392857">
            <text:p>0.0012053255</text:p>
          </table:table-cell>
          <table:table-cell table:formula="of:=AVERAGE([.FB2:.FB29])" office:value-type="float" office:value="0.00125667951714286">
            <text:p>0.0012566795</text:p>
          </table:table-cell>
          <table:table-cell table:formula="of:=AVERAGE([.FC2:.FC29])" office:value-type="float" office:value="0.00117656310428571">
            <text:p>0.0011765631</text:p>
          </table:table-cell>
          <table:table-cell table:formula="of:=AVERAGE([.FD2:.FD29])" office:value-type="float" office:value="0.00123356647821429">
            <text:p>0.0012335665</text:p>
          </table:table-cell>
          <table:table-cell table:formula="of:=AVERAGE([.FE2:.FE29])" office:value-type="float" office:value="0.0011320008775">
            <text:p>0.0011320009</text:p>
          </table:table-cell>
          <table:table-cell table:formula="of:=AVERAGE([.FF2:.FF29])" office:value-type="float" office:value="0.00114401923642857">
            <text:p>0.0011440192</text:p>
          </table:table-cell>
          <table:table-cell table:formula="of:=AVERAGE([.FG2:.FG29])" office:value-type="float" office:value="0.00112752837714286">
            <text:p>0.0011275284</text:p>
          </table:table-cell>
          <table:table-cell table:formula="of:=AVERAGE([.FH2:.FH29])" office:value-type="float" office:value="0.00111442412964286">
            <text:p>0.0011144241</text:p>
          </table:table-cell>
          <table:table-cell table:formula="of:=AVERAGE([.FI2:.FI29])" office:value-type="float" office:value="0.00113932789857143">
            <text:p>0.0011393279</text:p>
          </table:table-cell>
          <table:table-cell table:formula="of:=AVERAGE([.FJ2:.FJ29])" office:value-type="float" office:value="0.00112942885821429">
            <text:p>0.0011294289</text:p>
          </table:table-cell>
          <table:table-cell table:formula="of:=AVERAGE([.FK2:.FK29])" office:value-type="float" office:value="0.00107947075178571">
            <text:p>0.0010794708</text:p>
          </table:table-cell>
          <table:table-cell table:style-name="Default" table:formula="of:=AVERAGE([.FL2:.FL29])" office:value-type="float" office:value="0.00107483582392857">
            <text:p>0.0010748358</text:p>
          </table:table-cell>
          <table:table-cell table:formula="of:=AVERAGE([.FM2:.FM29])" office:value-type="float" office:value="0.00107021607607143">
            <text:p>0.0010702161</text:p>
          </table:table-cell>
          <table:table-cell table:formula="of:=AVERAGE([.FN2:.FN29])" office:value-type="float" office:value="0.00109943129642857">
            <text:p>0.0010994313</text:p>
          </table:table-cell>
          <table:table-cell table:style-name="Default" table:formula="of:=AVERAGE([.FO2:.FO29])" office:value-type="float" office:value="0.00110784080357143">
            <text:p>0.0011078408</text:p>
          </table:table-cell>
          <table:table-cell table:formula="of:=AVERAGE([.FP2:.FP29])" office:value-type="float" office:value="0.00107809580428571">
            <text:p>0.0010780958</text:p>
          </table:table-cell>
          <table:table-cell table:formula="of:=AVERAGE([.FQ2:.FQ29])" office:value-type="float" office:value="0.00105613984714286">
            <text:p>0.0010561398</text:p>
          </table:table-cell>
          <table:table-cell table:formula="of:=AVERAGE([.FR2:.FR29])" office:value-type="float" office:value="0.00105307280285714">
            <text:p>0.0010530728</text:p>
          </table:table-cell>
          <table:table-cell table:style-name="Default" table:formula="of:=AVERAGE([.FS2:.FS29])" office:value-type="float" office:value="0.00103860543035714">
            <text:p>0.0010386054</text:p>
          </table:table-cell>
          <table:table-cell table:style-name="Default" table:formula="of:=AVERAGE([.FT2:.FT29])" office:value-type="float" office:value="0.00100727266785714">
            <text:p>0.0010072727</text:p>
          </table:table-cell>
          <table:table-cell table:style-name="Default" table:formula="of:=AVERAGE([.FU2:.FU29])" office:value-type="float" office:value="0.00100827544607143">
            <text:p>0.0010082754</text:p>
          </table:table-cell>
          <table:table-cell table:style-name="Default" table:formula="of:=AVERAGE([.FV2:.FV29])" office:value-type="float" office:value="0.000990669710357143">
            <text:p>0.0009906697</text:p>
          </table:table-cell>
          <table:table-cell table:style-name="Default" table:formula="of:=AVERAGE([.FW2:.FW29])" office:value-type="float" office:value="0.0010108023575">
            <text:p>0.0010108024</text:p>
          </table:table-cell>
          <table:table-cell table:style-name="Default" table:formula="of:=AVERAGE([.FX2:.FX29])" office:value-type="float" office:value="0.00113399906392857">
            <text:p>0.0011339991</text:p>
          </table:table-cell>
          <table:table-cell table:style-name="Default" table:formula="of:=AVERAGE([.FY2:.FY29])" office:value-type="float" office:value="0.000954966972142857">
            <text:p>0.000954967</text:p>
          </table:table-cell>
          <table:table-cell table:style-name="Default" table:formula="of:=AVERAGE([.FZ2:.FZ29])" office:value-type="float" office:value="0.000987475976785714">
            <text:p>0.000987476</text:p>
          </table:table-cell>
          <table:table-cell table:formula="of:=AVERAGE([.GA2:.GA29])" office:value-type="float" office:value="0.00128654904">
            <text:p>0.001286549</text:p>
          </table:table-cell>
          <table:table-cell table:formula="of:=AVERAGE([.GB2:.GB29])" office:value-type="float" office:value="0.00111307443142857">
            <text:p>0.0011130744</text:p>
          </table:table-cell>
          <table:table-cell table:style-name="Default" table:formula="of:=AVERAGE([.GC2:.GC29])" office:value-type="float" office:value="0.000982510299642857">
            <text:p>0.0009825103</text:p>
          </table:table-cell>
          <table:table-cell table:style-name="Default" table:formula="of:=AVERAGE([.GD2:.GD29])" office:value-type="float" office:value="0.0009037681325">
            <text:p>0.0009037681</text:p>
          </table:table-cell>
          <table:table-cell table:style-name="Default" table:formula="of:=AVERAGE([.GE2:.GE29])" office:value-type="float" office:value="0.000900574189642857">
            <text:p>0.0009005742</text:p>
          </table:table-cell>
          <table:table-cell table:style-name="Default" table:formula="of:=AVERAGE([.GF2:.GF29])" office:value-type="float" office:value="0.0007160772075">
            <text:p>7.16E-004</text:p>
          </table:table-cell>
          <table:table-cell table:style-name="Default" table:formula="of:=AVERAGE([.GG2:.GG29])" office:value-type="float" office:value="0.000670172382857143">
            <text:p>6.70E-004</text:p>
          </table:table-cell>
          <table:table-cell table:style-name="Default" table:formula="of:=AVERAGE([.GH2:.GH29])" office:value-type="float" office:value="0.000720290894285714">
            <text:p>7.20E-004</text:p>
          </table:table-cell>
          <table:table-cell table:style-name="Default" table:formula="of:=AVERAGE([.GI2:.GI29])" office:value-type="float" office:value="0.000754455847142857">
            <text:p>7.54E-004</text:p>
          </table:table-cell>
          <table:table-cell table:style-name="Default" table:formula="of:=AVERAGE([.GJ2:.GJ29])" office:value-type="float" office:value="0.000796747345714286">
            <text:p>7.97E-004</text:p>
          </table:table-cell>
          <table:table-cell table:style-name="Default" table:formula="of:=AVERAGE([.GK2:.GK29])" office:value-type="float" office:value="0.000713853075">
            <text:p>7.14E-004</text:p>
          </table:table-cell>
          <table:table-cell table:style-name="Default" table:formula="of:=AVERAGE([.GL2:.GL29])" office:value-type="float" office:value="0.000671932171428572">
            <text:p>6.72E-004</text:p>
          </table:table-cell>
          <table:table-cell table:style-name="Default" table:formula="of:=AVERAGE([.GM2:.GM29])" office:value-type="float" office:value="0.000669445817142857">
            <text:p>6.69E-004</text:p>
          </table:table-cell>
          <table:table-cell table:style-name="Default" table:formula="of:=AVERAGE([.GN2:.GN29])" office:value-type="float" office:value="0.000648689525714286">
            <text:p>6.49E-004</text:p>
          </table:table-cell>
          <table:table-cell table:style-name="Default" table:formula="of:=AVERAGE([.GO2:.GO29])" office:value-type="float" office:value="0.000645564272857143">
            <text:p>6.46E-004</text:p>
          </table:table-cell>
          <table:table-cell table:style-name="Default" table:formula="of:=AVERAGE([.GP2:.GP29])" office:value-type="float" office:value="0.000631674308571429">
            <text:p>6.32E-004</text:p>
          </table:table-cell>
          <table:table-cell table:style-name="Default" table:formula="of:=AVERAGE([.GQ2:.GQ29])" office:value-type="float" office:value="0.000643763537857143">
            <text:p>6.44E-004</text:p>
          </table:table-cell>
          <table:table-cell table:style-name="Default" table:formula="of:=AVERAGE([.GR2:.GR29])" office:value-type="float" office:value="0.000671618873214286">
            <text:p>6.72E-004</text:p>
          </table:table-cell>
          <table:table-cell table:style-name="Default" table:formula="of:=AVERAGE([.GS2:.GS29])" office:value-type="float" office:value="0.000674914338928571">
            <text:p>6.75E-004</text:p>
          </table:table-cell>
          <table:table-cell table:style-name="Default" table:formula="of:=AVERAGE([.GT2:.GT29])" office:value-type="float" office:value="0.000722453786428571">
            <text:p>7.22E-004</text:p>
          </table:table-cell>
          <table:table-cell table:style-name="Default" table:formula="of:=AVERAGE([.GU2:.GU29])" office:value-type="float" office:value="0.000693774721071429">
            <text:p>6.94E-004</text:p>
          </table:table-cell>
          <table:table-cell table:style-name="Default" table:formula="of:=AVERAGE([.GV2:.GV29])" office:value-type="float" office:value="0.000644630203928571">
            <text:p>6.45E-004</text:p>
          </table:table-cell>
          <table:table-cell table:style-name="Default" table:formula="of:=AVERAGE([.GW2:.GW29])" office:value-type="float" office:value="0.000639218361071428">
            <text:p>6.39E-004</text:p>
          </table:table-cell>
          <table:table-cell table:style-name="Default" table:formula="of:=AVERAGE([.GX2:.GX29])" office:value-type="float" office:value="0.000647832873928572">
            <text:p>6.48E-004</text:p>
          </table:table-cell>
          <table:table-cell table:style-name="Default" table:formula="of:=AVERAGE([.GY2:.GY29])" office:value-type="float" office:value="0.000671963858571429">
            <text:p>6.72E-004</text:p>
          </table:table-cell>
          <table:table-cell table:style-name="Default" table:formula="of:=AVERAGE([.GZ2:.GZ29])" office:value-type="float" office:value="0.000668613521785714">
            <text:p>6.69E-004</text:p>
          </table:table-cell>
          <table:table-cell table:style-name="Default" table:formula="of:=AVERAGE([.HA2:.HA29])" office:value-type="float" office:value="0.000642614695714285">
            <text:p>6.43E-004</text:p>
          </table:table-cell>
          <table:table-cell table:style-name="Default" table:formula="of:=AVERAGE([.HB2:.HB29])" office:value-type="float" office:value="0.000639330151785714">
            <text:p>6.39E-004</text:p>
          </table:table-cell>
          <table:table-cell table:style-name="Default" table:formula="of:=AVERAGE([.HC2:.HC29])" office:value-type="float" office:value="0.000643851735">
            <text:p>6.44E-004</text:p>
          </table:table-cell>
          <table:table-cell table:style-name="Default" table:formula="of:=AVERAGE([.HD2:.HD29])" office:value-type="float" office:value="0.000649516143928572">
            <text:p>6.50E-004</text:p>
          </table:table-cell>
          <table:table-cell table:style-name="Default" table:formula="of:=AVERAGE([.HE2:.HE29])" office:value-type="float" office:value="0.000649996735">
            <text:p>6.50E-004</text:p>
          </table:table-cell>
          <table:table-cell table:style-name="Default" table:formula="of:=AVERAGE([.HF2:.HF29])" office:value-type="float" office:value="0.0006576751325">
            <text:p>6.58E-004</text:p>
          </table:table-cell>
          <table:table-cell table:style-name="Default" table:formula="of:=AVERAGE([.HG2:.HG29])" office:value-type="float" office:value="0.000631022275">
            <text:p>6.31E-004</text:p>
          </table:table-cell>
          <table:table-cell table:style-name="Default" table:formula="of:=AVERAGE([.HH2:.HH29])" office:value-type="float" office:value="0.0006384888275">
            <text:p>6.38E-004</text:p>
          </table:table-cell>
          <table:table-cell table:style-name="Default" table:formula="of:=AVERAGE([.HI2:.HI29])" office:value-type="float" office:value="0.000656705608214286">
            <text:p>6.57E-004</text:p>
          </table:table-cell>
          <table:table-cell table:style-name="Default" table:formula="of:=AVERAGE([.HJ2:.HJ29])" office:value-type="float" office:value="0.000655408395">
            <text:p>6.55E-004</text:p>
          </table:table-cell>
          <table:table-cell table:style-name="Default" table:formula="of:=AVERAGE([.HK2:.HK29])" office:value-type="float" office:value="0.0006359457">
            <text:p>6.36E-004</text:p>
          </table:table-cell>
          <table:table-cell table:style-name="Default" table:formula="of:=AVERAGE([.HL2:.HL29])" office:value-type="float" office:value="0.000615423410357143">
            <text:p>6.15E-004</text:p>
          </table:table-cell>
          <table:table-cell table:style-name="Default" table:formula="of:=AVERAGE([.HM2:.HM29])" office:value-type="float" office:value="0.000604332798928571">
            <text:p>6.04E-004</text:p>
          </table:table-cell>
          <table:table-cell table:style-name="Default" table:formula="of:=AVERAGE([.HN2:.HN29])" office:value-type="float" office:value="0.000606163673928571">
            <text:p>6.06E-004</text:p>
          </table:table-cell>
          <table:table-cell table:style-name="Default" table:formula="of:=AVERAGE([.HO2:.HO29])" office:value-type="float" office:value="0.000606413238571429">
            <text:p>6.06E-004</text:p>
          </table:table-cell>
          <table:table-cell table:style-name="Default" table:formula="of:=AVERAGE([.HP2:.HP29])" office:value-type="float" office:value="0.000612698901071429">
            <text:p>6.13E-004</text:p>
          </table:table-cell>
          <table:table-cell table:style-name="Default" table:formula="of:=AVERAGE([.HQ2:.HQ29])" office:value-type="float" office:value="0.000604627921428571">
            <text:p>6.05E-004</text:p>
          </table:table-cell>
          <table:table-cell table:style-name="Default" table:formula="of:=AVERAGE([.HR2:.HR29])" office:value-type="float" office:value="0.000618208328928571">
            <text:p>6.18E-004</text:p>
          </table:table-cell>
          <table:table-cell table:style-name="Default" table:formula="of:=AVERAGE([.HS2:.HS29])" office:value-type="float" office:value="0.000626053539285714">
            <text:p>6.26E-004</text:p>
          </table:table-cell>
          <table:table-cell table:style-name="Default" table:formula="of:=AVERAGE([.HT2:.HT29])" office:value-type="float" office:value="0.000619801864285714">
            <text:p>6.20E-004</text:p>
          </table:table-cell>
          <table:table-cell table:style-name="Default" table:formula="of:=AVERAGE([.HU2:.HU29])" office:value-type="float" office:value="0.000599786904285714">
            <text:p>6.00E-004</text:p>
          </table:table-cell>
          <table:table-cell table:style-name="Default" table:formula="of:=AVERAGE([.HV2:.HV29])" office:value-type="float" office:value="0.000642189787857143">
            <text:p>6.42E-004</text:p>
          </table:table-cell>
          <table:table-cell table:style-name="Default" table:formula="of:=AVERAGE([.HW2:.HW29])" office:value-type="float" office:value="0.000613362208214286">
            <text:p>6.13E-004</text:p>
          </table:table-cell>
          <table:table-cell table:style-name="Default" table:formula="of:=AVERAGE([.HX2:.HX29])" office:value-type="float" office:value="0.000605729439642857">
            <text:p>6.06E-004</text:p>
          </table:table-cell>
          <table:table-cell table:style-name="Default" table:formula="of:=AVERAGE([.HY2:.HY29])" office:value-type="float" office:value="0.000598594669285714">
            <text:p>5.99E-004</text:p>
          </table:table-cell>
          <table:table-cell table:style-name="Default" table:formula="of:=AVERAGE([.HZ2:.HZ29])" office:value-type="float" office:value="0.000601917747857143">
            <text:p>6.02E-004</text:p>
          </table:table-cell>
          <table:table-cell table:style-name="Default" table:formula="of:=AVERAGE([.IA2:.IA29])" office:value-type="float" office:value="0.000595504495">
            <text:p>5.96E-004</text:p>
          </table:table-cell>
          <table:table-cell table:style-name="Default" table:formula="of:=AVERAGE([.IB2:.IB29])" office:value-type="float" office:value="0.000590381712857143">
            <text:p>5.90E-004</text:p>
          </table:table-cell>
          <table:table-cell table:style-name="Default" table:formula="of:=AVERAGE([.IC2:.IC29])" office:value-type="float" office:value="0.000608727764642857">
            <text:p>6.09E-004</text:p>
          </table:table-cell>
          <table:table-cell table:style-name="Default" table:formula="of:=AVERAGE([.ID2:.ID29])" office:value-type="float" office:value="0.000599171748214286">
            <text:p>5.99E-004</text:p>
          </table:table-cell>
          <table:table-cell table:style-name="Default" table:formula="of:=AVERAGE([.IE2:.IE29])" office:value-type="float" office:value="0.000583908671785714">
            <text:p>5.84E-004</text:p>
          </table:table-cell>
          <table:table-cell table:style-name="Default" table:formula="of:=AVERAGE([.IF2:.IF29])" office:value-type="float" office:value="0.000581281167142857">
            <text:p>5.81E-004</text:p>
          </table:table-cell>
          <table:table-cell table:style-name="Default" table:formula="of:=AVERAGE([.IG2:.IG29])" office:value-type="float" office:value="0.000579655150357143">
            <text:p>5.80E-004</text:p>
          </table:table-cell>
          <table:table-cell table:style-name="Default" table:formula="of:=AVERAGE([.IH2:.IH29])" office:value-type="float" office:value="0.000580146829285714">
            <text:p>5.80E-004</text:p>
          </table:table-cell>
          <table:table-cell table:style-name="Default" table:formula="of:=AVERAGE([.II2:.II29])" office:value-type="float" office:value="0.000581432589642857">
            <text:p>5.81E-004</text:p>
          </table:table-cell>
          <table:table-cell table:style-name="Default" table:formula="of:=AVERAGE([.IJ2:.IJ29])" office:value-type="float" office:value="0.0005837692775">
            <text:p>5.84E-004</text:p>
          </table:table-cell>
          <table:table-cell table:style-name="Default" table:formula="of:=AVERAGE([.IK2:.IK29])" office:value-type="float" office:value="0.000585886477857143">
            <text:p>5.86E-004</text:p>
          </table:table-cell>
          <table:table-cell table:style-name="Default" table:formula="of:=AVERAGE([.IL2:.IL29])" office:value-type="float" office:value="0.000587109566071428">
            <text:p>5.87E-004</text:p>
          </table:table-cell>
          <table:table-cell table:style-name="Default" table:formula="of:=AVERAGE([.IM2:.IM29])" office:value-type="float" office:value="0.000588430222142857">
            <text:p>5.88E-004</text:p>
          </table:table-cell>
          <table:table-cell table:style-name="Default" table:formula="of:=AVERAGE([.IN2:.IN29])" office:value-type="float" office:value="0.000590263691428571">
            <text:p>5.90E-004</text:p>
          </table:table-cell>
          <table:table-cell table:style-name="Default" table:formula="of:=AVERAGE([.IO2:.IO29])" office:value-type="float" office:value="0.000593630731428572">
            <text:p>5.94E-004</text:p>
          </table:table-cell>
          <table:table-cell table:style-name="Default" table:formula="of:=AVERAGE([.IP2:.IP29])" office:value-type="float" office:value="0.000595062333571429">
            <text:p>5.95E-004</text:p>
          </table:table-cell>
          <table:table-cell table:style-name="Default" table:formula="of:=AVERAGE([.IQ2:.IQ29])" office:value-type="float" office:value="0.000596498123214286">
            <text:p>5.96E-004</text:p>
          </table:table-cell>
          <table:table-cell table:style-name="Default" table:formula="of:=AVERAGE([.IR2:.IR29])" office:value-type="float" office:value="0.000598281691785714">
            <text:p>5.98E-004</text:p>
          </table:table-cell>
          <table:table-cell table:style-name="Default" table:formula="of:=AVERAGE([.IS2:.IS29])" office:value-type="float" office:value="0.000601902647857143">
            <text:p>6.02E-004</text:p>
          </table:table-cell>
          <table:table-cell table:style-name="Default" table:formula="of:=AVERAGE([.IT2:.IT29])" office:value-type="float" office:value="0.000603143895357143">
            <text:p>6.03E-004</text:p>
          </table:table-cell>
          <table:table-cell table:style-name="Default" table:formula="of:=AVERAGE([.IU2:.IU29])" office:value-type="float" office:value="0.000604669183928571">
            <text:p>6.05E-004</text:p>
          </table:table-cell>
          <table:table-cell table:style-name="Default" table:formula="of:=AVERAGE([.IV2:.IV29])" office:value-type="float" office:value="0.0006063991725">
            <text:p>6.06E-004</text:p>
          </table:table-cell>
          <table:table-cell table:formula="of:=SUM([.B30:.IV30])" office:value-type="float" office:value="1.16275236379857">
            <text:p>1.1627523638</text:p>
          </table:table-cell>
        </table:table-row>
        <table:table-row table:style-name="ro1">
          <table:table-cell office:value-type="string">
            <text:p>norm mean</text:p>
          </table:table-cell>
          <table:table-cell table:formula="of:=[.B30]/[.$IW$30]" office:value-type="float" office:value="0.0181707520147454">
            <text:p>0.018170752</text:p>
          </table:table-cell>
          <table:table-cell table:formula="of:=[.C30]/[.$IW$30]" office:value-type="float" office:value="0.035974185637485">
            <text:p>0.0359741856</text:p>
          </table:table-cell>
          <table:table-cell table:formula="of:=[.D30]/[.$IW$30]" office:value-type="float" office:value="0.0410092998231937">
            <text:p>0.0410092998</text:p>
          </table:table-cell>
          <table:table-cell table:formula="of:=[.E30]/[.$IW$30]" office:value-type="float" office:value="0.0611359235997098">
            <text:p>0.0611359236</text:p>
          </table:table-cell>
          <table:table-cell table:formula="of:=[.F30]/[.$IW$30]" office:value-type="float" office:value="0.0480635195150227">
            <text:p>0.0480635195</text:p>
          </table:table-cell>
          <table:table-cell table:formula="of:=[.G30]/[.$IW$30]" office:value-type="float" office:value="0.0404177212703305">
            <text:p>0.0404177213</text:p>
          </table:table-cell>
          <table:table-cell table:formula="of:=[.H30]/[.$IW$30]" office:value-type="float" office:value="0.0396852716582094">
            <text:p>0.0396852717</text:p>
          </table:table-cell>
          <table:table-cell table:formula="of:=[.I30]/[.$IW$30]" office:value-type="float" office:value="0.0250208720600656">
            <text:p>0.0250208721</text:p>
          </table:table-cell>
          <table:table-cell table:formula="of:=[.J30]/[.$IW$30]" office:value-type="float" office:value="0.0268869317029167">
            <text:p>0.0268869317</text:p>
          </table:table-cell>
          <table:table-cell table:formula="of:=[.K30]/[.$IW$30]" office:value-type="float" office:value="0.0239409725230879">
            <text:p>0.0239409725</text:p>
          </table:table-cell>
          <table:table-cell table:formula="of:=[.L30]/[.$IW$30]" office:value-type="float" office:value="0.0241947467407249">
            <text:p>0.0241947467</text:p>
          </table:table-cell>
          <table:table-cell table:formula="of:=[.M30]/[.$IW$30]" office:value-type="float" office:value="0.0148029540481726">
            <text:p>0.014802954</text:p>
          </table:table-cell>
          <table:table-cell table:formula="of:=[.N30]/[.$IW$30]" office:value-type="float" office:value="0.021377042071794">
            <text:p>0.0213770421</text:p>
          </table:table-cell>
          <table:table-cell table:formula="of:=[.O30]/[.$IW$30]" office:value-type="float" office:value="0.0141803306064912">
            <text:p>0.0141803306</text:p>
          </table:table-cell>
          <table:table-cell table:formula="of:=[.P30]/[.$IW$30]" office:value-type="float" office:value="0.0118157968318769">
            <text:p>0.0118157968</text:p>
          </table:table-cell>
          <table:table-cell table:formula="of:=[.Q30]/[.$IW$30]" office:value-type="float" office:value="0.0143668446696823">
            <text:p>0.0143668447</text:p>
          </table:table-cell>
          <table:table-cell table:formula="of:=[.R30]/[.$IW$30]" office:value-type="float" office:value="0.0123901095415348">
            <text:p>0.0123901095</text:p>
          </table:table-cell>
          <table:table-cell table:formula="of:=[.S30]/[.$IW$30]" office:value-type="float" office:value="0.0114151505382172">
            <text:p>0.0114151505</text:p>
          </table:table-cell>
          <table:table-cell table:formula="of:=[.T30]/[.$IW$30]" office:value-type="float" office:value="0.0115069260557929">
            <text:p>0.0115069261</text:p>
          </table:table-cell>
          <table:table-cell table:formula="of:=[.U30]/[.$IW$30]" office:value-type="float" office:value="0.00863379138006498">
            <text:p>0.0086337914</text:p>
          </table:table-cell>
          <table:table-cell table:formula="of:=[.V30]/[.$IW$30]" office:value-type="float" office:value="0.0120070638479021">
            <text:p>0.0120070638</text:p>
          </table:table-cell>
          <table:table-cell table:formula="of:=[.W30]/[.$IW$30]" office:value-type="float" office:value="0.00875649618943363">
            <text:p>0.0087564962</text:p>
          </table:table-cell>
          <table:table-cell table:formula="of:=[.X30]/[.$IW$30]" office:value-type="float" office:value="0.00856511062157155">
            <text:p>0.0085651106</text:p>
          </table:table-cell>
          <table:table-cell table:formula="of:=[.Y30]/[.$IW$30]" office:value-type="float" office:value="0.00790778335266162">
            <text:p>0.0079077834</text:p>
          </table:table-cell>
          <table:table-cell table:formula="of:=[.Z30]/[.$IW$30]" office:value-type="float" office:value="0.00814770944905149">
            <text:p>0.0081477094</text:p>
          </table:table-cell>
          <table:table-cell table:formula="of:=[.AA30]/[.$IW$30]" office:value-type="float" office:value="0.00707064074454115">
            <text:p>0.0070706407</text:p>
          </table:table-cell>
          <table:table-cell table:formula="of:=[.AB30]/[.$IW$30]" office:value-type="float" office:value="0.00587275232373685">
            <text:p>0.0058727523</text:p>
          </table:table-cell>
          <table:table-cell table:formula="of:=[.AC30]/[.$IW$30]" office:value-type="float" office:value="0.00714182722328385">
            <text:p>0.0071418272</text:p>
          </table:table-cell>
          <table:table-cell table:formula="of:=[.AD30]/[.$IW$30]" office:value-type="float" office:value="0.0072110965698242">
            <text:p>0.0072110966</text:p>
          </table:table-cell>
          <table:table-cell table:formula="of:=[.AE30]/[.$IW$30]" office:value-type="float" office:value="0.00712579538561727">
            <text:p>0.0071257954</text:p>
          </table:table-cell>
          <table:table-cell table:formula="of:=[.AF30]/[.$IW$30]" office:value-type="float" office:value="0.00986903997617002">
            <text:p>0.00986904</text:p>
          </table:table-cell>
          <table:table-cell table:formula="of:=[.AG30]/[.$IW$30]" office:value-type="float" office:value="0.00683777949541619">
            <text:p>0.0068377795</text:p>
          </table:table-cell>
          <table:table-cell table:formula="of:=[.AH30]/[.$IW$30]" office:value-type="float" office:value="0.00654888605992781">
            <text:p>0.0065488861</text:p>
          </table:table-cell>
          <table:table-cell table:formula="of:=[.AI30]/[.$IW$30]" office:value-type="float" office:value="0.00677292960114394">
            <text:p>0.0067729296</text:p>
          </table:table-cell>
          <table:table-cell table:formula="of:=[.AJ30]/[.$IW$30]" office:value-type="float" office:value="0.00669312851940247">
            <text:p>0.0066931285</text:p>
          </table:table-cell>
          <table:table-cell table:formula="of:=[.AK30]/[.$IW$30]" office:value-type="float" office:value="0.00543613394360911">
            <text:p>0.0054361339</text:p>
          </table:table-cell>
          <table:table-cell table:formula="of:=[.AL30]/[.$IW$30]" office:value-type="float" office:value="0.00655184270225697">
            <text:p>0.0065518427</text:p>
          </table:table-cell>
          <table:table-cell table:formula="of:=[.AM30]/[.$IW$30]" office:value-type="float" office:value="0.00592471879056514">
            <text:p>0.0059247188</text:p>
          </table:table-cell>
          <table:table-cell table:formula="of:=[.AN30]/[.$IW$30]" office:value-type="float" office:value="0.00648533151885964">
            <text:p>0.0064853315</text:p>
          </table:table-cell>
          <table:table-cell table:formula="of:=[.AO30]/[.$IW$30]" office:value-type="float" office:value="0.0054742766034204">
            <text:p>0.0054742766</text:p>
          </table:table-cell>
          <table:table-cell table:formula="of:=[.AP30]/[.$IW$30]" office:value-type="float" office:value="0.00650779525978192">
            <text:p>0.0065077953</text:p>
          </table:table-cell>
          <table:table-cell table:formula="of:=[.AQ30]/[.$IW$30]" office:value-type="float" office:value="0.0058795361444514">
            <text:p>0.0058795361</text:p>
          </table:table-cell>
          <table:table-cell table:formula="of:=[.AR30]/[.$IW$30]" office:value-type="float" office:value="0.00565667853933218">
            <text:p>0.0056566785</text:p>
          </table:table-cell>
          <table:table-cell table:formula="of:=[.AS30]/[.$IW$30]" office:value-type="float" office:value="0.0058224033306606">
            <text:p>0.0058224033</text:p>
          </table:table-cell>
          <table:table-cell table:formula="of:=[.AT30]/[.$IW$30]" office:value-type="float" office:value="0.00528533581358421">
            <text:p>0.0052853358</text:p>
          </table:table-cell>
          <table:table-cell table:formula="of:=[.AU30]/[.$IW$30]" office:value-type="float" office:value="0.00465045528775047">
            <text:p>0.0046504553</text:p>
          </table:table-cell>
          <table:table-cell table:formula="of:=[.AV30]/[.$IW$30]" office:value-type="float" office:value="0.00530377224138038">
            <text:p>0.0053037722</text:p>
          </table:table-cell>
          <table:table-cell table:formula="of:=[.AW30]/[.$IW$30]" office:value-type="float" office:value="0.00489850530103402">
            <text:p>0.0048985053</text:p>
          </table:table-cell>
          <table:table-cell table:formula="of:=[.AX30]/[.$IW$30]" office:value-type="float" office:value="0.00494657049803435">
            <text:p>0.0049465705</text:p>
          </table:table-cell>
          <table:table-cell table:formula="of:=[.AY30]/[.$IW$30]" office:value-type="float" office:value="0.00406608831220368">
            <text:p>0.0040660883</text:p>
          </table:table-cell>
          <table:table-cell table:formula="of:=[.AZ30]/[.$IW$30]" office:value-type="float" office:value="0.00446762816303572">
            <text:p>0.0044676282</text:p>
          </table:table-cell>
          <table:table-cell table:formula="of:=[.BA30]/[.$IW$30]" office:value-type="float" office:value="0.00403643968555917">
            <text:p>0.0040364397</text:p>
          </table:table-cell>
          <table:table-cell table:formula="of:=[.BB30]/[.$IW$30]" office:value-type="float" office:value="0.00311445293072756">
            <text:p>0.0031144529</text:p>
          </table:table-cell>
          <table:table-cell table:formula="of:=[.BC30]/[.$IW$30]" office:value-type="float" office:value="0.00457432966924992">
            <text:p>0.0045743297</text:p>
          </table:table-cell>
          <table:table-cell table:formula="of:=[.BD30]/[.$IW$30]" office:value-type="float" office:value="0.00344768769573674">
            <text:p>0.0034476877</text:p>
          </table:table-cell>
          <table:table-cell table:formula="of:=[.BE30]/[.$IW$30]" office:value-type="float" office:value="0.00272742276873836">
            <text:p>0.0027274228</text:p>
          </table:table-cell>
          <table:table-cell table:formula="of:=[.BF30]/[.$IW$30]" office:value-type="float" office:value="0.00431197460165546">
            <text:p>0.0043119746</text:p>
          </table:table-cell>
          <table:table-cell table:formula="of:=[.BG30]/[.$IW$30]" office:value-type="float" office:value="0.00344127666352624">
            <text:p>0.0034412767</text:p>
          </table:table-cell>
          <table:table-cell table:formula="of:=[.BH30]/[.$IW$30]" office:value-type="float" office:value="0.00316392334033943">
            <text:p>0.0031639233</text:p>
          </table:table-cell>
          <table:table-cell table:formula="of:=[.BI30]/[.$IW$30]" office:value-type="float" office:value="0.00366091419041728">
            <text:p>0.0036609142</text:p>
          </table:table-cell>
          <table:table-cell table:formula="of:=[.BJ30]/[.$IW$30]" office:value-type="float" office:value="0.00384967409786173">
            <text:p>0.0038496741</text:p>
          </table:table-cell>
          <table:table-cell table:formula="of:=[.BK30]/[.$IW$30]" office:value-type="float" office:value="0.00359108877104481">
            <text:p>0.0035910888</text:p>
          </table:table-cell>
          <table:table-cell table:formula="of:=[.BL30]/[.$IW$30]" office:value-type="float" office:value="0.00354103069177344">
            <text:p>0.0035410307</text:p>
          </table:table-cell>
          <table:table-cell table:formula="of:=[.BM30]/[.$IW$30]" office:value-type="float" office:value="0.00411684824218448">
            <text:p>0.0041168482</text:p>
          </table:table-cell>
          <table:table-cell table:formula="of:=[.BN30]/[.$IW$30]" office:value-type="float" office:value="0.00310291624625329">
            <text:p>0.0031029162</text:p>
          </table:table-cell>
          <table:table-cell table:formula="of:=[.BO30]/[.$IW$30]" office:value-type="float" office:value="0.003045366530647">
            <text:p>0.0030453665</text:p>
          </table:table-cell>
          <table:table-cell table:formula="of:=[.BP30]/[.$IW$30]" office:value-type="float" office:value="0.00441443036597115">
            <text:p>0.0044144304</text:p>
          </table:table-cell>
          <table:table-cell table:formula="of:=[.BQ30]/[.$IW$30]" office:value-type="float" office:value="0.00321369124911614">
            <text:p>0.0032136912</text:p>
          </table:table-cell>
          <table:table-cell table:formula="of:=[.BR30]/[.$IW$30]" office:value-type="float" office:value="0.00317936820251226">
            <text:p>0.0031793682</text:p>
          </table:table-cell>
          <table:table-cell table:formula="of:=[.BS30]/[.$IW$30]" office:value-type="float" office:value="0.0039019029777696">
            <text:p>0.003901903</text:p>
          </table:table-cell>
          <table:table-cell table:formula="of:=[.BT30]/[.$IW$30]" office:value-type="float" office:value="0.00314095276935127">
            <text:p>0.0031409528</text:p>
          </table:table-cell>
          <table:table-cell table:formula="of:=[.BU30]/[.$IW$30]" office:value-type="float" office:value="0.00294100077543582">
            <text:p>0.0029410008</text:p>
          </table:table-cell>
          <table:table-cell table:formula="of:=[.BV30]/[.$IW$30]" office:value-type="float" office:value="0.0031670339461729">
            <text:p>0.0031670339</text:p>
          </table:table-cell>
          <table:table-cell table:formula="of:=[.BW30]/[.$IW$30]" office:value-type="float" office:value="0.00301848098466477">
            <text:p>0.003018481</text:p>
          </table:table-cell>
          <table:table-cell table:formula="of:=[.BX30]/[.$IW$30]" office:value-type="float" office:value="0.00225089029154298">
            <text:p>0.0022508903</text:p>
          </table:table-cell>
          <table:table-cell table:formula="of:=[.BY30]/[.$IW$30]" office:value-type="float" office:value="0.0030857917342715">
            <text:p>0.0030857917</text:p>
          </table:table-cell>
          <table:table-cell table:formula="of:=[.BZ30]/[.$IW$30]" office:value-type="float" office:value="0.00307197780928743">
            <text:p>0.0030719778</text:p>
          </table:table-cell>
          <table:table-cell table:formula="of:=[.CA30]/[.$IW$30]" office:value-type="float" office:value="0.00229238109701875">
            <text:p>0.0022923811</text:p>
          </table:table-cell>
          <table:table-cell table:formula="of:=[.CB30]/[.$IW$30]" office:value-type="float" office:value="0.00222458917168474">
            <text:p>0.0022245892</text:p>
          </table:table-cell>
          <table:table-cell table:formula="of:=[.CC30]/[.$IW$30]" office:value-type="float" office:value="0.00263579796805992">
            <text:p>0.002635798</text:p>
          </table:table-cell>
          <table:table-cell table:formula="of:=[.CD30]/[.$IW$30]" office:value-type="float" office:value="0.00292818504143781">
            <text:p>0.002928185</text:p>
          </table:table-cell>
          <table:table-cell table:formula="of:=[.CE30]/[.$IW$30]" office:value-type="float" office:value="0.00253835252006285">
            <text:p>0.0025383525</text:p>
          </table:table-cell>
          <table:table-cell table:formula="of:=[.CF30]/[.$IW$30]" office:value-type="float" office:value="0.00253237256784954">
            <text:p>0.0025323726</text:p>
          </table:table-cell>
          <table:table-cell table:formula="of:=[.CG30]/[.$IW$30]" office:value-type="float" office:value="0.00233340824892348">
            <text:p>0.0023334082</text:p>
          </table:table-cell>
          <table:table-cell table:formula="of:=[.CH30]/[.$IW$30]" office:value-type="float" office:value="0.00200021956208336">
            <text:p>0.0020002196</text:p>
          </table:table-cell>
          <table:table-cell table:formula="of:=[.CI30]/[.$IW$30]" office:value-type="float" office:value="0.0021697291342423">
            <text:p>0.0021697291</text:p>
          </table:table-cell>
          <table:table-cell table:formula="of:=[.CJ30]/[.$IW$30]" office:value-type="float" office:value="0.00228416924529754">
            <text:p>0.0022841692</text:p>
          </table:table-cell>
          <table:table-cell table:formula="of:=[.CK30]/[.$IW$30]" office:value-type="float" office:value="0.00212454483472404">
            <text:p>0.0021245448</text:p>
          </table:table-cell>
          <table:table-cell table:formula="of:=[.CL30]/[.$IW$30]" office:value-type="float" office:value="0.00234081069417516">
            <text:p>0.0023408107</text:p>
          </table:table-cell>
          <table:table-cell table:formula="of:=[.CM30]/[.$IW$30]" office:value-type="float" office:value="0.00221888147373259">
            <text:p>0.0022188815</text:p>
          </table:table-cell>
          <table:table-cell table:formula="of:=[.CN30]/[.$IW$30]" office:value-type="float" office:value="0.00213279047788069">
            <text:p>0.0021327905</text:p>
          </table:table-cell>
          <table:table-cell table:formula="of:=[.CO30]/[.$IW$30]" office:value-type="float" office:value="0.0020383676993538">
            <text:p>0.0020383677</text:p>
          </table:table-cell>
          <table:table-cell table:formula="of:=[.CP30]/[.$IW$30]" office:value-type="float" office:value="0.00209309574179475">
            <text:p>0.0020930957</text:p>
          </table:table-cell>
          <table:table-cell table:formula="of:=[.CQ30]/[.$IW$30]" office:value-type="float" office:value="0.00216610706094721">
            <text:p>0.0021661071</text:p>
          </table:table-cell>
          <table:table-cell table:formula="of:=[.CR30]/[.$IW$30]" office:value-type="float" office:value="0.00230441725063766">
            <text:p>0.0023044173</text:p>
          </table:table-cell>
          <table:table-cell table:formula="of:=[.CS30]/[.$IW$30]" office:value-type="float" office:value="0.0021438268976841">
            <text:p>0.0021438269</text:p>
          </table:table-cell>
          <table:table-cell table:formula="of:=[.CT30]/[.$IW$30]" office:value-type="float" office:value="0.00199317456396568">
            <text:p>0.0019931746</text:p>
          </table:table-cell>
          <table:table-cell table:formula="of:=[.CU30]/[.$IW$30]" office:value-type="float" office:value="0.00193196138957852">
            <text:p>0.0019319614</text:p>
          </table:table-cell>
          <table:table-cell table:formula="of:=[.CV30]/[.$IW$30]" office:value-type="float" office:value="0.00191703907817555">
            <text:p>0.0019170391</text:p>
          </table:table-cell>
          <table:table-cell table:formula="of:=[.CW30]/[.$IW$30]" office:value-type="float" office:value="0.00187597783505408">
            <text:p>0.0018759778</text:p>
          </table:table-cell>
          <table:table-cell table:formula="of:=[.CX30]/[.$IW$30]" office:value-type="float" office:value="0.00196196578753036">
            <text:p>0.0019619658</text:p>
          </table:table-cell>
          <table:table-cell table:formula="of:=[.CY30]/[.$IW$30]" office:value-type="float" office:value="0.00185702151274705">
            <text:p>0.0018570215</text:p>
          </table:table-cell>
          <table:table-cell table:formula="of:=[.CZ30]/[.$IW$30]" office:value-type="float" office:value="0.00173514644030387">
            <text:p>0.0017351464</text:p>
          </table:table-cell>
          <table:table-cell table:formula="of:=[.DA30]/[.$IW$30]" office:value-type="float" office:value="0.00189911467685943">
            <text:p>0.0018991147</text:p>
          </table:table-cell>
          <table:table-cell table:formula="of:=[.DB30]/[.$IW$30]" office:value-type="float" office:value="0.00169953538544519">
            <text:p>0.0016995354</text:p>
          </table:table-cell>
          <table:table-cell table:formula="of:=[.DC30]/[.$IW$30]" office:value-type="float" office:value="0.00163005397372795">
            <text:p>0.001630054</text:p>
          </table:table-cell>
          <table:table-cell table:formula="of:=[.DD30]/[.$IW$30]" office:value-type="float" office:value="0.00204165335566533">
            <text:p>0.0020416534</text:p>
          </table:table-cell>
          <table:table-cell table:formula="of:=[.DE30]/[.$IW$30]" office:value-type="float" office:value="0.00191113608774945">
            <text:p>0.0019111361</text:p>
          </table:table-cell>
          <table:table-cell table:formula="of:=[.DF30]/[.$IW$30]" office:value-type="float" office:value="0.00162597275187462">
            <text:p>0.0016259728</text:p>
          </table:table-cell>
          <table:table-cell table:formula="of:=[.DG30]/[.$IW$30]" office:value-type="float" office:value="0.00187314447348913">
            <text:p>0.0018731445</text:p>
          </table:table-cell>
          <table:table-cell table:formula="of:=[.DH30]/[.$IW$30]" office:value-type="float" office:value="0.00181808799543488">
            <text:p>0.001818088</text:p>
          </table:table-cell>
          <table:table-cell table:formula="of:=[.DI30]/[.$IW$30]" office:value-type="float" office:value="0.00169489819734182">
            <text:p>0.0016948982</text:p>
          </table:table-cell>
          <table:table-cell table:formula="of:=[.DJ30]/[.$IW$30]" office:value-type="float" office:value="0.00175266906309594">
            <text:p>0.0017526691</text:p>
          </table:table-cell>
          <table:table-cell table:formula="of:=[.DK30]/[.$IW$30]" office:value-type="float" office:value="0.00197750219357828">
            <text:p>0.0019775022</text:p>
          </table:table-cell>
          <table:table-cell table:formula="of:=[.DL30]/[.$IW$30]" office:value-type="float" office:value="0.00178537070868973">
            <text:p>0.0017853707</text:p>
          </table:table-cell>
          <table:table-cell table:formula="of:=[.DM30]/[.$IW$30]" office:value-type="float" office:value="0.00168394305236781">
            <text:p>0.0016839431</text:p>
          </table:table-cell>
          <table:table-cell table:formula="of:=[.DN30]/[.$IW$30]" office:value-type="float" office:value="0.00166875116200617">
            <text:p>0.0016687512</text:p>
          </table:table-cell>
          <table:table-cell table:formula="of:=[.DO30]/[.$IW$30]" office:value-type="float" office:value="0.00155424935528128">
            <text:p>0.0015542494</text:p>
          </table:table-cell>
          <table:table-cell table:formula="of:=[.DP30]/[.$IW$30]" office:value-type="float" office:value="0.00175561789298898">
            <text:p>0.0017556179</text:p>
          </table:table-cell>
          <table:table-cell table:formula="of:=[.DQ30]/[.$IW$30]" office:value-type="float" office:value="0.00179709290342974">
            <text:p>0.0017970929</text:p>
          </table:table-cell>
          <table:table-cell table:formula="of:=[.DR30]/[.$IW$30]" office:value-type="float" office:value="0.00190151754754661">
            <text:p>0.0019015175</text:p>
          </table:table-cell>
          <table:table-cell table:formula="of:=[.DS30]/[.$IW$30]" office:value-type="float" office:value="0.00150006936037931">
            <text:p>0.0015000694</text:p>
          </table:table-cell>
          <table:table-cell table:formula="of:=[.DT30]/[.$IW$30]" office:value-type="float" office:value="0.0015795390738108">
            <text:p>0.0015795391</text:p>
          </table:table-cell>
          <table:table-cell table:formula="of:=[.DU30]/[.$IW$30]" office:value-type="float" office:value="0.0015447027469284">
            <text:p>0.0015447027</text:p>
          </table:table-cell>
          <table:table-cell table:formula="of:=[.DV30]/[.$IW$30]" office:value-type="float" office:value="0.0014578205769009">
            <text:p>0.0014578206</text:p>
          </table:table-cell>
          <table:table-cell table:formula="of:=[.DW30]/[.$IW$30]" office:value-type="float" office:value="0.00152420743521387">
            <text:p>0.0015242074</text:p>
          </table:table-cell>
          <table:table-cell table:formula="of:=[.DX30]/[.$IW$30]" office:value-type="float" office:value="0.00171082967000681">
            <text:p>0.0017108297</text:p>
          </table:table-cell>
          <table:table-cell table:formula="of:=[.DY30]/[.$IW$30]" office:value-type="float" office:value="0.00150054252801401">
            <text:p>0.0015005425</text:p>
          </table:table-cell>
          <table:table-cell table:formula="of:=[.DZ30]/[.$IW$30]" office:value-type="float" office:value="0.00141143063189311">
            <text:p>0.0014114306</text:p>
          </table:table-cell>
          <table:table-cell table:formula="of:=[.EA30]/[.$IW$30]" office:value-type="float" office:value="0.00154415294554588">
            <text:p>0.0015441529</text:p>
          </table:table-cell>
          <table:table-cell table:formula="of:=[.EB30]/[.$IW$30]" office:value-type="float" office:value="0.00156392544735287">
            <text:p>0.0015639254</text:p>
          </table:table-cell>
          <table:table-cell table:formula="of:=[.EC30]/[.$IW$30]" office:value-type="float" office:value="0.00156704420502651">
            <text:p>0.0015670442</text:p>
          </table:table-cell>
          <table:table-cell table:formula="of:=[.ED30]/[.$IW$30]" office:value-type="float" office:value="0.00157868166424446">
            <text:p>0.0015786817</text:p>
          </table:table-cell>
          <table:table-cell table:formula="of:=[.EE30]/[.$IW$30]" office:value-type="float" office:value="0.00176463832370957">
            <text:p>0.0017646383</text:p>
          </table:table-cell>
          <table:table-cell table:formula="of:=[.EF30]/[.$IW$30]" office:value-type="float" office:value="0.00153947740969973">
            <text:p>0.0015394774</text:p>
          </table:table-cell>
          <table:table-cell table:formula="of:=[.EG30]/[.$IW$30]" office:value-type="float" office:value="0.0015166102549709">
            <text:p>0.0015166103</text:p>
          </table:table-cell>
          <table:table-cell table:formula="of:=[.EH30]/[.$IW$30]" office:value-type="float" office:value="0.00138783876935847">
            <text:p>0.0013878388</text:p>
          </table:table-cell>
          <table:table-cell table:formula="of:=[.EI30]/[.$IW$30]" office:value-type="float" office:value="0.00135226368672141">
            <text:p>0.0013522637</text:p>
          </table:table-cell>
          <table:table-cell table:formula="of:=[.EJ30]/[.$IW$30]" office:value-type="float" office:value="0.00133110742048853">
            <text:p>0.0013311074</text:p>
          </table:table-cell>
          <table:table-cell table:formula="of:=[.EK30]/[.$IW$30]" office:value-type="float" office:value="0.00132721071956119">
            <text:p>0.0013272107</text:p>
          </table:table-cell>
          <table:table-cell table:formula="of:=[.EL30]/[.$IW$30]" office:value-type="float" office:value="0.00136721063210077">
            <text:p>0.0013672106</text:p>
          </table:table-cell>
          <table:table-cell table:formula="of:=[.EM30]/[.$IW$30]" office:value-type="float" office:value="0.00122104379898503">
            <text:p>0.0012210438</text:p>
          </table:table-cell>
          <table:table-cell table:formula="of:=[.EN30]/[.$IW$30]" office:value-type="float" office:value="0.00121299300569488">
            <text:p>0.001212993</text:p>
          </table:table-cell>
          <table:table-cell table:formula="of:=[.EO30]/[.$IW$30]" office:value-type="float" office:value="0.0011929044133673">
            <text:p>0.0011929044</text:p>
          </table:table-cell>
          <table:table-cell table:formula="of:=[.EP30]/[.$IW$30]" office:value-type="float" office:value="0.00121173787448109">
            <text:p>0.0012117379</text:p>
          </table:table-cell>
          <table:table-cell table:formula="of:=[.EQ30]/[.$IW$30]" office:value-type="float" office:value="0.00121515358827309">
            <text:p>0.0012151536</text:p>
          </table:table-cell>
          <table:table-cell table:formula="of:=[.ER30]/[.$IW$30]" office:value-type="float" office:value="0.00121795615437281">
            <text:p>0.0012179562</text:p>
          </table:table-cell>
          <table:table-cell table:formula="of:=[.ES30]/[.$IW$30]" office:value-type="float" office:value="0.00111978991415615">
            <text:p>0.0011197899</text:p>
          </table:table-cell>
          <table:table-cell table:formula="of:=[.ET30]/[.$IW$30]" office:value-type="float" office:value="0.0012161782454031">
            <text:p>0.0012161782</text:p>
          </table:table-cell>
          <table:table-cell table:formula="of:=[.EU30]/[.$IW$30]" office:value-type="float" office:value="0.00115287045107661">
            <text:p>0.0011528705</text:p>
          </table:table-cell>
          <table:table-cell table:formula="of:=[.EV30]/[.$IW$30]" office:value-type="float" office:value="0.00116403001127532">
            <text:p>0.00116403</text:p>
          </table:table-cell>
          <table:table-cell table:formula="of:=[.EW30]/[.$IW$30]" office:value-type="float" office:value="0.00132272905130629">
            <text:p>0.0013227291</text:p>
          </table:table-cell>
          <table:table-cell table:formula="of:=[.EX30]/[.$IW$30]" office:value-type="float" office:value="0.00111581391615746">
            <text:p>0.0011158139</text:p>
          </table:table-cell>
          <table:table-cell table:formula="of:=[.EY30]/[.$IW$30]" office:value-type="float" office:value="0.00116267360158695">
            <text:p>0.0011626736</text:p>
          </table:table-cell>
          <table:table-cell table:formula="of:=[.EZ30]/[.$IW$30]" office:value-type="float" office:value="0.00115909681738492">
            <text:p>0.0011590968</text:p>
          </table:table-cell>
          <table:table-cell table:formula="of:=[.FA30]/[.$IW$30]" office:value-type="float" office:value="0.00103661408177311">
            <text:p>0.0010366141</text:p>
          </table:table-cell>
          <table:table-cell table:formula="of:=[.FB30]/[.$IW$30]" office:value-type="float" office:value="0.0010807800149616">
            <text:p>0.00108078</text:p>
          </table:table-cell>
          <table:table-cell table:formula="of:=[.FC30]/[.$IW$30]" office:value-type="float" office:value="0.0010118776283903">
            <text:p>0.0010118776</text:p>
          </table:table-cell>
          <table:table-cell table:formula="of:=[.FD30]/[.$IW$30]" office:value-type="float" office:value="0.00106090214616668">
            <text:p>0.0010609021</text:p>
          </table:table-cell>
          <table:table-cell table:formula="of:=[.FE30]/[.$IW$30]" office:value-type="float" office:value="0.000973552849896507">
            <text:p>0.0009735528</text:p>
          </table:table-cell>
          <table:table-cell table:formula="of:=[.FF30]/[.$IW$30]" office:value-type="float" office:value="0.000983888979327635">
            <text:p>0.000983889</text:p>
          </table:table-cell>
          <table:table-cell table:formula="of:=[.FG30]/[.$IW$30]" office:value-type="float" office:value="0.000969706372782041">
            <text:p>0.0009697064</text:p>
          </table:table-cell>
          <table:table-cell table:formula="of:=[.FH30]/[.$IW$30]" office:value-type="float" office:value="0.000958436348391646">
            <text:p>0.0009584363</text:p>
          </table:table-cell>
          <table:table-cell table:formula="of:=[.FI30]/[.$IW$30]" office:value-type="float" office:value="0.000979854295758541">
            <text:p>0.0009798543</text:p>
          </table:table-cell>
          <table:table-cell table:formula="of:=[.FJ30]/[.$IW$30]" office:value-type="float" office:value="0.000971340840387181">
            <text:p>0.0009713408</text:p>
          </table:table-cell>
          <table:table-cell table:formula="of:=[.FK30]/[.$IW$30]" office:value-type="float" office:value="0.00092837545241294">
            <text:p>0.0009283755</text:p>
          </table:table-cell>
          <table:table-cell table:style-name="Default" table:formula="of:=[.FL30]/[.$IW$30]" office:value-type="float" office:value="0.000924389283043221">
            <text:p>0.0009243893</text:p>
          </table:table-cell>
          <table:table-cell table:formula="of:=[.FM30]/[.$IW$30]" office:value-type="float" office:value="0.000920416168903894">
            <text:p>0.0009204162</text:p>
          </table:table-cell>
          <table:table-cell table:formula="of:=[.FN30]/[.$IW$30]" office:value-type="float" office:value="0.000945542086740518">
            <text:p>0.0009455421</text:p>
          </table:table-cell>
          <table:table-cell table:style-name="Default" table:formula="of:=[.FO30]/[.$IW$30]" office:value-type="float" office:value="0.00095277450131535">
            <text:p>0.0009527745</text:p>
          </table:table-cell>
          <table:table-cell table:formula="of:=[.FP30]/[.$IW$30]" office:value-type="float" office:value="0.000927192958579508">
            <text:p>0.000927193</text:p>
          </table:table-cell>
          <table:table-cell table:formula="of:=[.FQ30]/[.$IW$30]" office:value-type="float" office:value="0.00090831021292666">
            <text:p>0.0009083102</text:p>
          </table:table-cell>
          <table:table-cell table:formula="of:=[.FR30]/[.$IW$30]" office:value-type="float" office:value="0.000905672467882053">
            <text:p>0.0009056725</text:p>
          </table:table-cell>
          <table:table-cell table:style-name="Default" table:formula="of:=[.FS30]/[.$IW$30]" office:value-type="float" office:value="0.000893230117343425">
            <text:p>0.0008932301</text:p>
          </table:table-cell>
          <table:table-cell table:style-name="Default" table:formula="of:=[.FT30]/[.$IW$30]" office:value-type="float" office:value="0.000866283053225972">
            <text:p>0.0008662831</text:p>
          </table:table-cell>
          <table:table-cell table:style-name="Default" table:formula="of:=[.FU30]/[.$IW$30]" office:value-type="float" office:value="0.000867145470921697">
            <text:p>0.0008671455</text:p>
          </table:table-cell>
          <table:table-cell table:style-name="Default" table:formula="of:=[.FV30]/[.$IW$30]" office:value-type="float" office:value="0.000852004039037809">
            <text:p>0.000852004</text:p>
          </table:table-cell>
          <table:table-cell table:style-name="Default" table:formula="of:=[.FW30]/[.$IW$30]" office:value-type="float" office:value="0.000869318686394952">
            <text:p>0.0008693187</text:p>
          </table:table-cell>
          <table:table-cell table:style-name="Default" table:formula="of:=[.FX30]/[.$IW$30]" office:value-type="float" office:value="0.000975271346878998">
            <text:p>0.0009752713</text:p>
          </table:table-cell>
          <table:table-cell table:style-name="Default" table:formula="of:=[.FY30]/[.$IW$30]" office:value-type="float" office:value="0.000821298671905594">
            <text:p>0.0008212987</text:p>
          </table:table-cell>
          <table:table-cell table:style-name="Default" table:formula="of:=[.FZ30]/[.$IW$30]" office:value-type="float" office:value="0.000849257337615509">
            <text:p>0.0008492573</text:p>
          </table:table-cell>
          <table:table-cell table:formula="of:=[.GA30]/[.$IW$30]" office:value-type="float" office:value="0.00110646865149945">
            <text:p>0.0011064687</text:p>
          </table:table-cell>
          <table:table-cell table:formula="of:=[.GB30]/[.$IW$30]" office:value-type="float" office:value="0.000957275569659813">
            <text:p>0.0009572756</text:p>
          </table:table-cell>
          <table:table-cell table:style-name="Default" table:formula="of:=[.GC30]/[.$IW$30]" office:value-type="float" office:value="0.00084498671448245">
            <text:p>0.0008449867</text:p>
          </table:table-cell>
          <table:table-cell table:style-name="Default" table:formula="of:=[.GD30]/[.$IW$30]" office:value-type="float" office:value="0.000777266218188969">
            <text:p>0.0007772662</text:p>
          </table:table-cell>
          <table:table-cell table:style-name="Default" table:formula="of:=[.GE30]/[.$IW$30]" office:value-type="float" office:value="0.000774519336775021">
            <text:p>0.0007745193</text:p>
          </table:table-cell>
          <table:table-cell table:style-name="Default" table:formula="of:=[.GF30]/[.$IW$30]" office:value-type="float" office:value="0.000615846701150245">
            <text:p>0.0006158467</text:p>
          </table:table-cell>
          <table:table-cell table:style-name="Default" table:formula="of:=[.GG30]/[.$IW$30]" office:value-type="float" office:value="0.000576367250433076">
            <text:p>0.0005763673</text:p>
          </table:table-cell>
          <table:table-cell table:style-name="Default" table:formula="of:=[.GH30]/[.$IW$30]" office:value-type="float" office:value="0.000619470591255227">
            <text:p>0.0006194706</text:p>
          </table:table-cell>
          <table:table-cell table:style-name="Default" table:formula="of:=[.GI30]/[.$IW$30]" office:value-type="float" office:value="0.000648853419379979">
            <text:p>0.0006488534</text:p>
          </table:table-cell>
          <table:table-cell table:style-name="Default" table:formula="of:=[.GJ30]/[.$IW$30]" office:value-type="float" office:value="0.000685225307228281">
            <text:p>0.0006852253</text:p>
          </table:table-cell>
          <table:table-cell table:style-name="Default" table:formula="of:=[.GK30]/[.$IW$30]" office:value-type="float" office:value="0.000613933884140152">
            <text:p>0.0006139339</text:p>
          </table:table-cell>
          <table:table-cell table:style-name="Default" table:formula="of:=[.GL30]/[.$IW$30]" office:value-type="float" office:value="0.000577880718499208">
            <text:p>0.0005778807</text:p>
          </table:table-cell>
          <table:table-cell table:style-name="Default" table:formula="of:=[.GM30]/[.$IW$30]" office:value-type="float" office:value="0.000575742383318713">
            <text:p>0.0005757424</text:p>
          </table:table-cell>
          <table:table-cell table:style-name="Default" table:formula="of:=[.GN30]/[.$IW$30]" office:value-type="float" office:value="0.000557891384193876">
            <text:p>0.0005578914</text:p>
          </table:table-cell>
          <table:table-cell table:style-name="Default" table:formula="of:=[.GO30]/[.$IW$30]" office:value-type="float" office:value="0.000555203578127472">
            <text:p>0.0005552036</text:p>
          </table:table-cell>
          <table:table-cell table:style-name="Default" table:formula="of:=[.GP30]/[.$IW$30]" office:value-type="float" office:value="0.000543257815024194">
            <text:p>0.0005432578</text:p>
          </table:table-cell>
          <table:table-cell table:style-name="Default" table:formula="of:=[.GQ30]/[.$IW$30]" office:value-type="float" office:value="0.000553654894971828">
            <text:p>0.0005536549</text:p>
          </table:table-cell>
          <table:table-cell table:style-name="Default" table:formula="of:=[.GR30]/[.$IW$30]" office:value-type="float" office:value="0.000577611273152082">
            <text:p>0.0005776113</text:p>
          </table:table-cell>
          <table:table-cell table:style-name="Default" table:formula="of:=[.GS30]/[.$IW$30]" office:value-type="float" office:value="0.000580445467101617">
            <text:p>0.0005804455</text:p>
          </table:table-cell>
          <table:table-cell table:style-name="Default" table:formula="of:=[.GT30]/[.$IW$30]" office:value-type="float" office:value="0.00062133073982185">
            <text:p>0.0006213307</text:p>
          </table:table-cell>
          <table:table-cell table:style-name="Default" table:formula="of:=[.GU30]/[.$IW$30]" office:value-type="float" office:value="0.000596665930486652">
            <text:p>0.0005966659</text:p>
          </table:table-cell>
          <table:table-cell table:style-name="Default" table:formula="of:=[.GV30]/[.$IW$30]" office:value-type="float" office:value="0.000554400252365553">
            <text:p>0.0005544003</text:p>
          </table:table-cell>
          <table:table-cell table:style-name="Default" table:formula="of:=[.GW30]/[.$IW$30]" office:value-type="float" office:value="0.00054974591406822">
            <text:p>0.0005497459</text:p>
          </table:table-cell>
          <table:table-cell table:style-name="Default" table:formula="of:=[.GX30]/[.$IW$30]" office:value-type="float" office:value="0.000557154639369796">
            <text:p>0.0005571546</text:p>
          </table:table-cell>
          <table:table-cell table:style-name="Default" table:formula="of:=[.GY30]/[.$IW$30]" office:value-type="float" office:value="0.000577907970340481">
            <text:p>0.000577908</text:p>
          </table:table-cell>
          <table:table-cell table:style-name="Default" table:formula="of:=[.GZ30]/[.$IW$30]" office:value-type="float" office:value="0.000575026585713775">
            <text:p>0.0005750266</text:p>
          </table:table-cell>
          <table:table-cell table:style-name="Default" table:formula="of:=[.HA30]/[.$IW$30]" office:value-type="float" office:value="0.000552666858156229">
            <text:p>0.0005526669</text:p>
          </table:table-cell>
          <table:table-cell table:style-name="Default" table:formula="of:=[.HB30]/[.$IW$30]" office:value-type="float" office:value="0.00054984205725207">
            <text:p>0.0005498421</text:p>
          </table:table-cell>
          <table:table-cell table:style-name="Default" table:formula="of:=[.HC30]/[.$IW$30]" office:value-type="float" office:value="0.00055373074701531">
            <text:p>0.0005537307</text:p>
          </table:table-cell>
          <table:table-cell table:style-name="Default" table:formula="of:=[.HD30]/[.$IW$30]" office:value-type="float" office:value="0.000558602299294994">
            <text:p>0.0005586023</text:p>
          </table:table-cell>
          <table:table-cell table:style-name="Default" table:formula="of:=[.HE30]/[.$IW$30]" office:value-type="float" office:value="0.000559015621242462">
            <text:p>0.0005590156</text:p>
          </table:table-cell>
          <table:table-cell table:style-name="Default" table:formula="of:=[.HF30]/[.$IW$30]" office:value-type="float" office:value="0.000565619260795527">
            <text:p>0.0005656193</text:p>
          </table:table-cell>
          <table:table-cell table:style-name="Default" table:formula="of:=[.HG30]/[.$IW$30]" office:value-type="float" office:value="0.000542697047665873">
            <text:p>0.000542697</text:p>
          </table:table-cell>
          <table:table-cell table:style-name="Default" table:formula="of:=[.HH30]/[.$IW$30]" office:value-type="float" office:value="0.000549118494512567">
            <text:p>0.0005491185</text:p>
          </table:table-cell>
          <table:table-cell table:style-name="Default" table:formula="of:=[.HI30]/[.$IW$30]" office:value-type="float" office:value="0.000564785442421212">
            <text:p>0.0005647854</text:p>
          </table:table-cell>
          <table:table-cell table:style-name="Default" table:formula="of:=[.HJ30]/[.$IW$30]" office:value-type="float" office:value="0.000563669802277469">
            <text:p>0.0005636698</text:p>
          </table:table-cell>
          <table:table-cell table:style-name="Default" table:formula="of:=[.HK30]/[.$IW$30]" office:value-type="float" office:value="0.000546931332758114">
            <text:p>0.0005469313</text:p>
          </table:table-cell>
          <table:table-cell table:style-name="Default" table:formula="of:=[.HL30]/[.$IW$30]" office:value-type="float" office:value="0.000529281581803566">
            <text:p>0.0005292816</text:p>
          </table:table-cell>
          <table:table-cell table:style-name="Default" table:formula="of:=[.HM30]/[.$IW$30]" office:value-type="float" office:value="0.000519743341526556">
            <text:p>0.0005197433</text:p>
          </table:table-cell>
          <table:table-cell table:style-name="Default" table:formula="of:=[.HN30]/[.$IW$30]" office:value-type="float" office:value="0.000521317945936749">
            <text:p>0.0005213179</text:p>
          </table:table-cell>
          <table:table-cell table:style-name="Default" table:formula="of:=[.HO30]/[.$IW$30]" office:value-type="float" office:value="0.00052153257860543">
            <text:p>0.0005215326</text:p>
          </table:table-cell>
          <table:table-cell table:style-name="Default" table:formula="of:=[.HP30]/[.$IW$30]" office:value-type="float" office:value="0.000526938426570741">
            <text:p>0.0005269384</text:p>
          </table:table-cell>
          <table:table-cell table:style-name="Default" table:formula="of:=[.HQ30]/[.$IW$30]" office:value-type="float" office:value="0.000519997155244067">
            <text:p>0.0005199972</text:p>
          </table:table-cell>
          <table:table-cell table:style-name="Default" table:formula="of:=[.HR30]/[.$IW$30]" office:value-type="float" office:value="0.000531676690734869">
            <text:p>0.0005316767</text:p>
          </table:table-cell>
          <table:table-cell table:style-name="Default" table:formula="of:=[.HS30]/[.$IW$30]" office:value-type="float" office:value="0.000538423794074667">
            <text:p>0.0005384238</text:p>
          </table:table-cell>
          <table:table-cell table:style-name="Default" table:formula="of:=[.HT30]/[.$IW$30]" office:value-type="float" office:value="0.000533047176322993">
            <text:p>0.0005330472</text:p>
          </table:table-cell>
          <table:table-cell table:style-name="Default" table:formula="of:=[.HU30]/[.$IW$30]" office:value-type="float" office:value="0.000515833743245452">
            <text:p>0.0005158337</text:p>
          </table:table-cell>
          <table:table-cell table:style-name="Default" table:formula="of:=[.HV30]/[.$IW$30]" office:value-type="float" office:value="0.000552301425351815">
            <text:p>0.0005523014</text:p>
          </table:table-cell>
          <table:table-cell table:style-name="Default" table:formula="of:=[.HW30]/[.$IW$30]" office:value-type="float" office:value="0.000527508889520126">
            <text:p>0.0005275089</text:p>
          </table:table-cell>
          <table:table-cell table:style-name="Default" table:formula="of:=[.HX30]/[.$IW$30]" office:value-type="float" office:value="0.000520944492139334">
            <text:p>0.0005209445</text:p>
          </table:table-cell>
          <table:table-cell table:style-name="Default" table:formula="of:=[.HY30]/[.$IW$30]" office:value-type="float" office:value="0.000514808387342407">
            <text:p>0.0005148084</text:p>
          </table:table-cell>
          <table:table-cell table:style-name="Default" table:formula="of:=[.HZ30]/[.$IW$30]" office:value-type="float" office:value="0.000517666329131983">
            <text:p>0.0005176663</text:p>
          </table:table-cell>
          <table:table-cell table:style-name="Default" table:formula="of:=[.IA30]/[.$IW$30]" office:value-type="float" office:value="0.000512150749842003">
            <text:p>0.0005121507</text:p>
          </table:table-cell>
          <table:table-cell table:style-name="Default" table:formula="of:=[.IB30]/[.$IW$30]" office:value-type="float" office:value="0.000507745011954598">
            <text:p>0.000507745</text:p>
          </table:table-cell>
          <table:table-cell table:style-name="Default" table:formula="of:=[.IC30]/[.$IW$30]" office:value-type="float" office:value="0.000523523136649851">
            <text:p>0.0005235231</text:p>
          </table:table-cell>
          <table:table-cell table:style-name="Default" table:formula="of:=[.ID30]/[.$IW$30]" office:value-type="float" office:value="0.000515304691582706">
            <text:p>0.0005153047</text:p>
          </table:table-cell>
          <table:table-cell table:style-name="Default" table:formula="of:=[.IE30]/[.$IW$30]" office:value-type="float" office:value="0.000502178013105177">
            <text:p>0.000502178</text:p>
          </table:table-cell>
          <table:table-cell table:style-name="Default" table:formula="of:=[.IF30]/[.$IW$30]" office:value-type="float" office:value="0.00049991828461555">
            <text:p>0.0004999183</text:p>
          </table:table-cell>
          <table:table-cell table:style-name="Default" table:formula="of:=[.IG30]/[.$IW$30]" office:value-type="float" office:value="0.000498519864077919">
            <text:p>0.0004985199</text:p>
          </table:table-cell>
          <table:table-cell table:style-name="Default" table:formula="of:=[.IH30]/[.$IW$30]" office:value-type="float" office:value="0.000498942721896901">
            <text:p>0.0004989427</text:p>
          </table:table-cell>
          <table:table-cell table:style-name="Default" table:formula="of:=[.II30]/[.$IW$30]" office:value-type="float" office:value="0.000500048512258782">
            <text:p>0.0005000485</text:p>
          </table:table-cell>
          <table:table-cell table:style-name="Default" table:formula="of:=[.IJ30]/[.$IW$30]" office:value-type="float" office:value="0.000502058130067262">
            <text:p>0.0005020581</text:p>
          </table:table-cell>
          <table:table-cell table:style-name="Default" table:formula="of:=[.IK30]/[.$IW$30]" office:value-type="float" office:value="0.000503878982402687">
            <text:p>0.000503879</text:p>
          </table:table-cell>
          <table:table-cell table:style-name="Default" table:formula="of:=[.IL30]/[.$IW$30]" office:value-type="float" office:value="0.000504930872944788">
            <text:p>0.0005049309</text:p>
          </table:table-cell>
          <table:table-cell table:style-name="Default" table:formula="of:=[.IM30]/[.$IW$30]" office:value-type="float" office:value="0.000506066674610341">
            <text:p>0.0005060667</text:p>
          </table:table-cell>
          <table:table-cell table:style-name="Default" table:formula="of:=[.IN30]/[.$IW$30]" office:value-type="float" office:value="0.000507643510179804">
            <text:p>0.0005076435</text:p>
          </table:table-cell>
          <table:table-cell table:style-name="Default" table:formula="of:=[.IO30]/[.$IW$30]" office:value-type="float" office:value="0.000510539260044376">
            <text:p>0.0005105393</text:p>
          </table:table-cell>
          <table:table-cell table:style-name="Default" table:formula="of:=[.IP30]/[.$IW$30]" office:value-type="float" office:value="0.000511770478476975">
            <text:p>0.0005117705</text:p>
          </table:table-cell>
          <table:table-cell table:style-name="Default" table:formula="of:=[.IQ30]/[.$IW$30]" office:value-type="float" office:value="0.000513005298278301">
            <text:p>0.0005130053</text:p>
          </table:table-cell>
          <table:table-cell table:style-name="Default" table:formula="of:=[.IR30]/[.$IW$30]" office:value-type="float" office:value="0.000514539217818659">
            <text:p>0.0005145392</text:p>
          </table:table-cell>
          <table:table-cell table:style-name="Default" table:formula="of:=[.IS30]/[.$IW$30]" office:value-type="float" office:value="0.000517653342703858">
            <text:p>0.0005176533</text:p>
          </table:table-cell>
          <table:table-cell table:style-name="Default" table:formula="of:=[.IT30]/[.$IW$30]" office:value-type="float" office:value="0.000518720850746538">
            <text:p>0.0005187209</text:p>
          </table:table-cell>
          <table:table-cell table:style-name="Default" table:formula="of:=[.IU30]/[.$IW$30]" office:value-type="float" office:value="0.000520032642163969">
            <text:p>0.0005200326</text:p>
          </table:table-cell>
          <table:table-cell table:style-name="Default" table:formula="of:=[.IV30]/[.$IW$30]" office:value-type="float" office:value="0.000521520481385191">
            <text:p>0.0005215205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0">01/20/2011</text:date>, <text:time>01:5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1-01-20T01:52:10</dc:date>
    <dc:creator>IEEE8023 </dc:creator>
    <meta:editing-duration>PT00H49M01S</meta:editing-duration>
    <meta:editing-cycles>3</meta:editing-cycles>
    <meta:document-statistic meta:table-count="1" meta:cell-count="79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abel-arrangement="stagger-odd" chart:axis-position="0" style:rotation-angle="27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minimum="0" chart:maximum="0.05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967cm" svg:height="17.784cm" xlink:href=".." chart:class="chart:bar" chart:style-name="ch1">
        <chart:plot-area chart:style-name="ch2" table:cell-range-address="Sheet1.B1:Sheet1.IV1 Sheet1.A31:Sheet1.IV31" chart:data-source-has-labels="both" svg:x="0.659cm" svg:y="0.355cm" svg:width="31.649cm" svg:height="17.074cm">
          <chart:axis chart:dimension="x" chart:name="primary-x" chart:style-name="ch3">
            <chart:categories table:cell-range-address="Sheet1.C1:Sheet1.IV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1:Sheet1.IV31" chart:label-cell-address="Sheet1.A31:Sheet1.A31" chart:class="chart:bar">
            <chart:data-point chart:repeated="25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1:Sheet1.IV1">45.758057</text:p>
              </table:table-cell>
              <table:table-cell office:value-type="string">
                <text:p>131.89087</text:p>
              </table:table-cell>
              <table:table-cell office:value-type="string">
                <text:p>218.02368</text:p>
              </table:table-cell>
              <table:table-cell office:value-type="string">
                <text:p>304.1565</text:p>
              </table:table-cell>
              <table:table-cell office:value-type="string">
                <text:p>390.2893</text:p>
              </table:table-cell>
              <table:table-cell office:value-type="string">
                <text:p>476.42212</text:p>
              </table:table-cell>
              <table:table-cell office:value-type="string">
                <text:p>562.55493</text:p>
              </table:table-cell>
              <table:table-cell office:value-type="string">
                <text:p>648.68774</text:p>
              </table:table-cell>
              <table:table-cell office:value-type="string">
                <text:p>734.82056</text:p>
              </table:table-cell>
              <table:table-cell office:value-type="string">
                <text:p>820.95337</text:p>
              </table:table-cell>
              <table:table-cell office:value-type="string">
                <text:p>907.0862</text:p>
              </table:table-cell>
              <table:table-cell office:value-type="string">
                <text:p>993.219</text:p>
              </table:table-cell>
              <table:table-cell office:value-type="string">
                <text:p>1079.3518</text:p>
              </table:table-cell>
              <table:table-cell office:value-type="string">
                <text:p>1165.4846</text:p>
              </table:table-cell>
              <table:table-cell office:value-type="string">
                <text:p>1251.6174</text:p>
              </table:table-cell>
              <table:table-cell office:value-type="string">
                <text:p>1337.7502</text:p>
              </table:table-cell>
              <table:table-cell office:value-type="string">
                <text:p>1423.883</text:p>
              </table:table-cell>
              <table:table-cell office:value-type="string">
                <text:p>1510.0159</text:p>
              </table:table-cell>
              <table:table-cell office:value-type="string">
                <text:p>1596.1487</text:p>
              </table:table-cell>
              <table:table-cell office:value-type="string">
                <text:p>1682.2815</text:p>
              </table:table-cell>
              <table:table-cell office:value-type="string">
                <text:p>1768.4143</text:p>
              </table:table-cell>
              <table:table-cell office:value-type="string">
                <text:p>1854.5471</text:p>
              </table:table-cell>
              <table:table-cell office:value-type="string">
                <text:p>1940.6799</text:p>
              </table:table-cell>
              <table:table-cell office:value-type="string">
                <text:p>2026.8127</text:p>
              </table:table-cell>
              <table:table-cell office:value-type="string">
                <text:p>2112.9456</text:p>
              </table:table-cell>
              <table:table-cell office:value-type="string">
                <text:p>2199.0784</text:p>
              </table:table-cell>
              <table:table-cell office:value-type="string">
                <text:p>2285.2112</text:p>
              </table:table-cell>
              <table:table-cell office:value-type="string">
                <text:p>2371.344</text:p>
              </table:table-cell>
              <table:table-cell office:value-type="string">
                <text:p>2457.4768</text:p>
              </table:table-cell>
              <table:table-cell office:value-type="string">
                <text:p>2543.6096</text:p>
              </table:table-cell>
              <table:table-cell office:value-type="string">
                <text:p>2629.7424</text:p>
              </table:table-cell>
              <table:table-cell office:value-type="string">
                <text:p>2715.8752</text:p>
              </table:table-cell>
              <table:table-cell office:value-type="string">
                <text:p>2802.008</text:p>
              </table:table-cell>
              <table:table-cell office:value-type="string">
                <text:p>2888.1409</text:p>
              </table:table-cell>
              <table:table-cell office:value-type="string">
                <text:p>2974.2737</text:p>
              </table:table-cell>
              <table:table-cell office:value-type="string">
                <text:p>3060.4065</text:p>
              </table:table-cell>
              <table:table-cell office:value-type="string">
                <text:p>3146.5393</text:p>
              </table:table-cell>
              <table:table-cell office:value-type="string">
                <text:p>3232.672</text:p>
              </table:table-cell>
              <table:table-cell office:value-type="string">
                <text:p>3318.805</text:p>
              </table:table-cell>
              <table:table-cell office:value-type="string">
                <text:p>3404.9377</text:p>
              </table:table-cell>
              <table:table-cell office:value-type="string">
                <text:p>3491.0706</text:p>
              </table:table-cell>
              <table:table-cell office:value-type="string">
                <text:p>3577.2034</text:p>
              </table:table-cell>
              <table:table-cell office:value-type="string">
                <text:p>3663.3362</text:p>
              </table:table-cell>
              <table:table-cell office:value-type="string">
                <text:p>3749.469</text:p>
              </table:table-cell>
              <table:table-cell office:value-type="string">
                <text:p>3835.6018</text:p>
              </table:table-cell>
              <table:table-cell office:value-type="string">
                <text:p>3921.7346</text:p>
              </table:table-cell>
              <table:table-cell office:value-type="string">
                <text:p>4007.8674</text:p>
              </table:table-cell>
              <table:table-cell office:value-type="string">
                <text:p>4094.0005</text:p>
              </table:table-cell>
              <table:table-cell office:value-type="string">
                <text:p>4180.1333</text:p>
              </table:table-cell>
              <table:table-cell office:value-type="string">
                <text:p>4266.266</text:p>
              </table:table-cell>
              <table:table-cell office:value-type="string">
                <text:p>4352.399</text:p>
              </table:table-cell>
              <table:table-cell office:value-type="string">
                <text:p>4438.5317</text:p>
              </table:table-cell>
              <table:table-cell office:value-type="string">
                <text:p>4524.6646</text:p>
              </table:table-cell>
              <table:table-cell office:value-type="string">
                <text:p>4610.7974</text:p>
              </table:table-cell>
              <table:table-cell office:value-type="string">
                <text:p>4696.93</text:p>
              </table:table-cell>
              <table:table-cell office:value-type="string">
                <text:p>4783.063</text:p>
              </table:table-cell>
              <table:table-cell office:value-type="string">
                <text:p>4869.196</text:p>
              </table:table-cell>
              <table:table-cell office:value-type="string">
                <text:p>4955.3286</text:p>
              </table:table-cell>
              <table:table-cell office:value-type="string">
                <text:p>5041.4614</text:p>
              </table:table-cell>
              <table:table-cell office:value-type="string">
                <text:p>5127.594</text:p>
              </table:table-cell>
              <table:table-cell office:value-type="string">
                <text:p>5213.727</text:p>
              </table:table-cell>
              <table:table-cell office:value-type="string">
                <text:p>5299.86</text:p>
              </table:table-cell>
              <table:table-cell office:value-type="string">
                <text:p>5385.9927</text:p>
              </table:table-cell>
              <table:table-cell office:value-type="string">
                <text:p>5472.1255</text:p>
              </table:table-cell>
              <table:table-cell office:value-type="string">
                <text:p>5558.2583</text:p>
              </table:table-cell>
              <table:table-cell office:value-type="string">
                <text:p>5644.391</text:p>
              </table:table-cell>
              <table:table-cell office:value-type="string">
                <text:p>5730.524</text:p>
              </table:table-cell>
              <table:table-cell office:value-type="string">
                <text:p>5816.6567</text:p>
              </table:table-cell>
              <table:table-cell office:value-type="string">
                <text:p>5902.7896</text:p>
              </table:table-cell>
              <table:table-cell office:value-type="string">
                <text:p>5988.9224</text:p>
              </table:table-cell>
              <table:table-cell office:value-type="string">
                <text:p>6075.055</text:p>
              </table:table-cell>
              <table:table-cell office:value-type="string">
                <text:p>6161.188</text:p>
              </table:table-cell>
              <table:table-cell office:value-type="string">
                <text:p>6247.321</text:p>
              </table:table-cell>
              <table:table-cell office:value-type="string">
                <text:p>6333.4536</text:p>
              </table:table-cell>
              <table:table-cell office:value-type="string">
                <text:p>6419.5864</text:p>
              </table:table-cell>
              <table:table-cell office:value-type="string">
                <text:p>6505.719</text:p>
              </table:table-cell>
              <table:table-cell office:value-type="string">
                <text:p>6591.852</text:p>
              </table:table-cell>
              <table:table-cell office:value-type="string">
                <text:p>6677.985</text:p>
              </table:table-cell>
              <table:table-cell office:value-type="string">
                <text:p>6764.1177</text:p>
              </table:table-cell>
              <table:table-cell office:value-type="string">
                <text:p>6850.2505</text:p>
              </table:table-cell>
              <table:table-cell office:value-type="string">
                <text:p>6936.3833</text:p>
              </table:table-cell>
              <table:table-cell office:value-type="string">
                <text:p>7022.516</text:p>
              </table:table-cell>
              <table:table-cell office:value-type="string">
                <text:p>7108.649</text:p>
              </table:table-cell>
              <table:table-cell office:value-type="string">
                <text:p>7194.7817</text:p>
              </table:table-cell>
              <table:table-cell office:value-type="string">
                <text:p>7280.9146</text:p>
              </table:table-cell>
              <table:table-cell office:value-type="string">
                <text:p>7367.0474</text:p>
              </table:table-cell>
              <table:table-cell office:value-type="string">
                <text:p>7453.18</text:p>
              </table:table-cell>
              <table:table-cell office:value-type="string">
                <text:p>7539.313</text:p>
              </table:table-cell>
              <table:table-cell office:value-type="string">
                <text:p>7625.446</text:p>
              </table:table-cell>
              <table:table-cell office:value-type="string">
                <text:p>7711.5786</text:p>
              </table:table-cell>
              <table:table-cell office:value-type="string">
                <text:p>7797.7114</text:p>
              </table:table-cell>
              <table:table-cell office:value-type="string">
                <text:p>7883.844</text:p>
              </table:table-cell>
              <table:table-cell office:value-type="string">
                <text:p>7969.977</text:p>
              </table:table-cell>
              <table:table-cell office:value-type="string">
                <text:p>8056.11</text:p>
              </table:table-cell>
              <table:table-cell office:value-type="string">
                <text:p>8142.2427</text:p>
              </table:table-cell>
              <table:table-cell office:value-type="string">
                <text:p>8228.372</text:p>
              </table:table-cell>
              <table:table-cell office:value-type="string">
                <text:p>8314.498</text:p>
              </table:table-cell>
              <table:table-cell office:value-type="string">
                <text:p>8400.623</text:p>
              </table:table-cell>
              <table:table-cell office:value-type="string">
                <text:p>8486.748</text:p>
              </table:table-cell>
              <table:table-cell office:value-type="string">
                <text:p>8572.873</text:p>
              </table:table-cell>
              <table:table-cell office:value-type="string">
                <text:p>8658.998</text:p>
              </table:table-cell>
              <table:table-cell office:value-type="string">
                <text:p>8745.123</text:p>
              </table:table-cell>
              <table:table-cell office:value-type="string">
                <text:p>8831.248</text:p>
              </table:table-cell>
              <table:table-cell office:value-type="string">
                <text:p>8917.373</text:p>
              </table:table-cell>
              <table:table-cell office:value-type="string">
                <text:p>9003.498</text:p>
              </table:table-cell>
              <table:table-cell office:value-type="string">
                <text:p>9089.623</text:p>
              </table:table-cell>
              <table:table-cell office:value-type="string">
                <text:p>9175.748</text:p>
              </table:table-cell>
              <table:table-cell office:value-type="string">
                <text:p>9261.873</text:p>
              </table:table-cell>
              <table:table-cell office:value-type="string">
                <text:p>9347.998</text:p>
              </table:table-cell>
              <table:table-cell office:value-type="string">
                <text:p>9434.123</text:p>
              </table:table-cell>
              <table:table-cell office:value-type="string">
                <text:p>9520.248</text:p>
              </table:table-cell>
              <table:table-cell office:value-type="string">
                <text:p>9606.373</text:p>
              </table:table-cell>
              <table:table-cell office:value-type="string">
                <text:p>9692.498</text:p>
              </table:table-cell>
              <table:table-cell office:value-type="string">
                <text:p>9778.623</text:p>
              </table:table-cell>
              <table:table-cell office:value-type="string">
                <text:p>9864.748</text:p>
              </table:table-cell>
              <table:table-cell office:value-type="string">
                <text:p>9950.873</text:p>
              </table:table-cell>
              <table:table-cell office:value-type="string">
                <text:p>10036.998</text:p>
              </table:table-cell>
              <table:table-cell office:value-type="string">
                <text:p>10123.123</text:p>
              </table:table-cell>
              <table:table-cell office:value-type="string">
                <text:p>10209.248</text:p>
              </table:table-cell>
              <table:table-cell office:value-type="string">
                <text:p>10295.373</text:p>
              </table:table-cell>
              <table:table-cell office:value-type="string">
                <text:p>10381.498</text:p>
              </table:table-cell>
              <table:table-cell office:value-type="string">
                <text:p>10467.623</text:p>
              </table:table-cell>
              <table:table-cell office:value-type="string">
                <text:p>10553.748</text:p>
              </table:table-cell>
              <table:table-cell office:value-type="string">
                <text:p>10639.873</text:p>
              </table:table-cell>
              <table:table-cell office:value-type="string">
                <text:p>10725.998</text:p>
              </table:table-cell>
              <table:table-cell office:value-type="string">
                <text:p>10812.123</text:p>
              </table:table-cell>
              <table:table-cell office:value-type="string">
                <text:p>10898.248</text:p>
              </table:table-cell>
              <table:table-cell office:value-type="string">
                <text:p>10984.373</text:p>
              </table:table-cell>
              <table:table-cell office:value-type="string">
                <text:p>11070.498</text:p>
              </table:table-cell>
              <table:table-cell office:value-type="string">
                <text:p>11156.623</text:p>
              </table:table-cell>
              <table:table-cell office:value-type="string">
                <text:p>11242.748</text:p>
              </table:table-cell>
              <table:table-cell office:value-type="string">
                <text:p>11328.873</text:p>
              </table:table-cell>
              <table:table-cell office:value-type="string">
                <text:p>11414.998</text:p>
              </table:table-cell>
              <table:table-cell office:value-type="string">
                <text:p>11501.123</text:p>
              </table:table-cell>
              <table:table-cell office:value-type="string">
                <text:p>11587.248</text:p>
              </table:table-cell>
              <table:table-cell office:value-type="string">
                <text:p>11673.373</text:p>
              </table:table-cell>
              <table:table-cell office:value-type="string">
                <text:p>11759.498</text:p>
              </table:table-cell>
              <table:table-cell office:value-type="string">
                <text:p>11845.623</text:p>
              </table:table-cell>
              <table:table-cell office:value-type="string">
                <text:p>11931.748</text:p>
              </table:table-cell>
              <table:table-cell office:value-type="string">
                <text:p>12017.873</text:p>
              </table:table-cell>
              <table:table-cell office:value-type="string">
                <text:p>12103.998</text:p>
              </table:table-cell>
              <table:table-cell office:value-type="string">
                <text:p>12190.123</text:p>
              </table:table-cell>
              <table:table-cell office:value-type="string">
                <text:p>12276.248</text:p>
              </table:table-cell>
              <table:table-cell office:value-type="string">
                <text:p>12362.373</text:p>
              </table:table-cell>
              <table:table-cell office:value-type="string">
                <text:p>12448.498</text:p>
              </table:table-cell>
              <table:table-cell office:value-type="string">
                <text:p>12534.623</text:p>
              </table:table-cell>
              <table:table-cell office:value-type="string">
                <text:p>12620.748</text:p>
              </table:table-cell>
              <table:table-cell office:value-type="string">
                <text:p>12706.873</text:p>
              </table:table-cell>
              <table:table-cell office:value-type="string">
                <text:p>12792.998</text:p>
              </table:table-cell>
              <table:table-cell office:value-type="string">
                <text:p>12879.123</text:p>
              </table:table-cell>
              <table:table-cell office:value-type="string">
                <text:p>12965.248</text:p>
              </table:table-cell>
              <table:table-cell office:value-type="string">
                <text:p>13051.373</text:p>
              </table:table-cell>
              <table:table-cell office:value-type="string">
                <text:p>13137.498</text:p>
              </table:table-cell>
              <table:table-cell office:value-type="string">
                <text:p>13223.623</text:p>
              </table:table-cell>
              <table:table-cell office:value-type="string">
                <text:p>13309.748</text:p>
              </table:table-cell>
              <table:table-cell office:value-type="string">
                <text:p>13395.873</text:p>
              </table:table-cell>
              <table:table-cell office:value-type="string">
                <text:p>13481.998</text:p>
              </table:table-cell>
              <table:table-cell office:value-type="string">
                <text:p>13568.123</text:p>
              </table:table-cell>
              <table:table-cell office:value-type="string">
                <text:p>13654.248</text:p>
              </table:table-cell>
              <table:table-cell office:value-type="string">
                <text:p>13740.373</text:p>
              </table:table-cell>
              <table:table-cell office:value-type="string">
                <text:p>13826.498</text:p>
              </table:table-cell>
              <table:table-cell office:value-type="string">
                <text:p>13912.623</text:p>
              </table:table-cell>
              <table:table-cell office:value-type="string">
                <text:p>13998.748</text:p>
              </table:table-cell>
              <table:table-cell office:value-type="string">
                <text:p>14084.873</text:p>
              </table:table-cell>
              <table:table-cell office:value-type="string">
                <text:p>14170.998</text:p>
              </table:table-cell>
              <table:table-cell office:value-type="string">
                <text:p>14257.123</text:p>
              </table:table-cell>
              <table:table-cell office:value-type="string">
                <text:p>14343.248</text:p>
              </table:table-cell>
              <table:table-cell office:value-type="string">
                <text:p>14429.373</text:p>
              </table:table-cell>
              <table:table-cell office:value-type="string">
                <text:p>14515.498</text:p>
              </table:table-cell>
              <table:table-cell office:value-type="string">
                <text:p>14601.623</text:p>
              </table:table-cell>
              <table:table-cell office:value-type="string">
                <text:p>14687.748</text:p>
              </table:table-cell>
              <table:table-cell office:value-type="string">
                <text:p>14773.873</text:p>
              </table:table-cell>
              <table:table-cell office:value-type="string">
                <text:p>14859.998</text:p>
              </table:table-cell>
              <table:table-cell office:value-type="string">
                <text:p>14946.123</text:p>
              </table:table-cell>
              <table:table-cell office:value-type="string">
                <text:p>15032.248</text:p>
              </table:table-cell>
              <table:table-cell office:value-type="string">
                <text:p>15118.373</text:p>
              </table:table-cell>
              <table:table-cell office:value-type="string">
                <text:p>15204.498</text:p>
              </table:table-cell>
              <table:table-cell office:value-type="string">
                <text:p>15290.623</text:p>
              </table:table-cell>
              <table:table-cell office:value-type="string">
                <text:p>15376.748</text:p>
              </table:table-cell>
              <table:table-cell office:value-type="string">
                <text:p>15462.873</text:p>
              </table:table-cell>
              <table:table-cell office:value-type="string">
                <text:p>15548.998</text:p>
              </table:table-cell>
              <table:table-cell office:value-type="string">
                <text:p>15635.123</text:p>
              </table:table-cell>
              <table:table-cell office:value-type="string">
                <text:p>15721.248</text:p>
              </table:table-cell>
              <table:table-cell office:value-type="string">
                <text:p>15807.373</text:p>
              </table:table-cell>
              <table:table-cell office:value-type="string">
                <text:p>15893.498</text:p>
              </table:table-cell>
              <table:table-cell office:value-type="string">
                <text:p>15979.623</text:p>
              </table:table-cell>
              <table:table-cell office:value-type="string">
                <text:p>16065.748</text:p>
              </table:table-cell>
              <table:table-cell office:value-type="string">
                <text:p>16151.873</text:p>
              </table:table-cell>
              <table:table-cell office:value-type="string">
                <text:p>16237.998</text:p>
              </table:table-cell>
              <table:table-cell office:value-type="string">
                <text:p>16324.123</text:p>
              </table:table-cell>
              <table:table-cell office:value-type="string">
                <text:p>16410.248</text:p>
              </table:table-cell>
              <table:table-cell office:value-type="string">
                <text:p>16496.373</text:p>
              </table:table-cell>
              <table:table-cell office:value-type="string">
                <text:p>16582.498</text:p>
              </table:table-cell>
              <table:table-cell office:value-type="string">
                <text:p>16668.623</text:p>
              </table:table-cell>
              <table:table-cell office:value-type="string">
                <text:p>16754.748</text:p>
              </table:table-cell>
              <table:table-cell office:value-type="string">
                <text:p>16840.873</text:p>
              </table:table-cell>
              <table:table-cell office:value-type="string">
                <text:p>16926.998</text:p>
              </table:table-cell>
              <table:table-cell office:value-type="string">
                <text:p>17013.123</text:p>
              </table:table-cell>
              <table:table-cell office:value-type="string">
                <text:p>17099.248</text:p>
              </table:table-cell>
              <table:table-cell office:value-type="string">
                <text:p>17185.373</text:p>
              </table:table-cell>
              <table:table-cell office:value-type="string">
                <text:p>17271.498</text:p>
              </table:table-cell>
              <table:table-cell office:value-type="string">
                <text:p>17357.623</text:p>
              </table:table-cell>
              <table:table-cell office:value-type="string">
                <text:p>17443.748</text:p>
              </table:table-cell>
              <table:table-cell office:value-type="string">
                <text:p>17529.873</text:p>
              </table:table-cell>
              <table:table-cell office:value-type="string">
                <text:p>17615.998</text:p>
              </table:table-cell>
              <table:table-cell office:value-type="string">
                <text:p>17702.123</text:p>
              </table:table-cell>
              <table:table-cell office:value-type="string">
                <text:p>17788.248</text:p>
              </table:table-cell>
              <table:table-cell office:value-type="string">
                <text:p>17874.373</text:p>
              </table:table-cell>
              <table:table-cell office:value-type="string">
                <text:p>17960.498</text:p>
              </table:table-cell>
              <table:table-cell office:value-type="string">
                <text:p>18046.623</text:p>
              </table:table-cell>
              <table:table-cell office:value-type="string">
                <text:p>18132.748</text:p>
              </table:table-cell>
              <table:table-cell office:value-type="string">
                <text:p>18218.873</text:p>
              </table:table-cell>
              <table:table-cell office:value-type="string">
                <text:p>18304.998</text:p>
              </table:table-cell>
              <table:table-cell office:value-type="string">
                <text:p>18391.123</text:p>
              </table:table-cell>
              <table:table-cell office:value-type="string">
                <text:p>18477.248</text:p>
              </table:table-cell>
              <table:table-cell office:value-type="string">
                <text:p>18563.373</text:p>
              </table:table-cell>
              <table:table-cell office:value-type="string">
                <text:p>18649.498</text:p>
              </table:table-cell>
              <table:table-cell office:value-type="string">
                <text:p>18735.623</text:p>
              </table:table-cell>
              <table:table-cell office:value-type="string">
                <text:p>18821.748</text:p>
              </table:table-cell>
              <table:table-cell office:value-type="string">
                <text:p>18907.873</text:p>
              </table:table-cell>
              <table:table-cell office:value-type="string">
                <text:p>18993.998</text:p>
              </table:table-cell>
              <table:table-cell office:value-type="string">
                <text:p>19080.123</text:p>
              </table:table-cell>
              <table:table-cell office:value-type="string">
                <text:p>19166.248</text:p>
              </table:table-cell>
              <table:table-cell office:value-type="string">
                <text:p>19252.373</text:p>
              </table:table-cell>
              <table:table-cell office:value-type="string">
                <text:p>19338.498</text:p>
              </table:table-cell>
              <table:table-cell office:value-type="string">
                <text:p>19424.623</text:p>
              </table:table-cell>
              <table:table-cell office:value-type="string">
                <text:p>19510.748</text:p>
              </table:table-cell>
              <table:table-cell office:value-type="string">
                <text:p>19596.873</text:p>
              </table:table-cell>
              <table:table-cell office:value-type="string">
                <text:p>19682.998</text:p>
              </table:table-cell>
              <table:table-cell office:value-type="string">
                <text:p>19769.123</text:p>
              </table:table-cell>
              <table:table-cell office:value-type="string">
                <text:p>19855.248</text:p>
              </table:table-cell>
              <table:table-cell office:value-type="string">
                <text:p>19941.373</text:p>
              </table:table-cell>
              <table:table-cell office:value-type="string">
                <text:p>20027.498</text:p>
              </table:table-cell>
              <table:table-cell office:value-type="string">
                <text:p>20113.623</text:p>
              </table:table-cell>
              <table:table-cell office:value-type="string">
                <text:p>20199.748</text:p>
              </table:table-cell>
              <table:table-cell office:value-type="string">
                <text:p>20285.873</text:p>
              </table:table-cell>
              <table:table-cell office:value-type="string">
                <text:p>20371.998</text:p>
              </table:table-cell>
              <table:table-cell office:value-type="string">
                <text:p>20458.123</text:p>
              </table:table-cell>
              <table:table-cell office:value-type="string">
                <text:p>20544.248</text:p>
              </table:table-cell>
              <table:table-cell office:value-type="string">
                <text:p>20630.373</text:p>
              </table:table-cell>
              <table:table-cell office:value-type="string">
                <text:p>20716.498</text:p>
              </table:table-cell>
              <table:table-cell office:value-type="string">
                <text:p>20802.623</text:p>
              </table:table-cell>
              <table:table-cell office:value-type="string">
                <text:p>20888.748</text:p>
              </table:table-cell>
              <table:table-cell office:value-type="string">
                <text:p>20974.873</text:p>
              </table:table-cell>
              <table:table-cell office:value-type="string">
                <text:p>21060.998</text:p>
              </table:table-cell>
              <table:table-cell office:value-type="string">
                <text:p>21147.123</text:p>
              </table:table-cell>
              <table:table-cell office:value-type="string">
                <text:p>21233.248</text:p>
              </table:table-cell>
              <table:table-cell office:value-type="string">
                <text:p>21319.373</text:p>
              </table:table-cell>
              <table:table-cell office:value-type="string">
                <text:p>21405.498</text:p>
              </table:table-cell>
              <table:table-cell office:value-type="string">
                <text:p>21491.623</text:p>
              </table:table-cell>
              <table:table-cell office:value-type="string">
                <text:p>21577.748</text:p>
              </table:table-cell>
              <table:table-cell office:value-type="string">
                <text:p>21663.873</text:p>
              </table:table-cell>
              <table:table-cell office:value-type="string">
                <text:p>21749.998</text:p>
              </table:table-cell>
              <table:table-cell office:value-type="string">
                <text:p>21836.123</text:p>
              </table:table-cell>
            </table:table-row>
          </table:table-header-rows>
          <table:table-rows>
            <table:table-row>
              <table:table-cell office:value-type="string">
                <text:p text:id="Sheet1.A31:Sheet1.A31">norm mean</text:p>
              </table:table-cell>
              <table:table-cell office:value-type="float" office:value="0.0181707520147454">
                <text:p text:id="Sheet1.B31:Sheet1.IV31">0.0181707520147454</text:p>
              </table:table-cell>
              <table:table-cell office:value-type="float" office:value="0.035974185637485">
                <text:p>0.035974185637485</text:p>
              </table:table-cell>
              <table:table-cell office:value-type="float" office:value="0.0410092998231937">
                <text:p>0.0410092998231937</text:p>
              </table:table-cell>
              <table:table-cell office:value-type="float" office:value="0.0611359235997098">
                <text:p>0.0611359235997098</text:p>
              </table:table-cell>
              <table:table-cell office:value-type="float" office:value="0.0480635195150227">
                <text:p>0.0480635195150227</text:p>
              </table:table-cell>
              <table:table-cell office:value-type="float" office:value="0.0404177212703305">
                <text:p>0.0404177212703305</text:p>
              </table:table-cell>
              <table:table-cell office:value-type="float" office:value="0.0396852716582094">
                <text:p>0.0396852716582094</text:p>
              </table:table-cell>
              <table:table-cell office:value-type="float" office:value="0.0250208720600656">
                <text:p>0.0250208720600656</text:p>
              </table:table-cell>
              <table:table-cell office:value-type="float" office:value="0.0268869317029167">
                <text:p>0.0268869317029167</text:p>
              </table:table-cell>
              <table:table-cell office:value-type="float" office:value="0.0239409725230879">
                <text:p>0.0239409725230879</text:p>
              </table:table-cell>
              <table:table-cell office:value-type="float" office:value="0.0241947467407249">
                <text:p>0.0241947467407249</text:p>
              </table:table-cell>
              <table:table-cell office:value-type="float" office:value="0.0148029540481726">
                <text:p>0.0148029540481726</text:p>
              </table:table-cell>
              <table:table-cell office:value-type="float" office:value="0.021377042071794">
                <text:p>0.021377042071794</text:p>
              </table:table-cell>
              <table:table-cell office:value-type="float" office:value="0.0141803306064912">
                <text:p>0.0141803306064912</text:p>
              </table:table-cell>
              <table:table-cell office:value-type="float" office:value="0.0118157968318769">
                <text:p>0.0118157968318769</text:p>
              </table:table-cell>
              <table:table-cell office:value-type="float" office:value="0.0143668446696823">
                <text:p>0.0143668446696823</text:p>
              </table:table-cell>
              <table:table-cell office:value-type="float" office:value="0.0123901095415348">
                <text:p>0.0123901095415348</text:p>
              </table:table-cell>
              <table:table-cell office:value-type="float" office:value="0.0114151505382172">
                <text:p>0.0114151505382172</text:p>
              </table:table-cell>
              <table:table-cell office:value-type="float" office:value="0.0115069260557929">
                <text:p>0.0115069260557929</text:p>
              </table:table-cell>
              <table:table-cell office:value-type="float" office:value="0.00863379138006498">
                <text:p>0.00863379138006498</text:p>
              </table:table-cell>
              <table:table-cell office:value-type="float" office:value="0.0120070638479021">
                <text:p>0.0120070638479021</text:p>
              </table:table-cell>
              <table:table-cell office:value-type="float" office:value="0.00875649618943363">
                <text:p>0.00875649618943363</text:p>
              </table:table-cell>
              <table:table-cell office:value-type="float" office:value="0.00856511062157155">
                <text:p>0.00856511062157155</text:p>
              </table:table-cell>
              <table:table-cell office:value-type="float" office:value="0.00790778335266162">
                <text:p>0.00790778335266162</text:p>
              </table:table-cell>
              <table:table-cell office:value-type="float" office:value="0.00814770944905149">
                <text:p>0.00814770944905149</text:p>
              </table:table-cell>
              <table:table-cell office:value-type="float" office:value="0.00707064074454115">
                <text:p>0.00707064074454115</text:p>
              </table:table-cell>
              <table:table-cell office:value-type="float" office:value="0.00587275232373685">
                <text:p>0.00587275232373685</text:p>
              </table:table-cell>
              <table:table-cell office:value-type="float" office:value="0.00714182722328385">
                <text:p>0.00714182722328385</text:p>
              </table:table-cell>
              <table:table-cell office:value-type="float" office:value="0.0072110965698242">
                <text:p>0.0072110965698242</text:p>
              </table:table-cell>
              <table:table-cell office:value-type="float" office:value="0.00712579538561727">
                <text:p>0.00712579538561727</text:p>
              </table:table-cell>
              <table:table-cell office:value-type="float" office:value="0.00986903997617002">
                <text:p>0.00986903997617002</text:p>
              </table:table-cell>
              <table:table-cell office:value-type="float" office:value="0.00683777949541619">
                <text:p>0.00683777949541619</text:p>
              </table:table-cell>
              <table:table-cell office:value-type="float" office:value="0.00654888605992781">
                <text:p>0.00654888605992781</text:p>
              </table:table-cell>
              <table:table-cell office:value-type="float" office:value="0.00677292960114394">
                <text:p>0.00677292960114394</text:p>
              </table:table-cell>
              <table:table-cell office:value-type="float" office:value="0.00669312851940247">
                <text:p>0.00669312851940247</text:p>
              </table:table-cell>
              <table:table-cell office:value-type="float" office:value="0.00543613394360911">
                <text:p>0.00543613394360911</text:p>
              </table:table-cell>
              <table:table-cell office:value-type="float" office:value="0.00655184270225697">
                <text:p>0.00655184270225697</text:p>
              </table:table-cell>
              <table:table-cell office:value-type="float" office:value="0.00592471879056514">
                <text:p>0.00592471879056514</text:p>
              </table:table-cell>
              <table:table-cell office:value-type="float" office:value="0.00648533151885964">
                <text:p>0.00648533151885964</text:p>
              </table:table-cell>
              <table:table-cell office:value-type="float" office:value="0.0054742766034204">
                <text:p>0.0054742766034204</text:p>
              </table:table-cell>
              <table:table-cell office:value-type="float" office:value="0.00650779525978192">
                <text:p>0.00650779525978192</text:p>
              </table:table-cell>
              <table:table-cell office:value-type="float" office:value="0.0058795361444514">
                <text:p>0.0058795361444514</text:p>
              </table:table-cell>
              <table:table-cell office:value-type="float" office:value="0.00565667853933218">
                <text:p>0.00565667853933218</text:p>
              </table:table-cell>
              <table:table-cell office:value-type="float" office:value="0.0058224033306606">
                <text:p>0.0058224033306606</text:p>
              </table:table-cell>
              <table:table-cell office:value-type="float" office:value="0.00528533581358421">
                <text:p>0.00528533581358421</text:p>
              </table:table-cell>
              <table:table-cell office:value-type="float" office:value="0.00465045528775047">
                <text:p>0.00465045528775047</text:p>
              </table:table-cell>
              <table:table-cell office:value-type="float" office:value="0.00530377224138038">
                <text:p>0.00530377224138038</text:p>
              </table:table-cell>
              <table:table-cell office:value-type="float" office:value="0.00489850530103402">
                <text:p>0.00489850530103402</text:p>
              </table:table-cell>
              <table:table-cell office:value-type="float" office:value="0.00494657049803435">
                <text:p>0.00494657049803435</text:p>
              </table:table-cell>
              <table:table-cell office:value-type="float" office:value="0.00406608831220368">
                <text:p>0.00406608831220368</text:p>
              </table:table-cell>
              <table:table-cell office:value-type="float" office:value="0.00446762816303572">
                <text:p>0.00446762816303572</text:p>
              </table:table-cell>
              <table:table-cell office:value-type="float" office:value="0.00403643968555917">
                <text:p>0.00403643968555917</text:p>
              </table:table-cell>
              <table:table-cell office:value-type="float" office:value="0.00311445293072756">
                <text:p>0.00311445293072756</text:p>
              </table:table-cell>
              <table:table-cell office:value-type="float" office:value="0.00457432966924992">
                <text:p>0.00457432966924992</text:p>
              </table:table-cell>
              <table:table-cell office:value-type="float" office:value="0.00344768769573674">
                <text:p>0.00344768769573674</text:p>
              </table:table-cell>
              <table:table-cell office:value-type="float" office:value="0.00272742276873836">
                <text:p>0.00272742276873836</text:p>
              </table:table-cell>
              <table:table-cell office:value-type="float" office:value="0.00431197460165546">
                <text:p>0.00431197460165546</text:p>
              </table:table-cell>
              <table:table-cell office:value-type="float" office:value="0.00344127666352624">
                <text:p>0.00344127666352624</text:p>
              </table:table-cell>
              <table:table-cell office:value-type="float" office:value="0.00316392334033943">
                <text:p>0.00316392334033943</text:p>
              </table:table-cell>
              <table:table-cell office:value-type="float" office:value="0.00366091419041728">
                <text:p>0.00366091419041728</text:p>
              </table:table-cell>
              <table:table-cell office:value-type="float" office:value="0.00384967409786173">
                <text:p>0.00384967409786173</text:p>
              </table:table-cell>
              <table:table-cell office:value-type="float" office:value="0.00359108877104481">
                <text:p>0.00359108877104481</text:p>
              </table:table-cell>
              <table:table-cell office:value-type="float" office:value="0.00354103069177344">
                <text:p>0.00354103069177344</text:p>
              </table:table-cell>
              <table:table-cell office:value-type="float" office:value="0.00411684824218448">
                <text:p>0.00411684824218448</text:p>
              </table:table-cell>
              <table:table-cell office:value-type="float" office:value="0.00310291624625329">
                <text:p>0.00310291624625329</text:p>
              </table:table-cell>
              <table:table-cell office:value-type="float" office:value="0.003045366530647">
                <text:p>0.003045366530647</text:p>
              </table:table-cell>
              <table:table-cell office:value-type="float" office:value="0.00441443036597115">
                <text:p>0.00441443036597115</text:p>
              </table:table-cell>
              <table:table-cell office:value-type="float" office:value="0.00321369124911614">
                <text:p>0.00321369124911614</text:p>
              </table:table-cell>
              <table:table-cell office:value-type="float" office:value="0.00317936820251226">
                <text:p>0.00317936820251226</text:p>
              </table:table-cell>
              <table:table-cell office:value-type="float" office:value="0.0039019029777696">
                <text:p>0.0039019029777696</text:p>
              </table:table-cell>
              <table:table-cell office:value-type="float" office:value="0.00314095276935127">
                <text:p>0.00314095276935127</text:p>
              </table:table-cell>
              <table:table-cell office:value-type="float" office:value="0.00294100077543582">
                <text:p>0.00294100077543582</text:p>
              </table:table-cell>
              <table:table-cell office:value-type="float" office:value="0.0031670339461729">
                <text:p>0.0031670339461729</text:p>
              </table:table-cell>
              <table:table-cell office:value-type="float" office:value="0.00301848098466477">
                <text:p>0.00301848098466477</text:p>
              </table:table-cell>
              <table:table-cell office:value-type="float" office:value="0.00225089029154298">
                <text:p>0.00225089029154298</text:p>
              </table:table-cell>
              <table:table-cell office:value-type="float" office:value="0.0030857917342715">
                <text:p>0.0030857917342715</text:p>
              </table:table-cell>
              <table:table-cell office:value-type="float" office:value="0.00307197780928743">
                <text:p>0.00307197780928743</text:p>
              </table:table-cell>
              <table:table-cell office:value-type="float" office:value="0.00229238109701875">
                <text:p>0.00229238109701875</text:p>
              </table:table-cell>
              <table:table-cell office:value-type="float" office:value="0.00222458917168474">
                <text:p>0.00222458917168474</text:p>
              </table:table-cell>
              <table:table-cell office:value-type="float" office:value="0.00263579796805992">
                <text:p>0.00263579796805992</text:p>
              </table:table-cell>
              <table:table-cell office:value-type="float" office:value="0.00292818504143781">
                <text:p>0.00292818504143781</text:p>
              </table:table-cell>
              <table:table-cell office:value-type="float" office:value="0.00253835252006285">
                <text:p>0.00253835252006285</text:p>
              </table:table-cell>
              <table:table-cell office:value-type="float" office:value="0.00253237256784954">
                <text:p>0.00253237256784954</text:p>
              </table:table-cell>
              <table:table-cell office:value-type="float" office:value="0.00233340824892348">
                <text:p>0.00233340824892348</text:p>
              </table:table-cell>
              <table:table-cell office:value-type="float" office:value="0.00200021956208336">
                <text:p>0.00200021956208336</text:p>
              </table:table-cell>
              <table:table-cell office:value-type="float" office:value="0.0021697291342423">
                <text:p>0.0021697291342423</text:p>
              </table:table-cell>
              <table:table-cell office:value-type="float" office:value="0.00228416924529754">
                <text:p>0.00228416924529754</text:p>
              </table:table-cell>
              <table:table-cell office:value-type="float" office:value="0.00212454483472404">
                <text:p>0.00212454483472404</text:p>
              </table:table-cell>
              <table:table-cell office:value-type="float" office:value="0.00234081069417516">
                <text:p>0.00234081069417516</text:p>
              </table:table-cell>
              <table:table-cell office:value-type="float" office:value="0.00221888147373259">
                <text:p>0.00221888147373259</text:p>
              </table:table-cell>
              <table:table-cell office:value-type="float" office:value="0.00213279047788069">
                <text:p>0.00213279047788069</text:p>
              </table:table-cell>
              <table:table-cell office:value-type="float" office:value="0.0020383676993538">
                <text:p>0.0020383676993538</text:p>
              </table:table-cell>
              <table:table-cell office:value-type="float" office:value="0.00209309574179475">
                <text:p>0.00209309574179475</text:p>
              </table:table-cell>
              <table:table-cell office:value-type="float" office:value="0.00216610706094721">
                <text:p>0.00216610706094721</text:p>
              </table:table-cell>
              <table:table-cell office:value-type="float" office:value="0.00230441725063766">
                <text:p>0.00230441725063766</text:p>
              </table:table-cell>
              <table:table-cell office:value-type="float" office:value="0.0021438268976841">
                <text:p>0.0021438268976841</text:p>
              </table:table-cell>
              <table:table-cell office:value-type="float" office:value="0.00199317456396568">
                <text:p>0.00199317456396568</text:p>
              </table:table-cell>
              <table:table-cell office:value-type="float" office:value="0.00193196138957852">
                <text:p>0.00193196138957852</text:p>
              </table:table-cell>
              <table:table-cell office:value-type="float" office:value="0.00191703907817555">
                <text:p>0.00191703907817555</text:p>
              </table:table-cell>
              <table:table-cell office:value-type="float" office:value="0.00187597783505408">
                <text:p>0.00187597783505408</text:p>
              </table:table-cell>
              <table:table-cell office:value-type="float" office:value="0.00196196578753036">
                <text:p>0.00196196578753036</text:p>
              </table:table-cell>
              <table:table-cell office:value-type="float" office:value="0.00185702151274705">
                <text:p>0.00185702151274705</text:p>
              </table:table-cell>
              <table:table-cell office:value-type="float" office:value="0.00173514644030387">
                <text:p>0.00173514644030387</text:p>
              </table:table-cell>
              <table:table-cell office:value-type="float" office:value="0.00189911467685943">
                <text:p>0.00189911467685943</text:p>
              </table:table-cell>
              <table:table-cell office:value-type="float" office:value="0.00169953538544519">
                <text:p>0.00169953538544519</text:p>
              </table:table-cell>
              <table:table-cell office:value-type="float" office:value="0.00163005397372795">
                <text:p>0.00163005397372795</text:p>
              </table:table-cell>
              <table:table-cell office:value-type="float" office:value="0.00204165335566533">
                <text:p>0.00204165335566533</text:p>
              </table:table-cell>
              <table:table-cell office:value-type="float" office:value="0.00191113608774945">
                <text:p>0.00191113608774945</text:p>
              </table:table-cell>
              <table:table-cell office:value-type="float" office:value="0.00162597275187462">
                <text:p>0.00162597275187462</text:p>
              </table:table-cell>
              <table:table-cell office:value-type="float" office:value="0.00187314447348913">
                <text:p>0.00187314447348913</text:p>
              </table:table-cell>
              <table:table-cell office:value-type="float" office:value="0.00181808799543488">
                <text:p>0.00181808799543488</text:p>
              </table:table-cell>
              <table:table-cell office:value-type="float" office:value="0.00169489819734182">
                <text:p>0.00169489819734182</text:p>
              </table:table-cell>
              <table:table-cell office:value-type="float" office:value="0.00175266906309594">
                <text:p>0.00175266906309594</text:p>
              </table:table-cell>
              <table:table-cell office:value-type="float" office:value="0.00197750219357828">
                <text:p>0.00197750219357828</text:p>
              </table:table-cell>
              <table:table-cell office:value-type="float" office:value="0.00178537070868973">
                <text:p>0.00178537070868973</text:p>
              </table:table-cell>
              <table:table-cell office:value-type="float" office:value="0.00168394305236781">
                <text:p>0.00168394305236781</text:p>
              </table:table-cell>
              <table:table-cell office:value-type="float" office:value="0.00166875116200617">
                <text:p>0.00166875116200617</text:p>
              </table:table-cell>
              <table:table-cell office:value-type="float" office:value="0.00155424935528128">
                <text:p>0.00155424935528128</text:p>
              </table:table-cell>
              <table:table-cell office:value-type="float" office:value="0.00175561789298898">
                <text:p>0.00175561789298898</text:p>
              </table:table-cell>
              <table:table-cell office:value-type="float" office:value="0.00179709290342974">
                <text:p>0.00179709290342974</text:p>
              </table:table-cell>
              <table:table-cell office:value-type="float" office:value="0.00190151754754661">
                <text:p>0.00190151754754661</text:p>
              </table:table-cell>
              <table:table-cell office:value-type="float" office:value="0.00150006936037931">
                <text:p>0.00150006936037931</text:p>
              </table:table-cell>
              <table:table-cell office:value-type="float" office:value="0.0015795390738108">
                <text:p>0.0015795390738108</text:p>
              </table:table-cell>
              <table:table-cell office:value-type="float" office:value="0.0015447027469284">
                <text:p>0.0015447027469284</text:p>
              </table:table-cell>
              <table:table-cell office:value-type="float" office:value="0.0014578205769009">
                <text:p>0.0014578205769009</text:p>
              </table:table-cell>
              <table:table-cell office:value-type="float" office:value="0.00152420743521387">
                <text:p>0.00152420743521387</text:p>
              </table:table-cell>
              <table:table-cell office:value-type="float" office:value="0.00171082967000681">
                <text:p>0.00171082967000681</text:p>
              </table:table-cell>
              <table:table-cell office:value-type="float" office:value="0.00150054252801401">
                <text:p>0.00150054252801401</text:p>
              </table:table-cell>
              <table:table-cell office:value-type="float" office:value="0.00141143063189311">
                <text:p>0.00141143063189311</text:p>
              </table:table-cell>
              <table:table-cell office:value-type="float" office:value="0.00154415294554588">
                <text:p>0.00154415294554588</text:p>
              </table:table-cell>
              <table:table-cell office:value-type="float" office:value="0.00156392544735287">
                <text:p>0.00156392544735287</text:p>
              </table:table-cell>
              <table:table-cell office:value-type="float" office:value="0.00156704420502651">
                <text:p>0.00156704420502651</text:p>
              </table:table-cell>
              <table:table-cell office:value-type="float" office:value="0.00157868166424446">
                <text:p>0.00157868166424446</text:p>
              </table:table-cell>
              <table:table-cell office:value-type="float" office:value="0.00176463832370957">
                <text:p>0.00176463832370957</text:p>
              </table:table-cell>
              <table:table-cell office:value-type="float" office:value="0.00153947740969973">
                <text:p>0.00153947740969973</text:p>
              </table:table-cell>
              <table:table-cell office:value-type="float" office:value="0.0015166102549709">
                <text:p>0.0015166102549709</text:p>
              </table:table-cell>
              <table:table-cell office:value-type="float" office:value="0.00138783876935847">
                <text:p>0.00138783876935847</text:p>
              </table:table-cell>
              <table:table-cell office:value-type="float" office:value="0.00135226368672141">
                <text:p>0.00135226368672141</text:p>
              </table:table-cell>
              <table:table-cell office:value-type="float" office:value="0.00133110742048853">
                <text:p>0.00133110742048853</text:p>
              </table:table-cell>
              <table:table-cell office:value-type="float" office:value="0.00132721071956119">
                <text:p>0.00132721071956119</text:p>
              </table:table-cell>
              <table:table-cell office:value-type="float" office:value="0.00136721063210077">
                <text:p>0.00136721063210077</text:p>
              </table:table-cell>
              <table:table-cell office:value-type="float" office:value="0.00122104379898503">
                <text:p>0.00122104379898503</text:p>
              </table:table-cell>
              <table:table-cell office:value-type="float" office:value="0.00121299300569488">
                <text:p>0.00121299300569488</text:p>
              </table:table-cell>
              <table:table-cell office:value-type="float" office:value="0.0011929044133673">
                <text:p>0.0011929044133673</text:p>
              </table:table-cell>
              <table:table-cell office:value-type="float" office:value="0.00121173787448109">
                <text:p>0.00121173787448109</text:p>
              </table:table-cell>
              <table:table-cell office:value-type="float" office:value="0.00121515358827309">
                <text:p>0.00121515358827309</text:p>
              </table:table-cell>
              <table:table-cell office:value-type="float" office:value="0.00121795615437281">
                <text:p>0.00121795615437281</text:p>
              </table:table-cell>
              <table:table-cell office:value-type="float" office:value="0.00111978991415615">
                <text:p>0.00111978991415615</text:p>
              </table:table-cell>
              <table:table-cell office:value-type="float" office:value="0.0012161782454031">
                <text:p>0.0012161782454031</text:p>
              </table:table-cell>
              <table:table-cell office:value-type="float" office:value="0.00115287045107661">
                <text:p>0.00115287045107661</text:p>
              </table:table-cell>
              <table:table-cell office:value-type="float" office:value="0.00116403001127532">
                <text:p>0.00116403001127532</text:p>
              </table:table-cell>
              <table:table-cell office:value-type="float" office:value="0.00132272905130629">
                <text:p>0.00132272905130629</text:p>
              </table:table-cell>
              <table:table-cell office:value-type="float" office:value="0.00111581391615746">
                <text:p>0.00111581391615746</text:p>
              </table:table-cell>
              <table:table-cell office:value-type="float" office:value="0.00116267360158695">
                <text:p>0.00116267360158695</text:p>
              </table:table-cell>
              <table:table-cell office:value-type="float" office:value="0.00115909681738492">
                <text:p>0.00115909681738492</text:p>
              </table:table-cell>
              <table:table-cell office:value-type="float" office:value="0.00103661408177311">
                <text:p>0.00103661408177311</text:p>
              </table:table-cell>
              <table:table-cell office:value-type="float" office:value="0.0010807800149616">
                <text:p>0.0010807800149616</text:p>
              </table:table-cell>
              <table:table-cell office:value-type="float" office:value="0.0010118776283903">
                <text:p>0.0010118776283903</text:p>
              </table:table-cell>
              <table:table-cell office:value-type="float" office:value="0.00106090214616668">
                <text:p>0.00106090214616668</text:p>
              </table:table-cell>
              <table:table-cell office:value-type="float" office:value="0.000973552849896507">
                <text:p>0.000973552849896507</text:p>
              </table:table-cell>
              <table:table-cell office:value-type="float" office:value="0.000983888979327635">
                <text:p>0.000983888979327635</text:p>
              </table:table-cell>
              <table:table-cell office:value-type="float" office:value="0.000969706372782041">
                <text:p>0.000969706372782041</text:p>
              </table:table-cell>
              <table:table-cell office:value-type="float" office:value="0.000958436348391646">
                <text:p>0.000958436348391646</text:p>
              </table:table-cell>
              <table:table-cell office:value-type="float" office:value="0.000979854295758541">
                <text:p>0.000979854295758541</text:p>
              </table:table-cell>
              <table:table-cell office:value-type="float" office:value="0.000971340840387181">
                <text:p>0.000971340840387181</text:p>
              </table:table-cell>
              <table:table-cell office:value-type="float" office:value="0.00092837545241294">
                <text:p>0.00092837545241294</text:p>
              </table:table-cell>
              <table:table-cell office:value-type="float" office:value="0.000924389283043221">
                <text:p>0.000924389283043221</text:p>
              </table:table-cell>
              <table:table-cell office:value-type="float" office:value="0.000920416168903894">
                <text:p>0.000920416168903894</text:p>
              </table:table-cell>
              <table:table-cell office:value-type="float" office:value="0.000945542086740518">
                <text:p>0.000945542086740518</text:p>
              </table:table-cell>
              <table:table-cell office:value-type="float" office:value="0.00095277450131535">
                <text:p>0.00095277450131535</text:p>
              </table:table-cell>
              <table:table-cell office:value-type="float" office:value="0.000927192958579508">
                <text:p>0.000927192958579508</text:p>
              </table:table-cell>
              <table:table-cell office:value-type="float" office:value="0.00090831021292666">
                <text:p>0.00090831021292666</text:p>
              </table:table-cell>
              <table:table-cell office:value-type="float" office:value="0.000905672467882053">
                <text:p>0.000905672467882053</text:p>
              </table:table-cell>
              <table:table-cell office:value-type="float" office:value="0.000893230117343425">
                <text:p>0.000893230117343425</text:p>
              </table:table-cell>
              <table:table-cell office:value-type="float" office:value="0.000866283053225972">
                <text:p>0.000866283053225972</text:p>
              </table:table-cell>
              <table:table-cell office:value-type="float" office:value="0.000867145470921697">
                <text:p>0.000867145470921697</text:p>
              </table:table-cell>
              <table:table-cell office:value-type="float" office:value="0.000852004039037809">
                <text:p>0.000852004039037809</text:p>
              </table:table-cell>
              <table:table-cell office:value-type="float" office:value="0.000869318686394952">
                <text:p>0.000869318686394952</text:p>
              </table:table-cell>
              <table:table-cell office:value-type="float" office:value="0.000975271346878998">
                <text:p>0.000975271346878998</text:p>
              </table:table-cell>
              <table:table-cell office:value-type="float" office:value="0.000821298671905594">
                <text:p>0.000821298671905594</text:p>
              </table:table-cell>
              <table:table-cell office:value-type="float" office:value="0.000849257337615509">
                <text:p>0.000849257337615509</text:p>
              </table:table-cell>
              <table:table-cell office:value-type="float" office:value="0.00110646865149945">
                <text:p>0.00110646865149945</text:p>
              </table:table-cell>
              <table:table-cell office:value-type="float" office:value="0.000957275569659813">
                <text:p>0.000957275569659813</text:p>
              </table:table-cell>
              <table:table-cell office:value-type="float" office:value="0.00084498671448245">
                <text:p>0.00084498671448245</text:p>
              </table:table-cell>
              <table:table-cell office:value-type="float" office:value="0.000777266218188969">
                <text:p>0.000777266218188969</text:p>
              </table:table-cell>
              <table:table-cell office:value-type="float" office:value="0.000774519336775021">
                <text:p>0.000774519336775021</text:p>
              </table:table-cell>
              <table:table-cell office:value-type="float" office:value="0.000615846701150245">
                <text:p>0.000615846701150245</text:p>
              </table:table-cell>
              <table:table-cell office:value-type="float" office:value="0.000576367250433076">
                <text:p>0.000576367250433076</text:p>
              </table:table-cell>
              <table:table-cell office:value-type="float" office:value="0.000619470591255227">
                <text:p>0.000619470591255227</text:p>
              </table:table-cell>
              <table:table-cell office:value-type="float" office:value="0.000648853419379979">
                <text:p>0.000648853419379979</text:p>
              </table:table-cell>
              <table:table-cell office:value-type="float" office:value="0.000685225307228281">
                <text:p>0.000685225307228281</text:p>
              </table:table-cell>
              <table:table-cell office:value-type="float" office:value="0.000613933884140152">
                <text:p>0.000613933884140152</text:p>
              </table:table-cell>
              <table:table-cell office:value-type="float" office:value="0.000577880718499208">
                <text:p>0.000577880718499208</text:p>
              </table:table-cell>
              <table:table-cell office:value-type="float" office:value="0.000575742383318713">
                <text:p>0.000575742383318713</text:p>
              </table:table-cell>
              <table:table-cell office:value-type="float" office:value="0.000557891384193876">
                <text:p>0.000557891384193876</text:p>
              </table:table-cell>
              <table:table-cell office:value-type="float" office:value="0.000555203578127472">
                <text:p>0.000555203578127472</text:p>
              </table:table-cell>
              <table:table-cell office:value-type="float" office:value="0.000543257815024194">
                <text:p>0.000543257815024194</text:p>
              </table:table-cell>
              <table:table-cell office:value-type="float" office:value="0.000553654894971828">
                <text:p>0.000553654894971828</text:p>
              </table:table-cell>
              <table:table-cell office:value-type="float" office:value="0.000577611273152082">
                <text:p>0.000577611273152082</text:p>
              </table:table-cell>
              <table:table-cell office:value-type="float" office:value="0.000580445467101617">
                <text:p>0.000580445467101617</text:p>
              </table:table-cell>
              <table:table-cell office:value-type="float" office:value="0.00062133073982185">
                <text:p>0.00062133073982185</text:p>
              </table:table-cell>
              <table:table-cell office:value-type="float" office:value="0.000596665930486652">
                <text:p>0.000596665930486652</text:p>
              </table:table-cell>
              <table:table-cell office:value-type="float" office:value="0.000554400252365553">
                <text:p>0.000554400252365553</text:p>
              </table:table-cell>
              <table:table-cell office:value-type="float" office:value="0.00054974591406822">
                <text:p>0.00054974591406822</text:p>
              </table:table-cell>
              <table:table-cell office:value-type="float" office:value="0.000557154639369796">
                <text:p>0.000557154639369796</text:p>
              </table:table-cell>
              <table:table-cell office:value-type="float" office:value="0.000577907970340481">
                <text:p>0.000577907970340481</text:p>
              </table:table-cell>
              <table:table-cell office:value-type="float" office:value="0.000575026585713775">
                <text:p>0.000575026585713775</text:p>
              </table:table-cell>
              <table:table-cell office:value-type="float" office:value="0.000552666858156229">
                <text:p>0.000552666858156229</text:p>
              </table:table-cell>
              <table:table-cell office:value-type="float" office:value="0.00054984205725207">
                <text:p>0.00054984205725207</text:p>
              </table:table-cell>
              <table:table-cell office:value-type="float" office:value="0.00055373074701531">
                <text:p>0.00055373074701531</text:p>
              </table:table-cell>
              <table:table-cell office:value-type="float" office:value="0.000558602299294994">
                <text:p>0.000558602299294994</text:p>
              </table:table-cell>
              <table:table-cell office:value-type="float" office:value="0.000559015621242462">
                <text:p>0.000559015621242462</text:p>
              </table:table-cell>
              <table:table-cell office:value-type="float" office:value="0.000565619260795527">
                <text:p>0.000565619260795527</text:p>
              </table:table-cell>
              <table:table-cell office:value-type="float" office:value="0.000542697047665873">
                <text:p>0.000542697047665873</text:p>
              </table:table-cell>
              <table:table-cell office:value-type="float" office:value="0.000549118494512567">
                <text:p>0.000549118494512567</text:p>
              </table:table-cell>
              <table:table-cell office:value-type="float" office:value="0.000564785442421212">
                <text:p>0.000564785442421212</text:p>
              </table:table-cell>
              <table:table-cell office:value-type="float" office:value="0.000563669802277469">
                <text:p>0.000563669802277469</text:p>
              </table:table-cell>
              <table:table-cell office:value-type="float" office:value="0.000546931332758114">
                <text:p>0.000546931332758114</text:p>
              </table:table-cell>
              <table:table-cell office:value-type="float" office:value="0.000529281581803566">
                <text:p>0.000529281581803566</text:p>
              </table:table-cell>
              <table:table-cell office:value-type="float" office:value="0.000519743341526556">
                <text:p>0.000519743341526556</text:p>
              </table:table-cell>
              <table:table-cell office:value-type="float" office:value="0.000521317945936749">
                <text:p>0.000521317945936749</text:p>
              </table:table-cell>
              <table:table-cell office:value-type="float" office:value="0.00052153257860543">
                <text:p>0.00052153257860543</text:p>
              </table:table-cell>
              <table:table-cell office:value-type="float" office:value="0.000526938426570741">
                <text:p>0.000526938426570741</text:p>
              </table:table-cell>
              <table:table-cell office:value-type="float" office:value="0.000519997155244067">
                <text:p>0.000519997155244067</text:p>
              </table:table-cell>
              <table:table-cell office:value-type="float" office:value="0.000531676690734869">
                <text:p>0.000531676690734869</text:p>
              </table:table-cell>
              <table:table-cell office:value-type="float" office:value="0.000538423794074667">
                <text:p>0.000538423794074667</text:p>
              </table:table-cell>
              <table:table-cell office:value-type="float" office:value="0.000533047176322993">
                <text:p>0.000533047176322993</text:p>
              </table:table-cell>
              <table:table-cell office:value-type="float" office:value="0.000515833743245452">
                <text:p>0.000515833743245452</text:p>
              </table:table-cell>
              <table:table-cell office:value-type="float" office:value="0.000552301425351815">
                <text:p>0.000552301425351815</text:p>
              </table:table-cell>
              <table:table-cell office:value-type="float" office:value="0.000527508889520126">
                <text:p>0.000527508889520126</text:p>
              </table:table-cell>
              <table:table-cell office:value-type="float" office:value="0.000520944492139334">
                <text:p>0.000520944492139334</text:p>
              </table:table-cell>
              <table:table-cell office:value-type="float" office:value="0.000514808387342407">
                <text:p>0.000514808387342407</text:p>
              </table:table-cell>
              <table:table-cell office:value-type="float" office:value="0.000517666329131983">
                <text:p>0.000517666329131983</text:p>
              </table:table-cell>
              <table:table-cell office:value-type="float" office:value="0.000512150749842003">
                <text:p>0.000512150749842003</text:p>
              </table:table-cell>
              <table:table-cell office:value-type="float" office:value="0.000507745011954598">
                <text:p>0.000507745011954598</text:p>
              </table:table-cell>
              <table:table-cell office:value-type="float" office:value="0.000523523136649851">
                <text:p>0.000523523136649851</text:p>
              </table:table-cell>
              <table:table-cell office:value-type="float" office:value="0.000515304691582706">
                <text:p>0.000515304691582706</text:p>
              </table:table-cell>
              <table:table-cell office:value-type="float" office:value="0.000502178013105177">
                <text:p>0.000502178013105177</text:p>
              </table:table-cell>
              <table:table-cell office:value-type="float" office:value="0.00049991828461555">
                <text:p>0.00049991828461555</text:p>
              </table:table-cell>
              <table:table-cell office:value-type="float" office:value="0.000498519864077919">
                <text:p>0.000498519864077919</text:p>
              </table:table-cell>
              <table:table-cell office:value-type="float" office:value="0.000498942721896901">
                <text:p>0.000498942721896901</text:p>
              </table:table-cell>
              <table:table-cell office:value-type="float" office:value="0.000500048512258782">
                <text:p>0.000500048512258782</text:p>
              </table:table-cell>
              <table:table-cell office:value-type="float" office:value="0.000502058130067262">
                <text:p>0.000502058130067262</text:p>
              </table:table-cell>
              <table:table-cell office:value-type="float" office:value="0.000503878982402687">
                <text:p>0.000503878982402687</text:p>
              </table:table-cell>
              <table:table-cell office:value-type="float" office:value="0.000504930872944788">
                <text:p>0.000504930872944788</text:p>
              </table:table-cell>
              <table:table-cell office:value-type="float" office:value="0.000506066674610341">
                <text:p>0.000506066674610341</text:p>
              </table:table-cell>
              <table:table-cell office:value-type="float" office:value="0.000507643510179804">
                <text:p>0.000507643510179804</text:p>
              </table:table-cell>
              <table:table-cell office:value-type="float" office:value="0.000510539260044376">
                <text:p>0.000510539260044376</text:p>
              </table:table-cell>
              <table:table-cell office:value-type="float" office:value="0.000511770478476975">
                <text:p>0.000511770478476975</text:p>
              </table:table-cell>
              <table:table-cell office:value-type="float" office:value="0.000513005298278301">
                <text:p>0.000513005298278301</text:p>
              </table:table-cell>
              <table:table-cell office:value-type="float" office:value="0.000514539217818659">
                <text:p>0.000514539217818659</text:p>
              </table:table-cell>
              <table:table-cell office:value-type="float" office:value="0.000517653342703858">
                <text:p>0.000517653342703858</text:p>
              </table:table-cell>
              <table:table-cell office:value-type="float" office:value="0.000518720850746538">
                <text:p>0.000518720850746538</text:p>
              </table:table-cell>
              <table:table-cell office:value-type="float" office:value="0.000520032642163969">
                <text:p>0.000520032642163969</text:p>
              </table:table-cell>
              <table:table-cell office:value-type="float" office:value="0.000521520481385191">
                <text:p>0.0005215204813851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